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ap" fo:country="AN"/>
    </style:style>
    <style:style style:name="P2" style:family="paragraph" style:parent-style-name="Standard" style:master-page-name="Standard">
      <style:paragraph-properties style:page-number="auto"/>
      <style:text-properties fo:language="pap" fo:country="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 contains the official list of words in the language <text:s/>Papiamentu, as composed by FPI. </text:p>
      <text:p text:style-name="P1"/>
      <text:p text:style-name="P1">This work is licensed under the Creative Commons Attribution-NonCommercial-ShareAlike 3.0 Unported License. To view a copy of this license, visit http://creativecommons.org/licenses/by-nc-sa/3.0/ or send a letter to Creative Commons, 444 Castro Street, Suite 900, Mountain View, California, 94041, USA.</text:p>
      <text:p text:style-name="P1"/>
      <text:p text:style-name="P1">This is version 20110917 of this work. This work will be superseded by any newer version of this work.</text:p>
      <text:p text:style-name="P1"/>
      <text:p text:style-name="P1">This work is saved in an open standard format (ODF or PDF). Other non-open standard formats of this document might be available.</text:p>
      <text:p text:style-name="P1"/>
      <text:p text:style-name="P1">abandono (sus.)</text:p>
      <text:p text:style-name="P1">abarká (v.)</text:p>
      <text:p text:style-name="P1">abarkando </text:p>
      <text:p text:style-name="P1">abatí (ath.)</text:p>
      <text:p text:style-name="P1">abatuar (sus.), -nan</text:p>
      <text:p text:style-name="P1">abeha (sus.), -nan</text:p>
      <text:p text:style-name="P1">abemaria (sus.), -nan</text:p>
      <text:p text:style-name="P1">abemaria (int.)</text:p>
      <text:p text:style-name="P1">aber (v.)</text:p>
      <text:p text:style-name="P1">abertura (sus.), -nan</text:p>
      <text:p text:style-name="P1">abesedario (sus.), -nan</text:p>
      <text:p text:style-name="P1">abestrus (sus.), -nan</text:p>
      <text:p text:style-name="P1">abiertamente (atv.)</text:p>
      <text:p text:style-name="P1">ábil (ath.)</text:p>
      <text:p text:style-name="P1">abilidat (sus.), -nan</text:p>
      <text:p text:style-name="P1">abilitá (v.)</text:p>
      <text:p text:style-name="P1">abilitá (ath.)</text:p>
      <text:p text:style-name="P1">ábilmente (atv.)</text:p>
      <text:p text:style-name="P1">abismo (sus.), -nan</text:p>
      <text:p text:style-name="P1">abitá (v.)</text:p>
      <text:p text:style-name="P1">abitá (ath.)</text:p>
      <text:p text:style-name="P1">abitando </text:p>
      <text:p text:style-name="P1">abitante (sus.), -nan</text:p>
      <text:p text:style-name="P1">abla (sus.)</text:p>
      <text:p text:style-name="P1">ablante (sus.), -nan</text:p>
      <text:p text:style-name="P1">ablativo (sus.), -nan</text:p>
      <text:p text:style-name="P1">ablif (int.)</text:p>
      <text:p text:style-name="P1">abo </text:p>
      <text:p text:style-name="P1">abogado (sus.), -nan</text:p>
      <text:p text:style-name="P1">abogasia (sus.)</text:p>
      <text:p text:style-name="P1"><text:soft-page-break/>abolí (v.)</text:p>
      <text:p text:style-name="P1">abolí (ath.)</text:p>
      <text:p text:style-name="P1">aboliendo </text:p>
      <text:p text:style-name="P1">abolishon (sus.)</text:p>
      <text:p text:style-name="P1">abominabel (ath.)</text:p>
      <text:p text:style-name="P1">aboná (sus.)</text:p>
      <text:p text:style-name="P1">aboná (ath.)</text:p>
      <text:p text:style-name="P1">abonado (sus.), -nan</text:p>
      <text:p text:style-name="P1">abono (sus.)</text:p>
      <text:p text:style-name="P1">abortá (v.)</text:p>
      <text:p text:style-name="P1">abortá (ath.)</text:p>
      <text:p text:style-name="P1">abortando </text:p>
      <text:p text:style-name="P1">aborto (sus.), -nan</text:p>
      <text:p text:style-name="P1">abou (atv.)</text:p>
      <text:p text:style-name="P1">abou (ath.)</text:p>
      <text:p text:style-name="P1">abraiko (sus.)</text:p>
      <text:p text:style-name="P1">abraiko (ath.)</text:p>
      <text:p text:style-name="P1">abrakadabra (sus.)</text:p>
      <text:p text:style-name="P1">abraso (sus.), -nan</text:p>
      <text:p text:style-name="P1">abrenunsia (int.)</text:p>
      <text:p text:style-name="P1">abreviá (v.)</text:p>
      <text:p text:style-name="P1">abreviá (ath.)</text:p>
      <text:p text:style-name="P1">abreviando </text:p>
      <text:p text:style-name="P1">abreviashon (sus.), -nan</text:p>
      <text:p text:style-name="P1">abreviatura (sus.), -nan</text:p>
      <text:p text:style-name="P1">abrumador (ath.)</text:p>
      <text:p text:style-name="P1">abrupto (ath.)</text:p>
      <text:p text:style-name="P1">abundá (v.)</text:p>
      <text:p text:style-name="P1">abundansia (sus.)</text:p>
      <text:p text:style-name="P1">abundante (ath.)</text:p>
      <text:p text:style-name="P1">abusá (v.)</text:p>
      <text:p text:style-name="P1">abusá (ath.)</text:p>
      <text:p text:style-name="P1">abusadó (sus.)</text:p>
      <text:p text:style-name="P1">abusadó (ath.)</text:p>
      <text:p text:style-name="P1">abusador (sus.)</text:p>
      <text:p text:style-name="P1">abusador (ath.)</text:p>
      <text:p text:style-name="P1">abusamentu (sus.)</text:p>
      <text:p text:style-name="P1">abusando </text:p>
      <text:p text:style-name="P1">abuso (sus.)</text:p>
      <text:p text:style-name="P1">abusu (sus.)</text:p>
      <text:p text:style-name="P1">achin (int.)</text:p>
      <text:p text:style-name="P1">ada (sus.), -nan</text:p>
      <text:p text:style-name="P1">adaptá (v.)</text:p>
      <text:p text:style-name="P1">adaptá (ath.)</text:p>
      <text:p text:style-name="P1"><text:soft-page-break/>adaptabel (ath.)</text:p>
      <text:p text:style-name="P1">adaptabilidat (sus.)</text:p>
      <text:p text:style-name="P1">adaptando </text:p>
      <text:p text:style-name="P1">adaptashon (sus.), -nan</text:p>
      <text:p text:style-name="P1">adekuá (v.)</text:p>
      <text:p text:style-name="P1">adekuá (ath.)</text:p>
      <text:p text:style-name="P1">adekuadamente (atv.)</text:p>
      <text:p text:style-name="P1">adekuado (ath.)</text:p>
      <text:p text:style-name="P1">adelantá (v.)</text:p>
      <text:p text:style-name="P1">adelantá (ath.)</text:p>
      <text:p text:style-name="P1">adelantando </text:p>
      <text:p text:style-name="P1">adelante (atv.)</text:p>
      <text:p text:style-name="P1">adelanto (sus.), -nan</text:p>
      <text:p text:style-name="P1">adelisia (sus.), -nan</text:p>
      <text:p text:style-name="P1">ademas (atv.)</text:p>
      <text:p text:style-name="P1">aden (atv.)</text:p>
      <text:p text:style-name="P1">ader (sus.), -nan</text:p>
      <text:p text:style-name="P1">adikshon (sus.)</text:p>
      <text:p text:style-name="P1">adikto (sus.), -nan</text:p>
      <text:p text:style-name="P1">adikto (ath.)</text:p>
      <text:p text:style-name="P1">adishonal (ath.)</text:p>
      <text:p text:style-name="P1">adishonalmente (atv.)</text:p>
      <text:p text:style-name="P1">adjust (v.)</text:p>
      <text:p text:style-name="P1">adolesensia (sus.)</text:p>
      <text:p text:style-name="P1">adolesente (sus.), -nan</text:p>
      <text:p text:style-name="P1">adopshon (sus.), -nan</text:p>
      <text:p text:style-name="P1">adoptá (v.)</text:p>
      <text:p text:style-name="P1">adoptá (ath.)</text:p>
      <text:p text:style-name="P1">adoptando </text:p>
      <text:p text:style-name="P1">adoptante (sus.), -nan</text:p>
      <text:p text:style-name="P1">adoptivo (ath.)</text:p>
      <text:p text:style-name="P1">adorá (v.)</text:p>
      <text:p text:style-name="P1">adorabel (ath.)</text:p>
      <text:p text:style-name="P1">adoradó <text:s/>(sus.), -nan</text:p>
      <text:p text:style-name="P1">adorashon (sus.)</text:p>
      <text:p text:style-name="P1">adorno (sus.), -nan</text:p>
      <text:p text:style-name="P1">adrei (sus.), -nan</text:p>
      <text:p text:style-name="P1">adrès (sus.), -nan</text:p>
      <text:p text:style-name="P1">adulterio (sus.)</text:p>
      <text:p text:style-name="P1">adúltero (ath.)</text:p>
      <text:p text:style-name="P1">adultes <text:s/>(sus.)</text:p>
      <text:p text:style-name="P1">adulto (sus.), -nan</text:p>
      <text:p text:style-name="P1">adulto (ath.)</text:p>
      <text:p text:style-name="P1">aéreo (ath.)</text:p>
      <text:p text:style-name="P1"><text:soft-page-break/>aerodinámika <text:s/>(sus.)</text:p>
      <text:p text:style-name="P1">aeroklup (sus.), -nan</text:p>
      <text:p text:style-name="P1">aerolínea <text:s/>(sus.), -nan</text:p>
      <text:p text:style-name="P1">aeronouta (sus.), -nan</text:p>
      <text:p text:style-name="P1">aeronóutika (sus.)</text:p>
      <text:p text:style-name="P1">aeronóutiko (ath.)</text:p>
      <text:p text:style-name="P1">aeropuerto <text:s/>(sus.), -nan</text:p>
      <text:p text:style-name="P1">af (sus.), -nan</text:p>
      <text:p text:style-name="P1">afabel (ath.)</text:p>
      <text:p text:style-name="P1">afabilidat (sus.)</text:p>
      <text:p text:style-name="P1">afan (sus.)</text:p>
      <text:p text:style-name="P1">afdak (sus.), -nan</text:p>
      <text:p text:style-name="P1">afekshon (sus.)</text:p>
      <text:p text:style-name="P1">afektá (v.)</text:p>
      <text:p text:style-name="P1">afektá (ath.)</text:p>
      <text:p text:style-name="P1">afektando </text:p>
      <text:p text:style-name="P1">afektashon (sus.)</text:p>
      <text:p text:style-name="P1">afektivo (ath.)</text:p>
      <text:p text:style-name="P1">afekto (sus.)</text:p>
      <text:p text:style-name="P1">afektuosamente (atv.)</text:p>
      <text:p text:style-name="P1">afektuoso (ath.)</text:p>
      <text:p text:style-name="P1">afèr (sus.), -nan</text:p>
      <text:p text:style-name="P1">aféresis (sus.)</text:p>
      <text:p text:style-name="P1">Afganistan (sus.)</text:p>
      <text:p text:style-name="P1">afgano (sus.), -nan</text:p>
      <text:p text:style-name="P1">afgano (ath.)</text:p>
      <text:p text:style-name="P1">afiho (sus.), -nan</text:p>
      <text:p text:style-name="P1">afiliá (v.)</text:p>
      <text:p text:style-name="P1">afiliá (ath.)</text:p>
      <text:p text:style-name="P1">afiliado (sus.), -nan</text:p>
      <text:p text:style-name="P1">afiliando </text:p>
      <text:p text:style-name="P1">afiliashon (sus.)</text:p>
      <text:p text:style-name="P1">afirmá (v.)</text:p>
      <text:p text:style-name="P1">afirmá (ath.)</text:p>
      <text:p text:style-name="P1">afirmando </text:p>
      <text:p text:style-name="P1">afirmashon (sus.)</text:p>
      <text:p text:style-name="P1">afirmativo (ath.)</text:p>
      <text:p text:style-name="P1">afishon (sus.)</text:p>
      <text:p text:style-name="P1">afishonado (sus.), -nan</text:p>
      <text:p text:style-name="P1">afisionado <text:s/>(sus.), -nan</text:p>
      <text:p text:style-name="P1">afligí (sus.)</text:p>
      <text:p text:style-name="P1">afligí (ath.)</text:p>
      <text:p text:style-name="P1">aflikshon (sus.)</text:p>
      <text:p text:style-name="P1">afó (atv.)</text:p>
      <text:p text:style-name="P1"><text:soft-page-break/>afortunadamente (atv.)</text:p>
      <text:p text:style-name="P1">Afrika (sus.)</text:p>
      <text:p text:style-name="P1">afrikanchi (sus.), -nan</text:p>
      <text:p text:style-name="P1">afrikanisá <text:s/>(v.)</text:p>
      <text:p text:style-name="P1">afrikanisá <text:s/>(ath.)</text:p>
      <text:p text:style-name="P1">afrikanisashon <text:s/>(sus.)</text:p>
      <text:p text:style-name="P1">afrikanismo (sus.), -nan</text:p>
      <text:p text:style-name="P1">afrikanista (sus.), -nan</text:p>
      <text:p text:style-name="P1">afrikanista (ath.)</text:p>
      <text:p text:style-name="P1">afrikano (sus.), -nan</text:p>
      <text:p text:style-name="P1">afrikano (ath.)</text:p>
      <text:p text:style-name="P1">afro (sus.)</text:p>
      <text:p text:style-name="P1">afro (ath.)</text:p>
      <text:p text:style-name="P1">afroamerikano <text:s/>(sus.), -nan</text:p>
      <text:p text:style-name="P1">afroamerikano <text:s/>(ath.)</text:p>
      <text:p text:style-name="P1">afrodisiako (sus.), -nan</text:p>
      <text:p text:style-name="P1">afrodisiako (ath.)</text:p>
      <text:p text:style-name="P1">afrokaribense (sus.), -nan</text:p>
      <text:p text:style-name="P1">afrokaribense (ath.)</text:p>
      <text:p text:style-name="P1">afsprak (sus.), -nan</text:p>
      <text:p text:style-name="P1">ag (int.)</text:p>
      <text:p text:style-name="P1">agan (sus.), -nan</text:p>
      <text:p text:style-name="P1">agasahá <text:s/>(v.)</text:p>
      <text:p text:style-name="P1">agasahá <text:s/>(ath.)</text:p>
      <text:p text:style-name="P1">agasaho (sus.), -nan</text:p>
      <text:p text:style-name="P1">agènda (sus.), -nan</text:p>
      <text:p text:style-name="P1">ageno (ath.)</text:p>
      <text:p text:style-name="P1">agensia (sus.), -nan</text:p>
      <text:p text:style-name="P1">agente (sus.), -nan</text:p>
      <text:p text:style-name="P1">agitá (v.)</text:p>
      <text:p text:style-name="P1">agitá (ath.)</text:p>
      <text:p text:style-name="P1">agitadó (sus.), -nan</text:p>
      <text:p text:style-name="P1">agitadó (ath.)</text:p>
      <text:p text:style-name="P1">agitando </text:p>
      <text:p text:style-name="P1">agitashon (sus.)</text:p>
      <text:p text:style-name="P1">aglomerá (v.)</text:p>
      <text:p text:style-name="P1">aglomerá (ath.)</text:p>
      <text:p text:style-name="P1">aglomerashon (sus.), -nan</text:p>
      <text:p text:style-name="P1">agogia (sus.)</text:p>
      <text:p text:style-name="P1">agógiko (ath.)</text:p>
      <text:p text:style-name="P1">agogo (sus.), -nan</text:p>
      <text:p text:style-name="P1">agonia (sus.)</text:p>
      <text:p text:style-name="P1">agonisá (v.)</text:p>
      <text:p text:style-name="P1">agonisando </text:p>
      <text:p text:style-name="P1"><text:soft-page-break/>agotá (v.)</text:p>
      <text:p text:style-name="P1">agotá (ath.)</text:p>
      <text:p text:style-name="P1">agotador (ath.)</text:p>
      <text:p text:style-name="P1">agotamentu <text:s/>(sus.)</text:p>
      <text:p text:style-name="P1">agradá (v.)</text:p>
      <text:p text:style-name="P1">agradabel (ath.)</text:p>
      <text:p text:style-name="P1">agradablemente (atv.)</text:p>
      <text:p text:style-name="P1">agradando </text:p>
      <text:p text:style-name="P1">agradesí (ath.)</text:p>
      <text:p text:style-name="P1">agradesido (ath.)</text:p>
      <text:p text:style-name="P1">agrado (sus.)</text:p>
      <text:p text:style-name="P1">agrario (sus.)</text:p>
      <text:p text:style-name="P1">agrario (ath.)</text:p>
      <text:p text:style-name="P1">agredí (v.)</text:p>
      <text:p text:style-name="P1">agredí (ath.)</text:p>
      <text:p text:style-name="P1">agrediendo </text:p>
      <text:p text:style-name="P1">agredimentu (sus.)</text:p>
      <text:p text:style-name="P1">agregá (v.)</text:p>
      <text:p text:style-name="P1">agregá (ath.)</text:p>
      <text:p text:style-name="P1">agregado (sus.), -nan</text:p>
      <text:p text:style-name="P1">agregando </text:p>
      <text:p text:style-name="P1">Agregashon (sus.), -nan</text:p>
      <text:p text:style-name="P1">agreshon (sus.), -nan</text:p>
      <text:p text:style-name="P1">agresividat (sus.), -nan</text:p>
      <text:p text:style-name="P1">agresivo (ath.)</text:p>
      <text:p text:style-name="P1">agresor (sus.), -nan</text:p>
      <text:p text:style-name="P1">agríkola (ath.)</text:p>
      <text:p text:style-name="P1">agrikultor (sus.), -nan</text:p>
      <text:p text:style-name="P1">agrikultura (sus.)</text:p>
      <text:p text:style-name="P1">agrupá (v.)</text:p>
      <text:p text:style-name="P1">agrupá (ath.)</text:p>
      <text:p text:style-name="P1">agrupando </text:p>
      <text:p text:style-name="P1">agrupashon (sus.), -nan</text:p>
      <text:p text:style-name="P1">agt (int.)</text:p>
      <text:p text:style-name="P1">agudisá (v.)</text:p>
      <text:p text:style-name="P1">agudisá (ath.)</text:p>
      <text:p text:style-name="P1">agudisando </text:p>
      <text:p text:style-name="P1">agudisante </text:p>
      <text:p text:style-name="P1">agudo (ath.)</text:p>
      <text:p text:style-name="P1">águila (sus.), -nan</text:p>
      <text:p text:style-name="P1">aguinaldo (sus.), -nan</text:p>
      <text:p text:style-name="P1">ahá (int.)</text:p>
      <text:p text:style-name="P1">ahan (int.)</text:p>
      <text:p text:style-name="P1">ahedres (sus.)</text:p>
      <text:p text:style-name="P1"><text:soft-page-break/>aheno (ath.)</text:p>
      <text:p text:style-name="P1">ahustá (v.)</text:p>
      <text:p text:style-name="P1">ahustá (ath.)</text:p>
      <text:p text:style-name="P1">ahustando </text:p>
      <text:p text:style-name="P1">ahuste (sus.), -nan</text:p>
      <text:p text:style-name="P1">ai (int.)</text:p>
      <text:p text:style-name="P1">aichi (sus.), -nan</text:p>
      <text:p text:style-name="P1">aids (sus.)</text:p>
      <text:p text:style-name="P1">ainda (atv.)</text:p>
      <text:p text:style-name="P1">aira (v.)</text:p>
      <text:p text:style-name="P1">airamentu (sus.)</text:p>
      <text:p text:style-name="P1">airando </text:p>
      <text:p text:style-name="P1">aire (sus.)</text:p>
      <text:p text:style-name="P1">airopuerto (sus.), -nan</text:p>
      <text:p text:style-name="P1">ais (int.)</text:p>
      <text:p text:style-name="P1">aisla (v.)</text:p>
      <text:p text:style-name="P1">aislá (ath.)</text:p>
      <text:p text:style-name="P1">aislamentu (sus.)</text:p>
      <text:p text:style-name="P1">akabá (v.)</text:p>
      <text:p text:style-name="P1">akabá (ath.)</text:p>
      <text:p text:style-name="P1">akabado (sus.)</text:p>
      <text:p text:style-name="P1">akademia (sus.), -nan</text:p>
      <text:p text:style-name="P1">akadémiko (sus.), -nan</text:p>
      <text:p text:style-name="P1">akadémiko (ath.)</text:p>
      <text:p text:style-name="P1">akapará (v.)</text:p>
      <text:p text:style-name="P1">akapará (ath.)</text:p>
      <text:p text:style-name="P1">akaso (atv.)</text:p>
      <text:p text:style-name="P1">aki (atv.)</text:p>
      <text:p text:style-name="P1">akí (atv.)</text:p>
      <text:p text:style-name="P1">aklamá (v.)</text:p>
      <text:p text:style-name="P1">aklamá (ath.)</text:p>
      <text:p text:style-name="P1">aklamando </text:p>
      <text:p text:style-name="P1">aklamashon (sus.)</text:p>
      <text:p text:style-name="P1">aklará (v.)</text:p>
      <text:p text:style-name="P1">aklará (ath.)</text:p>
      <text:p text:style-name="P1">aklarando </text:p>
      <text:p text:style-name="P1">aklarashon (sus.), -nan</text:p>
      <text:p text:style-name="P1">aklarativo (ath.)</text:p>
      <text:p text:style-name="P1">aklaratorio (sus.), -nan</text:p>
      <text:p text:style-name="P1">aklimatisá (v.)</text:p>
      <text:p text:style-name="P1">aklimatisá (ath.)</text:p>
      <text:p text:style-name="P1">aklimatisando </text:p>
      <text:p text:style-name="P1">aklimatisashon (sus.)</text:p>
      <text:p text:style-name="P1">akné <text:s/>(sus.)</text:p>
      <text:p text:style-name="P1"><text:soft-page-break/>akohé (v.)</text:p>
      <text:p text:style-name="P1">akohé (ath.)</text:p>
      <text:p text:style-name="P1">akohida (sus.), -nan</text:p>
      <text:p text:style-name="P1">akolada (sus.), -nan</text:p>
      <text:p text:style-name="P1">akomodá (v.)</text:p>
      <text:p text:style-name="P1">akomodá (ath.)</text:p>
      <text:p text:style-name="P1">akomodando </text:p>
      <text:p text:style-name="P1">akomodashon (sus.)</text:p>
      <text:p text:style-name="P1">akontesé <text:s/>(v.)</text:p>
      <text:p text:style-name="P1">akontesimentu (sus.), -nan</text:p>
      <text:p text:style-name="P1">akoplá (v.)</text:p>
      <text:p text:style-name="P1">akoplá (ath.)</text:p>
      <text:p text:style-name="P1">akoplamentu (sus.)</text:p>
      <text:p text:style-name="P1">akoplando </text:p>
      <text:p text:style-name="P1">akordá (v.)</text:p>
      <text:p text:style-name="P1">akordá (ath.)</text:p>
      <text:p text:style-name="P1">akordando </text:p>
      <text:p text:style-name="P1">akordeon (sus.), -nan</text:p>
      <text:p text:style-name="P1">akordeonista <text:s/>(sus.), -nan</text:p>
      <text:p text:style-name="P1">akort (sus.), -nan</text:p>
      <text:p text:style-name="P1">akreditá (v.)</text:p>
      <text:p text:style-name="P1">akreditá (ath.)</text:p>
      <text:p text:style-name="P1">akreditivo (ath.)</text:p>
      <text:p text:style-name="P1">akreedor (sus.), -nan</text:p>
      <text:p text:style-name="P1">akrobasia (sus.)</text:p>
      <text:p text:style-name="P1">akrobat (sus.), -nan</text:p>
      <text:p text:style-name="P1">akrobátiko (ath.)</text:p>
      <text:p text:style-name="P1">akrónimo <text:s/>(sus.), -nan</text:p>
      <text:p text:style-name="P1">akróstiko (sus.), -nan</text:p>
      <text:p text:style-name="P1">akseins (sus.), -nan</text:p>
      <text:p text:style-name="P1">aksènt (sus.), -nan</text:p>
      <text:p text:style-name="P1">aksesibel (ath.)</text:p>
      <text:p text:style-name="P1">aksesibilidat (sus.)</text:p>
      <text:p text:style-name="P1">akseso (sus.), -nan</text:p>
      <text:p text:style-name="P1">aksesorio (sus.), -nan</text:p>
      <text:p text:style-name="P1">akshon (sus.), -nan</text:p>
      <text:p text:style-name="P1">akshonista (sus.), -nan</text:p>
      <text:p text:style-name="P1">aksidentá <text:s/>(v.)</text:p>
      <text:p text:style-name="P1">aksidentá <text:s/>(ath.)</text:p>
      <text:p text:style-name="P1">aksidental (ath.)</text:p>
      <text:p text:style-name="P1">aksidentalmente (atv.)</text:p>
      <text:p text:style-name="P1">aksidente (sus.), -nan</text:p>
      <text:p text:style-name="P1">akta (sus.), -nan</text:p>
      <text:p text:style-name="P1">aktitut (sus.), -nan</text:p>
      <text:p text:style-name="P1"><text:soft-page-break/>aktivá (v.)</text:p>
      <text:p text:style-name="P1">aktivá (ath.)</text:p>
      <text:p text:style-name="P1">aktivando </text:p>
      <text:p text:style-name="P1">aktividat (sus.), -nan</text:p>
      <text:p text:style-name="P1">aktivismo (sus.)</text:p>
      <text:p text:style-name="P1">aktivista (sus.), -nan</text:p>
      <text:p text:style-name="P1">aktivo (sus.), -nan</text:p>
      <text:p text:style-name="P1">aktivo (ath.)</text:p>
      <text:p text:style-name="P1">akto (sus.), -nan</text:p>
      <text:p text:style-name="P1">aktor (sus.), -nan</text:p>
      <text:p text:style-name="P1">aktris (sus.), -nan</text:p>
      <text:p text:style-name="P1">aktu (v.)</text:p>
      <text:p text:style-name="P1">aktua (v.)</text:p>
      <text:p text:style-name="P1">aktual (ath.)</text:p>
      <text:p text:style-name="P1">aktualidat (sus.), -nan</text:p>
      <text:p text:style-name="P1">aktualisá (v.)</text:p>
      <text:p text:style-name="P1">aktualisá (ath.)</text:p>
      <text:p text:style-name="P1">aktualisando </text:p>
      <text:p text:style-name="P1">aktualmente (atv.)</text:p>
      <text:p text:style-name="P1">aktuando </text:p>
      <text:p text:style-name="P1">aktuashon (sus.), -nan</text:p>
      <text:p text:style-name="P1">aktuprima (sus.), -nan</text:p>
      <text:p text:style-name="P1">aktuprimu (sus.), -nan</text:p>
      <text:p text:style-name="P1">akuadukto (sus.), -nan</text:p>
      <text:p text:style-name="P1">akuamarino (sus.)</text:p>
      <text:p text:style-name="P1">akuamarino (ath.)</text:p>
      <text:p text:style-name="P1">akuarela (sus.), -nan</text:p>
      <text:p text:style-name="P1">akuario (sus.), -nan</text:p>
      <text:p text:style-name="P1">akudí (v.)</text:p>
      <text:p text:style-name="P1">akudí (ath.)</text:p>
      <text:p text:style-name="P1">akudiendo </text:p>
      <text:p text:style-name="P1">akuedukto <text:s/>(sus.), -nan</text:p>
      <text:p text:style-name="P1">akuerdo (sus.), -nan</text:p>
      <text:p text:style-name="P1">akulturá (v.)</text:p>
      <text:p text:style-name="P1">akulturá (ath.)</text:p>
      <text:p text:style-name="P1">akulturando </text:p>
      <text:p text:style-name="P1">akulturashon (sus.)</text:p>
      <text:p text:style-name="P1">akumulá (v.)</text:p>
      <text:p text:style-name="P1">akumulá (ath.)</text:p>
      <text:p text:style-name="P1">akumulando </text:p>
      <text:p text:style-name="P1">akumulashon (sus.)</text:p>
      <text:p text:style-name="P1">akumulativo (ath.)</text:p>
      <text:p text:style-name="P1">akupuntura (sus.)</text:p>
      <text:p text:style-name="P1">akupunturista (sus.), -nan</text:p>
      <text:p text:style-name="P1"><text:soft-page-break/>akusá (v.)</text:p>
      <text:p text:style-name="P1">akusá (ath.)</text:p>
      <text:p text:style-name="P1">akusado (sus.), -nan</text:p>
      <text:p text:style-name="P1">akusadó (sus.), -nan</text:p>
      <text:p text:style-name="P1">akusamentu (sus.)</text:p>
      <text:p text:style-name="P1">akusando </text:p>
      <text:p text:style-name="P1">akusashon (sus.), -nan</text:p>
      <text:p text:style-name="P1">akusativo (sus.)</text:p>
      <text:p text:style-name="P1">akusativo (ath.)</text:p>
      <text:p text:style-name="P1">akústika (sus.)</text:p>
      <text:p text:style-name="P1">akústiko (ath.)</text:p>
      <text:p text:style-name="P1">ala (sus.), -nan</text:p>
      <text:p text:style-name="P1">alabá (v.)</text:p>
      <text:p text:style-name="P1">alabá (ath.)</text:p>
      <text:p text:style-name="P1">alabando </text:p>
      <text:p text:style-name="P1">alabansa (sus.), -nan</text:p>
      <text:p text:style-name="P1">alabaster (sus.)</text:p>
      <text:p text:style-name="P1">álablanka (sus.), -nan</text:p>
      <text:p text:style-name="P1">áladuru (sus.), -nan</text:p>
      <text:p text:style-name="P1">alakran (sus.), -nan</text:p>
      <text:p text:style-name="P1">alameda (sus.), -nan</text:p>
      <text:p text:style-name="P1">alaparia (sus.)</text:p>
      <text:p text:style-name="P1">alaparia (ath.)</text:p>
      <text:p text:style-name="P1">alarma (sus.), -nan</text:p>
      <text:p text:style-name="P1">alarmá (v.)</text:p>
      <text:p text:style-name="P1">alarmá (ath.)</text:p>
      <text:p text:style-name="P1">alarmando </text:p>
      <text:p text:style-name="P1">alarmante </text:p>
      <text:p text:style-name="P1">albanes (sus.), -nan</text:p>
      <text:p text:style-name="P1">albanes (ath.)</text:p>
      <text:p text:style-name="P1">Albania (sus.)</text:p>
      <text:p text:style-name="P1">albatròs <text:s/>(sus.), -nan</text:p>
      <text:p text:style-name="P1">álbem (sus.), -nan</text:p>
      <text:p text:style-name="P1">albinismo (sus.)</text:p>
      <text:p text:style-name="P1">albino (sus.), -nan</text:p>
      <text:p text:style-name="P1">albino (ath.)</text:p>
      <text:p text:style-name="P1">álbum (sus.), -nan</text:p>
      <text:p text:style-name="P1">albùm <text:s/>(sus.), -nan</text:p>
      <text:p text:style-name="P1">albúmina (sus.)</text:p>
      <text:p text:style-name="P1">aldu (sus.), -nan</text:p>
      <text:p text:style-name="P1">alegoria (sus.), -nan</text:p>
      <text:p text:style-name="P1">alegóriko (ath.)</text:p>
      <text:p text:style-name="P1">alegrá (v.)</text:p>
      <text:p text:style-name="P1">alegrando </text:p>
      <text:p text:style-name="P1"><text:soft-page-break/>alegre (ath.)</text:p>
      <text:p text:style-name="P1">alegria (sus.)</text:p>
      <text:p text:style-name="P1">alehá (v.)</text:p>
      <text:p text:style-name="P1">alehá (ath.)</text:p>
      <text:p text:style-name="P1">alehando </text:p>
      <text:p text:style-name="P1">alehandrino (sus.), -nan</text:p>
      <text:p text:style-name="P1">alein (sus.)</text:p>
      <text:p text:style-name="P1">aleluya (sus.), -nan</text:p>
      <text:p text:style-name="P1">aleluya (int.)</text:p>
      <text:p text:style-name="P1">aleman (sus.), -nan</text:p>
      <text:p text:style-name="P1">aleman (ath.)</text:p>
      <text:p text:style-name="P1">Alemania (sus.)</text:p>
      <text:p text:style-name="P1">alentador (ath.)</text:p>
      <text:p text:style-name="P1">alergia (sus.), -nan</text:p>
      <text:p text:style-name="P1">alérgiko (ath.)</text:p>
      <text:p text:style-name="P1">alèrt (ath.)</text:p>
      <text:p text:style-name="P1">alerta (sus.)</text:p>
      <text:p text:style-name="P1">alerta (ath.)</text:p>
      <text:p text:style-name="P1">alertá (v.)</text:p>
      <text:p text:style-name="P1">alertá (ath.)</text:p>
      <text:p text:style-name="P1">alertando </text:p>
      <text:p text:style-name="P1">alestik (sus.), -nan</text:p>
      <text:p text:style-name="P1">aletria (sus.), -nan</text:p>
      <text:p text:style-name="P1">aleu (atv.)</text:p>
      <text:p text:style-name="P1">álfabèt (sus.), -nan</text:p>
      <text:p text:style-name="P1">alfabétiko (ath.)</text:p>
      <text:p text:style-name="P1">alfabetisá (v.)</text:p>
      <text:p text:style-name="P1">alfabetisá (ath.)</text:p>
      <text:p text:style-name="P1">alfabetisamentu (sus.)</text:p>
      <text:p text:style-name="P1">alfabetisando </text:p>
      <text:p text:style-name="P1">alfabetisashon (sus.)</text:p>
      <text:p text:style-name="P1">alfafa <text:s/>(sus.)</text:p>
      <text:p text:style-name="P1">álfashi (sus.), -nan</text:p>
      <text:p text:style-name="P1">álgebra (sus.)</text:p>
      <text:p text:style-name="P1">algebraiko (ath.)</text:p>
      <text:p text:style-name="P1">algu </text:p>
      <text:p text:style-name="P1">algun </text:p>
      <text:p text:style-name="P1">algun (ath.)</text:p>
      <text:p text:style-name="P1">aliá (ath.)</text:p>
      <text:p text:style-name="P1">aliado (sus.), -nan</text:p>
      <text:p text:style-name="P1">aliansa (sus.), -nan</text:p>
      <text:p text:style-name="P1">aliená (v.)</text:p>
      <text:p text:style-name="P1">aliená (ath.)</text:p>
      <text:p text:style-name="P1">alienabel (ath.)</text:p>
      <text:p text:style-name="P1"><text:soft-page-break/>alienando </text:p>
      <text:p text:style-name="P1">alienashon (sus.)</text:p>
      <text:p text:style-name="P1">aliento (sus.)</text:p>
      <text:p text:style-name="P1">aligerá (v.)</text:p>
      <text:p text:style-name="P1">aligerando </text:p>
      <text:p text:style-name="P1">alimentá (v.)</text:p>
      <text:p text:style-name="P1">alimentá (ath.)</text:p>
      <text:p text:style-name="P1">alimentando </text:p>
      <text:p text:style-name="P1">alimentante (sus.), -nan</text:p>
      <text:p text:style-name="P1">alimentashon (sus.)</text:p>
      <text:p text:style-name="P1">alimentisio <text:s/>(ath.)</text:p>
      <text:p text:style-name="P1">alimento (sus.), -nan</text:p>
      <text:p text:style-name="P1">alínea (sus.), -nan</text:p>
      <text:p text:style-name="P1">alinia (sus.), -nan</text:p>
      <text:p text:style-name="P1">aliniá (v.)</text:p>
      <text:p text:style-name="P1">aliniá (ath.)</text:p>
      <text:p text:style-name="P1">aliniamentu (sus.)</text:p>
      <text:p text:style-name="P1">aliniando </text:p>
      <text:p text:style-name="P1">aliniashon (sus.), -nan</text:p>
      <text:p text:style-name="P1">aliterá (v.)</text:p>
      <text:p text:style-name="P1">aliterashon (sus.), -nan</text:p>
      <text:p text:style-name="P1">aliviá (v.)</text:p>
      <text:p text:style-name="P1">aliviá (ath.)</text:p>
      <text:p text:style-name="P1">aliviando </text:p>
      <text:p text:style-name="P1">alivio (sus.)</text:p>
      <text:p text:style-name="P1">alkalde (sus.), -nan</text:p>
      <text:p text:style-name="P1">alkaldesa <text:s text:c="2"/>(sus.), -nan</text:p>
      <text:p text:style-name="P1">alkansá (v.)</text:p>
      <text:p text:style-name="P1">alkansá (ath.)</text:p>
      <text:p text:style-name="P1">alkansabel (ath.)</text:p>
      <text:p text:style-name="P1">alkansando </text:p>
      <text:p text:style-name="P1">alkanse (sus.)</text:p>
      <text:p text:style-name="P1">alkapara (sus.), -nan</text:p>
      <text:p text:style-name="P1">alkohòl (sus.)</text:p>
      <text:p text:style-name="P1">alkohóliko (sus.), -nan</text:p>
      <text:p text:style-name="P1">alkohóliko (ath.)</text:p>
      <text:p text:style-name="P1">alkoholismo (sus.)</text:p>
      <text:p text:style-name="P1">alkoholista (sus.), -nan</text:p>
      <text:p text:style-name="P1">alkolado (sus.)</text:p>
      <text:p text:style-name="P1">alma (sus.), -nan</text:p>
      <text:p text:style-name="P1">álmanak (sus.), -nan</text:p>
      <text:p text:style-name="P1">almasená <text:s/>(v.)</text:p>
      <text:p text:style-name="P1">almasená <text:s/>(ath.)</text:p>
      <text:p text:style-name="P1">almasenamentu <text:s/>(sus.)</text:p>
      <text:p text:style-name="P1"><text:soft-page-break/>almasola (sus.)</text:p>
      <text:p text:style-name="P1">almendra (sus.), -nan</text:p>
      <text:p text:style-name="P1">almirante (sus.), -nan</text:p>
      <text:p text:style-name="P1">almorsá (v.)</text:p>
      <text:p text:style-name="P1">almuerso (sus.), -nan</text:p>
      <text:p text:style-name="P1">aló (int.)</text:p>
      <text:p text:style-name="P1">alohá (v.)</text:p>
      <text:p text:style-name="P1">alohá (ath.)</text:p>
      <text:p text:style-name="P1">alohamentu (sus.)</text:p>
      <text:p text:style-name="P1">aloká (v.)</text:p>
      <text:p text:style-name="P1">aloká (ath.)</text:p>
      <text:p text:style-name="P1">alokando </text:p>
      <text:p text:style-name="P1">alokashon (sus.)</text:p>
      <text:p text:style-name="P1">alpargata (sus.), -nan</text:p>
      <text:p text:style-name="P1">alpeis <text:s/>(sus.)</text:p>
      <text:p text:style-name="P1">alrededor (sus.), -nan</text:p>
      <text:p text:style-name="P1">alsa (v.)</text:p>
      <text:p text:style-name="P1">alsá (ath.)</text:p>
      <text:p text:style-name="P1">alt (sus.), -nan</text:p>
      <text:p text:style-name="P1">altá (sus.), -nan</text:p>
      <text:p text:style-name="P1">altamente (atv.)</text:p>
      <text:p text:style-name="P1">altanero (ath.)</text:p>
      <text:p text:style-name="P1">altar (sus.), -nan</text:p>
      <text:p text:style-name="P1">alterá (v.)</text:p>
      <text:p text:style-name="P1">alterá (ath.)</text:p>
      <text:p text:style-name="P1">alterabel (ath.)</text:p>
      <text:p text:style-name="P1">alterando </text:p>
      <text:p text:style-name="P1">alterashon (sus.), -nan</text:p>
      <text:p text:style-name="P1">alterná (v.)</text:p>
      <text:p text:style-name="P1">alterná (ath.)</text:p>
      <text:p text:style-name="P1">alternativa (sus.), -nan</text:p>
      <text:p text:style-name="P1">alternativo (ath.)</text:p>
      <text:p text:style-name="P1">altesa (sus.), -nan</text:p>
      <text:p text:style-name="P1">alto <text:s text:c="2"/>(v.)</text:p>
      <text:p text:style-name="P1">altruismo (sus.)</text:p>
      <text:p text:style-name="P1">altruista (sus.), -nan</text:p>
      <text:p text:style-name="P1">altruista (ath.)</text:p>
      <text:p text:style-name="P1">altu (ath.)</text:p>
      <text:p text:style-name="P1">altura (sus.), -nan</text:p>
      <text:p text:style-name="P1">aludí (v.)</text:p>
      <text:p text:style-name="P1">aludí (ath.)</text:p>
      <text:p text:style-name="P1">aludiendo </text:p>
      <text:p text:style-name="P1">aluminio (sus.)</text:p>
      <text:p text:style-name="P1">alumna (sus.), -nan</text:p>
      <text:p text:style-name="P1"><text:soft-page-break/>alumno (sus.), -nan</text:p>
      <text:p text:style-name="P1">alushon (sus.), -nan</text:p>
      <text:p text:style-name="P1">alveolar (sus.), -nan</text:p>
      <text:p text:style-name="P1">alveolar (ath.)</text:p>
      <text:p text:style-name="P1">ama (sus.), -nan</text:p>
      <text:p text:style-name="P1">amabel (ath.)</text:p>
      <text:p text:style-name="P1">amabilidat (sus.), -nan</text:p>
      <text:p text:style-name="P1">amalgama (sus.)</text:p>
      <text:p text:style-name="P1">amandel (sus.), -nan</text:p>
      <text:p text:style-name="P1">amanesé (v.)</text:p>
      <text:p text:style-name="P1">amante (sus.), -nan</text:p>
      <text:p text:style-name="P1">amante (ath.)</text:p>
      <text:p text:style-name="P1">amargá (v.)</text:p>
      <text:p text:style-name="P1">amargá (ath.)</text:p>
      <text:p text:style-name="P1">amargo (ath.)</text:p>
      <text:p text:style-name="P1">amargura (sus.), -nan</text:p>
      <text:p text:style-name="P1">amarílis (sus.), -nan</text:p>
      <text:p text:style-name="P1">amarílis <text:s/>(sus.), -nan</text:p>
      <text:p text:style-name="P1">amatùr (sus.), -nan</text:p>
      <text:p text:style-name="P1">Amazona (sus.)</text:p>
      <text:p text:style-name="P1">amazona (sus.), -nan</text:p>
      <text:p text:style-name="P1">Amazonia (sus.)</text:p>
      <text:p text:style-name="P1">amazóniko (ath.)</text:p>
      <text:p text:style-name="P1">ambei (sus.), -nan</text:p>
      <text:p text:style-name="P1">ambiental (ath.)</text:p>
      <text:p text:style-name="P1">ambiente (sus.)</text:p>
      <text:p text:style-name="P1">ambiguo (ath.)</text:p>
      <text:p text:style-name="P1">ambigwedat (sus.), -nan</text:p>
      <text:p text:style-name="P1">ambishon (sus.), -nan</text:p>
      <text:p text:style-name="P1">ambishoná (v.)</text:p>
      <text:p text:style-name="P1">ambishoná (ath.)</text:p>
      <text:p text:style-name="P1">ambishonando </text:p>
      <text:p text:style-name="P1">ambisioso (ath.)</text:p>
      <text:p text:style-name="P1">ámbito (sus.), -nan</text:p>
      <text:p text:style-name="P1">ámbos (ath.)</text:p>
      <text:p text:style-name="P1">ambulans (sus.), -nan</text:p>
      <text:p text:style-name="P1">ambulante (ath.)</text:p>
      <text:p text:style-name="P1">ambulatorio (sus.), -nan</text:p>
      <text:p text:style-name="P1">ambulatorio (ath.)</text:p>
      <text:p text:style-name="P1">amèn (sus.)</text:p>
      <text:p text:style-name="P1">amèn (int.)</text:p>
      <text:p text:style-name="P1">amenisá <text:s/>(v.)</text:p>
      <text:p text:style-name="P1">amenisá <text:s/>(ath.)</text:p>
      <text:p text:style-name="P1">amenisashon (sus.)</text:p>
      <text:p text:style-name="P1"><text:soft-page-break/>ameno (ath.)</text:p>
      <text:p text:style-name="P1">Amérika (sus.)</text:p>
      <text:p text:style-name="P1">amerikanismo (sus.), -nan</text:p>
      <text:p text:style-name="P1">amerikanista (sus.), -nan</text:p>
      <text:p text:style-name="P1">amerikanista (ath.)</text:p>
      <text:p text:style-name="P1">amerikano (sus.), -nan</text:p>
      <text:p text:style-name="P1">amerikano (ath.)</text:p>
      <text:p text:style-name="P1">amétriko (ath.)</text:p>
      <text:p text:style-name="P1">ami </text:p>
      <text:p text:style-name="P1">amiga (sus.), -nan</text:p>
      <text:p text:style-name="P1">amigabel (ath.)</text:p>
      <text:p text:style-name="P1">amigablemente (atv.)</text:p>
      <text:p text:style-name="P1">amigu (sus.), -nan</text:p>
      <text:p text:style-name="P1">amigu (ath.)</text:p>
      <text:p text:style-name="P1">amiguita (sus.), -nan</text:p>
      <text:p text:style-name="P1">amiguitu (sus.), -nan</text:p>
      <text:p text:style-name="P1">amikal (ath.)</text:p>
      <text:p text:style-name="P1">amikalmente (atv.)</text:p>
      <text:p text:style-name="P1">amistat (sus.), -nan</text:p>
      <text:p text:style-name="P1">amistoso (ath.)</text:p>
      <text:p text:style-name="P1">amnistia (sus.)</text:p>
      <text:p text:style-name="P1">amonestá (v.)</text:p>
      <text:p text:style-name="P1">amonestá (ath.)</text:p>
      <text:p text:style-name="P1">amonestando </text:p>
      <text:p text:style-name="P1">amonestashon (sus.), -nan</text:p>
      <text:p text:style-name="P1">amoniak (sus.)</text:p>
      <text:p text:style-name="P1">amor (sus.), -nan</text:p>
      <text:p text:style-name="P1">amoral (ath.)</text:p>
      <text:p text:style-name="P1">amoralidat (sus.), -nan</text:p>
      <text:p text:style-name="P1">amorfo (ath.)</text:p>
      <text:p text:style-name="P1">amorosamente (atv.)</text:p>
      <text:p text:style-name="P1">amoroso (ath.)</text:p>
      <text:p text:style-name="P1">amortisá (v.)</text:p>
      <text:p text:style-name="P1">amortisá (ath.)</text:p>
      <text:p text:style-name="P1">amortisabel (ath.)</text:p>
      <text:p text:style-name="P1">amortisashon (sus.), -nan</text:p>
      <text:p text:style-name="P1">ampará (v.)</text:p>
      <text:p text:style-name="P1">amparando </text:p>
      <text:p text:style-name="P1">amparo (sus.)</text:p>
      <text:p text:style-name="P1">ampèr (sus.), -nan</text:p>
      <text:p text:style-name="P1">amplia (v.)</text:p>
      <text:p text:style-name="P1">ampliá (ath.)</text:p>
      <text:p text:style-name="P1">ampliamente (atv.)</text:p>
      <text:p text:style-name="P1">ampliando </text:p>
      <text:p text:style-name="P1"><text:soft-page-break/>ampliashon (sus.), -nan</text:p>
      <text:p text:style-name="P1">amplio (ath.)</text:p>
      <text:p text:style-name="P1">amputá (v.)</text:p>
      <text:p text:style-name="P1">amputá (ath.)</text:p>
      <text:p text:style-name="P1">amputando </text:p>
      <text:p text:style-name="P1">amputashon (sus.), -nan</text:p>
      <text:p text:style-name="P1">amsoi (sus.), -nan</text:p>
      <text:p text:style-name="P1">ámtenar (sus.), -nan</text:p>
      <text:p text:style-name="P1">an (int.)</text:p>
      <text:p text:style-name="P1">aña (sus.), -nan</text:p>
      <text:p text:style-name="P1">añadí (v.)</text:p>
      <text:p text:style-name="P1">añadí (ath.)</text:p>
      <text:p text:style-name="P1">añadidura (sus.), -nan</text:p>
      <text:p text:style-name="P1">añadiendo </text:p>
      <text:p text:style-name="P1">añadishon (sus.), -nan</text:p>
      <text:p text:style-name="P1">anagram (sus.), -nan</text:p>
      <text:p text:style-name="P1">anakrus <text:s/>(sus.), -nan</text:p>
      <text:p text:style-name="P1">anakrúsis <text:s/>(sus.), -nan</text:p>
      <text:p text:style-name="P1">anal (sus.), -nan</text:p>
      <text:p text:style-name="P1">analfabetismo (sus.)</text:p>
      <text:p text:style-name="P1">analfabeto (sus.), -nan</text:p>
      <text:p text:style-name="P1">analisá (v.)</text:p>
      <text:p text:style-name="P1">analisá (ath.)</text:p>
      <text:p text:style-name="P1">analisando </text:p>
      <text:p text:style-name="P1">analisashon (sus.), -nan</text:p>
      <text:p text:style-name="P1">análisis (sus.), -nan</text:p>
      <text:p text:style-name="P1">analista (sus.), -nan</text:p>
      <text:p text:style-name="P1">analítiko (ath.)</text:p>
      <text:p text:style-name="P1">analnan <text:s/>(sus.)</text:p>
      <text:p text:style-name="P1">analogia (sus.), -nan</text:p>
      <text:p text:style-name="P1">analógiko (ath.)</text:p>
      <text:p text:style-name="P1">análogo (ath.)</text:p>
      <text:p text:style-name="P1">anamnésis (sus.)</text:p>
      <text:p text:style-name="P1">anan </text:p>
      <text:p text:style-name="P1">anapèst (sus.), -nan</text:p>
      <text:p text:style-name="P1">anarkia <text:s/>(sus.)</text:p>
      <text:p text:style-name="P1">anárkiko (ath.)</text:p>
      <text:p text:style-name="P1">anarkismo (sus.)</text:p>
      <text:p text:style-name="P1">anarkista (sus.), -nan</text:p>
      <text:p text:style-name="P1">anasa (sus.), -nan</text:p>
      <text:p text:style-name="P1">anatomia (sus.)</text:p>
      <text:p text:style-name="P1">anatómiko (ath.)</text:p>
      <text:p text:style-name="P1">anatomista (sus.), -nan</text:p>
      <text:p text:style-name="P1">ancha (v.)</text:p>
      <text:p text:style-name="P1"><text:soft-page-break/>anchá (ath.)</text:p>
      <text:p text:style-name="P1">anchamentu <text:s/>(sus.)</text:p>
      <text:p text:style-name="P1">anchóvis (sus.), -nan</text:p>
      <text:p text:style-name="P1">anchovis <text:s/>(sus.)</text:p>
      <text:p text:style-name="P1">anchu (ath.)</text:p>
      <text:p text:style-name="P1">anchura (sus.), -nan</text:p>
      <text:p text:style-name="P1">anda (v.)</text:p>
      <text:p text:style-name="P1">andando </text:p>
      <text:p text:style-name="P1">andansa (sus.), -nan</text:p>
      <text:p text:style-name="P1">andino (sus.), -nan</text:p>
      <text:p text:style-name="P1">andino (ath.)</text:p>
      <text:p text:style-name="P1">Andora (sus.)</text:p>
      <text:p text:style-name="P1">andoreño (sus.), -nan</text:p>
      <text:p text:style-name="P1">andoreño (ath.)</text:p>
      <text:p text:style-name="P1">andragogia (sus.)</text:p>
      <text:p text:style-name="P1">andragógiko (ath.)</text:p>
      <text:p text:style-name="P1">andragogo (sus.), -nan</text:p>
      <text:p text:style-name="P1">anéisat (sus.)</text:p>
      <text:p text:style-name="P1">anékdota (sus.), -nan</text:p>
      <text:p text:style-name="P1">anekdótiko (ath.)</text:p>
      <text:p text:style-name="P1">aneksá (v.)</text:p>
      <text:p text:style-name="P1">aneksá (ath.)</text:p>
      <text:p text:style-name="P1">aneksashon (sus.), -nan</text:p>
      <text:p text:style-name="P1">anekso (sus.), -nan</text:p>
      <text:p text:style-name="P1">anekso (ath.)</text:p>
      <text:p text:style-name="P1">anemia (sus.)</text:p>
      <text:p text:style-name="P1">anémiko (ath.)</text:p>
      <text:p text:style-name="P1">anfibio <text:s/>(sus.), -nan</text:p>
      <text:p text:style-name="P1">anfiteater (sus.), -nan</text:p>
      <text:p text:style-name="P1">anfiteatro <text:s/>(sus.), -nan</text:p>
      <text:p text:style-name="P1">anfitrion (sus.), -nan</text:p>
      <text:p text:style-name="P1">anfitriona (sus.), -nan</text:p>
      <text:p text:style-name="P1">angel (sus.), -nan</text:p>
      <text:p text:style-name="P1">angelikal (ath.)</text:p>
      <text:p text:style-name="P1">anglikano (sus.), -nan</text:p>
      <text:p text:style-name="P1">anglo (sus.), -nan</text:p>
      <text:p text:style-name="P1">angloamerikano <text:s/>(ath.)</text:p>
      <text:p text:style-name="P1">Angola (sus.)</text:p>
      <text:p text:style-name="P1">angoles (sus.), -nan</text:p>
      <text:p text:style-name="P1">angoles (ath.)</text:p>
      <text:p text:style-name="P1">angua (sus.), -nan</text:p>
      <text:p text:style-name="P1">anguelitu (sus.), -nan</text:p>
      <text:p text:style-name="P1">anguiles (sus.), -nan</text:p>
      <text:p text:style-name="P1">anguiles (ath.)</text:p>
      <text:p text:style-name="P1"><text:soft-page-break/>Anguilla (sus.)</text:p>
      <text:p text:style-name="P1">ángulo (sus.), -nan</text:p>
      <text:p text:style-name="P1">angustia (sus.)</text:p>
      <text:p text:style-name="P1">angustiá (v.)</text:p>
      <text:p text:style-name="P1">angustiá (ath.)</text:p>
      <text:p text:style-name="P1">angustioso (ath.)</text:p>
      <text:p text:style-name="P1">anhelá (v.)</text:p>
      <text:p text:style-name="P1">anhelá (ath.)</text:p>
      <text:p text:style-name="P1">anhelando </text:p>
      <text:p text:style-name="P1">anhelante <text:s text:c="2"/>(ath.)</text:p>
      <text:p text:style-name="P1">anhelo (sus.), -nan</text:p>
      <text:p text:style-name="P1">anheloso <text:s/>(ath.)</text:p>
      <text:p text:style-name="P1">anikilá (v.)</text:p>
      <text:p text:style-name="P1">anikilá (ath.)</text:p>
      <text:p text:style-name="P1">anikilashon (sus.)</text:p>
      <text:p text:style-name="P1">anilina (sus.)</text:p>
      <text:p text:style-name="P1">animá (v.)</text:p>
      <text:p text:style-name="P1">animá (ath.)</text:p>
      <text:p text:style-name="P1">animadó (sus.), -nan</text:p>
      <text:p text:style-name="P1">animal (sus.), -nan</text:p>
      <text:p text:style-name="P1">animal (ath.)</text:p>
      <text:p text:style-name="P1">animando </text:p>
      <text:p text:style-name="P1">animashon (sus.)</text:p>
      <text:p text:style-name="P1">ánimo (sus.)</text:p>
      <text:p text:style-name="P1">anis (sus.), -nan</text:p>
      <text:p text:style-name="P1">anisat (sus.)</text:p>
      <text:p text:style-name="P1">anisèt (sus.)</text:p>
      <text:p text:style-name="P1">aniversario (sus.), -nan</text:p>
      <text:p text:style-name="P1">anker (sus.), -nan</text:p>
      <text:p text:style-name="P1">ankra (v.)</text:p>
      <text:p text:style-name="P1">ankrá (ath.)</text:p>
      <text:p text:style-name="P1">ankrando </text:p>
      <text:p text:style-name="P1">ano (sus.), -nan</text:p>
      <text:p text:style-name="P1">anochi (sus.), -nan</text:p>
      <text:p text:style-name="P1">anomalia (sus.), -nan</text:p>
      <text:p text:style-name="P1">anonimato (sus.)</text:p>
      <text:p text:style-name="P1">anonimidat (sus.)</text:p>
      <text:p text:style-name="P1">anónimo (ath.)</text:p>
      <text:p text:style-name="P1">anotá (v.)</text:p>
      <text:p text:style-name="P1">anotá (ath.)</text:p>
      <text:p text:style-name="P1">anotadó (sus.), -nan</text:p>
      <text:p text:style-name="P1">anotadó (ath.)</text:p>
      <text:p text:style-name="P1">anotando </text:p>
      <text:p text:style-name="P1">anotashon (sus.), -nan</text:p>
      <text:p text:style-name="P1"><text:soft-page-break/>ansha (v.)</text:p>
      <text:p text:style-name="P1">ansha (sus.), -nan</text:p>
      <text:p text:style-name="P1">anshá (ath.)</text:p>
      <text:p text:style-name="P1">anshamentu (sus.)</text:p>
      <text:p text:style-name="P1">anshando </text:p>
      <text:p text:style-name="P1">ansiano (sus.), -nan</text:p>
      <text:p text:style-name="P1">ansiano (ath.)</text:p>
      <text:p text:style-name="P1">ansiedat (sus.)</text:p>
      <text:p text:style-name="P1">ansioso (ath.)</text:p>
      <text:p text:style-name="P1">antaántayera (atv.)</text:p>
      <text:p text:style-name="P1">antaño (atv.)</text:p>
      <text:p text:style-name="P1">Antártida (sus.)</text:p>
      <text:p text:style-name="P1">Antártika (sus.)</text:p>
      <text:p text:style-name="P1">antártiko (ath.)</text:p>
      <text:p text:style-name="P1">ántayera (atv.)</text:p>
      <text:p text:style-name="P1">antemano (atv.)</text:p>
      <text:p text:style-name="P1">antena (sus.), -nan</text:p>
      <text:p text:style-name="P1">antèna (sus.), -nan</text:p>
      <text:p text:style-name="P1">antepasado (sus.), -nan</text:p>
      <text:p text:style-name="P1">antepenúltimo (ath.)</text:p>
      <text:p text:style-name="P1">anterior (ath.)</text:p>
      <text:p text:style-name="P1">anteriormente (atv.)</text:p>
      <text:p text:style-name="P1">ántes (atv.)</text:p>
      <text:p text:style-name="P1">antesala <text:s/>(sus.), -nan</text:p>
      <text:p text:style-name="P1">antesedente (sus.), -nan</text:p>
      <text:p text:style-name="P1">antesesor (sus.), -nan</text:p>
      <text:p text:style-name="P1">anti </text:p>
      <text:p text:style-name="P1">Antia (sus.), -nan</text:p>
      <text:p text:style-name="P1">antiaéreo (ath.)</text:p>
      <text:p text:style-name="P1">antianisá (v.)</text:p>
      <text:p text:style-name="P1">antianisá (ath.)</text:p>
      <text:p text:style-name="P1">antianisando </text:p>
      <text:p text:style-name="P1">antianisashon (sus.)</text:p>
      <text:p text:style-name="P1">antiano (sus.), -nan</text:p>
      <text:p text:style-name="P1">antiano (ath.)</text:p>
      <text:p text:style-name="P1">antibiótiko (sus.), -nan</text:p>
      <text:p text:style-name="P1">antibiótiko (ath.)</text:p>
      <text:p text:style-name="P1">antidatá (v.)</text:p>
      <text:p text:style-name="P1">antidatá (ath.)</text:p>
      <text:p text:style-name="P1">antifas (sus.), -nan</text:p>
      <text:p text:style-name="P1">Antigua (sus.)</text:p>
      <text:p text:style-name="P1">antiguo (ath.)</text:p>
      <text:p text:style-name="P1">antigwedat (sus.), -nan</text:p>
      <text:p text:style-name="P1">antihéroe (sus.), -nan</text:p>
      <text:p text:style-name="P1"><text:soft-page-break/>antik (sus.)</text:p>
      <text:p text:style-name="P1">antik (ath.)</text:p>
      <text:p text:style-name="P1">antikoagulante <text:s/>(sus.), -nan</text:p>
      <text:p text:style-name="P1">antikoagulante <text:s/>(ath.)</text:p>
      <text:p text:style-name="P1">antikonsepshon (sus.)</text:p>
      <text:p text:style-name="P1">antikonseptivo (sus.), -nan</text:p>
      <text:p text:style-name="P1">antikonseptivo (ath.)</text:p>
      <text:p text:style-name="P1">antikuá (ath.)</text:p>
      <text:p text:style-name="P1">antimetria (sus.)</text:p>
      <text:p text:style-name="P1">antimétriko (ath.)</text:p>
      <text:p text:style-name="P1">antipatia (sus.), -nan</text:p>
      <text:p text:style-name="P1">antipátiko (ath.)</text:p>
      <text:p text:style-name="P1">antipenúltimo (ath.)</text:p>
      <text:p text:style-name="P1">antisemita (sus.), -nan</text:p>
      <text:p text:style-name="P1">antisemita (ath.)</text:p>
      <text:p text:style-name="P1">antisemitismo (sus.)</text:p>
      <text:p text:style-name="P1">antiséptiko (sus.), -nan</text:p>
      <text:p text:style-name="P1">antiséptiko (ath.)</text:p>
      <text:p text:style-name="P1">antisipá (v.)</text:p>
      <text:p text:style-name="P1">antisipá (ath.)</text:p>
      <text:p text:style-name="P1">antisipando </text:p>
      <text:p text:style-name="P1">antisipashon (sus.)</text:p>
      <text:p text:style-name="P1">antisosial (sus.), -nan</text:p>
      <text:p text:style-name="P1">antisosial (ath.)</text:p>
      <text:p text:style-name="P1">antítesis (sus.), -nan</text:p>
      <text:p text:style-name="P1">anto (atv.)</text:p>
      <text:p text:style-name="P1">antó (atv.)</text:p>
      <text:p text:style-name="P1">antohá (v.)</text:p>
      <text:p text:style-name="P1">antohando </text:p>
      <text:p text:style-name="P1">antoho (sus.), -nan</text:p>
      <text:p text:style-name="P1">antologia (sus.), -nan</text:p>
      <text:p text:style-name="P1">antológiko (ath.)</text:p>
      <text:p text:style-name="P1">antonimia (sus.)</text:p>
      <text:p text:style-name="P1">antónimo (sus.), -nan</text:p>
      <text:p text:style-name="P1">antónimo (ath.)</text:p>
      <text:p text:style-name="P1">antonomasia (sus.)</text:p>
      <text:p text:style-name="P1">antorcha (sus.), -nan</text:p>
      <text:p text:style-name="P1">antraks <text:s/>(sus.)</text:p>
      <text:p text:style-name="P1">antropologia (sus.)</text:p>
      <text:p text:style-name="P1">antropológiko (ath.)</text:p>
      <text:p text:style-name="P1">antropólogo (sus.), -nan</text:p>
      <text:p text:style-name="P1">antroponimia (sus.)</text:p>
      <text:p text:style-name="P1">anual (ath.)</text:p>
      <text:p text:style-name="P1">anualmente (atv.)</text:p>
      <text:p text:style-name="P1"><text:soft-page-break/>anuanu (sus.), -nan</text:p>
      <text:p text:style-name="P1">anulá (v.)</text:p>
      <text:p text:style-name="P1">anulá (ath.)</text:p>
      <text:p text:style-name="P1">anulando </text:p>
      <text:p text:style-name="P1">anulashon (sus.), -nan</text:p>
      <text:p text:style-name="P1">anunsiá (v.)</text:p>
      <text:p text:style-name="P1">anunsiá (ath.)</text:p>
      <text:p text:style-name="P1">anunsiando </text:p>
      <text:p text:style-name="P1">Anunsiashon (sus.)</text:p>
      <text:p text:style-name="P1">anunsio (sus.), -nan</text:p>
      <text:p text:style-name="P1">anzue (sus.), -nan</text:p>
      <text:p text:style-name="P1">aorta (sus.), -nan</text:p>
      <text:p text:style-name="P1">aparato (sus.), -nan</text:p>
      <text:p text:style-name="P1">aparensia (sus.), -nan</text:p>
      <text:p text:style-name="P1">aparentá (v.)</text:p>
      <text:p text:style-name="P1">aparentando </text:p>
      <text:p text:style-name="P1">aparente (ath.)</text:p>
      <text:p text:style-name="P1">aparentemente (atv.)</text:p>
      <text:p text:style-name="P1">aparesé (v.)</text:p>
      <text:p text:style-name="P1">apariensia (sus.), -nan</text:p>
      <text:p text:style-name="P1">aparishon (sus.), -nan</text:p>
      <text:p text:style-name="P1">apart (ath.)</text:p>
      <text:p text:style-name="P1">apartá (v.)</text:p>
      <text:p text:style-name="P1">apartá (ath.)</text:p>
      <text:p text:style-name="P1">apartamento (sus.), -nan</text:p>
      <text:p text:style-name="P1">apartamentu (sus.), -nan</text:p>
      <text:p text:style-name="P1">apartando </text:p>
      <text:p text:style-name="P1">aparte (sus.), -nan</text:p>
      <text:p text:style-name="P1">aparte (atv.)</text:p>
      <text:p text:style-name="P1">aparte (ath.)</text:p>
      <text:p text:style-name="P1">apartheid (sus.)</text:p>
      <text:p text:style-name="P1">apashoná (v.)</text:p>
      <text:p text:style-name="P1">apashoná (ath.)</text:p>
      <text:p text:style-name="P1">apasiguá (v.)</text:p>
      <text:p text:style-name="P1">apasiguá (ath.)</text:p>
      <text:p text:style-name="P1">apasiguamentu (sus.)</text:p>
      <text:p text:style-name="P1">apasiguando </text:p>
      <text:p text:style-name="P1">apatia (sus.)</text:p>
      <text:p text:style-name="P1">apátiko (ath.)</text:p>
      <text:p text:style-name="P1">apdiká (v.)</text:p>
      <text:p text:style-name="P1">apdikashon (sus.)</text:p>
      <text:p text:style-name="P1">apdómen (sus.), -nan</text:p>
      <text:p text:style-name="P1">apdominal (ath.)</text:p>
      <text:p text:style-name="P1">apel (sus.), -nan</text:p>
      <text:p text:style-name="P1"><text:soft-page-break/>apèl (sus.)</text:p>
      <text:p text:style-name="P1">apelá (v.)</text:p>
      <text:p text:style-name="P1">apelá (ath.)</text:p>
      <text:p text:style-name="P1">apelando </text:p>
      <text:p text:style-name="P1">apelante (sus.), -nan</text:p>
      <text:p text:style-name="P1">apelante (ath.)</text:p>
      <text:p text:style-name="P1">apelashon (sus.), -nan</text:p>
      <text:p text:style-name="P1">apelativo (sus.)</text:p>
      <text:p text:style-name="P1">apelativo (ath.)</text:p>
      <text:p text:style-name="P1">apeldam (sus.), -nan</text:p>
      <text:p text:style-name="P1">ápelmus (sus.)</text:p>
      <text:p text:style-name="P1">apelsina (sus.), -nan</text:p>
      <text:p text:style-name="P1">apénas (atv.)</text:p>
      <text:p text:style-name="P1">apèndiks (sus.)</text:p>
      <text:p text:style-name="P1">apèndisítis (sus.)</text:p>
      <text:p text:style-name="P1">aperitivo (sus.), -nan</text:p>
      <text:p text:style-name="P1">apertura (sus.), -nan</text:p>
      <text:p text:style-name="P1">apetit (sus.)</text:p>
      <text:p text:style-name="P1">aplasá (v.)</text:p>
      <text:p text:style-name="P1">aplasá (ath.)</text:p>
      <text:p text:style-name="P1">aplasando </text:p>
      <text:p text:style-name="P1">aplastá (v.)</text:p>
      <text:p text:style-name="P1">aplastá (ath.)</text:p>
      <text:p text:style-name="P1">aplastante (ath.)</text:p>
      <text:p text:style-name="P1">apliká (v.)</text:p>
      <text:p text:style-name="P1">apliká (ath.)</text:p>
      <text:p text:style-name="P1">aplikabel (ath.)</text:p>
      <text:p text:style-name="P1">aplikabilidat (sus.)</text:p>
      <text:p text:style-name="P1">aplikando </text:p>
      <text:p text:style-name="P1">aplikashon (sus.), -nan</text:p>
      <text:p text:style-name="P1">aploudí (v.)</text:p>
      <text:p text:style-name="P1">aploudí (ath.)</text:p>
      <text:p text:style-name="P1">aplouso (sus.), -nan</text:p>
      <text:p text:style-name="P1">apnegá (ath.)</text:p>
      <text:p text:style-name="P1">apnegashon (sus.)</text:p>
      <text:p text:style-name="P1">apnormal (ath.)</text:p>
      <text:p text:style-name="P1">apnormalidat (sus.), -nan</text:p>
      <text:p text:style-name="P1">apoderá (v.)</text:p>
      <text:p text:style-name="P1">apoderá (ath.)</text:p>
      <text:p text:style-name="P1">apoderashon (sus.), -nan</text:p>
      <text:p text:style-name="P1">apokopá (v.)</text:p>
      <text:p text:style-name="P1">apokopá (ath.)</text:p>
      <text:p text:style-name="P1">apókope (sus.), -nan</text:p>
      <text:p text:style-name="P1">apolítiko (ath.)</text:p>
      <text:p text:style-name="P1"><text:soft-page-break/>apologia (sus.), -nan</text:p>
      <text:p text:style-name="P1">aportá (v.)</text:p>
      <text:p text:style-name="P1">aportá (ath.)</text:p>
      <text:p text:style-name="P1">aportando </text:p>
      <text:p text:style-name="P1">aportashon (sus.), -nan</text:p>
      <text:p text:style-name="P1">aporte (sus.), -nan</text:p>
      <text:p text:style-name="P1">aposishon (sus.), -nan</text:p>
      <text:p text:style-name="P1">apòstel (sus.), -nan</text:p>
      <text:p text:style-name="P1">apostolado <text:s/>(sus.), -nan</text:p>
      <text:p text:style-name="P1">apostóliko (ath.)</text:p>
      <text:p text:style-name="P1">apostròf (sus.), -nan</text:p>
      <text:p text:style-name="P1">apoyá (v.)</text:p>
      <text:p text:style-name="P1">apoyá (ath.)</text:p>
      <text:p text:style-name="P1">apoyando </text:p>
      <text:p text:style-name="P1">apoyo (sus.)</text:p>
      <text:p text:style-name="P1">aprel (sus.)</text:p>
      <text:p text:style-name="P1">apremiante (ath.)</text:p>
      <text:p text:style-name="P1">aprendis (sus.), -nan</text:p>
      <text:p text:style-name="P1">apresiá (v.)</text:p>
      <text:p text:style-name="P1">apresiá (ath.)</text:p>
      <text:p text:style-name="P1">apresiabel (ath.)</text:p>
      <text:p text:style-name="P1">apresiando </text:p>
      <text:p text:style-name="P1">apresio (sus.)</text:p>
      <text:p text:style-name="P1">aprikòt (sus.), -nan</text:p>
      <text:p text:style-name="P1">aprobá (v.)</text:p>
      <text:p text:style-name="P1">aprobá (ath.)</text:p>
      <text:p text:style-name="P1">aprobando </text:p>
      <text:p text:style-name="P1">aprobashon (sus.), -nan</text:p>
      <text:p text:style-name="P1">aproksimá (v.)</text:p>
      <text:p text:style-name="P1">aproksimadamente (atv.)</text:p>
      <text:p text:style-name="P1">aproksimashon (sus.), -nan</text:p>
      <text:p text:style-name="P1">apropiá (ath.)</text:p>
      <text:p text:style-name="P1">apropiashon (sus.), -nan</text:p>
      <text:p text:style-name="P1">apsentismo (sus.)</text:p>
      <text:p text:style-name="P1">apsès (sus.), -nan</text:p>
      <text:p text:style-name="P1">apsolbé (v.)</text:p>
      <text:p text:style-name="P1">apsolbé (ath.)</text:p>
      <text:p text:style-name="P1">apsolushon (sus.), -nan</text:p>
      <text:p text:style-name="P1">apsolutamente (atv.)</text:p>
      <text:p text:style-name="P1">apsoluto (ath.)</text:p>
      <text:p text:style-name="P1">apsolvé (v.)</text:p>
      <text:p text:style-name="P1">apsolvé (ath.)</text:p>
      <text:p text:style-name="P1">apsolviendo </text:p>
      <text:p text:style-name="P1">apsorbé (v.)</text:p>
      <text:p text:style-name="P1"><text:soft-page-break/>apsorbé (ath.)</text:p>
      <text:p text:style-name="P1">apstené (sus.)</text:p>
      <text:p text:style-name="P1">apsteniendo </text:p>
      <text:p text:style-name="P1">apstenshon (sus.)</text:p>
      <text:p text:style-name="P1">apstenshon <text:s/>(sus.)</text:p>
      <text:p text:style-name="P1">apstinensia (sus.)</text:p>
      <text:p text:style-name="P1">apstinente <text:s/>(ath.)</text:p>
      <text:p text:style-name="P1">apstraé (v.)</text:p>
      <text:p text:style-name="P1">apstraé (ath.)</text:p>
      <text:p text:style-name="P1">apstrakshon (sus.), -nan</text:p>
      <text:p text:style-name="P1">apstrakto (ath.)</text:p>
      <text:p text:style-name="P1">apsurdes (sus.), -nan</text:p>
      <text:p text:style-name="P1">apsurdidat <text:s text:c="2"/>(sus.)</text:p>
      <text:p text:style-name="P1">apsurdo (ath.)</text:p>
      <text:p text:style-name="P1">aptitut (sus.), -nan</text:p>
      <text:p text:style-name="P1">apto (ath.)</text:p>
      <text:p text:style-name="P1">apuntá (v.)</text:p>
      <text:p text:style-name="P1">apuntá (ath.)</text:p>
      <text:p text:style-name="P1">apuntamentu (sus.)</text:p>
      <text:p text:style-name="P1">apuntando </text:p>
      <text:p text:style-name="P1">apunte (sus.), -nan</text:p>
      <text:p text:style-name="P1">apuro <text:s/>(sus.), -nan</text:p>
      <text:p text:style-name="P1">apuru (sus.), -nan</text:p>
      <text:p text:style-name="P1">aquarium (sus.), -nan</text:p>
      <text:p text:style-name="P1">ar <text:s/>(sus.), -nan</text:p>
      <text:p text:style-name="P1">ara (v.)</text:p>
      <text:p text:style-name="P1">ara (sus.), -nan</text:p>
      <text:p text:style-name="P1">árabe (sus.), -nan</text:p>
      <text:p text:style-name="P1">árabe (ath.)</text:p>
      <text:p text:style-name="P1">Arabia (sus.)</text:p>
      <text:p text:style-name="P1">Arabia Saudita (sus.)</text:p>
      <text:p text:style-name="P1">arabir (sus.), -nan</text:p>
      <text:p text:style-name="P1">arabir (ath.)</text:p>
      <text:p text:style-name="P1">araña (sus.), -nan</text:p>
      <text:p text:style-name="P1">arawak (sus.), -nan</text:p>
      <text:p text:style-name="P1">arawak (ath.)</text:p>
      <text:p text:style-name="P1">arbitrahe (sus.)</text:p>
      <text:p text:style-name="P1">arbitrariamente (atv.)</text:p>
      <text:p text:style-name="P1">arbitrariedat (sus.), -nan</text:p>
      <text:p text:style-name="P1">arbitrario (ath.)</text:p>
      <text:p text:style-name="P1">árbitro (sus.), -nan</text:p>
      <text:p text:style-name="P1">archipiélago (sus.), -nan</text:p>
      <text:p text:style-name="P1">archivá (v.)</text:p>
      <text:p text:style-name="P1">archivá (ath.)</text:p>
      <text:p text:style-name="P1"><text:soft-page-break/>archivamentu (sus.)</text:p>
      <text:p text:style-name="P1">archivando </text:p>
      <text:p text:style-name="P1">archivo (sus.), -nan</text:p>
      <text:p text:style-name="P1">ardapel <text:s/>(sus.), -nan</text:p>
      <text:p text:style-name="P1">ardapel <text:s/>(ath.)</text:p>
      <text:p text:style-name="P1">ardu (sus.), -nan</text:p>
      <text:p text:style-name="P1">área (sus.), -nan</text:p>
      <text:p text:style-name="P1">areglá (v.)</text:p>
      <text:p text:style-name="P1">areglá (ath.)</text:p>
      <text:p text:style-name="P1">areglando </text:p>
      <text:p text:style-name="P1">areglista (sus.), -nan</text:p>
      <text:p text:style-name="P1">areglo (sus.), -nan</text:p>
      <text:p text:style-name="P1">arena (sus.), -nan</text:p>
      <text:p text:style-name="P1">arepa (sus.), -nan</text:p>
      <text:p text:style-name="P1">arepentí (v.)</text:p>
      <text:p text:style-name="P1">arepentí (ath.)</text:p>
      <text:p text:style-name="P1">arepentimentu (sus.)</text:p>
      <text:p text:style-name="P1">arepita (sus.), -nan</text:p>
      <text:p text:style-name="P1">arestá (v.)</text:p>
      <text:p text:style-name="P1">arestá (ath.)</text:p>
      <text:p text:style-name="P1">arestando </text:p>
      <text:p text:style-name="P1">aresto (sus.), -nan</text:p>
      <text:p text:style-name="P1">Argelia (sus.)</text:p>
      <text:p text:style-name="P1">argelino (sus.), -nan</text:p>
      <text:p text:style-name="P1">argelino (ath.)</text:p>
      <text:p text:style-name="P1">Argentina (sus.)</text:p>
      <text:p text:style-name="P1">argentino (sus.), -nan</text:p>
      <text:p text:style-name="P1">argentino (ath.)</text:p>
      <text:p text:style-name="P1">argumentá (v.)</text:p>
      <text:p text:style-name="P1">argumentá (ath.)</text:p>
      <text:p text:style-name="P1">argumentando </text:p>
      <text:p text:style-name="P1">argumentashon (sus.), -nan</text:p>
      <text:p text:style-name="P1">argumento (sus.), -nan</text:p>
      <text:p text:style-name="P1">aria (sus.), -nan</text:p>
      <text:p text:style-name="P1">ariba (atv.)</text:p>
      <text:p text:style-name="P1">aribabou (ath.)</text:p>
      <text:p text:style-name="P1">ariña (sus.), -nan</text:p>
      <text:p text:style-name="P1">aristokrasia (sus.)</text:p>
      <text:p text:style-name="P1">aristokrat (sus.), -nan</text:p>
      <text:p text:style-name="P1">aristokrat (ath.)</text:p>
      <text:p text:style-name="P1">aristokrátiko (sus.), -nan</text:p>
      <text:p text:style-name="P1">aristokrátiko (ath.)</text:p>
      <text:p text:style-name="P1">aritmétika (sus.)</text:p>
      <text:p text:style-name="P1">aritmétiko (sus.), -nan</text:p>
      <text:p text:style-name="P1"><text:soft-page-break/>aritmétiko (ath.)</text:p>
      <text:p text:style-name="P1">arka (sus.), -nan</text:p>
      <text:p text:style-name="P1">arkadia (sus.), -nan</text:p>
      <text:p text:style-name="P1">arkaiko (ath.)</text:p>
      <text:p text:style-name="P1">arkaisá (v.)</text:p>
      <text:p text:style-name="P1">arkaisante </text:p>
      <text:p text:style-name="P1">arkaismo (sus.), -nan</text:p>
      <text:p text:style-name="P1">arkangel (sus.), -nan</text:p>
      <text:p text:style-name="P1">arkeologia (sus.)</text:p>
      <text:p text:style-name="P1">arkeológiko (ath.)</text:p>
      <text:p text:style-name="P1">arkeólogo (sus.), -nan</text:p>
      <text:p text:style-name="P1">arkidiósesis (sus.), -nan</text:p>
      <text:p text:style-name="P1">arkitekto (sus.), -nan</text:p>
      <text:p text:style-name="P1">arkitektóniko (ath.)</text:p>
      <text:p text:style-name="P1">arkitektura (sus.)</text:p>
      <text:p text:style-name="P1">arko (sus.), -nan</text:p>
      <text:p text:style-name="P1">arma (v.)</text:p>
      <text:p text:style-name="P1">arma (sus.), -nan</text:p>
      <text:p text:style-name="P1">armá (ath.)</text:p>
      <text:p text:style-name="P1">armamentista <text:s/>(ath.)</text:p>
      <text:p text:style-name="P1">armamentu (sus.)</text:p>
      <text:p text:style-name="P1">armando </text:p>
      <text:p text:style-name="P1">armbant (sus.), -nan</text:p>
      <text:p text:style-name="P1">Armenia (sus.)</text:p>
      <text:p text:style-name="P1">armenio (sus.), -nan</text:p>
      <text:p text:style-name="P1">armenio (ath.)</text:p>
      <text:p text:style-name="P1">armistisio (sus.)</text:p>
      <text:p text:style-name="P1">armonia (sus.)</text:p>
      <text:p text:style-name="P1">armonioso (ath.)</text:p>
      <text:p text:style-name="P1">armonisá (v.)</text:p>
      <text:p text:style-name="P1">armonisá (ath.)</text:p>
      <text:p text:style-name="P1">arogansia (sus.)</text:p>
      <text:p text:style-name="P1">arogante (ath.)</text:p>
      <text:p text:style-name="P1">arohá (v.)</text:p>
      <text:p text:style-name="P1">arohando </text:p>
      <text:p text:style-name="P1">aroma (sus.), -nan</text:p>
      <text:p text:style-name="P1">aromátiko (ath.)</text:p>
      <text:p text:style-name="P1">arorut <text:s/>(sus.), -nan</text:p>
      <text:p text:style-name="P1">aros (sus.)</text:p>
      <text:p text:style-name="P1">arowak (sus.), -nan</text:p>
      <text:p text:style-name="P1">arowak (ath.)</text:p>
      <text:p text:style-name="P1">arpa (sus.), -nan</text:p>
      <text:p text:style-name="P1">arpegio (sus.), -nan</text:p>
      <text:p text:style-name="P1">arpista (sus.), -nan</text:p>
      <text:p text:style-name="P1"><text:soft-page-break/>arpun (sus.), -nan</text:p>
      <text:p text:style-name="P1">arséniko (sus.)</text:p>
      <text:p text:style-name="P1">arsobispado (sus.), -nan</text:p>
      <text:p text:style-name="P1">arsobispal (ath.)</text:p>
      <text:p text:style-name="P1">arsobispu (sus.), -nan</text:p>
      <text:p text:style-name="P1">arspèlt (sus.), -nan</text:p>
      <text:p text:style-name="P1">arte (sus.), -nan</text:p>
      <text:p text:style-name="P1">artefakto (sus.), -nan</text:p>
      <text:p text:style-name="P1">arteria (sus.), -nan</text:p>
      <text:p text:style-name="P1">arteriosklerósis <text:s/>(sus.)</text:p>
      <text:p text:style-name="P1">artesanal (ath.)</text:p>
      <text:p text:style-name="P1">artesania <text:s/>(sus.)</text:p>
      <text:p text:style-name="P1">artesano <text:s/>(sus.), -nan</text:p>
      <text:p text:style-name="P1">artieria (sus.)</text:p>
      <text:p text:style-name="P1">artiero (sus.)</text:p>
      <text:p text:style-name="P1">artifisial (ath.)</text:p>
      <text:p text:style-name="P1">artifisialidat (sus.)</text:p>
      <text:p text:style-name="P1">artifisialmente (atv.)</text:p>
      <text:p text:style-name="P1">ártiko (ath.)</text:p>
      <text:p text:style-name="P1">artikulá (v.)</text:p>
      <text:p text:style-name="P1">artikulá (ath.)</text:p>
      <text:p text:style-name="P1">artikulashon (sus.)</text:p>
      <text:p text:style-name="P1">artíkulo (sus.), -nan</text:p>
      <text:p text:style-name="P1">artista (sus.), -nan</text:p>
      <text:p text:style-name="P1">artístikamente (atv.)</text:p>
      <text:p text:style-name="P1">artístiko (ath.)</text:p>
      <text:p text:style-name="P1">artrítis (sus.)</text:p>
      <text:p text:style-name="P1">artrósis (sus.)</text:p>
      <text:p text:style-name="P1">Aruba (sus.)</text:p>
      <text:p text:style-name="P1">arubanismo (sus.), -nan</text:p>
      <text:p text:style-name="P1">arubano (sus.), -nan</text:p>
      <text:p text:style-name="P1">arubano (ath.)</text:p>
      <text:p text:style-name="P1">arubiano (sus.), -nan</text:p>
      <text:p text:style-name="P1">arubiano (ath.)</text:p>
      <text:p text:style-name="P1">as (sus.), -nan</text:p>
      <text:p text:style-name="P1">asa (v.)</text:p>
      <text:p text:style-name="P1">asá (ath.)</text:p>
      <text:p text:style-name="P1">asaltá <text:s/>(v.)</text:p>
      <text:p text:style-name="P1">asaltá <text:s/>(ath.)</text:p>
      <text:p text:style-name="P1">asaltante <text:s/>(sus.), -nan</text:p>
      <text:p text:style-name="P1">asalto <text:s/>(sus.), -nan</text:p>
      <text:p text:style-name="P1">asamblea (sus.), -nan</text:p>
      <text:p text:style-name="P1">asana <text:s/>(atv.)</text:p>
      <text:p text:style-name="P1">asbak (sus.), -nan</text:p>
      <text:p text:style-name="P1"><text:soft-page-break/>asbèst (sus.)</text:p>
      <text:p text:style-name="P1">asèchi (sus.), -nan</text:p>
      <text:p text:style-name="P1">asèchi <text:s/>(sus.), -nan</text:p>
      <text:p text:style-name="P1">asegurado (sus.), -nan</text:p>
      <text:p text:style-name="P1">asegurador (sus.), -nan</text:p>
      <text:p text:style-name="P1">aseguro (sus.), -nan</text:p>
      <text:p text:style-name="P1">aseituna (sus.), -nan</text:p>
      <text:p text:style-name="P1">aseksual (ath.)</text:p>
      <text:p text:style-name="P1">aselerá (v.)</text:p>
      <text:p text:style-name="P1">aselerá (ath.)</text:p>
      <text:p text:style-name="P1">aselerando </text:p>
      <text:p text:style-name="P1">aselerashon (sus.)</text:p>
      <text:p text:style-name="P1">asendé (v.)</text:p>
      <text:p text:style-name="P1">asendensia (sus.)</text:p>
      <text:p text:style-name="P1">asendente (sus.), -nan</text:p>
      <text:p text:style-name="P1">asendente (ath.)</text:p>
      <text:p text:style-name="P1">asendiendo </text:p>
      <text:p text:style-name="P1">asendiente (sus.), -nan</text:p>
      <text:p text:style-name="P1">asenshon (sus.)</text:p>
      <text:p text:style-name="P1">asentí (v.)</text:p>
      <text:p text:style-name="P1">asentimentu (sus.)</text:p>
      <text:p text:style-name="P1">asento (sus.), -nan</text:p>
      <text:p text:style-name="P1">asentuá (v.)</text:p>
      <text:p text:style-name="P1">asentuá (ath.)</text:p>
      <text:p text:style-name="P1">asentuashon (sus.)</text:p>
      <text:p text:style-name="P1">aseptá (v.)</text:p>
      <text:p text:style-name="P1">aseptá (ath.)</text:p>
      <text:p text:style-name="P1">aseptabel (ath.)</text:p>
      <text:p text:style-name="P1">aseptando </text:p>
      <text:p text:style-name="P1">aseptashon (sus.)</text:p>
      <text:p text:style-name="P1">asera (sus.), -nan</text:p>
      <text:p text:style-name="P1">aserka (atv.)</text:p>
      <text:p text:style-name="P1">aserká (v.)</text:p>
      <text:p text:style-name="P1">aserká (ath.)</text:p>
      <text:p text:style-name="P1">aserkamentu (sus.)</text:p>
      <text:p text:style-name="P1">aserkando </text:p>
      <text:p text:style-name="P1">asertá (v.)</text:p>
      <text:p text:style-name="P1">asertá (ath.)</text:p>
      <text:p text:style-name="P1">asesiná (v.)</text:p>
      <text:p text:style-name="P1">asesiná (ath.)</text:p>
      <text:p text:style-name="P1">asesinato (sus.), -nan</text:p>
      <text:p text:style-name="P1">asesino (sus.), -nan</text:p>
      <text:p text:style-name="P1">asesor (sus.), -nan</text:p>
      <text:p text:style-name="P1">asesorá (v.)</text:p>
      <text:p text:style-name="P1"><text:soft-page-break/>asesorá (ath.)</text:p>
      <text:p text:style-name="P1">asesoramentu (sus.)</text:p>
      <text:p text:style-name="P1">asesorando </text:p>
      <text:p text:style-name="P1">asesoria (sus.)</text:p>
      <text:p text:style-name="P1">asesorio (sus.), -nan</text:p>
      <text:p text:style-name="P1">asfalt (sus.)</text:p>
      <text:p text:style-name="P1">asfaltá (v.)</text:p>
      <text:p text:style-name="P1">asfaltá (ath.)</text:p>
      <text:p text:style-name="P1">asfaltando </text:p>
      <text:p text:style-name="P1">asfiksia (sus.)</text:p>
      <text:p text:style-name="P1">asfiksiá (v.)</text:p>
      <text:p text:style-name="P1">asfiksiá (ath.)</text:p>
      <text:p text:style-name="P1">Asia (sus.)</text:p>
      <text:p text:style-name="P1">asiátiko (sus.), -nan</text:p>
      <text:p text:style-name="P1">asiátiko (ath.)</text:p>
      <text:p text:style-name="P1">ásido (sus.), -nan</text:p>
      <text:p text:style-name="P1">ásido (ath.)</text:p>
      <text:p text:style-name="P1">asiento (sus.), -nan</text:p>
      <text:p text:style-name="P1">asierto (sus.), -nan</text:p>
      <text:p text:style-name="P1">asigná (v.)</text:p>
      <text:p text:style-name="P1">asigná (ath.)</text:p>
      <text:p text:style-name="P1">asignashon (sus.)</text:p>
      <text:p text:style-name="P1">asil (sus.), -nan</text:p>
      <text:p text:style-name="P1">asilo (sus.), -nan</text:p>
      <text:p text:style-name="P1">asimetria (sus.)</text:p>
      <text:p text:style-name="P1">asimétrikamente <text:s text:c="2"/>(atv.)</text:p>
      <text:p text:style-name="P1">asimétriko (ath.)</text:p>
      <text:p text:style-name="P1">asimilá (v.)</text:p>
      <text:p text:style-name="P1">asimilá (ath.)</text:p>
      <text:p text:style-name="P1">asimilando </text:p>
      <text:p text:style-name="P1">asimilashon (sus.), -nan</text:p>
      <text:p text:style-name="P1">asina (atv.)</text:p>
      <text:p text:style-name="P1">asinasina <text:s/>(atv.)</text:p>
      <text:p text:style-name="P1">asistensia (sus.)</text:p>
      <text:p text:style-name="P1">asistènt (sus.), -nan</text:p>
      <text:p text:style-name="P1">asistente (sus.), -nan</text:p>
      <text:p text:style-name="P1">asistí (v.)</text:p>
      <text:p text:style-name="P1">asistiendo </text:p>
      <text:p text:style-name="P1">askenazi (sus.), -nan</text:p>
      <text:p text:style-name="P1">askenazi (ath.)</text:p>
      <text:p text:style-name="P1">askenazim (sus.)</text:p>
      <text:p text:style-name="P1">askeroso (ath.)</text:p>
      <text:p text:style-name="P1">asko (sus.)</text:p>
      <text:p text:style-name="P1">asma (sus.)</text:p>
      <text:p text:style-name="P1"><text:soft-page-break/>asmátiko (ath.)</text:p>
      <text:p text:style-name="P1">asombrá (v.)</text:p>
      <text:p text:style-name="P1">asombrá (ath.)</text:p>
      <text:p text:style-name="P1">asombrando </text:p>
      <text:p text:style-name="P1">asombro (sus.)</text:p>
      <text:p text:style-name="P1">asombroso (ath.)</text:p>
      <text:p text:style-name="P1">asonansia (sus.)</text:p>
      <text:p text:style-name="P1">asonante (sus.), -nan</text:p>
      <text:p text:style-name="P1">asonante (ath.)</text:p>
      <text:p text:style-name="P1">asosiá (v.)</text:p>
      <text:p text:style-name="P1">asosiá (ath.)</text:p>
      <text:p text:style-name="P1">asosial (sus.), -nan</text:p>
      <text:p text:style-name="P1">asosial (ath.)</text:p>
      <text:p text:style-name="P1">asosiando </text:p>
      <text:p text:style-name="P1">asosiashon (sus.), -nan</text:p>
      <text:p text:style-name="P1">asotá (v.)</text:p>
      <text:p text:style-name="P1">asotá (ath.)</text:p>
      <text:p text:style-name="P1">asotando </text:p>
      <text:p text:style-name="P1">asotea (sus.), -nan</text:p>
      <text:p text:style-name="P1">aspekto (sus.), -nan</text:p>
      <text:p text:style-name="P1">aspektual (ath.)</text:p>
      <text:p text:style-name="P1">asperge (sus.), -nan</text:p>
      <text:p text:style-name="P1">aspèrzje (sus.), -nan</text:p>
      <text:p text:style-name="P1">aspirá (v.)</text:p>
      <text:p text:style-name="P1">aspirá (ath.)</text:p>
      <text:p text:style-name="P1">aspirando </text:p>
      <text:p text:style-name="P1">aspirante (sus.), -nan</text:p>
      <text:p text:style-name="P1">aspirante (ath.)</text:p>
      <text:p text:style-name="P1">aspirashon (sus.), -nan</text:p>
      <text:p text:style-name="P1">aspirin (sus.), -nan</text:p>
      <text:p text:style-name="P1">aspirina (sus.), -nan</text:p>
      <text:p text:style-name="P1">asta </text:p>
      <text:p text:style-name="P1">aster (v.)</text:p>
      <text:p text:style-name="P1">aster (sus.), -nan</text:p>
      <text:p text:style-name="P1">asterisko (sus.), -nan</text:p>
      <text:p text:style-name="P1">asteroide <text:s/>(sus.), -nan</text:p>
      <text:p text:style-name="P1">astiero (sus.), -nan</text:p>
      <text:p text:style-name="P1">astrologia (sus.)</text:p>
      <text:p text:style-name="P1">astrológiko (ath.)</text:p>
      <text:p text:style-name="P1">astrólogo (sus.), -nan</text:p>
      <text:p text:style-name="P1">astronomia (sus.)</text:p>
      <text:p text:style-name="P1">astronómiko (ath.)</text:p>
      <text:p text:style-name="P1">astrónomo (sus.), -nan</text:p>
      <text:p text:style-name="P1">astusia (sus.), -nan</text:p>
      <text:p text:style-name="P1"><text:soft-page-break/>astuto (ath.)</text:p>
      <text:p text:style-name="P1">asumí (v.)</text:p>
      <text:p text:style-name="P1">asumí (ath.)</text:p>
      <text:p text:style-name="P1">asumiendo </text:p>
      <text:p text:style-name="P1">Asunshon (sus.)</text:p>
      <text:p text:style-name="P1">asuntu (sus.), -nan</text:p>
      <text:p text:style-name="P1">ata (int.)</text:p>
      <text:p text:style-name="P1">atá (int.)</text:p>
      <text:p text:style-name="P1">ataká (v.)</text:p>
      <text:p text:style-name="P1">ataká (ath.)</text:p>
      <text:p text:style-name="P1">atakadó (sus.), -nan</text:p>
      <text:p text:style-name="P1">atakando </text:p>
      <text:p text:style-name="P1">atakante (sus.), -nan</text:p>
      <text:p text:style-name="P1">atakante (ath.)</text:p>
      <text:p text:style-name="P1">atake (sus.), -nan</text:p>
      <text:p text:style-name="P1">atardi (sus.), -nan</text:p>
      <text:p text:style-name="P1">até (int.)</text:p>
      <text:p text:style-name="P1">ateismo (sus.)</text:p>
      <text:p text:style-name="P1">ateista (sus.), -nan</text:p>
      <text:p text:style-name="P1">ateista (ath.)</text:p>
      <text:p text:style-name="P1">atendé (v.)</text:p>
      <text:p text:style-name="P1">atendé (ath.)</text:p>
      <text:p text:style-name="P1">atendiendo </text:p>
      <text:p text:style-name="P1">atené (v.)</text:p>
      <text:p text:style-name="P1">ateneo (sus.), -nan</text:p>
      <text:p text:style-name="P1">atenshon (sus.), -nan</text:p>
      <text:p text:style-name="P1">atentá (v.)</text:p>
      <text:p text:style-name="P1">atentado (sus.), -nan</text:p>
      <text:p text:style-name="P1">atentamente (atv.)</text:p>
      <text:p text:style-name="P1">atento (ath.)</text:p>
      <text:p text:style-name="P1">atheneum (sus.), -nan</text:p>
      <text:p text:style-name="P1">atheshon (sus.), -nan</text:p>
      <text:p text:style-name="P1">athetival (ath.)</text:p>
      <text:p text:style-name="P1">athetivo (sus.), -nan</text:p>
      <text:p text:style-name="P1">athetivo (ath.)</text:p>
      <text:p text:style-name="P1">athunto (ath.)</text:p>
      <text:p text:style-name="P1">atkerí <text:s/>(v.)</text:p>
      <text:p text:style-name="P1">atkerí <text:s/>(ath.)</text:p>
      <text:p text:style-name="P1">atkirí (v.)</text:p>
      <text:p text:style-name="P1">atkirí (ath.)</text:p>
      <text:p text:style-name="P1">atkiriendo </text:p>
      <text:p text:style-name="P1">atkisishon (sus.), -nan</text:p>
      <text:p text:style-name="P1">atkisitivo <text:s text:c="2"/>(ath.)</text:p>
      <text:p text:style-name="P1">Atlántiko (sus.)</text:p>
      <text:p text:style-name="P1"><text:soft-page-break/>atlántiko (ath.)</text:p>
      <text:p text:style-name="P1">atlas (sus.), -nan</text:p>
      <text:p text:style-name="P1">atleta (sus.), -nan</text:p>
      <text:p text:style-name="P1">atlétiko (sus.), -nan</text:p>
      <text:p text:style-name="P1">atlétiko (ath.)</text:p>
      <text:p text:style-name="P1">atletismo (sus.)</text:p>
      <text:p text:style-name="P1">atministrá (v.)</text:p>
      <text:p text:style-name="P1">atministrá (ath.)</text:p>
      <text:p text:style-name="P1">atministradó (sus.), -nan</text:p>
      <text:p text:style-name="P1">atministrador (sus.), -nan</text:p>
      <text:p text:style-name="P1">atministrando </text:p>
      <text:p text:style-name="P1">atministrashon (sus.), -nan</text:p>
      <text:p text:style-name="P1">atministrativo (ath.)</text:p>
      <text:p text:style-name="P1">atmirá (v.)</text:p>
      <text:p text:style-name="P1">atmirá (ath.)</text:p>
      <text:p text:style-name="P1">atmirabel (ath.)</text:p>
      <text:p text:style-name="P1">atmiradó (sus.), -nan</text:p>
      <text:p text:style-name="P1">atmirador (sus.), -nan</text:p>
      <text:p text:style-name="P1">atmiral (sus.), -nan</text:p>
      <text:p text:style-name="P1">atmirando </text:p>
      <text:p text:style-name="P1">atmirashon (sus.)</text:p>
      <text:p text:style-name="P1">atmishon (sus.)</text:p>
      <text:p text:style-name="P1">atmisibel (ath.)</text:p>
      <text:p text:style-name="P1">atmití (v.)</text:p>
      <text:p text:style-name="P1">atmití (ath.)</text:p>
      <text:p text:style-name="P1">atmitiendo </text:p>
      <text:p text:style-name="P1">atmosfer (sus.), -nan</text:p>
      <text:p text:style-name="P1">atmósfera (sus.), -nan</text:p>
      <text:p text:style-name="P1">atmosfériko (ath.)</text:p>
      <text:p text:style-name="P1">atom (sus.), -nan</text:p>
      <text:p text:style-name="P1">atombòm (sus.), -nan</text:p>
      <text:p text:style-name="P1">atómiko (ath.)</text:p>
      <text:p text:style-name="P1">átomo (sus.), -nan</text:p>
      <text:p text:style-name="P1">atonal (ath.)</text:p>
      <text:p text:style-name="P1">atonalidat (sus.)</text:p>
      <text:p text:style-name="P1">atóniko (ath.)</text:p>
      <text:p text:style-name="P1">átono (ath.)</text:p>
      <text:p text:style-name="P1">atraé (v.)</text:p>
      <text:p text:style-name="P1">atraé (ath.)</text:p>
      <text:p text:style-name="P1">atraká (v.)</text:p>
      <text:p text:style-name="P1">atraká (ath.)</text:p>
      <text:p text:style-name="P1">atrakadó (sus.), -nan</text:p>
      <text:p text:style-name="P1">atrakador (sus.), -nan</text:p>
      <text:p text:style-name="P1">atrakando </text:p>
      <text:p text:style-name="P1"><text:soft-page-break/>atrako (sus.), -nan</text:p>
      <text:p text:style-name="P1">atrakshon (sus.), -nan</text:p>
      <text:p text:style-name="P1">atraktivo (ath.)</text:p>
      <text:p text:style-name="P1">atras (sus.), -nan</text:p>
      <text:p text:style-name="P1">atras (atv.)</text:p>
      <text:p text:style-name="P1">atrasá (v.)</text:p>
      <text:p text:style-name="P1">atrasá (ath.)</text:p>
      <text:p text:style-name="P1">atrasando </text:p>
      <text:p text:style-name="P1">atraso (sus.), -nan</text:p>
      <text:p text:style-name="P1">atrayendo </text:p>
      <text:p text:style-name="P1">atribuí (v.)</text:p>
      <text:p text:style-name="P1">atribuí (ath.)</text:p>
      <text:p text:style-name="P1">atributivamente (atv.)</text:p>
      <text:p text:style-name="P1">atributivo (ath.)</text:p>
      <text:p text:style-name="P1">atributo (sus.), -nan</text:p>
      <text:p text:style-name="P1">atril (sus.), -nan</text:p>
      <text:p text:style-name="P1">atrobe (atv.)</text:p>
      <text:p text:style-name="P1">atrosidat <text:s/>(sus.), -nan</text:p>
      <text:p text:style-name="P1">atvènt (sus.)</text:p>
      <text:p text:style-name="P1">atventismo (sus.)</text:p>
      <text:p text:style-name="P1">atventista (sus.), -nan</text:p>
      <text:p text:style-name="P1">atventista (ath.)</text:p>
      <text:p text:style-name="P1">atverbial (ath.)</text:p>
      <text:p text:style-name="P1">atverbio (sus.), -nan</text:p>
      <text:p text:style-name="P1">atversario (sus.), -nan</text:p>
      <text:p text:style-name="P1">atversidat (sus.), -nan</text:p>
      <text:p text:style-name="P1">atverso (ath.)</text:p>
      <text:p text:style-name="P1">atvertensia (sus.), -nan</text:p>
      <text:p text:style-name="P1">atvertí (v.)</text:p>
      <text:p text:style-name="P1">atvertí (ath.)</text:p>
      <text:p text:style-name="P1">atvirtiendo </text:p>
      <text:p text:style-name="P1">atzjudant (sus.), -nan</text:p>
      <text:p text:style-name="P1">aunke </text:p>
      <text:p text:style-name="P1">Australia (sus.)</text:p>
      <text:p text:style-name="P1">australiano (sus.), -nan</text:p>
      <text:p text:style-name="P1">australiano (ath.)</text:p>
      <text:p text:style-name="P1">Austria (sus.)</text:p>
      <text:p text:style-name="P1">austriako (sus.), -nan</text:p>
      <text:p text:style-name="P1">austriako (ath.)</text:p>
      <text:p text:style-name="P1">avalancha (sus.), -nan</text:p>
      <text:p text:style-name="P1">avansá (v.)</text:p>
      <text:p text:style-name="P1">avansá (ath.)</text:p>
      <text:p text:style-name="P1">avansando (ath.)</text:p>
      <text:p text:style-name="P1">avanse (sus.), -nan</text:p>
      <text:p text:style-name="P1"><text:soft-page-break/>ave (int.)</text:p>
      <text:p text:style-name="P1">avel (sus.)</text:p>
      <text:p text:style-name="P1">avemaria (sus.), -nan</text:p>
      <text:p text:style-name="P1">avena <text:s/>(sus.)</text:p>
      <text:p text:style-name="P1">avenida (sus.), -nan</text:p>
      <text:p text:style-name="P1">aventura (sus.), -nan</text:p>
      <text:p text:style-name="P1">aventurero (sus.), -nan</text:p>
      <text:p text:style-name="P1">aventurero (ath.)</text:p>
      <text:p text:style-name="P1">averiguá (v.)</text:p>
      <text:p text:style-name="P1">averiguá (ath.)</text:p>
      <text:p text:style-name="P1">averiguando </text:p>
      <text:p text:style-name="P1">averiguashon (sus.), -nan</text:p>
      <text:p text:style-name="P1">avershon (sus.), -nan</text:p>
      <text:p text:style-name="P1">aviador (sus.), -nan</text:p>
      <text:p text:style-name="P1">aviashon (sus.)</text:p>
      <text:p text:style-name="P1">avíkola (ath.)</text:p>
      <text:p text:style-name="P1">avikultor (sus.), -nan</text:p>
      <text:p text:style-name="P1">avikultura (sus.)</text:p>
      <text:p text:style-name="P1">avion (sus.), -nan</text:p>
      <text:p text:style-name="P1">avioneta (sus.), -nan</text:p>
      <text:p text:style-name="P1">avisá (v.)</text:p>
      <text:p text:style-name="P1">avisá (ath.)</text:p>
      <text:p text:style-name="P1">avisando </text:p>
      <text:p text:style-name="P1">aviso (sus.), -nan</text:p>
      <text:p text:style-name="P1">avochi (sus.), -nan</text:p>
      <text:p text:style-name="P1">awa (v.)</text:p>
      <text:p text:style-name="P1">awa (sus.), -nan</text:p>
      <text:p text:style-name="P1">awá (ath.)</text:p>
      <text:p text:style-name="P1">awakati (sus.), -nan</text:p>
      <text:p text:style-name="P1">Awasa (sus.)</text:p>
      <text:p text:style-name="P1">áwaseru (sus.), -nan</text:p>
      <text:p text:style-name="P1">awe (atv.)</text:p>
      <text:p text:style-name="P1">awé (atv.)</text:p>
      <text:p text:style-name="P1">awèl (int.)</text:p>
      <text:p text:style-name="P1">awendia (atv.)</text:p>
      <text:p text:style-name="P1">aweró (atv.)</text:p>
      <text:p text:style-name="P1">awó (atv.)</text:p>
      <text:p text:style-name="P1">awor (atv.)</text:p>
      <text:p text:style-name="P1">aworó (atv.)</text:p>
      <text:p text:style-name="P1">aya (atv.)</text:p>
      <text:p text:style-name="P1">ayá (atv.)</text:p>
      <text:p text:style-name="P1">ayaka <text:s/>(sus.), -nan</text:p>
      <text:p text:style-name="P1">ayatola (sus.), -nan</text:p>
      <text:p text:style-name="P1">ayera (atv.)</text:p>
      <text:p text:style-name="P1"><text:soft-page-break/>ayó (int.)</text:p>
      <text:p text:style-name="P1">ayudante (sus.), -nan</text:p>
      <text:p text:style-name="P1">ayudo (sus.)</text:p>
      <text:p text:style-name="P1">Azerbeidjan (sus.)</text:p>
      <text:p text:style-name="P1">b (sus.), -nan</text:p>
      <text:p text:style-name="P1">ba (int.)</text:p>
      <text:p text:style-name="P1">baba (v.)</text:p>
      <text:p text:style-name="P1">baba (sus.)</text:p>
      <text:p text:style-name="P1">babá (ath.)</text:p>
      <text:p text:style-name="P1">babadó (sus.), -nan</text:p>
      <text:p text:style-name="P1">babalochi (sus.), -nan</text:p>
      <text:p text:style-name="P1">babamentu (sus.)</text:p>
      <text:p text:style-name="P1">babando </text:p>
      <text:p text:style-name="P1">babel (sus.), -nan</text:p>
      <text:p text:style-name="P1">babero (sus.), -nan</text:p>
      <text:p text:style-name="P1">Bábilòn (sus.)</text:p>
      <text:p text:style-name="P1">Babilonia (sus.)</text:p>
      <text:p text:style-name="P1">babilóniko (ath.)</text:p>
      <text:p text:style-name="P1">babilonio (sus.), -nan</text:p>
      <text:p text:style-name="P1">babilonio (ath.)</text:p>
      <text:p text:style-name="P1">babuká (v.)</text:p>
      <text:p text:style-name="P1">babuká (ath.)</text:p>
      <text:p text:style-name="P1">babun (sus.), -nan</text:p>
      <text:p text:style-name="P1">bachi (sus.), -nan</text:p>
      <text:p text:style-name="P1">badjaga (sus.), -nan</text:p>
      <text:p text:style-name="P1">baf (sus.)</text:p>
      <text:p text:style-name="P1">bagamente (atv.)</text:p>
      <text:p text:style-name="P1">bagamunderia (sus.), -nan</text:p>
      <text:p text:style-name="P1">bagamundu (sus.), -nan</text:p>
      <text:p text:style-name="P1">bagas (sus.)</text:p>
      <text:p text:style-name="P1">bagatèl (sus.)</text:p>
      <text:p text:style-name="P1">bagatelisá (v.)</text:p>
      <text:p text:style-name="P1">bagatelisá (ath.)</text:p>
      <text:p text:style-name="P1">bago (sus.), -nan</text:p>
      <text:p text:style-name="P1">bago (ath.)</text:p>
      <text:p text:style-name="P1">bagòn (sus.), -nan</text:p>
      <text:p text:style-name="P1">baguèchi (sus.), -nan</text:p>
      <text:p text:style-name="P1">baguedat (sus.), -nan</text:p>
      <text:p text:style-name="P1">baguèt (sus.), -nan</text:p>
      <text:p text:style-name="P1">baha (v.)</text:p>
      <text:p text:style-name="P1">bahá (ath.)</text:p>
      <text:p text:style-name="P1">bahada (sus.), -nan</text:p>
      <text:p text:style-name="P1">bahamentu (sus.)</text:p>
      <text:p text:style-name="P1">bahando </text:p>
      <text:p text:style-name="P1"><text:soft-page-break/>bahia (sus.), -nan</text:p>
      <text:p text:style-name="P1">baho (ath.)</text:p>
      <text:p text:style-name="P1">bai (v.)</text:p>
      <text:p text:style-name="P1">baiben (sus.), -nan</text:p>
      <text:p text:style-name="P1">baidó (sus.), -nan</text:p>
      <text:p text:style-name="P1">baik (sus.), -nan</text:p>
      <text:p text:style-name="P1">baila (v.)</text:p>
      <text:p text:style-name="P1">baila (sus.), -nan</text:p>
      <text:p text:style-name="P1">bailá (ath.)</text:p>
      <text:p text:style-name="P1">bailadó (sus.), -nan</text:p>
      <text:p text:style-name="P1">bailadó (ath.)</text:p>
      <text:p text:style-name="P1">bailamentu (sus.)</text:p>
      <text:p text:style-name="P1">bailando </text:p>
      <text:p text:style-name="P1">bailarin (sus.), -nan</text:p>
      <text:p text:style-name="P1">bailarina (sus.), -nan</text:p>
      <text:p text:style-name="P1">baile (sus.), -nan</text:p>
      <text:p text:style-name="P1">baimentu (sus.)</text:p>
      <text:p text:style-name="P1">baina (sus.), -nan</text:p>
      <text:p text:style-name="P1">baisait (sus.), -nan</text:p>
      <text:p text:style-name="P1">baiskel (sus.), -nan</text:p>
      <text:p text:style-name="P1">baka (sus.), -nan</text:p>
      <text:p text:style-name="P1">bakará (sus.)</text:p>
      <text:p text:style-name="P1">bákatòr (sus.), -nan</text:p>
      <text:p text:style-name="P1">bakbort (sus.)</text:p>
      <text:p text:style-name="P1">baké (sus.), -nan</text:p>
      <text:p text:style-name="P1">baké (ath.)</text:p>
      <text:p text:style-name="P1">baki (sus.), -nan</text:p>
      <text:p text:style-name="P1">bakianu (sus.), -nan</text:p>
      <text:p text:style-name="P1">bakiou (sus.), -nan</text:p>
      <text:p text:style-name="P1">bakoba (sus.), -nan</text:p>
      <text:p text:style-name="P1">bakteria (sus.), -nan</text:p>
      <text:p text:style-name="P1">bakteriano (ath.)</text:p>
      <text:p text:style-name="P1">bakteriologia (sus.)</text:p>
      <text:p text:style-name="P1">bakteriológiko (ath.)</text:p>
      <text:p text:style-name="P1">bakteriólogo (sus.), -nan</text:p>
      <text:p text:style-name="P1">bakuna (sus.), -nan</text:p>
      <text:p text:style-name="P1">bakuná (v.)</text:p>
      <text:p text:style-name="P1">bakuná (ath.)</text:p>
      <text:p text:style-name="P1">bakunashon (sus.)</text:p>
      <text:p text:style-name="P1">bal (v.)</text:p>
      <text:p text:style-name="P1">bala (sus.), -nan</text:p>
      <text:p text:style-name="P1">balabala <text:s/>(ath.)</text:p>
      <text:p text:style-name="P1">balada (sus.), -nan</text:p>
      <text:p text:style-name="P1">balander (sus.), -nan</text:p>
      <text:p text:style-name="P1"><text:soft-page-break/>balandra (sus.), -nan</text:p>
      <text:p text:style-name="P1">balandran (sus.), -nan</text:p>
      <text:p text:style-name="P1">balandro (sus.), -nan</text:p>
      <text:p text:style-name="P1">balansa (sus.), -nan</text:p>
      <text:p text:style-name="P1">balansá (v.)</text:p>
      <text:p text:style-name="P1">balansá (ath.)</text:p>
      <text:p text:style-name="P1">balansando </text:p>
      <text:p text:style-name="P1">balanse (sus.), -nan</text:p>
      <text:p text:style-name="P1">balaster (sus.)</text:p>
      <text:p text:style-name="P1">balaú (sus.), -nan</text:p>
      <text:p text:style-name="P1">balboa (sus.), -nan</text:p>
      <text:p text:style-name="P1">balchi (sus.), -nan</text:p>
      <text:p text:style-name="P1">baldadi (ath.)</text:p>
      <text:p text:style-name="P1">bale (v.)</text:p>
      <text:p text:style-name="P1">bale (sus.), -nan</text:p>
      <text:p text:style-name="P1">balein (sus.), -nan</text:p>
      <text:p text:style-name="P1">balente (ath.)</text:p>
      <text:p text:style-name="P1">balentina (sus.), -nan</text:p>
      <text:p text:style-name="P1">balèt (sus.)</text:p>
      <text:p text:style-name="P1">balia (v.)</text:p>
      <text:p text:style-name="P1">balia (sus.), -nan</text:p>
      <text:p text:style-name="P1">baliá (ath.)</text:p>
      <text:p text:style-name="P1">baliabel (ath.)</text:p>
      <text:p text:style-name="P1">baliadó (sus.), -nan</text:p>
      <text:p text:style-name="P1">baliamentu (sus.)</text:p>
      <text:p text:style-name="P1">baliando </text:p>
      <text:p text:style-name="P1">balidá (v.)</text:p>
      <text:p text:style-name="P1">balidá (ath.)</text:p>
      <text:p text:style-name="P1">balides (sus.)</text:p>
      <text:p text:style-name="P1">bálido (ath.)</text:p>
      <text:p text:style-name="P1">baliña (sus.), -nan</text:p>
      <text:p text:style-name="P1">balioso (ath.)</text:p>
      <text:p text:style-name="P1">balki (sus.), -nan</text:p>
      <text:p text:style-name="P1">balkon (sus.), -nan</text:p>
      <text:p text:style-name="P1">balòn (sus.), -nan</text:p>
      <text:p text:style-name="P1">balor (sus.), -nan</text:p>
      <text:p text:style-name="P1">balorá (v.)</text:p>
      <text:p text:style-name="P1">balorá (ath.)</text:p>
      <text:p text:style-name="P1">balorando </text:p>
      <text:p text:style-name="P1">balorashon (sus.)</text:p>
      <text:p text:style-name="P1">balotá (v.)</text:p>
      <text:p text:style-name="P1">balotá (ath.)</text:p>
      <text:p text:style-name="P1">balotahe (sus.)</text:p>
      <text:p text:style-name="P1">balotamentu <text:s/>(sus.)</text:p>
      <text:p text:style-name="P1"><text:soft-page-break/>balotando </text:p>
      <text:p text:style-name="P1">balotashon (sus.)</text:p>
      <text:p text:style-name="P1">bals (sus.), -nan</text:p>
      <text:p text:style-name="P1">balsamá (v.)</text:p>
      <text:p text:style-name="P1">balsamá (ath.)</text:p>
      <text:p text:style-name="P1">balsamando </text:p>
      <text:p text:style-name="P1">bálsamo (sus.)</text:p>
      <text:p text:style-name="P1">baluá (v.)</text:p>
      <text:p text:style-name="P1">baluá (ath.)</text:p>
      <text:p text:style-name="P1">baluadó (sus.), -nan</text:p>
      <text:p text:style-name="P1">baluando </text:p>
      <text:p text:style-name="P1">baluarte (sus.), -nan</text:p>
      <text:p text:style-name="P1">baluashon (sus.)</text:p>
      <text:p text:style-name="P1">bam (int.)</text:p>
      <text:p text:style-name="P1">bamba (sus.), -nan</text:p>
      <text:p text:style-name="P1">bambu (sus.), -nan</text:p>
      <text:p text:style-name="P1">bambusher (v.)</text:p>
      <text:p text:style-name="P1">bami (sus.)</text:p>
      <text:p text:style-name="P1">ban (v.)</text:p>
      <text:p text:style-name="P1">baña (v.)</text:p>
      <text:p text:style-name="P1">bañamentu (sus.)</text:p>
      <text:p text:style-name="P1">banana (sus.), -nan</text:p>
      <text:p text:style-name="P1">bañando </text:p>
      <text:p text:style-name="P1">banchi (sus.), -nan</text:p>
      <text:p text:style-name="P1">banda (v.)</text:p>
      <text:p text:style-name="P1">banda (sus.), -nan</text:p>
      <text:p text:style-name="P1">bandá (ath.)</text:p>
      <text:p text:style-name="P1">Bándabou (sus.)</text:p>
      <text:p text:style-name="P1">Bándariba (sus.)</text:p>
      <text:p text:style-name="P1">bandera (sus.), -nan</text:p>
      <text:p text:style-name="P1">banderá (ath.)</text:p>
      <text:p text:style-name="P1">banderin (sus.), -nan</text:p>
      <text:p text:style-name="P1">banderita (sus.), -nan</text:p>
      <text:p text:style-name="P1">bandidu (sus.), -nan</text:p>
      <text:p text:style-name="P1">bandó (sus.), -nan</text:p>
      <text:p text:style-name="P1">bandolin (sus.), -nan</text:p>
      <text:p text:style-name="P1">bandoná (v.)</text:p>
      <text:p text:style-name="P1">bandoná (ath.)</text:p>
      <text:p text:style-name="P1">bandonamentu (sus.)</text:p>
      <text:p text:style-name="P1">bandonando </text:p>
      <text:p text:style-name="P1">bangaña (sus.), -nan</text:p>
      <text:p text:style-name="P1">banidat (sus.), -nan</text:p>
      <text:p text:style-name="P1">banidoso (ath.)</text:p>
      <text:p text:style-name="P1">banka (sus.)</text:p>
      <text:p text:style-name="P1"><text:soft-page-break/>bankario (ath.)</text:p>
      <text:p text:style-name="P1">bankero (sus.), -nan</text:p>
      <text:p text:style-name="P1">banki (sus.), -nan</text:p>
      <text:p text:style-name="P1">banko (sus.), -nan</text:p>
      <text:p text:style-name="P1">bankomátiko (sus.), -nan</text:p>
      <text:p text:style-name="P1">bankrut (sus.)</text:p>
      <text:p text:style-name="P1">bankrut (ath.)</text:p>
      <text:p text:style-name="P1">bankskruf (sus.), -nan</text:p>
      <text:p text:style-name="P1">bankwèrker (sus.), -nan</text:p>
      <text:p text:style-name="P1">baño (sus.), -nan</text:p>
      <text:p text:style-name="P1">bant (v.)</text:p>
      <text:p text:style-name="P1">bant (sus.), -nan</text:p>
      <text:p text:style-name="P1">bap (int.)</text:p>
      <text:p text:style-name="P1">bapor (sus.), -nan</text:p>
      <text:p text:style-name="P1">baptista <text:s/>(sus.), -nan</text:p>
      <text:p text:style-name="P1">baptista <text:s/>(ath.)</text:p>
      <text:p text:style-name="P1">bar (sus.), -nan</text:p>
      <text:p text:style-name="P1">bara (sus.), -nan</text:p>
      <text:p text:style-name="P1">bará (sus.), -nan</text:p>
      <text:p text:style-name="P1">baraha (sus.), -nan</text:p>
      <text:p text:style-name="P1">barak (sus.), -nan</text:p>
      <text:p text:style-name="P1">baraka (sus.), -nan</text:p>
      <text:p text:style-name="P1">barakoa (sus.), -nan</text:p>
      <text:p text:style-name="P1">barakuda (sus.), -nan</text:p>
      <text:p text:style-name="P1">baranka (sus.), -nan</text:p>
      <text:p text:style-name="P1">baranka (ath.)</text:p>
      <text:p text:style-name="P1">barata (ath.)</text:p>
      <text:p text:style-name="P1">baratio (sus.), -nan</text:p>
      <text:p text:style-name="P1">barba (sus.), -nan</text:p>
      <text:p text:style-name="P1">barbá (ath.)</text:p>
      <text:p text:style-name="P1">barbachi (sus.), -nan</text:p>
      <text:p text:style-name="P1">Barbados (sus.)</text:p>
      <text:p text:style-name="P1">barbakoa (sus.), -nan</text:p>
      <text:p text:style-name="P1">barbaridat (sus.), -nan</text:p>
      <text:p text:style-name="P1">barbarie <text:s/>(sus.)</text:p>
      <text:p text:style-name="P1">barbarismo (sus.), -nan</text:p>
      <text:p text:style-name="P1">bárbaro (sus.), -nan</text:p>
      <text:p text:style-name="P1">bárbaro (ath.)</text:p>
      <text:p text:style-name="P1">barbekiú (sus.), -nan</text:p>
      <text:p text:style-name="P1">barbèl (sus.), -nan</text:p>
      <text:p text:style-name="P1">barberia (sus.), -nan</text:p>
      <text:p text:style-name="P1">barbero (sus.), -nan</text:p>
      <text:p text:style-name="P1">barbí (sus.), -nan</text:p>
      <text:p text:style-name="P1">barbon (sus.), -nan</text:p>
      <text:p text:style-name="P1"><text:soft-page-break/>barbon (ath.)</text:p>
      <text:p text:style-name="P1">barbulètè (sus.), -nan</text:p>
      <text:p text:style-name="P1">barera <text:s/>(sus.), -nan</text:p>
      <text:p text:style-name="P1">barèt (sus.), -nan</text:p>
      <text:p text:style-name="P1">barete (sus.), -nan</text:p>
      <text:p text:style-name="P1">bari (v.)</text:p>
      <text:p text:style-name="P1">barí (sus.), -nan</text:p>
      <text:p text:style-name="P1">barí (ath.)</text:p>
      <text:p text:style-name="P1">bariante (sus.), -nan</text:p>
      <text:p text:style-name="P1">bariashon (sus.), -nan</text:p>
      <text:p text:style-name="P1">baridó (sus.), -nan</text:p>
      <text:p text:style-name="P1">bariedat (sus.), -nan</text:p>
      <text:p text:style-name="P1">bariendo </text:p>
      <text:p text:style-name="P1">barigonchi (sus.), -nan</text:p>
      <text:p text:style-name="P1">barika (sus.), -nan</text:p>
      <text:p text:style-name="P1">barikada (sus.), -nan</text:p>
      <text:p text:style-name="P1">barikadiá (v.)</text:p>
      <text:p text:style-name="P1">barikadiá (ath.)</text:p>
      <text:p text:style-name="P1">barimentu (sus.)</text:p>
      <text:p text:style-name="P1">bario (sus.), -nan</text:p>
      <text:p text:style-name="P1">bários </text:p>
      <text:p text:style-name="P1">báritòn (sus.), -nan</text:p>
      <text:p text:style-name="P1">barka (v.)</text:p>
      <text:p text:style-name="P1">barkiper (sus.), -nan</text:p>
      <text:p text:style-name="P1">barku (sus.), -nan</text:p>
      <text:p text:style-name="P1">barnis (sus.)</text:p>
      <text:p text:style-name="P1">barnisá (v.)</text:p>
      <text:p text:style-name="P1">barnisá (ath.)</text:p>
      <text:p text:style-name="P1">barnisamentu (sus.)</text:p>
      <text:p text:style-name="P1">baròk (sus.)</text:p>
      <text:p text:style-name="P1">baròk (ath.)</text:p>
      <text:p text:style-name="P1">baroko (sus.)</text:p>
      <text:p text:style-name="P1">baroko (ath.)</text:p>
      <text:p text:style-name="P1">barometer (sus.), -nan</text:p>
      <text:p text:style-name="P1">baron (sus.), -nan</text:p>
      <text:p text:style-name="P1">baron (ath.)</text:p>
      <text:p text:style-name="P1">baronesa (sus.), -nan</text:p>
      <text:p text:style-name="P1">baronil <text:s/>(ath.)</text:p>
      <text:p text:style-name="P1">bartènder (sus.), -nan</text:p>
      <text:p text:style-name="P1">bas (sus.), -nan</text:p>
      <text:p text:style-name="P1">basa (v.)</text:p>
      <text:p text:style-name="P1">basá (ath.)</text:p>
      <text:p text:style-name="P1">basando </text:p>
      <text:p text:style-name="P1">base (sus.), -nan</text:p>
      <text:p text:style-name="P1"><text:soft-page-break/>basha (v.)</text:p>
      <text:p text:style-name="P1">bashá (ath.)</text:p>
      <text:p text:style-name="P1">bashamentu (sus.)</text:p>
      <text:p text:style-name="P1">bashando </text:p>
      <text:p text:style-name="P1">bashí (ath.)</text:p>
      <text:p text:style-name="P1">básikamente (atv.)</text:p>
      <text:p text:style-name="P1">básiko (ath.)</text:p>
      <text:p text:style-name="P1">basilá (v.)</text:p>
      <text:p text:style-name="P1">basilá (ath.)</text:p>
      <text:p text:style-name="P1">basilamentu (sus.)</text:p>
      <text:p text:style-name="P1">basilando </text:p>
      <text:p text:style-name="P1">basilante (ath.)</text:p>
      <text:p text:style-name="P1">basilashon (sus.)</text:p>
      <text:p text:style-name="P1">basílika (sus.), -nan</text:p>
      <text:p text:style-name="P1">basilon (sus.), -nan</text:p>
      <text:p text:style-name="P1">basista (sus.), -nan</text:p>
      <text:p text:style-name="P1">basket (sus.), -nan</text:p>
      <text:p text:style-name="P1">basketbòl (sus.)</text:p>
      <text:p text:style-name="P1">baso <text:s/>(sus.), -nan</text:p>
      <text:p text:style-name="P1">basora (sus.), -nan</text:p>
      <text:p text:style-name="P1">basta </text:p>
      <text:p text:style-name="P1">basta (int.)</text:p>
      <text:p text:style-name="P1">basta (atv.)</text:p>
      <text:p text:style-name="P1">basta (ath.)</text:p>
      <text:p text:style-name="P1">bastante (ath.)</text:p>
      <text:p text:style-name="P1">bastardo <text:s/>(sus.), -nan</text:p>
      <text:p text:style-name="P1">bastardo <text:s/>(ath.)</text:p>
      <text:p text:style-name="P1">bastèl (sus.), -nan</text:p>
      <text:p text:style-name="P1">baster (v.)</text:p>
      <text:p text:style-name="P1">baster (sus.)</text:p>
      <text:p text:style-name="P1">bastion (sus.), -nan</text:p>
      <text:p text:style-name="P1">baston (sus.), -nan</text:p>
      <text:p text:style-name="P1">bata (sus.), -nan</text:p>
      <text:p text:style-name="P1">batata (sus.), -nan</text:p>
      <text:p text:style-name="P1">bataya (sus.), -nan</text:p>
      <text:p text:style-name="P1">batayá (v.)</text:p>
      <text:p text:style-name="P1">batayá (ath.)</text:p>
      <text:p text:style-name="P1">batayando </text:p>
      <text:p text:style-name="P1">batayon (sus.), -nan</text:p>
      <text:p text:style-name="P1">bate (sus.), -nan</text:p>
      <text:p text:style-name="P1">bateadó <text:s/>(sus.), -nan</text:p>
      <text:p text:style-name="P1">bateria (sus.), -nan</text:p>
      <text:p text:style-name="P1">bati (v.)</text:p>
      <text:p text:style-name="P1">batí (ath.)</text:p>
      <text:p text:style-name="P1"><text:soft-page-break/>batiandi (sus.), -nan</text:p>
      <text:p text:style-name="P1">batiandi (ath.)</text:p>
      <text:p text:style-name="P1">batido (sus.), -nan</text:p>
      <text:p text:style-name="P1">batidó (sus.), -nan</text:p>
      <text:p text:style-name="P1">batiendo </text:p>
      <text:p text:style-name="P1">batimentu (sus.)</text:p>
      <text:p text:style-name="P1">batisá (v.)</text:p>
      <text:p text:style-name="P1">batisá (ath.)</text:p>
      <text:p text:style-name="P1">batisamentu (sus.)</text:p>
      <text:p text:style-name="P1">batisando </text:p>
      <text:p text:style-name="P1">batpak (sus.), -nan</text:p>
      <text:p text:style-name="P1">batrei (sus.), -nan</text:p>
      <text:p text:style-name="P1">batuta (sus.), -nan</text:p>
      <text:p text:style-name="P1">baul (sus.), -nan</text:p>
      <text:p text:style-name="P1">bayena (sus.), -nan</text:p>
      <text:p text:style-name="P1">bayendo </text:p>
      <text:p text:style-name="P1">bayonèt (sus.), -nan</text:p>
      <text:p text:style-name="P1">bazar (sus.), -nan</text:p>
      <text:p text:style-name="P1">bazjan (sus.)</text:p>
      <text:p text:style-name="P1">be (sus.), -nan</text:p>
      <text:p text:style-name="P1">beaku (sus.), -nan</text:p>
      <text:p text:style-name="P1">beatifiká (v.)</text:p>
      <text:p text:style-name="P1">beatifiká (ath.)</text:p>
      <text:p text:style-name="P1">beatifikashon (sus.)</text:p>
      <text:p text:style-name="P1">bebe (v.)</text:p>
      <text:p text:style-name="P1">bebé (ath.)</text:p>
      <text:p text:style-name="P1">bebedó (sus.), -nan</text:p>
      <text:p text:style-name="P1">bebementu (sus.)</text:p>
      <text:p text:style-name="P1">bebi (sus.), -nan</text:p>
      <text:p text:style-name="P1">bebí (ath.)</text:p>
      <text:p text:style-name="P1">bebibel (ath.)</text:p>
      <text:p text:style-name="P1">bebidòl (sus.), -nan</text:p>
      <text:p text:style-name="P1">bebiendo </text:p>
      <text:p text:style-name="P1">bèchi (sus.), -nan</text:p>
      <text:p text:style-name="P1">bedank (v.)</text:p>
      <text:p text:style-name="P1">bedar <text:s/>(v.)</text:p>
      <text:p text:style-name="P1">bedar <text:s/>(ath.)</text:p>
      <text:p text:style-name="P1">bedaru (v.)</text:p>
      <text:p text:style-name="P1">bedei (v.)</text:p>
      <text:p text:style-name="P1">bedji (sus.), -nan</text:p>
      <text:p text:style-name="P1">bedji (ath.)</text:p>
      <text:p text:style-name="P1">beheit (sus.)</text:p>
      <text:p text:style-name="P1">behes (sus.)</text:p>
      <text:p text:style-name="P1">beibel (sus.), -nan</text:p>
      <text:p text:style-name="P1"><text:soft-page-break/>beinam (sus.), -nan</text:p>
      <text:p text:style-name="P1">beis (sus.)</text:p>
      <text:p text:style-name="P1">beisbòl (sus.)</text:p>
      <text:p text:style-name="P1">beitel (sus.), -nan</text:p>
      <text:p text:style-name="P1">beitnan </text:p>
      <text:p text:style-name="P1">bek (v.)</text:p>
      <text:p text:style-name="P1">bèk (v.)</text:p>
      <text:p text:style-name="P1">bèk (sus.), -nan</text:p>
      <text:p text:style-name="P1">bèk (atv.)</text:p>
      <text:p text:style-name="P1">beka (sus.), -nan</text:p>
      <text:p text:style-name="P1">bekado (sus.), -nan</text:p>
      <text:p text:style-name="P1">beker (sus.), -nan</text:p>
      <text:p text:style-name="P1">bekest (sus.), -nan</text:p>
      <text:p text:style-name="P1">bekmentu (sus.)</text:p>
      <text:p text:style-name="P1">beku (sus.), -nan</text:p>
      <text:p text:style-name="P1">bèl (sus.), -nan</text:p>
      <text:p text:style-name="P1">bela (sus.), -nan</text:p>
      <text:p text:style-name="P1">belá (ath.)</text:p>
      <text:p text:style-name="P1">belasting (sus.), -nan</text:p>
      <text:p text:style-name="P1">belèg (sus.)</text:p>
      <text:p text:style-name="P1">belga (sus.), -nan</text:p>
      <text:p text:style-name="P1">belga (ath.)</text:p>
      <text:p text:style-name="P1">Bèlgika (sus.)</text:p>
      <text:p text:style-name="P1">beligerante (ath.)</text:p>
      <text:p text:style-name="P1">béliko (ath.)</text:p>
      <text:p text:style-name="P1">belo (sus.), -nan</text:p>
      <text:p text:style-name="P1">belorio (sus.), -nan</text:p>
      <text:p text:style-name="P1">bembe (sus.), -nan</text:p>
      <text:p text:style-name="P1">bemòl (sus.), -nan</text:p>
      <text:p text:style-name="P1">bena (sus.), -nan</text:p>
      <text:p text:style-name="P1">bencha (v.)</text:p>
      <text:p text:style-name="P1">benchá (ath.)</text:p>
      <text:p text:style-name="P1">benchamentu (sus.)</text:p>
      <text:p text:style-name="P1">benchando </text:p>
      <text:p text:style-name="P1">benda (v.)</text:p>
      <text:p text:style-name="P1">benda (sus.), -nan</text:p>
      <text:p text:style-name="P1">bendá (ath.)</text:p>
      <text:p text:style-name="P1">bende (v.)</text:p>
      <text:p text:style-name="P1">bende (sus.)</text:p>
      <text:p text:style-name="P1">bendedó (sus.), -nan</text:p>
      <text:p text:style-name="P1">bendementu (sus.)</text:p>
      <text:p text:style-name="P1">bènder (sus.), -nan</text:p>
      <text:p text:style-name="P1">bendí (ath.)</text:p>
      <text:p text:style-name="P1">bendibel (ath.)</text:p>
      <text:p text:style-name="P1"><text:soft-page-break/>bendiendo </text:p>
      <text:p text:style-name="P1">bendita (ath.)</text:p>
      <text:p text:style-name="P1">benditu (ath.)</text:p>
      <text:p text:style-name="P1">benefaktor (sus.), -nan</text:p>
      <text:p text:style-name="P1">benefaktor (ath.)</text:p>
      <text:p text:style-name="P1">benéfiko (ath.)</text:p>
      <text:p text:style-name="P1">benefisensia (sus.)</text:p>
      <text:p text:style-name="P1">benefisiá (v.)</text:p>
      <text:p text:style-name="P1">benefisiá (ath.)</text:p>
      <text:p text:style-name="P1">benefisiario (sus.), -nan</text:p>
      <text:p text:style-name="P1">benefisio (sus.), -nan</text:p>
      <text:p text:style-name="P1">benefisioso (ath.)</text:p>
      <text:p text:style-name="P1">benekebùiten <text:s text:c="2"/>(sus.), -nan</text:p>
      <text:p text:style-name="P1">beneplásito (sus.)</text:p>
      <text:p text:style-name="P1">bénesol (sus.), -nan</text:p>
      <text:p text:style-name="P1">benesolano (sus.), -nan</text:p>
      <text:p text:style-name="P1">benesolano (ath.)</text:p>
      <text:p text:style-name="P1">bénewater (sus.), -nan</text:p>
      <text:p text:style-name="P1">benga (v.)</text:p>
      <text:p text:style-name="P1">bengá (ath.)</text:p>
      <text:p text:style-name="P1">bengadó (sus.), -nan</text:p>
      <text:p text:style-name="P1">bengansa (sus.)</text:p>
      <text:p text:style-name="P1">bengativo (ath.)</text:p>
      <text:p text:style-name="P1">benidero (ath.)</text:p>
      <text:p text:style-name="P1">benignidat (sus.)</text:p>
      <text:p text:style-name="P1">benigno (ath.)</text:p>
      <text:p text:style-name="P1">benout (ath.)</text:p>
      <text:p text:style-name="P1">bèns (v.)</text:p>
      <text:p text:style-name="P1">bèns (sus.), -nan</text:p>
      <text:p text:style-name="P1">bènsu (v.)</text:p>
      <text:p text:style-name="P1">bènsu (sus.), -nan</text:p>
      <text:p text:style-name="P1">bènt (sus.), -nan</text:p>
      <text:p text:style-name="P1">benta (v.)</text:p>
      <text:p text:style-name="P1">benta (sus.), -nan</text:p>
      <text:p text:style-name="P1">bentá (ath.)</text:p>
      <text:p text:style-name="P1">bentaha (sus.), -nan</text:p>
      <text:p text:style-name="P1">bentahoso (ath.)</text:p>
      <text:p text:style-name="P1">bentamentu (sus.)</text:p>
      <text:p text:style-name="P1">bentana (sus.), -nan</text:p>
      <text:p text:style-name="P1">bentando </text:p>
      <text:p text:style-name="P1">bepal <text:s/>(v.)</text:p>
      <text:p text:style-name="P1">ber (v.)</text:p>
      <text:p text:style-name="P1">ber (sus.), -nan</text:p>
      <text:p text:style-name="P1">beraf (v.)</text:p>
      <text:p text:style-name="P1"><text:soft-page-break/>beran (sus.)</text:p>
      <text:p text:style-name="P1">beran (ath.)</text:p>
      <text:p text:style-name="P1">beranda (sus.), -nan</text:p>
      <text:p text:style-name="P1">berans (sus.)</text:p>
      <text:p text:style-name="P1">berans (ath.)</text:p>
      <text:p text:style-name="P1">berdaderamente (atv.)</text:p>
      <text:p text:style-name="P1">berdadero (ath.)</text:p>
      <text:p text:style-name="P1">bèrdat (sus.), -nan</text:p>
      <text:p text:style-name="P1">bèrdat (ath.)</text:p>
      <text:p text:style-name="P1">bèrdè (sus.)</text:p>
      <text:p text:style-name="P1">bèrdè (ath.)</text:p>
      <text:p text:style-name="P1">bèrdura (sus.), -nan</text:p>
      <text:p text:style-name="P1">berea (sus.), -nan</text:p>
      <text:p text:style-name="P1">berehein (sus.), -nan</text:p>
      <text:p text:style-name="P1">bergonsá (v.)</text:p>
      <text:p text:style-name="P1">bergonsá (ath.)</text:p>
      <text:p text:style-name="P1">bergonsoso (ath.)</text:p>
      <text:p text:style-name="P1">bèrgwensa (sus.)</text:p>
      <text:p text:style-name="P1">beri (sus.), -nan</text:p>
      <text:p text:style-name="P1">berit (sus.)</text:p>
      <text:p text:style-name="P1">Berlin (sus.)</text:p>
      <text:p text:style-name="P1">Bermuda (sus.)</text:p>
      <text:p text:style-name="P1">bèròf (v.)</text:p>
      <text:p text:style-name="P1">beròm (sus.), -nan</text:p>
      <text:p text:style-name="P1">berpùt (sus.), -nan</text:p>
      <text:p text:style-name="P1">bèrs (sus.), -nan</text:p>
      <text:p text:style-name="P1">bèrsla (sus.), -nan</text:p>
      <text:p text:style-name="P1">bes (sus.), -nan</text:p>
      <text:p text:style-name="P1">bès (sus.)</text:p>
      <text:p text:style-name="P1">bèshi (sus.), -nan</text:p>
      <text:p text:style-name="P1">bèshimantó (int.)</text:p>
      <text:p text:style-name="P1">besindario (sus.), -nan</text:p>
      <text:p text:style-name="P1">besindat (sus.), -nan</text:p>
      <text:p text:style-name="P1">beskein (sus.)</text:p>
      <text:p text:style-name="P1">bèskop (sus.), -nan</text:p>
      <text:p text:style-name="P1">beslag (sus.), -nan</text:p>
      <text:p text:style-name="P1">bèst (sus.)</text:p>
      <text:p text:style-name="P1">bestèk (sus.), -nan</text:p>
      <text:p text:style-name="P1">bestèl (v.)</text:p>
      <text:p text:style-name="P1">bestia (sus.), -nan</text:p>
      <text:p text:style-name="P1">bestia (ath.)</text:p>
      <text:p text:style-name="P1">bestial (ath.)</text:p>
      <text:p text:style-name="P1">bestialidat (sus.), -nan</text:p>
      <text:p text:style-name="P1">bestialmente (atv.)</text:p>
      <text:p text:style-name="P1"><text:soft-page-break/>Bestuurscollege (sus.), -nan</text:p>
      <text:p text:style-name="P1">bèt (v.)</text:p>
      <text:p text:style-name="P1">bèt (sus.)</text:p>
      <text:p text:style-name="P1">beter (sus.), -nan</text:p>
      <text:p text:style-name="P1">Bètlehèm (sus.)</text:p>
      <text:p text:style-name="P1">betòn (sus.)</text:p>
      <text:p text:style-name="P1">betrá (ath.)</text:p>
      <text:p text:style-name="P1">beu (sus.)</text:p>
      <text:p text:style-name="P1">bewaker (sus.), -nan</text:p>
      <text:p text:style-name="P1">beyesa (sus.), -nan</text:p>
      <text:p text:style-name="P1">beyo (ath.)</text:p>
      <text:p text:style-name="P1">bia (sus.), -nan</text:p>
      <text:p text:style-name="P1">biaha (v.)</text:p>
      <text:p text:style-name="P1">biaha (sus.), -nan</text:p>
      <text:p text:style-name="P1">biahamentu (sus.)</text:p>
      <text:p text:style-name="P1">biahando </text:p>
      <text:p text:style-name="P1">biahe (sus.), -nan</text:p>
      <text:p text:style-name="P1">biahero (sus.), -nan</text:p>
      <text:p text:style-name="P1">biar (sus.)</text:p>
      <text:p text:style-name="P1">biba (v.)</text:p>
      <text:p text:style-name="P1">biba (int.)</text:p>
      <text:p text:style-name="P1">bibá (sus.)</text:p>
      <text:p text:style-name="P1">bibá (ath.)</text:p>
      <text:p text:style-name="P1">bibamentu (sus.)</text:p>
      <text:p text:style-name="P1">bibando </text:p>
      <text:p text:style-name="P1">bibero (sus.), -nan</text:p>
      <text:p text:style-name="P1">bibi (sus.), -nan</text:p>
      <text:p text:style-name="P1">bibida (sus.), -nan</text:p>
      <text:p text:style-name="P1">bibidó <text:s/>(sus.), -nan</text:p>
      <text:p text:style-name="P1">bibilioteka (sus.), -nan</text:p>
      <text:p text:style-name="P1">bibitu (ath.)</text:p>
      <text:p text:style-name="P1">bíbliko (ath.)</text:p>
      <text:p text:style-name="P1">bibliobùs (sus.), -nan</text:p>
      <text:p text:style-name="P1">bibliografia (sus.), -nan</text:p>
      <text:p text:style-name="P1">bibliográfiko (ath.)</text:p>
      <text:p text:style-name="P1">biblioteka (sus.), -nan</text:p>
      <text:p text:style-name="P1">bibliotekaria (sus.), -nan</text:p>
      <text:p text:style-name="P1">bibliotekaria <text:s/>(sus.), -nan</text:p>
      <text:p text:style-name="P1">bibliotekario (sus.), -nan</text:p>
      <text:p text:style-name="P1">bibliotekario <text:s/>(sus.), -nan</text:p>
      <text:p text:style-name="P1">bibòp (sus.), -nan</text:p>
      <text:p text:style-name="P1">bibu (ath.)</text:p>
      <text:p text:style-name="P1">bich (sus.), -nan</text:p>
      <text:p text:style-name="P1">bichi (sus.), -nan</text:p>
      <text:p text:style-name="P1"><text:soft-page-break/>bida (sus.), -nan</text:p>
      <text:p text:style-name="P1">bidèm (ath.)</text:p>
      <text:p text:style-name="P1">bider (v.)</text:p>
      <text:p text:style-name="P1">bièchi (sus.), -nan</text:p>
      <text:p text:style-name="P1">biehita (sus.), -nan</text:p>
      <text:p text:style-name="P1">biehitu (sus.), -nan</text:p>
      <text:p text:style-name="P1">bien (sus.), -nan</text:p>
      <text:p text:style-name="P1">bien (atv.)</text:p>
      <text:p text:style-name="P1">bienal <text:s/>(ath.)</text:p>
      <text:p text:style-name="P1">bienaventurá (ath.)</text:p>
      <text:p text:style-name="P1">bienaventurado (sus.), -nan</text:p>
      <text:p text:style-name="P1">bienaventuransa <text:s/>(sus.)</text:p>
      <text:p text:style-name="P1">bienestar (sus.)</text:p>
      <text:p text:style-name="P1">bienhechor (sus.), -nan</text:p>
      <text:p text:style-name="P1">bientu (sus.), -nan</text:p>
      <text:p text:style-name="P1">bièrnèsantu (sus.)</text:p>
      <text:p text:style-name="P1">bieu (sus.), -nan</text:p>
      <text:p text:style-name="P1">bieu (ath.)</text:p>
      <text:p text:style-name="P1">bifokal (ath.)</text:p>
      <text:p text:style-name="P1">bifstùk (sus.), -nan</text:p>
      <text:p text:style-name="P1">biga (sus.), -nan</text:p>
      <text:p text:style-name="P1">bigamia (sus.)</text:p>
      <text:p text:style-name="P1">bígamo (sus.), -nan</text:p>
      <text:p text:style-name="P1">bígamo (ath.)</text:p>
      <text:p text:style-name="P1">bigonia (sus.), -nan</text:p>
      <text:p text:style-name="P1">bigoti (sus.), -nan</text:p>
      <text:p text:style-name="P1">bigui (sus.), -nan</text:p>
      <text:p text:style-name="P1">bikarbonato (sus.)</text:p>
      <text:p text:style-name="P1">biki (sus.), -nan</text:p>
      <text:p text:style-name="P1">bikini (sus.), -nan</text:p>
      <text:p text:style-name="P1">bilabial (sus.), -nan</text:p>
      <text:p text:style-name="P1">bilabial (ath.)</text:p>
      <text:p text:style-name="P1">bilateral (ath.)</text:p>
      <text:p text:style-name="P1">bilingwe (ath.)</text:p>
      <text:p text:style-name="P1">bilingwismo (sus.)</text:p>
      <text:p text:style-name="P1">bim (int.)</text:p>
      <text:p text:style-name="P1">bimensual (ath.)</text:p>
      <text:p text:style-name="P1">bimestral (ath.)</text:p>
      <text:p text:style-name="P1">bin (v.)</text:p>
      <text:p text:style-name="P1">biná (sus.), -nan</text:p>
      <text:p text:style-name="P1">biña (sus.)</text:p>
      <text:p text:style-name="P1">binager (sus.), -nan</text:p>
      <text:p text:style-name="P1">bindishon (sus.), -nan</text:p>
      <text:p text:style-name="P1">bindishoná (v.)</text:p>
      <text:p text:style-name="P1"><text:soft-page-break/>bindishoná (ath.)</text:p>
      <text:p text:style-name="P1">bindishonamentu (sus.)</text:p>
      <text:p text:style-name="P1">bindishonando </text:p>
      <text:p text:style-name="P1">bingo (sus.)</text:p>
      <text:p text:style-name="P1">bini (v.)</text:p>
      <text:p text:style-name="P1">biniendo </text:p>
      <text:p text:style-name="P1">binimentu (sus.)</text:p>
      <text:p text:style-name="P1">binti </text:p>
      <text:p text:style-name="P1">bintidos </text:p>
      <text:p text:style-name="P1">bintikuater </text:p>
      <text:p text:style-name="P1">bintinuebe </text:p>
      <text:p text:style-name="P1">bintiocho </text:p>
      <text:p text:style-name="P1">bintiseis </text:p>
      <text:p text:style-name="P1">bintishete </text:p>
      <text:p text:style-name="P1">bintisinku </text:p>
      <text:p text:style-name="P1">bintitres </text:p>
      <text:p text:style-name="P1">bintiun </text:p>
      <text:p text:style-name="P1">bintiunu </text:p>
      <text:p text:style-name="P1">biobibliográfiko (ath.)</text:p>
      <text:p text:style-name="P1">biografia (sus.), -nan</text:p>
      <text:p text:style-name="P1">biokímika (sus.)</text:p>
      <text:p text:style-name="P1">biokímiko (sus.), -nan</text:p>
      <text:p text:style-name="P1">biokímiko (ath.)</text:p>
      <text:p text:style-name="P1">biologia (sus.)</text:p>
      <text:p text:style-name="P1">biológiko (ath.)</text:p>
      <text:p text:style-name="P1">biólogo (sus.), -nan</text:p>
      <text:p text:style-name="P1">bion (sus.), -nan</text:p>
      <text:p text:style-name="P1">biopsia (sus.), -nan</text:p>
      <text:p text:style-name="P1">biósfera <text:s/>(sus.)</text:p>
      <text:p text:style-name="P1">biotekniko <text:s/>(ath.)</text:p>
      <text:p text:style-name="P1">bioteknologia <text:s/>(sus.)</text:p>
      <text:p text:style-name="P1">bioterorismo <text:s/>(sus.)</text:p>
      <text:p text:style-name="P1">bip (sus.), -nan</text:p>
      <text:p text:style-name="P1">biper (sus.), -nan</text:p>
      <text:p text:style-name="P1">bira (v.)</text:p>
      <text:p text:style-name="P1">birá (sus.), -nan</text:p>
      <text:p text:style-name="P1">birá (ath.)</text:p>
      <text:p text:style-name="P1">birada (sus.), -nan</text:p>
      <text:p text:style-name="P1">birambí (sus.), -nan</text:p>
      <text:p text:style-name="P1">biramentu (sus.)</text:p>
      <text:p text:style-name="P1">birando </text:p>
      <text:p text:style-name="P1">bírgen (sus.), -nan</text:p>
      <text:p text:style-name="P1">bírgen (ath.)</text:p>
      <text:p text:style-name="P1">biroshi (sus.), -nan</text:p>
      <text:p text:style-name="P1"><text:soft-page-break/>birtuoso (ath.)</text:p>
      <text:p text:style-name="P1">birtut (sus.), -nan</text:p>
      <text:p text:style-name="P1">bis (sus.), -nan</text:p>
      <text:p text:style-name="P1">bis (int.)</text:p>
      <text:p text:style-name="P1">bis (atv.)</text:p>
      <text:p text:style-name="P1">bisa (v.)</text:p>
      <text:p text:style-name="P1">bisá (ath.)</text:p>
      <text:p text:style-name="P1">bisando </text:p>
      <text:p text:style-name="P1">bisañetu (sus.), -nan</text:p>
      <text:p text:style-name="P1">bisatawela (sus.), -nan</text:p>
      <text:p text:style-name="P1">bisawela (sus.), -nan</text:p>
      <text:p text:style-name="P1">bisé (sus.), -nan</text:p>
      <text:p text:style-name="P1">biseksual (sus.), -nan</text:p>
      <text:p text:style-name="P1">biseksualidat (sus.)</text:p>
      <text:p text:style-name="P1">bisentenario (sus.), -nan</text:p>
      <text:p text:style-name="P1">bisèps (sus.), -nan</text:p>
      <text:p text:style-name="P1">bishitá (v.)</text:p>
      <text:p text:style-name="P1">bishitá (ath.)</text:p>
      <text:p text:style-name="P1">bishitante (sus.), -nan</text:p>
      <text:p text:style-name="P1">bishitante (ath.)</text:p>
      <text:p text:style-name="P1">bisia (v.)</text:p>
      <text:p text:style-name="P1">bisiá (ath.)</text:p>
      <text:p text:style-name="P1">bisiamentu (sus.)</text:p>
      <text:p text:style-name="P1">bisikleta (sus.), -nan</text:p>
      <text:p text:style-name="P1">bisílabo (sus.), -nan</text:p>
      <text:p text:style-name="P1">bisílabo (ath.)</text:p>
      <text:p text:style-name="P1">bisiña (sus.), -nan</text:p>
      <text:p text:style-name="P1">bisiña (ath.)</text:p>
      <text:p text:style-name="P1">bisindario (sus.), -nan</text:p>
      <text:p text:style-name="P1">bisindat (sus.), -nan</text:p>
      <text:p text:style-name="P1">bisio (sus.), -nan</text:p>
      <text:p text:style-name="P1">bisòn (sus.), -nan</text:p>
      <text:p text:style-name="P1">bispou (ath.)</text:p>
      <text:p text:style-name="P1">bispu (sus.)</text:p>
      <text:p text:style-name="P1">bista (sus.), -nan</text:p>
      <text:p text:style-name="P1">bistek (sus.), -nan</text:p>
      <text:p text:style-name="P1">bisti (v.)</text:p>
      <text:p text:style-name="P1">bistí (sus.), -nan</text:p>
      <text:p text:style-name="P1">bistí (ath.)</text:p>
      <text:p text:style-name="P1">bistiendo </text:p>
      <text:p text:style-name="P1">bistimentu (sus.)</text:p>
      <text:p text:style-name="P1">bisto (ath.)</text:p>
      <text:p text:style-name="P1">bit (v.)</text:p>
      <text:p text:style-name="P1">bit (sus.), -nan</text:p>
      <text:p text:style-name="P1"><text:soft-page-break/>bitbènt (sus.), -nan</text:p>
      <text:p text:style-name="P1">biuda (sus.), -nan</text:p>
      <text:p text:style-name="P1">biuda (ath.)</text:p>
      <text:p text:style-name="P1">biudes (sus.)</text:p>
      <text:p text:style-name="P1">biudo (sus.), -nan</text:p>
      <text:p text:style-name="P1">biudo (ath.)</text:p>
      <text:p text:style-name="P1">bivak (sus.), -nan</text:p>
      <text:p text:style-name="P1">bivaker (sus.), -nan</text:p>
      <text:p text:style-name="P1">blabla (v.)</text:p>
      <text:p text:style-name="P1">blabla (sus.)</text:p>
      <text:p text:style-name="P1">blachi (sus.), -nan</text:p>
      <text:p text:style-name="P1">blaf (v.)</text:p>
      <text:p text:style-name="P1">blafòn (sus.), -nan</text:p>
      <text:p text:style-name="P1">blafoná (v.)</text:p>
      <text:p text:style-name="P1">blafoná (ath.)</text:p>
      <text:p text:style-name="P1">blafonamentu (sus.)</text:p>
      <text:p text:style-name="P1">blafonando </text:p>
      <text:p text:style-name="P1">blai , -nan</text:p>
      <text:p text:style-name="P1">blancha (v.)</text:p>
      <text:p text:style-name="P1">blancha (sus.)</text:p>
      <text:p text:style-name="P1">blanchá (ath.)</text:p>
      <text:p text:style-name="P1">blanchadó (sus.), -nan</text:p>
      <text:p text:style-name="P1">blanchamentu (sus.)</text:p>
      <text:p text:style-name="P1">blanchando </text:p>
      <text:p text:style-name="P1">blanka (ath.)</text:p>
      <text:p text:style-name="P1">blanko (sus.), -nan</text:p>
      <text:p text:style-name="P1">blanku (sus.), -nan</text:p>
      <text:p text:style-name="P1">blanku (ath.)</text:p>
      <text:p text:style-name="P1">blankura (sus.)</text:p>
      <text:p text:style-name="P1">blar (sus.), -nan</text:p>
      <text:p text:style-name="P1">blas (v.)</text:p>
      <text:p text:style-name="P1">blas (sus.), -nan</text:p>
      <text:p text:style-name="P1">blasbalk (sus.), -nan</text:p>
      <text:p text:style-name="P1">blasfemá (v.)</text:p>
      <text:p text:style-name="P1">blasfemia (sus.), -nan</text:p>
      <text:p text:style-name="P1">blat (sus.), -nan</text:p>
      <text:p text:style-name="P1">blèblè (v.)</text:p>
      <text:p text:style-name="P1">blèblè (sus.)</text:p>
      <text:p text:style-name="P1">bleizer (sus.), -nan</text:p>
      <text:p text:style-name="P1">blek (v.)</text:p>
      <text:p text:style-name="P1">blek (ath.)</text:p>
      <text:p text:style-name="P1">blèk (sus.)</text:p>
      <text:p text:style-name="P1">blèkbòl (v.)</text:p>
      <text:p text:style-name="P1">blekero (sus.), -nan</text:p>
      <text:p text:style-name="P1"><text:soft-page-break/>bleki (sus.), -nan</text:p>
      <text:p text:style-name="P1">blekia (v.)</text:p>
      <text:p text:style-name="P1">blèklait (sus.), -nan</text:p>
      <text:p text:style-name="P1">blèkout (sus.)</text:p>
      <text:p text:style-name="P1">blenchi (sus.), -nan</text:p>
      <text:p text:style-name="P1">blènder (v.)</text:p>
      <text:p text:style-name="P1">blènder (sus.), -nan</text:p>
      <text:p text:style-name="P1">blèndu (v.)</text:p>
      <text:p text:style-name="P1">blèr <text:s/>(v.)</text:p>
      <text:p text:style-name="P1">blet (sus.), -nan</text:p>
      <text:p text:style-name="P1">blet (ath.)</text:p>
      <text:p text:style-name="P1">bleze (v.)</text:p>
      <text:p text:style-name="P1">blezé (ath.)</text:p>
      <text:p text:style-name="P1">bliki (sus.), -nan</text:p>
      <text:p text:style-name="P1">blikia (v.)</text:p>
      <text:p text:style-name="P1">blindá (ath.)</text:p>
      <text:p text:style-name="P1">blitskrig <text:s/>(sus.)</text:p>
      <text:p text:style-name="P1">blo (v.)</text:p>
      <text:p text:style-name="P1">blo (atv.)</text:p>
      <text:p text:style-name="P1">blòblò (sus.), -nan</text:p>
      <text:p text:style-name="P1">blòf (v.)</text:p>
      <text:p text:style-name="P1">blòf (sus.)</text:p>
      <text:p text:style-name="P1">blòfdó (sus.), -nan</text:p>
      <text:p text:style-name="P1">blòfdó (ath.)</text:p>
      <text:p text:style-name="P1">blòfmentu <text:s/>(sus.)</text:p>
      <text:p text:style-name="P1">bloke (sus.), -nan</text:p>
      <text:p text:style-name="P1">blokeo (sus.), -nan</text:p>
      <text:p text:style-name="P1">blòkflùit (sus.), -nan</text:p>
      <text:p text:style-name="P1">blòki (sus.), -nan</text:p>
      <text:p text:style-name="P1">blòkia (v.)</text:p>
      <text:p text:style-name="P1">blòkiá <text:s/>(ath.)</text:p>
      <text:p text:style-name="P1">blòkiamentu (sus.)</text:p>
      <text:p text:style-name="P1">blòknot (sus.), -nan</text:p>
      <text:p text:style-name="P1">blom </text:p>
      <text:p text:style-name="P1">blònchi (sus.), -nan</text:p>
      <text:p text:style-name="P1">blònt (ath.)</text:p>
      <text:p text:style-name="P1">blos (v.)</text:p>
      <text:p text:style-name="P1">blou (sus.)</text:p>
      <text:p text:style-name="P1">blou (ath.)</text:p>
      <text:p text:style-name="P1">bloublou <text:s/>(sus.)</text:p>
      <text:p text:style-name="P1">bloudùif (sus.), -nan</text:p>
      <text:p text:style-name="P1">blous (sus.)</text:p>
      <text:p text:style-name="P1">blousa (v.)</text:p>
      <text:p text:style-name="P1">blousá (ath.)</text:p>
      <text:p text:style-name="P1"><text:soft-page-break/>blousamentu (sus.)</text:p>
      <text:p text:style-name="P1">blousana (sus.), -nan</text:p>
      <text:p text:style-name="P1">blublèk (sus.)</text:p>
      <text:p text:style-name="P1">blublèk (ath.)</text:p>
      <text:p text:style-name="P1">bludu (v.)</text:p>
      <text:p text:style-name="P1">bludumentu (sus.)</text:p>
      <text:p text:style-name="P1">blufein (sus.), -nan</text:p>
      <text:p text:style-name="P1">blumkol (sus.), -nan</text:p>
      <text:p text:style-name="P1">blusa (v.)</text:p>
      <text:p text:style-name="P1">blusa (sus.), -nan</text:p>
      <text:p text:style-name="P1">bo </text:p>
      <text:p text:style-name="P1">bobedat (sus.), -nan</text:p>
      <text:p text:style-name="P1">bòbelgòm (sus.), -nan</text:p>
      <text:p text:style-name="P1">bobo (sus.), -nan</text:p>
      <text:p text:style-name="P1">bobo (ath.)</text:p>
      <text:p text:style-name="P1">bochincha (sus.)</text:p>
      <text:p text:style-name="P1">bochinchero (sus.), -nan</text:p>
      <text:p text:style-name="P1">bochorná <text:s/>(v.)</text:p>
      <text:p text:style-name="P1">bochorná <text:s/>(ath.)</text:p>
      <text:p text:style-name="P1">bochorno <text:s/>(sus.), -nan</text:p>
      <text:p text:style-name="P1">boda <text:s/>(sus.), -nan</text:p>
      <text:p text:style-name="P1">bodega (sus.), -nan</text:p>
      <text:p text:style-name="P1">bòder (v.)</text:p>
      <text:p text:style-name="P1">bòdi (sus.), -nan</text:p>
      <text:p text:style-name="P1">bòfi (sus.), -nan</text:p>
      <text:p text:style-name="P1">bofon (sus.)</text:p>
      <text:p text:style-name="P1">bòfta (v.)</text:p>
      <text:p text:style-name="P1">bòftá (sus.), -nan</text:p>
      <text:p text:style-name="P1">bòftamentu (sus.)</text:p>
      <text:p text:style-name="P1">bófule (sus.), -nan</text:p>
      <text:p text:style-name="P1">bog (sus.), -nan</text:p>
      <text:p text:style-name="P1">boga (v.)</text:p>
      <text:p text:style-name="P1">bogamentu (sus.)</text:p>
      <text:p text:style-name="P1">bogando </text:p>
      <text:p text:style-name="P1">bògòbògò (sus.), -nan</text:p>
      <text:p text:style-name="P1">bògòn (sus.), -nan</text:p>
      <text:p text:style-name="P1">bògt (sus.), -nan</text:p>
      <text:p text:style-name="P1">bòguibògui (sus.), -nan</text:p>
      <text:p text:style-name="P1">bohio (sus.), -nan</text:p>
      <text:p text:style-name="P1">bohoti (sus.)</text:p>
      <text:p text:style-name="P1">bòikòt (v.)</text:p>
      <text:p text:style-name="P1">bòikòt (sus.), -nan</text:p>
      <text:p text:style-name="P1">bòikotiá (v.)</text:p>
      <text:p text:style-name="P1">bòikotiá (ath.)</text:p>
      <text:p text:style-name="P1"><text:soft-page-break/>bòikotiamentu (sus.)</text:p>
      <text:p text:style-name="P1">bòikotiando </text:p>
      <text:p text:style-name="P1">bòiler (sus.), -nan</text:p>
      <text:p text:style-name="P1">boina (sus.), -nan</text:p>
      <text:p text:style-name="P1">boka (sus.), -nan</text:p>
      <text:p text:style-name="P1">boká (sus.), -nan</text:p>
      <text:p text:style-name="P1">bokabulario (sus.), -nan</text:p>
      <text:p text:style-name="P1">bokadura (sus.), -nan</text:p>
      <text:p text:style-name="P1">bokal (sus.), -nan</text:p>
      <text:p text:style-name="P1">bokalisá (v.)</text:p>
      <text:p text:style-name="P1">bokalisá (ath.)</text:p>
      <text:p text:style-name="P1">bokalisashon (sus.)</text:p>
      <text:p text:style-name="P1">bòkel (sus.), -nan</text:p>
      <text:p text:style-name="P1">boko (sus.), -nan</text:p>
      <text:p text:style-name="P1">bòks (v.)</text:p>
      <text:p text:style-name="P1">bòks (sus.), -nan</text:p>
      <text:p text:style-name="P1">bòksdó (sus.), -nan</text:p>
      <text:p text:style-name="P1">bòkseo (sus.), -nan</text:p>
      <text:p text:style-name="P1">bòksit (sus.)</text:p>
      <text:p text:style-name="P1">bòksmentu (sus.)</text:p>
      <text:p text:style-name="P1">bòl (v.)</text:p>
      <text:p text:style-name="P1">bòl (sus.), -nan</text:p>
      <text:p text:style-name="P1">bola (v.)</text:p>
      <text:p text:style-name="P1">bola (sus.), -nan</text:p>
      <text:p text:style-name="P1">bolá (ath.)</text:p>
      <text:p text:style-name="P1">bolando </text:p>
      <text:p text:style-name="P1">bolbe (v.)</text:p>
      <text:p text:style-name="P1">bolbe (atv.)</text:p>
      <text:p text:style-name="P1">bolbiendo </text:p>
      <text:p text:style-name="P1">bolcheviki <text:s/>(sus.), -nan</text:p>
      <text:p text:style-name="P1">bolcheviki <text:s/>(ath.)</text:p>
      <text:p text:style-name="P1">bolchevismo <text:s/>(sus.)</text:p>
      <text:p text:style-name="P1">bole (v.)</text:p>
      <text:p text:style-name="P1">bole (atv.)</text:p>
      <text:p text:style-name="P1">bolero (sus.), -nan</text:p>
      <text:p text:style-name="P1">boletin (sus.), -nan</text:p>
      <text:p text:style-name="P1">bolita (sus.), -nan</text:p>
      <text:p text:style-name="P1">bolitera <text:s/>(sus.), -nan</text:p>
      <text:p text:style-name="P1">bolitero <text:s/>(sus.), -nan</text:p>
      <text:p text:style-name="P1">bolívar (sus.), -nan</text:p>
      <text:p text:style-name="P1">bolivariano (sus.), -nan</text:p>
      <text:p text:style-name="P1">bolivariano (ath.)</text:p>
      <text:p text:style-name="P1">Bolivia (sus.)</text:p>
      <text:p text:style-name="P1">boliviano (sus.), -nan</text:p>
      <text:p text:style-name="P1"><text:soft-page-break/>boliviano (ath.)</text:p>
      <text:p text:style-name="P1">bolo (sus.), -nan</text:p>
      <text:p text:style-name="P1">bòlòbònchi (sus.), -nan</text:p>
      <text:p text:style-name="P1">bòlpark (sus.), -nan</text:p>
      <text:p text:style-name="P1">bòlpòint (sus.), -nan</text:p>
      <text:p text:style-name="P1">bolsa (sus.), -nan</text:p>
      <text:p text:style-name="P1">bòltu (v.)</text:p>
      <text:p text:style-name="P1">bòltudó (sus.), -nan</text:p>
      <text:p text:style-name="P1">bòltumentu (sus.)</text:p>
      <text:p text:style-name="P1">boluntariamente (atv.)</text:p>
      <text:p text:style-name="P1">boluntario (sus.), -nan</text:p>
      <text:p text:style-name="P1">boluntario (ath.)</text:p>
      <text:p text:style-name="P1">boluntat (sus.)</text:p>
      <text:p text:style-name="P1">bòm (v.)</text:p>
      <text:p text:style-name="P1">bòm (sus.), -nan</text:p>
      <text:p text:style-name="P1">bomba (v.)</text:p>
      <text:p text:style-name="P1">bomba (sus.), -nan</text:p>
      <text:p text:style-name="P1">bombá (ath.)</text:p>
      <text:p text:style-name="P1">bombardeo (sus.), -nan</text:p>
      <text:p text:style-name="P1">bombardiá (v.)</text:p>
      <text:p text:style-name="P1">bombardiá (ath.)</text:p>
      <text:p text:style-name="P1">bombardiando </text:p>
      <text:p text:style-name="P1">bombero (sus.), -nan</text:p>
      <text:p text:style-name="P1">bòmbòshi (sus.), -nan</text:p>
      <text:p text:style-name="P1">bòmbrif <text:s/>(sus.), -nan</text:p>
      <text:p text:style-name="P1">bòmmentu (sus.)</text:p>
      <text:p text:style-name="P1">bon (sus.)</text:p>
      <text:p text:style-name="P1">bon (atv.)</text:p>
      <text:p text:style-name="P1">bon (ath.)</text:p>
      <text:p text:style-name="P1">bòn (sus.), -nan</text:p>
      <text:p text:style-name="P1">bona (v.)</text:p>
      <text:p text:style-name="P1">Bonaire (sus.)</text:p>
      <text:p text:style-name="P1">bonansa (sus.)</text:p>
      <text:p text:style-name="P1">bòncha (v.)</text:p>
      <text:p text:style-name="P1">bònchá (ath.)</text:p>
      <text:p text:style-name="P1">bonchi (sus.), -nan</text:p>
      <text:p text:style-name="P1">bònchi (sus.), -nan</text:p>
      <text:p text:style-name="P1">bondadoso <text:s/>(ath.)</text:p>
      <text:p text:style-name="P1">bondat (sus.), -nan</text:p>
      <text:p text:style-name="P1">bònder (sus.), -nan</text:p>
      <text:p text:style-name="P1">bonèchi (sus.), -nan</text:p>
      <text:p text:style-name="P1">Boneiru (sus.)</text:p>
      <text:p text:style-name="P1">boneriano (sus.), -nan</text:p>
      <text:p text:style-name="P1">boneriano (ath.)</text:p>
      <text:p text:style-name="P1"><text:soft-page-break/>bongo (sus.), -nan</text:p>
      <text:p text:style-name="P1">bonito </text:p>
      <text:p text:style-name="P1">bònkònkò (sus.), -nan</text:p>
      <text:p text:style-name="P1">bono <text:s/>(sus.), -nan</text:p>
      <text:p text:style-name="P1">bòns (v.)</text:p>
      <text:p text:style-name="P1">bònt (sus.), -nan</text:p>
      <text:p text:style-name="P1">bónùs (sus.), -nan</text:p>
      <text:p text:style-name="P1">bòp (v.)</text:p>
      <text:p text:style-name="P1">bor (sus.), -nan</text:p>
      <text:p text:style-name="P1">bora (v.)</text:p>
      <text:p text:style-name="P1">borá (ath.)</text:p>
      <text:p text:style-name="P1">boraks <text:s/>(sus.)</text:p>
      <text:p text:style-name="P1">boramentu (sus.)</text:p>
      <text:p text:style-name="P1">borando </text:p>
      <text:p text:style-name="P1">bòrchi (sus.), -nan</text:p>
      <text:p text:style-name="P1">bòrda (v.)</text:p>
      <text:p text:style-name="P1">bòrdá (ath.)</text:p>
      <text:p text:style-name="P1">bòrdadó (sus.), -nan</text:p>
      <text:p text:style-name="P1">bòrdamentu (sus.)</text:p>
      <text:p text:style-name="P1">bòrdando </text:p>
      <text:p text:style-name="P1">bòrdèshi (sus.), -nan</text:p>
      <text:p text:style-name="P1">bordo (sus.)</text:p>
      <text:p text:style-name="P1">bòrg (sus.), -nan</text:p>
      <text:p text:style-name="P1">bormentu (sus.)</text:p>
      <text:p text:style-name="P1">borotá (v.)</text:p>
      <text:p text:style-name="P1">borotamentu (sus.)</text:p>
      <text:p text:style-name="P1">borotando </text:p>
      <text:p text:style-name="P1">boroto (sus.)</text:p>
      <text:p text:style-name="P1">bort <text:s/>(sus.)</text:p>
      <text:p text:style-name="P1">borwater (sus.)</text:p>
      <text:p text:style-name="P1">bos (sus.), -nan</text:p>
      <text:p text:style-name="P1">bòs (sus.), -nan</text:p>
      <text:p text:style-name="P1">bosá (sus.), -nan</text:p>
      <text:p text:style-name="P1">bosá (ath.)</text:p>
      <text:p text:style-name="P1">bosal <text:s/>(sus.), -nan</text:p>
      <text:p text:style-name="P1">bosero (sus.), -nan</text:p>
      <text:p text:style-name="P1">bòshi (sus.), -nan</text:p>
      <text:p text:style-name="P1">bòskòshi (sus.), -nan</text:p>
      <text:p text:style-name="P1">bosman (sus.), -nan</text:p>
      <text:p text:style-name="P1">boso </text:p>
      <text:p text:style-name="P1">bòstel (sus.)</text:p>
      <text:p text:style-name="P1">bota (v.)</text:p>
      <text:p text:style-name="P1">bota (sus.)</text:p>
      <text:p text:style-name="P1">botadó (sus.), -nan</text:p>
      <text:p text:style-name="P1"><text:soft-page-break/>botamentu (sus.)</text:p>
      <text:p text:style-name="P1">botando </text:p>
      <text:p text:style-name="P1">botánika (sus.)</text:p>
      <text:p text:style-name="P1">botániko (sus.), -nan</text:p>
      <text:p text:style-name="P1">botániko (ath.)</text:p>
      <text:p text:style-name="P1">botashon (sus.)</text:p>
      <text:p text:style-name="P1">botekin (sus.), -nan</text:p>
      <text:p text:style-name="P1">bòter (sus.), -nan</text:p>
      <text:p text:style-name="P1">boteyá (v.)</text:p>
      <text:p text:style-name="P1">boteyá (ath.)</text:p>
      <text:p text:style-name="P1">boteyadó (sus.), -nan</text:p>
      <text:p text:style-name="P1">boteyamentu (sus.)</text:p>
      <text:p text:style-name="P1">boteyando </text:p>
      <text:p text:style-name="P1">botika (sus.), -nan</text:p>
      <text:p text:style-name="P1">botikario (sus.), -nan</text:p>
      <text:p text:style-name="P1">botin (sus.), -nan</text:p>
      <text:p text:style-name="P1">boto (sus.), -nan</text:p>
      <text:p text:style-name="P1">boton (sus.), -nan</text:p>
      <text:p text:style-name="P1">botoná (v.)</text:p>
      <text:p text:style-name="P1">botoná (ath.)</text:p>
      <text:p text:style-name="P1">botonamentu (sus.)</text:p>
      <text:p text:style-name="P1">botonando </text:p>
      <text:p text:style-name="P1">botorei (sus.), -nan</text:p>
      <text:p text:style-name="P1">bou (v.)</text:p>
      <text:p text:style-name="P1">bou (sus.)</text:p>
      <text:p text:style-name="P1">bouksit <text:s/>(sus.)</text:p>
      <text:p text:style-name="P1">bout (sus.), -nan</text:p>
      <text:p text:style-name="P1">bout (ath.)</text:p>
      <text:p text:style-name="P1">boutismo (sus.)</text:p>
      <text:p text:style-name="P1">boutiso (sus.)</text:p>
      <text:p text:style-name="P1">boyo (sus.), -nan</text:p>
      <text:p text:style-name="P1">brabu (ath.)</text:p>
      <text:p text:style-name="P1">braga (sus.), -nan</text:p>
      <text:p text:style-name="P1">bragadam (int.)</text:p>
      <text:p text:style-name="P1">bragas (sus.)</text:p>
      <text:p text:style-name="P1">brait (sus.)</text:p>
      <text:p text:style-name="P1">brait (ath.)</text:p>
      <text:p text:style-name="P1">brak (ath.)</text:p>
      <text:p text:style-name="P1">bral (sus.), -nan</text:p>
      <text:p text:style-name="P1">bram (sus.), -nan</text:p>
      <text:p text:style-name="P1">brankar (sus.), -nan</text:p>
      <text:p text:style-name="P1">branspeit (sus.), -nan</text:p>
      <text:p text:style-name="P1">branspùit (sus.), -nan</text:p>
      <text:p text:style-name="P1">brant (sus.), -nan</text:p>
      <text:p text:style-name="P1"><text:soft-page-break/>brantfes (sus.), -nan</text:p>
      <text:p text:style-name="P1">brantspeit (sus.), -nan</text:p>
      <text:p text:style-name="P1">brantspùit (sus.), -nan</text:p>
      <text:p text:style-name="P1">brantwer (sus.), -nan</text:p>
      <text:p text:style-name="P1">brasa (v.)</text:p>
      <text:p text:style-name="P1">brasa (sus.), -nan</text:p>
      <text:p text:style-name="P1">brasá (ath.)</text:p>
      <text:p text:style-name="P1">brasalèt (sus.), -nan</text:p>
      <text:p text:style-name="P1">brasamentu (sus.)</text:p>
      <text:p text:style-name="P1">brasando </text:p>
      <text:p text:style-name="P1">brasbènt (sus.), -nan</text:p>
      <text:p text:style-name="P1">brasia (sus.), -nan</text:p>
      <text:p text:style-name="P1">Brasil (sus.)</text:p>
      <text:p text:style-name="P1">brasileño (sus.), -nan</text:p>
      <text:p text:style-name="P1">brasileño (ath.)</text:p>
      <text:p text:style-name="P1">brasilero (sus.), -nan</text:p>
      <text:p text:style-name="P1">brasilero (ath.)</text:p>
      <text:p text:style-name="P1">brazièr (sus.), -nan</text:p>
      <text:p text:style-name="P1">Brazil (sus.)</text:p>
      <text:p text:style-name="P1">brazilero (sus.), -nan</text:p>
      <text:p text:style-name="P1">brazilero (ath.)</text:p>
      <text:p text:style-name="P1">breit (sus.), -nan</text:p>
      <text:p text:style-name="P1">brek (v.)</text:p>
      <text:p text:style-name="P1">brek (sus.), -nan</text:p>
      <text:p text:style-name="P1">brekmentu (sus.)</text:p>
      <text:p text:style-name="P1">brel (sus.), -nan</text:p>
      <text:p text:style-name="P1">brenòli (sus.), -nan</text:p>
      <text:p text:style-name="P1">bres (v.)</text:p>
      <text:p text:style-name="P1">bresmentu (sus.)</text:p>
      <text:p text:style-name="P1">Bretaña (sus.)</text:p>
      <text:p text:style-name="P1">breu (v.)</text:p>
      <text:p text:style-name="P1">breu (sus.)</text:p>
      <text:p text:style-name="P1">breve (ath.)</text:p>
      <text:p text:style-name="P1">brevemente (atv.)</text:p>
      <text:p text:style-name="P1">brévis </text:p>
      <text:p text:style-name="P1">bria (v.)</text:p>
      <text:p text:style-name="P1">briante (sus.), -nan</text:p>
      <text:p text:style-name="P1">briante (ath.)</text:p>
      <text:p text:style-name="P1">briantina (sus.)</text:p>
      <text:p text:style-name="P1">brich (sus.), -nan</text:p>
      <text:p text:style-name="P1">brièchi (sus.), -nan</text:p>
      <text:p text:style-name="P1">brigada (sus.), -nan</text:p>
      <text:p text:style-name="P1">brigadir (sus.), -nan</text:p>
      <text:p text:style-name="P1">brik <text:s/>(sus.), -nan</text:p>
      <text:p text:style-name="P1"><text:soft-page-break/>brinda (v.)</text:p>
      <text:p text:style-name="P1">brindá (ath.)</text:p>
      <text:p text:style-name="P1">brindamentu (sus.)</text:p>
      <text:p text:style-name="P1">brindando </text:p>
      <text:p text:style-name="P1">bríndis (sus.), -nan</text:p>
      <text:p text:style-name="P1">brindo (sus.), -nan</text:p>
      <text:p text:style-name="P1">bringa (v.)</text:p>
      <text:p text:style-name="P1">bringá (ath.)</text:p>
      <text:p text:style-name="P1">bringadó (sus.), -nan</text:p>
      <text:p text:style-name="P1">bringadó (ath.)</text:p>
      <text:p text:style-name="P1">bringamentu (sus.)</text:p>
      <text:p text:style-name="P1">bringamosa (sus.), -nan</text:p>
      <text:p text:style-name="P1">bringando </text:p>
      <text:p text:style-name="P1">brinòli (sus.), -nan</text:p>
      <text:p text:style-name="P1">brio (sus.)</text:p>
      <text:p text:style-name="P1">brisa (sus.), -nan</text:p>
      <text:p text:style-name="P1">britániko (sus.), -nan</text:p>
      <text:p text:style-name="P1">britániko (ath.)</text:p>
      <text:p text:style-name="P1">brivenbùs (sus.), -nan</text:p>
      <text:p text:style-name="P1">brò (sus.), -nan</text:p>
      <text:p text:style-name="P1">broadcast (v.)</text:p>
      <text:p text:style-name="P1">broche (sus.), -nan</text:p>
      <text:p text:style-name="P1">bròder (sus.), -nan</text:p>
      <text:p text:style-name="P1">bròder (int.)</text:p>
      <text:p text:style-name="P1">broma (v.)</text:p>
      <text:p text:style-name="P1">bromadó (sus.), -nan</text:p>
      <text:p text:style-name="P1">bromadó (ath.)</text:p>
      <text:p text:style-name="P1">bromamentu (sus.)</text:p>
      <text:p text:style-name="P1">bròmer (sus.), -nan</text:p>
      <text:p text:style-name="P1">bròmfits (sus.), -nan</text:p>
      <text:p text:style-name="P1">brongosá (v.)</text:p>
      <text:p text:style-name="P1">brongosá (ath.)</text:p>
      <text:p text:style-name="P1">bronkítis (sus.)</text:p>
      <text:p text:style-name="P1">bròns (sus.)</text:p>
      <text:p text:style-name="P1">bròs (ath.)</text:p>
      <text:p text:style-name="P1">bròsh (sus.), -nan</text:p>
      <text:p text:style-name="P1">brota (v.)</text:p>
      <text:p text:style-name="P1">brotamentu (sus.)</text:p>
      <text:p text:style-name="P1">brotando </text:p>
      <text:p text:style-name="P1">brote (sus.), -nan</text:p>
      <text:p text:style-name="P1">brou (v.)</text:p>
      <text:p text:style-name="P1">broyo (sus.), -nan</text:p>
      <text:p text:style-name="P1">bru (int.)</text:p>
      <text:p text:style-name="P1">brua (v.)</text:p>
      <text:p text:style-name="P1"><text:soft-page-break/>brua (sus.)</text:p>
      <text:p text:style-name="P1">bruá (ath.)</text:p>
      <text:p text:style-name="P1">bruadó (sus.), -nan</text:p>
      <text:p text:style-name="P1">bruamentu (sus.)</text:p>
      <text:p text:style-name="P1">bruando </text:p>
      <text:p text:style-name="P1">bruashon (sus.)</text:p>
      <text:p text:style-name="P1">bruder (sus.), -nan</text:p>
      <text:p text:style-name="P1">bruera (sus.)</text:p>
      <text:p text:style-name="P1">brueria (sus.)</text:p>
      <text:p text:style-name="P1">brùg (sus.), -nan</text:p>
      <text:p text:style-name="P1">bruha (v.)</text:p>
      <text:p text:style-name="P1">bruha (sus.)</text:p>
      <text:p text:style-name="P1">bruhadó (sus.), -nan</text:p>
      <text:p text:style-name="P1">bruhamentu (sus.)</text:p>
      <text:p text:style-name="P1">bruheria <text:s/>(sus.)</text:p>
      <text:p text:style-name="P1">brui (v.)</text:p>
      <text:p text:style-name="P1">brùidehòm (sus.), -nan</text:p>
      <text:p text:style-name="P1">bruidsjongen (sus.), -nan</text:p>
      <text:p text:style-name="P1">bruidsmeisje (sus.), -nan</text:p>
      <text:p text:style-name="P1">brùin (sus.)</text:p>
      <text:p text:style-name="P1">brùin (ath.)</text:p>
      <text:p text:style-name="P1">brùit (sus.), -nan</text:p>
      <text:p text:style-name="P1">bruki (sus.), -nan</text:p>
      <text:p text:style-name="P1">brutal (ath.)</text:p>
      <text:p text:style-name="P1">brutalidat (sus.), -nan</text:p>
      <text:p text:style-name="P1">bruto (ath.)</text:p>
      <text:p text:style-name="P1">brutu (ath.)</text:p>
      <text:p text:style-name="P1">bu (v.)</text:p>
      <text:p text:style-name="P1">bua (v.)</text:p>
      <text:p text:style-name="P1">bubè (sus.), -nan</text:p>
      <text:p text:style-name="P1">bubè (ath.)</text:p>
      <text:p text:style-name="P1">bùbelgùm (sus.), -nan</text:p>
      <text:p text:style-name="P1">bubi (sus.), -nan</text:p>
      <text:p text:style-name="P1">bubu (sus.), -nan</text:p>
      <text:p text:style-name="P1">bubu (ath.)</text:p>
      <text:p text:style-name="P1">buchi (sus.), -nan</text:p>
      <text:p text:style-name="P1">buchi (ath.)</text:p>
      <text:p text:style-name="P1">buda (sus.), -nan</text:p>
      <text:p text:style-name="P1">budismo (sus.)</text:p>
      <text:p text:style-name="P1">budista (sus.), -nan</text:p>
      <text:p text:style-name="P1">budista (ath.)</text:p>
      <text:p text:style-name="P1">budum (int.)</text:p>
      <text:p text:style-name="P1">bue (sus.), -nan</text:p>
      <text:p text:style-name="P1">buelo (sus.), -nan</text:p>
      <text:p text:style-name="P1"><text:soft-page-break/>buèlta (sus.), -nan</text:p>
      <text:p text:style-name="P1">buèltu (sus.), -nan</text:p>
      <text:p text:style-name="P1">buena <text:s/>(ath.)</text:p>
      <text:p text:style-name="P1">bufèt (sus.), -nan</text:p>
      <text:p text:style-name="P1">bugalú (ath.)</text:p>
      <text:p text:style-name="P1">bui (v.)</text:p>
      <text:p text:style-name="P1">bui (sus.), -nan</text:p>
      <text:p text:style-name="P1">buibor (sus.), -nan</text:p>
      <text:p text:style-name="P1">buimentu (sus.)</text:p>
      <text:p text:style-name="P1">buk (v.)</text:p>
      <text:p text:style-name="P1">bùk (v.)</text:p>
      <text:p text:style-name="P1">bukel (sus.), -nan</text:p>
      <text:p text:style-name="P1">bukèt (sus.), -nan</text:p>
      <text:p text:style-name="P1">buki (sus.), -nan</text:p>
      <text:p text:style-name="P1">bukmentu (sus.)</text:p>
      <text:p text:style-name="P1">bùkmentu (sus.)</text:p>
      <text:p text:style-name="P1">bul (v.)</text:p>
      <text:p text:style-name="P1">bùl (sus.), -nan</text:p>
      <text:p text:style-name="P1">bula (v.)</text:p>
      <text:p text:style-name="P1">bulá (sus.)</text:p>
      <text:p text:style-name="P1">bulá (ath.)</text:p>
      <text:p text:style-name="P1">bulada <text:s/>(sus.), -nan</text:p>
      <text:p text:style-name="P1">buladeifi (sus.), -nan</text:p>
      <text:p text:style-name="P1">buladó (sus.), -nan</text:p>
      <text:p text:style-name="P1">buladó (ath.)</text:p>
      <text:p text:style-name="P1">bulamentu (sus.)</text:p>
      <text:p text:style-name="P1">bulando </text:p>
      <text:p text:style-name="P1">bulchi (sus.)</text:p>
      <text:p text:style-name="P1">buldòk (sus.), -nan</text:p>
      <text:p text:style-name="P1">buldozer (sus.), -nan</text:p>
      <text:p text:style-name="P1">bulevar (sus.), -nan</text:p>
      <text:p text:style-name="P1">bulfait (sus.), -nan</text:p>
      <text:p text:style-name="P1">bulgar (ath.)</text:p>
      <text:p text:style-name="P1">Bulgaria (sus.)</text:p>
      <text:p text:style-name="P1">búlgaro (sus.), -nan</text:p>
      <text:p text:style-name="P1">búlgaro (ath.)</text:p>
      <text:p text:style-name="P1">bulmentu (sus.)</text:p>
      <text:p text:style-name="P1">bulpes (sus.), -nan</text:p>
      <text:p text:style-name="P1">bulto (sus.), -nan</text:p>
      <text:p text:style-name="P1">bulufera (sus.), -nan</text:p>
      <text:p text:style-name="P1">bululú (sus.)</text:p>
      <text:p text:style-name="P1">bum (sus.), -nan</text:p>
      <text:p text:style-name="P1">bum (int.)</text:p>
      <text:p text:style-name="P1">búmeran (sus.), -nan</text:p>
      <text:p text:style-name="P1"><text:soft-page-break/>bùmper (sus.), -nan</text:p>
      <text:p text:style-name="P1">bunder (sus.), -nan</text:p>
      <text:p text:style-name="P1">bùngalo (sus.), -nan</text:p>
      <text:p text:style-name="P1">buní (sus.), -nan</text:p>
      <text:p text:style-name="P1">bunita (ath.)</text:p>
      <text:p text:style-name="P1">bunitesa (sus.), -nan</text:p>
      <text:p text:style-name="P1">bups (int.)</text:p>
      <text:p text:style-name="P1">buraché (sus.), -nan</text:p>
      <text:p text:style-name="P1">buraché (ath.)</text:p>
      <text:p text:style-name="P1">buracheria (sus.)</text:p>
      <text:p text:style-name="P1">burachi (ath.)</text:p>
      <text:p text:style-name="P1">buraku (sus.), -nan</text:p>
      <text:p text:style-name="P1">burdá (ath.)</text:p>
      <text:p text:style-name="P1">burdugu (sus.), -nan</text:p>
      <text:p text:style-name="P1">burdugu (ath.)</text:p>
      <text:p text:style-name="P1">burgues (sus.)</text:p>
      <text:p text:style-name="P1">burgues (ath.)</text:p>
      <text:p text:style-name="P1">buriku (sus.), -nan</text:p>
      <text:p text:style-name="P1">buriku (ath.)</text:p>
      <text:p text:style-name="P1">burla (v.)</text:p>
      <text:p text:style-name="P1">burla (sus.), -nan</text:p>
      <text:p text:style-name="P1">burlamentu (sus.)</text:p>
      <text:p text:style-name="P1">burlando </text:p>
      <text:p text:style-name="P1">büró (sus.), -nan</text:p>
      <text:p text:style-name="P1">burokrasia (sus.)</text:p>
      <text:p text:style-name="P1">burókrata (sus.), -nan</text:p>
      <text:p text:style-name="P1">burokrátiko (ath.)</text:p>
      <text:p text:style-name="P1">bùrs (sus.), -nan</text:p>
      <text:p text:style-name="P1">bùrt (sus.), -nan</text:p>
      <text:p text:style-name="P1">burusí (ath.)</text:p>
      <text:p text:style-name="P1">bus (sus.), -nan</text:p>
      <text:p text:style-name="P1">bùs (sus.), -nan</text:p>
      <text:p text:style-name="P1">busá <text:s/>(sus.), -nan</text:p>
      <text:p text:style-name="P1">buseadó (sus.), -nan</text:p>
      <text:p text:style-name="P1">buseo (sus.)</text:p>
      <text:p text:style-name="P1">bushi (sus.), -nan</text:p>
      <text:p text:style-name="P1">bushi (ath.)</text:p>
      <text:p text:style-name="P1">buska (v.)</text:p>
      <text:p text:style-name="P1">buská (ath.)</text:p>
      <text:p text:style-name="P1">buskadó (sus.), -nan</text:p>
      <text:p text:style-name="P1">buskamentu (sus.)</text:p>
      <text:p text:style-name="P1">buskando </text:p>
      <text:p text:style-name="P1">búskeda (sus.), -nan</text:p>
      <text:p text:style-name="P1">buskuchi (sus.), -nan</text:p>
      <text:p text:style-name="P1"><text:soft-page-break/>busto (sus.), -nan</text:p>
      <text:p text:style-name="P1">busulanga (sus.)</text:p>
      <text:p text:style-name="P1">but (v.)</text:p>
      <text:p text:style-name="P1">but (sus.), -nan</text:p>
      <text:p text:style-name="P1">buta (v.)</text:p>
      <text:p text:style-name="P1">butá (ath.)</text:p>
      <text:p text:style-name="P1">butaka (sus.), -nan</text:p>
      <text:p text:style-name="P1">butakon (sus.), -nan</text:p>
      <text:p text:style-name="P1">butamentu (sus.)</text:p>
      <text:p text:style-name="P1">butando </text:p>
      <text:p text:style-name="P1">butano (sus.)</text:p>
      <text:p text:style-name="P1">bütfrei (v.)</text:p>
      <text:p text:style-name="P1">bütfrei (int.)</text:p>
      <text:p text:style-name="P1">butik (sus.), -nan</text:p>
      <text:p text:style-name="P1">butishi (sus.), -nan</text:p>
      <text:p text:style-name="P1">buts (sus.), -nan</text:p>
      <text:p text:style-name="P1">buya (sus.)</text:p>
      <text:p text:style-name="P1">buyá (ath.)</text:p>
      <text:p text:style-name="P1">buyando </text:p>
      <text:p text:style-name="P1">buyon (sus.)</text:p>
      <text:p text:style-name="P1">buyuyu (sus.), -nan</text:p>
      <text:p text:style-name="P1">buzon (sus.), -nan</text:p>
      <text:p text:style-name="P1">byte (sus.), -nan</text:p>
      <text:p text:style-name="P1">calcium (sus.)</text:p>
      <text:p text:style-name="P1">Canada (sus.)</text:p>
      <text:p text:style-name="P1">cantata (sus.), -nan</text:p>
      <text:p text:style-name="P1">Caracas (sus.)</text:p>
      <text:p text:style-name="P1">Caribe (sus.)</text:p>
      <text:p text:style-name="P1">Castilla (sus.)</text:p>
      <text:p text:style-name="P1">centerfielder (sus.), -nan</text:p>
      <text:p text:style-name="P1">centigram (sus.), -nan</text:p>
      <text:p text:style-name="P1">centiliter (sus.), -nan</text:p>
      <text:p text:style-name="P1">centimeter (sus.), -nan</text:p>
      <text:p text:style-name="P1">cès (sus.), -nan</text:p>
      <text:p text:style-name="P1">cha (sus.), -nan</text:p>
      <text:p text:style-name="P1">chabalitu (sus.), -nan</text:p>
      <text:p text:style-name="P1">Chad (sus.)</text:p>
      <text:p text:style-name="P1">chake (sus.), -nan</text:p>
      <text:p text:style-name="P1">chalaka (sus.), -nan</text:p>
      <text:p text:style-name="P1">chalalá (v.)</text:p>
      <text:p text:style-name="P1">chamba </text:p>
      <text:p text:style-name="P1">chambòn (sus.), -nan</text:p>
      <text:p text:style-name="P1">chambòn (ath.)</text:p>
      <text:p text:style-name="P1">chambonada (sus.), -nan</text:p>
      <text:p text:style-name="P1"><text:soft-page-break/>chambuká (v.)</text:p>
      <text:p text:style-name="P1">chambuká (ath.)</text:p>
      <text:p text:style-name="P1">chanchan (sus.), -nan</text:p>
      <text:p text:style-name="P1">changa (sus.), -nan</text:p>
      <text:p text:style-name="P1">changá (ath.)</text:p>
      <text:p text:style-name="P1">chansa (v.)</text:p>
      <text:p text:style-name="P1">chansa (sus.), -nan</text:p>
      <text:p text:style-name="P1">chantage (sus.), -nan</text:p>
      <text:p text:style-name="P1">chantagiá (v.)</text:p>
      <text:p text:style-name="P1">chantagiá (ath.)</text:p>
      <text:p text:style-name="P1">chantagiando </text:p>
      <text:p text:style-name="P1">chapaleta (sus.), -nan</text:p>
      <text:p text:style-name="P1">chapara (sus.), -nan</text:p>
      <text:p text:style-name="P1">chapariá (v.)</text:p>
      <text:p text:style-name="P1">chapi (v.)</text:p>
      <text:p text:style-name="P1">chapi (sus.), -nan</text:p>
      <text:p text:style-name="P1">chapin (ath.)</text:p>
      <text:p text:style-name="P1">chapo (ath.)</text:p>
      <text:p text:style-name="P1">charada (sus.), -nan</text:p>
      <text:p text:style-name="P1">charla (sus.), -nan</text:p>
      <text:p text:style-name="P1">charter (sus.), -nan</text:p>
      <text:p text:style-name="P1">chartermentu (sus.)</text:p>
      <text:p text:style-name="P1">chasis (sus.), -nan</text:p>
      <text:p text:style-name="P1">chasko (sus.), -nan</text:p>
      <text:p text:style-name="P1">chatiger <text:s/>(sus.), -nan</text:p>
      <text:p text:style-name="P1">chatiger <text:s/>(ath.)</text:p>
      <text:p text:style-name="P1">che (int.)</text:p>
      <text:p text:style-name="P1">chefkok </text:p>
      <text:p text:style-name="P1">chek (sus.), -nan</text:p>
      <text:p text:style-name="P1">chèk (v.)</text:p>
      <text:p text:style-name="P1">chèk (sus.), -nan</text:p>
      <text:p text:style-name="P1">chekeo (sus.), -nan</text:p>
      <text:p text:style-name="P1">chèker (sus.), -nan</text:p>
      <text:p text:style-name="P1">chèkmentu (sus.)</text:p>
      <text:p text:style-name="P1">cheko (sus.), -nan</text:p>
      <text:p text:style-name="P1">cheko (ath.)</text:p>
      <text:p text:style-name="P1">chèkòp <text:s/>(sus.), -nan</text:p>
      <text:p text:style-name="P1">Chekoslovakia (sus.)</text:p>
      <text:p text:style-name="P1">chèlèlè (v.)</text:p>
      <text:p text:style-name="P1">chèlo (sus.), -nan</text:p>
      <text:p text:style-name="P1">chemené (sus.), -nan</text:p>
      <text:p text:style-name="P1">chèmènè (sus.), -nan</text:p>
      <text:p text:style-name="P1">chèns (sus.), -nan</text:p>
      <text:p text:style-name="P1">chep (v.)</text:p>
      <text:p text:style-name="P1"><text:soft-page-break/>chep (sus.), -nan</text:p>
      <text:p text:style-name="P1">chèpèchèpè (sus.)</text:p>
      <text:p text:style-name="P1">chèpèchèpè (ath.)</text:p>
      <text:p text:style-name="P1">chèrcha (v.)</text:p>
      <text:p text:style-name="P1">chèrcha (sus.)</text:p>
      <text:p text:style-name="P1">chèrchadó <text:s/>(sus.), -nan</text:p>
      <text:p text:style-name="P1">chèrchamentu <text:s/>(sus.)</text:p>
      <text:p text:style-name="P1">chèrchè (v.)</text:p>
      <text:p text:style-name="P1">chèrchè (sus.)</text:p>
      <text:p text:style-name="P1">chèrchi (sus.)</text:p>
      <text:p text:style-name="P1">chèri (sus.), -nan</text:p>
      <text:p text:style-name="P1">ches (v.)</text:p>
      <text:p text:style-name="P1">chi (sus.), -nan</text:p>
      <text:p text:style-name="P1">chibatiá (v.)</text:p>
      <text:p text:style-name="P1">chibatiamentu (sus.)</text:p>
      <text:p text:style-name="P1">chibichibi (sus.), -nan</text:p>
      <text:p text:style-name="P1">chibu (sus.), -nan</text:p>
      <text:p text:style-name="P1">chicharon (sus.), -nan</text:p>
      <text:p text:style-name="P1">chichi (sus.), -nan</text:p>
      <text:p text:style-name="P1">chif (v.)</text:p>
      <text:p text:style-name="P1">chif (sus.), -nan</text:p>
      <text:p text:style-name="P1">chifla (v.)</text:p>
      <text:p text:style-name="P1">chiflá (ath.)</text:p>
      <text:p text:style-name="P1">chifladó (sus.), -nan</text:p>
      <text:p text:style-name="P1">chifladó (ath.)</text:p>
      <text:p text:style-name="P1">chika (v.)</text:p>
      <text:p text:style-name="P1">chikadó (sus.), -nan</text:p>
      <text:p text:style-name="P1">chikamentu (sus.)</text:p>
      <text:p text:style-name="P1">chiké (sus.), -nan</text:p>
      <text:p text:style-name="P1">chikí (ath.)</text:p>
      <text:p text:style-name="P1">chikiritu <text:s/>(ath.)</text:p>
      <text:p text:style-name="P1">chikitin (sus.), -nan</text:p>
      <text:p text:style-name="P1">chikitu (ath.)</text:p>
      <text:p text:style-name="P1">chikle (sus.), -nan</text:p>
      <text:p text:style-name="P1">chikoti (sus.), -nan</text:p>
      <text:p text:style-name="P1">Chile (sus.)</text:p>
      <text:p text:style-name="P1">chileno (sus.), -nan</text:p>
      <text:p text:style-name="P1">chileno (ath.)</text:p>
      <text:p text:style-name="P1">chilin (sus.)</text:p>
      <text:p text:style-name="P1">chimené (sus.), -nan</text:p>
      <text:p text:style-name="P1">chimenea <text:s/>(sus.), -nan</text:p>
      <text:p text:style-name="P1">chimichimi (sus.), -nan</text:p>
      <text:p text:style-name="P1">chimpansé (sus.), -nan</text:p>
      <text:p text:style-name="P1">China (sus.)</text:p>
      <text:p text:style-name="P1"><text:soft-page-break/>chincha (sus.), -nan</text:p>
      <text:p text:style-name="P1">chinchi (sus.)</text:p>
      <text:p text:style-name="P1">chinchin (int.)</text:p>
      <text:p text:style-name="P1">chinchirinchi (sus.), -nan</text:p>
      <text:p text:style-name="P1">chinchirinchi <text:s/>(sus.), -nan</text:p>
      <text:p text:style-name="P1">chinchirinchi <text:s/>(ath.)</text:p>
      <text:p text:style-name="P1">chines (sus.), -nan</text:p>
      <text:p text:style-name="P1">chines (ath.)</text:p>
      <text:p text:style-name="P1">chinu (ath.)</text:p>
      <text:p text:style-name="P1">chip (ath.)</text:p>
      <text:p text:style-name="P1">chipichipi (sus.), -nan</text:p>
      <text:p text:style-name="P1">chiripa (sus.)</text:p>
      <text:p text:style-name="P1">chisma <text:s/>(v.)</text:p>
      <text:p text:style-name="P1">chismeira <text:s/>(ath.)</text:p>
      <text:p text:style-name="P1">chispa <text:s/>(v.)</text:p>
      <text:p text:style-name="P1">chispa <text:s/>(sus.), -nan</text:p>
      <text:p text:style-name="P1">chiste (sus.), -nan</text:p>
      <text:p text:style-name="P1">chistoso (ath.)</text:p>
      <text:p text:style-name="P1">chiu <text:s/>(v.)</text:p>
      <text:p text:style-name="P1">chiu <text:s/>(sus.), -nan</text:p>
      <text:p text:style-name="P1">chochi (sus.), -nan</text:p>
      <text:p text:style-name="P1">chocho (sus.), -nan</text:p>
      <text:p text:style-name="P1">chocho (ath.)</text:p>
      <text:p text:style-name="P1">chochoria (sus.), -nan</text:p>
      <text:p text:style-name="P1">chogogo (sus.), -nan</text:p>
      <text:p text:style-name="P1">chòis (sus.), -nan</text:p>
      <text:p text:style-name="P1">chòk (v.)</text:p>
      <text:p text:style-name="P1">choka (v.)</text:p>
      <text:p text:style-name="P1">choká (ath.)</text:p>
      <text:p text:style-name="P1">chokadó <text:s/>(sus.), -nan</text:p>
      <text:p text:style-name="P1">chokamata <text:s/>(sus.)</text:p>
      <text:p text:style-name="P1">chokamentu (sus.)</text:p>
      <text:p text:style-name="P1">chokante (ath.)</text:p>
      <text:p text:style-name="P1">chòkchòk (ath.)</text:p>
      <text:p text:style-name="P1">choke (sus.), -nan</text:p>
      <text:p text:style-name="P1">chòl (v.)</text:p>
      <text:p text:style-name="P1">chòler (sus.), -nan</text:p>
      <text:p text:style-name="P1">chonchorogai (sus.), -nan</text:p>
      <text:p text:style-name="P1">choria (v.)</text:p>
      <text:p text:style-name="P1">chubatu (sus.), -nan</text:p>
      <text:p text:style-name="P1">chubuskú (ath.)</text:p>
      <text:p text:style-name="P1">chuchu (sus.), -nan</text:p>
      <text:p text:style-name="P1">chuchubi (sus.), -nan</text:p>
      <text:p text:style-name="P1">chukulati (sus.), -nan</text:p>
      <text:p text:style-name="P1"><text:soft-page-break/>chulia (v.)</text:p>
      <text:p text:style-name="P1">chuliadó (sus.), -nan</text:p>
      <text:p text:style-name="P1">chuliamentu (sus.)</text:p>
      <text:p text:style-name="P1">chuliando </text:p>
      <text:p text:style-name="P1">chulo (sus.), -nan</text:p>
      <text:p text:style-name="P1">chulo (ath.)</text:p>
      <text:p text:style-name="P1">chumba (v.)</text:p>
      <text:p text:style-name="P1">chumbá <text:s/>(ath.)</text:p>
      <text:p text:style-name="P1">chumbu (sus.), -nan</text:p>
      <text:p text:style-name="P1">chup (sus.), -nan</text:p>
      <text:p text:style-name="P1">chupa (v.)</text:p>
      <text:p text:style-name="P1">chupá (sus.), -nan</text:p>
      <text:p text:style-name="P1">chupá (ath.)</text:p>
      <text:p text:style-name="P1">chupabèbè (sus.), -nan</text:p>
      <text:p text:style-name="P1">chupachupa (sus.), -nan</text:p>
      <text:p text:style-name="P1">chupadó (sus.), -nan</text:p>
      <text:p text:style-name="P1">chupadó (ath.)</text:p>
      <text:p text:style-name="P1">chupamentu (sus.)</text:p>
      <text:p text:style-name="P1">chupando </text:p>
      <text:p text:style-name="P1">chupon (sus.), -nan</text:p>
      <text:p text:style-name="P1">chupòn (sus.), -nan</text:p>
      <text:p text:style-name="P1">cis <text:s/>(sus.), -nan</text:p>
      <text:p text:style-name="P1">Colombia (sus.)</text:p>
      <text:p text:style-name="P1">Colon (sus.)</text:p>
      <text:p text:style-name="P1">credit (ath.)</text:p>
      <text:p text:style-name="P1">Cuba (sus.)</text:p>
      <text:p text:style-name="P1">cum laude (atv.)</text:p>
      <text:p text:style-name="P1">Curaçao (sus.)</text:p>
      <text:p text:style-name="P1">curriculum (sus.), -nan</text:p>
      <text:p text:style-name="P1">da (v.)</text:p>
      <text:p text:style-name="P1">daa (v.)</text:p>
      <text:p text:style-name="P1">dabaruida (sus.), -nan</text:p>
      <text:p text:style-name="P1">dachi (sus.), -nan</text:p>
      <text:p text:style-name="P1">dadaismo (sus.)</text:p>
      <text:p text:style-name="P1">dader (sus.), -nan</text:p>
      <text:p text:style-name="P1">dado (ath.)</text:p>
      <text:p text:style-name="P1">dagfar (v.)</text:p>
      <text:p text:style-name="P1">dais (sus.), -nan</text:p>
      <text:p text:style-name="P1">dak (sus.), -nan</text:p>
      <text:p text:style-name="P1">daka </text:p>
      <text:p text:style-name="P1">daklos (sus.), -nan</text:p>
      <text:p text:style-name="P1">daklos (ath.)</text:p>
      <text:p text:style-name="P1">daks (sus.), -nan</text:p>
      <text:p text:style-name="P1">daks (int.)</text:p>
      <text:p text:style-name="P1"><text:soft-page-break/>daktíliko (ath.)</text:p>
      <text:p text:style-name="P1">dáktilo (sus.), -nan</text:p>
      <text:p text:style-name="P1">dakue (sus.), -nan</text:p>
      <text:p text:style-name="P1">dakuná (v.)</text:p>
      <text:p text:style-name="P1">dal (v.)</text:p>
      <text:p text:style-name="P1">dalakochi (sus.), -nan</text:p>
      <text:p text:style-name="P1">dalia (sus.), -nan</text:p>
      <text:p text:style-name="P1">dalmentu (sus.), -nan</text:p>
      <text:p text:style-name="P1">dam (sus.), -nan</text:p>
      <text:p text:style-name="P1">dama (sus.), -nan</text:p>
      <text:p text:style-name="P1">damita (sus.), -nan</text:p>
      <text:p text:style-name="P1">damp (sus.), -nan</text:p>
      <text:p text:style-name="P1">dampanchi (sus.), -nan</text:p>
      <text:p text:style-name="P1">dams (sus.), -nan</text:p>
      <text:p text:style-name="P1">dan </text:p>
      <text:p text:style-name="P1">daña (v.)</text:p>
      <text:p text:style-name="P1">dañá (ath.)</text:p>
      <text:p text:style-name="P1">dañamentu (sus.)</text:p>
      <text:p text:style-name="P1">dañando </text:p>
      <text:p text:style-name="P1">dande (sus.), -nan</text:p>
      <text:p text:style-name="P1">danes (sus.), -nan</text:p>
      <text:p text:style-name="P1">danes (ath.)</text:p>
      <text:p text:style-name="P1">dañino (ath.)</text:p>
      <text:p text:style-name="P1">dank (v.)</text:p>
      <text:p text:style-name="P1">danki (sus.)</text:p>
      <text:p text:style-name="P1">danki </text:p>
      <text:p text:style-name="P1">dankmentu (sus.)</text:p>
      <text:p text:style-name="P1">daño (sus.), -nan</text:p>
      <text:p text:style-name="P1">dansa (sus.), -nan</text:p>
      <text:p text:style-name="P1">dansflur (sus.), -nan</text:p>
      <text:p text:style-name="P1">danson (sus.), -nan</text:p>
      <text:p text:style-name="P1">dardu (ath.)</text:p>
      <text:p text:style-name="P1">dashi (sus.), -nan</text:p>
      <text:p text:style-name="P1">data (v.)</text:p>
      <text:p text:style-name="P1">dativo (sus.), -nan</text:p>
      <text:p text:style-name="P1">dativo (ath.)</text:p>
      <text:p text:style-name="P1">dato (sus.), -nan</text:p>
      <text:p text:style-name="P1">datu (sus.), -nan</text:p>
      <text:p text:style-name="P1">debate (sus.), -nan</text:p>
      <text:p text:style-name="P1">debatí (v.)</text:p>
      <text:p text:style-name="P1">debatí (ath.)</text:p>
      <text:p text:style-name="P1">debe (v.)</text:p>
      <text:p text:style-name="P1">debe (sus.), -nan</text:p>
      <text:p text:style-name="P1">debedó (sus.), -nan</text:p>
      <text:p text:style-name="P1"><text:soft-page-break/>debedó (ath.)</text:p>
      <text:p text:style-name="P1">deber (sus.), -nan</text:p>
      <text:p text:style-name="P1">debet (ath.)</text:p>
      <text:p text:style-name="P1">debí </text:p>
      <text:p text:style-name="P1">debidamente (atv.)</text:p>
      <text:p text:style-name="P1">debido (ath.)</text:p>
      <text:p text:style-name="P1">debil (sus.), -nan</text:p>
      <text:p text:style-name="P1">debil (ath.)</text:p>
      <text:p text:style-name="P1">débil (ath.)</text:p>
      <text:p text:style-name="P1">debilidat (sus.), -nan</text:p>
      <text:p text:style-name="P1">debilitá (v.)</text:p>
      <text:p text:style-name="P1">debilitá (ath.)</text:p>
      <text:p text:style-name="P1">debilitando </text:p>
      <text:p text:style-name="P1">debolbé (v.)</text:p>
      <text:p text:style-name="P1">debolbé (ath.)</text:p>
      <text:p text:style-name="P1">debor (sus.)</text:p>
      <text:p text:style-name="P1">debòr (sus.)</text:p>
      <text:p text:style-name="P1">deboshon (sus.), -nan</text:p>
      <text:p text:style-name="P1">debota (sus.), -nan</text:p>
      <text:p text:style-name="P1">deboto (sus.), -nan</text:p>
      <text:p text:style-name="P1">deboto (ath.)</text:p>
      <text:p text:style-name="P1">debut (sus.), -nan</text:p>
      <text:p text:style-name="P1">debutá (v.)</text:p>
      <text:p text:style-name="P1">debutando </text:p>
      <text:p text:style-name="P1">debutante (sus.), -nan</text:p>
      <text:p text:style-name="P1">decagram (sus.), -nan</text:p>
      <text:p text:style-name="P1">decaliter (sus.), -nan</text:p>
      <text:p text:style-name="P1">decameter (sus.), -nan</text:p>
      <text:p text:style-name="P1">decigram (sus.), -nan</text:p>
      <text:p text:style-name="P1">deciliter (sus.), -nan</text:p>
      <text:p text:style-name="P1">decimeter (sus.), -nan</text:p>
      <text:p text:style-name="P1">dede (sus.), -nan</text:p>
      <text:p text:style-name="P1">dedeo (sus.)</text:p>
      <text:p text:style-name="P1">dediká (v.)</text:p>
      <text:p text:style-name="P1">dediká (ath.)</text:p>
      <text:p text:style-name="P1">dedikando </text:p>
      <text:p text:style-name="P1">dedikashon (sus.)</text:p>
      <text:p text:style-name="P1">dedikatoria <text:s text:c="2"/>(sus.), -nan</text:p>
      <text:p text:style-name="P1">dedikatorio (sus.), -nan</text:p>
      <text:p text:style-name="P1">dedukshon (sus.), -nan</text:p>
      <text:p text:style-name="P1">dedusí (v.)</text:p>
      <text:p text:style-name="P1">dedusí (ath.)</text:p>
      <text:p text:style-name="P1">dedusiendo </text:p>
      <text:p text:style-name="P1">defekto (sus.), -nan</text:p>
      <text:p text:style-name="P1"><text:soft-page-break/>defektuoso (ath.)</text:p>
      <text:p text:style-name="P1">defendé (v.)</text:p>
      <text:p text:style-name="P1">defendé (ath.)</text:p>
      <text:p text:style-name="P1">defendedó (sus.), -nan</text:p>
      <text:p text:style-name="P1">defensa (sus.), -nan</text:p>
      <text:p text:style-name="P1">defensiva (sus.)</text:p>
      <text:p text:style-name="P1">defensivo (ath.)</text:p>
      <text:p text:style-name="P1">defensor (sus.), -nan</text:p>
      <text:p text:style-name="P1">defensor (ath.)</text:p>
      <text:p text:style-name="P1">definí (v.)</text:p>
      <text:p text:style-name="P1">definí (ath.)</text:p>
      <text:p text:style-name="P1">definibel (ath.)</text:p>
      <text:p text:style-name="P1">definiendo </text:p>
      <text:p text:style-name="P1">definishon (sus.), -nan</text:p>
      <text:p text:style-name="P1">definitivamente (atv.)</text:p>
      <text:p text:style-name="P1">definitivo (ath.)</text:p>
      <text:p text:style-name="P1">defisiensia (sus.), -nan</text:p>
      <text:p text:style-name="P1">defisiente (ath.)</text:p>
      <text:p text:style-name="P1">défisit (sus.), -nan</text:p>
      <text:p text:style-name="P1">deflashon (sus.)</text:p>
      <text:p text:style-name="P1">deflashonario (ath.)</text:p>
      <text:p text:style-name="P1">deformá (v.)</text:p>
      <text:p text:style-name="P1">deformá (ath.)</text:p>
      <text:p text:style-name="P1">deformando </text:p>
      <text:p text:style-name="P1">deformashon (sus.), -nan</text:p>
      <text:p text:style-name="P1">defroudá (v.)</text:p>
      <text:p text:style-name="P1">defroudá (ath.)</text:p>
      <text:p text:style-name="P1">defroudashon (sus.)</text:p>
      <text:p text:style-name="P1">dèfteg (ath.)</text:p>
      <text:p text:style-name="P1">dèftu (ath.)</text:p>
      <text:p text:style-name="P1">defuntu (sus.), -nan</text:p>
      <text:p text:style-name="P1">defuntu (ath.)</text:p>
      <text:p text:style-name="P1">degenerá (v.)</text:p>
      <text:p text:style-name="P1">degenerá (ath.)</text:p>
      <text:p text:style-name="P1">degenerado (sus.), -nan</text:p>
      <text:p text:style-name="P1">degenerashon (sus.)</text:p>
      <text:p text:style-name="P1">degradá (v.)</text:p>
      <text:p text:style-name="P1">degradá (ath.)</text:p>
      <text:p text:style-name="P1">degradashon (sus.)</text:p>
      <text:p text:style-name="P1">deha (v.)</text:p>
      <text:p text:style-name="P1">dehá (ath.)</text:p>
      <text:p text:style-name="P1">dehades (sus.)</text:p>
      <text:p text:style-name="P1">dehel (sus.)</text:p>
      <text:p text:style-name="P1">deidat (sus.), -nan</text:p>
      <text:p text:style-name="P1"><text:soft-page-break/>deismo (sus.)</text:p>
      <text:p text:style-name="P1">dek (v.)</text:p>
      <text:p text:style-name="P1">dek (ath.)</text:p>
      <text:p text:style-name="P1">dèk (v.)</text:p>
      <text:p text:style-name="P1">dèk (sus.), -nan</text:p>
      <text:p text:style-name="P1">dékada (sus.), -nan</text:p>
      <text:p text:style-name="P1">dekadensia (sus.)</text:p>
      <text:p text:style-name="P1">dekadente (ath.)</text:p>
      <text:p text:style-name="P1">dekágono (sus.), -nan</text:p>
      <text:p text:style-name="P1">dekágono (ath.)</text:p>
      <text:p text:style-name="P1">dekaí (v.)</text:p>
      <text:p text:style-name="P1">dekaí (ath.)</text:p>
      <text:p text:style-name="P1">dekan (sus.), -nan</text:p>
      <text:p text:style-name="P1">dekano (sus.), -nan</text:p>
      <text:p text:style-name="P1">dekapitá (v.)</text:p>
      <text:p text:style-name="P1">dekapitá (ath.)</text:p>
      <text:p text:style-name="P1">dekel (sus.), -nan</text:p>
      <text:p text:style-name="P1">deken (sus.), -nan</text:p>
      <text:p text:style-name="P1">deklamá (v.)</text:p>
      <text:p text:style-name="P1">deklamá (ath.)</text:p>
      <text:p text:style-name="P1">deklamadó (sus.), -nan</text:p>
      <text:p text:style-name="P1">deklamando </text:p>
      <text:p text:style-name="P1">deklamashon (sus.), -nan</text:p>
      <text:p text:style-name="P1">deklará (v.)</text:p>
      <text:p text:style-name="P1">deklará (ath.)</text:p>
      <text:p text:style-name="P1">deklarando </text:p>
      <text:p text:style-name="P1">deklarashon (sus.), -nan</text:p>
      <text:p text:style-name="P1">dekliná (v.)</text:p>
      <text:p text:style-name="P1">dekliná (ath.)</text:p>
      <text:p text:style-name="P1">deklinando </text:p>
      <text:p text:style-name="P1">deklinashon (sus.), -nan</text:p>
      <text:p text:style-name="P1">dekòr (sus.), -nan</text:p>
      <text:p text:style-name="P1">dekorá (v.)</text:p>
      <text:p text:style-name="P1">dekorá (ath.)</text:p>
      <text:p text:style-name="P1">dekoradó (sus.), -nan</text:p>
      <text:p text:style-name="P1">dekoramentu (sus.)</text:p>
      <text:p text:style-name="P1">dekorando </text:p>
      <text:p text:style-name="P1">dekorashon (sus.), -nan</text:p>
      <text:p text:style-name="P1">dekorativo (ath.)</text:p>
      <text:p text:style-name="P1">dekoro (sus.)</text:p>
      <text:p text:style-name="P1">dekresiente (ath.)</text:p>
      <text:p text:style-name="P1">dekretá (v.)</text:p>
      <text:p text:style-name="P1">dekretá (ath.)</text:p>
      <text:p text:style-name="P1">dekretando </text:p>
      <text:p text:style-name="P1"><text:soft-page-break/>dekreto (sus.), -nan</text:p>
      <text:p text:style-name="P1">delantá (v.)</text:p>
      <text:p text:style-name="P1">delantá (ath.)</text:p>
      <text:p text:style-name="P1">delantero (sus.), -nan</text:p>
      <text:p text:style-name="P1">delantero (ath.)</text:p>
      <text:p text:style-name="P1">delaster (ath.)</text:p>
      <text:p text:style-name="P1">delatá (v.)</text:p>
      <text:p text:style-name="P1">delatá (ath.)</text:p>
      <text:p text:style-name="P1">delator (sus.), -nan</text:p>
      <text:p text:style-name="P1">delegá (v.)</text:p>
      <text:p text:style-name="P1">delegá (ath.)</text:p>
      <text:p text:style-name="P1">delegado (sus.), -nan</text:p>
      <text:p text:style-name="P1">delegashon (sus.), -nan</text:p>
      <text:p text:style-name="P1">deleitá (v.)</text:p>
      <text:p text:style-name="P1">deleitá (ath.)</text:p>
      <text:p text:style-name="P1">deliberá (v.)</text:p>
      <text:p text:style-name="P1">deliberadamente (atv.)</text:p>
      <text:p text:style-name="P1">deliberando </text:p>
      <text:p text:style-name="P1">deliberashon (sus.), -nan</text:p>
      <text:p text:style-name="P1">delikadesa (sus.), -nan</text:p>
      <text:p text:style-name="P1">delikado (ath.)</text:p>
      <text:p text:style-name="P1">delimitá (v.)</text:p>
      <text:p text:style-name="P1">delimitá (ath.)</text:p>
      <text:p text:style-name="P1">delimitashon (sus.), -nan</text:p>
      <text:p text:style-name="P1">deliniá (v.)</text:p>
      <text:p text:style-name="P1">deliniá (ath.)</text:p>
      <text:p text:style-name="P1">deliniashon (sus.), -nan</text:p>
      <text:p text:style-name="P1">delinkuensia (sus.)</text:p>
      <text:p text:style-name="P1">delinkuente (sus.), -nan</text:p>
      <text:p text:style-name="P1">delinkuente (ath.)</text:p>
      <text:p text:style-name="P1">delirá (v.)</text:p>
      <text:p text:style-name="P1">delirante (ath.)</text:p>
      <text:p text:style-name="P1">delirio (sus.)</text:p>
      <text:p text:style-name="P1">delisia (sus.), -nan</text:p>
      <text:p text:style-name="P1">delisioso (ath.)</text:p>
      <text:p text:style-name="P1">delito (sus.), -nan</text:p>
      <text:p text:style-name="P1">delitu (sus.), -nan</text:p>
      <text:p text:style-name="P1">demagogia (sus.)</text:p>
      <text:p text:style-name="P1">demagógiko (ath.)</text:p>
      <text:p text:style-name="P1">demagogo (sus.), -nan</text:p>
      <text:p text:style-name="P1">demanda (sus.), -nan</text:p>
      <text:p text:style-name="P1">demandá (v.)</text:p>
      <text:p text:style-name="P1">demandá (ath.)</text:p>
      <text:p text:style-name="P1">demandando </text:p>
      <text:p text:style-name="P1"><text:soft-page-break/>demandante (sus.), -nan</text:p>
      <text:p text:style-name="P1">demas (sus.)</text:p>
      <text:p text:style-name="P1">demasiado (ath.)</text:p>
      <text:p text:style-name="P1">demente (ath.)</text:p>
      <text:p text:style-name="P1">demishonario (ath.)</text:p>
      <text:p text:style-name="P1">demografia (sus.)</text:p>
      <text:p text:style-name="P1">demográfiko (ath.)</text:p>
      <text:p text:style-name="P1">demokrasia (sus.), -nan</text:p>
      <text:p text:style-name="P1">demokrat (sus.), -nan</text:p>
      <text:p text:style-name="P1">demokrat (ath.)</text:p>
      <text:p text:style-name="P1">demókrata (sus.), -nan</text:p>
      <text:p text:style-name="P1">demokrátiko (ath.)</text:p>
      <text:p text:style-name="P1">demokratisashon (sus.)</text:p>
      <text:p text:style-name="P1">demoniako <text:s/>(ath.)</text:p>
      <text:p text:style-name="P1">demonisá <text:s/>(ath.)</text:p>
      <text:p text:style-name="P1">demonisashon <text:s/>(sus.)</text:p>
      <text:p text:style-name="P1">demoño (sus.), -nan</text:p>
      <text:p text:style-name="P1">demoño (ath.)</text:p>
      <text:p text:style-name="P1">demontá (v.)</text:p>
      <text:p text:style-name="P1">demontá (ath.)</text:p>
      <text:p text:style-name="P1">demorá (v.)</text:p>
      <text:p text:style-name="P1">demorá (ath.)</text:p>
      <text:p text:style-name="P1">demoralisá (v.)</text:p>
      <text:p text:style-name="P1">demoralisá (ath.)</text:p>
      <text:p text:style-name="P1">demoralisando </text:p>
      <text:p text:style-name="P1">demoralisashon (sus.)</text:p>
      <text:p text:style-name="P1">demostrá (v.)</text:p>
      <text:p text:style-name="P1">demostrá (ath.)</text:p>
      <text:p text:style-name="P1">demostradó (sus.), -nan</text:p>
      <text:p text:style-name="P1">demostrando </text:p>
      <text:p text:style-name="P1">demostrante (sus.), -nan</text:p>
      <text:p text:style-name="P1">demostrashon (sus.), -nan</text:p>
      <text:p text:style-name="P1">demostrativo (ath.)</text:p>
      <text:p text:style-name="P1">demotivá (v.)</text:p>
      <text:p text:style-name="P1">demotivá (ath.)</text:p>
      <text:p text:style-name="P1">demotivante (ath.)</text:p>
      <text:p text:style-name="P1">demotivashon (sus.)</text:p>
      <text:p text:style-name="P1">dèmpel (v.)</text:p>
      <text:p text:style-name="P1">dèmpelmentu (sus.)</text:p>
      <text:p text:style-name="P1">den </text:p>
      <text:p text:style-name="P1">dengue (sus.)</text:p>
      <text:p text:style-name="P1">denominá (v.)</text:p>
      <text:p text:style-name="P1">denominá (ath.)</text:p>
      <text:p text:style-name="P1">denominadó (sus.), -nan</text:p>
      <text:p text:style-name="P1"><text:soft-page-break/>denominando </text:p>
      <text:p text:style-name="P1">denominashon (sus.), -nan</text:p>
      <text:p text:style-name="P1">denominativo (ath.)</text:p>
      <text:p text:style-name="P1">denotá (v.)</text:p>
      <text:p text:style-name="P1">denotá (ath.)</text:p>
      <text:p text:style-name="P1">denotando </text:p>
      <text:p text:style-name="P1">denotashon (sus.), -nan</text:p>
      <text:p text:style-name="P1">densidat (sus.)</text:p>
      <text:p text:style-name="P1">denso (ath.)</text:p>
      <text:p text:style-name="P1">dental (ath.)</text:p>
      <text:p text:style-name="P1">denter </text:p>
      <text:p text:style-name="P1">dentista (sus.), -nan</text:p>
      <text:p text:style-name="P1">denunsia (sus.), -nan</text:p>
      <text:p text:style-name="P1">denunsiá (v.)</text:p>
      <text:p text:style-name="P1">denunsiá (ath.)</text:p>
      <text:p text:style-name="P1">denunsiante (sus.), -nan</text:p>
      <text:p text:style-name="P1">denunsiante (ath.)</text:p>
      <text:p text:style-name="P1">deodorante (sus.), -nan</text:p>
      <text:p text:style-name="P1">deodorante (ath.)</text:p>
      <text:p text:style-name="P1">departamento (sus.), -nan</text:p>
      <text:p text:style-name="P1">depchi (sus.), -nan</text:p>
      <text:p text:style-name="P1">dependé <text:s/>(v.)</text:p>
      <text:p text:style-name="P1">dependensia (sus.)</text:p>
      <text:p text:style-name="P1">dependiendo </text:p>
      <text:p text:style-name="P1">dependiente (ath.)</text:p>
      <text:p text:style-name="P1">depèster (sus.)</text:p>
      <text:p text:style-name="P1">depilá (v.)</text:p>
      <text:p text:style-name="P1">depilá (ath.)</text:p>
      <text:p text:style-name="P1">depilando </text:p>
      <text:p text:style-name="P1">depilashon (sus.)</text:p>
      <text:p text:style-name="P1">deplorá (v.)</text:p>
      <text:p text:style-name="P1">deplorabel (ath.)</text:p>
      <text:p text:style-name="P1">deportá (v.)</text:p>
      <text:p text:style-name="P1">deportá (ath.)</text:p>
      <text:p text:style-name="P1">deportando </text:p>
      <text:p text:style-name="P1">deportashon (sus.), -nan</text:p>
      <text:p text:style-name="P1">deporte (sus.), -nan</text:p>
      <text:p text:style-name="P1">deportista (sus.), -nan</text:p>
      <text:p text:style-name="P1">deportivismo (sus.)</text:p>
      <text:p text:style-name="P1">deportivo (ath.)</text:p>
      <text:p text:style-name="P1">depositá (v.)</text:p>
      <text:p text:style-name="P1">depositá (ath.)</text:p>
      <text:p text:style-name="P1">depositando </text:p>
      <text:p text:style-name="P1">depositante (sus.), -nan</text:p>
      <text:p text:style-name="P1"><text:soft-page-break/>depositario (sus.), -nan</text:p>
      <text:p text:style-name="P1">depósito (sus.), -nan</text:p>
      <text:p text:style-name="P1">depreshon (sus.), -nan</text:p>
      <text:p text:style-name="P1">depresiá (v.)</text:p>
      <text:p text:style-name="P1">depresiá (ath.)</text:p>
      <text:p text:style-name="P1">depresiashon (sus.)</text:p>
      <text:p text:style-name="P1">depresivo <text:s text:c="2"/>(ath.)</text:p>
      <text:p text:style-name="P1">deprimí (v.)</text:p>
      <text:p text:style-name="P1">deprimí (ath.)</text:p>
      <text:p text:style-name="P1">dera (v.)</text:p>
      <text:p text:style-name="P1">derá (ath.)</text:p>
      <text:p text:style-name="P1">derame (sus.)</text:p>
      <text:p text:style-name="P1">deramentu (sus.)</text:p>
      <text:p text:style-name="P1">derando </text:p>
      <text:p text:style-name="P1">derechi (sus.), -nan</text:p>
      <text:p text:style-name="P1">derechista (sus.), -nan</text:p>
      <text:p text:style-name="P1">derechista (ath.)</text:p>
      <text:p text:style-name="P1">derechitu (atv.)</text:p>
      <text:p text:style-name="P1">derecho (sus.), -nan</text:p>
      <text:p text:style-name="P1">deregulá (v.)</text:p>
      <text:p text:style-name="P1">deregulá (ath.)</text:p>
      <text:p text:style-name="P1">deregulador <text:s/>(ath.)</text:p>
      <text:p text:style-name="P1">deregulashon (sus.)</text:p>
      <text:p text:style-name="P1">dèrièr (sus.), -nan</text:p>
      <text:p text:style-name="P1">derivá (v.)</text:p>
      <text:p text:style-name="P1">derivá (ath.)</text:p>
      <text:p text:style-name="P1">derivabel (ath.)</text:p>
      <text:p text:style-name="P1">derivado (sus.), -nan</text:p>
      <text:p text:style-name="P1">derivando </text:p>
      <text:p text:style-name="P1">derivashon (sus.), -nan</text:p>
      <text:p text:style-name="P1">dermatologia (sus.)</text:p>
      <text:p text:style-name="P1">dermatológiko (ath.)</text:p>
      <text:p text:style-name="P1">dermatólogo (sus.), -nan</text:p>
      <text:p text:style-name="P1">derota (sus.), -nan</text:p>
      <text:p text:style-name="P1">derotá (v.)</text:p>
      <text:p text:style-name="P1">derotá (ath.)</text:p>
      <text:p text:style-name="P1">derotando </text:p>
      <text:p text:style-name="P1">dès (sus.)</text:p>
      <text:p text:style-name="P1">desabilidat (sus.), -nan</text:p>
      <text:p text:style-name="P1">desabilitá (v.)</text:p>
      <text:p text:style-name="P1">desabilitá (ath.)</text:p>
      <text:p text:style-name="P1">desafiá (v.)</text:p>
      <text:p text:style-name="P1">desafiá (ath.)</text:p>
      <text:p text:style-name="P1">desafiante (ath.)</text:p>
      <text:p text:style-name="P1"><text:soft-page-break/>desafio (sus.), -nan</text:p>
      <text:p text:style-name="P1">desafortuná (ath.)</text:p>
      <text:p text:style-name="P1">desafortunadamente (atv.)</text:p>
      <text:p text:style-name="P1">desagradabel (ath.)</text:p>
      <text:p text:style-name="P1">desagradesido (ath.)</text:p>
      <text:p text:style-name="P1">desahogá (v.)</text:p>
      <text:p text:style-name="P1">desahogo (sus.)</text:p>
      <text:p text:style-name="P1">desakuerdo (sus.), -nan</text:p>
      <text:p text:style-name="P1">desalmá <text:s/>(ath.)</text:p>
      <text:p text:style-name="P1">desampará (ath.)</text:p>
      <text:p text:style-name="P1">desamparado (sus.), -nan</text:p>
      <text:p text:style-name="P1">desamparo <text:s/>(sus.)</text:p>
      <text:p text:style-name="P1">desanimá (v.)</text:p>
      <text:p text:style-name="P1">desanimá (ath.)</text:p>
      <text:p text:style-name="P1">desanimando </text:p>
      <text:p text:style-name="P1">desanimashon (sus.)</text:p>
      <text:p text:style-name="P1">desaparesé (v.)</text:p>
      <text:p text:style-name="P1">desaparesé (ath.)</text:p>
      <text:p text:style-name="P1">desaparesido (sus.), -nan</text:p>
      <text:p text:style-name="P1">desaparishon (sus.), -nan</text:p>
      <text:p text:style-name="P1">desaprobá (v.)</text:p>
      <text:p text:style-name="P1">desaprobá (ath.)</text:p>
      <text:p text:style-name="P1">desaprobando </text:p>
      <text:p text:style-name="P1">desaprobashon (sus.), -nan</text:p>
      <text:p text:style-name="P1">desapuntá (v.)</text:p>
      <text:p text:style-name="P1">desapuntá (ath.)</text:p>
      <text:p text:style-name="P1">desapunte (sus.), -nan</text:p>
      <text:p text:style-name="P1">desapunto (sus.), -nan</text:p>
      <text:p text:style-name="P1">desarmá (v.)</text:p>
      <text:p text:style-name="P1">desarmá (ath.)</text:p>
      <text:p text:style-name="P1">desarmabel <text:s/>(ath.)</text:p>
      <text:p text:style-name="P1">desarmamentu (sus.)</text:p>
      <text:p text:style-name="P1">desarmando </text:p>
      <text:p text:style-name="P1">desarme (sus.)</text:p>
      <text:p text:style-name="P1">desaroyá (v.)</text:p>
      <text:p text:style-name="P1">desaroyá (ath.)</text:p>
      <text:p text:style-name="P1">desaroyadó (sus.), -nan</text:p>
      <text:p text:style-name="P1">desaroyando </text:p>
      <text:p text:style-name="P1">desaroyo (sus.), -nan</text:p>
      <text:p text:style-name="P1">desaster (sus.), -nan</text:p>
      <text:p text:style-name="P1">desastroso (ath.)</text:p>
      <text:p text:style-name="P1">desayuná (v.)</text:p>
      <text:p text:style-name="P1">desayunando </text:p>
      <text:p text:style-name="P1">desayuno (sus.), -nan</text:p>
      <text:p text:style-name="P1"><text:soft-page-break/>desbalansá (ath.)</text:p>
      <text:p text:style-name="P1">desbalansa <text:s/>(sus.)</text:p>
      <text:p text:style-name="P1">desbalanse (sus.)</text:p>
      <text:p text:style-name="P1">desbalorisashon (sus.)</text:p>
      <text:p text:style-name="P1">desbaratá (v.)</text:p>
      <text:p text:style-name="P1">desbaratá (ath.)</text:p>
      <text:p text:style-name="P1">desbentaha (sus.), -nan</text:p>
      <text:p text:style-name="P1">desbentahoso (ath.)</text:p>
      <text:p text:style-name="P1">desbordá <text:s/>(v.)</text:p>
      <text:p text:style-name="P1">desde </text:p>
      <text:p text:style-name="P1">desde (atv.)</text:p>
      <text:p text:style-name="P1">deseá (v.)</text:p>
      <text:p text:style-name="P1">deseá (ath.)</text:p>
      <text:p text:style-name="P1">deseabel (ath.)</text:p>
      <text:p text:style-name="P1">deseamentu (sus.)</text:p>
      <text:p text:style-name="P1">deseando </text:p>
      <text:p text:style-name="P1">desechabel (ath.)</text:p>
      <text:p text:style-name="P1">desekilibrá (ath.)</text:p>
      <text:p text:style-name="P1">desekilibrio (sus.)</text:p>
      <text:p text:style-name="P1">desembarká (v.)</text:p>
      <text:p text:style-name="P1">desembarká (ath.)</text:p>
      <text:p text:style-name="P1">desembarkamentu (sus.)</text:p>
      <text:p text:style-name="P1">desembarkando </text:p>
      <text:p text:style-name="P1">desembarkashon (sus.)</text:p>
      <text:p text:style-name="P1">desèmber (sus.)</text:p>
      <text:p text:style-name="P1">desemboká (v.)</text:p>
      <text:p text:style-name="P1">desempeñá (v.)</text:p>
      <text:p text:style-name="P1">desempeñá (ath.)</text:p>
      <text:p text:style-name="P1">desempeñando </text:p>
      <text:p text:style-name="P1">desempeño (sus.)</text:p>
      <text:p text:style-name="P1">desempleá (ath.)</text:p>
      <text:p text:style-name="P1">desempleado (sus.), -nan</text:p>
      <text:p text:style-name="P1">desempleo (sus.)</text:p>
      <text:p text:style-name="P1">desena (sus.), -nan</text:p>
      <text:p text:style-name="P1">desénas <text:s text:c="2"/></text:p>
      <text:p text:style-name="P1">desendé (v.)</text:p>
      <text:p text:style-name="P1">desendensia (sus.)</text:p>
      <text:p text:style-name="P1">desendente <text:s/>(ath.)</text:p>
      <text:p text:style-name="P1">desendiente (sus.), -nan</text:p>
      <text:p text:style-name="P1">desengaño (sus.), -nan</text:p>
      <text:p text:style-name="P1">desenio (sus.), -nan</text:p>
      <text:p text:style-name="P1">desenlase (sus.), -nan</text:p>
      <text:p text:style-name="P1">desenmaskará (v.)</text:p>
      <text:p text:style-name="P1">desenmaskará (ath.)</text:p>
      <text:p text:style-name="P1"><text:soft-page-break/>desensia (sus.)</text:p>
      <text:p text:style-name="P1">desente (ath.)</text:p>
      <text:p text:style-name="P1">desentemente (atv.)</text:p>
      <text:p text:style-name="P1">desentralisá (v.)</text:p>
      <text:p text:style-name="P1">desentralisá (ath.)</text:p>
      <text:p text:style-name="P1">desentralisando </text:p>
      <text:p text:style-name="P1">desentralisashon (sus.)</text:p>
      <text:p text:style-name="P1">deseo (sus.), -nan</text:p>
      <text:p text:style-name="P1">desepshon (sus.), -nan</text:p>
      <text:p text:style-name="P1">desepshoná (v.)</text:p>
      <text:p text:style-name="P1">desepshoná (ath.)</text:p>
      <text:p text:style-name="P1">desepshonante (ath.)</text:p>
      <text:p text:style-name="P1">desershon (sus.), -nan</text:p>
      <text:p text:style-name="P1">desertá (v.)</text:p>
      <text:p text:style-name="P1">desertando </text:p>
      <text:p text:style-name="P1">desertor (sus.), -nan</text:p>
      <text:p text:style-name="P1">desesperá (v.)</text:p>
      <text:p text:style-name="P1">desesperá (ath.)</text:p>
      <text:p text:style-name="P1">desesperadamente (atv.)</text:p>
      <text:p text:style-name="P1">desesperante (ath.)</text:p>
      <text:p text:style-name="P1">desesperashon (sus.)</text:p>
      <text:p text:style-name="P1">desfaborabel (ath.)</text:p>
      <text:p text:style-name="P1">desfavorabel (ath.)</text:p>
      <text:p text:style-name="P1">desfigurá (v.)</text:p>
      <text:p text:style-name="P1">desfigurá (ath.)</text:p>
      <text:p text:style-name="P1">desfilá (v.)</text:p>
      <text:p text:style-name="P1">desfile (sus.), -nan</text:p>
      <text:p text:style-name="P1">desflorá (v.)</text:p>
      <text:p text:style-name="P1">desflorá (ath.)</text:p>
      <text:p text:style-name="P1">desgabá (v.)</text:p>
      <text:p text:style-name="P1">desgabá (ath.)</text:p>
      <text:p text:style-name="P1">desgana (sus.)</text:p>
      <text:p text:style-name="P1">desgará <text:s/>(v.)</text:p>
      <text:p text:style-name="P1">desgará <text:s/>(ath.)</text:p>
      <text:p text:style-name="P1">desgarador <text:s/>(ath.)</text:p>
      <text:p text:style-name="P1">desgrasia (sus.), -nan</text:p>
      <text:p text:style-name="P1">desgrasiá (v.)</text:p>
      <text:p text:style-name="P1">desgrasiá (ath.)</text:p>
      <text:p text:style-name="P1">desgrasiadamente (atv.)</text:p>
      <text:p text:style-name="P1">desgrasiado (sus.), -nan</text:p>
      <text:p text:style-name="P1">desgrasiado (ath.)</text:p>
      <text:p text:style-name="P1">desha (v.)</text:p>
      <text:p text:style-name="P1">deshá (ath.)</text:p>
      <text:p text:style-name="P1">deshasí (v.)</text:p>
      <text:p text:style-name="P1"><text:soft-page-break/>dèshbort (sus.), -nan</text:p>
      <text:p text:style-name="P1">deshogá (v.)</text:p>
      <text:p text:style-name="P1">deshonestidat (sus.), -nan</text:p>
      <text:p text:style-name="P1">deshonesto (ath.)</text:p>
      <text:p text:style-name="P1">deshonra (sus.)</text:p>
      <text:p text:style-name="P1">deshonrá (v.)</text:p>
      <text:p text:style-name="P1">deshonrá (ath.)</text:p>
      <text:p text:style-name="P1">deshonrado (ath.)</text:p>
      <text:p text:style-name="P1">deshumanisá (v.)</text:p>
      <text:p text:style-name="P1">deshumanisá (ath.)</text:p>
      <text:p text:style-name="P1">deshumanisando </text:p>
      <text:p text:style-name="P1">deshumanisante (ath.)</text:p>
      <text:p text:style-name="P1">deshumanisashon (sus.)</text:p>
      <text:p text:style-name="P1">desibèl (sus.), -nan</text:p>
      <text:p text:style-name="P1">desidido (ath.)</text:p>
      <text:p text:style-name="P1">desididu (ath.)</text:p>
      <text:p text:style-name="P1">desierto (sus.), -nan</text:p>
      <text:p text:style-name="P1">desierto (ath.)</text:p>
      <text:p text:style-name="P1">desifrá (v.)</text:p>
      <text:p text:style-name="P1">desifrá (ath.)</text:p>
      <text:p text:style-name="P1">desifrando </text:p>
      <text:p text:style-name="P1">desigram (sus.), -nan</text:p>
      <text:p text:style-name="P1">desigual (ath.)</text:p>
      <text:p text:style-name="P1">desigualdat (sus.), -nan</text:p>
      <text:p text:style-name="P1">desiliter (sus.), -nan</text:p>
      <text:p text:style-name="P1">desilushon (sus.), -nan</text:p>
      <text:p text:style-name="P1">desilushoná (v.)</text:p>
      <text:p text:style-name="P1">desilushoná (ath.)</text:p>
      <text:p text:style-name="P1">desimal (sus.), -nan</text:p>
      <text:p text:style-name="P1">désimo </text:p>
      <text:p text:style-name="P1">désimo (sus.), -nan</text:p>
      <text:p text:style-name="P1">desinensia (sus.), -nan</text:p>
      <text:p text:style-name="P1">desinfekshon (sus.)</text:p>
      <text:p text:style-name="P1">desinfektá (v.)</text:p>
      <text:p text:style-name="P1">desinfektá (ath.)</text:p>
      <text:p text:style-name="P1">desinfektando </text:p>
      <text:p text:style-name="P1">desinfektante (sus.), -nan</text:p>
      <text:p text:style-name="P1">desinfektante (ath.)</text:p>
      <text:p text:style-name="P1">desintegrá <text:s/>(v.)</text:p>
      <text:p text:style-name="P1">desintegrá <text:s/>(ath.)</text:p>
      <text:p text:style-name="P1">desintegrashon <text:s/>(sus.)</text:p>
      <text:p text:style-name="P1">desinteres (sus.)</text:p>
      <text:p text:style-name="P1">desinteresá (ath.)</text:p>
      <text:p text:style-name="P1">desinteresadamente (atv.)</text:p>
      <text:p text:style-name="P1"><text:soft-page-break/>desintoksiká (v.)</text:p>
      <text:p text:style-name="P1">desintoksikashon (sus.)</text:p>
      <text:p text:style-name="P1">desir </text:p>
      <text:p text:style-name="P1">desishon (sus.), -nan</text:p>
      <text:p text:style-name="P1">desisivo (ath.)</text:p>
      <text:p text:style-name="P1">deskabeyá (ath.)</text:p>
      <text:p text:style-name="P1">deskabeyadamente (atv.)</text:p>
      <text:p text:style-name="P1">deskansá (v.)</text:p>
      <text:p text:style-name="P1">deskansá (ath.)</text:p>
      <text:p text:style-name="P1">deskansando </text:p>
      <text:p text:style-name="P1">deskanso (sus.)</text:p>
      <text:p text:style-name="P1">deskará (ath.)</text:p>
      <text:p text:style-name="P1">deskaradamente (atv.)</text:p>
      <text:p text:style-name="P1">deskarga (sus.)</text:p>
      <text:p text:style-name="P1">deskargá (v.)</text:p>
      <text:p text:style-name="P1">deskargá (ath.)</text:p>
      <text:p text:style-name="P1">deskargo <text:s/>(sus.), -nan</text:p>
      <text:p text:style-name="P1">deskartá (v.)</text:p>
      <text:p text:style-name="P1">deskartá (ath.)</text:p>
      <text:p text:style-name="P1">deskomponé (v.)</text:p>
      <text:p text:style-name="P1">deskomponé (ath.)</text:p>
      <text:p text:style-name="P1">deskomponiendo </text:p>
      <text:p text:style-name="P1">deskomposishon (sus.)</text:p>
      <text:p text:style-name="P1">deskomunal (ath.)</text:p>
      <text:p text:style-name="P1">deskonekshon (sus.), -nan</text:p>
      <text:p text:style-name="P1">deskonektá (v.)</text:p>
      <text:p text:style-name="P1">deskonektá (ath.)</text:p>
      <text:p text:style-name="P1">deskonektando </text:p>
      <text:p text:style-name="P1">deskonfiá (v.)</text:p>
      <text:p text:style-name="P1">deskonfiá (ath.)</text:p>
      <text:p text:style-name="P1">deskonfiansa (sus.)</text:p>
      <text:p text:style-name="P1">deskonosé <text:s/>(v.)</text:p>
      <text:p text:style-name="P1">deskonosí (sus.), -nan</text:p>
      <text:p text:style-name="P1">deskonosí (ath.)</text:p>
      <text:p text:style-name="P1">deskonsehá (v.)</text:p>
      <text:p text:style-name="P1">deskonsolá <text:s/>(v.)</text:p>
      <text:p text:style-name="P1">deskonsolá <text:s/>(ath.)</text:p>
      <text:p text:style-name="P1">deskontá (v.)</text:p>
      <text:p text:style-name="P1">deskontá (ath.)</text:p>
      <text:p text:style-name="P1">deskontabel (ath.)</text:p>
      <text:p text:style-name="P1">deskontando </text:p>
      <text:p text:style-name="P1">deskontinuá (v.)</text:p>
      <text:p text:style-name="P1">deskontinuá (ath.)</text:p>
      <text:p text:style-name="P1">deskontinuashon (sus.)</text:p>
      <text:p text:style-name="P1"><text:soft-page-break/>deskribí (v.)</text:p>
      <text:p text:style-name="P1">deskribí (ath.)</text:p>
      <text:p text:style-name="P1">deskribiendo </text:p>
      <text:p text:style-name="P1">deskripshon (sus.), -nan</text:p>
      <text:p text:style-name="P1">deskriptivo (ath.)</text:p>
      <text:p text:style-name="P1">deskubrí (v.)</text:p>
      <text:p text:style-name="P1">deskubrí (ath.)</text:p>
      <text:p text:style-name="P1">deskubridó (sus.), -nan</text:p>
      <text:p text:style-name="P1">deskubriendo </text:p>
      <text:p text:style-name="P1">deskubrimentu (sus.)</text:p>
      <text:p text:style-name="P1">deskuento (sus.), -nan</text:p>
      <text:p text:style-name="P1">deskuidá (v.)</text:p>
      <text:p text:style-name="P1">deskuidá (ath.)</text:p>
      <text:p text:style-name="P1">deskuidando </text:p>
      <text:p text:style-name="P1">deskuido (sus.)</text:p>
      <text:p text:style-name="P1">deskurashá (v.)</text:p>
      <text:p text:style-name="P1">deskurashá (ath.)</text:p>
      <text:p text:style-name="P1">deskustumá (v.)</text:p>
      <text:p text:style-name="P1">deskustumbrá (v.)</text:p>
      <text:p text:style-name="P1">desmayá <text:s/>(v.)</text:p>
      <text:p text:style-name="P1">desmayá <text:s/>(ath.)</text:p>
      <text:p text:style-name="P1">desmayo <text:s/>(sus.), -nan</text:p>
      <text:p text:style-name="P1">desmentí (v.)</text:p>
      <text:p text:style-name="P1">desmentí (ath.)</text:p>
      <text:p text:style-name="P1">desmobilisá <text:s/>(v.)</text:p>
      <text:p text:style-name="P1">desmobilisá <text:s/>(ath.)</text:p>
      <text:p text:style-name="P1">desmobilisashon <text:s/>(sus.)</text:p>
      <text:p text:style-name="P1">desmontá <text:s/>(v.)</text:p>
      <text:p text:style-name="P1">desmontá <text:s/>(ath.)</text:p>
      <text:p text:style-name="P1">desmoralisá (v.)</text:p>
      <text:p text:style-name="P1">desmoralisá (ath.)</text:p>
      <text:p text:style-name="P1">desmoralisashon (sus.)</text:p>
      <text:p text:style-name="P1">desobedesé (v.)</text:p>
      <text:p text:style-name="P1">desobediensia (sus.)</text:p>
      <text:p text:style-name="P1">desobediente (ath.)</text:p>
      <text:p text:style-name="P1">desodorante (sus.), -nan</text:p>
      <text:p text:style-name="P1">desodorante (ath.)</text:p>
      <text:p text:style-name="P1">desodorisá (v.)</text:p>
      <text:p text:style-name="P1">desodorisá (ath.)</text:p>
      <text:p text:style-name="P1">desokupá (v.)</text:p>
      <text:p text:style-name="P1">desokupá (ath.)</text:p>
      <text:p text:style-name="P1">desokupashon (sus.)</text:p>
      <text:p text:style-name="P1">desolá (ath.)</text:p>
      <text:p text:style-name="P1">desolashon (sus.)</text:p>
      <text:p text:style-name="P1"><text:soft-page-break/>desórden <text:s/>(sus.)</text:p>
      <text:p text:style-name="P1">desordená (v.)</text:p>
      <text:p text:style-name="P1">desordená (ath.)</text:p>
      <text:p text:style-name="P1">desòrdu <text:s/>(sus.), -nan</text:p>
      <text:p text:style-name="P1">desorganisá (v.)</text:p>
      <text:p text:style-name="P1">desorganisá (ath.)</text:p>
      <text:p text:style-name="P1">desorganisashon (sus.)</text:p>
      <text:p text:style-name="P1">desorientá (v.)</text:p>
      <text:p text:style-name="P1">desorientá (ath.)</text:p>
      <text:p text:style-name="P1">desorientashon (sus.)</text:p>
      <text:p text:style-name="P1">despachá (v.)</text:p>
      <text:p text:style-name="P1">despachadó (sus.), -nan</text:p>
      <text:p text:style-name="P1">despachando </text:p>
      <text:p text:style-name="P1">despacho (sus.), -nan</text:p>
      <text:p text:style-name="P1">despedí (v.)</text:p>
      <text:p text:style-name="P1">despedí (ath.)</text:p>
      <text:p text:style-name="P1">despedida (sus.), -nan</text:p>
      <text:p text:style-name="P1">despektivo (ath.)</text:p>
      <text:p text:style-name="P1">despistá <text:s/>(v.)</text:p>
      <text:p text:style-name="P1">despistá <text:s/>(ath.)</text:p>
      <text:p text:style-name="P1">desplasamentu (sus.)</text:p>
      <text:p text:style-name="P1">desplegá (v.)</text:p>
      <text:p text:style-name="P1">desplegá (ath.)</text:p>
      <text:p text:style-name="P1">despliegue <text:s/>(sus.), -nan</text:p>
      <text:p text:style-name="P1">despoblá (ath.)</text:p>
      <text:p text:style-name="P1">despolarisá <text:s/>(v.)</text:p>
      <text:p text:style-name="P1">despolarisá <text:s/>(ath.)</text:p>
      <text:p text:style-name="P1">despolarisashon <text:s/>(sus.)</text:p>
      <text:p text:style-name="P1">déspota (sus.), -nan</text:p>
      <text:p text:style-name="P1">despótiko (ath.)</text:p>
      <text:p text:style-name="P1">despotismo (sus.)</text:p>
      <text:p text:style-name="P1">despresiá (v.)</text:p>
      <text:p text:style-name="P1">despresiá (ath.)</text:p>
      <text:p text:style-name="P1">despresiabel (ath.)</text:p>
      <text:p text:style-name="P1">despresiando </text:p>
      <text:p text:style-name="P1">despresio (sus.)</text:p>
      <text:p text:style-name="P1">desproporshon (sus.), -nan</text:p>
      <text:p text:style-name="P1">desproporshonal (ath.)</text:p>
      <text:p text:style-name="P1">despues (atv.)</text:p>
      <text:p text:style-name="P1">desrekomendá (v.)</text:p>
      <text:p text:style-name="P1">desrekomendá (ath.)</text:p>
      <text:p text:style-name="P1">destaká (v.)</text:p>
      <text:p text:style-name="P1">destilá (v.)</text:p>
      <text:p text:style-name="P1">destilá (ath.)</text:p>
      <text:p text:style-name="P1"><text:soft-page-break/>destilando </text:p>
      <text:p text:style-name="P1">destilashon (sus.)</text:p>
      <text:p text:style-name="P1">destiná <text:s/>(v.)</text:p>
      <text:p text:style-name="P1">destiná <text:s/>(ath.)</text:p>
      <text:p text:style-name="P1">destinashon (sus.), -nan</text:p>
      <text:p text:style-name="P1">destinatario (sus.), -nan</text:p>
      <text:p text:style-name="P1">destino (sus.), -nan</text:p>
      <text:p text:style-name="P1">destrosá (v.)</text:p>
      <text:p text:style-name="P1">destrosá (ath.)</text:p>
      <text:p text:style-name="P1">destruí <text:s/>(v.)</text:p>
      <text:p text:style-name="P1">destruí <text:s/>(ath.)</text:p>
      <text:p text:style-name="P1">destrukshon <text:s/>(sus.)</text:p>
      <text:p text:style-name="P1">destruktibel <text:s/>(ath.)</text:p>
      <text:p text:style-name="P1">destruktivo <text:s/>(ath.)</text:p>
      <text:p text:style-name="P1">desu (sus.), -nan</text:p>
      <text:p text:style-name="P1">desu <text:s/>(sus.), -nan</text:p>
      <text:p text:style-name="P1">desunion (sus.)</text:p>
      <text:p text:style-name="P1">desviá (v.)</text:p>
      <text:p text:style-name="P1">desviá (ath.)</text:p>
      <text:p text:style-name="P1">desviando </text:p>
      <text:p text:style-name="P1">desviante (ath.)</text:p>
      <text:p text:style-name="P1">desviashon (sus.), -nan</text:p>
      <text:p text:style-name="P1">detal <text:s/>(ath.)</text:p>
      <text:p text:style-name="P1">detayá (v.)</text:p>
      <text:p text:style-name="P1">detayá (ath.)</text:p>
      <text:p text:style-name="P1">detayadamente (atv.)</text:p>
      <text:p text:style-name="P1">detayando </text:p>
      <text:p text:style-name="P1">detaye (sus.), -nan</text:p>
      <text:p text:style-name="P1">detayista (sus.), -nan</text:p>
      <text:p text:style-name="P1">detekshon (sus.)</text:p>
      <text:p text:style-name="P1">detektá (v.)</text:p>
      <text:p text:style-name="P1">detektá (ath.)</text:p>
      <text:p text:style-name="P1">detektando </text:p>
      <text:p text:style-name="P1">detené (v.)</text:p>
      <text:p text:style-name="P1">detené (ath.)</text:p>
      <text:p text:style-name="P1">detenidamente (atv.)</text:p>
      <text:p text:style-name="P1">detenido (sus.), -nan</text:p>
      <text:p text:style-name="P1">deteniendo </text:p>
      <text:p text:style-name="P1">detenshon (sus.), -nan</text:p>
      <text:p text:style-name="P1">deteriorá (v.)</text:p>
      <text:p text:style-name="P1">deteriorá (ath.)</text:p>
      <text:p text:style-name="P1">deterioro (sus.)</text:p>
      <text:p text:style-name="P1">determiná (v.)</text:p>
      <text:p text:style-name="P1">determiná (ath.)</text:p>
      <text:p text:style-name="P1"><text:soft-page-break/>determinabel (ath.)</text:p>
      <text:p text:style-name="P1">determinando </text:p>
      <text:p text:style-name="P1">determinante (ath.)</text:p>
      <text:p text:style-name="P1">determinashon (sus.)</text:p>
      <text:p text:style-name="P1">determinativo (ath.)</text:p>
      <text:p text:style-name="P1">detestá (v.)</text:p>
      <text:p text:style-name="P1">detestá (ath.)</text:p>
      <text:p text:style-name="P1">detestabel (ath.)</text:p>
      <text:p text:style-name="P1">deurwaarder (sus.), -nan</text:p>
      <text:p text:style-name="P1">devaluá (v.)</text:p>
      <text:p text:style-name="P1">devaluá (ath.)</text:p>
      <text:p text:style-name="P1">devaluando </text:p>
      <text:p text:style-name="P1">devaluashon (sus.)</text:p>
      <text:p text:style-name="P1">develá (v.)</text:p>
      <text:p text:style-name="P1">develá (ath.)</text:p>
      <text:p text:style-name="P1">dewater (sus.)</text:p>
      <text:p text:style-name="P1">dewer (sus.)</text:p>
      <text:p text:style-name="P1">dezèmber (sus.)</text:p>
      <text:p text:style-name="P1">dezòrdu (sus.)</text:p>
      <text:p text:style-name="P1">dezu (sus.), -nan</text:p>
      <text:p text:style-name="P1">di </text:p>
      <text:p text:style-name="P1">dia (sus.), -nan</text:p>
      <text:p text:style-name="P1">diabel (sus.), -nan</text:p>
      <text:p text:style-name="P1">diabétiko (sus.), -nan</text:p>
      <text:p text:style-name="P1">diabétiko (ath.)</text:p>
      <text:p text:style-name="P1">diabétis (sus.)</text:p>
      <text:p text:style-name="P1">diabóliko (ath.)</text:p>
      <text:p text:style-name="P1">diafragma (sus.), -nan</text:p>
      <text:p text:style-name="P1">diagnósis (sus.), -nan</text:p>
      <text:p text:style-name="P1">diagnostiká (v.)</text:p>
      <text:p text:style-name="P1">diagnostiká (ath.)</text:p>
      <text:p text:style-name="P1">diagnóstiko (sus.), -nan</text:p>
      <text:p text:style-name="P1">diagonal (sus.), -nan</text:p>
      <text:p text:style-name="P1">diagonal (ath.)</text:p>
      <text:p text:style-name="P1">diagram (sus.), -nan</text:p>
      <text:p text:style-name="P1">diakonado (sus.)</text:p>
      <text:p text:style-name="P1">diakrítiko (ath.)</text:p>
      <text:p text:style-name="P1">diakróniko (ath.)</text:p>
      <text:p text:style-name="P1">dialèkt (sus.), -nan</text:p>
      <text:p text:style-name="P1">dialektal (ath.)</text:p>
      <text:p text:style-name="P1">dialéktiko <text:s/>(ath.)</text:p>
      <text:p text:style-name="P1">dialekto (sus.), -nan</text:p>
      <text:p text:style-name="P1">dialektologia (sus.)</text:p>
      <text:p text:style-name="P1">dialisá (v.)</text:p>
      <text:p text:style-name="P1"><text:soft-page-break/>dialisá (ath.)</text:p>
      <text:p text:style-name="P1">dialisadó (sus.), -nan</text:p>
      <text:p text:style-name="P1">diálisis (sus.), -nan</text:p>
      <text:p text:style-name="P1">dialítiko (ath.)</text:p>
      <text:p text:style-name="P1">dialogá (v.)</text:p>
      <text:p text:style-name="P1">diálogo (sus.), -nan</text:p>
      <text:p text:style-name="P1">diameter (sus.), -nan</text:p>
      <text:p text:style-name="P1">diametral (ath.)</text:p>
      <text:p text:style-name="P1">diametralmente (atv.)</text:p>
      <text:p text:style-name="P1">diapositivo (sus.), -nan</text:p>
      <text:p text:style-name="P1">diarea (sus.)</text:p>
      <text:p text:style-name="P1">diariamente (atv.)</text:p>
      <text:p text:style-name="P1">diario (sus.), -nan</text:p>
      <text:p text:style-name="P1">diario (ath.)</text:p>
      <text:p text:style-name="P1">diáspora (sus.)</text:p>
      <text:p text:style-name="P1">diatóniko (ath.)</text:p>
      <text:p text:style-name="P1">dibershon (sus.), -nan</text:p>
      <text:p text:style-name="P1">dibertí (v.)</text:p>
      <text:p text:style-name="P1">dibertido (ath.)</text:p>
      <text:p text:style-name="P1">dibertishon (sus.), -nan</text:p>
      <text:p text:style-name="P1">dibinidat (sus.), -nan</text:p>
      <text:p text:style-name="P1">dibino (ath.)</text:p>
      <text:p text:style-name="P1">dibirtiendo </text:p>
      <text:p text:style-name="P1">diborsiá (v.)</text:p>
      <text:p text:style-name="P1">diborsiá (ath.)</text:p>
      <text:p text:style-name="P1">diborsio (sus.), -nan</text:p>
      <text:p text:style-name="P1">dibuho (sus.), -nan</text:p>
      <text:p text:style-name="P1">dibulgá (v.)</text:p>
      <text:p text:style-name="P1">dibulgá (ath.)</text:p>
      <text:p text:style-name="P1">dibulgashon (sus.)</text:p>
      <text:p text:style-name="P1">dicha (sus.)</text:p>
      <text:p text:style-name="P1">dicho (sus.), -nan</text:p>
      <text:p text:style-name="P1">dichoso (ath.)</text:p>
      <text:p text:style-name="P1">didáktika (sus.)</text:p>
      <text:p text:style-name="P1">didáktiko (sus.), -nan</text:p>
      <text:p text:style-name="P1">didáktiko (ath.)</text:p>
      <text:p text:style-name="P1">diéresis (sus.), -nan</text:p>
      <text:p text:style-name="P1">dies </text:p>
      <text:p text:style-name="P1">diesdos </text:p>
      <text:p text:style-name="P1">diesel (sus.)</text:p>
      <text:p text:style-name="P1">dieskuater </text:p>
      <text:p text:style-name="P1">diesnuebe </text:p>
      <text:p text:style-name="P1">diesocho </text:p>
      <text:p text:style-name="P1">diesseis </text:p>
      <text:p text:style-name="P1"><text:soft-page-break/>diesshete </text:p>
      <text:p text:style-name="P1">diessinku </text:p>
      <text:p text:style-name="P1">diestres </text:p>
      <text:p text:style-name="P1">diesun </text:p>
      <text:p text:style-name="P1">diet (sus.), -nan</text:p>
      <text:p text:style-name="P1">dieta (sus.), -nan</text:p>
      <text:p text:style-name="P1">dietétiko (ath.)</text:p>
      <text:p text:style-name="P1">dietista (sus.), -nan</text:p>
      <text:p text:style-name="P1">difamá (v.)</text:p>
      <text:p text:style-name="P1">difamá (ath.)</text:p>
      <text:p text:style-name="P1">difamadó (sus.), -nan</text:p>
      <text:p text:style-name="P1">difamashon (sus.)</text:p>
      <text:p text:style-name="P1">diferensia (sus.), -nan</text:p>
      <text:p text:style-name="P1">diferensiá (v.)</text:p>
      <text:p text:style-name="P1">diferensiashon (sus.)</text:p>
      <text:p text:style-name="P1">diferente (ath.)</text:p>
      <text:p text:style-name="P1">difikultá (v.)</text:p>
      <text:p text:style-name="P1">difikultat (sus.), -nan</text:p>
      <text:p text:style-name="P1">difikultoso (ath.)</text:p>
      <text:p text:style-name="P1">difísil (ath.)</text:p>
      <text:p text:style-name="P1">difròst (v.)</text:p>
      <text:p text:style-name="P1">difròst (ath.)</text:p>
      <text:p text:style-name="P1">difteria (sus.)</text:p>
      <text:p text:style-name="P1">difuntu (sus.), -nan</text:p>
      <text:p text:style-name="P1">difuntu (ath.)</text:p>
      <text:p text:style-name="P1">digerí (v.)</text:p>
      <text:p text:style-name="P1">digerí (ath.)</text:p>
      <text:p text:style-name="P1">digestion (sus.)</text:p>
      <text:p text:style-name="P1">digestivo (sus.), -nan</text:p>
      <text:p text:style-name="P1">digestivo (ath.)</text:p>
      <text:p text:style-name="P1">digiriendo </text:p>
      <text:p text:style-name="P1">digital (ath.)</text:p>
      <text:p text:style-name="P1">digitalisá (v.)</text:p>
      <text:p text:style-name="P1">digitalisá (ath.)</text:p>
      <text:p text:style-name="P1">digitalisashon (sus.)</text:p>
      <text:p text:style-name="P1">diglosia (sus.)</text:p>
      <text:p text:style-name="P1">dignatario (sus.), -nan</text:p>
      <text:p text:style-name="P1">dignidat (sus.)</text:p>
      <text:p text:style-name="P1">digno (ath.)</text:p>
      <text:p text:style-name="P1">dígrafo (sus.), -nan</text:p>
      <text:p text:style-name="P1">diki (sus.)</text:p>
      <text:p text:style-name="P1">diki (ath.)</text:p>
      <text:p text:style-name="P1">dikshon (sus.)</text:p>
      <text:p text:style-name="P1">dikshonario (sus.), -nan</text:p>
      <text:p text:style-name="P1"><text:soft-page-break/>dikta (v.)</text:p>
      <text:p text:style-name="P1">diktá (ath.)</text:p>
      <text:p text:style-name="P1">diktado (sus.), -nan</text:p>
      <text:p text:style-name="P1">diktador (sus.), -nan</text:p>
      <text:p text:style-name="P1">diktadura (sus.), -nan</text:p>
      <text:p text:style-name="P1">diktando </text:p>
      <text:p text:style-name="P1">diktatorial (ath.)</text:p>
      <text:p text:style-name="P1">dil (v.)</text:p>
      <text:p text:style-name="P1">dil (sus.), -nan</text:p>
      <text:p text:style-name="P1">dilanti (atv.)</text:p>
      <text:p text:style-name="P1">dilema (sus.), -nan</text:p>
      <text:p text:style-name="P1">diler (sus.), -nan</text:p>
      <text:p text:style-name="P1">diligensia (sus.)</text:p>
      <text:p text:style-name="P1">diligente (ath.)</text:p>
      <text:p text:style-name="P1">diluvial (ath.)</text:p>
      <text:p text:style-name="P1">diluvio (sus.)</text:p>
      <text:p text:style-name="P1">dim (v.)</text:p>
      <text:p text:style-name="P1">dim (sus.)</text:p>
      <text:p text:style-name="P1">dim (int.)</text:p>
      <text:p text:style-name="P1">dim (ath.)</text:p>
      <text:p text:style-name="P1">dimenshon (sus.), -nan</text:p>
      <text:p text:style-name="P1">diminutivo (sus.), -nan</text:p>
      <text:p text:style-name="P1">diminutivo (ath.)</text:p>
      <text:p text:style-name="P1">dimmentu (sus.)</text:p>
      <text:p text:style-name="P1">dinam (sus.), -nan</text:p>
      <text:p text:style-name="P1">Dinamarka (sus.)</text:p>
      <text:p text:style-name="P1">dinametria (sus.)</text:p>
      <text:p text:style-name="P1">dinámika (sus.)</text:p>
      <text:p text:style-name="P1">dinámiko (ath.)</text:p>
      <text:p text:style-name="P1">dinamismo (sus.)</text:p>
      <text:p text:style-name="P1">dinamit (sus.), -nan</text:p>
      <text:p text:style-name="P1">dinamitá (v.)</text:p>
      <text:p text:style-name="P1">dinamitá (ath.)</text:p>
      <text:p text:style-name="P1">dinamo (sus.), -nan</text:p>
      <text:p text:style-name="P1">dinamometer <text:s/>(sus.), -nan</text:p>
      <text:p text:style-name="P1">dinastia (sus.), -nan</text:p>
      <text:p text:style-name="P1">dinosouro (sus.), -nan</text:p>
      <text:p text:style-name="P1">dioksógen (sus.)</text:p>
      <text:p text:style-name="P1">dios (sus.), -nan</text:p>
      <text:p text:style-name="P1">diosa (sus.), -nan</text:p>
      <text:p text:style-name="P1">diosesano (sus.)</text:p>
      <text:p text:style-name="P1">diosesano (ath.)</text:p>
      <text:p text:style-name="P1">diósesis (sus.), -nan</text:p>
      <text:p text:style-name="P1">diosolopaga </text:p>
      <text:p text:style-name="P1"><text:soft-page-break/>dioxogen <text:s/>(sus.)</text:p>
      <text:p text:style-name="P1">dipfris (v.)</text:p>
      <text:p text:style-name="P1">dipfris (ath.)</text:p>
      <text:p text:style-name="P1">diploma (sus.), -nan</text:p>
      <text:p text:style-name="P1">diplomá (ath.)</text:p>
      <text:p text:style-name="P1">diplomasia (sus.)</text:p>
      <text:p text:style-name="P1">diplomátiko (sus.), -nan</text:p>
      <text:p text:style-name="P1">diplomátiko (ath.)</text:p>
      <text:p text:style-name="P1">díptiko <text:s/>(sus.), -nan</text:p>
      <text:p text:style-name="P1">diptongá (v.)</text:p>
      <text:p text:style-name="P1">diptongá (ath.)</text:p>
      <text:p text:style-name="P1">diptongashon (sus.)</text:p>
      <text:p text:style-name="P1">diptongo (sus.), -nan</text:p>
      <text:p text:style-name="P1">diputado (sus.), -nan</text:p>
      <text:p text:style-name="P1">direkshon (sus.), -nan</text:p>
      <text:p text:style-name="P1">dirèkt (ath.)</text:p>
      <text:p text:style-name="P1">direktamente (atv.)</text:p>
      <text:p text:style-name="P1">direktiva (sus.), -nan</text:p>
      <text:p text:style-name="P1">direkto (ath.)</text:p>
      <text:p text:style-name="P1">direktor (sus.), -nan</text:p>
      <text:p text:style-name="P1">direktora (sus.), -nan</text:p>
      <text:p text:style-name="P1">direktorado (sus.)</text:p>
      <text:p text:style-name="P1">dirigènt (sus.), -nan</text:p>
      <text:p text:style-name="P1">dirigente (sus.), -nan</text:p>
      <text:p text:style-name="P1">dirigí (v.)</text:p>
      <text:p text:style-name="P1">dirigí (ath.)</text:p>
      <text:p text:style-name="P1">dirigibel (ath.)</text:p>
      <text:p text:style-name="P1">dirigiendo </text:p>
      <text:p text:style-name="P1">dirti (v.)</text:p>
      <text:p text:style-name="P1">dirtí <text:s/>(ath.)</text:p>
      <text:p text:style-name="P1">dirtiendo </text:p>
      <text:p text:style-name="P1">dirtimentu (sus.)</text:p>
      <text:p text:style-name="P1">dis (sus.)</text:p>
      <text:p text:style-name="P1">discjockey (sus.), -nan</text:p>
      <text:p text:style-name="P1">diseñá (v.)</text:p>
      <text:p text:style-name="P1">diseñá (ath.)</text:p>
      <text:p text:style-name="P1">diseñadó (sus.), -nan</text:p>
      <text:p text:style-name="P1">diseñando </text:p>
      <text:p text:style-name="P1">diseño (sus.), -nan</text:p>
      <text:p text:style-name="P1">disertashon <text:s/>(sus.), -nan</text:p>
      <text:p text:style-name="P1">disfemismo <text:s/>(sus.)</text:p>
      <text:p text:style-name="P1">disfemístiko (ath.)</text:p>
      <text:p text:style-name="P1">disformal (ath.)</text:p>
      <text:p text:style-name="P1">disfras (sus.), -nan</text:p>
      <text:p text:style-name="P1"><text:soft-page-break/>disfrasá (v.)</text:p>
      <text:p text:style-name="P1">disfrasá (ath.)</text:p>
      <text:p text:style-name="P1">disfrutá (v.)</text:p>
      <text:p text:style-name="P1">disfrutando </text:p>
      <text:p text:style-name="P1">disfrute <text:s/>(sus.)</text:p>
      <text:p text:style-name="P1">disfunshonal (ath.)</text:p>
      <text:p text:style-name="P1">disgustá (v.)</text:p>
      <text:p text:style-name="P1">disgustá (ath.)</text:p>
      <text:p text:style-name="P1">disgustu (sus.), -nan</text:p>
      <text:p text:style-name="P1">disidente (sus.), -nan</text:p>
      <text:p text:style-name="P1">disidí (v.)</text:p>
      <text:p text:style-name="P1">disidí (ath.)</text:p>
      <text:p text:style-name="P1">disididu (ath.)</text:p>
      <text:p text:style-name="P1">disidiendo </text:p>
      <text:p text:style-name="P1">disimulá (v.)</text:p>
      <text:p text:style-name="P1">disimulá (ath.)</text:p>
      <text:p text:style-name="P1">disimuladamente (atv.)</text:p>
      <text:p text:style-name="P1">disimulando </text:p>
      <text:p text:style-name="P1">disimulashon (sus.)</text:p>
      <text:p text:style-name="P1">disipel (sus.), -nan</text:p>
      <text:p text:style-name="P1">disiplina (sus.), -nan</text:p>
      <text:p text:style-name="P1">disipliná (v.)</text:p>
      <text:p text:style-name="P1">disipliná (ath.)</text:p>
      <text:p text:style-name="P1">disiplinario (ath.)</text:p>
      <text:p text:style-name="P1">disípulo (sus.), -nan</text:p>
      <text:p text:style-name="P1">diskdrive (sus.), -nan</text:p>
      <text:p text:style-name="P1">diskero <text:s/>(ath.)</text:p>
      <text:p text:style-name="P1">diskèt (sus.), -nan</text:p>
      <text:p text:style-name="P1">disko (sus.), -nan</text:p>
      <text:p text:style-name="P1">diskobar (sus.), -nan</text:p>
      <text:p text:style-name="P1">diskordia (sus.), -nan</text:p>
      <text:p text:style-name="P1">diskotèk (sus.), -nan</text:p>
      <text:p text:style-name="P1">diskoteka (sus.), -nan</text:p>
      <text:p text:style-name="P1">diskrepansia (sus.), -nan</text:p>
      <text:p text:style-name="P1">diskreto (ath.)</text:p>
      <text:p text:style-name="P1">diskriminá (v.)</text:p>
      <text:p text:style-name="P1">diskriminá (ath.)</text:p>
      <text:p text:style-name="P1">diskriminashon (sus.)</text:p>
      <text:p text:style-name="P1">diskubrí (v.)</text:p>
      <text:p text:style-name="P1">diskubrí (ath.)</text:p>
      <text:p text:style-name="P1">diskubridó (sus.), -nan</text:p>
      <text:p text:style-name="P1">diskulpa (sus.), -nan</text:p>
      <text:p text:style-name="P1">diskulpá (v.)</text:p>
      <text:p text:style-name="P1">diskulpando </text:p>
      <text:p text:style-name="P1"><text:soft-page-break/>diskurso (sus.), -nan</text:p>
      <text:p text:style-name="P1">diskushon (sus.), -nan</text:p>
      <text:p text:style-name="P1">diskutí (v.)</text:p>
      <text:p text:style-name="P1">diskutibel (ath.)</text:p>
      <text:p text:style-name="P1">diskutiendo </text:p>
      <text:p text:style-name="P1">disminuí (v.)</text:p>
      <text:p text:style-name="P1">disminushon (sus.)</text:p>
      <text:p text:style-name="P1">disminuyendo </text:p>
      <text:p text:style-name="P1">disolbé (v.)</text:p>
      <text:p text:style-name="P1">disolbé (ath.)</text:p>
      <text:p text:style-name="P1">disolushon (sus.)</text:p>
      <text:p text:style-name="P1">disolvé (v.)</text:p>
      <text:p text:style-name="P1">disolvé (ath.)</text:p>
      <text:p text:style-name="P1">disonansia (sus.)</text:p>
      <text:p text:style-name="P1">disonante (sus.)</text:p>
      <text:p text:style-name="P1">disonante (ath.)</text:p>
      <text:p text:style-name="P1">disparati (sus.), -nan</text:p>
      <text:p text:style-name="P1">disparsé (v.)</text:p>
      <text:p text:style-name="P1">dispensa (sus.)</text:p>
      <text:p text:style-name="P1">dispensá (v.)</text:p>
      <text:p text:style-name="P1">dispensá (ath.)</text:p>
      <text:p text:style-name="P1">dispensabel (ath.)</text:p>
      <text:p text:style-name="P1">dispensashon (sus.)</text:p>
      <text:p text:style-name="P1">dispidí (v.)</text:p>
      <text:p text:style-name="P1">dispididó (sus.), -nan</text:p>
      <text:p text:style-name="P1">dispidiendo </text:p>
      <text:p text:style-name="P1">dispidimentu (sus.)</text:p>
      <text:p text:style-name="P1">disponé (v.)</text:p>
      <text:p text:style-name="P1">disponé (ath.)</text:p>
      <text:p text:style-name="P1">disponibel (ath.)</text:p>
      <text:p text:style-name="P1">disponibilidat (sus.)</text:p>
      <text:p text:style-name="P1">disponiendo </text:p>
      <text:p text:style-name="P1">disposishon (sus.), -nan</text:p>
      <text:p text:style-name="P1">dispuesto (ath.)</text:p>
      <text:p text:style-name="P1">disputa (sus.), -nan</text:p>
      <text:p text:style-name="P1">distansia (sus.), -nan</text:p>
      <text:p text:style-name="P1">distansiá (v.)</text:p>
      <text:p text:style-name="P1">distansiashon <text:s/>(sus.)</text:p>
      <text:p text:style-name="P1">dístiko (sus.), -nan</text:p>
      <text:p text:style-name="P1">distinguí (v.)</text:p>
      <text:p text:style-name="P1">distinguí (ath.)</text:p>
      <text:p text:style-name="P1">distinguido (ath.)</text:p>
      <text:p text:style-name="P1">distinguiendo </text:p>
      <text:p text:style-name="P1">distinshon (sus.), -nan</text:p>
      <text:p text:style-name="P1"><text:soft-page-break/>distintivo (sus.), -nan</text:p>
      <text:p text:style-name="P1">distinto (ath.)</text:p>
      <text:p text:style-name="P1">distraé (v.)</text:p>
      <text:p text:style-name="P1">distraí (v.)</text:p>
      <text:p text:style-name="P1">distraí (ath.)</text:p>
      <text:p text:style-name="P1">distraido (ath.)</text:p>
      <text:p text:style-name="P1">distraishon (sus.), -nan</text:p>
      <text:p text:style-name="P1">distrayendo </text:p>
      <text:p text:style-name="P1">distribí (v.)</text:p>
      <text:p text:style-name="P1">distribí (ath.)</text:p>
      <text:p text:style-name="P1">distribidó (sus.), -nan</text:p>
      <text:p text:style-name="P1">distribimentu (sus.)</text:p>
      <text:p text:style-name="P1">distribuí (v.)</text:p>
      <text:p text:style-name="P1">distribuí (ath.)</text:p>
      <text:p text:style-name="P1">distribuidor (sus.), -nan</text:p>
      <text:p text:style-name="P1">distribushon (sus.)</text:p>
      <text:p text:style-name="P1">distributivo (ath.)</text:p>
      <text:p text:style-name="P1">distribuyendo </text:p>
      <text:p text:style-name="P1">distrito (sus.), -nan</text:p>
      <text:p text:style-name="P1">disturbio (sus.), -nan</text:p>
      <text:p text:style-name="P1">disyunshon (sus.)</text:p>
      <text:p text:style-name="P1">disyuntivo (ath.)</text:p>
      <text:p text:style-name="P1">ditèktif (sus.), -nan</text:p>
      <text:p text:style-name="P1">ditirambo (sus.), -nan</text:p>
      <text:p text:style-name="P1">divergente <text:s text:c="2"/>(ath.)</text:p>
      <text:p text:style-name="P1">divershon (sus.), -nan</text:p>
      <text:p text:style-name="P1">diversifiká (v.)</text:p>
      <text:p text:style-name="P1">diversifiká (ath.)</text:p>
      <text:p text:style-name="P1">diversifikando </text:p>
      <text:p text:style-name="P1">diversifikashon (sus.)</text:p>
      <text:p text:style-name="P1">diverso (ath.)</text:p>
      <text:p text:style-name="P1">dividendo (sus.), -nan</text:p>
      <text:p text:style-name="P1">dividènt (sus.), -nan</text:p>
      <text:p text:style-name="P1">dividí (v.)</text:p>
      <text:p text:style-name="P1">dividí (ath.)</text:p>
      <text:p text:style-name="P1">dividiendo </text:p>
      <text:p text:style-name="P1">dividivi (sus.), -nan</text:p>
      <text:p text:style-name="P1">divinidat (sus.)</text:p>
      <text:p text:style-name="P1">divino (ath.)</text:p>
      <text:p text:style-name="P1">divisa (sus.), -nan</text:p>
      <text:p text:style-name="P1">divishon (sus.), -nan</text:p>
      <text:p text:style-name="P1">divisor (sus.)</text:p>
      <text:p text:style-name="P1">divisorio (sus.)</text:p>
      <text:p text:style-name="P1">divorsiá (v.)</text:p>
      <text:p text:style-name="P1"><text:soft-page-break/>divorsiá (ath.)</text:p>
      <text:p text:style-name="P1">divorsio (sus.), -nan</text:p>
      <text:p text:style-name="P1">divulgá (v.)</text:p>
      <text:p text:style-name="P1">divulgá (ath.)</text:p>
      <text:p text:style-name="P1">divulgashon (sus.)</text:p>
      <text:p text:style-name="P1">djabièrnè (sus.), -nan</text:p>
      <text:p text:style-name="P1">djabou <text:s text:c="2"/>(atv.)</text:p>
      <text:p text:style-name="P1">djaden </text:p>
      <text:p text:style-name="P1">djadja (v.)</text:p>
      <text:p text:style-name="P1">djadjamentu (sus.)</text:p>
      <text:p text:style-name="P1">djadjando </text:p>
      <text:p text:style-name="P1">djadumingu (sus.), -nan</text:p>
      <text:p text:style-name="P1">djafó </text:p>
      <text:p text:style-name="P1">djaka (sus.), -nan</text:p>
      <text:p text:style-name="P1">djakarou (sus.), -nan</text:p>
      <text:p text:style-name="P1">djaki </text:p>
      <text:p text:style-name="P1">djaleu </text:p>
      <text:p text:style-name="P1">djaluna (sus.), -nan</text:p>
      <text:p text:style-name="P1">djamanta (sus.), -nan</text:p>
      <text:p text:style-name="P1">djamars (sus.), -nan</text:p>
      <text:p text:style-name="P1">djanpou <text:s/>(sus.)</text:p>
      <text:p text:style-name="P1">djap (sus.), -nan</text:p>
      <text:p text:style-name="P1">djárason (sus.), -nan</text:p>
      <text:p text:style-name="P1">djariba <text:s/>(atv.)</text:p>
      <text:p text:style-name="P1">djasabra (sus.), -nan</text:p>
      <text:p text:style-name="P1">djaserka </text:p>
      <text:p text:style-name="P1">djatras </text:p>
      <text:p text:style-name="P1">djawe </text:p>
      <text:p text:style-name="P1">djaweps (sus.), -nan</text:p>
      <text:p text:style-name="P1">djawó </text:p>
      <text:p text:style-name="P1">djaya </text:p>
      <text:p text:style-name="P1">dje </text:p>
      <text:p text:style-name="P1">djèguèdjèguè (sus.)</text:p>
      <text:p text:style-name="P1">djei </text:p>
      <text:p text:style-name="P1">djeip (v.)</text:p>
      <text:p text:style-name="P1">djeip (sus.)</text:p>
      <text:p text:style-name="P1">djeipmentu (sus.)</text:p>
      <text:p text:style-name="P1">djèk (v.)</text:p>
      <text:p text:style-name="P1">djèk (sus.), -nan</text:p>
      <text:p text:style-name="P1">djèket (sus.), -nan</text:p>
      <text:p text:style-name="P1">djèki (sus.), -nan</text:p>
      <text:p text:style-name="P1">djèkpòt (sus.), -nan</text:p>
      <text:p text:style-name="P1">djèl (sus.), -nan</text:p>
      <text:p text:style-name="P1">djèlo (sus.), -nan</text:p>
      <text:p text:style-name="P1"><text:soft-page-break/>djèm (sus.), -nan</text:p>
      <text:p text:style-name="P1">djente (sus.), -nan</text:p>
      <text:p text:style-name="P1">djentista (sus.), -nan</text:p>
      <text:p text:style-name="P1">djèp (sus.), -nan</text:p>
      <text:p text:style-name="P1">djes </text:p>
      <text:p text:style-name="P1">djès (sus.)</text:p>
      <text:p text:style-name="P1">djesdos </text:p>
      <text:p text:style-name="P1">djeskuater </text:p>
      <text:p text:style-name="P1">djesnuebe </text:p>
      <text:p text:style-name="P1">djesocho </text:p>
      <text:p text:style-name="P1">djesseis </text:p>
      <text:p text:style-name="P1">djesshete </text:p>
      <text:p text:style-name="P1">djessinku </text:p>
      <text:p text:style-name="P1">djestres </text:p>
      <text:p text:style-name="P1">djesun </text:p>
      <text:p text:style-name="P1">djèt <text:s/>(sus.), -nan</text:p>
      <text:p text:style-name="P1">djimbi (sus.)</text:p>
      <text:p text:style-name="P1">djimpi (sus.)</text:p>
      <text:p text:style-name="P1">djindja (sus.), -nan</text:p>
      <text:p text:style-name="P1">djingueli (ath.)</text:p>
      <text:p text:style-name="P1">djingueri (ath.)</text:p>
      <text:p text:style-name="P1">djipopo (sus.), -nan</text:p>
      <text:p text:style-name="P1">djis (atv.)</text:p>
      <text:p text:style-name="P1">djispi (ath.)</text:p>
      <text:p text:style-name="P1">djispou (ath.)</text:p>
      <text:p text:style-name="P1">djòdjò (v.)</text:p>
      <text:p text:style-name="P1">djòdjòmentu (sus.)</text:p>
      <text:p text:style-name="P1">djòg (v.)</text:p>
      <text:p text:style-name="P1">djògdó (sus.), -nan</text:p>
      <text:p text:style-name="P1">djògmentu (sus.)</text:p>
      <text:p text:style-name="P1">djogodó (sus.), -nan</text:p>
      <text:p text:style-name="P1">djòin <text:s/>(v.)</text:p>
      <text:p text:style-name="P1">djoint (sus.), -nan</text:p>
      <text:p text:style-name="P1">djòmpi (sus.)</text:p>
      <text:p text:style-name="P1">djondjorofé </text:p>
      <text:p text:style-name="P1">djònki (sus.), -nan</text:p>
      <text:p text:style-name="P1">djòp (sus.), -nan</text:p>
      <text:p text:style-name="P1">djosolopaga </text:p>
      <text:p text:style-name="P1">djublum (int.)</text:p>
      <text:p text:style-name="P1">djubòks (sus.), -nan</text:p>
      <text:p text:style-name="P1">djudju (sus.), -nan</text:p>
      <text:p text:style-name="P1">djùg (sus.), -nan</text:p>
      <text:p text:style-name="P1">djùk <text:s/>(sus.)</text:p>
      <text:p text:style-name="P1">djuku (sus.), -nan</text:p>
      <text:p text:style-name="P1"><text:soft-page-break/>djuku (ath.)</text:p>
      <text:p text:style-name="P1">djukupreis (v.)</text:p>
      <text:p text:style-name="P1">djùmp (v.)</text:p>
      <text:p text:style-name="P1">djùmp (int.)</text:p>
      <text:p text:style-name="P1">djùmpùp (sus.), -nan</text:p>
      <text:p text:style-name="P1">djus (sus.), -nan</text:p>
      <text:p text:style-name="P1">do (sus.), -nan</text:p>
      <text:p text:style-name="P1">dobar (sus.), -nan</text:p>
      <text:p text:style-name="P1">dòbel (sus.), -nan</text:p>
      <text:p text:style-name="P1">dòbel (ath.)</text:p>
      <text:p text:style-name="P1">dòbelchèk (v.)</text:p>
      <text:p text:style-name="P1">dòbeldèk (sus.), -nan</text:p>
      <text:p text:style-name="P1">dòbelkròs (v.)</text:p>
      <text:p text:style-name="P1">dòbelmentu (sus.)</text:p>
      <text:p text:style-name="P1">dobla (v.)</text:p>
      <text:p text:style-name="P1">doblá (sus.), -nan</text:p>
      <text:p text:style-name="P1">doblá (ath.)</text:p>
      <text:p text:style-name="P1">doblahe (sus.)</text:p>
      <text:p text:style-name="P1">doblamentu (sus.)</text:p>
      <text:p text:style-name="P1">doblando </text:p>
      <text:p text:style-name="P1">doblete (sus.), -nan</text:p>
      <text:p text:style-name="P1">doctorandus (sus.), -nan</text:p>
      <text:p text:style-name="P1">dodo (v.)</text:p>
      <text:p text:style-name="P1">dof (ath.)</text:p>
      <text:p text:style-name="P1">dòf (ath.)</text:p>
      <text:p text:style-name="P1">dogma (sus.), -nan</text:p>
      <text:p text:style-name="P1">dogmátiko (ath.)</text:p>
      <text:p text:style-name="P1">dòk (sus.), -nan</text:p>
      <text:p text:style-name="P1">dòkter (sus.), -nan</text:p>
      <text:p text:style-name="P1">dòktor (sus.), -nan</text:p>
      <text:p text:style-name="P1">dòktòr (sus.), -nan</text:p>
      <text:p text:style-name="P1">doktorá (v.)</text:p>
      <text:p text:style-name="P1">doktorá (ath.)</text:p>
      <text:p text:style-name="P1">doktrina (sus.), -nan</text:p>
      <text:p text:style-name="P1">doktriná (v.)</text:p>
      <text:p text:style-name="P1">doktriná (ath.)</text:p>
      <text:p text:style-name="P1">doktrinario <text:s/>(ath.)</text:p>
      <text:p text:style-name="P1">dokumentá (v.)</text:p>
      <text:p text:style-name="P1">dokumentá (ath.)</text:p>
      <text:p text:style-name="P1">dokumental (sus.), -nan</text:p>
      <text:p text:style-name="P1">dokumentalista (sus.), -nan</text:p>
      <text:p text:style-name="P1">dokumentando </text:p>
      <text:p text:style-name="P1">dokumentashon (sus.), -nan</text:p>
      <text:p text:style-name="P1">dokumento (sus.), -nan</text:p>
      <text:p text:style-name="P1"><text:soft-page-break/>dokumentu (sus.), -nan</text:p>
      <text:p text:style-name="P1">dòl (v.)</text:p>
      <text:p text:style-name="P1">dòl (sus.), -nan</text:p>
      <text:p text:style-name="P1">dòler (sus.), -nan</text:p>
      <text:p text:style-name="P1">dòlfein (sus.), -nan</text:p>
      <text:p text:style-name="P1">doló (sus.), -nan</text:p>
      <text:p text:style-name="P1">dòlò (sus.), -nan</text:p>
      <text:p text:style-name="P1">doloroso (ath.)</text:p>
      <text:p text:style-name="P1">dòlpin (sus.), -nan</text:p>
      <text:p text:style-name="P1">dòm (sus.), -nan</text:p>
      <text:p text:style-name="P1">dòm (ath.)</text:p>
      <text:p text:style-name="P1">domadó (sus.), -nan</text:p>
      <text:p text:style-name="P1">domamentu (sus.)</text:p>
      <text:p text:style-name="P1">domando </text:p>
      <text:p text:style-name="P1">domestiká (v.)</text:p>
      <text:p text:style-name="P1">domestiká (ath.)</text:p>
      <text:p text:style-name="P1">domestikando </text:p>
      <text:p text:style-name="P1">domestikashon (sus.)</text:p>
      <text:p text:style-name="P1">doméstiko (ath.)</text:p>
      <text:p text:style-name="P1">domi (sus.), -nan</text:p>
      <text:p text:style-name="P1">dominá (v.)</text:p>
      <text:p text:style-name="P1">dominá (ath.)</text:p>
      <text:p text:style-name="P1">dominando </text:p>
      <text:p text:style-name="P1">dominante (ath.)</text:p>
      <text:p text:style-name="P1">dominashon (sus.), -nan</text:p>
      <text:p text:style-name="P1">dominik (ath.)</text:p>
      <text:p text:style-name="P1">dominikal (ath.)</text:p>
      <text:p text:style-name="P1">dominikana (sus.), -nan</text:p>
      <text:p text:style-name="P1">dominikana (ath.)</text:p>
      <text:p text:style-name="P1">dominikanès (sus.), -nan</text:p>
      <text:p text:style-name="P1">dominikano (sus.), -nan</text:p>
      <text:p text:style-name="P1">dominikano (ath.)</text:p>
      <text:p text:style-name="P1">dominio (sus.), -nan</text:p>
      <text:p text:style-name="P1">dominó (sus.), -nan</text:p>
      <text:p text:style-name="P1">domisiliá (v.)</text:p>
      <text:p text:style-name="P1">domisiliá (ath.)</text:p>
      <text:p text:style-name="P1">domisilio (sus.), -nan</text:p>
      <text:p text:style-name="P1">dòmpi (ath.)</text:p>
      <text:p text:style-name="P1">dòmplin (sus.), -nan</text:p>
      <text:p text:style-name="P1">dòmtrùk <text:s/>(sus.), -nan</text:p>
      <text:p text:style-name="P1">don (sus.), -nan</text:p>
      <text:p text:style-name="P1">donashon (sus.), -nan</text:p>
      <text:p text:style-name="P1">donatùr (sus.), -nan</text:p>
      <text:p text:style-name="P1">dònchin (sus.), -nan</text:p>
      <text:p text:style-name="P1"><text:soft-page-break/>dònder (sus.), -nan</text:p>
      <text:p text:style-name="P1">dònderbos (sus.), -nan</text:p>
      <text:p text:style-name="P1">dòndersla (sus.), -nan</text:p>
      <text:p text:style-name="P1">dònferstan (ath.)</text:p>
      <text:p text:style-name="P1">doño (sus.), -nan</text:p>
      <text:p text:style-name="P1">dòntrùk (sus.), -nan</text:p>
      <text:p text:style-name="P1">dòp (v.)</text:p>
      <text:p text:style-name="P1">dòpi (sus.), -nan</text:p>
      <text:p text:style-name="P1">dopiki (int.)</text:p>
      <text:p text:style-name="P1">dor </text:p>
      <text:p text:style-name="P1">dora (v.)</text:p>
      <text:p text:style-name="P1">dorá (ath.)</text:p>
      <text:p text:style-name="P1">dori (sus.), -nan</text:p>
      <text:p text:style-name="P1">dòria (sus.), -nan</text:p>
      <text:p text:style-name="P1">dorlotá (v.)</text:p>
      <text:p text:style-name="P1">dòrna (v.)</text:p>
      <text:p text:style-name="P1">dòrná (ath.)</text:p>
      <text:p text:style-name="P1">dòrnadó (sus.), -nan</text:p>
      <text:p text:style-name="P1">dòrnamentu (sus.)</text:p>
      <text:p text:style-name="P1">dòrnando </text:p>
      <text:p text:style-name="P1">dòrnasol (sus.), -nan</text:p>
      <text:p text:style-name="P1">dorsla (sus.), -nan</text:p>
      <text:p text:style-name="P1">dos </text:p>
      <text:p text:style-name="P1">dosein (sus.)</text:p>
      <text:p text:style-name="P1">dosente (sus.), -nan</text:p>
      <text:p text:style-name="P1">dosente (ath.)</text:p>
      <text:p text:style-name="P1">doshi (sus.), -nan</text:p>
      <text:p text:style-name="P1">dòsplaka (sus.), -nan</text:p>
      <text:p text:style-name="P1">dosshen </text:p>
      <text:p text:style-name="P1">dou (sus.), -nan</text:p>
      <text:p text:style-name="P1">doudou (sus.)</text:p>
      <text:p text:style-name="P1">dozein (sus.)</text:p>
      <text:p text:style-name="P1">drachi (sus.), -nan</text:p>
      <text:p text:style-name="P1">dradu (sus.), -nan</text:p>
      <text:p text:style-name="P1">draga (sus.), -nan</text:p>
      <text:p text:style-name="P1">dragon (sus.), -nan</text:p>
      <text:p text:style-name="P1">dragrace (sus.), -nan</text:p>
      <text:p text:style-name="P1">drai (v.)</text:p>
      <text:p text:style-name="P1">draibank (sus.), -nan</text:p>
      <text:p text:style-name="P1">draiklin <text:s/>(v.)</text:p>
      <text:p text:style-name="P1">draiskruf (sus.), -nan</text:p>
      <text:p text:style-name="P1">drakoniano (ath.)</text:p>
      <text:p text:style-name="P1">drama (v.)</text:p>
      <text:p text:style-name="P1">drama (sus.), -nan</text:p>
      <text:p text:style-name="P1"><text:soft-page-break/>dramamentu (sus.)</text:p>
      <text:p text:style-name="P1">dramando </text:p>
      <text:p text:style-name="P1">dramátika (sus.)</text:p>
      <text:p text:style-name="P1">dramátiko (ath.)</text:p>
      <text:p text:style-name="P1">dramatisá (v.)</text:p>
      <text:p text:style-name="P1">dramatisando </text:p>
      <text:p text:style-name="P1">dramatisashon (sus.), -nan</text:p>
      <text:p text:style-name="P1">dramaturgo (sus.), -nan</text:p>
      <text:p text:style-name="P1">drandran (sus.)</text:p>
      <text:p text:style-name="P1">drástikamente (atv.)</text:p>
      <text:p text:style-name="P1">drástiko (ath.)</text:p>
      <text:p text:style-name="P1">drat (sus.), -nan</text:p>
      <text:p text:style-name="P1">drecha (v.)</text:p>
      <text:p text:style-name="P1">drechá (ath.)</text:p>
      <text:p text:style-name="P1">drechadó (sus.), -nan</text:p>
      <text:p text:style-name="P1">drechamentu (sus.)</text:p>
      <text:p text:style-name="P1">drechando </text:p>
      <text:p text:style-name="P1">drechi (int.)</text:p>
      <text:p text:style-name="P1">drechi (ath.)</text:p>
      <text:p text:style-name="P1">drei (v.)</text:p>
      <text:p text:style-name="P1">dreif (sus.), -nan</text:p>
      <text:p text:style-name="P1">dreifi (sus.), -nan</text:p>
      <text:p text:style-name="P1">dreimentu (sus.)</text:p>
      <text:p text:style-name="P1">drel (sus.)</text:p>
      <text:p text:style-name="P1">drelbor (sus.), -nan</text:p>
      <text:p text:style-name="P1">drèmpel (sus.), -nan</text:p>
      <text:p text:style-name="P1">drèmpi (sus.), -nan</text:p>
      <text:p text:style-name="P1">drenta (v.)</text:p>
      <text:p text:style-name="P1">drentando </text:p>
      <text:p text:style-name="P1">drep (sus.)</text:p>
      <text:p text:style-name="P1">drès (v.)</text:p>
      <text:p text:style-name="P1">drif (v.)</text:p>
      <text:p text:style-name="P1">drifmentu (sus.)</text:p>
      <text:p text:style-name="P1">dril (sus.)</text:p>
      <text:p text:style-name="P1">dròbèk (sus.)</text:p>
      <text:p text:style-name="P1">droga (v.)</text:p>
      <text:p text:style-name="P1">droga (sus.), -nan</text:p>
      <text:p text:style-name="P1">drogá (ath.)</text:p>
      <text:p text:style-name="P1">drogadikshon (sus.)</text:p>
      <text:p text:style-name="P1">drogadikto (sus.), -nan</text:p>
      <text:p text:style-name="P1">drogamentu (sus.)</text:p>
      <text:p text:style-name="P1">drogando </text:p>
      <text:p text:style-name="P1">dròl (sus.), -nan</text:p>
      <text:p text:style-name="P1">dromedario (sus.), -nan</text:p>
      <text:p text:style-name="P1"><text:soft-page-break/>dròp (sus.), -nan</text:p>
      <text:p text:style-name="P1">dròpchi (sus.), -nan</text:p>
      <text:p text:style-name="P1">drùif (sus.), -nan</text:p>
      <text:p text:style-name="P1">drùip (v.)</text:p>
      <text:p text:style-name="P1">drùk (v.)</text:p>
      <text:p text:style-name="P1">drùk (ath.)</text:p>
      <text:p text:style-name="P1">drùker (sus.), -nan</text:p>
      <text:p text:style-name="P1">drùkerei (sus.), -nan</text:p>
      <text:p text:style-name="P1">drùkmentu (sus.)</text:p>
      <text:p text:style-name="P1">drùm (sus.), -nan</text:p>
      <text:p text:style-name="P1">drùmbènt (sus.), -nan</text:p>
      <text:p text:style-name="P1">drùmer (sus.), -nan</text:p>
      <text:p text:style-name="P1">drumi (v.)</text:p>
      <text:p text:style-name="P1">drumí (ath.)</text:p>
      <text:p text:style-name="P1">drumimentu (sus.)</text:p>
      <text:p text:style-name="P1">drùms (sus.), -nan</text:p>
      <text:p text:style-name="P1">drùmsèt (sus.), -nan</text:p>
      <text:p text:style-name="P1">drùpel (sus.), -nan</text:p>
      <text:p text:style-name="P1">dry-clean (v.)</text:p>
      <text:p text:style-name="P1">dual (v.)</text:p>
      <text:p text:style-name="P1">dualu (v.)</text:p>
      <text:p text:style-name="P1">duana (sus.)</text:p>
      <text:p text:style-name="P1">duanero (sus.), -nan</text:p>
      <text:p text:style-name="P1">duars (ath.)</text:p>
      <text:p text:style-name="P1">duarsu (ath.)</text:p>
      <text:p text:style-name="P1">dublé (ath.)</text:p>
      <text:p text:style-name="P1">ducha (v.)</text:p>
      <text:p text:style-name="P1">ducha (sus.), -nan</text:p>
      <text:p text:style-name="P1">duchando </text:p>
      <text:p text:style-name="P1">duda (v.)</text:p>
      <text:p text:style-name="P1">duda (sus.), -nan</text:p>
      <text:p text:style-name="P1">dudando </text:p>
      <text:p text:style-name="P1">dudoso (ath.)</text:p>
      <text:p text:style-name="P1">due (sus.)</text:p>
      <text:p text:style-name="P1">dueila (v.)</text:p>
      <text:p text:style-name="P1">dueila (sus.), -nan</text:p>
      <text:p text:style-name="P1">dueilá (ath.)</text:p>
      <text:p text:style-name="P1">dueilu (sus.), -nan</text:p>
      <text:p text:style-name="P1">duel <text:s/>(v.)</text:p>
      <text:p text:style-name="P1">duele (sus.)</text:p>
      <text:p text:style-name="P1">duelo (sus.), -nan</text:p>
      <text:p text:style-name="P1">dueto (sus.), -nan</text:p>
      <text:p text:style-name="P1">dugudugu (sus.), -nan</text:p>
      <text:p text:style-name="P1">dui (sus.), -nan</text:p>
      <text:p text:style-name="P1"><text:soft-page-break/>dùikbrel (sus.), -nan</text:p>
      <text:p text:style-name="P1">dùim (sus.), -nan</text:p>
      <text:p text:style-name="P1">dùimstòk (sus.), -nan</text:p>
      <text:p text:style-name="P1">dùin <text:s/>(sus.), -nan</text:p>
      <text:p text:style-name="P1">duka (v.)</text:p>
      <text:p text:style-name="P1">dukado (sus.), -nan</text:p>
      <text:p text:style-name="P1">duke (sus.), -nan</text:p>
      <text:p text:style-name="P1">dukesa (sus.), -nan</text:p>
      <text:p text:style-name="P1">dukla (sus.)</text:p>
      <text:p text:style-name="P1">dulsura (sus.)</text:p>
      <text:p text:style-name="P1">dùmdùm (sus.), -nan</text:p>
      <text:p text:style-name="P1">dumingu (sus.), -nan</text:p>
      <text:p text:style-name="P1">dùmp (v.)</text:p>
      <text:p text:style-name="P1">dùn (v.)</text:p>
      <text:p text:style-name="P1">duna (v.)</text:p>
      <text:p text:style-name="P1">duná (ath.)</text:p>
      <text:p text:style-name="P1">dunadó (sus.), -nan</text:p>
      <text:p text:style-name="P1">dunamentu (sus.)</text:p>
      <text:p text:style-name="P1">dunando </text:p>
      <text:p text:style-name="P1">dundu (sus.), -nan</text:p>
      <text:p text:style-name="P1">dúndula (v.)</text:p>
      <text:p text:style-name="P1">duo (sus.), -nan</text:p>
      <text:p text:style-name="P1">dupliká (v.)</text:p>
      <text:p text:style-name="P1">dupliká (ath.)</text:p>
      <text:p text:style-name="P1">duplikado (sus.), -nan</text:p>
      <text:p text:style-name="P1">duplikando </text:p>
      <text:p text:style-name="P1">duplikashon (sus.), -nan</text:p>
      <text:p text:style-name="P1">dura (v.)</text:p>
      <text:p text:style-name="P1">durabel (ath.)</text:p>
      <text:p text:style-name="P1">durabilidat (sus.)</text:p>
      <text:p text:style-name="P1">duradero (ath.)</text:p>
      <text:p text:style-name="P1">durando </text:p>
      <text:p text:style-name="P1">durante (atv.)</text:p>
      <text:p text:style-name="P1">durashon (sus.)</text:p>
      <text:p text:style-name="P1">durativo (ath.)</text:p>
      <text:p text:style-name="P1">durmiendo </text:p>
      <text:p text:style-name="P1">duru (ath.)</text:p>
      <text:p text:style-name="P1">dushi (sus.), -nan</text:p>
      <text:p text:style-name="P1">dushi (ath.)</text:p>
      <text:p text:style-name="P1">dùster (sus.), -nan</text:p>
      <text:p text:style-name="P1">ebanista (sus.), -nan</text:p>
      <text:p text:style-name="P1">ebanisteria (sus.), -nan</text:p>
      <text:p text:style-name="P1">ébano (sus.)</text:p>
      <text:p text:style-name="P1">ebonit (sus.)</text:p>
      <text:p text:style-name="P1"><text:soft-page-break/>echa (v.)</text:p>
      <text:p text:style-name="P1">echadó (sus.), -nan</text:p>
      <text:p text:style-name="P1">echamentu (sus.)</text:p>
      <text:p text:style-name="P1">echando </text:p>
      <text:p text:style-name="P1">echo (sus.), -nan</text:p>
      <text:p text:style-name="P1">Ecuador (sus.)</text:p>
      <text:p text:style-name="P1">edat (sus.), -nan</text:p>
      <text:p text:style-name="P1">edifiká (v.)</text:p>
      <text:p text:style-name="P1">edifikando </text:p>
      <text:p text:style-name="P1">edifikashon (sus.)</text:p>
      <text:p text:style-name="P1">edifisio (sus.), -nan</text:p>
      <text:p text:style-name="P1">edishon (sus.), -nan</text:p>
      <text:p text:style-name="P1">editá (v.)</text:p>
      <text:p text:style-name="P1">editá (ath.)</text:p>
      <text:p text:style-name="P1">editando </text:p>
      <text:p text:style-name="P1">editor (sus.), -nan</text:p>
      <text:p text:style-name="P1">editorial (sus.), -nan</text:p>
      <text:p text:style-name="P1">eduká (v.)</text:p>
      <text:p text:style-name="P1">eduká (ath.)</text:p>
      <text:p text:style-name="P1">edukadó (sus.), -nan</text:p>
      <text:p text:style-name="P1">edukador (sus.), -nan</text:p>
      <text:p text:style-name="P1">edukamentu <text:s/>(sus.)</text:p>
      <text:p text:style-name="P1">edukando </text:p>
      <text:p text:style-name="P1">edukashon (sus.)</text:p>
      <text:p text:style-name="P1">edukashonal (ath.)</text:p>
      <text:p text:style-name="P1">edukativo (ath.)</text:p>
      <text:p text:style-name="P1">efektivamente (atv.)</text:p>
      <text:p text:style-name="P1">efektividat (sus.)</text:p>
      <text:p text:style-name="P1">efektivo (sus.), -nan</text:p>
      <text:p text:style-name="P1">efektivo (ath.)</text:p>
      <text:p text:style-name="P1">efekto (sus.), -nan</text:p>
      <text:p text:style-name="P1">efektuá (v.)</text:p>
      <text:p text:style-name="P1">efektuá (ath.)</text:p>
      <text:p text:style-name="P1">efektuando </text:p>
      <text:p text:style-name="P1">efikas (ath.)</text:p>
      <text:p text:style-name="P1">efikasia (sus.)</text:p>
      <text:p text:style-name="P1">efikasmente (atv.)</text:p>
      <text:p text:style-name="P1">efisiensia (sus.)</text:p>
      <text:p text:style-name="P1">efisiente (ath.)</text:p>
      <text:p text:style-name="P1">efisientemente (atv.)</text:p>
      <text:p text:style-name="P1">eful (sus.)</text:p>
      <text:p text:style-name="P1">Egipto (sus.)</text:p>
      <text:p text:style-name="P1">ego (sus.)</text:p>
      <text:p text:style-name="P1">egoismo (sus.)</text:p>
      <text:p text:style-name="P1"><text:soft-page-break/>egoista (sus.), -nan</text:p>
      <text:p text:style-name="P1">egoista (ath.)</text:p>
      <text:p text:style-name="P1">egoséntriko (ath.)</text:p>
      <text:p text:style-name="P1">egosentrismo (sus.)</text:p>
      <text:p text:style-name="P1">ehakulá (v.)</text:p>
      <text:p text:style-name="P1">ehakulashon (sus.), -nan</text:p>
      <text:p text:style-name="P1">ehehe (sus.)</text:p>
      <text:p text:style-name="P1">ehekushon (sus.), -nan</text:p>
      <text:p text:style-name="P1">ehekutá (v.)</text:p>
      <text:p text:style-name="P1">ehekutá (ath.)</text:p>
      <text:p text:style-name="P1">ehekutando </text:p>
      <text:p text:style-name="P1">ehekutivo (sus.), -nan</text:p>
      <text:p text:style-name="P1">ehekutor <text:s/>(sus.), -nan</text:p>
      <text:p text:style-name="P1">ehèmber (sus.)</text:p>
      <text:p text:style-name="P1">ehèmpel (sus.), -nan</text:p>
      <text:p text:style-name="P1">ehemplar (sus.), -nan</text:p>
      <text:p text:style-name="P1">ehemplar (ath.)</text:p>
      <text:p text:style-name="P1">ehersé (v.)</text:p>
      <text:p text:style-name="P1">ehersisio (sus.), -nan</text:p>
      <text:p text:style-name="P1">ehérsito (sus.), -nan</text:p>
      <text:p text:style-name="P1">ei (atv.)</text:p>
      <text:p text:style-name="P1">eifó (atv.)</text:p>
      <text:p text:style-name="P1">eilandsraad (sus.), -nan</text:p>
      <text:p text:style-name="P1">eilu (v.)</text:p>
      <text:p text:style-name="P1">eilumentu <text:s/>(sus.)</text:p>
      <text:p text:style-name="P1">eis (sus.)</text:p>
      <text:p text:style-name="P1">eisberg <text:s/>(sus.), -nan</text:p>
      <text:p text:style-name="P1">eiskast (sus.), -nan</text:p>
      <text:p text:style-name="P1">eiskrim (sus.), -nan</text:p>
      <text:p text:style-name="P1">eispik (sus.), -nan</text:p>
      <text:p text:style-name="P1">ekaks (sus.), -nan</text:p>
      <text:p text:style-name="P1">ekiángulo (sus.), -nan</text:p>
      <text:p text:style-name="P1">ekiboká (v.)</text:p>
      <text:p text:style-name="P1">ekiboká (ath.)</text:p>
      <text:p text:style-name="P1">ekibokashon (sus.), -nan</text:p>
      <text:p text:style-name="P1">ekibuká (v.)</text:p>
      <text:p text:style-name="P1">ekibuká (ath.)</text:p>
      <text:p text:style-name="P1">ekibukashon (sus.)</text:p>
      <text:p text:style-name="P1">ekilibrá (v.)</text:p>
      <text:p text:style-name="P1">ekilibrá (ath.)</text:p>
      <text:p text:style-name="P1">ekilibrio (sus.)</text:p>
      <text:p text:style-name="P1">ekipá (v.)</text:p>
      <text:p text:style-name="P1">ekipá (ath.)</text:p>
      <text:p text:style-name="P1">ekipahe (sus.)</text:p>
      <text:p text:style-name="P1"><text:soft-page-break/>ekipamentu (sus.)</text:p>
      <text:p text:style-name="P1">ekipo (sus.), -nan</text:p>
      <text:p text:style-name="P1">ékis (sus.), -nan</text:p>
      <text:p text:style-name="P1">ekivalensia (sus.)</text:p>
      <text:p text:style-name="P1">ekivalente (ath.)</text:p>
      <text:p text:style-name="P1">eklesiástiko (ath.)</text:p>
      <text:p text:style-name="P1">eklipse (sus.), -nan</text:p>
      <text:p text:style-name="P1">eko (sus.), -nan</text:p>
      <text:p text:style-name="P1">ekografia (sus.)</text:p>
      <text:p text:style-name="P1">ekograma (sus.), -nan</text:p>
      <text:p text:style-name="P1">ékolekua (int.)</text:p>
      <text:p text:style-name="P1">ekologia (sus.)</text:p>
      <text:p text:style-name="P1">ekológiko (ath.)</text:p>
      <text:p text:style-name="P1">ekólogo <text:s/>(sus.), -nan</text:p>
      <text:p text:style-name="P1">ekonomia (sus.), -nan</text:p>
      <text:p text:style-name="P1">ekonómiko (ath.)</text:p>
      <text:p text:style-name="P1">ekonomisá (v.)</text:p>
      <text:p text:style-name="P1">ekonomisá (ath.)</text:p>
      <text:p text:style-name="P1">ekonomisando </text:p>
      <text:p text:style-name="P1">ekonomisashon (sus.)</text:p>
      <text:p text:style-name="P1">ekonomista (sus.), -nan</text:p>
      <text:p text:style-name="P1">ekoturismo <text:s/>(sus.)</text:p>
      <text:p text:style-name="P1">èks (sus.), -nan</text:p>
      <text:p text:style-name="P1">eksagerá (v.)</text:p>
      <text:p text:style-name="P1">eksagerá (ath.)</text:p>
      <text:p text:style-name="P1">eksageradamente (atv.)</text:p>
      <text:p text:style-name="P1">eksagerando </text:p>
      <text:p text:style-name="P1">eksagerashon (sus.), -nan</text:p>
      <text:p text:style-name="P1">eksaktamente (atv.)</text:p>
      <text:p text:style-name="P1">eksaktitut (sus.)</text:p>
      <text:p text:style-name="P1">eksakto (ath.)</text:p>
      <text:p text:style-name="P1">eksaltá (v.)</text:p>
      <text:p text:style-name="P1">eksaltá (ath.)</text:p>
      <text:p text:style-name="P1">eksámen (sus.), -nan</text:p>
      <text:p text:style-name="P1">èksamen (sus.), -nan</text:p>
      <text:p text:style-name="P1">eksaminá (v.)</text:p>
      <text:p text:style-name="P1">eksaminadó (sus.), -nan</text:p>
      <text:p text:style-name="P1">eksaminando </text:p>
      <text:p text:style-name="P1">èksaminátòr (sus.), -nan</text:p>
      <text:p text:style-name="P1">eksedé (v.)</text:p>
      <text:p text:style-name="P1">ekségesis (sus.), -nan</text:p>
      <text:p text:style-name="P1">ekselensia (sus.), -nan</text:p>
      <text:p text:style-name="P1">ekselente (ath.)</text:p>
      <text:p text:style-name="P1">ekselentemente (atv.)</text:p>
      <text:p text:style-name="P1"><text:soft-page-break/>eksema (sus.), -nan</text:p>
      <text:p text:style-name="P1">eksepshon (sus.), -nan</text:p>
      <text:p text:style-name="P1">eksepshonal (ath.)</text:p>
      <text:p text:style-name="P1">eksepshonalmente (atv.)</text:p>
      <text:p text:style-name="P1">eksepto </text:p>
      <text:p text:style-name="P1">ekseptuá (v.)</text:p>
      <text:p text:style-name="P1">ekseptuashon <text:s/>(sus.)</text:p>
      <text:p text:style-name="P1">eksesivo (ath.)</text:p>
      <text:p text:style-name="P1">ekseso (sus.), -nan</text:p>
      <text:p text:style-name="P1">ekshalá (v.)</text:p>
      <text:p text:style-name="P1">ekshalando </text:p>
      <text:p text:style-name="P1">ekshalashon <text:s/>(sus.)</text:p>
      <text:p text:style-name="P1">ekshibí (v.)</text:p>
      <text:p text:style-name="P1">ekshibí (ath.)</text:p>
      <text:p text:style-name="P1">ekshibiendo </text:p>
      <text:p text:style-name="P1">ekshibishon (sus.), -nan</text:p>
      <text:p text:style-name="P1">ekshibishonismo (sus.)</text:p>
      <text:p text:style-name="P1">ekshibishonista (sus.), -nan</text:p>
      <text:p text:style-name="P1">eksigensia (sus.), -nan</text:p>
      <text:p text:style-name="P1">eksigente (ath.)</text:p>
      <text:p text:style-name="P1">eksigí (v.)</text:p>
      <text:p text:style-name="P1">eksigiendo </text:p>
      <text:p text:style-name="P1">eksilá (v.)</text:p>
      <text:p text:style-name="P1">eksilá (ath.)</text:p>
      <text:p text:style-name="P1">eksilado (sus.), -nan</text:p>
      <text:p text:style-name="P1">eksiliá (v.)</text:p>
      <text:p text:style-name="P1">eksiliá (ath.)</text:p>
      <text:p text:style-name="P1">eksiliado (sus.), -nan</text:p>
      <text:p text:style-name="P1">eksilio (sus.)</text:p>
      <text:p text:style-name="P1">eksistensia (sus.)</text:p>
      <text:p text:style-name="P1">eksistente (ath.)</text:p>
      <text:p text:style-name="P1">eksistí (v.)</text:p>
      <text:p text:style-name="P1">eksitá (v.)</text:p>
      <text:p text:style-name="P1">eksitá (ath.)</text:p>
      <text:p text:style-name="P1">eksitabel (ath.)</text:p>
      <text:p text:style-name="P1">eksitando </text:p>
      <text:p text:style-name="P1">eksitashon (sus.)</text:p>
      <text:p text:style-name="P1">éksito (sus.), -nan</text:p>
      <text:p text:style-name="P1">eksitoso (ath.)</text:p>
      <text:p text:style-name="P1">ekskavá <text:s/>(v.)</text:p>
      <text:p text:style-name="P1">ekskavá <text:s/>(ath.)</text:p>
      <text:p text:style-name="P1">ekskavashon <text:s/>(sus.)</text:p>
      <text:p text:style-name="P1">ekskisito (ath.)</text:p>
      <text:p text:style-name="P1">ekskluí (v.)</text:p>
      <text:p text:style-name="P1"><text:soft-page-break/>ekskluí (ath.)</text:p>
      <text:p text:style-name="P1">eksklushon (sus.)</text:p>
      <text:p text:style-name="P1">eksklusivamente (atv.)</text:p>
      <text:p text:style-name="P1">eksklusividat (sus.)</text:p>
      <text:p text:style-name="P1">eksklusivo (ath.)</text:p>
      <text:p text:style-name="P1">ekskluyendo </text:p>
      <text:p text:style-name="P1">ekskomulgá (v.)</text:p>
      <text:p text:style-name="P1">ekskomulgá (ath.)</text:p>
      <text:p text:style-name="P1">ekskomulgado (sus.), -nan</text:p>
      <text:p text:style-name="P1">ekskomunion <text:s/>(sus.)</text:p>
      <text:p text:style-name="P1">ekskurshon (sus.), -nan</text:p>
      <text:p text:style-name="P1">ekskurshonista (sus.), -nan</text:p>
      <text:p text:style-name="P1">èksküs (sus.), -nan</text:p>
      <text:p text:style-name="P1">eksonerá (v.)</text:p>
      <text:p text:style-name="P1">eksonerashon (sus.)</text:p>
      <text:p text:style-name="P1">eksorbitansia (sus.)</text:p>
      <text:p text:style-name="P1">eksorbitante (ath.)</text:p>
      <text:p text:style-name="P1">eksorsismo (sus.)</text:p>
      <text:p text:style-name="P1">eksorsista (sus.), -nan</text:p>
      <text:p text:style-name="P1">eksótiko (ath.)</text:p>
      <text:p text:style-name="P1">ekspandé (v.)</text:p>
      <text:p text:style-name="P1">ekspandé (ath.)</text:p>
      <text:p text:style-name="P1">ekspandiendo </text:p>
      <text:p text:style-name="P1">ekspanshon (sus.), -nan</text:p>
      <text:p text:style-name="P1">ekspedí (v.)</text:p>
      <text:p text:style-name="P1">ekspedí (ath.)</text:p>
      <text:p text:style-name="P1">ekspedishon (sus.), -nan</text:p>
      <text:p text:style-name="P1">ekspektativa (sus.), -nan</text:p>
      <text:p text:style-name="P1">eksperensia (sus.), -nan</text:p>
      <text:p text:style-name="P1">eksperensiá (v.)</text:p>
      <text:p text:style-name="P1">eksperensiando </text:p>
      <text:p text:style-name="P1">eksperimentá (v.)</text:p>
      <text:p text:style-name="P1">eksperimental (ath.)</text:p>
      <text:p text:style-name="P1">eksperimentando </text:p>
      <text:p text:style-name="P1">eksperimento (sus.), -nan</text:p>
      <text:p text:style-name="P1">eksperto (sus.), -nan</text:p>
      <text:p text:style-name="P1">eksperto (ath.)</text:p>
      <text:p text:style-name="P1">ekspirá (v.)</text:p>
      <text:p text:style-name="P1">ekspirando </text:p>
      <text:p text:style-name="P1">ekspirashon (sus.)</text:p>
      <text:p text:style-name="P1">eksplikabel (ath.)</text:p>
      <text:p text:style-name="P1">eksplisitá (v.)</text:p>
      <text:p text:style-name="P1">eksplísitamente (atv.)</text:p>
      <text:p text:style-name="P1">eksplisitando </text:p>
      <text:p text:style-name="P1"><text:soft-page-break/>eksplisitashon (sus.)</text:p>
      <text:p text:style-name="P1">eksplísito (ath.)</text:p>
      <text:p text:style-name="P1">eksploshon (sus.), -nan</text:p>
      <text:p text:style-name="P1">eksplosivo (sus.), -nan</text:p>
      <text:p text:style-name="P1">eksplosivo (ath.)</text:p>
      <text:p text:style-name="P1">eksplotá (v.)</text:p>
      <text:p text:style-name="P1">eksplotadó (sus.), -nan</text:p>
      <text:p text:style-name="P1">eksplotando </text:p>
      <text:p text:style-name="P1">eksplotashon (sus.)</text:p>
      <text:p text:style-name="P1">eksponé (v.)</text:p>
      <text:p text:style-name="P1">eksponente <text:s/>(sus.), -nan</text:p>
      <text:p text:style-name="P1">eksponiendo </text:p>
      <text:p text:style-name="P1">eksportá (v.)</text:p>
      <text:p text:style-name="P1">eksportá (ath.)</text:p>
      <text:p text:style-name="P1">eksportadó (sus.), -nan</text:p>
      <text:p text:style-name="P1">eksportador (sus.), -nan</text:p>
      <text:p text:style-name="P1">eksportando </text:p>
      <text:p text:style-name="P1">eksportashon (sus.), -nan</text:p>
      <text:p text:style-name="P1">eksposishon (sus.), -nan</text:p>
      <text:p text:style-name="P1">èksprès (atv.)</text:p>
      <text:p text:style-name="P1">ekspresá (v.)</text:p>
      <text:p text:style-name="P1">ekspresá (ath.)</text:p>
      <text:p text:style-name="P1">ekspresamente <text:s/>(atv.)</text:p>
      <text:p text:style-name="P1">ekspresando </text:p>
      <text:p text:style-name="P1">ekspreshon (sus.), -nan</text:p>
      <text:p text:style-name="P1">ekspreshonismo <text:s/>(sus.)</text:p>
      <text:p text:style-name="P1">ekspreshonista <text:s/>(sus.), -nan</text:p>
      <text:p text:style-name="P1">ekspresionismo (sus.)</text:p>
      <text:p text:style-name="P1">ekspresionista (sus.), -nan</text:p>
      <text:p text:style-name="P1">ekspresionista (ath.)</text:p>
      <text:p text:style-name="P1">ekspresivo (ath.)</text:p>
      <text:p text:style-name="P1">ekspropiá (v.)</text:p>
      <text:p text:style-name="P1">ekspropiá (ath.)</text:p>
      <text:p text:style-name="P1">ekspropiando </text:p>
      <text:p text:style-name="P1">ekspropiashon (sus.), -nan</text:p>
      <text:p text:style-name="P1">ekspulsá (v.)</text:p>
      <text:p text:style-name="P1">ekspulsá (ath.)</text:p>
      <text:p text:style-name="P1">ekspulshon (sus.), -nan</text:p>
      <text:p text:style-name="P1">ekstendé (v.)</text:p>
      <text:p text:style-name="P1">ekstendiendo </text:p>
      <text:p text:style-name="P1">ekstenshon (sus.), -nan</text:p>
      <text:p text:style-name="P1">ekstensivamente (atv.)</text:p>
      <text:p text:style-name="P1">ekstensivo (ath.)</text:p>
      <text:p text:style-name="P1">ekstenso (ath.)</text:p>
      <text:p text:style-name="P1"><text:soft-page-break/>eksterior (sus.)</text:p>
      <text:p text:style-name="P1">eksterior (ath.)</text:p>
      <text:p text:style-name="P1">eksterminá (v.)</text:p>
      <text:p text:style-name="P1">eksterminá (ath.)</text:p>
      <text:p text:style-name="P1">eksterminashon (sus.)</text:p>
      <text:p text:style-name="P1">eksterno (ath.)</text:p>
      <text:p text:style-name="P1">ekstorshon <text:s/>(sus.)</text:p>
      <text:p text:style-name="P1">ekstorshoná <text:s/>(v.)</text:p>
      <text:p text:style-name="P1">ekstorshoná <text:s/>(ath.)</text:p>
      <text:p text:style-name="P1">ekstorshonista <text:s/>(sus.), -nan</text:p>
      <text:p text:style-name="P1">èkstra (ath.)</text:p>
      <text:p text:style-name="P1">ekstrabagansia (sus.), -nan</text:p>
      <text:p text:style-name="P1">ekstrabagante (ath.)</text:p>
      <text:p text:style-name="P1">ekstradishon (sus.), -nan</text:p>
      <text:p text:style-name="P1">ekstraditá (v.)</text:p>
      <text:p text:style-name="P1">ekstraditá (ath.)</text:p>
      <text:p text:style-name="P1">ekstraditabel (ath.)</text:p>
      <text:p text:style-name="P1">ekstrahudisial (ath.)</text:p>
      <text:p text:style-name="P1">ekstrahudisial <text:s/>(ath.)</text:p>
      <text:p text:style-name="P1">ekstrahudisialmente (atv.)</text:p>
      <text:p text:style-name="P1">ekstrakto (sus.), -nan</text:p>
      <text:p text:style-name="P1">ekstralingwístiko (ath.)</text:p>
      <text:p text:style-name="P1">ekstramural (ath.)</text:p>
      <text:p text:style-name="P1">ekstranhero <text:s/>(sus.), -nan</text:p>
      <text:p text:style-name="P1">ekstranhero <text:s/>(ath.)</text:p>
      <text:p text:style-name="P1">ekstraofishal (ath.)</text:p>
      <text:p text:style-name="P1">ekstraofishalmente (atv.)</text:p>
      <text:p text:style-name="P1">ekstraofisial (ath.)</text:p>
      <text:p text:style-name="P1">ekstraofisialmente (atv.)</text:p>
      <text:p text:style-name="P1">ekstraordinariamente (atv.)</text:p>
      <text:p text:style-name="P1">ekstraordinario (ath.)</text:p>
      <text:p text:style-name="P1">ekstraparlamentario (ath.)</text:p>
      <text:p text:style-name="P1">ekstraterestre <text:s/>(sus.), -nan</text:p>
      <text:p text:style-name="P1">ekstraterestre <text:s/>(ath.)</text:p>
      <text:p text:style-name="P1">ekstremadamente (atv.)</text:p>
      <text:p text:style-name="P1">ekstremidat (sus.), -nan</text:p>
      <text:p text:style-name="P1">ekstremismo (sus.)</text:p>
      <text:p text:style-name="P1">ekstremista (sus.), -nan</text:p>
      <text:p text:style-name="P1">ekstremista (ath.)</text:p>
      <text:p text:style-name="P1">ekstremo (sus.), -nan</text:p>
      <text:p text:style-name="P1">ekuatoriano (sus.), -nan</text:p>
      <text:p text:style-name="P1">ekuatoriano (ath.)</text:p>
      <text:p text:style-name="P1">ekumene <text:s/>(sus.)</text:p>
      <text:p text:style-name="P1">ekuméniko (ath.)</text:p>
      <text:p text:style-name="P1"><text:soft-page-break/>el </text:p>
      <text:p text:style-name="P1">elaborá (v.)</text:p>
      <text:p text:style-name="P1">elaborá (ath.)</text:p>
      <text:p text:style-name="P1">elaborando </text:p>
      <text:p text:style-name="P1">elaborashon (sus.)</text:p>
      <text:p text:style-name="P1">elastik (sus.), -nan</text:p>
      <text:p text:style-name="P1">elástiko (ath.)</text:p>
      <text:p text:style-name="P1">elastisidat (sus.)</text:p>
      <text:p text:style-name="P1">èlebog (sus.), -nan</text:p>
      <text:p text:style-name="P1">elefante (sus.), -nan</text:p>
      <text:p text:style-name="P1">elegansia (sus.)</text:p>
      <text:p text:style-name="P1">elegante (ath.)</text:p>
      <text:p text:style-name="P1">elegantemente <text:s/>(atv.)</text:p>
      <text:p text:style-name="P1">elegí <text:s/>(v.)</text:p>
      <text:p text:style-name="P1">elegí <text:s/>(ath.)</text:p>
      <text:p text:style-name="P1">elegibel (ath.)</text:p>
      <text:p text:style-name="P1">elekshon (sus.), -nan</text:p>
      <text:p text:style-name="P1">elekto (ath.)</text:p>
      <text:p text:style-name="P1">elektor (sus.), -nan</text:p>
      <text:p text:style-name="P1">elektorado (sus.)</text:p>
      <text:p text:style-name="P1">elektoral (ath.)</text:p>
      <text:p text:style-name="P1">elektrifiká (v.)</text:p>
      <text:p text:style-name="P1">elektrifikashon (sus.)</text:p>
      <text:p text:style-name="P1">eléktriko (ath.)</text:p>
      <text:p text:style-name="P1">elèktrishèn (sus.), -nan</text:p>
      <text:p text:style-name="P1">elektrisidat (sus.)</text:p>
      <text:p text:style-name="P1">elektrisista (sus.), -nan</text:p>
      <text:p text:style-name="P1">elektrisista <text:s/>(sus.), -nan</text:p>
      <text:p text:style-name="P1">elektrokushon (sus.)</text:p>
      <text:p text:style-name="P1">elektrokutá (v.)</text:p>
      <text:p text:style-name="P1">elektrokutá (ath.)</text:p>
      <text:p text:style-name="P1">elektrónika (sus.)</text:p>
      <text:p text:style-name="P1">elektróniko (sus.), -nan</text:p>
      <text:p text:style-name="P1">elemental (ath.)</text:p>
      <text:p text:style-name="P1">elemento (sus.), -nan</text:p>
      <text:p text:style-name="P1">elenko <text:s/>(sus.), -nan</text:p>
      <text:p text:style-name="P1">elevá (v.)</text:p>
      <text:p text:style-name="P1">elevá (ath.)</text:p>
      <text:p text:style-name="P1">elevando </text:p>
      <text:p text:style-name="P1">elevashon (sus.), -nan</text:p>
      <text:p text:style-name="P1">elidí (v.)</text:p>
      <text:p text:style-name="P1">elidí (ath.)</text:p>
      <text:p text:style-name="P1">eligiendo </text:p>
      <text:p text:style-name="P1">eliminá (v.)</text:p>
      <text:p text:style-name="P1"><text:soft-page-break/>eliminá (ath.)</text:p>
      <text:p text:style-name="P1">eliminando </text:p>
      <text:p text:style-name="P1">eliminashon (sus.), -nan</text:p>
      <text:p text:style-name="P1">eliminatorio (sus.), -nan</text:p>
      <text:p text:style-name="P1">eliminatorio (ath.)</text:p>
      <text:p text:style-name="P1">elíptiko (ath.)</text:p>
      <text:p text:style-name="P1">elishon (sus.), -nan</text:p>
      <text:p text:style-name="P1">elogiá (v.)</text:p>
      <text:p text:style-name="P1">elogiando </text:p>
      <text:p text:style-name="P1">elogio (sus.), -nan</text:p>
      <text:p text:style-name="P1">èlpe (sus.), -nan</text:p>
      <text:p text:style-name="P1">èls (sus.), -nan</text:p>
      <text:p text:style-name="P1">emaná (v.)</text:p>
      <text:p text:style-name="P1">emanando </text:p>
      <text:p text:style-name="P1">emansipá (v.)</text:p>
      <text:p text:style-name="P1">emansipá (ath.)</text:p>
      <text:p text:style-name="P1">emansipadó (sus.), -nan</text:p>
      <text:p text:style-name="P1">emansipadó (ath.)</text:p>
      <text:p text:style-name="P1">emansipando </text:p>
      <text:p text:style-name="P1">emansipashon (sus.)</text:p>
      <text:p text:style-name="P1">embahada (sus.), -nan</text:p>
      <text:p text:style-name="P1">embahador (sus.), -nan</text:p>
      <text:p text:style-name="P1">embahadora (sus.), -nan</text:p>
      <text:p text:style-name="P1">embarasá (ath.)</text:p>
      <text:p text:style-name="P1">embaraso (sus.), -nan</text:p>
      <text:p text:style-name="P1">embergadura (sus.)</text:p>
      <text:p text:style-name="P1">embeyesé (v.)</text:p>
      <text:p text:style-name="P1">embeyesimentu (sus.)</text:p>
      <text:p text:style-name="P1">emblema (sus.), -nan</text:p>
      <text:p text:style-name="P1">embolbí (v.)</text:p>
      <text:p text:style-name="P1">embolbí (ath.)</text:p>
      <text:p text:style-name="P1">emboltura (sus.), -nan</text:p>
      <text:p text:style-name="P1">emboteyá <text:s/>(v.)</text:p>
      <text:p text:style-name="P1">emboteyá <text:s/>(ath.)</text:p>
      <text:p text:style-name="P1">emboteyadó (sus.), -nan</text:p>
      <text:p text:style-name="P1">embra (sus.), -nan</text:p>
      <text:p text:style-name="P1">èmbrio (sus.), -nan</text:p>
      <text:p text:style-name="P1">emergensia (sus.)</text:p>
      <text:p text:style-name="P1">emérito (ath.)</text:p>
      <text:p text:style-name="P1">emigrá (v.)</text:p>
      <text:p text:style-name="P1">emigrando </text:p>
      <text:p text:style-name="P1">emigrante (sus.), -nan</text:p>
      <text:p text:style-name="P1">emigrashon (sus.)</text:p>
      <text:p text:style-name="P1">eminensia (sus.), -nan</text:p>
      <text:p text:style-name="P1"><text:soft-page-break/>eminente (ath.)</text:p>
      <text:p text:style-name="P1">emir (sus.), -nan</text:p>
      <text:p text:style-name="P1">emirato (sus.), -nan</text:p>
      <text:p text:style-name="P1">emishon (sus.), -nan</text:p>
      <text:p text:style-name="P1">emisor (sus.)</text:p>
      <text:p text:style-name="P1">emisora (sus.), -nan</text:p>
      <text:p text:style-name="P1">emití (v.)</text:p>
      <text:p text:style-name="P1">emití (ath.)</text:p>
      <text:p text:style-name="P1">emoshon (sus.), -nan</text:p>
      <text:p text:style-name="P1">emoshoná (v.)</text:p>
      <text:p text:style-name="P1">emoshoná (ath.)</text:p>
      <text:p text:style-name="P1">emoshonal (ath.)</text:p>
      <text:p text:style-name="P1">emoshonante (ath.)</text:p>
      <text:p text:style-name="P1">empake (sus.), -nan</text:p>
      <text:p text:style-name="P1">empaketá <text:s/>(v.)</text:p>
      <text:p text:style-name="P1">empaketá <text:s/>(ath.)</text:p>
      <text:p text:style-name="P1">empaketamentu <text:s/>(sus.)</text:p>
      <text:p text:style-name="P1">empaná (sus.), -nan</text:p>
      <text:p text:style-name="P1">empatá (v.)</text:p>
      <text:p text:style-name="P1">empatando </text:p>
      <text:p text:style-name="P1">empate (sus.), -nan</text:p>
      <text:p text:style-name="P1">empatia (sus.)</text:p>
      <text:p text:style-name="P1">empeñá (v.)</text:p>
      <text:p text:style-name="P1">empeño (sus.), -nan</text:p>
      <text:p text:style-name="P1">empeorá (v.)</text:p>
      <text:p text:style-name="P1">empeoramentu <text:s/>(sus.)</text:p>
      <text:p text:style-name="P1">empeorashon (sus.)</text:p>
      <text:p text:style-name="P1">emperador (sus.), -nan</text:p>
      <text:p text:style-name="P1">emperatris (sus.), -nan</text:p>
      <text:p text:style-name="P1">empíriko (ath.)</text:p>
      <text:p text:style-name="P1">empirismo (sus.)</text:p>
      <text:p text:style-name="P1">empleá (v.)</text:p>
      <text:p text:style-name="P1">empleá (ath.)</text:p>
      <text:p text:style-name="P1">empleada (sus.), -nan</text:p>
      <text:p text:style-name="P1">empleado (sus.), -nan</text:p>
      <text:p text:style-name="P1">empleo (sus.), -nan</text:p>
      <text:p text:style-name="P1">èmplifayer (sus.), -nan</text:p>
      <text:p text:style-name="P1">empobresé (v.)</text:p>
      <text:p text:style-name="P1">empobresimentu (sus.)</text:p>
      <text:p text:style-name="P1">emprendé <text:s/>(v.)</text:p>
      <text:p text:style-name="P1">empresa (sus.), -nan</text:p>
      <text:p text:style-name="P1">empresarial (ath.)</text:p>
      <text:p text:style-name="P1">empresario (sus.), -nan</text:p>
      <text:p text:style-name="P1">empréstito <text:s/>(sus.), -nan</text:p>
      <text:p text:style-name="P1"><text:soft-page-break/>empuhe (sus.)</text:p>
      <text:p text:style-name="P1">en </text:p>
      <text:p text:style-name="P1">enagená <text:s/>(v.)</text:p>
      <text:p text:style-name="P1">enagená <text:s/>(ath.)</text:p>
      <text:p text:style-name="P1">enagenashon <text:s/>(sus.)</text:p>
      <text:p text:style-name="P1">enamorá (v.)</text:p>
      <text:p text:style-name="P1">enamorá (ath.)</text:p>
      <text:p text:style-name="P1">enamoramentu <text:s/>(sus.)</text:p>
      <text:p text:style-name="P1">enano (sus.), -nan</text:p>
      <text:p text:style-name="P1">enbolbí (v.)</text:p>
      <text:p text:style-name="P1">enbolbí (ath.)</text:p>
      <text:p text:style-name="P1">endémiko <text:s/>(ath.)</text:p>
      <text:p text:style-name="P1">endito (ath.)</text:p>
      <text:p text:style-name="P1">enditu (ath.)</text:p>
      <text:p text:style-name="P1">eneágono <text:s/>(sus.), -nan</text:p>
      <text:p text:style-name="P1">enemiga <text:s/>(sus.), -nan</text:p>
      <text:p text:style-name="P1">enemigu (sus.), -nan</text:p>
      <text:p text:style-name="P1">enemigu (ath.)</text:p>
      <text:p text:style-name="P1">enemistat (sus.)</text:p>
      <text:p text:style-name="P1">energétiko (ath.)</text:p>
      <text:p text:style-name="P1">energia (sus.)</text:p>
      <text:p text:style-name="P1">enérgikamente (atv.)</text:p>
      <text:p text:style-name="P1">enérgiko (ath.)</text:p>
      <text:p text:style-name="P1">énfasis (sus.)</text:p>
      <text:p text:style-name="P1">enfátikamente (atv.)</text:p>
      <text:p text:style-name="P1">enfátiko (ath.)</text:p>
      <text:p text:style-name="P1">enfatisá (v.)</text:p>
      <text:p text:style-name="P1">enfatisá (ath.)</text:p>
      <text:p text:style-name="P1">enfatisando </text:p>
      <text:p text:style-name="P1">enfermedat (sus.), -nan</text:p>
      <text:p text:style-name="P1">enfermera (sus.), -nan</text:p>
      <text:p text:style-name="P1">enfermeria (sus.)</text:p>
      <text:p text:style-name="P1">enfermero (sus.), -nan</text:p>
      <text:p text:style-name="P1">enfermo (sus.), -nan</text:p>
      <text:p text:style-name="P1">enfin <text:s/></text:p>
      <text:p text:style-name="P1">enfisema (sus.), -nan</text:p>
      <text:p text:style-name="P1">enfoká (v.)</text:p>
      <text:p text:style-name="P1">enfokando </text:p>
      <text:p text:style-name="P1">enfoke (sus.), -nan</text:p>
      <text:p text:style-name="P1">enfrentá (v.)</text:p>
      <text:p text:style-name="P1">enfrentá (ath.)</text:p>
      <text:p text:style-name="P1">enfrente <text:s/>(atv.)</text:p>
      <text:p text:style-name="P1">engañá (v.)</text:p>
      <text:p text:style-name="P1">engañá (ath.)</text:p>
      <text:p text:style-name="P1"><text:soft-page-break/>enganche <text:s/>(sus.), -nan</text:p>
      <text:p text:style-name="P1">engaño (sus.), -nan</text:p>
      <text:p text:style-name="P1">engañoso (ath.)</text:p>
      <text:p text:style-name="P1">engendrá (v.)</text:p>
      <text:p text:style-name="P1">engendrá (ath.)</text:p>
      <text:p text:style-name="P1">enigma (sus.), -nan</text:p>
      <text:p text:style-name="P1">enk (sus.)</text:p>
      <text:p text:style-name="P1">enkabesá (v.)</text:p>
      <text:p text:style-name="P1">enkabesá (ath.)</text:p>
      <text:p text:style-name="P1">enkantá (v.)</text:p>
      <text:p text:style-name="P1">enkantá (ath.)</text:p>
      <text:p text:style-name="P1">enkantador (ath.)</text:p>
      <text:p text:style-name="P1">enkanto (sus.), -nan</text:p>
      <text:p text:style-name="P1">enkargá (v.)</text:p>
      <text:p text:style-name="P1">enkargá (ath.)</text:p>
      <text:p text:style-name="P1">enkargado (sus.), -nan</text:p>
      <text:p text:style-name="P1">enkargo (sus.), -nan</text:p>
      <text:p text:style-name="P1">enkarná (v.)</text:p>
      <text:p text:style-name="P1">enkarná (ath.)</text:p>
      <text:p text:style-name="P1">enkarnashon (sus.), -nan</text:p>
      <text:p text:style-name="P1">enkarselá (v.)</text:p>
      <text:p text:style-name="P1">enkarselá (ath.)</text:p>
      <text:p text:style-name="P1">enkarselamentu <text:s/>(sus.)</text:p>
      <text:p text:style-name="P1">enkarselashon (sus.)</text:p>
      <text:p text:style-name="P1">ènkel (sus.), -nan</text:p>
      <text:p text:style-name="P1">ènkel (ath.)</text:p>
      <text:p text:style-name="P1">enklap (sus.), -nan</text:p>
      <text:p text:style-name="P1">enklísis (sus.)</text:p>
      <text:p text:style-name="P1">enklítiko (ath.)</text:p>
      <text:p text:style-name="P1">enkuaderná (v.)</text:p>
      <text:p text:style-name="P1">enkuaderná (ath.)</text:p>
      <text:p text:style-name="P1">enkuentro (sus.), -nan</text:p>
      <text:p text:style-name="P1">enkuesta (sus.), -nan</text:p>
      <text:p text:style-name="P1">enkurashá (v.)</text:p>
      <text:p text:style-name="P1">enlase (sus.), -nan</text:p>
      <text:p text:style-name="P1">enorme (ath.)</text:p>
      <text:p text:style-name="P1">enormemente (atv.)</text:p>
      <text:p text:style-name="P1">enrikesé (v.)</text:p>
      <text:p text:style-name="P1">enrikesimentu (sus.)</text:p>
      <text:p text:style-name="P1">ensayá (v.)</text:p>
      <text:p text:style-name="P1">ensayá (ath.)</text:p>
      <text:p text:style-name="P1">ensayando </text:p>
      <text:p text:style-name="P1">ensayo (sus.), -nan</text:p>
      <text:p text:style-name="P1">enseñansa (sus.)</text:p>
      <text:p text:style-name="P1"><text:soft-page-break/>enserá (v.)</text:p>
      <text:p text:style-name="P1">ensia (sus.), -nan</text:p>
      <text:p text:style-name="P1">ensiklopedia (sus.), -nan</text:p>
      <text:p text:style-name="P1">ensiklopédiko (ath.)</text:p>
      <text:p text:style-name="P1">entablá (v.)</text:p>
      <text:p text:style-name="P1">entamá (v.)</text:p>
      <text:p text:style-name="P1">entená (sus.), -nan</text:p>
      <text:p text:style-name="P1">entendí (v.)</text:p>
      <text:p text:style-name="P1">entendimentu (sus.)</text:p>
      <text:p text:style-name="P1">enter (ath.)</text:p>
      <text:p text:style-name="P1">ènter (sus.), -nan</text:p>
      <text:p text:style-name="P1">enteramente (atv.)</text:p>
      <text:p text:style-name="P1">entidat (sus.), -nan</text:p>
      <text:p text:style-name="P1">entiero (sus.), -nan</text:p>
      <text:p text:style-name="P1">entomologia (sus.)</text:p>
      <text:p text:style-name="P1">entomologia <text:s/>(sus.)</text:p>
      <text:p text:style-name="P1">entomológiko (ath.)</text:p>
      <text:p text:style-name="P1">entomólogo (sus.), -nan</text:p>
      <text:p text:style-name="P1">entoná (v.)</text:p>
      <text:p text:style-name="P1">entoná (ath.)</text:p>
      <text:p text:style-name="P1">entonando </text:p>
      <text:p text:style-name="P1">entonashon (sus.)</text:p>
      <text:p text:style-name="P1">entonse (atv.)</text:p>
      <text:p text:style-name="P1">entrada (sus.), -nan</text:p>
      <text:p text:style-name="P1">entraña (sus.)</text:p>
      <text:p text:style-name="P1">entrante (ath.)</text:p>
      <text:p text:style-name="P1">entre </text:p>
      <text:p text:style-name="P1">entrega (sus.), -nan</text:p>
      <text:p text:style-name="P1">entregá (v.)</text:p>
      <text:p text:style-name="P1">entregá (ath.)</text:p>
      <text:p text:style-name="P1">entregando </text:p>
      <text:p text:style-name="P1">entremeté (v.)</text:p>
      <text:p text:style-name="P1">entremetí (ath.)</text:p>
      <text:p text:style-name="P1">entremetido <text:s/>(ath.)</text:p>
      <text:p text:style-name="P1">entrená (v.)</text:p>
      <text:p text:style-name="P1">entrená (ath.)</text:p>
      <text:p text:style-name="P1">entrenadó (sus.), -nan</text:p>
      <text:p text:style-name="P1">entrenamentu (sus.)</text:p>
      <text:p text:style-name="P1">entrenando </text:p>
      <text:p text:style-name="P1">entretantu <text:s/>(atv.)</text:p>
      <text:p text:style-name="P1">entretené (v.)</text:p>
      <text:p text:style-name="P1">entrevista (sus.), -nan</text:p>
      <text:p text:style-name="P1">entrevistá (v.)</text:p>
      <text:p text:style-name="P1">entrevistá (ath.)</text:p>
      <text:p text:style-name="P1"><text:soft-page-break/>entrevistado (sus.), -nan</text:p>
      <text:p text:style-name="P1">entrevistadó (sus.), -nan</text:p>
      <text:p text:style-name="P1">entrometí <text:s/>(ath.)</text:p>
      <text:p text:style-name="P1">entusiasmá (ath.)</text:p>
      <text:p text:style-name="P1">entusiasmando </text:p>
      <text:p text:style-name="P1">entusiasmo (sus.)</text:p>
      <text:p text:style-name="P1">enumerá (v.)</text:p>
      <text:p text:style-name="P1">enumerando </text:p>
      <text:p text:style-name="P1">enumerashon (sus.), -nan</text:p>
      <text:p text:style-name="P1">ènvelòp (sus.), -nan</text:p>
      <text:p text:style-name="P1">envidia (sus.)</text:p>
      <text:p text:style-name="P1">envidiá (v.)</text:p>
      <text:p text:style-name="P1">envidiá (ath.)</text:p>
      <text:p text:style-name="P1">envidiabel (ath.)</text:p>
      <text:p text:style-name="P1">envidiando </text:p>
      <text:p text:style-name="P1">envidioso (ath.)</text:p>
      <text:p text:style-name="P1">envolví (v.)</text:p>
      <text:p text:style-name="P1">envolví (ath.)</text:p>
      <text:p text:style-name="P1">epa (int.)</text:p>
      <text:p text:style-name="P1">epalopa (int.)</text:p>
      <text:p text:style-name="P1">epèntesis (sus.)</text:p>
      <text:p text:style-name="P1">epestel (sus.), -nan</text:p>
      <text:p text:style-name="P1">epidemia (sus.), -nan</text:p>
      <text:p text:style-name="P1">epidémiko (ath.)</text:p>
      <text:p text:style-name="P1">epidemiologia (sus.)</text:p>
      <text:p text:style-name="P1">epidemiólogo (sus.), -nan</text:p>
      <text:p text:style-name="P1">epidemiólogo (ath.)</text:p>
      <text:p text:style-name="P1">Epifania (sus.)</text:p>
      <text:p text:style-name="P1">epiglótis (sus.)</text:p>
      <text:p text:style-name="P1">epigraf (sus.), -nan</text:p>
      <text:p text:style-name="P1">epígrafe (sus.), -nan</text:p>
      <text:p text:style-name="P1">epigram (sus.), -nan</text:p>
      <text:p text:style-name="P1">épika (sus.)</text:p>
      <text:p text:style-name="P1">épiko (ath.)</text:p>
      <text:p text:style-name="P1">epilepsia (sus.)</text:p>
      <text:p text:style-name="P1">epiléptiko (sus.), -nan</text:p>
      <text:p text:style-name="P1">epílogo (sus.), -nan</text:p>
      <text:p text:style-name="P1">episentro (sus.), -nan</text:p>
      <text:p text:style-name="P1">episkopado (sus.), -nan</text:p>
      <text:p text:style-name="P1">episkopal (ath.)</text:p>
      <text:p text:style-name="P1">episodio (sus.), -nan</text:p>
      <text:p text:style-name="P1">epístola (sus.), -nan</text:p>
      <text:p text:style-name="P1">epitétiko (ath.)</text:p>
      <text:p text:style-name="P1">epíteton (sus.), -nan</text:p>
      <text:p text:style-name="P1"><text:soft-page-break/>époka (sus.), -nan</text:p>
      <text:p text:style-name="P1">epopeya (sus.), -nan</text:p>
      <text:p text:style-name="P1">era (sus.), -nan</text:p>
      <text:p text:style-name="P1">eradiká (v.)</text:p>
      <text:p text:style-name="P1">eradiká (ath.)</text:p>
      <text:p text:style-name="P1">eradikashon (sus.)</text:p>
      <text:p text:style-name="P1">erante (sus.), -nan</text:p>
      <text:p text:style-name="P1">eredá (v.)</text:p>
      <text:p text:style-name="P1">eredá (ath.)</text:p>
      <text:p text:style-name="P1">eredera (sus.), -nan</text:p>
      <text:p text:style-name="P1">eredero (sus.), -nan</text:p>
      <text:p text:style-name="P1">erekshon (sus.), -nan</text:p>
      <text:p text:style-name="P1">erensia (sus.), -nan</text:p>
      <text:p text:style-name="P1">èrko (sus.), -nan</text:p>
      <text:p text:style-name="P1">èrmènt (sus.), -nan</text:p>
      <text:p text:style-name="P1">éroe (sus.), -nan</text:p>
      <text:p text:style-name="P1">eroikamente (atv.)</text:p>
      <text:p text:style-name="P1">eroiko (ath.)</text:p>
      <text:p text:style-name="P1">eroina (sus.), -nan</text:p>
      <text:p text:style-name="P1">eróneamente (atv.)</text:p>
      <text:p text:style-name="P1">eróneo (ath.)</text:p>
      <text:p text:style-name="P1">eror (sus.), -nan</text:p>
      <text:p text:style-name="P1">Eros (sus.)</text:p>
      <text:p text:style-name="P1">eroshon (sus.), -nan</text:p>
      <text:p text:style-name="P1">eroshoná (v.)</text:p>
      <text:p text:style-name="P1">eroshoná (ath.)</text:p>
      <text:p text:style-name="P1">erosivo (ath.)</text:p>
      <text:p text:style-name="P1">erótiko (ath.)</text:p>
      <text:p text:style-name="P1">erotismo (sus.)</text:p>
      <text:p text:style-name="P1">errata (sus.), -nan</text:p>
      <text:p text:style-name="P1">erudishon (sus.)</text:p>
      <text:p text:style-name="P1">erudito (sus.), -nan</text:p>
      <text:p text:style-name="P1">erupshon (sus.), -nan</text:p>
      <text:p text:style-name="P1">es </text:p>
      <text:p text:style-name="P1">es (v.)</text:p>
      <text:p text:style-name="P1">es (sus.)</text:p>
      <text:p text:style-name="P1">esaki </text:p>
      <text:p text:style-name="P1">esaya </text:p>
      <text:p text:style-name="P1">esdrúhulo (ath.)</text:p>
      <text:p text:style-name="P1">esei </text:p>
      <text:p text:style-name="P1">esena (sus.), -nan</text:p>
      <text:p text:style-name="P1">esenario (sus.), -nan</text:p>
      <text:p text:style-name="P1">esensia (sus.), -nan</text:p>
      <text:p text:style-name="P1">esensial (ath.)</text:p>
      <text:p text:style-name="P1"><text:soft-page-break/>esfera (sus.), -nan</text:p>
      <text:p text:style-name="P1">esfuerso (sus.), -nan</text:p>
      <text:p text:style-name="P1">èshi (ath.)</text:p>
      <text:p text:style-name="P1">eskala (sus.), -nan</text:p>
      <text:p text:style-name="P1">eskalá (v.)</text:p>
      <text:p text:style-name="P1">eskalá (ath.)</text:p>
      <text:p text:style-name="P1">eskalashon (sus.)</text:p>
      <text:p text:style-name="P1">eskases (sus.), -nan</text:p>
      <text:p text:style-name="P1">eskeleto (sus.), -nan</text:p>
      <text:p text:style-name="P1">èskimo (sus.), -nan</text:p>
      <text:p text:style-name="P1">eskivá (v.)</text:p>
      <text:p text:style-name="P1">eskivá (ath.)</text:p>
      <text:p text:style-name="P1">esklabo (sus.), -nan</text:p>
      <text:p text:style-name="P1">eskohido (sus.), -nan</text:p>
      <text:p text:style-name="P1">eskoho (sus.), -nan</text:p>
      <text:p text:style-name="P1">eskolar (ath.)</text:p>
      <text:p text:style-name="P1">eskolta (sus.), -nan</text:p>
      <text:p text:style-name="P1">eskoltá (v.)</text:p>
      <text:p text:style-name="P1">eskoltá (ath.)</text:p>
      <text:p text:style-name="P1">eskoses (sus.), -nan</text:p>
      <text:p text:style-name="P1">eskoses (ath.)</text:p>
      <text:p text:style-name="P1">Eskosia (sus.)</text:p>
      <text:p text:style-name="P1">eskote <text:s/>(sus.), -nan</text:p>
      <text:p text:style-name="P1">eskrito (sus.), -nan</text:p>
      <text:p text:style-name="P1">eskrito (ath.)</text:p>
      <text:p text:style-name="P1">eskritor (sus.), -nan</text:p>
      <text:p text:style-name="P1">eskritorio (sus.), -nan</text:p>
      <text:p text:style-name="P1">eskritura (sus.), -nan</text:p>
      <text:p text:style-name="P1">eskuadra <text:s/>(sus.), -nan</text:p>
      <text:p text:style-name="P1">eskuadria <text:s/>(sus.), -nan</text:p>
      <text:p text:style-name="P1">eskuadron <text:s/>(sus.), -nan</text:p>
      <text:p text:style-name="P1">eskudo (sus.), -nan</text:p>
      <text:p text:style-name="P1">eskultor (sus.), -nan</text:p>
      <text:p text:style-name="P1">eskultura (sus.), -nan</text:p>
      <text:p text:style-name="P1">esmaltá (ath.)</text:p>
      <text:p text:style-name="P1">esmalte (sus.), -nan</text:p>
      <text:p text:style-name="P1">esmeralda (sus.), -nan</text:p>
      <text:p text:style-name="P1">esmero <text:s/>(sus.)</text:p>
      <text:p text:style-name="P1">esnan </text:p>
      <text:p text:style-name="P1">esnan (sus.)</text:p>
      <text:p text:style-name="P1">esófago (sus.), -nan</text:p>
      <text:p text:style-name="P1">espasial (ath.)</text:p>
      <text:p text:style-name="P1">espasio (sus.), -nan</text:p>
      <text:p text:style-name="P1">espasioso (ath.)</text:p>
      <text:p text:style-name="P1"><text:soft-page-break/>espektakular (ath.)</text:p>
      <text:p text:style-name="P1">espektákulo (sus.), -nan</text:p>
      <text:p text:style-name="P1">espektativa (sus.), -nan</text:p>
      <text:p text:style-name="P1">espera (sus.), -nan</text:p>
      <text:p text:style-name="P1">esperantista (sus.), -nan</text:p>
      <text:p text:style-name="P1">esperanto (sus.)</text:p>
      <text:p text:style-name="P1">espesialidat (sus.), -nan</text:p>
      <text:p text:style-name="P1">espesialmente (atv.)</text:p>
      <text:p text:style-name="P1">espesie (sus.), -nan</text:p>
      <text:p text:style-name="P1">espíritu (sus.), -nan</text:p>
      <text:p text:style-name="P1">espléndido <text:s/>(ath.)</text:p>
      <text:p text:style-name="P1">esposa (sus.), -nan</text:p>
      <text:p text:style-name="P1">esposo (sus.), -nan</text:p>
      <text:p text:style-name="P1">èsprèso (sus.), -nan</text:p>
      <text:p text:style-name="P1">esta </text:p>
      <text:p text:style-name="P1">establesé (v.)</text:p>
      <text:p text:style-name="P1">establesí (ath.)</text:p>
      <text:p text:style-name="P1">establesiendo </text:p>
      <text:p text:style-name="P1">establesimentu (sus.), -nan</text:p>
      <text:p text:style-name="P1">estadia (sus.), -nan</text:p>
      <text:p text:style-name="P1">estado (sus.), -nan</text:p>
      <text:p text:style-name="P1">estadounidense (sus.), -nan</text:p>
      <text:p text:style-name="P1">estafeta (sus.), -nan</text:p>
      <text:p text:style-name="P1">estansia (sus.), -nan</text:p>
      <text:p text:style-name="P1">estatal (ath.)</text:p>
      <text:p text:style-name="P1">estatua (sus.), -nan</text:p>
      <text:p text:style-name="P1">estatuto (sus.), -nan</text:p>
      <text:p text:style-name="P1">estayá (v.)</text:p>
      <text:p text:style-name="P1">estayá (ath.)</text:p>
      <text:p text:style-name="P1">estear </text:p>
      <text:p text:style-name="P1">estétika (sus.), -nan</text:p>
      <text:p text:style-name="P1">estétiko (ath.)</text:p>
      <text:p text:style-name="P1">estetisismo (sus.)</text:p>
      <text:p text:style-name="P1">estilista (sus.), -nan</text:p>
      <text:p text:style-name="P1">estilístika (sus.)</text:p>
      <text:p text:style-name="P1">estilístiko (ath.)</text:p>
      <text:p text:style-name="P1">estilo (sus.), -nan</text:p>
      <text:p text:style-name="P1">estimada (sus.)</text:p>
      <text:p text:style-name="P1">estimada (ath.)</text:p>
      <text:p text:style-name="P1">estimado (sus.)</text:p>
      <text:p text:style-name="P1">estimado (ath.)</text:p>
      <text:p text:style-name="P1">estímulo (sus.), -nan</text:p>
      <text:p text:style-name="P1">Estonia (sus.)</text:p>
      <text:p text:style-name="P1">estoniano (sus.), -nan</text:p>
      <text:p text:style-name="P1"><text:soft-page-break/>estoniano (ath.)</text:p>
      <text:p text:style-name="P1">estorbo (sus.), -nan</text:p>
      <text:p text:style-name="P1">estrago (sus.), -nan</text:p>
      <text:p text:style-name="P1">estranheria (sus.)</text:p>
      <text:p text:style-name="P1">estranhero (sus.), -nan</text:p>
      <text:p text:style-name="P1">estrea (sus.), -nan</text:p>
      <text:p text:style-name="P1">estrechá <text:s/>(v.)</text:p>
      <text:p text:style-name="P1">estrechá <text:s/>(ath.)</text:p>
      <text:p text:style-name="P1">estrecho (sus.), -nan</text:p>
      <text:p text:style-name="P1">estrená (v.)</text:p>
      <text:p text:style-name="P1">estrená (ath.)</text:p>
      <text:p text:style-name="P1">estreno (sus.), -nan</text:p>
      <text:p text:style-name="P1">estriktamente (atv.)</text:p>
      <text:p text:style-name="P1">estrikto (ath.)</text:p>
      <text:p text:style-name="P1">estuche (sus.), -nan</text:p>
      <text:p text:style-name="P1">estudiante (sus.), -nan</text:p>
      <text:p text:style-name="P1">estudio (sus.), -nan</text:p>
      <text:p text:style-name="P1">estúpido (sus.), -nan</text:p>
      <text:p text:style-name="P1">estúpido (ath.)</text:p>
      <text:p text:style-name="P1">esun </text:p>
      <text:p text:style-name="P1">etapa (sus.), -nan</text:p>
      <text:p text:style-name="P1">etcetera </text:p>
      <text:p text:style-name="P1">eter (sus.)</text:p>
      <text:p text:style-name="P1">eternamente (atv.)</text:p>
      <text:p text:style-name="P1">eternidat (sus.), -nan</text:p>
      <text:p text:style-name="P1">eternit (sus.), -nan</text:p>
      <text:p text:style-name="P1">eterno (ath.)</text:p>
      <text:p text:style-name="P1">étika (sus.), -nan</text:p>
      <text:p text:style-name="P1">etikèt (sus.), -nan</text:p>
      <text:p text:style-name="P1">étiko (ath.)</text:p>
      <text:p text:style-name="P1">etimologia (sus.), -nan</text:p>
      <text:p text:style-name="P1">etimológiko (ath.)</text:p>
      <text:p text:style-name="P1">etimólogo (sus.), -nan</text:p>
      <text:p text:style-name="P1">etiope (sus.), -nan</text:p>
      <text:p text:style-name="P1">etiope (ath.)</text:p>
      <text:p text:style-name="P1">Etiopia (sus.)</text:p>
      <text:p text:style-name="P1">étniko (ath.)</text:p>
      <text:p text:style-name="P1">etnografia (sus.), -nan</text:p>
      <text:p text:style-name="P1">etnográfiko (ath.)</text:p>
      <text:p text:style-name="P1">etnógrafo (sus.), -nan</text:p>
      <text:p text:style-name="P1">etnologia (sus.), -nan</text:p>
      <text:p text:style-name="P1">etnológiko (ath.)</text:p>
      <text:p text:style-name="P1">etnólogo (sus.), -nan</text:p>
      <text:p text:style-name="P1">ètòl (atv.)</text:p>
      <text:p text:style-name="P1"><text:soft-page-break/>eufemismo (sus.), -nan</text:p>
      <text:p text:style-name="P1">eufemístiko (ath.)</text:p>
      <text:p text:style-name="P1">eufonia (sus.)</text:p>
      <text:p text:style-name="P1">eufóniko (ath.)</text:p>
      <text:p text:style-name="P1">euforia <text:s/>(sus.)</text:p>
      <text:p text:style-name="P1">eufóriko (ath.)</text:p>
      <text:p text:style-name="P1">eukaristia (sus.), -nan</text:p>
      <text:p text:style-name="P1">eukarístiko (ath.)</text:p>
      <text:p text:style-name="P1">eukumene (sus.)</text:p>
      <text:p text:style-name="P1">eukuméniko (ath.)</text:p>
      <text:p text:style-name="P1">euro (sus.), -nan</text:p>
      <text:p text:style-name="P1">Europa (sus.)</text:p>
      <text:p text:style-name="P1">europarlamentario (sus.), -nan</text:p>
      <text:p text:style-name="P1">europarlamento (sus.), -nan</text:p>
      <text:p text:style-name="P1">europeisá (v.)</text:p>
      <text:p text:style-name="P1">europeisá (ath.)</text:p>
      <text:p text:style-name="P1">europeisashon <text:s/>(sus.)</text:p>
      <text:p text:style-name="P1">europeo (sus.), -nan</text:p>
      <text:p text:style-name="P1">eurosentrismo <text:s/>(sus.)</text:p>
      <text:p text:style-name="P1">eurosentrista <text:s/>(sus.)</text:p>
      <text:p text:style-name="P1">eutanasia (sus.), -nan</text:p>
      <text:p text:style-name="P1">evadí (v.)</text:p>
      <text:p text:style-name="P1">evadí (ath.)</text:p>
      <text:p text:style-name="P1">evadiendo </text:p>
      <text:p text:style-name="P1">evakuá (v.)</text:p>
      <text:p text:style-name="P1">evakuá (ath.)</text:p>
      <text:p text:style-name="P1">evakuado (sus.), -nan</text:p>
      <text:p text:style-name="P1">evakuando </text:p>
      <text:p text:style-name="P1">evakuashon (sus.), -nan</text:p>
      <text:p text:style-name="P1">evaluá (v.)</text:p>
      <text:p text:style-name="P1">evaluá (ath.)</text:p>
      <text:p text:style-name="P1">evaluadó (sus.), -nan</text:p>
      <text:p text:style-name="P1">evaluando </text:p>
      <text:p text:style-name="P1">evaluashon (sus.), -nan</text:p>
      <text:p text:style-name="P1">evaluativo <text:s/>(ath.)</text:p>
      <text:p text:style-name="P1">evangéliko (ath.)</text:p>
      <text:p text:style-name="P1">evangelio (sus.), -nan</text:p>
      <text:p text:style-name="P1">evangelisá (v.)</text:p>
      <text:p text:style-name="P1">evangelisá (ath.)</text:p>
      <text:p text:style-name="P1">evangelista (sus.), -nan</text:p>
      <text:p text:style-name="P1">evaporá (v.)</text:p>
      <text:p text:style-name="P1">evaporá (ath.)</text:p>
      <text:p text:style-name="P1">evaporashon (sus.)</text:p>
      <text:p text:style-name="P1">evashon <text:s/>(sus.)</text:p>
      <text:p text:style-name="P1"><text:soft-page-break/>evasor <text:s/>(sus.), -nan</text:p>
      <text:p text:style-name="P1">evento (sus.), -nan</text:p>
      <text:p text:style-name="P1">eventual (ath.)</text:p>
      <text:p text:style-name="P1">eventualidat (sus.), -nan</text:p>
      <text:p text:style-name="P1">eventualmente (atv.)</text:p>
      <text:p text:style-name="P1">evidensia (sus.), -nan</text:p>
      <text:p text:style-name="P1">evidensiá (v.)</text:p>
      <text:p text:style-name="P1">evidensiá (ath.)</text:p>
      <text:p text:style-name="P1">evidente (ath.)</text:p>
      <text:p text:style-name="P1">evidentemente (atv.)</text:p>
      <text:p text:style-name="P1">evitá (v.)</text:p>
      <text:p text:style-name="P1">evitá (ath.)</text:p>
      <text:p text:style-name="P1">evitabel (ath.)</text:p>
      <text:p text:style-name="P1">evolushon (sus.), -nan</text:p>
      <text:p text:style-name="P1">evolushoná (v.)</text:p>
      <text:p text:style-name="P1">evolushoná (ath.)</text:p>
      <text:p text:style-name="P1">evolushonando </text:p>
      <text:p text:style-name="P1">fa (sus.)</text:p>
      <text:p text:style-name="P1">fabor (sus.), -nan</text:p>
      <text:p text:style-name="P1">faborabel (ath.)</text:p>
      <text:p text:style-name="P1">faboresé (v.)</text:p>
      <text:p text:style-name="P1">faboresé (ath.)</text:p>
      <text:p text:style-name="P1">faborito (sus.), -nan</text:p>
      <text:p text:style-name="P1">faborito (ath.)</text:p>
      <text:p text:style-name="P1">fabriká (v.)</text:p>
      <text:p text:style-name="P1">fabriká (ath.)</text:p>
      <text:p text:style-name="P1">fábrika (sus.), -nan</text:p>
      <text:p text:style-name="P1">fabrikando </text:p>
      <text:p text:style-name="P1">fabrikante (sus.), -nan</text:p>
      <text:p text:style-name="P1">fabrikashon (sus.), -nan</text:p>
      <text:p text:style-name="P1">fábula (sus.), -nan</text:p>
      <text:p text:style-name="P1">fabulista (sus.), -nan</text:p>
      <text:p text:style-name="P1">fabulosamente (atv.)</text:p>
      <text:p text:style-name="P1">fabuloso (ath.)</text:p>
      <text:p text:style-name="P1">fachada (sus.), -nan</text:p>
      <text:p text:style-name="P1">fada (v.)</text:p>
      <text:p text:style-name="P1">fadá (ath.)</text:p>
      <text:p text:style-name="P1">fadando </text:p>
      <text:p text:style-name="P1">faha (v.)</text:p>
      <text:p text:style-name="P1">faha (sus.), -nan</text:p>
      <text:p text:style-name="P1">fahá (ath.)</text:p>
      <text:p text:style-name="P1">fahamentu (sus.), -nan</text:p>
      <text:p text:style-name="P1">fahando </text:p>
      <text:p text:style-name="P1">Fahrenheit (sus.)</text:p>
      <text:p text:style-name="P1"><text:soft-page-break/>faiber (sus.), -nan</text:p>
      <text:p text:style-name="P1">faiberglas (sus.), -nan</text:p>
      <text:p text:style-name="P1">fail (sus.), -nan</text:p>
      <text:p text:style-name="P1">failkast (sus.), -nan</text:p>
      <text:p text:style-name="P1">failmentu (sus.), -nan</text:p>
      <text:p text:style-name="P1">fakansi (sus.), -nan</text:p>
      <text:p text:style-name="P1">faks (sus.), -nan</text:p>
      <text:p text:style-name="P1">faktibel (ath.)</text:p>
      <text:p text:style-name="P1">faktibilidat (sus.)</text:p>
      <text:p text:style-name="P1">faktor (sus.), -nan</text:p>
      <text:p text:style-name="P1">faktura (sus.), -nan</text:p>
      <text:p text:style-name="P1">fakturá (v.)</text:p>
      <text:p text:style-name="P1">fakturá (ath.)</text:p>
      <text:p text:style-name="P1">fakultat (sus.), -nan</text:p>
      <text:p text:style-name="P1">fakultativo (sus.), -nan</text:p>
      <text:p text:style-name="P1">fakultativo (ath.)</text:p>
      <text:p text:style-name="P1">falafel (sus.), -nan</text:p>
      <text:p text:style-name="P1">falashá </text:p>
      <text:p text:style-name="P1">falchi (sus.), -nan</text:p>
      <text:p text:style-name="P1">falki (sus.), -nan</text:p>
      <text:p text:style-name="P1">falsedat (sus.), -nan</text:p>
      <text:p text:style-name="P1">falsifiká (v.)</text:p>
      <text:p text:style-name="P1">falsifiká (ath.)</text:p>
      <text:p text:style-name="P1">falsifikadó (sus.), -nan</text:p>
      <text:p text:style-name="P1">falsifikando </text:p>
      <text:p text:style-name="P1">falsifikashon (sus.), -nan</text:p>
      <text:p text:style-name="P1">falsu (ath.)</text:p>
      <text:p text:style-name="P1">falta (v.)</text:p>
      <text:p text:style-name="P1">falta (sus.), -nan</text:p>
      <text:p text:style-name="P1">faltamentu (sus.)</text:p>
      <text:p text:style-name="P1">faltando </text:p>
      <text:p text:style-name="P1">fam (sus.), -nan</text:p>
      <text:p text:style-name="P1">fama (sus.)</text:p>
      <text:p text:style-name="P1">famá (ath.)</text:p>
      <text:p text:style-name="P1">famadó (sus.), -nan</text:p>
      <text:p text:style-name="P1">famia (sus.), -nan</text:p>
      <text:p text:style-name="P1">familiar (sus.), -nan</text:p>
      <text:p text:style-name="P1">familiar (ath.)</text:p>
      <text:p text:style-name="P1">familiaridat (sus.)</text:p>
      <text:p text:style-name="P1">familiarisando </text:p>
      <text:p text:style-name="P1">famoso (ath.)</text:p>
      <text:p text:style-name="P1">fan <text:s/>(sus.), -nan</text:p>
      <text:p text:style-name="P1">fanatikada <text:s/>(sus.)</text:p>
      <text:p text:style-name="P1">fanátiko (sus.), -nan</text:p>
      <text:p text:style-name="P1"><text:soft-page-break/>fanátiko (ath.)</text:p>
      <text:p text:style-name="P1">fanatismo (sus.)</text:p>
      <text:p text:style-name="P1">fandanga (sus.), -nan</text:p>
      <text:p text:style-name="P1">fangu (v.)</text:p>
      <text:p text:style-name="P1">fangumentu (sus.)</text:p>
      <text:p text:style-name="P1">fantasia (sus.), -nan</text:p>
      <text:p text:style-name="P1">fantasiá (v.)</text:p>
      <text:p text:style-name="P1">fantasiá (ath.)</text:p>
      <text:p text:style-name="P1">fantasiando </text:p>
      <text:p text:style-name="P1">fantasma (sus.), -nan</text:p>
      <text:p text:style-name="P1">fantástikamente (atv.)</text:p>
      <text:p text:style-name="P1">fantástiko (ath.)</text:p>
      <text:p text:style-name="P1">fantochi (sus.), -nan</text:p>
      <text:p text:style-name="P1">farándula (sus.)</text:p>
      <text:p text:style-name="P1">farandulero (sus.), -nan</text:p>
      <text:p text:style-name="P1">fárao (sus.), -nan</text:p>
      <text:p text:style-name="P1">fardo (sus.), -nan</text:p>
      <text:p text:style-name="P1">farisaiko (ath.)</text:p>
      <text:p text:style-name="P1">fariseo (sus.), -nan</text:p>
      <text:p text:style-name="P1">faro (sus.), -nan</text:p>
      <text:p text:style-name="P1">fase (sus.), -nan</text:p>
      <text:p text:style-name="P1">faseta (sus.), -nan</text:p>
      <text:p text:style-name="P1">fashi (sus.), -nan</text:p>
      <text:p text:style-name="P1">fásil (ath.)</text:p>
      <text:p text:style-name="P1">fasilidat (sus.), -nan</text:p>
      <text:p text:style-name="P1">fasilitá (v.)</text:p>
      <text:p text:style-name="P1">fasilitá (ath.)</text:p>
      <text:p text:style-name="P1">fasilitando </text:p>
      <text:p text:style-name="P1">fasilitashon (sus.)</text:p>
      <text:p text:style-name="P1">fásilmente (atv.)</text:p>
      <text:p text:style-name="P1">fasiná (v.)</text:p>
      <text:p text:style-name="P1">fasiná (ath.)</text:p>
      <text:p text:style-name="P1">fasinante (ath.)</text:p>
      <text:p text:style-name="P1">fasinashon (sus.), -nan</text:p>
      <text:p text:style-name="P1">fasismo (sus.)</text:p>
      <text:p text:style-name="P1">fasista (sus.), -nan</text:p>
      <text:p text:style-name="P1">fast (atv.)</text:p>
      <text:p text:style-name="P1">fast (ath.)</text:p>
      <text:p text:style-name="P1">fastia (v.)</text:p>
      <text:p text:style-name="P1">fastiá (ath.)</text:p>
      <text:p text:style-name="P1">fastidiá (v.)</text:p>
      <text:p text:style-name="P1">fastidiá (ath.)</text:p>
      <text:p text:style-name="P1">fastidiando </text:p>
      <text:p text:style-name="P1">fastidio (sus.), -nan</text:p>
      <text:p text:style-name="P1"><text:soft-page-break/>fastidioso <text:s/>(ath.)</text:p>
      <text:p text:style-name="P1">fastioso (ath.)</text:p>
      <text:p text:style-name="P1">fasun (sus.)</text:p>
      <text:p text:style-name="P1">fasuná (v.)</text:p>
      <text:p text:style-name="P1">fasuná (ath.)</text:p>
      <text:p text:style-name="P1">fatal (ath.)</text:p>
      <text:p text:style-name="P1">fatalidat (sus.), -nan</text:p>
      <text:p text:style-name="P1">fatalismo (sus.)</text:p>
      <text:p text:style-name="P1">fatalista (sus.), -nan</text:p>
      <text:p text:style-name="P1">fatalista (ath.)</text:p>
      <text:p text:style-name="P1">fatalmente (atv.)</text:p>
      <text:p text:style-name="P1">favorabel (ath.)</text:p>
      <text:p text:style-name="P1">favoresé (v.)</text:p>
      <text:p text:style-name="P1">favoresé (ath.)</text:p>
      <text:p text:style-name="P1">fax <text:s/>(sus.), -nan</text:p>
      <text:p text:style-name="P1">faya (v.)</text:p>
      <text:p text:style-name="P1">fayá (ath.)</text:p>
      <text:p text:style-name="P1">fayamentu (sus.)</text:p>
      <text:p text:style-name="P1">fayando </text:p>
      <text:p text:style-name="P1">fayesé (v.)</text:p>
      <text:p text:style-name="P1">fayesé (ath.)</text:p>
      <text:p text:style-name="P1">fayesiendo </text:p>
      <text:p text:style-name="P1">fayesimentu (sus.), -nan</text:p>
      <text:p text:style-name="P1">fayit (ath.)</text:p>
      <text:p text:style-name="P1">fayo (sus.), -nan</text:p>
      <text:p text:style-name="P1">fe (sus.)</text:p>
      <text:p text:style-name="P1">febrüari (sus.), -nan</text:p>
      <text:p text:style-name="P1">fecha (v.)</text:p>
      <text:p text:style-name="P1">fecha (sus.), -nan</text:p>
      <text:p text:style-name="P1">fechá (ath.)</text:p>
      <text:p text:style-name="P1">federal (ath.)</text:p>
      <text:p text:style-name="P1">federashon (sus.), -nan</text:p>
      <text:p text:style-name="P1">federativo (ath.)</text:p>
      <text:p text:style-name="P1">feila (v.)</text:p>
      <text:p text:style-name="P1">feila (sus.), -nan</text:p>
      <text:p text:style-name="P1">feilamentu (sus.)</text:p>
      <text:p text:style-name="P1">feilando </text:p>
      <text:p text:style-name="P1">feilu (sus.), -nan</text:p>
      <text:p text:style-name="P1">feilumentu (sus.)</text:p>
      <text:p text:style-name="P1">feita (v.)</text:p>
      <text:p text:style-name="P1">feitá (ath.)</text:p>
      <text:p text:style-name="P1">feitamentu (sus.)</text:p>
      <text:p text:style-name="P1">feitando </text:p>
      <text:p text:style-name="P1">feks (v.)</text:p>
      <text:p text:style-name="P1"><text:soft-page-break/>fékula (sus.)</text:p>
      <text:p text:style-name="P1">fekundá (v.)</text:p>
      <text:p text:style-name="P1">fekundá (ath.)</text:p>
      <text:p text:style-name="P1">fekundashon (sus.)</text:p>
      <text:p text:style-name="P1">felis (ath.)</text:p>
      <text:p text:style-name="P1">felisidat (sus.)</text:p>
      <text:p text:style-name="P1">felisitá (v.)</text:p>
      <text:p text:style-name="P1">felisitá (ath.)</text:p>
      <text:p text:style-name="P1">felisitando </text:p>
      <text:p text:style-name="P1">felisitashon (sus.), -nan</text:p>
      <text:p text:style-name="P1">felismente (atv.)</text:p>
      <text:p text:style-name="P1">felpa (sus.)</text:p>
      <text:p text:style-name="P1">femenino (ath.)</text:p>
      <text:p text:style-name="P1">feminismo (sus.)</text:p>
      <text:p text:style-name="P1">feminista (sus.), -nan</text:p>
      <text:p text:style-name="P1">fèn (sus.), -nan</text:p>
      <text:p text:style-name="P1">fènbèlt (sus.), -nan</text:p>
      <text:p text:style-name="P1">feneta (sus.), -nan</text:p>
      <text:p text:style-name="P1">fenomenal (ath.)</text:p>
      <text:p text:style-name="P1">fenomenalmente (atv.)</text:p>
      <text:p text:style-name="P1">fenómeno (sus.), -nan</text:p>
      <text:p text:style-name="P1">fenomenologia <text:s/>(sus.)</text:p>
      <text:p text:style-name="P1">fènsu (sus.), -nan</text:p>
      <text:p text:style-name="P1">feo <text:s/>(ath.)</text:p>
      <text:p text:style-name="P1">fer (sus.), -nan</text:p>
      <text:p text:style-name="P1">ferbant (v.)</text:p>
      <text:p text:style-name="P1">ferbant (sus.), -nan</text:p>
      <text:p text:style-name="P1">ferdof (v.)</text:p>
      <text:p text:style-name="P1">fèrdrit (sus.)</text:p>
      <text:p text:style-name="P1">ferdual (v.)</text:p>
      <text:p text:style-name="P1">ferèk (v.)</text:p>
      <text:p text:style-name="P1">ferèk (ath.)</text:p>
      <text:p text:style-name="P1">fèrf (v.)</text:p>
      <text:p text:style-name="P1">fèrf (sus.), -nan</text:p>
      <text:p text:style-name="P1">fèrfdó (sus.), -nan</text:p>
      <text:p text:style-name="P1">fèrfelá (v.)</text:p>
      <text:p text:style-name="P1">fèrfelá (ath.)</text:p>
      <text:p text:style-name="P1">fèrfelamentu (sus.)</text:p>
      <text:p text:style-name="P1">fèrfelando </text:p>
      <text:p text:style-name="P1">fèrfelu (ath.)</text:p>
      <text:p text:style-name="P1">fèrfmentu (sus.)</text:p>
      <text:p text:style-name="P1">fèri (sus.), -nan</text:p>
      <text:p text:style-name="P1">feria (sus.), -nan</text:p>
      <text:p text:style-name="P1">ferkalk (ath.)</text:p>
      <text:p text:style-name="P1"><text:soft-page-break/>ferkout (sus.), -nan</text:p>
      <text:p text:style-name="P1">ferkout (ath.)</text:p>
      <text:p text:style-name="P1">ferlak (sus.)</text:p>
      <text:p text:style-name="P1">ferlak (ath.)</text:p>
      <text:p text:style-name="P1">ferlòf (sus.), -nan</text:p>
      <text:p text:style-name="P1">fermentá (v.)</text:p>
      <text:p text:style-name="P1">fermentá (ath.)</text:p>
      <text:p text:style-name="P1">fermentando </text:p>
      <text:p text:style-name="P1">fermentashon (sus.)</text:p>
      <text:p text:style-name="P1">fèrmidat (sus.), -nan</text:p>
      <text:p text:style-name="P1">fèrnis (sus.)</text:p>
      <text:p text:style-name="P1">fèrnisá (v.)</text:p>
      <text:p text:style-name="P1">feros (ath.)</text:p>
      <text:p text:style-name="P1">ferosidat (sus.)</text:p>
      <text:p text:style-name="P1">ferstòp (v.)</text:p>
      <text:p text:style-name="P1">ferstòp (ath.)</text:p>
      <text:p text:style-name="P1">fèrt (sus.)</text:p>
      <text:p text:style-name="P1">fértil (ath.)</text:p>
      <text:p text:style-name="P1">fertilidat (sus.)</text:p>
      <text:p text:style-name="P1">fertilisá (v.)</text:p>
      <text:p text:style-name="P1">fertilisá (ath.)</text:p>
      <text:p text:style-name="P1">fertilisando </text:p>
      <text:p text:style-name="P1">fertilisante (sus.), -nan</text:p>
      <text:p text:style-name="P1">fertilisashon (sus.), -nan</text:p>
      <text:p text:style-name="P1">ferval <text:s/>(v.)</text:p>
      <text:p text:style-name="P1">ferviente (ath.)</text:p>
      <text:p text:style-name="P1">ferwagt (v.)</text:p>
      <text:p text:style-name="P1">fès <text:s/>(sus.)</text:p>
      <text:p text:style-name="P1">festehá (v.)</text:p>
      <text:p text:style-name="P1">festehá (ath.)</text:p>
      <text:p text:style-name="P1">festin <text:s/>(sus.), -nan</text:p>
      <text:p text:style-name="P1">festival (sus.), -nan</text:p>
      <text:p text:style-name="P1">festividat (sus.), -nan</text:p>
      <text:p text:style-name="P1">festivo (ath.)</text:p>
      <text:p text:style-name="P1">fet (v.)</text:p>
      <text:p text:style-name="P1">feter (sus.), -nan</text:p>
      <text:p text:style-name="P1">feudal (ath.)</text:p>
      <text:p text:style-name="P1">feudalidat <text:s text:c="2"/>(sus.)</text:p>
      <text:p text:style-name="P1">feudalismo (sus.)</text:p>
      <text:p text:style-name="P1">fia (v.)</text:p>
      <text:p text:style-name="P1">fiá (ath.)</text:p>
      <text:p text:style-name="P1">fiadó (sus.), -nan</text:p>
      <text:p text:style-name="P1">fiamentu (sus.), -nan</text:p>
      <text:p text:style-name="P1">fiando </text:p>
      <text:p text:style-name="P1"><text:soft-page-break/>fiansa (sus.), -nan</text:p>
      <text:p text:style-name="P1">fibra (sus.), -nan</text:p>
      <text:p text:style-name="P1">ficha (v.)</text:p>
      <text:p text:style-name="P1">fichá (ath.)</text:p>
      <text:p text:style-name="P1">fichero <text:s/>(sus.), -nan</text:p>
      <text:p text:style-name="P1">ficho (sus.), -nan</text:p>
      <text:p text:style-name="P1">fidedigno (ath.)</text:p>
      <text:p text:style-name="P1">fidelidat (sus.)</text:p>
      <text:p text:style-name="P1">fiel (sus.), -nan</text:p>
      <text:p text:style-name="P1">fiel (ath.)</text:p>
      <text:p text:style-name="P1">fieldat (sus.)</text:p>
      <text:p text:style-name="P1">fielmente (atv.)</text:p>
      <text:p text:style-name="P1">fièrnu (sus.), -nan</text:p>
      <text:p text:style-name="P1">fiesta (sus.), -nan</text:p>
      <text:p text:style-name="P1">fiestando </text:p>
      <text:p text:style-name="P1">figo (sus.), -nan</text:p>
      <text:p text:style-name="P1">figura (sus.), -nan</text:p>
      <text:p text:style-name="P1">figurá (v.)</text:p>
      <text:p text:style-name="P1">figurá (ath.)</text:p>
      <text:p text:style-name="P1">figuradamente (atv.)</text:p>
      <text:p text:style-name="P1">figurado (ath.)</text:p>
      <text:p text:style-name="P1">figurando </text:p>
      <text:p text:style-name="P1">figurashon (sus.), -nan</text:p>
      <text:p text:style-name="P1">figurativamente <text:s/>(atv.)</text:p>
      <text:p text:style-name="P1">figurativo (ath.)</text:p>
      <text:p text:style-name="P1">figurin (sus.), -nan</text:p>
      <text:p text:style-name="P1">fiha (v.)</text:p>
      <text:p text:style-name="P1">fihá (ath.)</text:p>
      <text:p text:style-name="P1">fihamentu (sus.)</text:p>
      <text:p text:style-name="P1">fihando </text:p>
      <text:p text:style-name="P1">fiho (ath.)</text:p>
      <text:p text:style-name="P1">fikshon (sus.), -nan</text:p>
      <text:p text:style-name="P1">fiktisio (ath.)</text:p>
      <text:p text:style-name="P1">fíkùs (sus.), -nan</text:p>
      <text:p text:style-name="P1">fila (v.)</text:p>
      <text:p text:style-name="P1">fila (sus.), -nan</text:p>
      <text:p text:style-name="P1">filarmóniko (ath.)</text:p>
      <text:p text:style-name="P1">filatelia (sus.)</text:p>
      <text:p text:style-name="P1">filatéliko (ath.)</text:p>
      <text:p text:style-name="P1">filatelista (sus.), -nan</text:p>
      <text:p text:style-name="P1">filèt (sus.), -nan</text:p>
      <text:p text:style-name="P1">filete <text:s/>(sus.)</text:p>
      <text:p text:style-name="P1">filial (sus.), -nan</text:p>
      <text:p text:style-name="P1">filingrana , -nan</text:p>
      <text:p text:style-name="P1"><text:soft-page-break/>Filipina (sus.)</text:p>
      <text:p text:style-name="P1">filipino (sus.), -nan</text:p>
      <text:p text:style-name="P1">filipino (ath.)</text:p>
      <text:p text:style-name="P1">filma (v.)</text:p>
      <text:p text:style-name="P1">filmá (ath.)</text:p>
      <text:p text:style-name="P1">filmamentu (sus.)</text:p>
      <text:p text:style-name="P1">filmando </text:p>
      <text:p text:style-name="P1">filmashon (sus.), -nan</text:p>
      <text:p text:style-name="P1">filmoteka <text:s/>(sus.)</text:p>
      <text:p text:style-name="P1">filologia (sus.), -nan</text:p>
      <text:p text:style-name="P1">filológikamente (atv.)</text:p>
      <text:p text:style-name="P1">filológiko (ath.)</text:p>
      <text:p text:style-name="P1">filólogo (sus.), -nan</text:p>
      <text:p text:style-name="P1">filosofia (sus.), -nan</text:p>
      <text:p text:style-name="P1">filosofiá (v.)</text:p>
      <text:p text:style-name="P1">filosofiá (ath.)</text:p>
      <text:p text:style-name="P1">filosofiando </text:p>
      <text:p text:style-name="P1">filosófikamente (atv.)</text:p>
      <text:p text:style-name="P1">filosófiko (ath.)</text:p>
      <text:p text:style-name="P1">filósofo (sus.), -nan</text:p>
      <text:p text:style-name="P1">filter (sus.), -nan</text:p>
      <text:p text:style-name="P1">filtra (v.)</text:p>
      <text:p text:style-name="P1">filtrá (ath.)</text:p>
      <text:p text:style-name="P1">filtramentu (sus.), -nan</text:p>
      <text:p text:style-name="P1">filtrando </text:p>
      <text:p text:style-name="P1">filtrashon (sus.), -nan</text:p>
      <text:p text:style-name="P1">fin (sus.), -nan</text:p>
      <text:p text:style-name="P1">final (sus.), -nan</text:p>
      <text:p text:style-name="P1">finalidat (sus.), -nan</text:p>
      <text:p text:style-name="P1">finalisá (v.)</text:p>
      <text:p text:style-name="P1">finalisá (ath.)</text:p>
      <text:p text:style-name="P1">finalisando </text:p>
      <text:p text:style-name="P1">finalisashon (sus.), -nan</text:p>
      <text:p text:style-name="P1">finalista (sus.), -nan</text:p>
      <text:p text:style-name="P1">finalmente (atv.)</text:p>
      <text:p text:style-name="P1">finansa (sus.), -nan</text:p>
      <text:p text:style-name="P1">finansiá (v.)</text:p>
      <text:p text:style-name="P1">finansiá (ath.)</text:p>
      <text:p text:style-name="P1">finansiadó (sus.), -nan</text:p>
      <text:p text:style-name="P1">finansiamentu (sus.), -nan</text:p>
      <text:p text:style-name="P1">finansiando </text:p>
      <text:p text:style-name="P1">finansiashon <text:s/>(sus.)</text:p>
      <text:p text:style-name="P1">finansiero (ath.)</text:p>
      <text:p text:style-name="P1">findishi (sus.), -nan</text:p>
      <text:p text:style-name="P1"><text:soft-page-break/>finer (v.)</text:p>
      <text:p text:style-name="P1">finer (sus.), -nan</text:p>
      <text:p text:style-name="P1">finfin (v.)</text:p>
      <text:p text:style-name="P1">fingi (v.)</text:p>
      <text:p text:style-name="P1">fingí (ath.)</text:p>
      <text:p text:style-name="P1">fini (ath.)</text:p>
      <text:p text:style-name="P1">finifini (sus.)</text:p>
      <text:p text:style-name="P1">finifini (ath.)</text:p>
      <text:p text:style-name="P1">finka (sus.), -nan</text:p>
      <text:p text:style-name="P1">finlandes (sus.), -nan</text:p>
      <text:p text:style-name="P1">finlandes (ath.)</text:p>
      <text:p text:style-name="P1">Finlandia (sus.)</text:p>
      <text:p text:style-name="P1">finura (sus.)</text:p>
      <text:p text:style-name="P1">fio (sus.), -nan</text:p>
      <text:p text:style-name="P1">fió (sus.), -nan</text:p>
      <text:p text:style-name="P1">fiou (ath.)</text:p>
      <text:p text:style-name="P1">fir (v.)</text:p>
      <text:p text:style-name="P1">firhuk (sus.), -nan</text:p>
      <text:p text:style-name="P1">firkant (sus.), -nan</text:p>
      <text:p text:style-name="P1">firma (v.)</text:p>
      <text:p text:style-name="P1">firma (sus.), -nan</text:p>
      <text:p text:style-name="P1">firmá (ath.)</text:p>
      <text:p text:style-name="P1">firmadó (sus.), -nan</text:p>
      <text:p text:style-name="P1">firmamentu (sus.), -nan</text:p>
      <text:p text:style-name="P1">firmando </text:p>
      <text:p text:style-name="P1">firmante (sus.), -nan</text:p>
      <text:p text:style-name="P1">firme (ath.)</text:p>
      <text:p text:style-name="P1">firmemente (atv.)</text:p>
      <text:p text:style-name="P1">firmentu (sus.)</text:p>
      <text:p text:style-name="P1">firmesa (sus.)</text:p>
      <text:p text:style-name="P1">fis (ath.)</text:p>
      <text:p text:style-name="P1">fiserei (sus.), -nan</text:p>
      <text:p text:style-name="P1">fishi (sus.), -nan</text:p>
      <text:p text:style-name="P1">físika (sus.)</text:p>
      <text:p text:style-name="P1">físikamente (atv.)</text:p>
      <text:p text:style-name="P1">físiko (sus.), -nan</text:p>
      <text:p text:style-name="P1">físiko (ath.)</text:p>
      <text:p text:style-name="P1">fisiologia (sus.), -nan</text:p>
      <text:p text:style-name="P1">fisiológiko (ath.)</text:p>
      <text:p text:style-name="P1">fisioterapia (sus.)</text:p>
      <text:p text:style-name="P1">fisioterapista (sus.), -nan</text:p>
      <text:p text:style-name="P1">fiskal (sus.), -nan</text:p>
      <text:p text:style-name="P1">fisko (sus.), -nan</text:p>
      <text:p text:style-name="P1">fit (v.)</text:p>
      <text:p text:style-name="P1"><text:soft-page-break/>fitó (sus.), -nan</text:p>
      <text:p text:style-name="P1">fius (sus.), -nan</text:p>
      <text:p text:style-name="P1">fiusbòks (sus.), -nan</text:p>
      <text:p text:style-name="P1">flai (sus.), -nan</text:p>
      <text:p text:style-name="P1">flaira (sus.), -nan</text:p>
      <text:p text:style-name="P1">flaiwil (sus.), -nan</text:p>
      <text:p text:style-name="P1">flakesa (sus.)</text:p>
      <text:p text:style-name="P1">flakitu (ath.)</text:p>
      <text:p text:style-name="P1">flakter (v.)</text:p>
      <text:p text:style-name="P1">flaku (ath.)</text:p>
      <text:p text:style-name="P1">flama (v.)</text:p>
      <text:p text:style-name="P1">flama (sus.)</text:p>
      <text:p text:style-name="P1">flamante (ath.)</text:p>
      <text:p text:style-name="P1">flambeu (sus.), -nan</text:p>
      <text:p text:style-name="P1">flamboyan (sus.), -nan</text:p>
      <text:p text:style-name="P1">flámderos (sus.)</text:p>
      <text:p text:style-name="P1">flamingo (sus.), -nan</text:p>
      <text:p text:style-name="P1">flan (sus.), -nan</text:p>
      <text:p text:style-name="P1">flanèl , -nan</text:p>
      <text:p text:style-name="P1">flashback (sus.), -nan</text:p>
      <text:p text:style-name="P1">flasku (sus.), -nan</text:p>
      <text:p text:style-name="P1">flecha (sus.), -nan</text:p>
      <text:p text:style-name="P1">fleishi (sus.), -nan</text:p>
      <text:p text:style-name="P1">flekshon (sus.)</text:p>
      <text:p text:style-name="P1">fleksibel (ath.)</text:p>
      <text:p text:style-name="P1">fleksibilidat (sus.)</text:p>
      <text:p text:style-name="P1">flèktu (v.)</text:p>
      <text:p text:style-name="P1">flèktu (sus.), -nan</text:p>
      <text:p text:style-name="P1">flèktumentu (sus.)</text:p>
      <text:p text:style-name="P1">flènguèflènguè (ath.)</text:p>
      <text:p text:style-name="P1">flerchi (sus.), -nan</text:p>
      <text:p text:style-name="P1">flèsh , -nan</text:p>
      <text:p text:style-name="P1">flèshbèk </text:p>
      <text:p text:style-name="P1">flèshlait (sus.), -nan</text:p>
      <text:p text:style-name="P1">flèt (sus.), -nan</text:p>
      <text:p text:style-name="P1">fleta (v.)</text:p>
      <text:p text:style-name="P1">fletá (ath.)</text:p>
      <text:p text:style-name="P1">flètayer <text:s/>(sus.), -nan</text:p>
      <text:p text:style-name="P1">flete (sus.), -nan</text:p>
      <text:p text:style-name="P1">fli (sus.), -nan</text:p>
      <text:p text:style-name="P1">flihí (ath.)</text:p>
      <text:p text:style-name="P1">flishi (sus.), -nan</text:p>
      <text:p text:style-name="P1">flit (v.)</text:p>
      <text:p text:style-name="P1">flit (sus.), -nan</text:p>
      <text:p text:style-name="P1"><text:soft-page-break/>flitmentu (sus.)</text:p>
      <text:p text:style-name="P1">floha <text:s/>(v.)</text:p>
      <text:p text:style-name="P1">flohamentu <text:s/>(sus.)</text:p>
      <text:p text:style-name="P1">flohedat <text:s/>(sus.)</text:p>
      <text:p text:style-name="P1">flohera (sus.), -nan</text:p>
      <text:p text:style-name="P1">floho (ath.)</text:p>
      <text:p text:style-name="P1">floorshow (sus.), -nan</text:p>
      <text:p text:style-name="P1">flòpi (sus.), -nan</text:p>
      <text:p text:style-name="P1">flor (sus.), -nan</text:p>
      <text:p text:style-name="P1">flora (sus.)</text:p>
      <text:p text:style-name="P1">floral (ath.)</text:p>
      <text:p text:style-name="P1">florans (sus.), -nan</text:p>
      <text:p text:style-name="P1">florero (sus.), -nan</text:p>
      <text:p text:style-name="P1">floresé (v.)</text:p>
      <text:p text:style-name="P1">floresé (ath.)</text:p>
      <text:p text:style-name="P1">floresementu <text:s/>(sus.)</text:p>
      <text:p text:style-name="P1">floresiendo </text:p>
      <text:p text:style-name="P1">floria (v.)</text:p>
      <text:p text:style-name="P1">florin (sus.), -nan</text:p>
      <text:p text:style-name="P1">floristeria (sus.), -nan</text:p>
      <text:p text:style-name="P1">flòt (sus.), -nan</text:p>
      <text:p text:style-name="P1">flòt (ath.)</text:p>
      <text:p text:style-name="P1">flota (v.)</text:p>
      <text:p text:style-name="P1">flota (sus.), -nan</text:p>
      <text:p text:style-name="P1">flotando </text:p>
      <text:p text:style-name="P1">flòter (sus.), -nan</text:p>
      <text:p text:style-name="P1">flou (ath.)</text:p>
      <text:p text:style-name="P1">fluho (sus.), -nan</text:p>
      <text:p text:style-name="P1">flùit (v.)</text:p>
      <text:p text:style-name="P1">flùit (sus.), -nan</text:p>
      <text:p text:style-name="P1">flùitdó , -nan</text:p>
      <text:p text:style-name="P1">flùitista <text:s/>(sus.), -nan</text:p>
      <text:p text:style-name="P1">flùitmentu </text:p>
      <text:p text:style-name="P1">fluk (v.)</text:p>
      <text:p text:style-name="P1">fluktua (v.)</text:p>
      <text:p text:style-name="P1">fluktuando </text:p>
      <text:p text:style-name="P1">fluktuashon (sus.)</text:p>
      <text:p text:style-name="P1">flúor (sus.)</text:p>
      <text:p text:style-name="P1">fluorisá (v.)</text:p>
      <text:p text:style-name="P1">flur (sus.), -nan</text:p>
      <text:p text:style-name="P1">flus (sus.), -nan</text:p>
      <text:p text:style-name="P1">flùsh (v.)</text:p>
      <text:p text:style-name="P1">flùsh <text:s/>(v.)</text:p>
      <text:p text:style-name="P1">fobia (sus.), -nan</text:p>
      <text:p text:style-name="P1"><text:soft-page-break/>fofo (ath.)</text:p>
      <text:p text:style-name="P1">fogon (sus.), -nan</text:p>
      <text:p text:style-name="P1">fòil (sus.), -nan</text:p>
      <text:p text:style-name="P1">fòk <text:s/>(v.)</text:p>
      <text:p text:style-name="P1">foko (sus.), -nan</text:p>
      <text:p text:style-name="P1">foks (sus.), -nan</text:p>
      <text:p text:style-name="P1">fòkstròt (sus.), -nan</text:p>
      <text:p text:style-name="P1">fòli (sus.)</text:p>
      <text:p text:style-name="P1">fòlibòl (sus.)</text:p>
      <text:p text:style-name="P1">folio (sus.), -nan</text:p>
      <text:p text:style-name="P1">folklor (sus.), -nan</text:p>
      <text:p text:style-name="P1">folklóriko (ath.)</text:p>
      <text:p text:style-name="P1">fom (sus.), -nan</text:p>
      <text:p text:style-name="P1">fomentá (v.)</text:p>
      <text:p text:style-name="P1">fomentá (ath.)</text:p>
      <text:p text:style-name="P1">fomentando </text:p>
      <text:p text:style-name="P1">fomento (sus.)</text:p>
      <text:p text:style-name="P1">fonashon (sus.)</text:p>
      <text:p text:style-name="P1">fondo (sus.), -nan</text:p>
      <text:p text:style-name="P1">fòndu </text:p>
      <text:p text:style-name="P1">fòñèkè (sus.), -nan</text:p>
      <text:p text:style-name="P1">fonema (sus.), -nan</text:p>
      <text:p text:style-name="P1">fonemátika (sus.)</text:p>
      <text:p text:style-name="P1">fonemátiko (ath.)</text:p>
      <text:p text:style-name="P1">fonémika (sus.)</text:p>
      <text:p text:style-name="P1">fonémiko (ath.)</text:p>
      <text:p text:style-name="P1">fonétika (sus.)</text:p>
      <text:p text:style-name="P1">fonétiko (sus.), -nan</text:p>
      <text:p text:style-name="P1">fonétiko (ath.)</text:p>
      <text:p text:style-name="P1">fóniko (ath.)</text:p>
      <text:p text:style-name="P1">fono , -nan</text:p>
      <text:p text:style-name="P1">foño , -nan</text:p>
      <text:p text:style-name="P1">fonograf (sus.), -nan</text:p>
      <text:p text:style-name="P1">fonologia (sus.), -nan</text:p>
      <text:p text:style-name="P1">fonológikamente (atv.)</text:p>
      <text:p text:style-name="P1">fonológiko (ath.)</text:p>
      <text:p text:style-name="P1">fòntanèl (sus.), -nan</text:p>
      <text:p text:style-name="P1">fòntein (sus.), -nan</text:p>
      <text:p text:style-name="P1">for </text:p>
      <text:p text:style-name="P1">fòrki (sus.), -nan</text:p>
      <text:p text:style-name="P1">forlestu (sus.), -nan</text:p>
      <text:p text:style-name="P1">forma (v.)</text:p>
      <text:p text:style-name="P1">forma (sus.), -nan</text:p>
      <text:p text:style-name="P1">formá (ath.)</text:p>
      <text:p text:style-name="P1"><text:soft-page-break/>formadó (sus.), -nan</text:p>
      <text:p text:style-name="P1">formador (sus.), -nan</text:p>
      <text:p text:style-name="P1">formal (ath.)</text:p>
      <text:p text:style-name="P1">formalidat (sus.)</text:p>
      <text:p text:style-name="P1">formalisá (v.)</text:p>
      <text:p text:style-name="P1">formalisá (ath.)</text:p>
      <text:p text:style-name="P1">formalisando </text:p>
      <text:p text:style-name="P1">formalisashon (sus.), -nan</text:p>
      <text:p text:style-name="P1">formamentu (sus.), -nan</text:p>
      <text:p text:style-name="P1">forman (sus.), -nan</text:p>
      <text:p text:style-name="P1">formando </text:p>
      <text:p text:style-name="P1">formashon (sus.), -nan</text:p>
      <text:p text:style-name="P1">formativo (ath.)</text:p>
      <text:p text:style-name="P1">formidabel (ath.)</text:p>
      <text:p text:style-name="P1">fòrmika (sus.), -nan</text:p>
      <text:p text:style-name="P1">formulá (v.)</text:p>
      <text:p text:style-name="P1">formulá (ath.)</text:p>
      <text:p text:style-name="P1">fórmula (sus.), -nan</text:p>
      <text:p text:style-name="P1">formulando </text:p>
      <text:p text:style-name="P1">formulario (sus.), -nan</text:p>
      <text:p text:style-name="P1">forniká (v.)</text:p>
      <text:p text:style-name="P1">fornikadó (sus.), -nan</text:p>
      <text:p text:style-name="P1">fornikando </text:p>
      <text:p text:style-name="P1">fornikashon (sus.)</text:p>
      <text:p text:style-name="P1">fòrnu (sus.), -nan</text:p>
      <text:p text:style-name="P1">foro (sus.), -nan</text:p>
      <text:p text:style-name="P1">forsa (sus.), -nan</text:p>
      <text:p text:style-name="P1">fòrsa (v.)</text:p>
      <text:p text:style-name="P1">fòrsá (ath.)</text:p>
      <text:p text:style-name="P1">fòrsamentu (sus.)</text:p>
      <text:p text:style-name="P1">fòrsando </text:p>
      <text:p text:style-name="P1">forskòt (sus.), -nan</text:p>
      <text:p text:style-name="P1">forsosamente (atv.)</text:p>
      <text:p text:style-name="P1">forsoso (ath.)</text:p>
      <text:p text:style-name="P1">forstef (sus.), -nan</text:p>
      <text:p text:style-name="P1">fortalesa (sus.), -nan</text:p>
      <text:p text:style-name="P1">fortalesé (v.)</text:p>
      <text:p text:style-name="P1">fortalesé (ath.)</text:p>
      <text:p text:style-name="P1">fòrti (sus.), -nan</text:p>
      <text:p text:style-name="P1">fortifiká (ath.)</text:p>
      <text:p text:style-name="P1">fortifikando </text:p>
      <text:p text:style-name="P1">fortifikante (ath.)</text:p>
      <text:p text:style-name="P1">fortifikashon (sus.), -nan</text:p>
      <text:p text:style-name="P1">fortuna (sus.), -nan</text:p>
      <text:p text:style-name="P1"><text:soft-page-break/>fortuná (ath.)</text:p>
      <text:p text:style-name="P1">fòsfat (sus.)</text:p>
      <text:p text:style-name="P1">fòsfòr (sus.)</text:p>
      <text:p text:style-name="P1">fosil , -nan</text:p>
      <text:p text:style-name="P1">fósil (ath.)</text:p>
      <text:p text:style-name="P1">fosilisá (v.)</text:p>
      <text:p text:style-name="P1">fosilisá (ath.)</text:p>
      <text:p text:style-name="P1">fosilisando </text:p>
      <text:p text:style-name="P1">fosilisashon (sus.), -nan</text:p>
      <text:p text:style-name="P1">fotogéniko (ath.)</text:p>
      <text:p text:style-name="P1">fotografia (sus.), -nan</text:p>
      <text:p text:style-name="P1">fotografiá (v.)</text:p>
      <text:p text:style-name="P1">fotografiá (ath.)</text:p>
      <text:p text:style-name="P1">fotográfiko (ath.)</text:p>
      <text:p text:style-name="P1">fotógrafo (sus.), -nan</text:p>
      <text:p text:style-name="P1">fotokímika (sus.)</text:p>
      <text:p text:style-name="P1">fotokímiko (ath.)</text:p>
      <text:p text:style-name="P1">fotokopia (sus.), -nan</text:p>
      <text:p text:style-name="P1">fotokopiá (v.)</text:p>
      <text:p text:style-name="P1">fotokopiá (ath.)</text:p>
      <text:p text:style-name="P1">fotokopiando </text:p>
      <text:p text:style-name="P1">fototerapia (sus.), -nan</text:p>
      <text:p text:style-name="P1">founa (sus.), -nan</text:p>
      <text:p text:style-name="P1">fout (sus.), -nan</text:p>
      <text:p text:style-name="P1">foya (sus.)</text:p>
      <text:p text:style-name="P1">foyeto (sus.), -nan</text:p>
      <text:p text:style-name="P1">foyeton <text:s/>(sus.), -nan</text:p>
      <text:p text:style-name="P1">fragansia (sus.), -nan</text:p>
      <text:p text:style-name="P1">fragante (ath.)</text:p>
      <text:p text:style-name="P1">fragata (sus.), -nan</text:p>
      <text:p text:style-name="P1">frágil (ath.)</text:p>
      <text:p text:style-name="P1">fragilidat (sus.)</text:p>
      <text:p text:style-name="P1">fragmentá (v.)</text:p>
      <text:p text:style-name="P1">fragmentá (ath.)</text:p>
      <text:p text:style-name="P1">fragmentando </text:p>
      <text:p text:style-name="P1">fragmentario (ath.)</text:p>
      <text:p text:style-name="P1">fragmentashon (sus.), -nan</text:p>
      <text:p text:style-name="P1">fragmento (sus.), -nan</text:p>
      <text:p text:style-name="P1">frakasá (v.)</text:p>
      <text:p text:style-name="P1">frakasá (ath.)</text:p>
      <text:p text:style-name="P1">frakasando </text:p>
      <text:p text:style-name="P1">frakaso (sus.), -nan</text:p>
      <text:p text:style-name="P1">frakshon (sus.), -nan</text:p>
      <text:p text:style-name="P1">frakshoná (v.)</text:p>
      <text:p text:style-name="P1"><text:soft-page-break/>frakshoná (ath.)</text:p>
      <text:p text:style-name="P1">frakshonamentu (sus.)</text:p>
      <text:p text:style-name="P1">frakshonando </text:p>
      <text:p text:style-name="P1">frakshonario (ath.)</text:p>
      <text:p text:style-name="P1">fraktura (sus.), -nan</text:p>
      <text:p text:style-name="P1">frakturá (v.)</text:p>
      <text:p text:style-name="P1">frakturá (ath.)</text:p>
      <text:p text:style-name="P1">fraña (sus.), -nan</text:p>
      <text:p text:style-name="P1">frañá <text:s/>(ath.)</text:p>
      <text:p text:style-name="P1">frañamentu (sus.)</text:p>
      <text:p text:style-name="P1">frañando </text:p>
      <text:p text:style-name="P1">frankamente (atv.)</text:p>
      <text:p text:style-name="P1">frankeá (v.)</text:p>
      <text:p text:style-name="P1">frankeá (ath.)</text:p>
      <text:p text:style-name="P1">frankeo (sus.), -nan</text:p>
      <text:p text:style-name="P1">frankesa (sus.)</text:p>
      <text:p text:style-name="P1">franko (sus.), -nan</text:p>
      <text:p text:style-name="P1">franko (ath.)</text:p>
      <text:p text:style-name="P1">frankotiradó (sus.), -nan</text:p>
      <text:p text:style-name="P1">franseblum (sus.), -nan</text:p>
      <text:p text:style-name="P1">franses (sus.), -nan</text:p>
      <text:p text:style-name="P1">franses (ath.)</text:p>
      <text:p text:style-name="P1">Fransia (sus.)</text:p>
      <text:p text:style-name="P1">fransiskano (sus.), -nan</text:p>
      <text:p text:style-name="P1">fransiskano (ath.)</text:p>
      <text:p text:style-name="P1">frase (sus.), -nan</text:p>
      <text:p text:style-name="P1">fraseologia (sus.), -nan</text:p>
      <text:p text:style-name="P1">frater (sus.), -nan</text:p>
      <text:p text:style-name="P1">fraternal (ath.)</text:p>
      <text:p text:style-name="P1">fraternidat (sus.), -nan</text:p>
      <text:p text:style-name="P1">fraternisá (v.)</text:p>
      <text:p text:style-name="P1">fraternisá (ath.)</text:p>
      <text:p text:style-name="P1">frega (v.)</text:p>
      <text:p text:style-name="P1">fregá (ath.)</text:p>
      <text:p text:style-name="P1">fregadó (sus.), -nan</text:p>
      <text:p text:style-name="P1">fregamentu (sus.)</text:p>
      <text:p text:style-name="P1">fregando </text:p>
      <text:p text:style-name="P1">fregantina (sus.)</text:p>
      <text:p text:style-name="P1">frei (sus.), -nan</text:p>
      <text:p text:style-name="P1">freiashi (sus.), -nan</text:p>
      <text:p text:style-name="P1">freimentu (sus.)</text:p>
      <text:p text:style-name="P1">freipòstu (ath.)</text:p>
      <text:p text:style-name="P1">frek (v.)</text:p>
      <text:p text:style-name="P1">frek (sus.), -nan</text:p>
      <text:p text:style-name="P1"><text:soft-page-break/>frekdó (sus.), -nan</text:p>
      <text:p text:style-name="P1">frekuensia (sus.), -nan</text:p>
      <text:p text:style-name="P1">frekuentá (v.)</text:p>
      <text:p text:style-name="P1">frekuentá (ath.)</text:p>
      <text:p text:style-name="P1">frekuentando </text:p>
      <text:p text:style-name="P1">frekuente (ath.)</text:p>
      <text:p text:style-name="P1">frekuentemente (atv.)</text:p>
      <text:p text:style-name="P1">frena (v.)</text:p>
      <text:p text:style-name="P1">frena (sus.), -nan</text:p>
      <text:p text:style-name="P1">frená (ath.)</text:p>
      <text:p text:style-name="P1">frenamentu (sus.)</text:p>
      <text:p text:style-name="P1">frenando </text:p>
      <text:p text:style-name="P1">frengu (sus.), -nan</text:p>
      <text:p text:style-name="P1">frenta (sus.), -nan</text:p>
      <text:p text:style-name="P1">frente (sus.), -nan</text:p>
      <text:p text:style-name="P1">frepòstu (ath.)</text:p>
      <text:p text:style-name="P1">frèr (sus.), -nan</text:p>
      <text:p text:style-name="P1">fresa (sus.), -nan</text:p>
      <text:p text:style-name="P1">freska (v.)</text:p>
      <text:p text:style-name="P1">freskando </text:p>
      <text:p text:style-name="P1">frèskòt (sus.), -nan</text:p>
      <text:p text:style-name="P1">fresku (sus.)</text:p>
      <text:p text:style-name="P1">fresku (ath.)</text:p>
      <text:p text:style-name="P1">freskura (sus.), -nan</text:p>
      <text:p text:style-name="P1">frèt (sus.), -nan</text:p>
      <text:p text:style-name="P1">fretu (v.)</text:p>
      <text:p text:style-name="P1">fretudó (sus.), -nan</text:p>
      <text:p text:style-name="P1">frèyashi (sus.), -nan</text:p>
      <text:p text:style-name="P1">fria (v.)</text:p>
      <text:p text:style-name="P1">friá <text:s/>(ath.)</text:p>
      <text:p text:style-name="P1">frialdat (sus.)</text:p>
      <text:p text:style-name="P1">friando </text:p>
      <text:p text:style-name="P1">frifri (v.)</text:p>
      <text:p text:style-name="P1">frifridó (sus.), -nan</text:p>
      <text:p text:style-name="P1">frígido (ath.)</text:p>
      <text:p text:style-name="P1">frikandèl (sus.), -nan</text:p>
      <text:p text:style-name="P1">frikatisá (ath.)</text:p>
      <text:p text:style-name="P1">frikatisashon (sus.)</text:p>
      <text:p text:style-name="P1">frikativo (sus.), -nan</text:p>
      <text:p text:style-name="P1">frikek (sus.), -nan</text:p>
      <text:p text:style-name="P1">frikshon (sus.), -nan</text:p>
      <text:p text:style-name="P1">frinchi , -nan</text:p>
      <text:p text:style-name="P1">friofrio (sus.), -nan</text:p>
      <text:p text:style-name="P1">fris (v.)</text:p>
      <text:p text:style-name="P1"><text:soft-page-break/>frishidèr (sus.), -nan</text:p>
      <text:p text:style-name="P1">frismentu (sus.)</text:p>
      <text:p text:style-name="P1">friu (ath.)</text:p>
      <text:p text:style-name="P1">frívolo <text:s/>(ath.)</text:p>
      <text:p text:style-name="P1">friwil (v.)</text:p>
      <text:p text:style-name="P1">frizer (sus.), -nan</text:p>
      <text:p text:style-name="P1">frònchi (sus.), -nan</text:p>
      <text:p text:style-name="P1">fronta (v.)</text:p>
      <text:p text:style-name="P1">frontal (ath.)</text:p>
      <text:p text:style-name="P1">frontera (sus.), -nan</text:p>
      <text:p text:style-name="P1">fròt (ath.)</text:p>
      <text:p text:style-name="P1">froude (sus.), -nan</text:p>
      <text:p text:style-name="P1">froudulento (ath.)</text:p>
      <text:p text:style-name="P1">fruktífero (ath.)</text:p>
      <text:p text:style-name="P1">frumu (sus.), -nan</text:p>
      <text:p text:style-name="P1">fruñadó (sus.), -nan</text:p>
      <text:p text:style-name="P1">frus (sus.), -nan</text:p>
      <text:p text:style-name="P1">frusa (v.)</text:p>
      <text:p text:style-name="P1">frusá (ath.)</text:p>
      <text:p text:style-name="P1">frustra (v.)</text:p>
      <text:p text:style-name="P1">frustrá (ath.)</text:p>
      <text:p text:style-name="P1">frustrando </text:p>
      <text:p text:style-name="P1">frustrante (ath.)</text:p>
      <text:p text:style-name="P1">frustrashon (sus.), -nan</text:p>
      <text:p text:style-name="P1">fruta (sus.), -nan</text:p>
      <text:p text:style-name="P1">fruteria (sus.), -nan</text:p>
      <text:p text:style-name="P1">fuente (sus.), -nan</text:p>
      <text:p text:style-name="P1">fuera (int.)</text:p>
      <text:p text:style-name="P1">fuerte (ath.)</text:p>
      <text:p text:style-name="P1">fuèrte (sus.), -nan</text:p>
      <text:p text:style-name="P1">fuertemente (atv.)</text:p>
      <text:p text:style-name="P1">fuga (sus.), -nan</text:p>
      <text:p text:style-name="P1">fugitivo (sus.), -nan</text:p>
      <text:p text:style-name="P1">fui <text:s/>(int.)</text:p>
      <text:p text:style-name="P1">fuit (v.)</text:p>
      <text:p text:style-name="P1">fukia (v.)</text:p>
      <text:p text:style-name="P1">fukiá (ath.)</text:p>
      <text:p text:style-name="P1">fuku (sus.), -nan</text:p>
      <text:p text:style-name="P1">ful (ath.)</text:p>
      <text:p text:style-name="P1">fula (v.)</text:p>
      <text:p text:style-name="P1">fulamentu (sus.)</text:p>
      <text:p text:style-name="P1">fulan (sus.), -nan</text:p>
      <text:p text:style-name="P1">fulando </text:p>
      <text:p text:style-name="P1">fulano (sus.), -nan</text:p>
      <text:p text:style-name="P1"><text:soft-page-break/>fulspit (ath.)</text:p>
      <text:p text:style-name="P1">fultaim <text:s/>(ath.)</text:p>
      <text:p text:style-name="P1">fultaimer <text:s/>(sus.)</text:p>
      <text:p text:style-name="P1">fuma (ath.)</text:p>
      <text:p text:style-name="P1">fúmait (sus.)</text:p>
      <text:p text:style-name="P1">fumigá (v.)</text:p>
      <text:p text:style-name="P1">fumigá (ath.)</text:p>
      <text:p text:style-name="P1">fumigando </text:p>
      <text:p text:style-name="P1">fumigashon (sus.), -nan</text:p>
      <text:p text:style-name="P1">funchi (sus.), -nan</text:p>
      <text:p text:style-name="P1">funda (v.)</text:p>
      <text:p text:style-name="P1">funda (sus.)</text:p>
      <text:p text:style-name="P1">fundá (ath.)</text:p>
      <text:p text:style-name="P1">fundadó (sus.), -nan</text:p>
      <text:p text:style-name="P1">fundamènt (sus.), -nan</text:p>
      <text:p text:style-name="P1">fundamentá (v.)</text:p>
      <text:p text:style-name="P1">fundamentá (ath.)</text:p>
      <text:p text:style-name="P1">fundamental (ath.)</text:p>
      <text:p text:style-name="P1">fundamentalismo (sus.)</text:p>
      <text:p text:style-name="P1">fundamentalista (sus.), -nan</text:p>
      <text:p text:style-name="P1">fundamentalmente (atv.)</text:p>
      <text:p text:style-name="P1">fundamentu <text:s/>(sus.)</text:p>
      <text:p text:style-name="P1">fundashon (sus.), -nan</text:p>
      <text:p text:style-name="P1">fundeshi (sus.), -nan</text:p>
      <text:p text:style-name="P1">fúnebre (ath.)</text:p>
      <text:p text:style-name="P1">funerario (ath.)</text:p>
      <text:p text:style-name="P1">funesto (ath.)</text:p>
      <text:p text:style-name="P1">funfun (sus.), -nan</text:p>
      <text:p text:style-name="P1">fungi (v.)</text:p>
      <text:p text:style-name="P1">fungiendo </text:p>
      <text:p text:style-name="P1">fungimentu (sus.)</text:p>
      <text:p text:style-name="P1">funshon (sus.), -nan</text:p>
      <text:p text:style-name="P1">funshoná (v.)</text:p>
      <text:p text:style-name="P1">funshonal (ath.)</text:p>
      <text:p text:style-name="P1">funshonalidat (sus.), -nan</text:p>
      <text:p text:style-name="P1">funshonalismo (sus.)</text:p>
      <text:p text:style-name="P1">funshonamentu (sus.), -nan</text:p>
      <text:p text:style-name="P1">funshonando </text:p>
      <text:p text:style-name="P1">funshonario (sus.), -nan</text:p>
      <text:p text:style-name="P1">funsuku (sus.), -nan</text:p>
      <text:p text:style-name="P1">fura (v.)</text:p>
      <text:p text:style-name="P1">furá (ath.)</text:p>
      <text:p text:style-name="P1">furadó (sus.), -nan</text:p>
      <text:p text:style-name="P1">furamentu (sus.)</text:p>
      <text:p text:style-name="P1"><text:soft-page-break/>furando </text:p>
      <text:p text:style-name="P1">furia (sus.)</text:p>
      <text:p text:style-name="P1">furioso (ath.)</text:p>
      <text:p text:style-name="P1">furor (sus.), -nan</text:p>
      <text:p text:style-name="P1">furu (sus.), -nan</text:p>
      <text:p text:style-name="P1">furuku (sus.), -nan</text:p>
      <text:p text:style-name="P1">fushon (sus.), -nan</text:p>
      <text:p text:style-name="P1">fushoná (v.)</text:p>
      <text:p text:style-name="P1">fushoná (ath.)</text:p>
      <text:p text:style-name="P1">fusilá (v.)</text:p>
      <text:p text:style-name="P1">fusilá (ath.)</text:p>
      <text:p text:style-name="P1">fusilamentu (sus.), -nan</text:p>
      <text:p text:style-name="P1">fusilando </text:p>
      <text:p text:style-name="P1">fustan (v.)</text:p>
      <text:p text:style-name="P1">fustigá (v.)</text:p>
      <text:p text:style-name="P1">fustigá (ath.)</text:p>
      <text:p text:style-name="P1">futbòl (sus.)</text:p>
      <text:p text:style-name="P1">futbolista (sus.), -nan</text:p>
      <text:p text:style-name="P1">futbolístiko (ath.)</text:p>
      <text:p text:style-name="P1">futuro (sus.), -nan</text:p>
      <text:p text:style-name="P1">fututu (ath.)</text:p>
      <text:p text:style-name="P1">gaba (v.)</text:p>
      <text:p text:style-name="P1">gabá (ath.)</text:p>
      <text:p text:style-name="P1">gabamentu (sus.), -nan</text:p>
      <text:p text:style-name="P1">gabando </text:p>
      <text:p text:style-name="P1">gabardina (sus.), -nan</text:p>
      <text:p text:style-name="P1">gabinete (sus.), -nan</text:p>
      <text:p text:style-name="P1">gacha (v.)</text:p>
      <text:p text:style-name="P1">gachá (ath.)</text:p>
      <text:p text:style-name="P1">gachando </text:p>
      <text:p text:style-name="P1">gagu (ath.)</text:p>
      <text:p text:style-name="P1">gai (sus.), -nan</text:p>
      <text:p text:style-name="P1">gaita (sus.), -nan</text:p>
      <text:p text:style-name="P1">gaitero (sus.), -nan</text:p>
      <text:p text:style-name="P1">gaitu (sus.), -nan</text:p>
      <text:p text:style-name="P1">gala (sus.)</text:p>
      <text:p text:style-name="P1">galaksia (sus.), -nan</text:p>
      <text:p text:style-name="P1">galante (ath.)</text:p>
      <text:p text:style-name="P1">galantemente (atv.)</text:p>
      <text:p text:style-name="P1">galanteria (sus.), -nan</text:p>
      <text:p text:style-name="P1">galardon (sus.), -nan</text:p>
      <text:p text:style-name="P1">galeins (sus.), -nan</text:p>
      <text:p text:style-name="P1">galeinske (sus.), -nan</text:p>
      <text:p text:style-name="P1">galeon (sus.), -nan</text:p>
      <text:p text:style-name="P1"><text:soft-page-break/>galeria (sus.), -nan</text:p>
      <text:p text:style-name="P1">Galicia (sus.)</text:p>
      <text:p text:style-name="P1">galileo (sus.), -nan</text:p>
      <text:p text:style-name="P1">galileo (ath.)</text:p>
      <text:p text:style-name="P1">galiña (sus.), -nan</text:p>
      <text:p text:style-name="P1">galisismo (sus.), -nan</text:p>
      <text:p text:style-name="P1">galòn (sus.), -nan</text:p>
      <text:p text:style-name="P1">galòp (sus.)</text:p>
      <text:p text:style-name="P1">galopiá (v.)</text:p>
      <text:p text:style-name="P1">galopiá (ath.)</text:p>
      <text:p text:style-name="P1">galvanisá (v.)</text:p>
      <text:p text:style-name="P1">galvanisá (ath.)</text:p>
      <text:p text:style-name="P1">galvanisando </text:p>
      <text:p text:style-name="P1">galvanisashon (sus.)</text:p>
      <text:p text:style-name="P1">gamus (sus.), -nan</text:p>
      <text:p text:style-name="P1">gan (sus.), -nan</text:p>
      <text:p text:style-name="P1">gana (v.)</text:p>
      <text:p text:style-name="P1">gana (sus.), -nan</text:p>
      <text:p text:style-name="P1">ganá (ath.)</text:p>
      <text:p text:style-name="P1">gaña (v.)</text:p>
      <text:p text:style-name="P1">ganadó (sus.), -nan</text:p>
      <text:p text:style-name="P1">gañadó (sus.), -nan</text:p>
      <text:p text:style-name="P1">ganamentu (sus.)</text:p>
      <text:p text:style-name="P1">gañamentu (sus.)</text:p>
      <text:p text:style-name="P1">ganando </text:p>
      <text:p text:style-name="P1">gañando </text:p>
      <text:p text:style-name="P1">ganashi (sus.), -nan</text:p>
      <text:p text:style-name="P1">gancha (v.)</text:p>
      <text:p text:style-name="P1">ganchá (ath.)</text:p>
      <text:p text:style-name="P1">ganchi (sus.), -nan</text:p>
      <text:p text:style-name="P1">ganchu (sus.), -nan</text:p>
      <text:p text:style-name="P1">ganes (sus.), -nan</text:p>
      <text:p text:style-name="P1">ganes (ath.)</text:p>
      <text:p text:style-name="P1">ganga (sus.), -nan</text:p>
      <text:p text:style-name="P1">gangster (sus.), -nan</text:p>
      <text:p text:style-name="P1">ganshi (sus.), -nan</text:p>
      <text:p text:style-name="P1">ganso <text:s/>(sus.), -nan</text:p>
      <text:p text:style-name="P1">gara (v.)</text:p>
      <text:p text:style-name="P1">gara (sus.), -nan</text:p>
      <text:p text:style-name="P1">gará (ath.)</text:p>
      <text:p text:style-name="P1">garabèt (sus.), -nan</text:p>
      <text:p text:style-name="P1">garafi (sus.), -nan</text:p>
      <text:p text:style-name="P1">garando </text:p>
      <text:p text:style-name="P1">garante (sus.), -nan</text:p>
      <text:p text:style-name="P1"><text:soft-page-break/>garantia (sus.), -nan</text:p>
      <text:p text:style-name="P1">garantisá (v.)</text:p>
      <text:p text:style-name="P1">garantisá (ath.)</text:p>
      <text:p text:style-name="P1">garashi (sus.), -nan</text:p>
      <text:p text:style-name="P1">garbanso (sus.), -nan</text:p>
      <text:p text:style-name="P1">garganta (sus.), -nan</text:p>
      <text:p text:style-name="P1">garna (v.)</text:p>
      <text:p text:style-name="P1">garná (sus.), -nan</text:p>
      <text:p text:style-name="P1">garná (ath.)</text:p>
      <text:p text:style-name="P1">garnachi (sus.), -nan</text:p>
      <text:p text:style-name="P1">garnafein (sus.), -nan</text:p>
      <text:p text:style-name="P1">garnando </text:p>
      <text:p text:style-name="P1">garoshi (sus.), -nan</text:p>
      <text:p text:style-name="P1">garoti (sus.), -nan</text:p>
      <text:p text:style-name="P1">gas (sus.), -nan</text:p>
      <text:p text:style-name="P1">gasa <text:s/>(sus.), -nan</text:p>
      <text:p text:style-name="P1">gasifikashon (sus.)</text:p>
      <text:p text:style-name="P1">gasodukto (sus.), -nan</text:p>
      <text:p text:style-name="P1">gasolin (sus.), -nan</text:p>
      <text:p text:style-name="P1">gasta (v.)</text:p>
      <text:p text:style-name="P1">gastá (ath.)</text:p>
      <text:p text:style-name="P1">gastamentu (sus.), -nan</text:p>
      <text:p text:style-name="P1">gastando </text:p>
      <text:p text:style-name="P1">gastrítis <text:s/>(sus.), -nan</text:p>
      <text:p text:style-name="P1">gastronomia (sus.)</text:p>
      <text:p text:style-name="P1">gastronómiko (ath.)</text:p>
      <text:p text:style-name="P1">gastrónomo (sus.), -nan</text:p>
      <text:p text:style-name="P1">gastu (sus.), -nan</text:p>
      <text:p text:style-name="P1">gatia (v.)</text:p>
      <text:p text:style-name="P1">gatiadó (sus.), -nan</text:p>
      <text:p text:style-name="P1">gatiamentu (sus.)</text:p>
      <text:p text:style-name="P1">gatiando </text:p>
      <text:p text:style-name="P1">gatiero (sus.), -nan</text:p>
      <text:p text:style-name="P1">gayego (sus.), -nan</text:p>
      <text:p text:style-name="P1">gayo (sus.), -nan</text:p>
      <text:p text:style-name="P1">ge (sus.), -nan</text:p>
      <text:p text:style-name="P1">gemnastik (sus.)</text:p>
      <text:p text:style-name="P1">genealogia (sus.), -nan</text:p>
      <text:p text:style-name="P1">genealógiko (ath.)</text:p>
      <text:p text:style-name="P1">generá (v.)</text:p>
      <text:p text:style-name="P1">generá (ath.)</text:p>
      <text:p text:style-name="P1">general (sus.), -nan</text:p>
      <text:p text:style-name="P1">general (ath.)</text:p>
      <text:p text:style-name="P1">generalidat (sus.), -nan</text:p>
      <text:p text:style-name="P1"><text:soft-page-break/>generalisá (v.)</text:p>
      <text:p text:style-name="P1">generalisá (ath.)</text:p>
      <text:p text:style-name="P1">generalisando </text:p>
      <text:p text:style-name="P1">generalisashon (sus.), -nan</text:p>
      <text:p text:style-name="P1">generalmente (atv.)</text:p>
      <text:p text:style-name="P1">generando </text:p>
      <text:p text:style-name="P1">generashon (sus.), -nan</text:p>
      <text:p text:style-name="P1">generativo (ath.)</text:p>
      <text:p text:style-name="P1">genériko (ath.)</text:p>
      <text:p text:style-name="P1">género (sus.), -nan</text:p>
      <text:p text:style-name="P1">generosidat (sus.), -nan</text:p>
      <text:p text:style-name="P1">generoso (ath.)</text:p>
      <text:p text:style-name="P1">génesis (sus.), -nan</text:p>
      <text:p text:style-name="P1">genétika (sus.)</text:p>
      <text:p text:style-name="P1">genétiko (ath.)</text:p>
      <text:p text:style-name="P1">genial (ath.)</text:p>
      <text:p text:style-name="P1">genio (sus.), -nan</text:p>
      <text:p text:style-name="P1">genital (sus.), -nan</text:p>
      <text:p text:style-name="P1">genitivo (sus.), -nan</text:p>
      <text:p text:style-name="P1">genitivo (ath.)</text:p>
      <text:p text:style-name="P1">gentil (sus.), -nan</text:p>
      <text:p text:style-name="P1">gentil (ath.)</text:p>
      <text:p text:style-name="P1">gentilesa (sus.), -nan</text:p>
      <text:p text:style-name="P1">gentilisio (sus.), -nan</text:p>
      <text:p text:style-name="P1">geografia (sus.), -nan</text:p>
      <text:p text:style-name="P1">geográfiko (ath.)</text:p>
      <text:p text:style-name="P1">geógrafo (sus.), -nan</text:p>
      <text:p text:style-name="P1">geologia (sus.), -nan</text:p>
      <text:p text:style-name="P1">geológiko (ath.)</text:p>
      <text:p text:style-name="P1">geólogo (sus.), -nan</text:p>
      <text:p text:style-name="P1">geometria (sus.), -nan</text:p>
      <text:p text:style-name="P1">geométriko (ath.)</text:p>
      <text:p text:style-name="P1">geranio (sus.), -nan</text:p>
      <text:p text:style-name="P1">gerensia (sus.), -nan</text:p>
      <text:p text:style-name="P1">gerente (sus.), -nan</text:p>
      <text:p text:style-name="P1">germániko (ath.)</text:p>
      <text:p text:style-name="P1">germanismo (sus.), -nan</text:p>
      <text:p text:style-name="P1">germano (sus.), -nan</text:p>
      <text:p text:style-name="P1">gerundio (sus.), -nan</text:p>
      <text:p text:style-name="P1">gès (sus.), -nan</text:p>
      <text:p text:style-name="P1">gestashon (sus.), -nan</text:p>
      <text:p text:style-name="P1">gestikulá (v.)</text:p>
      <text:p text:style-name="P1">gestikulá (ath.)</text:p>
      <text:p text:style-name="P1">gestikulando </text:p>
      <text:p text:style-name="P1"><text:soft-page-break/>gestikulashon (sus.), -nan</text:p>
      <text:p text:style-name="P1">gestion <text:s/>(sus.), -nan</text:p>
      <text:p text:style-name="P1">gesto (sus.), -nan</text:p>
      <text:p text:style-name="P1">gewon (ath.)</text:p>
      <text:p text:style-name="P1">gezag (sus.), -nan</text:p>
      <text:p text:style-name="P1">gezaghebber (sus.), -nan</text:p>
      <text:p text:style-name="P1">gigante (sus.), -nan</text:p>
      <text:p text:style-name="P1">gigante (ath.)</text:p>
      <text:p text:style-name="P1">gigantesko (ath.)</text:p>
      <text:p text:style-name="P1">gimnasia (sus.), -nan</text:p>
      <text:p text:style-name="P1">gimnasio (sus.), -nan</text:p>
      <text:p text:style-name="P1">gimnasta (sus.), -nan</text:p>
      <text:p text:style-name="P1">gimnástiko (ath.)</text:p>
      <text:p text:style-name="P1">ginekologia (sus.)</text:p>
      <text:p text:style-name="P1">ginekológiko (ath.)</text:p>
      <text:p text:style-name="P1">ginekólogo (sus.), -nan</text:p>
      <text:p text:style-name="P1">gira (sus.), -nan</text:p>
      <text:p text:style-name="P1">giro (sus.), -nan</text:p>
      <text:p text:style-name="P1">gitana (sus.), -nan</text:p>
      <text:p text:style-name="P1">gitano (sus.), -nan</text:p>
      <text:p text:style-name="P1">giter (sus.), -nan</text:p>
      <text:p text:style-name="P1">glándula (sus.), -nan</text:p>
      <text:p text:style-name="P1">glas (sus.), -nan</text:p>
      <text:p text:style-name="P1">gleter (sus.), -nan</text:p>
      <text:p text:style-name="P1">global (ath.)</text:p>
      <text:p text:style-name="P1">globalisashon <text:s/>(sus.)</text:p>
      <text:p text:style-name="P1">globalmente <text:s/>(atv.)</text:p>
      <text:p text:style-name="P1">globo (sus.), -nan</text:p>
      <text:p text:style-name="P1">glòf (sus.), -nan</text:p>
      <text:p text:style-name="P1">gloria (sus.), -nan</text:p>
      <text:p text:style-name="P1">gloriamentu (sus.)</text:p>
      <text:p text:style-name="P1">glorifiká (v.)</text:p>
      <text:p text:style-name="P1">glorifiká (ath.)</text:p>
      <text:p text:style-name="P1">glorifikando </text:p>
      <text:p text:style-name="P1">glorifikashon (sus.), -nan</text:p>
      <text:p text:style-name="P1">gloriosamente (atv.)</text:p>
      <text:p text:style-name="P1">glorioso (ath.)</text:p>
      <text:p text:style-name="P1">glosa (sus.), -nan</text:p>
      <text:p text:style-name="P1">glosario (sus.), -nan</text:p>
      <text:p text:style-name="P1">glotal (ath.)</text:p>
      <text:p text:style-name="P1">glotalisá (v.)</text:p>
      <text:p text:style-name="P1">glotalisá (ath.)</text:p>
      <text:p text:style-name="P1">glotalisashon (sus.), -nan</text:p>
      <text:p text:style-name="P1">glótis (sus.), -nan</text:p>
      <text:p text:style-name="P1"><text:soft-page-break/>gloukoma (sus.), -nan</text:p>
      <text:p text:style-name="P1">gnóstiko (ath.)</text:p>
      <text:p text:style-name="P1">gnostisismo (sus.)</text:p>
      <text:p text:style-name="P1">goberná (v.)</text:p>
      <text:p text:style-name="P1">goberná (ath.)</text:p>
      <text:p text:style-name="P1">gobernador (sus.), -nan</text:p>
      <text:p text:style-name="P1">gobernando </text:p>
      <text:p text:style-name="P1">gobernante (sus.), -nan</text:p>
      <text:p text:style-name="P1">gobernashon (sus.), -nan</text:p>
      <text:p text:style-name="P1">gobi (sus.), -nan</text:p>
      <text:p text:style-name="P1">gobièrnu (sus.), -nan</text:p>
      <text:p text:style-name="P1">goera (sus.), -nan</text:p>
      <text:p text:style-name="P1">gogorá (v.)</text:p>
      <text:p text:style-name="P1">gogorá (ath.)</text:p>
      <text:p text:style-name="P1">gogorobí (sus.), -nan</text:p>
      <text:p text:style-name="P1">gol (sus.), -nan</text:p>
      <text:p text:style-name="P1">golèt (sus.), -nan</text:p>
      <text:p text:style-name="P1">gòlf (sus.)</text:p>
      <text:p text:style-name="P1">golfo (sus.), -nan</text:p>
      <text:p text:style-name="P1">golia (v.)</text:p>
      <text:p text:style-name="P1">goliá (ath.)</text:p>
      <text:p text:style-name="P1">goliadó (sus.), -nan</text:p>
      <text:p text:style-name="P1">golos (ath.)</text:p>
      <text:p text:style-name="P1">goloso (ath.)</text:p>
      <text:p text:style-name="P1">gòlpi (sus.), -nan</text:p>
      <text:p text:style-name="P1">gòlpia (v.)</text:p>
      <text:p text:style-name="P1">gòlpiá (ath.)</text:p>
      <text:p text:style-name="P1">gòlpiando </text:p>
      <text:p text:style-name="P1">gòm (sus.), -nan</text:p>
      <text:p text:style-name="P1">goma (sus.), -nan</text:p>
      <text:p text:style-name="P1">góndola <text:s/>(sus.), -nan</text:p>
      <text:p text:style-name="P1">gora (sus.), -nan</text:p>
      <text:p text:style-name="P1">gòrda (v.)</text:p>
      <text:p text:style-name="P1">gordo (ath.)</text:p>
      <text:p text:style-name="P1">gordura (sus.), -nan</text:p>
      <text:p text:style-name="P1">gorila (sus.), -nan</text:p>
      <text:p text:style-name="P1">gosa (v.)</text:p>
      <text:p text:style-name="P1">gosá (ath.)</text:p>
      <text:p text:style-name="P1">gosamentu <text:s/>(sus.)</text:p>
      <text:p text:style-name="P1">gosando </text:p>
      <text:p text:style-name="P1">goso (sus.), -nan</text:p>
      <text:p text:style-name="P1">gospel <text:s/>(sus.)</text:p>
      <text:p text:style-name="P1">gota (sus.), -nan</text:p>
      <text:p text:style-name="P1">gotera (sus.), -nan</text:p>
      <text:p text:style-name="P1"><text:soft-page-break/>gotero (sus.), -nan</text:p>
      <text:p text:style-name="P1">gotia (v.)</text:p>
      <text:p text:style-name="P1">gotiando </text:p>
      <text:p text:style-name="P1">gótiko (ath.)</text:p>
      <text:p text:style-name="P1">graba (v.)</text:p>
      <text:p text:style-name="P1">grabá (ath.)</text:p>
      <text:p text:style-name="P1">grabado (sus.), -nan</text:p>
      <text:p text:style-name="P1">grabadó (sus.), -nan</text:p>
      <text:p text:style-name="P1">grabamentu (sus.)</text:p>
      <text:p text:style-name="P1">grabando </text:p>
      <text:p text:style-name="P1">grabashon (sus.), -nan</text:p>
      <text:p text:style-name="P1">grabbelton (sus.), -nan</text:p>
      <text:p text:style-name="P1">grabèt , -nan</text:p>
      <text:p text:style-name="P1">grada (v.)</text:p>
      <text:p text:style-name="P1">gradesido </text:p>
      <text:p text:style-name="P1">gradisí (v.)</text:p>
      <text:p text:style-name="P1">gradisiendo </text:p>
      <text:p text:style-name="P1">gradisimentu (sus.)</text:p>
      <text:p text:style-name="P1">grado (sus.), -nan</text:p>
      <text:p text:style-name="P1">gradua (v.)</text:p>
      <text:p text:style-name="P1">graduá (ath.)</text:p>
      <text:p text:style-name="P1">gradual (ath.)</text:p>
      <text:p text:style-name="P1">gradualmente (atv.)</text:p>
      <text:p text:style-name="P1">graduashon (sus.), -nan</text:p>
      <text:p text:style-name="P1">graf (sus.), -nan</text:p>
      <text:p text:style-name="P1">grafema (sus.), -nan</text:p>
      <text:p text:style-name="P1">grafia (sus.), -nan</text:p>
      <text:p text:style-name="P1">grafik , -nan</text:p>
      <text:p text:style-name="P1">gráfika (sus.), -nan</text:p>
      <text:p text:style-name="P1">gráfiko (sus.), -nan</text:p>
      <text:p text:style-name="P1">gráfiko (ath.)</text:p>
      <text:p text:style-name="P1">grafiti (sus.), -nan</text:p>
      <text:p text:style-name="P1">gram (sus.), -nan</text:p>
      <text:p text:style-name="P1">gramátika (sus.), -nan</text:p>
      <text:p text:style-name="P1">gramatikal (ath.)</text:p>
      <text:p text:style-name="P1">gramátiko (sus.), -nan</text:p>
      <text:p text:style-name="P1">gramèl (sus.)</text:p>
      <text:p text:style-name="P1">gran (sus.), -nan</text:p>
      <text:p text:style-name="P1">gran (ath.)</text:p>
      <text:p text:style-name="P1">granada (sus.), -nan</text:p>
      <text:p text:style-name="P1">granatapel (sus.), -nan</text:p>
      <text:p text:style-name="P1">grandemente (atv.)</text:p>
      <text:p text:style-name="P1">grandesa (sus.), -nan</text:p>
      <text:p text:style-name="P1">grandi (sus.), -nan</text:p>
      <text:p text:style-name="P1"><text:soft-page-break/>grandi (ath.)</text:p>
      <text:p text:style-name="P1">grandioso (ath.)</text:p>
      <text:p text:style-name="P1">grandura (sus.), -nan</text:p>
      <text:p text:style-name="P1">granèl (sus.)</text:p>
      <text:p text:style-name="P1">granit (sus.)</text:p>
      <text:p text:style-name="P1">granito (sus.), -nan</text:p>
      <text:p text:style-name="P1">granmaestro <text:s/>(sus.), -nan</text:p>
      <text:p text:style-name="P1">grano (sus.), -nan</text:p>
      <text:p text:style-name="P1">grap (v.)</text:p>
      <text:p text:style-name="P1">grap (sus.), -nan</text:p>
      <text:p text:style-name="P1">grapefruit (sus.), -nan</text:p>
      <text:p text:style-name="P1">grapmentu (sus.)</text:p>
      <text:p text:style-name="P1">graps (v.)</text:p>
      <text:p text:style-name="P1">grapsmentu (sus.), -nan</text:p>
      <text:p text:style-name="P1">grasia (sus.), -nan</text:p>
      <text:p text:style-name="P1">grasioso (ath.)</text:p>
      <text:p text:style-name="P1">grastèlchi (sus.), -nan</text:p>
      <text:p text:style-name="P1">gratifiká (v.)</text:p>
      <text:p text:style-name="P1">gratifiká (ath.)</text:p>
      <text:p text:style-name="P1">gratifikashon (sus.), -nan</text:p>
      <text:p text:style-name="P1">grátis (ath.)</text:p>
      <text:p text:style-name="P1">gratitut (sus.), -nan</text:p>
      <text:p text:style-name="P1">grato (ath.)</text:p>
      <text:p text:style-name="P1">gratuitamente (atv.)</text:p>
      <text:p text:style-name="P1">gratuito (ath.)</text:p>
      <text:p text:style-name="P1">grave (ath.)</text:p>
      <text:p text:style-name="P1">gravedat (sus.)</text:p>
      <text:p text:style-name="P1">gravemente (atv.)</text:p>
      <text:p text:style-name="P1">grawatá (v.)</text:p>
      <text:p text:style-name="P1">grawatá (sus.)</text:p>
      <text:p text:style-name="P1">grawatamentu (sus.)</text:p>
      <text:p text:style-name="P1">grawatando </text:p>
      <text:p text:style-name="P1">grawatashi (sus.), -nan</text:p>
      <text:p text:style-name="P1">gregoriano (ath.)</text:p>
      <text:p text:style-name="P1">greis (sus.)</text:p>
      <text:p text:style-name="P1">grel (v.)</text:p>
      <text:p text:style-name="P1">grel (sus.), -nan</text:p>
      <text:p text:style-name="P1">gremio (sus.), -nan</text:p>
      <text:p text:style-name="P1">grep (sus.), -nan</text:p>
      <text:p text:style-name="P1">grepfrut (sus.), -nan</text:p>
      <text:p text:style-name="P1">Gresia (sus.)</text:p>
      <text:p text:style-name="P1">griego (sus.), -nan</text:p>
      <text:p text:style-name="P1">griego (ath.)</text:p>
      <text:p text:style-name="P1">griffier (sus.), -nan</text:p>
      <text:p text:style-name="P1"><text:soft-page-break/>grima (v.)</text:p>
      <text:p text:style-name="P1">griña (v.)</text:p>
      <text:p text:style-name="P1">grinòli (sus.), -nan</text:p>
      <text:p text:style-name="P1">grip (sus.), -nan</text:p>
      <text:p text:style-name="P1">grips (v.)</text:p>
      <text:p text:style-name="P1">gris (sus.), -nan</text:p>
      <text:p text:style-name="P1">grismentu (sus.)</text:p>
      <text:p text:style-name="P1">grita (v.)</text:p>
      <text:p text:style-name="P1">gritá (sus.), -nan</text:p>
      <text:p text:style-name="P1">gritá (ath.)</text:p>
      <text:p text:style-name="P1">gritamentu (sus.), -nan</text:p>
      <text:p text:style-name="P1">gritando </text:p>
      <text:p text:style-name="P1">gritu (sus.), -nan</text:p>
      <text:p text:style-name="P1">gròf (ath.)</text:p>
      <text:p text:style-name="P1">gròin (v.)</text:p>
      <text:p text:style-name="P1">gròin (sus.), -nan</text:p>
      <text:p text:style-name="P1">gròs (sus.), -nan</text:p>
      <text:p text:style-name="P1">groseria (sus.), -nan</text:p>
      <text:p text:style-name="P1">grosero (sus.), -nan</text:p>
      <text:p text:style-name="P1">grosero (ath.)</text:p>
      <text:p text:style-name="P1">grount (v.)</text:p>
      <text:p text:style-name="P1">grount (sus.), -nan</text:p>
      <text:p text:style-name="P1">gruña (v.)</text:p>
      <text:p text:style-name="P1">gruñá (ath.)</text:p>
      <text:p text:style-name="P1">gruñamentu (sus.)</text:p>
      <text:p text:style-name="P1">gruñando </text:p>
      <text:p text:style-name="P1">grupa (v.)</text:p>
      <text:p text:style-name="P1">grupá (ath.)</text:p>
      <text:p text:style-name="P1">grupamentu (sus.)</text:p>
      <text:p text:style-name="P1">grupando </text:p>
      <text:p text:style-name="P1">grupo (sus.), -nan</text:p>
      <text:p text:style-name="P1">guaracha (sus.), -nan</text:p>
      <text:p text:style-name="P1">guarachá (ath.)</text:p>
      <text:p text:style-name="P1">guarachá <text:s/>(v.)</text:p>
      <text:p text:style-name="P1">guardian (sus.), -nan</text:p>
      <text:p text:style-name="P1">Guatemala (sus.)</text:p>
      <text:p text:style-name="P1">guatemalteko (sus.), -nan</text:p>
      <text:p text:style-name="P1">guatemalteko (ath.)</text:p>
      <text:p text:style-name="P1">gubernamental (ath.)</text:p>
      <text:p text:style-name="P1">guèn (sus.), -nan</text:p>
      <text:p text:style-name="P1">guengu (sus.), -nan</text:p>
      <text:p text:style-name="P1">guènguwe (sus.), -nan</text:p>
      <text:p text:style-name="P1">gueni (sus.), -nan</text:p>
      <text:p text:style-name="P1">guèntulin (sus.), -nan</text:p>
      <text:p text:style-name="P1"><text:soft-page-break/>guepi (sus.), -nan</text:p>
      <text:p text:style-name="P1">guera (sus.), -nan</text:p>
      <text:p text:style-name="P1">guerero (sus.), -nan</text:p>
      <text:p text:style-name="P1">guerero (ath.)</text:p>
      <text:p text:style-name="P1">gueria (sus.), -nan</text:p>
      <text:p text:style-name="P1">gueriero (v.)</text:p>
      <text:p text:style-name="P1">gueriero (ath.)</text:p>
      <text:p text:style-name="P1">guia (v.)</text:p>
      <text:p text:style-name="P1">guia (sus.), -nan</text:p>
      <text:p text:style-name="P1">guiá (ath.)</text:p>
      <text:p text:style-name="P1">guiadó (sus.), -nan</text:p>
      <text:p text:style-name="P1">guiambo (sus.), -nan</text:p>
      <text:p text:style-name="P1">guiamentu (sus.)</text:p>
      <text:p text:style-name="P1">guiando </text:p>
      <text:p text:style-name="P1">guibel (sus.), -nan</text:p>
      <text:p text:style-name="P1">guibes (sus.), -nan</text:p>
      <text:p text:style-name="P1">guièl (sus.), -nan</text:p>
      <text:p text:style-name="P1">guièrta (v.)</text:p>
      <text:p text:style-name="P1">Guinea (sus.), -nan</text:p>
      <text:p text:style-name="P1">guineo (sus.), -nan</text:p>
      <text:p text:style-name="P1">guineo (ath.)</text:p>
      <text:p text:style-name="P1">guion (sus.), -nan</text:p>
      <text:p text:style-name="P1">guiotin (sus.), -nan</text:p>
      <text:p text:style-name="P1">guiotina (sus.), -nan</text:p>
      <text:p text:style-name="P1">guir (sus.), -nan</text:p>
      <text:p text:style-name="P1">guirbòks (sus.), -nan</text:p>
      <text:p text:style-name="P1">guitara (sus.), -nan</text:p>
      <text:p text:style-name="P1">guitarista (sus.), -nan</text:p>
      <text:p text:style-name="P1">guli (v.)</text:p>
      <text:p text:style-name="P1">gulí (ath.)</text:p>
      <text:p text:style-name="P1">gulidó (sus.), -nan</text:p>
      <text:p text:style-name="P1">guliendo </text:p>
      <text:p text:style-name="P1">gulimentu (sus.)</text:p>
      <text:p text:style-name="P1">guma (v.)</text:p>
      <text:p text:style-name="P1">guma (sus.), -nan</text:p>
      <text:p text:style-name="P1">gumá (ath.)</text:p>
      <text:p text:style-name="P1">gumamentu (sus.)</text:p>
      <text:p text:style-name="P1">gumando </text:p>
      <text:p text:style-name="P1">guruguru (sus.), -nan</text:p>
      <text:p text:style-name="P1">gusta (v.)</text:p>
      <text:p text:style-name="P1">gustá (ath.)</text:p>
      <text:p text:style-name="P1">gustamentu (sus.)</text:p>
      <text:p text:style-name="P1">gustando </text:p>
      <text:p text:style-name="P1">gustosamente (atv.)</text:p>
      <text:p text:style-name="P1"><text:soft-page-break/>gustu (sus.), -nan</text:p>
      <text:p text:style-name="P1">gutu (sus.), -nan</text:p>
      <text:p text:style-name="P1">gutupreis (v.)</text:p>
      <text:p text:style-name="P1">gutural (sus.), -nan</text:p>
      <text:p text:style-name="P1">gutural (ath.)</text:p>
      <text:p text:style-name="P1">guturalisá (v.)</text:p>
      <text:p text:style-name="P1">guturalisamentu (sus.)</text:p>
      <text:p text:style-name="P1">guturalisashon (sus.)</text:p>
      <text:p text:style-name="P1">guyaba (sus.), -nan</text:p>
      <text:p text:style-name="P1">Guyana (sus.)</text:p>
      <text:p text:style-name="P1">guyanes (sus.), -nan</text:p>
      <text:p text:style-name="P1">guyanes (ath.)</text:p>
      <text:p text:style-name="P1">gymnasium (sus.), -nan</text:p>
      <text:p text:style-name="P1">ha (sus.)</text:p>
      <text:p text:style-name="P1">Habana (sus.)</text:p>
      <text:p text:style-name="P1">habanero (sus.), -nan</text:p>
      <text:p text:style-name="P1">habanero (ath.)</text:p>
      <text:p text:style-name="P1">habitá (v.)</text:p>
      <text:p text:style-name="P1">habitá (ath.)</text:p>
      <text:p text:style-name="P1">habitando </text:p>
      <text:p text:style-name="P1">habitante (sus.), -nan</text:p>
      <text:p text:style-name="P1">habon (sus.), -nan</text:p>
      <text:p text:style-name="P1">haboná (v.)</text:p>
      <text:p text:style-name="P1">haboná (ath.)</text:p>
      <text:p text:style-name="P1">habraká (v.)</text:p>
      <text:p text:style-name="P1">habraká (ath.)</text:p>
      <text:p text:style-name="P1">habrakamentu (sus.)</text:p>
      <text:p text:style-name="P1">habrakando </text:p>
      <text:p text:style-name="P1">habri (v.)</text:p>
      <text:p text:style-name="P1">habrí (ath.)</text:p>
      <text:p text:style-name="P1">habridó (sus.), -nan</text:p>
      <text:p text:style-name="P1">habrimentu (sus.)</text:p>
      <text:p text:style-name="P1">hacha (sus.), -nan</text:p>
      <text:p text:style-name="P1">hacha (ath.)</text:p>
      <text:p text:style-name="P1">hachá (ath.)</text:p>
      <text:p text:style-name="P1">hadrei (sus.), -nan</text:p>
      <text:p text:style-name="P1">haf (sus.), -nan</text:p>
      <text:p text:style-name="P1">hafestèngel (ath.)</text:p>
      <text:p text:style-name="P1">haftaim (sus.)</text:p>
      <text:p text:style-name="P1">hafusol (sus.), -nan</text:p>
      <text:p text:style-name="P1">hagel (sus.), -nan</text:p>
      <text:p text:style-name="P1">haifai (sus.), -nan</text:p>
      <text:p text:style-name="P1">Haiti (sus.)</text:p>
      <text:p text:style-name="P1">haitiano (sus.), -nan</text:p>
      <text:p text:style-name="P1"><text:soft-page-break/>haitiano (ath.)</text:p>
      <text:p text:style-name="P1">hak (sus.), -nan</text:p>
      <text:p text:style-name="P1">hakmentu (sus.)</text:p>
      <text:p text:style-name="P1">hakpèn (sus.), -nan</text:p>
      <text:p text:style-name="P1">hal (sus.)</text:p>
      <text:p text:style-name="P1">hala (v.)</text:p>
      <text:p text:style-name="P1">halá (sus.), -nan</text:p>
      <text:p text:style-name="P1">halá (ath.)</text:p>
      <text:p text:style-name="P1">haladó (sus.), -nan</text:p>
      <text:p text:style-name="P1">halagá <text:s/>(v.)</text:p>
      <text:p text:style-name="P1">halagadó <text:s/>(sus.), -nan</text:p>
      <text:p text:style-name="P1">halamentu (sus.)</text:p>
      <text:p text:style-name="P1">halando </text:p>
      <text:p text:style-name="P1">halblas (sus.), -nan</text:p>
      <text:p text:style-name="P1">haló (int.)</text:p>
      <text:p text:style-name="P1">ham (sus.), -nan</text:p>
      <text:p text:style-name="P1">hamaikino (sus.), -nan</text:p>
      <text:p text:style-name="P1">hamaikino (ath.)</text:p>
      <text:p text:style-name="P1">hamaka (sus.), -nan</text:p>
      <text:p text:style-name="P1">hamas (atv.)</text:p>
      <text:p text:style-name="P1">hamber (sus.), -nan</text:p>
      <text:p text:style-name="P1">hambrá (ath.)</text:p>
      <text:p text:style-name="P1">hamburger (sus.), -nan</text:p>
      <text:p text:style-name="P1">han <text:s/>(sus.), -nan</text:p>
      <text:p text:style-name="P1">haña (v.)</text:p>
      <text:p text:style-name="P1">hañá (ath.)</text:p>
      <text:p text:style-name="P1">hañá <text:s/>(ath.)</text:p>
      <text:p text:style-name="P1">hañamentu (sus.)</text:p>
      <text:p text:style-name="P1">hañando </text:p>
      <text:p text:style-name="P1">hanchi (sus.), -nan</text:p>
      <text:p text:style-name="P1">hangar (sus.), -nan</text:p>
      <text:p text:style-name="P1">hansha (sus.), -nan</text:p>
      <text:p text:style-name="P1">hanshá (ath.)</text:p>
      <text:p text:style-name="P1">hanshamentu (sus.)</text:p>
      <text:p text:style-name="P1">hanshando </text:p>
      <text:p text:style-name="P1">hanskun (sus.), -nan</text:p>
      <text:p text:style-name="P1">Hanuká <text:s/>(sus.)</text:p>
      <text:p text:style-name="P1">hap (v.)</text:p>
      <text:p text:style-name="P1">hap (sus.), -nan</text:p>
      <text:p text:style-name="P1">hapa (sus.), -nan</text:p>
      <text:p text:style-name="P1">hapmentu (sus.)</text:p>
      <text:p text:style-name="P1">Hapon (sus.)</text:p>
      <text:p text:style-name="P1">hapones (sus.), -nan</text:p>
      <text:p text:style-name="P1">hapones (ath.)</text:p>
      <text:p text:style-name="P1"><text:soft-page-break/>haragan (sus.), -nan</text:p>
      <text:p text:style-name="P1">haragan (atv.)</text:p>
      <text:p text:style-name="P1">haragan (ath.)</text:p>
      <text:p text:style-name="P1">harddisk (sus.), -nan</text:p>
      <text:p text:style-name="P1">hardibai (atv.)</text:p>
      <text:p text:style-name="P1">hardin (sus.), -nan</text:p>
      <text:p text:style-name="P1">hardinero (sus.), -nan</text:p>
      <text:p text:style-name="P1">hari (v.)</text:p>
      <text:p text:style-name="P1">harí (sus.), -nan</text:p>
      <text:p text:style-name="P1">harí (ath.)</text:p>
      <text:p text:style-name="P1">hariendo </text:p>
      <text:p text:style-name="P1">harimentu (sus.)</text:p>
      <text:p text:style-name="P1">harimentu <text:s/>(sus.)</text:p>
      <text:p text:style-name="P1">hariña (sus.), -nan</text:p>
      <text:p text:style-name="P1">harka (sus.), -nan</text:p>
      <text:p text:style-name="P1">harká (ath.)</text:p>
      <text:p text:style-name="P1">harkamentu (sus.)</text:p>
      <text:p text:style-name="P1">harma (v.)</text:p>
      <text:p text:style-name="P1">harmá (ath.)</text:p>
      <text:p text:style-name="P1">harmonia </text:p>
      <text:p text:style-name="P1">harmonioso (ath.)</text:p>
      <text:p text:style-name="P1">harmonisá (v.)</text:p>
      <text:p text:style-name="P1">harmonisá (ath.)</text:p>
      <text:p text:style-name="P1">harmonisashon (sus.)</text:p>
      <text:p text:style-name="P1">harpun (sus.), -nan</text:p>
      <text:p text:style-name="P1">harspèl (sus.), -nan</text:p>
      <text:p text:style-name="P1">harta (v.)</text:p>
      <text:p text:style-name="P1">hartá (ath.)</text:p>
      <text:p text:style-name="P1">hartbort (sus.), -nan</text:p>
      <text:p text:style-name="P1">harto (ath.)</text:p>
      <text:p text:style-name="P1">hartwer (sus.), -nan</text:p>
      <text:p text:style-name="P1">hasa (v.)</text:p>
      <text:p text:style-name="P1">hasá (ath.)</text:p>
      <text:p text:style-name="P1">hasamentu (sus.)</text:p>
      <text:p text:style-name="P1">hasando </text:p>
      <text:p text:style-name="P1">hash (sus.)</text:p>
      <text:p text:style-name="P1">hashis (sus.)</text:p>
      <text:p text:style-name="P1">hasi (v.)</text:p>
      <text:p text:style-name="P1">hasí (v.)</text:p>
      <text:p text:style-name="P1">hasí (sus.), -nan</text:p>
      <text:p text:style-name="P1">hasidó (sus.), -nan</text:p>
      <text:p text:style-name="P1">hasiendo </text:p>
      <text:p text:style-name="P1">hasimentu (sus.)</text:p>
      <text:p text:style-name="P1">hasmin (sus.), -nan</text:p>
      <text:p text:style-name="P1"><text:soft-page-break/>haver (sus.)</text:p>
      <text:p text:style-name="P1">hawa (v.)</text:p>
      <text:p text:style-name="P1">hawá (v.)</text:p>
      <text:p text:style-name="P1">hawá (sus.)</text:p>
      <text:p text:style-name="P1">hawando </text:p>
      <text:p text:style-name="P1">hazaña (sus.), -nan</text:p>
      <text:p text:style-name="P1">headphone (sus.), -nan</text:p>
      <text:p text:style-name="P1">hebraiko </text:p>
      <text:p text:style-name="P1">hebreo (sus.), -nan</text:p>
      <text:p text:style-name="P1">hebreo (ath.)</text:p>
      <text:p text:style-name="P1">hecha (v.)</text:p>
      <text:p text:style-name="P1">hechamentu (sus.)</text:p>
      <text:p text:style-name="P1">hechu (ath.)</text:p>
      <text:p text:style-name="P1">hectogram (sus.), -nan</text:p>
      <text:p text:style-name="P1">hectoliter (sus.), -nan</text:p>
      <text:p text:style-name="P1">hectometer (sus.), -nan</text:p>
      <text:p text:style-name="P1">hefe (sus.), -nan</text:p>
      <text:p text:style-name="P1">hèfta (v.)</text:p>
      <text:p text:style-name="P1">hèftu (v.)</text:p>
      <text:p text:style-name="P1">heful (sus.), -nan</text:p>
      <text:p text:style-name="P1">hegemonia (sus.), -nan</text:p>
      <text:p text:style-name="P1">hei (int.)</text:p>
      <text:p text:style-name="P1">heimwé <text:s/>(sus.)</text:p>
      <text:p text:style-name="P1">hèkchi (sus.), -nan</text:p>
      <text:p text:style-name="P1">hèks (sus.), -nan</text:p>
      <text:p text:style-name="P1">hekságono (sus.), -nan</text:p>
      <text:p text:style-name="P1">hèksameter (sus.), -nan</text:p>
      <text:p text:style-name="P1">hèktar (sus.), -nan</text:p>
      <text:p text:style-name="P1">hèkwèrk (sus.), -nan</text:p>
      <text:p text:style-name="P1">hel (sus.), -nan</text:p>
      <text:p text:style-name="P1">hel (ath.)</text:p>
      <text:p text:style-name="P1">heldu (sus.), -nan</text:p>
      <text:p text:style-name="P1">helengue <text:s/>(sus.)</text:p>
      <text:p text:style-name="P1">helenismo (sus.)</text:p>
      <text:p text:style-name="P1">helenista (sus.), -nan</text:p>
      <text:p text:style-name="P1">helesol (sus.), -nan</text:p>
      <text:p text:style-name="P1">helewòrtel (sus.), -nan</text:p>
      <text:p text:style-name="P1">helikòpter (sus.), -nan</text:p>
      <text:p text:style-name="P1">hèlmu (sus.), -nan</text:p>
      <text:p text:style-name="P1">hèmber (sus.), -nan</text:p>
      <text:p text:style-name="P1">hembra (sus.), -nan</text:p>
      <text:p text:style-name="P1">hemisferio (sus.), -nan</text:p>
      <text:p text:style-name="P1">hemistikio (sus.), -nan</text:p>
      <text:p text:style-name="P1">hemodiálisis (sus.), -nan</text:p>
      <text:p text:style-name="P1"><text:soft-page-break/>hemut (sus.), -nan</text:p>
      <text:p text:style-name="P1">hende (sus.), -nan</text:p>
      <text:p text:style-name="P1">hèndel (v.)</text:p>
      <text:p text:style-name="P1">hèndel (sus.), -nan</text:p>
      <text:p text:style-name="P1">hèndi (ath.)</text:p>
      <text:p text:style-name="P1">hèndikèp (sus.), -nan</text:p>
      <text:p text:style-name="P1">henio (sus.), -nan</text:p>
      <text:p text:style-name="P1">hèns (sus.), -nan</text:p>
      <text:p text:style-name="P1">hènsbal (sus.), -nan</text:p>
      <text:p text:style-name="P1">hènsòp (v.)</text:p>
      <text:p text:style-name="P1">henter (atv.)</text:p>
      <text:p text:style-name="P1">henter (ath.)</text:p>
      <text:p text:style-name="P1">henteramente (atv.)</text:p>
      <text:p text:style-name="P1">hènts <text:s/>(sus.)</text:p>
      <text:p text:style-name="P1">hèntsbal <text:s/>(sus.)</text:p>
      <text:p text:style-name="P1">hep (sus.), -nan</text:p>
      <text:p text:style-name="P1">hepa (int.)</text:p>
      <text:p text:style-name="P1">heptágono (sus.), -nan</text:p>
      <text:p text:style-name="P1">her (sus.), -nan</text:p>
      <text:p text:style-name="P1">hera (v.)</text:p>
      <text:p text:style-name="P1">herá (ath.)</text:p>
      <text:p text:style-name="P1">heramentu (sus.)</text:p>
      <text:p text:style-name="P1">herando </text:p>
      <text:p text:style-name="P1">herarka (sus.), -nan</text:p>
      <text:p text:style-name="P1">herarkia (sus.), -nan</text:p>
      <text:p text:style-name="P1">herárkiko (ath.)</text:p>
      <text:p text:style-name="P1">herebé (v.)</text:p>
      <text:p text:style-name="P1">herebé (ath.)</text:p>
      <text:p text:style-name="P1">herebementu (sus.)</text:p>
      <text:p text:style-name="P1">herebiendo </text:p>
      <text:p text:style-name="P1">heredá (v.)</text:p>
      <text:p text:style-name="P1">heredera (sus.), -nan</text:p>
      <text:p text:style-name="P1">heredero (sus.), -nan</text:p>
      <text:p text:style-name="P1">hereditario (ath.)</text:p>
      <text:p text:style-name="P1">herensia (sus.), -nan</text:p>
      <text:p text:style-name="P1">hèrfst (sus.), -nan</text:p>
      <text:p text:style-name="P1">herida (sus.), -nan</text:p>
      <text:p text:style-name="P1">heridá (v.)</text:p>
      <text:p text:style-name="P1">heridá (ath.)</text:p>
      <text:p text:style-name="P1">heridando </text:p>
      <text:p text:style-name="P1">herido (sus.), -nan</text:p>
      <text:p text:style-name="P1">heringá (v.)</text:p>
      <text:p text:style-name="P1">hermafrodita (sus.), -nan</text:p>
      <text:p text:style-name="P1">hermana (ath.)</text:p>
      <text:p text:style-name="P1"><text:soft-page-break/>hèrmanchi (sus.), -nan</text:p>
      <text:p text:style-name="P1">hermano (sus.), -nan</text:p>
      <text:p text:style-name="P1">hèrmènt (sus.), -nan</text:p>
      <text:p text:style-name="P1">hermosura (sus.), -nan</text:p>
      <text:p text:style-name="P1">héroe (sus.), -nan</text:p>
      <text:p text:style-name="P1">heroglífiko (sus.), -nan</text:p>
      <text:p text:style-name="P1">heroikamente (atv.)</text:p>
      <text:p text:style-name="P1">heroiko (ath.)</text:p>
      <text:p text:style-name="P1">heroina (sus.), -nan</text:p>
      <text:p text:style-name="P1">hèrpes (sus.)</text:p>
      <text:p text:style-name="P1">hers (ath.)</text:p>
      <text:p text:style-name="P1">hersenschudding (sus.), -nan</text:p>
      <text:p text:style-name="P1">hertz <text:s/>(sus.), -nan</text:p>
      <text:p text:style-name="P1">heru (sus.), -nan</text:p>
      <text:p text:style-name="P1">Herusalèm (sus.)</text:p>
      <text:p text:style-name="P1">hèspu (sus.), -nan</text:p>
      <text:p text:style-name="P1">Hesukristu (sus.)</text:p>
      <text:p text:style-name="P1">Hesus (sus.), -nan</text:p>
      <text:p text:style-name="P1">hesusea (sus.), -nan</text:p>
      <text:p text:style-name="P1">hesusei (sus.), -nan</text:p>
      <text:p text:style-name="P1">het (sus.), -nan</text:p>
      <text:p text:style-name="P1">heterogéneo (ath.)</text:p>
      <text:p text:style-name="P1">heterogenidat (sus.)</text:p>
      <text:p text:style-name="P1">heteroseksual (sus.), -nan</text:p>
      <text:p text:style-name="P1">heteroseksualidat (sus.)</text:p>
      <text:p text:style-name="P1">hiato (sus.), -nan</text:p>
      <text:p text:style-name="P1">hiba (v.)</text:p>
      <text:p text:style-name="P1">hibá (ath.)</text:p>
      <text:p text:style-name="P1">hibadó (sus.), -nan</text:p>
      <text:p text:style-name="P1">hibamentu (sus.)</text:p>
      <text:p text:style-name="P1">hibando </text:p>
      <text:p text:style-name="P1">hidrógeno (sus.)</text:p>
      <text:p text:style-name="P1">hidroklorídriko <text:s/>(ath.)</text:p>
      <text:p text:style-name="P1">hidróuliko (ath.)</text:p>
      <text:p text:style-name="P1">hiena (sus.), -nan</text:p>
      <text:p text:style-name="P1">hieroglífiko <text:s/>(sus.)</text:p>
      <text:p text:style-name="P1">higiene (sus.)</text:p>
      <text:p text:style-name="P1">higiénikamente (atv.)</text:p>
      <text:p text:style-name="P1">higiéniko (ath.)</text:p>
      <text:p text:style-name="P1">higra (sus.), -nan</text:p>
      <text:p text:style-name="P1">hik (sus.), -nan</text:p>
      <text:p text:style-name="P1">hikmentu (sus.)</text:p>
      <text:p text:style-name="P1">hila (v.)</text:p>
      <text:p text:style-name="P1">hilaridat <text:s/>(sus.)</text:p>
      <text:p text:style-name="P1"><text:soft-page-break/>hilchi (sus.), -nan</text:p>
      <text:p text:style-name="P1">hilu (sus.), -nan</text:p>
      <text:p text:style-name="P1">himno (sus.), -nan</text:p>
      <text:p text:style-name="P1">himnógrafo <text:s/>(sus.)</text:p>
      <text:p text:style-name="P1">hincha (v.)</text:p>
      <text:p text:style-name="P1">hinchá (ath.)</text:p>
      <text:p text:style-name="P1">hinchadó (sus.), -nan</text:p>
      <text:p text:style-name="P1">hinchamentu (sus.)</text:p>
      <text:p text:style-name="P1">hinchando </text:p>
      <text:p text:style-name="P1">hindi (sus.)</text:p>
      <text:p text:style-name="P1">hindú (sus.), -nan</text:p>
      <text:p text:style-name="P1">hinduismo (sus.)</text:p>
      <text:p text:style-name="P1">hindustan (sus.), -nan</text:p>
      <text:p text:style-name="P1">hinka (v.)</text:p>
      <text:p text:style-name="P1">hinká (sus.), -nan</text:p>
      <text:p text:style-name="P1">hinká (ath.)</text:p>
      <text:p text:style-name="P1">hinkamentu (sus.)</text:p>
      <text:p text:style-name="P1">hinkando </text:p>
      <text:p text:style-name="P1">hinté (ath.)</text:p>
      <text:p text:style-name="P1">hip (ath.)</text:p>
      <text:p text:style-name="P1">hipérbaton (sus.), -nan</text:p>
      <text:p text:style-name="P1">hiperbol (sus.), -nan</text:p>
      <text:p text:style-name="P1">hiperventilá (v.)</text:p>
      <text:p text:style-name="P1">hiperventilashon (sus.)</text:p>
      <text:p text:style-name="P1">hípiko (ath.)</text:p>
      <text:p text:style-name="P1">hipismo (sus.)</text:p>
      <text:p text:style-name="P1">hipnósis (sus.), -nan</text:p>
      <text:p text:style-name="P1">hipnotisá (v.)</text:p>
      <text:p text:style-name="P1">hipnotisá (ath.)</text:p>
      <text:p text:style-name="P1">hipnotisadó (sus.), -nan</text:p>
      <text:p text:style-name="P1">hipnotismo (sus.)</text:p>
      <text:p text:style-name="P1">hipokresia (sus.), -nan</text:p>
      <text:p text:style-name="P1">hipókrita (sus.), -nan</text:p>
      <text:p text:style-name="P1">hipotek (sus.), -nan</text:p>
      <text:p text:style-name="P1">hipoteká (v.)</text:p>
      <text:p text:style-name="P1">hipoteká (ath.)</text:p>
      <text:p text:style-name="P1">hipotekario (ath.)</text:p>
      <text:p text:style-name="P1">hipótesis (sus.), -nan</text:p>
      <text:p text:style-name="P1">hipotétiko (ath.)</text:p>
      <text:p text:style-name="P1">hisa (v.)</text:p>
      <text:p text:style-name="P1">hisá (ath.)</text:p>
      <text:p text:style-name="P1">hisadó <text:s/>(sus.), -nan</text:p>
      <text:p text:style-name="P1">hisamentu (sus.)</text:p>
      <text:p text:style-name="P1">hisando </text:p>
      <text:p text:style-name="P1"><text:soft-page-break/>hispániko (ath.)</text:p>
      <text:p text:style-name="P1">hispanisá (v.)</text:p>
      <text:p text:style-name="P1">hispanisá (ath.)</text:p>
      <text:p text:style-name="P1">hispanisando </text:p>
      <text:p text:style-name="P1">hispanisashon (sus.)</text:p>
      <text:p text:style-name="P1">hispanismo (sus.), -nan</text:p>
      <text:p text:style-name="P1">hispanista (sus.), -nan</text:p>
      <text:p text:style-name="P1">histerektomia (sus.), -nan</text:p>
      <text:p text:style-name="P1">histeria (sus.), -nan</text:p>
      <text:p text:style-name="P1">histériko (ath.)</text:p>
      <text:p text:style-name="P1">historia (sus.), -nan</text:p>
      <text:p text:style-name="P1">historiadó (sus.), -nan</text:p>
      <text:p text:style-name="P1">histórikamente (atv.)</text:p>
      <text:p text:style-name="P1">históriko (ath.)</text:p>
      <text:p text:style-name="P1">hit (sus.), -nan</text:p>
      <text:p text:style-name="P1">hóben (sus.), -nan</text:p>
      <text:p text:style-name="P1">hobensita (sus.), -nan</text:p>
      <text:p text:style-name="P1">hobensito (sus.), -nan</text:p>
      <text:p text:style-name="P1">hòbi (sus.), -nan</text:p>
      <text:p text:style-name="P1">hòbiismo (sus.)</text:p>
      <text:p text:style-name="P1">hòbiista (sus.), -nan</text:p>
      <text:p text:style-name="P1">hocha (v.)</text:p>
      <text:p text:style-name="P1">hochamentu (sus.)</text:p>
      <text:p text:style-name="P1">hochando </text:p>
      <text:p text:style-name="P1">hode (v.)</text:p>
      <text:p text:style-name="P1">hodedó (sus.), -nan</text:p>
      <text:p text:style-name="P1">hodementu (sus.)</text:p>
      <text:p text:style-name="P1">hodidu (ath.)</text:p>
      <text:p text:style-name="P1">hodiendo </text:p>
      <text:p text:style-name="P1">hòdòk (sus.), -nan</text:p>
      <text:p text:style-name="P1">hòfi (sus.), -nan</text:p>
      <text:p text:style-name="P1">hoga (v.)</text:p>
      <text:p text:style-name="P1">hogá (ath.)</text:p>
      <text:p text:style-name="P1">hogamentu (sus.)</text:p>
      <text:p text:style-name="P1">hogando </text:p>
      <text:p text:style-name="P1">hogar (sus.), -nan</text:p>
      <text:p text:style-name="P1">hòki (sus.), -nan</text:p>
      <text:p text:style-name="P1">hòl (sus.), -nan</text:p>
      <text:p text:style-name="P1">hòl (ath.)</text:p>
      <text:p text:style-name="P1">holiendo </text:p>
      <text:p text:style-name="P1">hòlmentu (sus.)</text:p>
      <text:p text:style-name="P1">holokousto (sus.), -nan</text:p>
      <text:p text:style-name="P1">hòlpi (sus.), -nan</text:p>
      <text:p text:style-name="P1">hòmber (sus.), -nan</text:p>
      <text:p text:style-name="P1"><text:soft-page-break/>hombresa (sus.)</text:p>
      <text:p text:style-name="P1">homenage (sus.), -nan</text:p>
      <text:p text:style-name="P1">homenagiá (v.)</text:p>
      <text:p text:style-name="P1">homeópata (sus.), -nan</text:p>
      <text:p text:style-name="P1">homeopatia <text:s/>(sus.)</text:p>
      <text:p text:style-name="P1">homeopátiko <text:s/>(ath.)</text:p>
      <text:p text:style-name="P1">homofon (sus.), -nan</text:p>
      <text:p text:style-name="P1">homofonia (sus.)</text:p>
      <text:p text:style-name="P1">homogeneidat <text:s/>(sus.)</text:p>
      <text:p text:style-name="P1">homogeneo <text:s/>(ath.)</text:p>
      <text:p text:style-name="P1">homogenidat (sus.)</text:p>
      <text:p text:style-name="P1">homogenio (ath.)</text:p>
      <text:p text:style-name="P1">homogenisá <text:s/>(v.)</text:p>
      <text:p text:style-name="P1">homogenisá <text:s/>(ath.)</text:p>
      <text:p text:style-name="P1">homógrafo (sus.), -nan</text:p>
      <text:p text:style-name="P1">homologia <text:s/>(sus.)</text:p>
      <text:p text:style-name="P1">homólogo <text:s/>(sus.)</text:p>
      <text:p text:style-name="P1">homonimia (sus.)</text:p>
      <text:p text:style-name="P1">homónimo (sus.), -nan</text:p>
      <text:p text:style-name="P1">homoseksual (sus.), -nan</text:p>
      <text:p text:style-name="P1">homoseksualidat (sus.)</text:p>
      <text:p text:style-name="P1">Honduras (sus.)</text:p>
      <text:p text:style-name="P1">hondureño (sus.), -nan</text:p>
      <text:p text:style-name="P1">honestidat (sus.)</text:p>
      <text:p text:style-name="P1">honesto (ath.)</text:p>
      <text:p text:style-name="P1">hònki (int.)</text:p>
      <text:p text:style-name="P1">honor (sus.), -nan</text:p>
      <text:p text:style-name="P1">honorabel (ath.)</text:p>
      <text:p text:style-name="P1">honra (v.)</text:p>
      <text:p text:style-name="P1">honra (sus.), -nan</text:p>
      <text:p text:style-name="P1">honrá (ath.)</text:p>
      <text:p text:style-name="P1">honrades <text:s/>(sus.)</text:p>
      <text:p text:style-name="P1">honrado (ath.)</text:p>
      <text:p text:style-name="P1">honrando </text:p>
      <text:p text:style-name="P1">honron (sus.), -nan</text:p>
      <text:p text:style-name="P1">honroso (ath.)</text:p>
      <text:p text:style-name="P1">hòp (v.)</text:p>
      <text:p text:style-name="P1">hopi (atv.)</text:p>
      <text:p text:style-name="P1">hopi (ath.)</text:p>
      <text:p text:style-name="P1">hòpkèp (sus.), -nan</text:p>
      <text:p text:style-name="P1">hor (atv.)</text:p>
      <text:p text:style-name="P1">hòr (v.)</text:p>
      <text:p text:style-name="P1">Hordania (sus.)</text:p>
      <text:p text:style-name="P1">hordano (sus.), -nan</text:p>
      <text:p text:style-name="P1"><text:soft-page-break/>hordano (ath.)</text:p>
      <text:p text:style-name="P1">hordensia (sus.), -nan</text:p>
      <text:p text:style-name="P1">horibel (ath.)</text:p>
      <text:p text:style-name="P1">horizontal (ath.)</text:p>
      <text:p text:style-name="P1">horizontalmente (atv.)</text:p>
      <text:p text:style-name="P1">horizonte (sus.), -nan</text:p>
      <text:p text:style-name="P1">horka (v.)</text:p>
      <text:p text:style-name="P1">horka (sus.), -nan</text:p>
      <text:p text:style-name="P1">horká (ath.)</text:p>
      <text:p text:style-name="P1">horkamentu (sus.)</text:p>
      <text:p text:style-name="P1">horkan (sus.), -nan</text:p>
      <text:p text:style-name="P1">horkando </text:p>
      <text:p text:style-name="P1">horketa (sus.), -nan</text:p>
      <text:p text:style-name="P1">hormona (sus.), -nan</text:p>
      <text:p text:style-name="P1">hormonal (ath.)</text:p>
      <text:p text:style-name="P1">hòrna (v.)</text:p>
      <text:p text:style-name="P1">hòrná (ath.)</text:p>
      <text:p text:style-name="P1">hornada (sus.), -nan</text:p>
      <text:p text:style-name="P1">horobado (sus.), -nan</text:p>
      <text:p text:style-name="P1">horopo (sus.), -nan</text:p>
      <text:p text:style-name="P1">horor (sus.), -nan</text:p>
      <text:p text:style-name="P1">hororoso (ath.)</text:p>
      <text:p text:style-name="P1">horoskop (sus.), -nan</text:p>
      <text:p text:style-name="P1">hòrta (v.)</text:p>
      <text:p text:style-name="P1">hòrtá (ath.)</text:p>
      <text:p text:style-name="P1">hòrtadó (sus.), -nan</text:p>
      <text:p text:style-name="P1">hòrtamentu (sus.)</text:p>
      <text:p text:style-name="P1">hòrtando </text:p>
      <text:p text:style-name="P1">hortensia (sus.), -nan</text:p>
      <text:p text:style-name="P1">hortikultor (sus.), -nan</text:p>
      <text:p text:style-name="P1">hortikultura (sus.)</text:p>
      <text:p text:style-name="P1">hos (sus.), -nan</text:p>
      <text:p text:style-name="P1">hòslit (sus.), -nan</text:p>
      <text:p text:style-name="P1">hospital (sus.), -nan</text:p>
      <text:p text:style-name="P1">hospitalario (ath.)</text:p>
      <text:p text:style-name="P1">hospitalidat (sus.)</text:p>
      <text:p text:style-name="P1">hospitalisá (v.)</text:p>
      <text:p text:style-name="P1">hospitalisá (ath.)</text:p>
      <text:p text:style-name="P1">hospitalisashon (sus.)</text:p>
      <text:p text:style-name="P1">hostia (sus.), -nan</text:p>
      <text:p text:style-name="P1">hostil (ath.)</text:p>
      <text:p text:style-name="P1">hostilidat <text:s/>(sus.)</text:p>
      <text:p text:style-name="P1">hostiná (ath.)</text:p>
      <text:p text:style-name="P1">hotèl (sus.), -nan</text:p>
      <text:p text:style-name="P1"><text:soft-page-break/>hoteleria (sus.)</text:p>
      <text:p text:style-name="P1">hotelero (sus.), -nan</text:p>
      <text:p text:style-name="P1">hou (v.)</text:p>
      <text:p text:style-name="P1">hou (sus.), -nan</text:p>
      <text:p text:style-name="P1">houla <text:s/>(sus.), -nan</text:p>
      <text:p text:style-name="P1">houmentu (sus.), -nan</text:p>
      <text:p text:style-name="P1">houru (sus.), -nan</text:p>
      <text:p text:style-name="P1">hoya (sus.), -nan</text:p>
      <text:p text:style-name="P1">hoya </text:p>
      <text:p text:style-name="P1">hoyeria (sus.), -nan</text:p>
      <text:p text:style-name="P1">hoyeria </text:p>
      <text:p text:style-name="P1">hoyero (sus.), -nan</text:p>
      <text:p text:style-name="P1">hoyero </text:p>
      <text:p text:style-name="P1">hoyo <text:s/>(sus.), -nan</text:p>
      <text:p text:style-name="P1">hubenil (ath.)</text:p>
      <text:p text:style-name="P1">hubentut (sus.)</text:p>
      <text:p text:style-name="P1">hubilá (v.)</text:p>
      <text:p text:style-name="P1">hubilá (ath.)</text:p>
      <text:p text:style-name="P1">hubilario (sus.), -nan</text:p>
      <text:p text:style-name="P1">hubilashon (sus.), -nan</text:p>
      <text:p text:style-name="P1">hubileo (sus.), -nan</text:p>
      <text:p text:style-name="P1">huda (sus.), -nan</text:p>
      <text:p text:style-name="P1">hudaiko (ath.)</text:p>
      <text:p text:style-name="P1">hudaismo (sus.)</text:p>
      <text:p text:style-name="P1">hudas (sus.), -nan</text:p>
      <text:p text:style-name="P1">hudisial (ath.)</text:p>
      <text:p text:style-name="P1">hudiu (sus.), -nan</text:p>
      <text:p text:style-name="P1">hudiu (ath.)</text:p>
      <text:p text:style-name="P1">huego (sus.), -nan</text:p>
      <text:p text:style-name="P1">huérfano (sus.), -nan</text:p>
      <text:p text:style-name="P1">hues (sus.), -nan</text:p>
      <text:p text:style-name="P1">huéspet (sus.), -nan</text:p>
      <text:p text:style-name="P1">hui (v.)</text:p>
      <text:p text:style-name="P1">huida (sus.), -nan</text:p>
      <text:p text:style-name="P1">huimentu (sus.), -nan</text:p>
      <text:p text:style-name="P1">huisio (sus.), -nan</text:p>
      <text:p text:style-name="P1">huisioso (ath.)</text:p>
      <text:p text:style-name="P1">hùiswèrk (sus.), -nan</text:p>
      <text:p text:style-name="P1">huki (sus.), -nan</text:p>
      <text:p text:style-name="P1">hul (v.)</text:p>
      <text:p text:style-name="P1">Hulanda (sus.)</text:p>
      <text:p text:style-name="P1">hulandes (sus.), -nan</text:p>
      <text:p text:style-name="P1">hulandes (ath.)</text:p>
      <text:p text:style-name="P1">hulandisá (v.)</text:p>
      <text:p text:style-name="P1"><text:soft-page-break/>hulandisá (ath.)</text:p>
      <text:p text:style-name="P1">hulandisashon (sus.)</text:p>
      <text:p text:style-name="P1">huma (v.)</text:p>
      <text:p text:style-name="P1">huma (sus.), -nan</text:p>
      <text:p text:style-name="P1">humá (ath.)</text:p>
      <text:p text:style-name="P1">humadó (sus.), -nan</text:p>
      <text:p text:style-name="P1">humamentu (sus.)</text:p>
      <text:p text:style-name="P1">humanamente (ath.)</text:p>
      <text:p text:style-name="P1">humando </text:p>
      <text:p text:style-name="P1">humanidat (sus.)</text:p>
      <text:p text:style-name="P1">humanisá (v.)</text:p>
      <text:p text:style-name="P1">humanisá (ath.)</text:p>
      <text:p text:style-name="P1">humanismo (sus.)</text:p>
      <text:p text:style-name="P1">humanista (sus.), -nan</text:p>
      <text:p text:style-name="P1">humanitario (ath.)</text:p>
      <text:p text:style-name="P1">humano (sus.), -nan</text:p>
      <text:p text:style-name="P1">humano (ath.)</text:p>
      <text:p text:style-name="P1">humedat (sus.)</text:p>
      <text:p text:style-name="P1">húmedo (ath.)</text:p>
      <text:p text:style-name="P1">humero (sus.), -nan</text:p>
      <text:p text:style-name="P1">humildat (sus.)</text:p>
      <text:p text:style-name="P1">humilde (ath.)</text:p>
      <text:p text:style-name="P1">humildemente (atv.)</text:p>
      <text:p text:style-name="P1">humiliá (v.)</text:p>
      <text:p text:style-name="P1">humiliá (ath.)</text:p>
      <text:p text:style-name="P1">humiliashon (sus.), -nan</text:p>
      <text:p text:style-name="P1">humor (sus.)</text:p>
      <text:p text:style-name="P1">humorismo (sus.)</text:p>
      <text:p text:style-name="P1">humorista (sus.), -nan</text:p>
      <text:p text:style-name="P1">humorístiko (ath.)</text:p>
      <text:p text:style-name="P1">hundi (v.)</text:p>
      <text:p text:style-name="P1">hundí (ath.)</text:p>
      <text:p text:style-name="P1">hundiendo </text:p>
      <text:p text:style-name="P1">hundimentu (sus.)</text:p>
      <text:p text:style-name="P1">hundu (ath.)</text:p>
      <text:p text:style-name="P1">hunga (v.)</text:p>
      <text:p text:style-name="P1">hungá (ath.)</text:p>
      <text:p text:style-name="P1">hungadó (sus.), -nan</text:p>
      <text:p text:style-name="P1">hungamentu (sus.)</text:p>
      <text:p text:style-name="P1">hungando </text:p>
      <text:p text:style-name="P1">húngaro (sus.), -nan</text:p>
      <text:p text:style-name="P1">húngaro (ath.)</text:p>
      <text:p text:style-name="P1">Hungria (sus.)</text:p>
      <text:p text:style-name="P1">hunta (sus.), -nan</text:p>
      <text:p text:style-name="P1"><text:soft-page-break/>huntá (v.)</text:p>
      <text:p text:style-name="P1">huntamentu (sus.)</text:p>
      <text:p text:style-name="P1">huntando </text:p>
      <text:p text:style-name="P1">huntu (ath.)</text:p>
      <text:p text:style-name="P1">hupa (v.)</text:p>
      <text:p text:style-name="P1">hupel (sus.), -nan</text:p>
      <text:p text:style-name="P1">hür (v.)</text:p>
      <text:p text:style-name="P1">hür (sus.), -nan</text:p>
      <text:p text:style-name="P1">hura (v.)</text:p>
      <text:p text:style-name="P1">hurá (ath.)</text:p>
      <text:p text:style-name="P1">hurado (sus.), -nan</text:p>
      <text:p text:style-name="P1">huramentá (v.)</text:p>
      <text:p text:style-name="P1">huramentá (ath.)</text:p>
      <text:p text:style-name="P1">huramentu (sus.)</text:p>
      <text:p text:style-name="P1">hurando </text:p>
      <text:p text:style-name="P1">hürdó (sus.), -nan</text:p>
      <text:p text:style-name="P1">hurídiko (ath.)</text:p>
      <text:p text:style-name="P1">hurihuri (sus.), -nan</text:p>
      <text:p text:style-name="P1">hurisdikshon (sus.), -nan</text:p>
      <text:p text:style-name="P1">hurisprudensia (sus.), -nan</text:p>
      <text:p text:style-name="P1">hurista (sus.), -nan</text:p>
      <text:p text:style-name="P1">hürmentu (sus.)</text:p>
      <text:p text:style-name="P1">husga (v.)</text:p>
      <text:p text:style-name="P1">husgá (ath.)</text:p>
      <text:p text:style-name="P1">husgado (sus.), -nan</text:p>
      <text:p text:style-name="P1">husgando </text:p>
      <text:p text:style-name="P1">husmus <text:s/>(ath.)</text:p>
      <text:p text:style-name="P1">husta (v.)</text:p>
      <text:p text:style-name="P1">hustá (ath.)</text:p>
      <text:p text:style-name="P1">hustamente (atv.)</text:p>
      <text:p text:style-name="P1">hustamentu (sus.)</text:p>
      <text:p text:style-name="P1">hustifiká (v.)</text:p>
      <text:p text:style-name="P1">hustifiká (ath.)</text:p>
      <text:p text:style-name="P1">hustifikabel (ath.)</text:p>
      <text:p text:style-name="P1">hustifikashon (sus.), -nan</text:p>
      <text:p text:style-name="P1">hustisia (sus.)</text:p>
      <text:p text:style-name="P1">hustu (ath.)</text:p>
      <text:p text:style-name="P1">hùt <text:s/>(sus.), -nan</text:p>
      <text:p text:style-name="P1">huyendo </text:p>
      <text:p text:style-name="P1">Iberia (sus.)</text:p>
      <text:p text:style-name="P1">ibériko (ath.)</text:p>
      <text:p text:style-name="P1">ibero (sus.), -nan</text:p>
      <text:p text:style-name="P1">iberoamerikano (ath.)</text:p>
      <text:p text:style-name="P1">iberomano (ath.)</text:p>
      <text:p text:style-name="P1"><text:soft-page-break/>ida (sus.), -nan</text:p>
      <text:p text:style-name="P1">idea (sus.), -nan</text:p>
      <text:p text:style-name="P1">ideá (v.)</text:p>
      <text:p text:style-name="P1">ideá (ath.)</text:p>
      <text:p text:style-name="P1">ideal (sus.), -nan</text:p>
      <text:p text:style-name="P1">ideal (ath.)</text:p>
      <text:p text:style-name="P1">idealisá (v.)</text:p>
      <text:p text:style-name="P1">idealisashon (sus.)</text:p>
      <text:p text:style-name="P1">idealismo (sus.), -nan</text:p>
      <text:p text:style-name="P1">idealista (sus.), -nan</text:p>
      <text:p text:style-name="P1">idem </text:p>
      <text:p text:style-name="P1">identidat (sus.), -nan</text:p>
      <text:p text:style-name="P1">identifiká (v.)</text:p>
      <text:p text:style-name="P1">identifiká (ath.)</text:p>
      <text:p text:style-name="P1">identifikando </text:p>
      <text:p text:style-name="P1">identifikashon (sus.), -nan</text:p>
      <text:p text:style-name="P1">idéntikamente (atv.)</text:p>
      <text:p text:style-name="P1">idéntiko (ath.)</text:p>
      <text:p text:style-name="P1">ideogram (sus.), -nan</text:p>
      <text:p text:style-name="P1">ideologia (sus.), -nan</text:p>
      <text:p text:style-name="P1">ideológiko (ath.)</text:p>
      <text:p text:style-name="P1">ideólogo <text:s/>(sus.), -nan</text:p>
      <text:p text:style-name="P1">idíliko (ath.)</text:p>
      <text:p text:style-name="P1">idilio (sus.), -nan</text:p>
      <text:p text:style-name="P1">idioma (sus.), -nan</text:p>
      <text:p text:style-name="P1">idiomátiko (ath.)</text:p>
      <text:p text:style-name="P1">idiosinkrasia (sus.), -nan</text:p>
      <text:p text:style-name="P1">idiot (sus.), -nan</text:p>
      <text:p text:style-name="P1">idiotismo (sus.), -nan</text:p>
      <text:p text:style-name="P1">idolatrá (v.)</text:p>
      <text:p text:style-name="P1">idolatrá (ath.)</text:p>
      <text:p text:style-name="P1">idolatria (sus.)</text:p>
      <text:p text:style-name="P1">ídolo (sus.), -nan</text:p>
      <text:p text:style-name="P1">iflèktu (ath.)</text:p>
      <text:p text:style-name="P1">iglesia (sus.), -nan</text:p>
      <text:p text:style-name="P1">ignorá (v.)</text:p>
      <text:p text:style-name="P1">ignorá (ath.)</text:p>
      <text:p text:style-name="P1">ignoransia (sus.)</text:p>
      <text:p text:style-name="P1">ignorante (sus.), -nan</text:p>
      <text:p text:style-name="P1">igrèk (sus.), -nan</text:p>
      <text:p text:style-name="P1">igual (ath.)</text:p>
      <text:p text:style-name="P1">igualá (v.)</text:p>
      <text:p text:style-name="P1">igualá (ath.)</text:p>
      <text:p text:style-name="P1">igualabel (ath.)</text:p>
      <text:p text:style-name="P1"><text:soft-page-break/>igualando </text:p>
      <text:p text:style-name="P1">igualdat (sus.)</text:p>
      <text:p text:style-name="P1">igualmente (atv.)</text:p>
      <text:p text:style-name="P1">ihá (sus.), -nan</text:p>
      <text:p text:style-name="P1">íkono (sus.), -nan</text:p>
      <text:p text:style-name="P1">ikonografia (sus.)</text:p>
      <text:p text:style-name="P1">iksora (sus.), -nan</text:p>
      <text:p text:style-name="P1">ilegal (sus.), -nan</text:p>
      <text:p text:style-name="P1">ilegal (ath.)</text:p>
      <text:p text:style-name="P1">ilegalmente (atv.)</text:p>
      <text:p text:style-name="P1">ilegibel (ath.)</text:p>
      <text:p text:style-name="P1">ilegítimo (ath.)</text:p>
      <text:p text:style-name="P1">ileso (ath.)</text:p>
      <text:p text:style-name="P1">iletrá (ath.)</text:p>
      <text:p text:style-name="P1">ilimitá (ath.)</text:p>
      <text:p text:style-name="P1">iluminá (v.)</text:p>
      <text:p text:style-name="P1">iluminá (ath.)</text:p>
      <text:p text:style-name="P1">iluminando </text:p>
      <text:p text:style-name="P1">iluminashon (sus.), -nan</text:p>
      <text:p text:style-name="P1">ilushon (sus.), -nan</text:p>
      <text:p text:style-name="P1">ilushoná (v.)</text:p>
      <text:p text:style-name="P1">ilushoná (ath.)</text:p>
      <text:p text:style-name="P1">ilustrá (v.)</text:p>
      <text:p text:style-name="P1">ilustrá (ath.)</text:p>
      <text:p text:style-name="P1">ilustradó (sus.), -nan</text:p>
      <text:p text:style-name="P1">ilustrando </text:p>
      <text:p text:style-name="P1">ilustrashon (sus.), -nan</text:p>
      <text:p text:style-name="P1">ilustre (ath.)</text:p>
      <text:p text:style-name="P1">ilustrísimo <text:s/>(sus.)</text:p>
      <text:p text:style-name="P1">imágen (sus.), -nan</text:p>
      <text:p text:style-name="P1">imaginá (v.)</text:p>
      <text:p text:style-name="P1">imaginá (ath.)</text:p>
      <text:p text:style-name="P1">imaginabel (atv.)</text:p>
      <text:p text:style-name="P1">imaginando </text:p>
      <text:p text:style-name="P1">imaginario (sus.)</text:p>
      <text:p text:style-name="P1">imaginashon (sus.), -nan</text:p>
      <text:p text:style-name="P1">imaginativo (ath.)</text:p>
      <text:p text:style-name="P1">imakulá (ath.)</text:p>
      <text:p text:style-name="P1">iman (sus.), -nan</text:p>
      <text:p text:style-name="P1">imbésil <text:s/>(sus.), -nan</text:p>
      <text:p text:style-name="P1">imigrá (v.)</text:p>
      <text:p text:style-name="P1">imigrá (ath.)</text:p>
      <text:p text:style-name="P1">imigrando </text:p>
      <text:p text:style-name="P1">imigrante (sus.), -nan</text:p>
      <text:p text:style-name="P1"><text:soft-page-break/>imigrashon (sus.)</text:p>
      <text:p text:style-name="P1">imitá (v.)</text:p>
      <text:p text:style-name="P1">imitá (ath.)</text:p>
      <text:p text:style-name="P1">imitabel (ath.)</text:p>
      <text:p text:style-name="P1">imitadó (sus.), -nan</text:p>
      <text:p text:style-name="P1">imitando </text:p>
      <text:p text:style-name="P1">imitashon (sus.), -nan</text:p>
      <text:p text:style-name="P1">impagabel (ath.)</text:p>
      <text:p text:style-name="P1">impakto (sus.), -nan</text:p>
      <text:p text:style-name="P1">impar (ath.)</text:p>
      <text:p text:style-name="P1">imparsial (ath.)</text:p>
      <text:p text:style-name="P1">imparsialidat (sus.)</text:p>
      <text:p text:style-name="P1">impase (sus.), -nan</text:p>
      <text:p text:style-name="P1">impedí (v.)</text:p>
      <text:p text:style-name="P1">impedí (ath.)</text:p>
      <text:p text:style-name="P1">impedimentu (sus.), -nan</text:p>
      <text:p text:style-name="P1">impenetrabel (ath.)</text:p>
      <text:p text:style-name="P1">imperativo (sus.)</text:p>
      <text:p text:style-name="P1">imperativo (ath.)</text:p>
      <text:p text:style-name="P1">imperdonabel (ath.)</text:p>
      <text:p text:style-name="P1">imperfekshon (sus.), -nan</text:p>
      <text:p text:style-name="P1">imperfektivo (ath.)</text:p>
      <text:p text:style-name="P1">imperfekto (ath.)</text:p>
      <text:p text:style-name="P1">imperial (ath.)</text:p>
      <text:p text:style-name="P1">imperialismo (sus.)</text:p>
      <text:p text:style-name="P1">imperialista (sus.), -nan</text:p>
      <text:p text:style-name="P1">imperialista (ath.)</text:p>
      <text:p text:style-name="P1">imperio (sus.), -nan</text:p>
      <text:p text:style-name="P1">impersonal (ath.)</text:p>
      <text:p text:style-name="P1">impiedat <text:s/>(sus.)</text:p>
      <text:p text:style-name="P1">implantá (v.)</text:p>
      <text:p text:style-name="P1">implantá (ath.)</text:p>
      <text:p text:style-name="P1">implantando </text:p>
      <text:p text:style-name="P1">implantashon (sus.), -nan</text:p>
      <text:p text:style-name="P1">implementá (v.)</text:p>
      <text:p text:style-name="P1">implementá (ath.)</text:p>
      <text:p text:style-name="P1">implementashon (sus.), -nan</text:p>
      <text:p text:style-name="P1">impliká (v.)</text:p>
      <text:p text:style-name="P1">impliká (ath.)</text:p>
      <text:p text:style-name="P1">implikashon (sus.), -nan</text:p>
      <text:p text:style-name="P1">implísitamente (atv.)</text:p>
      <text:p text:style-name="P1">implísito (ath.)</text:p>
      <text:p text:style-name="P1">implorá (v.)</text:p>
      <text:p text:style-name="P1">implorá (ath.)</text:p>
      <text:p text:style-name="P1"><text:soft-page-break/>implorando </text:p>
      <text:p text:style-name="P1">implorashon (sus.)</text:p>
      <text:p text:style-name="P1">implosivo (sus.), -nan</text:p>
      <text:p text:style-name="P1">imponé (v.)</text:p>
      <text:p text:style-name="P1">imponé (ath.)</text:p>
      <text:p text:style-name="P1">imponente (ath.)</text:p>
      <text:p text:style-name="P1">imponiendo </text:p>
      <text:p text:style-name="P1">importá (v.)</text:p>
      <text:p text:style-name="P1">importá (ath.)</text:p>
      <text:p text:style-name="P1">importadó (sus.), -nan</text:p>
      <text:p text:style-name="P1">importando </text:p>
      <text:p text:style-name="P1">importansia (sus.), -nan</text:p>
      <text:p text:style-name="P1">importante (ath.)</text:p>
      <text:p text:style-name="P1">importashon (sus.), -nan</text:p>
      <text:p text:style-name="P1">imposibel (ath.)</text:p>
      <text:p text:style-name="P1">imposibilidat (sus.), -nan</text:p>
      <text:p text:style-name="P1">imposishon (sus.), -nan</text:p>
      <text:p text:style-name="P1">impotensia (sus.)</text:p>
      <text:p text:style-name="P1">impotente (ath.)</text:p>
      <text:p text:style-name="P1">impráktiko (ath.)</text:p>
      <text:p text:style-name="P1">imprenta (sus.), -nan</text:p>
      <text:p text:style-name="P1">impresario , -nan</text:p>
      <text:p text:style-name="P1">impreshon (sus.), -nan</text:p>
      <text:p text:style-name="P1">impreshoná (v.)</text:p>
      <text:p text:style-name="P1">impreshoná (ath.)</text:p>
      <text:p text:style-name="P1">impreshonando </text:p>
      <text:p text:style-name="P1">impreshonante (ath.)</text:p>
      <text:p text:style-name="P1">impreshonismo (sus.)</text:p>
      <text:p text:style-name="P1">impreshonista (sus.), -nan</text:p>
      <text:p text:style-name="P1">impresindibel (ath.)</text:p>
      <text:p text:style-name="P1">impresindibilidat <text:s/>(sus.)</text:p>
      <text:p text:style-name="P1">imprevisto (ath.)</text:p>
      <text:p text:style-name="P1">imprimí (v.)</text:p>
      <text:p text:style-name="P1">imprimí (ath.)</text:p>
      <text:p text:style-name="P1">imprimiendo </text:p>
      <text:p text:style-name="P1">improduktivo (ath.)</text:p>
      <text:p text:style-name="P1">improvisá (v.)</text:p>
      <text:p text:style-name="P1">improvisá (ath.)</text:p>
      <text:p text:style-name="P1">improvisando </text:p>
      <text:p text:style-name="P1">improvisashon (sus.), -nan</text:p>
      <text:p text:style-name="P1">imprudensia (sus.), -nan</text:p>
      <text:p text:style-name="P1">imprudente (ath.)</text:p>
      <text:p text:style-name="P1">impuesto (sus.), -nan</text:p>
      <text:p text:style-name="P1">impulso (sus.), -nan</text:p>
      <text:p text:style-name="P1"><text:soft-page-break/>impune <text:s/>(ath.)</text:p>
      <text:p text:style-name="P1">impuresa (sus.), -nan</text:p>
      <text:p text:style-name="P1">inadekuado (ath.)</text:p>
      <text:p text:style-name="P1">inagotabel <text:s/>(ath.)</text:p>
      <text:p text:style-name="P1">inakababel (ath.)</text:p>
      <text:p text:style-name="P1">inakseptabel (ath.)</text:p>
      <text:p text:style-name="P1">inaktividat (sus.)</text:p>
      <text:p text:style-name="P1">inalkansá <text:s/>(ath.)</text:p>
      <text:p text:style-name="P1">inalkansabel (ath.)</text:p>
      <text:p text:style-name="P1">inalterabel (ath.)</text:p>
      <text:p text:style-name="P1">inaplikabel (ath.)</text:p>
      <text:p text:style-name="P1">inaseptabel (ath.)</text:p>
      <text:p text:style-name="P1">inatmisibel (ath.)</text:p>
      <text:p text:style-name="P1">inatmisibilidat (sus.)</text:p>
      <text:p text:style-name="P1">inbalidamentu (sus.)</text:p>
      <text:p text:style-name="P1">inbalidashon (sus.)</text:p>
      <text:p text:style-name="P1">inbalides (sus.)</text:p>
      <text:p text:style-name="P1">inbálido (sus.), -nan</text:p>
      <text:p text:style-name="P1">inbendibel (ath.)</text:p>
      <text:p text:style-name="P1">inch (sus.), -nan</text:p>
      <text:p text:style-name="P1">indagá (v.)</text:p>
      <text:p text:style-name="P1">indagá (ath.)</text:p>
      <text:p text:style-name="P1">indagando </text:p>
      <text:p text:style-name="P1">indagashon (sus.), -nan</text:p>
      <text:p text:style-name="P1">indebí (ath.)</text:p>
      <text:p text:style-name="P1">indebidamente (atv.)</text:p>
      <text:p text:style-name="P1">indebido (ath.)</text:p>
      <text:p text:style-name="P1">indefenso (ath.)</text:p>
      <text:p text:style-name="P1">indefiní (ath.)</text:p>
      <text:p text:style-name="P1">indefinibel (ath.)</text:p>
      <text:p text:style-name="P1">indefinidamente (atv.)</text:p>
      <text:p text:style-name="P1">indeklinabel (ath.)</text:p>
      <text:p text:style-name="P1">indeksá (v.)</text:p>
      <text:p text:style-name="P1">indeksá (ath.)</text:p>
      <text:p text:style-name="P1">indeksando </text:p>
      <text:p text:style-name="P1">indeksashon (sus.), -nan</text:p>
      <text:p text:style-name="P1">indemnisá (v.)</text:p>
      <text:p text:style-name="P1">indemnisá (ath.)</text:p>
      <text:p text:style-name="P1">indemnisashon (sus.), -nan</text:p>
      <text:p text:style-name="P1">independensia (sus.), -nan</text:p>
      <text:p text:style-name="P1">independentista (sus.), -nan</text:p>
      <text:p text:style-name="P1">independiente (ath.)</text:p>
      <text:p text:style-name="P1">independientemente (atv.)</text:p>
      <text:p text:style-name="P1">independisá (v.)</text:p>
      <text:p text:style-name="P1"><text:soft-page-break/>independisá (ath.)</text:p>
      <text:p text:style-name="P1">indeseá (ath.)</text:p>
      <text:p text:style-name="P1">indeseabel (ath.)</text:p>
      <text:p text:style-name="P1">indesensia (sus.), -nan</text:p>
      <text:p text:style-name="P1">indesente (ath.)</text:p>
      <text:p text:style-name="P1">indesentemente (atv.)</text:p>
      <text:p text:style-name="P1">indesiso (ath.)</text:p>
      <text:p text:style-name="P1">indeskriptibel (ath.)</text:p>
      <text:p text:style-name="P1">indestruktibel (ath.)</text:p>
      <text:p text:style-name="P1">indestruktibel <text:s/>(ath.)</text:p>
      <text:p text:style-name="P1">indeterminá (ath.)</text:p>
      <text:p text:style-name="P1">indeterminabel <text:s/>(ath.)</text:p>
      <text:p text:style-name="P1">India (ath.)</text:p>
      <text:p text:style-name="P1">indiferensia (sus.)</text:p>
      <text:p text:style-name="P1">indiferente (ath.)</text:p>
      <text:p text:style-name="P1">indiferentemente (atv.)</text:p>
      <text:p text:style-name="P1">indígena (sus.), -nan</text:p>
      <text:p text:style-name="P1">indigenismo (sus.), -nan</text:p>
      <text:p text:style-name="P1">indigenista (sus.), -nan</text:p>
      <text:p text:style-name="P1">indigestion (sus.), -nan</text:p>
      <text:p text:style-name="P1">indigná (v.)</text:p>
      <text:p text:style-name="P1">indigná (ath.)</text:p>
      <text:p text:style-name="P1">indignashon (sus.)</text:p>
      <text:p text:style-name="P1">indignidat (sus.)</text:p>
      <text:p text:style-name="P1">indigno (ath.)</text:p>
      <text:p text:style-name="P1">índigo (sus.)</text:p>
      <text:p text:style-name="P1">índigo (ath.)</text:p>
      <text:p text:style-name="P1">indiká (v.)</text:p>
      <text:p text:style-name="P1">indiká (ath.)</text:p>
      <text:p text:style-name="P1">indikadó (sus.), -nan</text:p>
      <text:p text:style-name="P1">indikando </text:p>
      <text:p text:style-name="P1">indikashon (sus.), -nan</text:p>
      <text:p text:style-name="P1">indikativo (sus.), -nan</text:p>
      <text:p text:style-name="P1">indikativo (ath.)</text:p>
      <text:p text:style-name="P1">indio (sus.), -nan</text:p>
      <text:p text:style-name="P1">indirektamente (atv.)</text:p>
      <text:p text:style-name="P1">indirekto (sus.), -nan</text:p>
      <text:p text:style-name="P1">indirekto (ath.)</text:p>
      <text:p text:style-name="P1">índise (sus.), -nan</text:p>
      <text:p text:style-name="P1">indisipliná (ath.)</text:p>
      <text:p text:style-name="P1">indiskutibel (ath.)</text:p>
      <text:p text:style-name="P1">indiskutiblemente (atv.)</text:p>
      <text:p text:style-name="P1">indispensabel (ath.)</text:p>
      <text:p text:style-name="P1">indisputabel <text:s/>(ath.)</text:p>
      <text:p text:style-name="P1"><text:soft-page-break/>individual (ath.)</text:p>
      <text:p text:style-name="P1">individualisá (v.)</text:p>
      <text:p text:style-name="P1">individualisá (ath.)</text:p>
      <text:p text:style-name="P1">individualisashon (sus.), -nan</text:p>
      <text:p text:style-name="P1">individualismo (sus.)</text:p>
      <text:p text:style-name="P1">individualista (sus.), -nan</text:p>
      <text:p text:style-name="P1">individualmente (atv.)</text:p>
      <text:p text:style-name="P1">individuo (sus.), -nan</text:p>
      <text:p text:style-name="P1">indjan (sus.), -nan</text:p>
      <text:p text:style-name="P1">indju (sus.), -nan</text:p>
      <text:p text:style-name="P1">indoktriná (v.)</text:p>
      <text:p text:style-name="P1">indoktriná (ath.)</text:p>
      <text:p text:style-name="P1">indoktrinashon (sus.), -nan</text:p>
      <text:p text:style-name="P1">índole (sus.), -nan</text:p>
      <text:p text:style-name="P1">indones (sus.), -nan</text:p>
      <text:p text:style-name="P1">indones (ath.)</text:p>
      <text:p text:style-name="P1">Indonesia (sus.)</text:p>
      <text:p text:style-name="P1">indudabel (ath.)</text:p>
      <text:p text:style-name="P1">indudablemente <text:s/>(atv.)</text:p>
      <text:p text:style-name="P1">indulgensia (sus.)</text:p>
      <text:p text:style-name="P1">indulgente (ath.)</text:p>
      <text:p text:style-name="P1">industria (sus.), -nan</text:p>
      <text:p text:style-name="P1">industrial (ath.)</text:p>
      <text:p text:style-name="P1">industrialisá (v.)</text:p>
      <text:p text:style-name="P1">industrialisá (ath.)</text:p>
      <text:p text:style-name="P1">industrialisashon (sus.), -nan</text:p>
      <text:p text:style-name="P1">industrialista (sus.), -nan</text:p>
      <text:p text:style-name="P1">inefektivo (ath.)</text:p>
      <text:p text:style-name="P1">inefikas (ath.)</text:p>
      <text:p text:style-name="P1">inefikasia (sus.)</text:p>
      <text:p text:style-name="P1">inefisiensia (sus.)</text:p>
      <text:p text:style-name="P1">inefisiente (ath.)</text:p>
      <text:p text:style-name="P1">ineksaktitut (sus.), -nan</text:p>
      <text:p text:style-name="P1">ineksakto (ath.)</text:p>
      <text:p text:style-name="P1">ineksistente (ath.)</text:p>
      <text:p text:style-name="P1">ineksplikabel (ath.)</text:p>
      <text:p text:style-name="P1">ineksplikablemente (atv.)</text:p>
      <text:p text:style-name="P1">inesperá (ath.)</text:p>
      <text:p text:style-name="P1">inesperadamente (atv.)</text:p>
      <text:p text:style-name="P1">inétiko (ath.)</text:p>
      <text:p text:style-name="P1">inevitabel (ath.)</text:p>
      <text:p text:style-name="P1">inevitabilidat (sus.)</text:p>
      <text:p text:style-name="P1">inevitablemente (atv.)</text:p>
      <text:p text:style-name="P1">infansia (sus.), -nan</text:p>
      <text:p text:style-name="P1"><text:soft-page-break/>infantil (ath.)</text:p>
      <text:p text:style-name="P1">infarto (sus.), -nan</text:p>
      <text:p text:style-name="P1">infekshon (sus.), -nan</text:p>
      <text:p text:style-name="P1">infeksioso (ath.)</text:p>
      <text:p text:style-name="P1">infektá (v.)</text:p>
      <text:p text:style-name="P1">infektá (ath.)</text:p>
      <text:p text:style-name="P1">infektando </text:p>
      <text:p text:style-name="P1">infelis (sus.), -nan</text:p>
      <text:p text:style-name="P1">infelis (ath.)</text:p>
      <text:p text:style-name="P1">inferior (ath.)</text:p>
      <text:p text:style-name="P1">inferioridat (sus.)</text:p>
      <text:p text:style-name="P1">infernal (ath.)</text:p>
      <text:p text:style-name="P1">infértil (ath.)</text:p>
      <text:p text:style-name="P1">infertilidat (sus.)</text:p>
      <text:p text:style-name="P1">infidelidat (sus.), -nan</text:p>
      <text:p text:style-name="P1">infiel (sus.), -nan</text:p>
      <text:p text:style-name="P1">infiho (sus.), -nan</text:p>
      <text:p text:style-name="P1">infiltrá (v.)</text:p>
      <text:p text:style-name="P1">infiltrá (ath.)</text:p>
      <text:p text:style-name="P1">infiltrante (sus.), -nan</text:p>
      <text:p text:style-name="P1">infiltrashon (sus.), -nan</text:p>
      <text:p text:style-name="P1">infinidat (sus.), -nan</text:p>
      <text:p text:style-name="P1">infinitamente (atv.)</text:p>
      <text:p text:style-name="P1">infinitivo (sus.)</text:p>
      <text:p text:style-name="P1">infinito (sus.)</text:p>
      <text:p text:style-name="P1">infinito (ath.)</text:p>
      <text:p text:style-name="P1">inflamá (v.)</text:p>
      <text:p text:style-name="P1">inflamá (ath.)</text:p>
      <text:p text:style-name="P1">inflamabel (ath.)</text:p>
      <text:p text:style-name="P1">inflamando </text:p>
      <text:p text:style-name="P1">inflamashon (sus.), -nan</text:p>
      <text:p text:style-name="P1">inflashon (sus.), -nan</text:p>
      <text:p text:style-name="P1">inflashonario (ath.)</text:p>
      <text:p text:style-name="P1">inflashonista <text:s/>(ath.)</text:p>
      <text:p text:style-name="P1">inflekshon (sus.), -nan</text:p>
      <text:p text:style-name="P1">influensia (sus.), -nan</text:p>
      <text:p text:style-name="P1">influensiá (v.)</text:p>
      <text:p text:style-name="P1">influensiá (ath.)</text:p>
      <text:p text:style-name="P1">influensiamentu (sus.)</text:p>
      <text:p text:style-name="P1">influensiando </text:p>
      <text:p text:style-name="P1">influyente (ath.)</text:p>
      <text:p text:style-name="P1">informá (v.)</text:p>
      <text:p text:style-name="P1">informá (ath.)</text:p>
      <text:p text:style-name="P1">informadó (sus.), -nan</text:p>
      <text:p text:style-name="P1"><text:soft-page-break/>informadó <text:s/>(sus.)</text:p>
      <text:p text:style-name="P1">informal (ath.)</text:p>
      <text:p text:style-name="P1">informando </text:p>
      <text:p text:style-name="P1">informante (sus.), -nan</text:p>
      <text:p text:style-name="P1">informashon (sus.), -nan</text:p>
      <text:p text:style-name="P1">informátika (sus.)</text:p>
      <text:p text:style-name="P1">informatisashon <text:s/>(sus.)</text:p>
      <text:p text:style-name="P1">informativo (ath.)</text:p>
      <text:p text:style-name="P1">informe (sus.), -nan</text:p>
      <text:p text:style-name="P1">infrakshon (sus.), -nan</text:p>
      <text:p text:style-name="P1">infraktor <text:s/>(sus.), -nan</text:p>
      <text:p text:style-name="P1">infrastruktura (sus.), -nan</text:p>
      <text:p text:style-name="P1">infrastruktural (ath.)</text:p>
      <text:p text:style-name="P1">infringí (v.)</text:p>
      <text:p text:style-name="P1">infringí (ath.)</text:p>
      <text:p text:style-name="P1">infrou (sus.), -nan</text:p>
      <text:p text:style-name="P1">infundá (ath.)</text:p>
      <text:p text:style-name="P1">ingenieria (sus.), -nan</text:p>
      <text:p text:style-name="P1">ingeniero (sus.), -nan</text:p>
      <text:p text:style-name="P1">ingenio <text:s/>(v.)</text:p>
      <text:p text:style-name="P1">ingenioso (ath.)</text:p>
      <text:p text:style-name="P1">ingenuo (ath.)</text:p>
      <text:p text:style-name="P1">ingerí <text:s/>(v.)</text:p>
      <text:p text:style-name="P1">ingerí <text:s/>(ath.)</text:p>
      <text:p text:style-name="P1">ingertá <text:s/>(v.)</text:p>
      <text:p text:style-name="P1">ingertá <text:s/>(ath.)</text:p>
      <text:p text:style-name="P1">ingerto <text:s/>(sus.), -nan</text:p>
      <text:p text:style-name="P1">Inglatera (sus.)</text:p>
      <text:p text:style-name="P1">ingles (sus.), -nan</text:p>
      <text:p text:style-name="P1">ingles (ath.)</text:p>
      <text:p text:style-name="P1">ingobernabel <text:s/>(ath.)</text:p>
      <text:p text:style-name="P1">ingobernabilidat (sus.)</text:p>
      <text:p text:style-name="P1">ingramatikal (ath.)</text:p>
      <text:p text:style-name="P1">ingratitut (sus.)</text:p>
      <text:p text:style-name="P1">ingrato (ath.)</text:p>
      <text:p text:style-name="P1">ingrediente (sus.), -nan</text:p>
      <text:p text:style-name="P1">inhabitá (ath.)</text:p>
      <text:p text:style-name="P1">inhabitabel (ath.)</text:p>
      <text:p text:style-name="P1">inhalá (v.)</text:p>
      <text:p text:style-name="P1">inhalá (ath.)</text:p>
      <text:p text:style-name="P1">inhalashon (sus.), -nan</text:p>
      <text:p text:style-name="P1">inhospitalario <text:s/>(ath.)</text:p>
      <text:p text:style-name="P1">inhospitalidat <text:s/>(sus.)</text:p>
      <text:p text:style-name="P1">inhumanidat (sus.)</text:p>
      <text:p text:style-name="P1"><text:soft-page-break/>inhumano (ath.)</text:p>
      <text:p text:style-name="P1">inhustifiká (ath.)</text:p>
      <text:p text:style-name="P1">inhustifikabel (ath.)</text:p>
      <text:p text:style-name="P1">inhustisia (sus.), -nan</text:p>
      <text:p text:style-name="P1">inhustu (ath.)</text:p>
      <text:p text:style-name="P1">inigualá (ath.)</text:p>
      <text:p text:style-name="P1">inigualabel (ath.)</text:p>
      <text:p text:style-name="P1">inimaginabel (ath.)</text:p>
      <text:p text:style-name="P1">inisiá (v.)</text:p>
      <text:p text:style-name="P1">inisiá (ath.)</text:p>
      <text:p text:style-name="P1">inisiadó (sus.), -nan</text:p>
      <text:p text:style-name="P1">inisial (sus.), -nan</text:p>
      <text:p text:style-name="P1">inisial (ath.)</text:p>
      <text:p text:style-name="P1">inisialmente (atv.)</text:p>
      <text:p text:style-name="P1">inisiando </text:p>
      <text:p text:style-name="P1">inisiativa (sus.), -nan</text:p>
      <text:p text:style-name="P1">inisio (sus.), -nan</text:p>
      <text:p text:style-name="P1">inka (sus.), -nan</text:p>
      <text:p text:style-name="P1">inkalkulabel (ath.)</text:p>
      <text:p text:style-name="P1">inkambiabel (ath.)</text:p>
      <text:p text:style-name="P1">inkansabel (ath.)</text:p>
      <text:p text:style-name="P1">inkansablemente (atv.)</text:p>
      <text:p text:style-name="P1">inkapas (ath.)</text:p>
      <text:p text:style-name="P1">inkapasidat (sus.)</text:p>
      <text:p text:style-name="P1">inkapasitá (v.)</text:p>
      <text:p text:style-name="P1">inkapasitá (ath.)</text:p>
      <text:p text:style-name="P1">inkieto (ath.)</text:p>
      <text:p text:style-name="P1">inkieto <text:s/>(ath.)</text:p>
      <text:p text:style-name="P1">inkietut (sus.), -nan</text:p>
      <text:p text:style-name="P1">inkisidó (sus.), -nan</text:p>
      <text:p text:style-name="P1">Inkisishon (sus.)</text:p>
      <text:p text:style-name="P1">inklemensia (sus.), -nan</text:p>
      <text:p text:style-name="P1">inklemente (ath.)</text:p>
      <text:p text:style-name="P1">inkliná (v.)</text:p>
      <text:p text:style-name="P1">inkliná (ath.)</text:p>
      <text:p text:style-name="P1">inklinando </text:p>
      <text:p text:style-name="P1">inklinashon (sus.), -nan</text:p>
      <text:p text:style-name="P1">inkluí (v.)</text:p>
      <text:p text:style-name="P1">inkluí (ath.)</text:p>
      <text:p text:style-name="P1">inklushon (sus.), -nan</text:p>
      <text:p text:style-name="P1">inklusive (ath.)</text:p>
      <text:p text:style-name="P1">inkluso (ath.)</text:p>
      <text:p text:style-name="P1">inkluyendo </text:p>
      <text:p text:style-name="P1">inkoativo (ath.)</text:p>
      <text:p text:style-name="P1"><text:soft-page-break/>inkoherente (ath.)</text:p>
      <text:p text:style-name="P1">inkómodo (ath.)</text:p>
      <text:p text:style-name="P1">inkomparabel (ath.)</text:p>
      <text:p text:style-name="P1">inkompatibel (ath.)</text:p>
      <text:p text:style-name="P1">inkompatibilidat (sus.), -nan</text:p>
      <text:p text:style-name="P1">inkompetensia (sus.), -nan</text:p>
      <text:p text:style-name="P1">inkompetente (ath.)</text:p>
      <text:p text:style-name="P1">inkompleto (ath.)</text:p>
      <text:p text:style-name="P1">inkomprenshon (sus.)</text:p>
      <text:p text:style-name="P1">inkomprensibel (ath.)</text:p>
      <text:p text:style-name="P1">inkondishonal (ath.)</text:p>
      <text:p text:style-name="P1">inkondishonalmente (atv.)</text:p>
      <text:p text:style-name="P1">inkonfortabel (ath.)</text:p>
      <text:p text:style-name="P1">inkonkistabel (ath.)</text:p>
      <text:p text:style-name="P1">inkonsebibel <text:s/>(ath.)</text:p>
      <text:p text:style-name="P1">inkonsekuensia (sus.), -nan</text:p>
      <text:p text:style-name="P1">inkonsekuente (ath.)</text:p>
      <text:p text:style-name="P1">inkonsiensia (sus.)</text:p>
      <text:p text:style-name="P1">inkonsiente (ath.)</text:p>
      <text:p text:style-name="P1">inkonsientemente <text:s/>(atv.)</text:p>
      <text:p text:style-name="P1">inkonsistensia (sus.), -nan</text:p>
      <text:p text:style-name="P1">inkonsistente (ath.)</text:p>
      <text:p text:style-name="P1">inkonstansia (sus.), -nan</text:p>
      <text:p text:style-name="P1">inkonstante <text:s/>(ath.)</text:p>
      <text:p text:style-name="P1">inkonstitushonal (ath.)</text:p>
      <text:p text:style-name="P1">inkontabel (ath.)</text:p>
      <text:p text:style-name="P1">inkontestabel (ath.)</text:p>
      <text:p text:style-name="P1">inkontinensia (sus.)</text:p>
      <text:p text:style-name="P1">inkontinente (ath.)</text:p>
      <text:p text:style-name="P1">inkonveniente <text:s/>(ath.)</text:p>
      <text:p text:style-name="P1">inkonvenshonal <text:s/>(ath.)</text:p>
      <text:p text:style-name="P1">inkoregibel (ath.)</text:p>
      <text:p text:style-name="P1">inkorektamente (atv.)</text:p>
      <text:p text:style-name="P1">inkorekto (ath.)</text:p>
      <text:p text:style-name="P1">inkorporá (v.)</text:p>
      <text:p text:style-name="P1">inkorporá (ath.)</text:p>
      <text:p text:style-name="P1">inkorporando </text:p>
      <text:p text:style-name="P1">inkorporashon (sus.), -nan</text:p>
      <text:p text:style-name="P1">inkredibilidat (sus.)</text:p>
      <text:p text:style-name="P1">inkredulidat (sus.)</text:p>
      <text:p text:style-name="P1">inkrédulo (sus.), -nan</text:p>
      <text:p text:style-name="P1">inkrédulo (ath.)</text:p>
      <text:p text:style-name="P1">inkreibel (ath.)</text:p>
      <text:p text:style-name="P1">inkreiblemente (atv.)</text:p>
      <text:p text:style-name="P1"><text:soft-page-break/>inkriminá (v.)</text:p>
      <text:p text:style-name="P1">inkriminá (ath.)</text:p>
      <text:p text:style-name="P1">inkriminashon (sus.)</text:p>
      <text:p text:style-name="P1">inkriminatorio (ath.)</text:p>
      <text:p text:style-name="P1">inkubashon (sus.)</text:p>
      <text:p text:style-name="P1">inkuestionabel (ath.)</text:p>
      <text:p text:style-name="P1">inkulká (v.)</text:p>
      <text:p text:style-name="P1">inkulká (ath.)</text:p>
      <text:p text:style-name="P1">inkulkashon (sus.)</text:p>
      <text:p text:style-name="P1">inkumbiniensia (sus.), -nan</text:p>
      <text:p text:style-name="P1">inkumbiniente (sus.), -nan</text:p>
      <text:p text:style-name="P1">inkumbiniente (ath.)</text:p>
      <text:p text:style-name="P1">inkumplimentu (sus.)</text:p>
      <text:p text:style-name="P1">inkurabel (ath.)</text:p>
      <text:p text:style-name="P1">inmakulá (ath.)</text:p>
      <text:p text:style-name="P1">inmaterial (ath.)</text:p>
      <text:p text:style-name="P1">inmediatamente (atv.)</text:p>
      <text:p text:style-name="P1">inmediato (ath.)</text:p>
      <text:p text:style-name="P1">inmehorabel (ath.)</text:p>
      <text:p text:style-name="P1">inmensamente (atv.)</text:p>
      <text:p text:style-name="P1">inmensidat (sus.), -nan</text:p>
      <text:p text:style-name="P1">inmenso (ath.)</text:p>
      <text:p text:style-name="P1">inmeresí (ath.)</text:p>
      <text:p text:style-name="P1">inmigrá (v.)</text:p>
      <text:p text:style-name="P1">inmigrá (ath.)</text:p>
      <text:p text:style-name="P1">inmigrante (sus.), -nan</text:p>
      <text:p text:style-name="P1">inmigrashon (sus.), -nan</text:p>
      <text:p text:style-name="P1">inminente (ath.)</text:p>
      <text:p text:style-name="P1">inmóbil (ath.)</text:p>
      <text:p text:style-name="P1">inmobilisá (ath.)</text:p>
      <text:p text:style-name="P1">inmoral (ath.)</text:p>
      <text:p text:style-name="P1">inmoralidat (sus.), -nan</text:p>
      <text:p text:style-name="P1">inmoralmente (atv.)</text:p>
      <text:p text:style-name="P1">inmortal (sus.), -nan</text:p>
      <text:p text:style-name="P1">inmortal (ath.)</text:p>
      <text:p text:style-name="P1">inmortalidat (sus.)</text:p>
      <text:p text:style-name="P1">inmovibel (ath.)</text:p>
      <text:p text:style-name="P1">inmóvil (ath.)</text:p>
      <text:p text:style-name="P1">inmune (ath.)</text:p>
      <text:p text:style-name="P1">inmunidat (sus.), -nan</text:p>
      <text:p text:style-name="P1">inmunisá (v.)</text:p>
      <text:p text:style-name="P1">inmunisá (ath.)</text:p>
      <text:p text:style-name="P1">inmunisashon (sus.), -nan</text:p>
      <text:p text:style-name="P1">inmutabel (ath.)</text:p>
      <text:p text:style-name="P1"><text:soft-page-break/>inmutabilidat (sus.), -nan</text:p>
      <text:p text:style-name="P1">innato (ath.)</text:p>
      <text:p text:style-name="P1">innatural (ath.)</text:p>
      <text:p text:style-name="P1">innaturalidat (sus.)</text:p>
      <text:p text:style-name="P1">innesesariamente (atv.)</text:p>
      <text:p text:style-name="P1">innesesario (ath.)</text:p>
      <text:p text:style-name="P1">innumerabel (ath.)</text:p>
      <text:p text:style-name="P1">inolvidabel (ath.)</text:p>
      <text:p text:style-name="P1">inoportuno (ath.)</text:p>
      <text:p text:style-name="P1">inosensia (sus.)</text:p>
      <text:p text:style-name="P1">inosente (sus.), -nan</text:p>
      <text:p text:style-name="P1">inosente (ath.)</text:p>
      <text:p text:style-name="P1">inosentemente (atv.)</text:p>
      <text:p text:style-name="P1">inougurá (v.)</text:p>
      <text:p text:style-name="P1">inougurá (ath.)</text:p>
      <text:p text:style-name="P1">inougural (ath.)</text:p>
      <text:p text:style-name="P1">inougurando </text:p>
      <text:p text:style-name="P1">inougurashon (sus.), -nan</text:p>
      <text:p text:style-name="P1">inová (v.)</text:p>
      <text:p text:style-name="P1">inová (ath.)</text:p>
      <text:p text:style-name="P1">inovadó (sus.), -nan</text:p>
      <text:p text:style-name="P1">inovashon (sus.), -nan</text:p>
      <text:p text:style-name="P1">insatisfecho (ath.)</text:p>
      <text:p text:style-name="P1">inseguridat (sus.), -nan</text:p>
      <text:p text:style-name="P1">insektisida (sus.), -nan</text:p>
      <text:p text:style-name="P1">insekto (sus.), -nan</text:p>
      <text:p text:style-name="P1">inseminá (v.)</text:p>
      <text:p text:style-name="P1">inseminá (ath.)</text:p>
      <text:p text:style-name="P1">inseminando </text:p>
      <text:p text:style-name="P1">inseminashon (sus.), -nan</text:p>
      <text:p text:style-name="P1">insentivá (v.)</text:p>
      <text:p text:style-name="P1">insentivá (ath.)</text:p>
      <text:p text:style-name="P1">insentivo (sus.), -nan</text:p>
      <text:p text:style-name="P1">inseparabel (ath.)</text:p>
      <text:p text:style-name="P1">insertá (v.)</text:p>
      <text:p text:style-name="P1">insertá (ath.)</text:p>
      <text:p text:style-name="P1">insertidumbre (sus.), -nan</text:p>
      <text:p text:style-name="P1">insesante (ath.)</text:p>
      <text:p text:style-name="P1">insesantemente (atv.)</text:p>
      <text:p text:style-name="P1">insesto (sus.), -nan</text:p>
      <text:p text:style-name="P1">insesto <text:s/>(sus.)</text:p>
      <text:p text:style-name="P1">insestuoso (ath.)</text:p>
      <text:p text:style-name="P1">insidental (ath.)</text:p>
      <text:p text:style-name="P1">insidentalmente (atv.)</text:p>
      <text:p text:style-name="P1"><text:soft-page-break/>insidente (sus.), -nan</text:p>
      <text:p text:style-name="P1">insierto (ath.)</text:p>
      <text:p text:style-name="P1">insignifikansia (sus.), -nan</text:p>
      <text:p text:style-name="P1">insignifikante (ath.)</text:p>
      <text:p text:style-name="P1">insigur (ath.)</text:p>
      <text:p text:style-name="P1">insiguridat (sus.), -nan</text:p>
      <text:p text:style-name="P1">insinseridat (sus.), -nan</text:p>
      <text:p text:style-name="P1">insinsero (ath.)</text:p>
      <text:p text:style-name="P1">insinuá (v.)</text:p>
      <text:p text:style-name="P1">insinuá (ath.)</text:p>
      <text:p text:style-name="P1">insinuando </text:p>
      <text:p text:style-name="P1">insinuashon (sus.), -nan</text:p>
      <text:p text:style-name="P1">insiso (sus.), -nan</text:p>
      <text:p text:style-name="P1">insistensia (sus.)</text:p>
      <text:p text:style-name="P1">insistí (v.)</text:p>
      <text:p text:style-name="P1">insistiendo </text:p>
      <text:p text:style-name="P1">inskribí (v.)</text:p>
      <text:p text:style-name="P1">inskribí (ath.)</text:p>
      <text:p text:style-name="P1">inskribiendo </text:p>
      <text:p text:style-name="P1">inskripshon (sus.), -nan</text:p>
      <text:p text:style-name="P1">insolensia (sus.), -nan</text:p>
      <text:p text:style-name="P1">insolente (sus.), -nan</text:p>
      <text:p text:style-name="P1">insolente (ath.)</text:p>
      <text:p text:style-name="P1">insolubel (ath.)</text:p>
      <text:p text:style-name="P1">insolvensia (sus.)</text:p>
      <text:p text:style-name="P1">insolvente (ath.)</text:p>
      <text:p text:style-name="P1">insoportabel (ath.)</text:p>
      <text:p text:style-name="P1">inspekshon (sus.), -nan</text:p>
      <text:p text:style-name="P1">inspektá (v.)</text:p>
      <text:p text:style-name="P1">inspektá (ath.)</text:p>
      <text:p text:style-name="P1">inspektando </text:p>
      <text:p text:style-name="P1">inspektor (sus.), -nan</text:p>
      <text:p text:style-name="P1">inspektoria (sus.), -nan</text:p>
      <text:p text:style-name="P1">inspirá (v.)</text:p>
      <text:p text:style-name="P1">inspirá (ath.)</text:p>
      <text:p text:style-name="P1">inspirando </text:p>
      <text:p text:style-name="P1">inspirashon (sus.), -nan</text:p>
      <text:p text:style-name="P1">instabil (ath.)</text:p>
      <text:p text:style-name="P1">instabilidat (sus.), -nan</text:p>
      <text:p text:style-name="P1">instalá (v.)</text:p>
      <text:p text:style-name="P1">instalá (ath.)</text:p>
      <text:p text:style-name="P1">instalando </text:p>
      <text:p text:style-name="P1">instalashon (sus.), -nan</text:p>
      <text:p text:style-name="P1">instansia (sus.), -nan</text:p>
      <text:p text:style-name="P1"><text:soft-page-break/>instantáneo (ath.)</text:p>
      <text:p text:style-name="P1">instantaniamente (atv.)</text:p>
      <text:p text:style-name="P1">instante (sus.), -nan</text:p>
      <text:p text:style-name="P1">instigá <text:s/>(v.)</text:p>
      <text:p text:style-name="P1">instigá <text:s/>(ath.)</text:p>
      <text:p text:style-name="P1">instigadó <text:s/>(sus.), -nan</text:p>
      <text:p text:style-name="P1">instintivo (ath.)</text:p>
      <text:p text:style-name="P1">instinto (sus.), -nan</text:p>
      <text:p text:style-name="P1">instituí (v.)</text:p>
      <text:p text:style-name="P1">instituí (ath.)</text:p>
      <text:p text:style-name="P1">institushon (sus.), -nan</text:p>
      <text:p text:style-name="P1">institushonalisá (v.)</text:p>
      <text:p text:style-name="P1">institushonalisá (ath.)</text:p>
      <text:p text:style-name="P1">institushonalisando </text:p>
      <text:p text:style-name="P1">institushonalisashon (sus.), -nan</text:p>
      <text:p text:style-name="P1">instituto (sus.), -nan</text:p>
      <text:p text:style-name="P1">instituyendo </text:p>
      <text:p text:style-name="P1">instruí (v.)</text:p>
      <text:p text:style-name="P1">instruí (ath.)</text:p>
      <text:p text:style-name="P1">instrukshon (sus.), -nan</text:p>
      <text:p text:style-name="P1">instruktivo (ath.)</text:p>
      <text:p text:style-name="P1">instruktor (sus.), -nan</text:p>
      <text:p text:style-name="P1">instrumental <text:s/>(ath.)</text:p>
      <text:p text:style-name="P1">instrumento (sus.), -nan</text:p>
      <text:p text:style-name="P1">instruyendo </text:p>
      <text:p text:style-name="P1">insufisiente (ath.)</text:p>
      <text:p text:style-name="P1">insular (ath.)</text:p>
      <text:p text:style-name="P1">insularismo (sus.)</text:p>
      <text:p text:style-name="P1">insulina (sus.)</text:p>
      <text:p text:style-name="P1">insultá (v.)</text:p>
      <text:p text:style-name="P1">insultá (ath.)</text:p>
      <text:p text:style-name="P1">insultadó <text:s/>(sus.), -nan</text:p>
      <text:p text:style-name="P1">insultamentu (sus.)</text:p>
      <text:p text:style-name="P1">insultando </text:p>
      <text:p text:style-name="P1">insultante (ath.)</text:p>
      <text:p text:style-name="P1">insulto (sus.), -nan</text:p>
      <text:p text:style-name="P1">insuperá (ath.)</text:p>
      <text:p text:style-name="P1">insuperabel (ath.)</text:p>
      <text:p text:style-name="P1">insupordinashon <text:s/>(sus.), -nan</text:p>
      <text:p text:style-name="P1">insurekshon <text:s/>(sus.), -nan</text:p>
      <text:p text:style-name="P1">insurgente (sus.), -nan</text:p>
      <text:p text:style-name="P1">intachabel (ath.)</text:p>
      <text:p text:style-name="P1">intakto (ath.)</text:p>
      <text:p text:style-name="P1">integrá (v.)</text:p>
      <text:p text:style-name="P1"><text:soft-page-break/>integrá (ath.)</text:p>
      <text:p text:style-name="P1">integral (ath.)</text:p>
      <text:p text:style-name="P1">integrando </text:p>
      <text:p text:style-name="P1">integrante (sus.), -nan</text:p>
      <text:p text:style-name="P1">integrashon (sus.), -nan</text:p>
      <text:p text:style-name="P1">integridat (sus.)</text:p>
      <text:p text:style-name="P1">íntegro (ath.)</text:p>
      <text:p text:style-name="P1">intelekto (sus.), -nan</text:p>
      <text:p text:style-name="P1">intelektual (sus.), -nan</text:p>
      <text:p text:style-name="P1">intelektual (ath.)</text:p>
      <text:p text:style-name="P1">intelektualismo (sus.)</text:p>
      <text:p text:style-name="P1">inteligensia (sus.), -nan</text:p>
      <text:p text:style-name="P1">inteligente (ath.)</text:p>
      <text:p text:style-name="P1">intensamente (atv.)</text:p>
      <text:p text:style-name="P1">intenshon (sus.), -nan</text:p>
      <text:p text:style-name="P1">intenshoná (ath.)</text:p>
      <text:p text:style-name="P1">intenshonal (ath.)</text:p>
      <text:p text:style-name="P1">intenshonalmente (atv.)</text:p>
      <text:p text:style-name="P1">intensidat (sus.), -nan</text:p>
      <text:p text:style-name="P1">intensifiká (v.)</text:p>
      <text:p text:style-name="P1">intensifiká (ath.)</text:p>
      <text:p text:style-name="P1">intensivamente (atv.)</text:p>
      <text:p text:style-name="P1">intensivo (ath.)</text:p>
      <text:p text:style-name="P1">intenso (ath.)</text:p>
      <text:p text:style-name="P1">intentá (v.)</text:p>
      <text:p text:style-name="P1">intentá (ath.)</text:p>
      <text:p text:style-name="P1">intentando </text:p>
      <text:p text:style-name="P1">intento (sus.), -nan</text:p>
      <text:p text:style-name="P1">interakshon <text:s/>(sus.), -nan</text:p>
      <text:p text:style-name="P1">interaktivo <text:s/>(ath.)</text:p>
      <text:p text:style-name="P1">interdental (sus.), -nan</text:p>
      <text:p text:style-name="P1">interdental (ath.)</text:p>
      <text:p text:style-name="P1">interes (sus.), -nan</text:p>
      <text:p text:style-name="P1">interesá (v.)</text:p>
      <text:p text:style-name="P1">interesá (ath.)</text:p>
      <text:p text:style-name="P1">interesado (sus.), -nan</text:p>
      <text:p text:style-name="P1">interesante (ath.)</text:p>
      <text:p text:style-name="P1">interferensia (sus.), -nan</text:p>
      <text:p text:style-name="P1">interferí (v.)</text:p>
      <text:p text:style-name="P1">interferí (ath.)</text:p>
      <text:p text:style-name="P1">interfiriendo </text:p>
      <text:p text:style-name="P1">interhekshon (sus.), -nan</text:p>
      <text:p text:style-name="P1">interhumano <text:s/>(ath.)</text:p>
      <text:p text:style-name="P1">interinamente <text:s/>(ath.)</text:p>
      <text:p text:style-name="P1"><text:soft-page-break/>interino (ath.)</text:p>
      <text:p text:style-name="P1">interinsular (ath.)</text:p>
      <text:p text:style-name="P1">interior (sus.), -nan</text:p>
      <text:p text:style-name="P1">interior (ath.)</text:p>
      <text:p text:style-name="P1">interiorisando </text:p>
      <text:p text:style-name="P1">interiorisashon (sus.), -nan</text:p>
      <text:p text:style-name="P1">interkalá (v.)</text:p>
      <text:p text:style-name="P1">interkalá (ath.)</text:p>
      <text:p text:style-name="P1">interkalando </text:p>
      <text:p text:style-name="P1">interkalashon (sus.), -nan</text:p>
      <text:p text:style-name="P1">interkambiá (v.)</text:p>
      <text:p text:style-name="P1">interkambiá (ath.)</text:p>
      <text:p text:style-name="P1">interkambiando </text:p>
      <text:p text:style-name="P1">interkambio (sus.), -nan</text:p>
      <text:p text:style-name="P1">interkultural (ath.)</text:p>
      <text:p text:style-name="P1">interlokutor (sus.), -nan</text:p>
      <text:p text:style-name="P1">interludio <text:s/>(sus.), -nan</text:p>
      <text:p text:style-name="P1">intermediá (v.)</text:p>
      <text:p text:style-name="P1">intermediá (ath.)</text:p>
      <text:p text:style-name="P1">intermediadó (sus.), -nan</text:p>
      <text:p text:style-name="P1">intermediando </text:p>
      <text:p text:style-name="P1">intermediario (sus.), -nan</text:p>
      <text:p text:style-name="P1">intermediashon (sus.), -nan</text:p>
      <text:p text:style-name="P1">intermedio (sus.), -nan</text:p>
      <text:p text:style-name="P1">intermedio (ath.)</text:p>
      <text:p text:style-name="P1">interminabel (ath.)</text:p>
      <text:p text:style-name="P1">interná (v.)</text:p>
      <text:p text:style-name="P1">interná (ath.)</text:p>
      <text:p text:style-name="P1">internalisá (v.)</text:p>
      <text:p text:style-name="P1">internalisá (ath.)</text:p>
      <text:p text:style-name="P1">internalisashon (sus.), -nan</text:p>
      <text:p text:style-name="P1">internashonal (ath.)</text:p>
      <text:p text:style-name="P1">internashonalisá (v.)</text:p>
      <text:p text:style-name="P1">internashonalisá (ath.)</text:p>
      <text:p text:style-name="P1">internashonalisashon (sus.), -</text:p>
      <text:p text:style-name="P1">nan</text:p>
      <text:p text:style-name="P1">internashonalista <text:s/>(sus.), -nan</text:p>
      <text:p text:style-name="P1">internashonalmente (atv.)</text:p>
      <text:p text:style-name="P1">internat (sus.), -nan</text:p>
      <text:p text:style-name="P1">Internet (sus.)</text:p>
      <text:p text:style-name="P1">internista (sus.), -nan</text:p>
      <text:p text:style-name="P1">interno (ath.)</text:p>
      <text:p text:style-name="P1">interogá (v.)</text:p>
      <text:p text:style-name="P1">interogá (ath.)</text:p>
      <text:p text:style-name="P1"><text:soft-page-break/>interogando </text:p>
      <text:p text:style-name="P1">interogante (sus.), -nan</text:p>
      <text:p text:style-name="P1">interogashon (sus.), -nan</text:p>
      <text:p text:style-name="P1">interogativo (sus.), -nan</text:p>
      <text:p text:style-name="P1">interogativo (ath.)</text:p>
      <text:p text:style-name="P1">interogatorio (sus.), -nan</text:p>
      <text:p text:style-name="P1">interpelá <text:s/>(v.)</text:p>
      <text:p text:style-name="P1">interpelá <text:s/>(ath.)</text:p>
      <text:p text:style-name="P1">interpelashon <text:s/>(sus.), -nan</text:p>
      <text:p text:style-name="P1">interpolá (v.)</text:p>
      <text:p text:style-name="P1">interpolá (ath.)</text:p>
      <text:p text:style-name="P1">interpolashon (sus.), -nan</text:p>
      <text:p text:style-name="P1">interpretá (v.)</text:p>
      <text:p text:style-name="P1">interpretá (ath.)</text:p>
      <text:p text:style-name="P1">interpretabel (ath.)</text:p>
      <text:p text:style-name="P1">interpretando </text:p>
      <text:p text:style-name="P1">interpretashon (sus.), -nan</text:p>
      <text:p text:style-name="P1">intérprete (sus.), -nan</text:p>
      <text:p text:style-name="P1">intersekshon (sus.), -nan</text:p>
      <text:p text:style-name="P1">intersepshon (sus.), -nan</text:p>
      <text:p text:style-name="P1">interseptá (v.)</text:p>
      <text:p text:style-name="P1">interseptá (ath.)</text:p>
      <text:p text:style-name="P1">interumpí (v.)</text:p>
      <text:p text:style-name="P1">interumpí (ath.)</text:p>
      <text:p text:style-name="P1">interumpiendo </text:p>
      <text:p text:style-name="P1">interupshon (sus.), -nan</text:p>
      <text:p text:style-name="P1">intervení (v.)</text:p>
      <text:p text:style-name="P1">intervení (ath.)</text:p>
      <text:p text:style-name="P1">intervenshon (sus.), -nan</text:p>
      <text:p text:style-name="P1">interviniendo </text:p>
      <text:p text:style-name="P1">intifada (sus.)</text:p>
      <text:p text:style-name="P1">íntimamente (atv.)</text:p>
      <text:p text:style-name="P1">intimidá (v.)</text:p>
      <text:p text:style-name="P1">intimidá (ath.)</text:p>
      <text:p text:style-name="P1">intimidashon (sus.), -nan</text:p>
      <text:p text:style-name="P1">intimidat (sus.), -nan</text:p>
      <text:p text:style-name="P1">íntimo (ath.)</text:p>
      <text:p text:style-name="P1">intoksiká (ath.)</text:p>
      <text:p text:style-name="P1">intoksikashon (sus.), -nan</text:p>
      <text:p text:style-name="P1">intolerabel (ath.)</text:p>
      <text:p text:style-name="P1">intoleransia (sus.), -nan</text:p>
      <text:p text:style-name="P1">intolerante (ath.)</text:p>
      <text:p text:style-name="P1">intradusibel (ath.)</text:p>
      <text:p text:style-name="P1">intrankil (ath.)</text:p>
      <text:p text:style-name="P1"><text:soft-page-break/>intrankilidat (sus.), -nan</text:p>
      <text:p text:style-name="P1">intransigensia (sus.), -nan</text:p>
      <text:p text:style-name="P1">intransigente (ath.)</text:p>
      <text:p text:style-name="P1">intransitivo (ath.)</text:p>
      <text:p text:style-name="P1">intrépido <text:s/>(ath.)</text:p>
      <text:p text:style-name="P1">intriga (sus.), -nan</text:p>
      <text:p text:style-name="P1">intrigá (v.)</text:p>
      <text:p text:style-name="P1">intrigá (ath.)</text:p>
      <text:p text:style-name="P1">introdukshon (sus.), -nan</text:p>
      <text:p text:style-name="P1">introduktor (sus.), -nan</text:p>
      <text:p text:style-name="P1">introduktorio (ath.)</text:p>
      <text:p text:style-name="P1">introdusí (v.)</text:p>
      <text:p text:style-name="P1">introdusí (ath.)</text:p>
      <text:p text:style-name="P1">introdusiendo </text:p>
      <text:p text:style-name="P1">introito (sus.), -nan</text:p>
      <text:p text:style-name="P1">intruso (sus.), -nan</text:p>
      <text:p text:style-name="P1">inundá (v.)</text:p>
      <text:p text:style-name="P1">inundá (ath.)</text:p>
      <text:p text:style-name="P1">inundashon (sus.), -nan</text:p>
      <text:p text:style-name="P1">inútil (sus.), -nan</text:p>
      <text:p text:style-name="P1">inútil (ath.)</text:p>
      <text:p text:style-name="P1">invadí (v.)</text:p>
      <text:p text:style-name="P1">invadí (ath.)</text:p>
      <text:p text:style-name="P1">invadiendo </text:p>
      <text:p text:style-name="P1">invariabel (ath.)</text:p>
      <text:p text:style-name="P1">invariablemente (atv.)</text:p>
      <text:p text:style-name="P1">invashon (sus.), -nan</text:p>
      <text:p text:style-name="P1">invasor (sus.), -nan</text:p>
      <text:p text:style-name="P1">invenshon (sus.), -nan</text:p>
      <text:p text:style-name="P1">invensibel (ath.)</text:p>
      <text:p text:style-name="P1">invensibilidat (sus.)</text:p>
      <text:p text:style-name="P1">inventá (v.)</text:p>
      <text:p text:style-name="P1">inventá (ath.)</text:p>
      <text:p text:style-name="P1">inventando </text:p>
      <text:p text:style-name="P1">inventario (sus.), -nan</text:p>
      <text:p text:style-name="P1">inventarisá (v.)</text:p>
      <text:p text:style-name="P1">inventarisá (ath.)</text:p>
      <text:p text:style-name="P1">inventividat (sus.)</text:p>
      <text:p text:style-name="P1">inventivo (ath.)</text:p>
      <text:p text:style-name="P1">invento (sus.), -nan</text:p>
      <text:p text:style-name="P1">inventor (sus.), -nan</text:p>
      <text:p text:style-name="P1">invershon (sus.), -nan</text:p>
      <text:p text:style-name="P1">invershonista (sus.), -nan</text:p>
      <text:p text:style-name="P1">inverso (ath.)</text:p>
      <text:p text:style-name="P1"><text:soft-page-break/>invertí (v.)</text:p>
      <text:p text:style-name="P1">invertí (ath.)</text:p>
      <text:p text:style-name="P1">investigá (v.)</text:p>
      <text:p text:style-name="P1">investigá (ath.)</text:p>
      <text:p text:style-name="P1">investigadó (sus.), -nan</text:p>
      <text:p text:style-name="P1">investigando </text:p>
      <text:p text:style-name="P1">investigashon (sus.), -nan</text:p>
      <text:p text:style-name="P1">invierno (sus.), -nan</text:p>
      <text:p text:style-name="P1">invirtiendo </text:p>
      <text:p text:style-name="P1">invisibel (ath.)</text:p>
      <text:p text:style-name="P1">invisibilidat (sus.)</text:p>
      <text:p text:style-name="P1">invitá (v.)</text:p>
      <text:p text:style-name="P1">invitá (ath.)</text:p>
      <text:p text:style-name="P1">invitado (sus.), -nan</text:p>
      <text:p text:style-name="P1">invitando </text:p>
      <text:p text:style-name="P1">invitashon (sus.), -nan</text:p>
      <text:p text:style-name="P1">involukrá (v.)</text:p>
      <text:p text:style-name="P1">involukrá (ath.)</text:p>
      <text:p text:style-name="P1">involuntariamente (atv.)</text:p>
      <text:p text:style-name="P1">involuntario (ath.)</text:p>
      <text:p text:style-name="P1">inyekshon (sus.), -nan</text:p>
      <text:p text:style-name="P1">inyektá (v.)</text:p>
      <text:p text:style-name="P1">inyektá (ath.)</text:p>
      <text:p text:style-name="P1">inyektando </text:p>
      <text:p text:style-name="P1">ira (sus.), -nan</text:p>
      <text:p text:style-name="P1">Irak (sus.)</text:p>
      <text:p text:style-name="P1">irakí (sus.), -nan</text:p>
      <text:p text:style-name="P1">irakí (ath.)</text:p>
      <text:p text:style-name="P1">Iran (sus.)</text:p>
      <text:p text:style-name="P1">iraní (sus.), -nan</text:p>
      <text:p text:style-name="P1">iraní (ath.)</text:p>
      <text:p text:style-name="P1">ireal (ath.)</text:p>
      <text:p text:style-name="P1">irealidat (sus.), -nan</text:p>
      <text:p text:style-name="P1">irealisabel (ath.)</text:p>
      <text:p text:style-name="P1">iregular (ath.)</text:p>
      <text:p text:style-name="P1">iregularidat (sus.), -nan</text:p>
      <text:p text:style-name="P1">iregularmente (atv.)</text:p>
      <text:p text:style-name="P1">ireparabel <text:s/>(ath.)</text:p>
      <text:p text:style-name="P1">iresistibel (ath.)</text:p>
      <text:p text:style-name="P1">iresistibilidat (sus.)</text:p>
      <text:p text:style-name="P1">iresistiblemente (atv.)</text:p>
      <text:p text:style-name="P1">iresolvibel (ath.)</text:p>
      <text:p text:style-name="P1">irespekto (atv.)</text:p>
      <text:p text:style-name="P1">iresponsabel (ath.)</text:p>
      <text:p text:style-name="P1"><text:soft-page-break/>ireversibel (ath.)</text:p>
      <text:p text:style-name="P1">ireversibilidat (sus.)</text:p>
      <text:p text:style-name="P1">irevokabel (ath.)</text:p>
      <text:p text:style-name="P1">irevokabilidat (sus.)</text:p>
      <text:p text:style-name="P1">irevokablemente (atv.)</text:p>
      <text:p text:style-name="P1">íris (sus.), -nan</text:p>
      <text:p text:style-name="P1">iriskopia (sus.)</text:p>
      <text:p text:style-name="P1">iritá (v.)</text:p>
      <text:p text:style-name="P1">iritá (ath.)</text:p>
      <text:p text:style-name="P1">iritando </text:p>
      <text:p text:style-name="P1">iritante (ath.)</text:p>
      <text:p text:style-name="P1">iritashon (sus.), -nan</text:p>
      <text:p text:style-name="P1">Irlanda (sus.)</text:p>
      <text:p text:style-name="P1">irlandes (sus.), -nan</text:p>
      <text:p text:style-name="P1">irlandes (ath.)</text:p>
      <text:p text:style-name="P1">ironia (sus.), -nan</text:p>
      <text:p text:style-name="P1">irónikamente (atv.)</text:p>
      <text:p text:style-name="P1">iróniko (ath.)</text:p>
      <text:p text:style-name="P1">iroster (ath.)</text:p>
      <text:p text:style-name="P1">iskierdista (sus.), -nan</text:p>
      <text:p text:style-name="P1">iskierdista (ath.)</text:p>
      <text:p text:style-name="P1">isla (sus.), -nan</text:p>
      <text:p text:style-name="P1">islais (ath.)</text:p>
      <text:p text:style-name="P1">islam (sus.)</text:p>
      <text:p text:style-name="P1">islámiko (ath.)</text:p>
      <text:p text:style-name="P1">islamisá (v.)</text:p>
      <text:p text:style-name="P1">islamisá (ath.)</text:p>
      <text:p text:style-name="P1">islamita (sus.), -nan</text:p>
      <text:p text:style-name="P1">islamita (ath.)</text:p>
      <text:p text:style-name="P1">Islariba (sus.)</text:p>
      <text:p text:style-name="P1">islaribeño (sus.), -nan</text:p>
      <text:p text:style-name="P1">isleño (sus.), -nan</text:p>
      <text:p text:style-name="P1">isoglosa (sus.), -nan</text:p>
      <text:p text:style-name="P1">isolá (v.)</text:p>
      <text:p text:style-name="P1">isolá (ath.)</text:p>
      <text:p text:style-name="P1">isolando </text:p>
      <text:p text:style-name="P1">isolashon (sus.), -nan</text:p>
      <text:p text:style-name="P1">Israel (sus.)</text:p>
      <text:p text:style-name="P1">israelí (sus.), -nan</text:p>
      <text:p text:style-name="P1">israelí (ath.)</text:p>
      <text:p text:style-name="P1">israelita (sus.), -nan</text:p>
      <text:p text:style-name="P1">Italia (sus.)</text:p>
      <text:p text:style-name="P1">italiano (sus.), -nan</text:p>
      <text:p text:style-name="P1">italiano (ath.)</text:p>
      <text:p text:style-name="P1"><text:soft-page-break/>item (sus.), -nan</text:p>
      <text:p text:style-name="P1">iterativo (ath.)</text:p>
      <text:p text:style-name="P1">ivor (sus.)</text:p>
      <text:p text:style-name="P1">ivrit (sus.), -nan</text:p>
      <text:p text:style-name="P1">ivrit (ath.)</text:p>
      <text:p text:style-name="P1">Jamaica (sus.)</text:p>
      <text:p text:style-name="P1">Java (sus.)</text:p>
      <text:p text:style-name="P1">Jazz (sus.)</text:p>
      <text:p text:style-name="P1">jeans (sus.), -nan</text:p>
      <text:p text:style-name="P1">jeep (sus.), -nan</text:p>
      <text:p text:style-name="P1">jockey (sus.), -nan</text:p>
      <text:p text:style-name="P1">johnnycake (sus.), -nan</text:p>
      <text:p text:style-name="P1">joker (sus.), -nan</text:p>
      <text:p text:style-name="P1">jolly </text:p>
      <text:p text:style-name="P1">joyride (v.)</text:p>
      <text:p text:style-name="P1">joyrider (sus.), -nan</text:p>
      <text:p text:style-name="P1">kaba (v.)</text:p>
      <text:p text:style-name="P1">kabá (ath.)</text:p>
      <text:p text:style-name="P1">kabai (sus.), -nan</text:p>
      <text:p text:style-name="P1">kabaitu (sus.), -nan</text:p>
      <text:p text:style-name="P1">kabakuchi (sus.), -nan</text:p>
      <text:p text:style-name="P1">kabal (ath.)</text:p>
      <text:p text:style-name="P1">kabalmente (atv.)</text:p>
      <text:p text:style-name="P1">kabamentu (sus.)</text:p>
      <text:p text:style-name="P1">kabana (sus.), -nan</text:p>
      <text:p text:style-name="P1">kabando </text:p>
      <text:p text:style-name="P1">kabarèt (sus.), -nan</text:p>
      <text:p text:style-name="P1">kabaretera (sus.), -nan</text:p>
      <text:p text:style-name="P1">kabaretero <text:s/>(sus.), -nan</text:p>
      <text:p text:style-name="P1">kabaron (sus.), -nan</text:p>
      <text:p text:style-name="P1">kabayero (sus.), -nan</text:p>
      <text:p text:style-name="P1">kabayista (sus.), -nan</text:p>
      <text:p text:style-name="P1">kabei (sus.), -nan</text:p>
      <text:p text:style-name="P1">kabel (sus.), -nan</text:p>
      <text:p text:style-name="P1">kabes (sus.), -nan</text:p>
      <text:p text:style-name="P1">kabesante (sus.), -nan</text:p>
      <text:p text:style-name="P1">kabesura (ath.)</text:p>
      <text:p text:style-name="P1">kabina (sus.), -nan</text:p>
      <text:p text:style-name="P1">kabinèt (sus.), -nan</text:p>
      <text:p text:style-name="P1">kabiou (sus.), -nan</text:p>
      <text:p text:style-name="P1">kabisá (sus.), -nan</text:p>
      <text:p text:style-name="P1">kabishá (v.)</text:p>
      <text:p text:style-name="P1">kabishamentu (sus.), -nan</text:p>
      <text:p text:style-name="P1">kabishando </text:p>
      <text:p text:style-name="P1"><text:soft-page-break/>kabitu (sus.), -nan</text:p>
      <text:p text:style-name="P1">kabo (sus.), -nan</text:p>
      <text:p text:style-name="P1">kabouter (sus.), -nan</text:p>
      <text:p text:style-name="P1">kaboverdiano (sus.), -nan</text:p>
      <text:p text:style-name="P1">kaboverdiano (ath.)</text:p>
      <text:p text:style-name="P1">kabra (sus.), -nan</text:p>
      <text:p text:style-name="P1">kabriola (sus.), -nan</text:p>
      <text:p text:style-name="P1">kabritu (sus.), -nan</text:p>
      <text:p text:style-name="P1">kabron (sus.), -nan</text:p>
      <text:p text:style-name="P1">kabu (sus.), -nan</text:p>
      <text:p text:style-name="P1">kabukuchi (sus.), -nan</text:p>
      <text:p text:style-name="P1">kabuya (sus.), -nan</text:p>
      <text:p text:style-name="P1">kacha <text:s/>(v.)</text:p>
      <text:p text:style-name="P1">kachá <text:s/>(ath.)</text:p>
      <text:p text:style-name="P1">kachapa (sus.), -nan</text:p>
      <text:p text:style-name="P1">kachapera (sus.), -nan</text:p>
      <text:p text:style-name="P1">kachete (sus.), -nan</text:p>
      <text:p text:style-name="P1">kachikachi (sus.), -nan</text:p>
      <text:p text:style-name="P1">kachimba (sus.), -nan</text:p>
      <text:p text:style-name="P1">kachipin (sus.), -nan</text:p>
      <text:p text:style-name="P1">kachó (sus.), -nan</text:p>
      <text:p text:style-name="P1">kachu (sus.), -nan</text:p>
      <text:p text:style-name="P1">kachuela , -nan</text:p>
      <text:p text:style-name="P1">kada (atv.)</text:p>
      <text:p text:style-name="P1">kadans (sus.), -nan</text:p>
      <text:p text:style-name="P1">kadaster (sus.), -nan</text:p>
      <text:p text:style-name="P1">kadastral (ath.)</text:p>
      <text:p text:style-name="P1">kadaver (sus.), -nan</text:p>
      <text:p text:style-name="P1">kadena (sus.), -nan</text:p>
      <text:p text:style-name="P1">kadená <text:s/>(v.)</text:p>
      <text:p text:style-name="P1">kadená <text:s/>(ath.)</text:p>
      <text:p text:style-name="P1">kadenamentu (sus.)</text:p>
      <text:p text:style-name="P1">kadenando </text:p>
      <text:p text:style-name="P1">kadensia (sus.), -nan</text:p>
      <text:p text:style-name="P1">kader (sus.), -nan</text:p>
      <text:p text:style-name="P1">kadete (sus.), -nan</text:p>
      <text:p text:style-name="P1">kaduká (v.)</text:p>
      <text:p text:style-name="P1">kaduká (ath.)</text:p>
      <text:p text:style-name="P1">kadukando </text:p>
      <text:p text:style-name="P1">kadushi (sus.), -nan</text:p>
      <text:p text:style-name="P1">kafeina (sus.)</text:p>
      <text:p text:style-name="P1">kaft (sus.), -nan</text:p>
      <text:p text:style-name="P1">kaftmentu (sus.)</text:p>
      <text:p text:style-name="P1">kaha (sus.), -nan</text:p>
      <text:p text:style-name="P1"><text:soft-page-break/>kahera (sus.), -nan</text:p>
      <text:p text:style-name="P1">kahero (sus.), -nan</text:p>
      <text:p text:style-name="P1">kahita (sus.), -nan</text:p>
      <text:p text:style-name="P1">kai (v.)</text:p>
      <text:p text:style-name="P1">kaí (sus.), -nan</text:p>
      <text:p text:style-name="P1">kaí (ath.)</text:p>
      <text:p text:style-name="P1">kaida (sus.), -nan</text:p>
      <text:p text:style-name="P1">kaikai (sus.), -nan</text:p>
      <text:p text:style-name="P1">kaiman (sus.), -nan</text:p>
      <text:p text:style-name="P1">kaimas (sus.)</text:p>
      <text:p text:style-name="P1">kaimentu (sus.), -nan</text:p>
      <text:p text:style-name="P1">kaka (sus.), -nan</text:p>
      <text:p text:style-name="P1">kakabú (sus.)</text:p>
      <text:p text:style-name="P1">kakalaka (sus.), -nan</text:p>
      <text:p text:style-name="P1">kakamentu (sus.)</text:p>
      <text:p text:style-name="P1">kakando </text:p>
      <text:p text:style-name="P1">kakantina (sus.)</text:p>
      <text:p text:style-name="P1">kaketio (sus.), -nan</text:p>
      <text:p text:style-name="P1">kaki (sus.)</text:p>
      <text:p text:style-name="P1">kaki (ath.)</text:p>
      <text:p text:style-name="P1">kakiña (sus.), -nan</text:p>
      <text:p text:style-name="P1">kakofonia (sus.), -nan</text:p>
      <text:p text:style-name="P1">kakofóniko (ath.)</text:p>
      <text:p text:style-name="P1">kakou (sus.)</text:p>
      <text:p text:style-name="P1">kakouvèt (sus.)</text:p>
      <text:p text:style-name="P1">kaku (sus.), -nan</text:p>
      <text:p text:style-name="P1">kakumbein (sus.), -nan</text:p>
      <text:p text:style-name="P1">kakushi (sus.)</text:p>
      <text:p text:style-name="P1">kala (sus.), -nan</text:p>
      <text:p text:style-name="P1">kalafriu (sus.)</text:p>
      <text:p text:style-name="P1">kalakuna (sus.), -nan</text:p>
      <text:p text:style-name="P1">kalala (sus.), -nan</text:p>
      <text:p text:style-name="P1">kalalú (sus.), -nan</text:p>
      <text:p text:style-name="P1">kalambé (sus.), -nan</text:p>
      <text:p text:style-name="P1">kalamidat (sus.), -nan</text:p>
      <text:p text:style-name="P1">kalanchá (v.)</text:p>
      <text:p text:style-name="P1">kalashi (sus.), -nan</text:p>
      <text:p text:style-name="P1">kalbas (sus.), -nan</text:p>
      <text:p text:style-name="P1">kalderon (sus.), -nan</text:p>
      <text:p text:style-name="P1">kalè (sus.), -nan</text:p>
      <text:p text:style-name="P1">kaleidoskop (sus.), -nan</text:p>
      <text:p text:style-name="P1">kalèmbè (sus.)</text:p>
      <text:p text:style-name="P1">kalendario <text:s/>(ath.)</text:p>
      <text:p text:style-name="P1">kalènder (sus.), -nan</text:p>
      <text:p text:style-name="P1"><text:soft-page-break/>kalentá (v.)</text:p>
      <text:p text:style-name="P1">kalentá (ath.)</text:p>
      <text:p text:style-name="P1">kalentamentu (sus.), -nan</text:p>
      <text:p text:style-name="P1">kalentando </text:p>
      <text:p text:style-name="P1">kalèsh (sus.), -nan</text:p>
      <text:p text:style-name="P1">kaliber (sus.), -nan</text:p>
      <text:p text:style-name="P1">kalidat (sus.), -nan</text:p>
      <text:p text:style-name="P1">kalifiká (v.)</text:p>
      <text:p text:style-name="P1">kalifiká (ath.)</text:p>
      <text:p text:style-name="P1">kalifikando </text:p>
      <text:p text:style-name="P1">kalifikashon (sus.), -nan</text:p>
      <text:p text:style-name="P1">kalifikativo (sus.), -nan</text:p>
      <text:p text:style-name="P1">kalifikativo (ath.)</text:p>
      <text:p text:style-name="P1">kalipso (sus.), -nan</text:p>
      <text:p text:style-name="P1">kális (sus.), -nan</text:p>
      <text:p text:style-name="P1">kalki (sus.)</text:p>
      <text:p text:style-name="P1">kalko (sus.), -nan</text:p>
      <text:p text:style-name="P1">kalkomania (sus.), -nan</text:p>
      <text:p text:style-name="P1">kalkomanik (sus.), -nan</text:p>
      <text:p text:style-name="P1">kalkulá (v.)</text:p>
      <text:p text:style-name="P1">kalkulá (ath.)</text:p>
      <text:p text:style-name="P1">kalkulabel (ath.)</text:p>
      <text:p text:style-name="P1">kalkuladó (sus.), -nan</text:p>
      <text:p text:style-name="P1">kalkulamentu (sus.)</text:p>
      <text:p text:style-name="P1">kalkulando </text:p>
      <text:p text:style-name="P1">kalkulashon (sus.), -nan</text:p>
      <text:p text:style-name="P1">kálkulo (sus.), -nan</text:p>
      <text:p text:style-name="P1">kalma (v.)</text:p>
      <text:p text:style-name="P1">kalmá (ath.)</text:p>
      <text:p text:style-name="P1">kalmamentu (sus.)</text:p>
      <text:p text:style-name="P1">kalmando </text:p>
      <text:p text:style-name="P1">kalmante (sus.), -nan</text:p>
      <text:p text:style-name="P1">kalmante (ath.)</text:p>
      <text:p text:style-name="P1">kalmèki (sus.)</text:p>
      <text:p text:style-name="P1">kalmu (sus.)</text:p>
      <text:p text:style-name="P1">kalmu (ath.)</text:p>
      <text:p text:style-name="P1">kalor (ath.)</text:p>
      <text:p text:style-name="P1">kaloria (sus.), -nan</text:p>
      <text:p text:style-name="P1">kalsio (sus.)</text:p>
      <text:p text:style-name="P1">kalumnia (sus.), -nan</text:p>
      <text:p text:style-name="P1">kalumniá (v.)</text:p>
      <text:p text:style-name="P1">kalumniá (ath.)</text:p>
      <text:p text:style-name="P1">kaluroso (ath.)</text:p>
      <text:p text:style-name="P1">kalvario (sus.), -nan</text:p>
      <text:p text:style-name="P1"><text:soft-page-break/>kalvinismo (sus.)</text:p>
      <text:p text:style-name="P1">kalvinista (sus.), -nan</text:p>
      <text:p text:style-name="P1">kam (sus.), -nan</text:p>
      <text:p text:style-name="P1">kama (sus.), -nan</text:p>
      <text:p text:style-name="P1">kámara (sus.), -nan</text:p>
      <text:p text:style-name="P1">kamarada (sus.), -nan</text:p>
      <text:p text:style-name="P1">kamaraderia (sus.)</text:p>
      <text:p text:style-name="P1">kamarera (sus.), -nan</text:p>
      <text:p text:style-name="P1">kamarero (sus.), -nan</text:p>
      <text:p text:style-name="P1">kamarógrafo (sus.), -nan</text:p>
      <text:p text:style-name="P1">kamarote (sus.), -nan</text:p>
      <text:p text:style-name="P1">kamber (sus.), -nan</text:p>
      <text:p text:style-name="P1">kambia (v.)</text:p>
      <text:p text:style-name="P1">kambiá (ath.)</text:p>
      <text:p text:style-name="P1">kambiabel (ath.)</text:p>
      <text:p text:style-name="P1">kambiamentu (sus.)</text:p>
      <text:p text:style-name="P1">kambiando </text:p>
      <text:p text:style-name="P1">kambio (sus.), -nan</text:p>
      <text:p text:style-name="P1">kambou (ath.)</text:p>
      <text:p text:style-name="P1">kambrada (sus.), -nan</text:p>
      <text:p text:style-name="P1">kamel (sus.), -nan</text:p>
      <text:p text:style-name="P1">kameleblum (sus.)</text:p>
      <text:p text:style-name="P1">kaminada (sus.), -nan</text:p>
      <text:p text:style-name="P1">kaminata (sus.), -nan</text:p>
      <text:p text:style-name="P1">kaminda (sus.), -nan</text:p>
      <text:p text:style-name="P1">kamisa (sus.), -nan</text:p>
      <text:p text:style-name="P1">kampa (v.)</text:p>
      <text:p text:style-name="P1">kampá (ath.)</text:p>
      <text:p text:style-name="P1">kampamentu (sus.), -nan</text:p>
      <text:p text:style-name="P1">kampana (sus.), -nan</text:p>
      <text:p text:style-name="P1">kampaña (sus.), -nan</text:p>
      <text:p text:style-name="P1">kampañá <text:s/>(v.)</text:p>
      <text:p text:style-name="P1">kampeon (sus.), -nan</text:p>
      <text:p text:style-name="P1">kampeonato (sus.), -nan</text:p>
      <text:p text:style-name="P1">kamper (v.)</text:p>
      <text:p text:style-name="P1">kampermentu (sus.)</text:p>
      <text:p text:style-name="P1">kampesino (sus.), -nan</text:p>
      <text:p text:style-name="P1">kampion (sus.), -nan</text:p>
      <text:p text:style-name="P1">kampionato (sus.), -nan</text:p>
      <text:p text:style-name="P1">kampista (sus.), -nan</text:p>
      <text:p text:style-name="P1">kampo (sus.), -nan</text:p>
      <text:p text:style-name="P1">kamuflá (v.)</text:p>
      <text:p text:style-name="P1">kamuflá (ath.)</text:p>
      <text:p text:style-name="P1">kamuflahe (sus.), -nan</text:p>
      <text:p text:style-name="P1"><text:soft-page-break/>kana (v.)</text:p>
      <text:p text:style-name="P1">kana (sus.), -nan</text:p>
      <text:p text:style-name="P1">kaná (sus.), -nan</text:p>
      <text:p text:style-name="P1">kaná (ath.)</text:p>
      <text:p text:style-name="P1">kaña (sus.), -nan</text:p>
      <text:p text:style-name="P1">kañá (ath.)</text:p>
      <text:p text:style-name="P1">kañá <text:s/>(ath.)</text:p>
      <text:p text:style-name="P1">Kánaan (sus.)</text:p>
      <text:p text:style-name="P1">kanades (sus.), -nan</text:p>
      <text:p text:style-name="P1">kanades (ath.)</text:p>
      <text:p text:style-name="P1">kanadó (sus.), -nan</text:p>
      <text:p text:style-name="P1">kanal (sus.), -nan</text:p>
      <text:p text:style-name="P1">kanalisá (v.)</text:p>
      <text:p text:style-name="P1">kanalisá (ath.)</text:p>
      <text:p text:style-name="P1">kanamentu (sus.)</text:p>
      <text:p text:style-name="P1">kañamentu (sus.)</text:p>
      <text:p text:style-name="P1">kañañ (int.)</text:p>
      <text:p text:style-name="P1">kanando </text:p>
      <text:p text:style-name="P1">kanapé (sus.), -nan</text:p>
      <text:p text:style-name="P1">kanari (sus.), -nan</text:p>
      <text:p text:style-name="P1">kanasta (sus.), -nan</text:p>
      <text:p text:style-name="P1">kanaster (sus.), -nan</text:p>
      <text:p text:style-name="P1">kanastia (sus.), -nan</text:p>
      <text:p text:style-name="P1">kanaya (sus.), -nan</text:p>
      <text:p text:style-name="P1">kanaya (ath.)</text:p>
      <text:p text:style-name="P1">kancha (sus.), -nan</text:p>
      <text:p text:style-name="P1">kanchi (sus.), -nan</text:p>
      <text:p text:style-name="P1">kandal (sus.), -nan</text:p>
      <text:p text:style-name="P1">kandela (sus.), -nan</text:p>
      <text:p text:style-name="P1">kandelaber (sus.), -nan</text:p>
      <text:p text:style-name="P1">Kandelaria (sus.)</text:p>
      <text:p text:style-name="P1">kandèlchi (sus.), -nan</text:p>
      <text:p text:style-name="P1">kandidata (sus.), -nan</text:p>
      <text:p text:style-name="P1">kandidato (sus.), -nan</text:p>
      <text:p text:style-name="P1">kandidatura (sus.), -nan</text:p>
      <text:p text:style-name="P1">kané (sus.)</text:p>
      <text:p text:style-name="P1">kanfer (sus.), -nan</text:p>
      <text:p text:style-name="P1">kanfuñá (v.)</text:p>
      <text:p text:style-name="P1">kanfuñá (ath.)</text:p>
      <text:p text:style-name="P1">kanga (v.)</text:p>
      <text:p text:style-name="P1">kangreu (sus.), -nan</text:p>
      <text:p text:style-name="P1">kanguru (sus.), -nan</text:p>
      <text:p text:style-name="P1">kani (v.)</text:p>
      <text:p text:style-name="P1">kanibal (sus.), -nan</text:p>
      <text:p text:style-name="P1"><text:soft-page-break/>kanibalismo (sus.)</text:p>
      <text:p text:style-name="P1">kanibalístiko (ath.)</text:p>
      <text:p text:style-name="P1">kanika (sus.), -nan</text:p>
      <text:p text:style-name="P1">kankan (sus.)</text:p>
      <text:p text:style-name="P1">kankan (ath.)</text:p>
      <text:p text:style-name="P1">kanker (v.)</text:p>
      <text:p text:style-name="P1">kanker (sus.)</text:p>
      <text:p text:style-name="P1">kano (sus.), -nan</text:p>
      <text:p text:style-name="P1">kanoa (sus.), -nan</text:p>
      <text:p text:style-name="P1">kañon (sus.), -nan</text:p>
      <text:p text:style-name="P1">kañonaso (sus.), -nan</text:p>
      <text:p text:style-name="P1">kañonero (sus.), -nan</text:p>
      <text:p text:style-name="P1">kanóniko <text:s/>(ath.)</text:p>
      <text:p text:style-name="P1">kanonisashon <text:s/>(sus.), -nan</text:p>
      <text:p text:style-name="P1">kansa (v.)</text:p>
      <text:p text:style-name="P1">kansá (ath.)</text:p>
      <text:p text:style-name="P1">kansá <text:s/>(ath.)</text:p>
      <text:p text:style-name="P1">kansamentu (sus.)</text:p>
      <text:p text:style-name="P1">kansando </text:p>
      <text:p text:style-name="P1">kansansio (sus.), -nan</text:p>
      <text:p text:style-name="P1">kanselá (v.)</text:p>
      <text:p text:style-name="P1">kanselá (ath.)</text:p>
      <text:p text:style-name="P1">kanselando </text:p>
      <text:p text:style-name="P1">kanselashon (sus.)</text:p>
      <text:p text:style-name="P1">kanser (sus.)</text:p>
      <text:p text:style-name="P1">kanseroso (ath.)</text:p>
      <text:p text:style-name="P1">kansier (sus.), -nan</text:p>
      <text:p text:style-name="P1">kansieria (sus.), -nan</text:p>
      <text:p text:style-name="P1">kansion (sus.), -nan</text:p>
      <text:p text:style-name="P1">kanta (v.)</text:p>
      <text:p text:style-name="P1">kantá (ath.)</text:p>
      <text:p text:style-name="P1">kantábriko (ath.)</text:p>
      <text:p text:style-name="P1">kantadó (sus.), -nan</text:p>
      <text:p text:style-name="P1">kantamentu (sus.)</text:p>
      <text:p text:style-name="P1">kantando </text:p>
      <text:p text:style-name="P1">kantante (sus.), -nan</text:p>
      <text:p text:style-name="P1">kantidat (sus.), -nan</text:p>
      <text:p text:style-name="P1">kantika (sus.), -nan</text:p>
      <text:p text:style-name="P1">kantina (sus.), -nan</text:p>
      <text:p text:style-name="P1">kanto (sus.), -nan</text:p>
      <text:p text:style-name="P1">kantor (sus.), -nan</text:p>
      <text:p text:style-name="P1">kantu (sus.)</text:p>
      <text:p text:style-name="P1">kantu (atv.)</text:p>
      <text:p text:style-name="P1">káos (sus.), -nan</text:p>
      <text:p text:style-name="P1"><text:soft-page-break/>kaótiko (ath.)</text:p>
      <text:p text:style-name="P1">kap (v.)</text:p>
      <text:p text:style-name="P1">kap (sus.), -nan</text:p>
      <text:p text:style-name="P1">kapa (v.)</text:p>
      <text:p text:style-name="P1">kapá (ath.)</text:p>
      <text:p text:style-name="P1">kapas (ath.)</text:p>
      <text:p text:style-name="P1">kapasidat (sus.), -nan</text:p>
      <text:p text:style-name="P1">kapasitá (v.)</text:p>
      <text:p text:style-name="P1">kapasitá (ath.)</text:p>
      <text:p text:style-name="P1">kapasitando </text:p>
      <text:p text:style-name="P1">kapasitashon (sus.)</text:p>
      <text:p text:style-name="P1">kapatas (sus.), -nan</text:p>
      <text:p text:style-name="P1">kapdó (sus.), -nan</text:p>
      <text:p text:style-name="P1">kapèl (sus.), -nan</text:p>
      <text:p text:style-name="P1">kapelan (sus.), -nan</text:p>
      <text:p text:style-name="P1">kapia (v.)</text:p>
      <text:p text:style-name="P1">kapia (sus.), -nan</text:p>
      <text:p text:style-name="P1">kapiá <text:s/>(ath.)</text:p>
      <text:p text:style-name="P1">kapital (sus.), -nan</text:p>
      <text:p text:style-name="P1">kapital (ath.)</text:p>
      <text:p text:style-name="P1">kapitalisá (v.)</text:p>
      <text:p text:style-name="P1">kapitalisá (ath.)</text:p>
      <text:p text:style-name="P1">kapitalisando </text:p>
      <text:p text:style-name="P1">kapitalismo (sus.)</text:p>
      <text:p text:style-name="P1">kapitalista (sus.), -nan</text:p>
      <text:p text:style-name="P1">kapitan (sus.), -nan</text:p>
      <text:p text:style-name="P1">kapitulá (v.)</text:p>
      <text:p text:style-name="P1">kapitulá (ath.)</text:p>
      <text:p text:style-name="P1">kapitulando </text:p>
      <text:p text:style-name="P1">kapitulashon (sus.)</text:p>
      <text:p text:style-name="P1">kapítulo (sus.), -nan</text:p>
      <text:p text:style-name="P1">kapmentu (sus.)</text:p>
      <text:p text:style-name="P1">kapo (sus.), -nan</text:p>
      <text:p text:style-name="P1">kapotá <text:s/>(ath.)</text:p>
      <text:p text:style-name="P1">kapoti (sus.), -nan</text:p>
      <text:p text:style-name="P1">kapótias (sus.), -nan</text:p>
      <text:p text:style-name="P1">kapricho (sus.), -nan</text:p>
      <text:p text:style-name="P1">kaprichoso (ath.)</text:p>
      <text:p text:style-name="P1">kaprikornio (sus.)</text:p>
      <text:p text:style-name="P1">kapsag (sus.), -nan</text:p>
      <text:p text:style-name="P1">kapseis (v.)</text:p>
      <text:p text:style-name="P1">kapstòk (sus.), -nan</text:p>
      <text:p text:style-name="P1">kápsula (sus.), -nan</text:p>
      <text:p text:style-name="P1">kapta (v.)</text:p>
      <text:p text:style-name="P1"><text:soft-page-break/>kaptá (ath.)</text:p>
      <text:p text:style-name="P1">kaptamentu (sus.)</text:p>
      <text:p text:style-name="P1">kaptando </text:p>
      <text:p text:style-name="P1">kaptor (sus.), -nan</text:p>
      <text:p text:style-name="P1">kaptura (sus.), -nan</text:p>
      <text:p text:style-name="P1">kapturá (v.)</text:p>
      <text:p text:style-name="P1">kapturá (ath.)</text:p>
      <text:p text:style-name="P1">kapturando </text:p>
      <text:p text:style-name="P1">kara (sus.), -nan</text:p>
      <text:p text:style-name="P1">karabela (sus.), -nan</text:p>
      <text:p text:style-name="P1">karabina (sus.), -nan</text:p>
      <text:p text:style-name="P1">karaho (sus.), -nan</text:p>
      <text:p text:style-name="P1">karaho (int.)</text:p>
      <text:p text:style-name="P1">karai (int.)</text:p>
      <text:p text:style-name="P1">karakeña (sus.), -nan</text:p>
      <text:p text:style-name="P1">karakeño (sus.), -nan</text:p>
      <text:p text:style-name="P1">karakeño (ath.)</text:p>
      <text:p text:style-name="P1">karakter (sus.), -nan</text:p>
      <text:p text:style-name="P1">karakterisá (v.)</text:p>
      <text:p text:style-name="P1">karakterisá (ath.)</text:p>
      <text:p text:style-name="P1">karakterisando </text:p>
      <text:p text:style-name="P1">karakterisashon (sus.)</text:p>
      <text:p text:style-name="P1">karakterístika (sus.), -nan</text:p>
      <text:p text:style-name="P1">karakterístiko (ath.)</text:p>
      <text:p text:style-name="P1">karakterologia (sus.)</text:p>
      <text:p text:style-name="P1">karamba (int.)</text:p>
      <text:p text:style-name="P1">karambola (sus.), -nan</text:p>
      <text:p text:style-name="P1">karamèl (sus.), -nan</text:p>
      <text:p text:style-name="P1">karamèlè (sus.), -nan</text:p>
      <text:p text:style-name="P1">karat (sus.), -nan</text:p>
      <text:p text:style-name="P1">karate (sus.)</text:p>
      <text:p text:style-name="P1">karateka (sus.), -nan</text:p>
      <text:p text:style-name="P1">karavana (sus.), -nan</text:p>
      <text:p text:style-name="P1">karawara (sus.), -nan</text:p>
      <text:p text:style-name="P1">karbachi (sus.), -nan</text:p>
      <text:p text:style-name="P1">karbon (sus.), -nan</text:p>
      <text:p text:style-name="P1">karbonero (sus.), -nan</text:p>
      <text:p text:style-name="P1">karbóniko (ath.)</text:p>
      <text:p text:style-name="P1">karbonisá (v.)</text:p>
      <text:p text:style-name="P1">karbonisá (ath.)</text:p>
      <text:p text:style-name="P1">karbonstein (sus.)</text:p>
      <text:p text:style-name="P1">karbureter (sus.), -nan</text:p>
      <text:p text:style-name="P1">karchi (sus.), -nan</text:p>
      <text:p text:style-name="P1">kardinal (sus.), -nan</text:p>
      <text:p text:style-name="P1"><text:soft-page-break/>kardiógrafo (sus.), -nan</text:p>
      <text:p text:style-name="P1">kardiólogo (sus.), -nan</text:p>
      <text:p text:style-name="P1">kardus (sus.), -nan</text:p>
      <text:p text:style-name="P1">kareda (sus.), -nan</text:p>
      <text:p text:style-name="P1">karènt (sus.), -nan</text:p>
      <text:p text:style-name="P1">karentena (sus.), -nan</text:p>
      <text:p text:style-name="P1">karera (sus.), -nan</text:p>
      <text:p text:style-name="P1">karesé (v.)</text:p>
      <text:p text:style-name="P1">karèt (sus.), -nan</text:p>
      <text:p text:style-name="P1">karetera (sus.), -nan</text:p>
      <text:p text:style-name="P1">karga (v.)</text:p>
      <text:p text:style-name="P1">karga (sus.), -nan</text:p>
      <text:p text:style-name="P1">kargá (ath.)</text:p>
      <text:p text:style-name="P1">kargadó (sus.), -nan</text:p>
      <text:p text:style-name="P1">kargamentu (sus.), -nan</text:p>
      <text:p text:style-name="P1">kargando </text:p>
      <text:p text:style-name="P1">kargo (sus.), -nan</text:p>
      <text:p text:style-name="P1">Karibe (sus.)</text:p>
      <text:p text:style-name="P1">karibeño (sus.), -nan</text:p>
      <text:p text:style-name="P1">karibeño (ath.)</text:p>
      <text:p text:style-name="P1">karibense (sus.), -nan</text:p>
      <text:p text:style-name="P1">karibense (ath.)</text:p>
      <text:p text:style-name="P1">karidat (sus.)</text:p>
      <text:p text:style-name="P1">karikari (sus.)</text:p>
      <text:p text:style-name="P1">karikatura (sus.), -nan</text:p>
      <text:p text:style-name="P1">karikaturista (sus.), -nan</text:p>
      <text:p text:style-name="P1">kariñá (v.)</text:p>
      <text:p text:style-name="P1">kariñá (ath.)</text:p>
      <text:p text:style-name="P1">kariñamentu (sus.)</text:p>
      <text:p text:style-name="P1">kariñando </text:p>
      <text:p text:style-name="P1">kariño (sus.)</text:p>
      <text:p text:style-name="P1">kariñosamente (atv.)</text:p>
      <text:p text:style-name="P1">kariñoso (ath.)</text:p>
      <text:p text:style-name="P1">karioka (sus.), -nan</text:p>
      <text:p text:style-name="P1">kariòn (sus.), -nan</text:p>
      <text:p text:style-name="P1">karisia (sus.), -nan</text:p>
      <text:p text:style-name="P1">karisiá (v.)</text:p>
      <text:p text:style-name="P1">karisiá (ath.)</text:p>
      <text:p text:style-name="P1">karisiamentu (sus.)</text:p>
      <text:p text:style-name="P1">karisiando </text:p>
      <text:p text:style-name="P1">karisma (sus.)</text:p>
      <text:p text:style-name="P1">karismátiko (ath.)</text:p>
      <text:p text:style-name="P1">karitativo (ath.)</text:p>
      <text:p text:style-name="P1">karizo (sus.), -nan</text:p>
      <text:p text:style-name="P1"><text:soft-page-break/>karkas (sus.), -nan</text:p>
      <text:p text:style-name="P1">karkó (sus.), -nan</text:p>
      <text:p text:style-name="P1">karmin <text:s/>(sus.)</text:p>
      <text:p text:style-name="P1">karmin <text:s/>(ath.)</text:p>
      <text:p text:style-name="P1">karnal (ath.)</text:p>
      <text:p text:style-name="P1">karnaval (sus.), -nan</text:p>
      <text:p text:style-name="P1">karnavalesko (ath.)</text:p>
      <text:p text:style-name="P1">karnavalista (sus.), -nan</text:p>
      <text:p text:style-name="P1">karné (sus.), -nan</text:p>
      <text:p text:style-name="P1">karnèt (sus.), -nan</text:p>
      <text:p text:style-name="P1">karni (sus.), -nan</text:p>
      <text:p text:style-name="P1">karnisa (sus.), -nan</text:p>
      <text:p text:style-name="P1">karniseria (sus.), -nan</text:p>
      <text:p text:style-name="P1">karnisero (sus.), -nan</text:p>
      <text:p text:style-name="P1">karosa (sus.), -nan</text:p>
      <text:p text:style-name="P1">karpachi (sus.), -nan</text:p>
      <text:p text:style-name="P1">karpata (sus.), -nan</text:p>
      <text:p text:style-name="P1">karpeu (sus.), -nan</text:p>
      <text:p text:style-name="P1">karpinté (sus.), -nan</text:p>
      <text:p text:style-name="P1">karpinteria (sus.), -nan</text:p>
      <text:p text:style-name="P1">karpusa (sus.), -nan</text:p>
      <text:p text:style-name="P1">karson (sus.), -nan</text:p>
      <text:p text:style-name="P1">karsonsio (sus.), -nan</text:p>
      <text:p text:style-name="P1">karta (sus.), -nan</text:p>
      <text:p text:style-name="P1">kartel (sus.), -nan</text:p>
      <text:p text:style-name="P1">kartera (sus.), -nan</text:p>
      <text:p text:style-name="P1">kartika (sus.), -nan</text:p>
      <text:p text:style-name="P1">karting (sus.)</text:p>
      <text:p text:style-name="P1">karton (sus.), -nan</text:p>
      <text:p text:style-name="P1">kartoteka (sus.), -nan</text:p>
      <text:p text:style-name="P1">kartucha (sus.), -nan</text:p>
      <text:p text:style-name="P1">kartulina (sus.), -nan</text:p>
      <text:p text:style-name="P1">karu (ath.)</text:p>
      <text:p text:style-name="P1">kas (sus.), -nan</text:p>
      <text:p text:style-name="P1">kasa (v.)</text:p>
      <text:p text:style-name="P1">kasá (sus.), -nan</text:p>
      <text:p text:style-name="P1">kasá (ath.)</text:p>
      <text:p text:style-name="P1">kasabi (sus.), -nan</text:p>
      <text:p text:style-name="P1">kasadó (sus.), -nan</text:p>
      <text:p text:style-name="P1">kásalòn (sus.), -nan</text:p>
      <text:p text:style-name="P1">kasamentu (sus.), -nan</text:p>
      <text:p text:style-name="P1">kasando </text:p>
      <text:p text:style-name="P1">kasashon (sus.)</text:p>
      <text:p text:style-name="P1">kasé (ath.)</text:p>
      <text:p text:style-name="P1"><text:soft-page-break/>kasero (ath.)</text:p>
      <text:p text:style-name="P1">kasèt (sus.), -nan</text:p>
      <text:p text:style-name="P1">kasètrikòrder (sus.), -nan</text:p>
      <text:p text:style-name="P1">kashá (sus.), -nan</text:p>
      <text:p text:style-name="P1">kashaka <text:s/>(sus.), -nan</text:p>
      <text:p text:style-name="P1">kashé (sus.)</text:p>
      <text:p text:style-name="P1">kashèt (sus.)</text:p>
      <text:p text:style-name="P1">kashi (sus.), -nan</text:p>
      <text:p text:style-name="P1">kashipete (sus.), -nan</text:p>
      <text:p text:style-name="P1">kashòt (sus.), -nan</text:p>
      <text:p text:style-name="P1">kashu (sus.), -nan</text:p>
      <text:p text:style-name="P1">kashupete (sus.), -nan</text:p>
      <text:p text:style-name="P1">kasi (atv.)</text:p>
      <text:p text:style-name="P1">kasike (sus.), -nan</text:p>
      <text:p text:style-name="P1">kasino (sus.), -nan</text:p>
      <text:p text:style-name="P1">kasita (sus.), -nan</text:p>
      <text:p text:style-name="P1">kaska (v.)</text:p>
      <text:p text:style-name="P1">kaska (sus.), -nan</text:p>
      <text:p text:style-name="P1">kaská (ath.)</text:p>
      <text:p text:style-name="P1">kaskabel (sus.), -nan</text:p>
      <text:p text:style-name="P1">kaskamentu (sus.)</text:p>
      <text:p text:style-name="P1">kaskando </text:p>
      <text:p text:style-name="P1">kaso (sus.), -nan</text:p>
      <text:p text:style-name="P1">kasta (v.)</text:p>
      <text:p text:style-name="P1">kasta (sus.), -nan</text:p>
      <text:p text:style-name="P1">kastá (ath.)</text:p>
      <text:p text:style-name="P1">kastamentu (sus.), -nan</text:p>
      <text:p text:style-name="P1">kastando </text:p>
      <text:p text:style-name="P1">kastañuela (sus.), -nan</text:p>
      <text:p text:style-name="P1">kasteyano (sus.), -nan</text:p>
      <text:p text:style-name="P1">kastidat (sus.)</text:p>
      <text:p text:style-name="P1">kastigá (v.)</text:p>
      <text:p text:style-name="P1">kastigá (ath.)</text:p>
      <text:p text:style-name="P1">kastigabel (ath.)</text:p>
      <text:p text:style-name="P1">kastigamentu (sus.)</text:p>
      <text:p text:style-name="P1">kastigando </text:p>
      <text:p text:style-name="P1">kastigu (sus.), -nan</text:p>
      <text:p text:style-name="P1">kastio (sus.), -nan</text:p>
      <text:p text:style-name="P1">kastiso (ath.)</text:p>
      <text:p text:style-name="P1">kasto (ath.)</text:p>
      <text:p text:style-name="P1">kastol (sus.), -nan</text:p>
      <text:p text:style-name="P1">kasual (ath.)</text:p>
      <text:p text:style-name="P1">kasualidat (sus.), -nan</text:p>
      <text:p text:style-name="P1">kasualmente (atv.)</text:p>
      <text:p text:style-name="P1"><text:soft-page-break/>kasuela (sus.), -nan</text:p>
      <text:p text:style-name="P1">katabòli (sus.), -nan</text:p>
      <text:p text:style-name="P1">kataklismo (sus.), -nan</text:p>
      <text:p text:style-name="P1">katalan (sus.), -nan</text:p>
      <text:p text:style-name="P1">katalan (ath.)</text:p>
      <text:p text:style-name="P1">katalogá <text:s/>(v.)</text:p>
      <text:p text:style-name="P1">katalogá <text:s/>(ath.)</text:p>
      <text:p text:style-name="P1">katalogisá (v.)</text:p>
      <text:p text:style-name="P1">katalogisá (ath.)</text:p>
      <text:p text:style-name="P1">katalogisando </text:p>
      <text:p text:style-name="P1">katalogisashon (sus.)</text:p>
      <text:p text:style-name="P1">katalòk (sus.), -nan</text:p>
      <text:p text:style-name="P1">katamaran (sus.), -nan</text:p>
      <text:p text:style-name="P1">katana (sus.), -nan</text:p>
      <text:p text:style-name="P1">katapila (sus.), -nan</text:p>
      <text:p text:style-name="P1">katara (sus.)</text:p>
      <text:p text:style-name="P1">katarata (sus.), -nan</text:p>
      <text:p text:style-name="P1">katastrofal (ath.)</text:p>
      <text:p text:style-name="P1">katástrofe (sus.), -nan</text:p>
      <text:p text:style-name="P1">katastrófiko (ath.)</text:p>
      <text:p text:style-name="P1">kátedra (sus.), -nan</text:p>
      <text:p text:style-name="P1">katedral (sus.), -nan</text:p>
      <text:p text:style-name="P1">katedrátiko (sus.), -nan</text:p>
      <text:p text:style-name="P1">kategoria (sus.), -nan</text:p>
      <text:p text:style-name="P1">kategóriko (ath.)</text:p>
      <text:p text:style-name="P1">kategorisá (v.)</text:p>
      <text:p text:style-name="P1">kategorisá (ath.)</text:p>
      <text:p text:style-name="P1">kategorisando </text:p>
      <text:p text:style-name="P1">kategorisashon (sus.)</text:p>
      <text:p text:style-name="P1">katekisá (v.)</text:p>
      <text:p text:style-name="P1">katekisá (ath.)</text:p>
      <text:p text:style-name="P1">katekisashon (sus.)</text:p>
      <text:p text:style-name="P1">katekismo (sus.), -nan</text:p>
      <text:p text:style-name="P1">katekista (sus.), -nan</text:p>
      <text:p text:style-name="P1">kater (sus.), -nan</text:p>
      <text:p text:style-name="P1">katesismo (sus.), -nan</text:p>
      <text:p text:style-name="P1">katibu (sus.), -nan</text:p>
      <text:p text:style-name="P1">katisashi (sus.)</text:p>
      <text:p text:style-name="P1">katóliko (sus.), -nan</text:p>
      <text:p text:style-name="P1">katóliko (ath.)</text:p>
      <text:p text:style-name="P1">katolisismo (sus.)</text:p>
      <text:p text:style-name="P1">katròl (sus.), -nan</text:p>
      <text:p text:style-name="P1">katuna (sus.), -nan</text:p>
      <text:p text:style-name="P1">katunbòm (sus.), -nan</text:p>
      <text:p text:style-name="P1"><text:soft-page-break/>kavel (sus.), -nan</text:p>
      <text:p text:style-name="P1">kavidat (sus.), -nan</text:p>
      <text:p text:style-name="P1">kawama (sus.), -nan</text:p>
      <text:p text:style-name="P1">kaweta (sus.), -nan</text:p>
      <text:p text:style-name="P1">kaweta (ath.)</text:p>
      <text:p text:style-name="P1">kawetá (v.)</text:p>
      <text:p text:style-name="P1">kaya (sus.), -nan</text:p>
      <text:p text:style-name="P1">kayena (sus.), -nan</text:p>
      <text:p text:style-name="P1">kayendo </text:p>
      <text:p text:style-name="P1">kayente (sus.)</text:p>
      <text:p text:style-name="P1">kayente (ath.)</text:p>
      <text:p text:style-name="P1">kayera (sus.), -nan</text:p>
      <text:p text:style-name="P1">kayero (sus.), -nan</text:p>
      <text:p text:style-name="P1">kayo (sus.), -nan</text:p>
      <text:p text:style-name="P1">kayon (sus.), -nan</text:p>
      <text:p text:style-name="P1">kayonaso (sus.), -nan</text:p>
      <text:p text:style-name="P1">kayonero (sus.), -nan</text:p>
      <text:p text:style-name="P1">kayou (ath.)</text:p>
      <text:p text:style-name="P1">kayuda (sus.), -nan</text:p>
      <text:p text:style-name="P1">kayuka (sus.), -nan</text:p>
      <text:p text:style-name="P1">kazèrne (sus.), -nan</text:p>
      <text:p text:style-name="P1">ke (v.)</text:p>
      <text:p text:style-name="P1">keaser (sus.), -nan</text:p>
      <text:p text:style-name="P1">kebranto (sus.)</text:p>
      <text:p text:style-name="P1">kèch (sus.), -nan</text:p>
      <text:p text:style-name="P1">kèch (ath.)</text:p>
      <text:p text:style-name="P1">kècher (sus.), -nan</text:p>
      <text:p text:style-name="P1">kèchup (sus.)</text:p>
      <text:p text:style-name="P1">keda (v.)</text:p>
      <text:p text:style-name="P1">kedando </text:p>
      <text:p text:style-name="P1">kedebe (sus.), -nan</text:p>
      <text:p text:style-name="P1">kedebe (ath.)</text:p>
      <text:p text:style-name="P1">keha (v.)</text:p>
      <text:p text:style-name="P1">kehamentu (sus.), -nan</text:p>
      <text:p text:style-name="P1">kehando </text:p>
      <text:p text:style-name="P1">keho (sus.), -nan</text:p>
      <text:p text:style-name="P1">keiker <text:s/>(sus.), -nan</text:p>
      <text:p text:style-name="P1">keilbout (sus.), -nan</text:p>
      <text:p text:style-name="P1">keinta (v.)</text:p>
      <text:p text:style-name="P1">keintá (ath.)</text:p>
      <text:p text:style-name="P1">keintando </text:p>
      <text:p text:style-name="P1">keintura <text:s/>(sus.)</text:p>
      <text:p text:style-name="P1">keiru (v.)</text:p>
      <text:p text:style-name="P1">keirumentu (sus.)</text:p>
      <text:p text:style-name="P1"><text:soft-page-break/>keit (sus.), -nan</text:p>
      <text:p text:style-name="P1">keke (sus.)</text:p>
      <text:p text:style-name="P1">kèlder (sus.), -nan</text:p>
      <text:p text:style-name="P1">kèlèmbè (sus.), -nan</text:p>
      <text:p text:style-name="P1">kèlki (sus.), -nan</text:p>
      <text:p text:style-name="P1">kemadura (sus.), -nan</text:p>
      <text:p text:style-name="P1">ken </text:p>
      <text:p text:style-name="P1">keña (v.)</text:p>
      <text:p text:style-name="P1">keñadó </text:p>
      <text:p text:style-name="P1">keñamentu (sus.), -nan</text:p>
      <text:p text:style-name="P1">keñando </text:p>
      <text:p text:style-name="P1">kenchi (sus.), -nan</text:p>
      <text:p text:style-name="P1">kende </text:p>
      <text:p text:style-name="P1">kendenan </text:p>
      <text:p text:style-name="P1">kènèp (v.)</text:p>
      <text:p text:style-name="P1">kenepa (sus.), -nan</text:p>
      <text:p text:style-name="P1">Kenia (sus.)</text:p>
      <text:p text:style-name="P1">keniano (sus.), -nan</text:p>
      <text:p text:style-name="P1">keniano (ath.)</text:p>
      <text:p text:style-name="P1">kènk (sus.), -nan</text:p>
      <text:p text:style-name="P1">kenkust (sus.)</text:p>
      <text:p text:style-name="P1">kèns (sus.), -nan</text:p>
      <text:p text:style-name="P1">kèns (ath.)</text:p>
      <text:p text:style-name="P1">kenshi (sus.), -nan</text:p>
      <text:p text:style-name="P1">kenta (v.)</text:p>
      <text:p text:style-name="P1">kentá (ath.)</text:p>
      <text:p text:style-name="P1">kentando </text:p>
      <text:p text:style-name="P1">kènter (v.)</text:p>
      <text:p text:style-name="P1">kentura (sus.)</text:p>
      <text:p text:style-name="P1">keramik (sus.)</text:p>
      <text:p text:style-name="P1">keramista (sus.), -nan</text:p>
      <text:p text:style-name="P1">kere (v.)</text:p>
      <text:p text:style-name="P1">kerementu (sus.)</text:p>
      <text:p text:style-name="P1">kerensia (sus.), -nan</text:p>
      <text:p text:style-name="P1">kèrf (sus.), -nan</text:p>
      <text:p text:style-name="P1">kerí (ath.)</text:p>
      <text:p text:style-name="P1">kerida (sus.), -nan</text:p>
      <text:p text:style-name="P1">kerido (sus.), -nan</text:p>
      <text:p text:style-name="P1">keriendo </text:p>
      <text:p text:style-name="P1">kèrki (sus.), -nan</text:p>
      <text:p text:style-name="P1">kerozin (sus.)</text:p>
      <text:p text:style-name="P1">kèrstbom (sus.), -nan</text:p>
      <text:p text:style-name="P1">kèsh (sus.)</text:p>
      <text:p text:style-name="P1">kèsh (ath.)</text:p>
      <text:p text:style-name="P1"><text:soft-page-break/>keshi (sus.), -nan</text:p>
      <text:p text:style-name="P1">kesio (sus.), -nan</text:p>
      <text:p text:style-name="P1">kestion (sus.), -nan</text:p>
      <text:p text:style-name="P1">ket (sus.), -nan</text:p>
      <text:p text:style-name="P1">ketel (sus.), -nan</text:p>
      <text:p text:style-name="P1">ketelpak (sus.), -nan</text:p>
      <text:p text:style-name="P1">kèts (sus.), -nan</text:p>
      <text:p text:style-name="P1">ketu (ath.)</text:p>
      <text:p text:style-name="P1">ki </text:p>
      <text:p text:style-name="P1">ki (atv.)</text:p>
      <text:p text:style-name="P1">kiasmo (sus.), -nan</text:p>
      <text:p text:style-name="P1">kibe (sus.), -nan</text:p>
      <text:p text:style-name="P1">kiboká (v.)</text:p>
      <text:p text:style-name="P1">kiboká (ath.)</text:p>
      <text:p text:style-name="P1">kibokando </text:p>
      <text:p text:style-name="P1">kibokashon (sus.), -nan</text:p>
      <text:p text:style-name="P1">kibra (v.)</text:p>
      <text:p text:style-name="P1">kibrá (ath.)</text:p>
      <text:p text:style-name="P1">kibradó </text:p>
      <text:p text:style-name="P1">kibrahacha (sus.), -nan</text:p>
      <text:p text:style-name="P1">kibramentu (sus.)</text:p>
      <text:p text:style-name="P1">kibrando </text:p>
      <text:p text:style-name="P1">kibraola (sus.), -nan</text:p>
      <text:p text:style-name="P1">kibuká (v.)</text:p>
      <text:p text:style-name="P1">kibuká (ath.)</text:p>
      <text:p text:style-name="P1">kibukashon (sus.), -nan</text:p>
      <text:p text:style-name="P1">kiebra <text:s/>(sus.), -nan</text:p>
      <text:p text:style-name="P1">kiebro (sus.), -nan</text:p>
      <text:p text:style-name="P1">kièr (v.)</text:p>
      <text:p text:style-name="P1">kièr (sus.), -nan</text:p>
      <text:p text:style-name="P1">kietut (sus.), -nan</text:p>
      <text:p text:style-name="P1">kik (v.)</text:p>
      <text:p text:style-name="P1">kikdó (sus.), -nan</text:p>
      <text:p text:style-name="P1">kikirikí (sus.), -nan</text:p>
      <text:p text:style-name="P1">kikmentu (sus.)</text:p>
      <text:p text:style-name="P1">kiko </text:p>
      <text:p text:style-name="P1">kil (sus.), -nan</text:p>
      <text:p text:style-name="P1">kilate (sus.)</text:p>
      <text:p text:style-name="P1">kilo (sus.), -nan</text:p>
      <text:p text:style-name="P1">kiloampèr (sus.), -nan</text:p>
      <text:p text:style-name="P1">kilobait (sus.), -nan</text:p>
      <text:p text:style-name="P1">kilogram (sus.), -nan</text:p>
      <text:p text:style-name="P1">kilohertz (sus.), -nan</text:p>
      <text:p text:style-name="P1">kilokaloria (sus.), -nan</text:p>
      <text:p text:style-name="P1"><text:soft-page-break/>kiloliter (sus.), -nan</text:p>
      <text:p text:style-name="P1">kilometer (sus.), -nan</text:p>
      <text:p text:style-name="P1">kilosiklo (sus.), -nan</text:p>
      <text:p text:style-name="P1">kilowatt (sus.), -nan</text:p>
      <text:p text:style-name="P1">kima (v.)</text:p>
      <text:p text:style-name="P1">kimá (ath.)</text:p>
      <text:p text:style-name="P1">kimakima (sus.), -nan</text:p>
      <text:p text:style-name="P1">kimamentu (sus.)</text:p>
      <text:p text:style-name="P1">kimando </text:p>
      <text:p text:style-name="P1">kimera <text:s/>(sus.), -nan</text:p>
      <text:p text:style-name="P1">kímika (sus.), -nan</text:p>
      <text:p text:style-name="P1">kímiko (sus.), -nan</text:p>
      <text:p text:style-name="P1">kímiko (ath.)</text:p>
      <text:p text:style-name="P1">kimona (sus.), -nan</text:p>
      <text:p text:style-name="P1">kinichi (sus.), -nan</text:p>
      <text:p text:style-name="P1">kinikini (sus.), -nan</text:p>
      <text:p text:style-name="P1">kinikintèr (ath.)</text:p>
      <text:p text:style-name="P1">kinina (sus.)</text:p>
      <text:p text:style-name="P1">kinipí (v.)</text:p>
      <text:p text:style-name="P1">kinipí (sus.), -nan</text:p>
      <text:p text:style-name="P1">kinipí (ath.)</text:p>
      <text:p text:style-name="P1">kinipiendo </text:p>
      <text:p text:style-name="P1">kinipimentu (sus.)</text:p>
      <text:p text:style-name="P1">kinsena (sus.), -nan</text:p>
      <text:p text:style-name="P1">kinta (sus.), -nan</text:p>
      <text:p text:style-name="P1">kintal (sus.), -nan</text:p>
      <text:p text:style-name="P1">kinteto (sus.), -nan</text:p>
      <text:p text:style-name="P1">kinto </text:p>
      <text:p text:style-name="P1">kinto (sus.), -nan</text:p>
      <text:p text:style-name="P1">kiosko (sus.), -nan</text:p>
      <text:p text:style-name="P1">kipá (sus.), -nan</text:p>
      <text:p text:style-name="P1">kipashi (sus.), -nan</text:p>
      <text:p text:style-name="P1">kiper (sus.), -nan</text:p>
      <text:p text:style-name="P1">kiriwichi (sus.), -nan</text:p>
      <text:p text:style-name="P1">kirúrgiko (ath.)</text:p>
      <text:p text:style-name="P1">kis (sus.), -nan</text:p>
      <text:p text:style-name="P1">kisas (atv.)</text:p>
      <text:p text:style-name="P1">kishikí (v.)</text:p>
      <text:p text:style-name="P1">kishikí (sus.), -nan</text:p>
      <text:p text:style-name="P1">kishikiendo </text:p>
      <text:p text:style-name="P1">kishikimentu (sus.)</text:p>
      <text:p text:style-name="P1">kishikishi (sus.), -nan</text:p>
      <text:p text:style-name="P1">kiskou (v.)</text:p>
      <text:p text:style-name="P1">kismentu (sus.)</text:p>
      <text:p text:style-name="P1"><text:soft-page-break/>kiston (sus.)</text:p>
      <text:p text:style-name="P1">kit (ath.)</text:p>
      <text:p text:style-name="P1">kita (v.)</text:p>
      <text:p text:style-name="P1">kitá (ath.)</text:p>
      <text:p text:style-name="P1">kitamentu (sus.)</text:p>
      <text:p text:style-name="P1">kitando </text:p>
      <text:p text:style-name="P1">kitara (sus.), -nan</text:p>
      <text:p text:style-name="P1">kitarista (sus.), -nan</text:p>
      <text:p text:style-name="P1">kitoki (sus.), -nan</text:p>
      <text:p text:style-name="P1">kitrin (sus.), -nan</text:p>
      <text:p text:style-name="P1">kiut (ath.)</text:p>
      <text:p text:style-name="P1">kiwa (sus.), -nan</text:p>
      <text:p text:style-name="P1">kla (ath.)</text:p>
      <text:p text:style-name="P1">klaba (v.)</text:p>
      <text:p text:style-name="P1">klabá (ath.)</text:p>
      <text:p text:style-name="P1">klabamentu (sus.)</text:p>
      <text:p text:style-name="P1">klabando </text:p>
      <text:p text:style-name="P1">klabia (sus.), -nan</text:p>
      <text:p text:style-name="P1">klabihero (sus.), -nan</text:p>
      <text:p text:style-name="P1">klabio (sus.), -nan</text:p>
      <text:p text:style-name="P1">klabu (sus.), -nan</text:p>
      <text:p text:style-name="P1">klafat (v.)</text:p>
      <text:p text:style-name="P1">klandestinamente (atv.)</text:p>
      <text:p text:style-name="P1">klandestino (ath.)</text:p>
      <text:p text:style-name="P1">klap (v.)</text:p>
      <text:p text:style-name="P1">klap (ath.)</text:p>
      <text:p text:style-name="P1">klapchi (sus.), -nan</text:p>
      <text:p text:style-name="P1">klapor (sus.), -nan</text:p>
      <text:p text:style-name="P1">klara (v.)</text:p>
      <text:p text:style-name="P1">klaramentu (sus.)</text:p>
      <text:p text:style-name="P1">klarando </text:p>
      <text:p text:style-name="P1">klaridat (sus.)</text:p>
      <text:p text:style-name="P1">klarifiká (v.)</text:p>
      <text:p text:style-name="P1">klarifiká (ath.)</text:p>
      <text:p text:style-name="P1">klarifikashon (sus.), -nan</text:p>
      <text:p text:style-name="P1">klarinèt (sus.), -nan</text:p>
      <text:p text:style-name="P1">klaro (atv.)</text:p>
      <text:p text:style-name="P1">klaro (ath.)</text:p>
      <text:p text:style-name="P1">klas (sus.), -nan</text:p>
      <text:p text:style-name="P1">klase (sus.), -nan</text:p>
      <text:p text:style-name="P1">klasifiká (v.)</text:p>
      <text:p text:style-name="P1">klasifiká (ath.)</text:p>
      <text:p text:style-name="P1">klasifikadó (sus.), -nan</text:p>
      <text:p text:style-name="P1">klasifikando </text:p>
      <text:p text:style-name="P1"><text:soft-page-break/>klasifikashon (sus.), -nan</text:p>
      <text:p text:style-name="P1">klasikal (ath.)</text:p>
      <text:p text:style-name="P1">klásiko (sus.), -nan</text:p>
      <text:p text:style-name="P1">klásiko (ath.)</text:p>
      <text:p text:style-name="P1">klasisismo (sus.)</text:p>
      <text:p text:style-name="P1">klasisista (sus.), -nan</text:p>
      <text:p text:style-name="P1">klat (sus.), -nan</text:p>
      <text:p text:style-name="P1">klat (ath.)</text:p>
      <text:p text:style-name="P1">klatblòk (sus.), -nan</text:p>
      <text:p text:style-name="P1">klave (sus.), -nan</text:p>
      <text:p text:style-name="P1">klavel (sus.), -nan</text:p>
      <text:p text:style-name="P1">klavia (sus.), -nan</text:p>
      <text:p text:style-name="P1">klechi (sus.), -nan</text:p>
      <text:p text:style-name="P1">klei (sus.)</text:p>
      <text:p text:style-name="P1">kleinfeshi (sus.), -nan</text:p>
      <text:p text:style-name="P1">klek <text:s/>(v.)</text:p>
      <text:p text:style-name="P1">klekonchi (sus.), -nan</text:p>
      <text:p text:style-name="P1">klèm (v.)</text:p>
      <text:p text:style-name="P1">klèm (sus.), -nan</text:p>
      <text:p text:style-name="P1">klemensia (sus.), -nan</text:p>
      <text:p text:style-name="P1">klemente (ath.)</text:p>
      <text:p text:style-name="P1">klèmmentu (sus.)</text:p>
      <text:p text:style-name="P1">klenker , -nan</text:p>
      <text:p text:style-name="P1">klenku (sus.), -nan</text:p>
      <text:p text:style-name="P1">klep (sus.), -nan</text:p>
      <text:p text:style-name="P1">klèp (sus.), -nan</text:p>
      <text:p text:style-name="P1">kleps (sus.), -nan</text:p>
      <text:p text:style-name="P1">klèptoman (sus.), -nan</text:p>
      <text:p text:style-name="P1">klèptomania (sus.)</text:p>
      <text:p text:style-name="P1">klerchi (sus.), -nan</text:p>
      <text:p text:style-name="P1">klérigo (sus.), -nan</text:p>
      <text:p text:style-name="P1">klero (sus.)</text:p>
      <text:p text:style-name="P1">klèsh (v.)</text:p>
      <text:p text:style-name="P1">klèsh (sus.), -nan</text:p>
      <text:p text:style-name="P1">klestek (sus.), -nan</text:p>
      <text:p text:style-name="P1">klèts (v.)</text:p>
      <text:p text:style-name="P1">klewan (sus.), -nan</text:p>
      <text:p text:style-name="P1">kliente (sus.), -nan</text:p>
      <text:p text:style-name="P1">klientela (sus.)</text:p>
      <text:p text:style-name="P1">klik (sus.), -nan</text:p>
      <text:p text:style-name="P1">klima (sus.), -nan</text:p>
      <text:p text:style-name="P1">klímaks (sus.), -nan</text:p>
      <text:p text:style-name="P1">klimaterio <text:s/>(sus.)</text:p>
      <text:p text:style-name="P1">klimatológiko (ath.)</text:p>
      <text:p text:style-name="P1"><text:soft-page-break/>klina (sus.), -nan</text:p>
      <text:p text:style-name="P1">klinchi (sus.), -nan</text:p>
      <text:p text:style-name="P1">klinèks (sus.), -nan</text:p>
      <text:p text:style-name="P1">klínika (sus.), -nan</text:p>
      <text:p text:style-name="P1">klíniko (ath.)</text:p>
      <text:p text:style-name="P1">klinser (sus.)</text:p>
      <text:p text:style-name="P1">klir (sus.), -nan</text:p>
      <text:p text:style-name="P1">klishé (sus.), -nan</text:p>
      <text:p text:style-name="P1">kloaka (sus.), -nan</text:p>
      <text:p text:style-name="P1">klòk (v.)</text:p>
      <text:p text:style-name="P1">klòk (sus.), -nan</text:p>
      <text:p text:style-name="P1">klòk (ath.)</text:p>
      <text:p text:style-name="P1">klòmp (sus.), -nan</text:p>
      <text:p text:style-name="P1">klòmpi (sus.), -nan</text:p>
      <text:p text:style-name="P1">klònchi (sus.), -nan</text:p>
      <text:p text:style-name="P1">klòp (sus.), -nan</text:p>
      <text:p text:style-name="P1">kloro (sus.)</text:p>
      <text:p text:style-name="P1">klorofil (sus.)</text:p>
      <text:p text:style-name="P1">kloroformo (sus.)</text:p>
      <text:p text:style-name="P1">kloròks (sus.)</text:p>
      <text:p text:style-name="P1">kloustrofobia (sus.)</text:p>
      <text:p text:style-name="P1">klóusula (sus.), -nan</text:p>
      <text:p text:style-name="P1">klousura (sus.), -nan</text:p>
      <text:p text:style-name="P1">klousurá (v.)</text:p>
      <text:p text:style-name="P1">klousurá (ath.)</text:p>
      <text:p text:style-name="P1">klousurando </text:p>
      <text:p text:style-name="P1">klùch (sus.), -nan</text:p>
      <text:p text:style-name="P1">klup (sus.), -nan</text:p>
      <text:p text:style-name="P1">klùr (v.)</text:p>
      <text:p text:style-name="P1">klùrmentu (sus.)</text:p>
      <text:p text:style-name="P1">klùster (v.)</text:p>
      <text:p text:style-name="P1">klùster (sus.), -nan</text:p>
      <text:p text:style-name="P1">knock-out (v.)</text:p>
      <text:p text:style-name="P1">knock-out (sus.), -nan</text:p>
      <text:p text:style-name="P1">koaha (v.)</text:p>
      <text:p text:style-name="P1">koahá (ath.)</text:p>
      <text:p text:style-name="P1">koalishon (sus.), -nan</text:p>
      <text:p text:style-name="P1">koba (v.)</text:p>
      <text:p text:style-name="P1">kobá (ath.)</text:p>
      <text:p text:style-name="P1">kobadó (sus.), -nan</text:p>
      <text:p text:style-name="P1">kobamentu (sus.)</text:p>
      <text:p text:style-name="P1">kobando </text:p>
      <text:p text:style-name="P1">kobarde (sus.), -nan</text:p>
      <text:p text:style-name="P1">kobarde (ath.)</text:p>
      <text:p text:style-name="P1"><text:soft-page-break/>kobardemente <text:s/>(atv.)</text:p>
      <text:p text:style-name="P1">kobardia (sus.)</text:p>
      <text:p text:style-name="P1">kobardiá (v.)</text:p>
      <text:p text:style-name="P1">kobardiando </text:p>
      <text:p text:style-name="P1">kobeitu (sus.), -nan</text:p>
      <text:p text:style-name="P1">kobertura (sus.), -nan</text:p>
      <text:p text:style-name="P1">kòbòi (sus.), -nan</text:p>
      <text:p text:style-name="P1">kobra (v.)</text:p>
      <text:p text:style-name="P1">kobrá (ath.)</text:p>
      <text:p text:style-name="P1">kobradó (sus.), -nan</text:p>
      <text:p text:style-name="P1">kobramentu (sus.)</text:p>
      <text:p text:style-name="P1">kobrando </text:p>
      <text:p text:style-name="P1">kobransa (sus.), -nan</text:p>
      <text:p text:style-name="P1">kobro (sus.), -nan</text:p>
      <text:p text:style-name="P1">kochera (sus.), -nan</text:p>
      <text:p text:style-name="P1">kochero (sus.), -nan</text:p>
      <text:p text:style-name="P1">kochi (sus.), -nan</text:p>
      <text:p text:style-name="P1">kòchi (sus.), -nan</text:p>
      <text:p text:style-name="P1">kodak (sus.), -nan</text:p>
      <text:p text:style-name="P1">kodifiká (v.)</text:p>
      <text:p text:style-name="P1">kodifiká (ath.)</text:p>
      <text:p text:style-name="P1">kodifikando </text:p>
      <text:p text:style-name="P1">kodifikashon (sus.)</text:p>
      <text:p text:style-name="P1">kódigo (sus.), -nan</text:p>
      <text:p text:style-name="P1">koeksistensia (sus.), -nan</text:p>
      <text:p text:style-name="P1">koeksistí (v.)</text:p>
      <text:p text:style-name="P1">koeksistí <text:s/>(v.)</text:p>
      <text:p text:style-name="P1">kòfi (sus.), -nan</text:p>
      <text:p text:style-name="P1">kofinansiá (v.)</text:p>
      <text:p text:style-name="P1">kofinansiá (ath.)</text:p>
      <text:p text:style-name="P1">kofinansiadó (sus.), -nan</text:p>
      <text:p text:style-name="P1">kofinansiamentu (sus.)</text:p>
      <text:p text:style-name="P1">kofirmante <text:s/>(sus.), -nan</text:p>
      <text:p text:style-name="P1">kofradia (sus.), -nan</text:p>
      <text:p text:style-name="P1">kofundadó (sus.), -nan</text:p>
      <text:p text:style-name="P1">kognitivo (ath.)</text:p>
      <text:p text:style-name="P1">koha (v.)</text:p>
      <text:p text:style-name="P1">kohando (ath.)</text:p>
      <text:p text:style-name="P1">kohe (v.)</text:p>
      <text:p text:style-name="P1">kohedó (sus.), -nan</text:p>
      <text:p text:style-name="P1">kohementu (sus.)</text:p>
      <text:p text:style-name="P1">koherensia (sus.)</text:p>
      <text:p text:style-name="P1">koherente (ath.)</text:p>
      <text:p text:style-name="P1">koheshon <text:s/>(sus.)</text:p>
      <text:p text:style-name="P1"><text:soft-page-break/>kohete (sus.), -nan</text:p>
      <text:p text:style-name="P1">kohiendo </text:p>
      <text:p text:style-name="P1">koho (ath.)</text:p>
      <text:p text:style-name="P1">kohon (sus.)</text:p>
      <text:p text:style-name="P1">kohoná (v.)</text:p>
      <text:p text:style-name="P1">koinsidensia (sus.), -nan</text:p>
      <text:p text:style-name="P1">koinsidí (v.)</text:p>
      <text:p text:style-name="P1">koito (sus.), -nan</text:p>
      <text:p text:style-name="P1">koitu (sus.), -nan</text:p>
      <text:p text:style-name="P1">koka (sus.)</text:p>
      <text:p text:style-name="P1">kokada (sus.), -nan</text:p>
      <text:p text:style-name="P1">kokaina (sus.)</text:p>
      <text:p text:style-name="P1">kokart (sus.), -nan</text:p>
      <text:p text:style-name="P1">kòkchi (sus.), -nan</text:p>
      <text:p text:style-name="P1">kòki (sus.), -nan</text:p>
      <text:p text:style-name="P1">kokí <text:s/>(sus.), -nan</text:p>
      <text:p text:style-name="P1">koko (sus.), -nan</text:p>
      <text:p text:style-name="P1">kokobiá (v.)</text:p>
      <text:p text:style-name="P1">kokochá (v.)</text:p>
      <text:p text:style-name="P1">kòkòdèk (sus.), -nan</text:p>
      <text:p text:style-name="P1">kokoí <text:s/>(sus.), -nan</text:p>
      <text:p text:style-name="P1">kokolishi (sus.), -nan</text:p>
      <text:p text:style-name="P1">kokomakaku (sus.), -nan</text:p>
      <text:p text:style-name="P1">kokoti (sus.), -nan</text:p>
      <text:p text:style-name="P1">kokoyoko (sus.)</text:p>
      <text:p text:style-name="P1">kòktel (sus.), -nan</text:p>
      <text:p text:style-name="P1">kòl (sus.), -nan</text:p>
      <text:p text:style-name="P1">kola (sus.), -nan</text:p>
      <text:p text:style-name="P1">kolá (ath.)</text:p>
      <text:p text:style-name="P1">kolaborá (v.)</text:p>
      <text:p text:style-name="P1">kolaboradó (sus.), -nan</text:p>
      <text:p text:style-name="P1">kolaborando </text:p>
      <text:p text:style-name="P1">kolaborashon (sus.), -nan</text:p>
      <text:p text:style-name="P1">koladó (sus.), -nan</text:p>
      <text:p text:style-name="P1">kolamentu (sus.)</text:p>
      <text:p text:style-name="P1">kolando </text:p>
      <text:p text:style-name="P1">kolbino (sus.), -nan</text:p>
      <text:p text:style-name="P1">kolchon (sus.), -nan</text:p>
      <text:p text:style-name="P1">kolebra (sus.), -nan</text:p>
      <text:p text:style-name="P1">kolega (sus.), -nan</text:p>
      <text:p text:style-name="P1">kolegial (ath.)</text:p>
      <text:p text:style-name="P1">kolegialidat <text:s/>(sus.)</text:p>
      <text:p text:style-name="P1">kolegio (sus.), -nan</text:p>
      <text:p text:style-name="P1">kolekshon (sus.), -nan</text:p>
      <text:p text:style-name="P1"><text:soft-page-break/>kolekshoná (v.)</text:p>
      <text:p text:style-name="P1">kolekshoná (ath.)</text:p>
      <text:p text:style-name="P1">kolekshonadó </text:p>
      <text:p text:style-name="P1">kolekshonamentu (sus.)</text:p>
      <text:p text:style-name="P1">kolekshonando </text:p>
      <text:p text:style-name="P1">kolekshonista (sus.), -nan</text:p>
      <text:p text:style-name="P1">kolèkt (sus.), -nan</text:p>
      <text:p text:style-name="P1">kolekta (sus.), -nan</text:p>
      <text:p text:style-name="P1">kolektá (v.)</text:p>
      <text:p text:style-name="P1">kolektá (ath.)</text:p>
      <text:p text:style-name="P1">kolektando </text:p>
      <text:p text:style-name="P1">kolektivo (ath.)</text:p>
      <text:p text:style-name="P1">kolèps (v.)</text:p>
      <text:p text:style-name="P1">kólera (sus.)</text:p>
      <text:p text:style-name="P1">kolesteròl (sus.)</text:p>
      <text:p text:style-name="P1">kolèsteròl <text:s/>(sus.)</text:p>
      <text:p text:style-name="P1">kolibrí (sus.)</text:p>
      <text:p text:style-name="P1">kolmo (sus.)</text:p>
      <text:p text:style-name="P1">kolo (sus.), -nan</text:p>
      <text:p text:style-name="P1">koló (sus.), -nan</text:p>
      <text:p text:style-name="P1">kologá (v.)</text:p>
      <text:p text:style-name="P1">kologá (ath.)</text:p>
      <text:p text:style-name="P1">kologamentu (sus.)</text:p>
      <text:p text:style-name="P1">kologando </text:p>
      <text:p text:style-name="P1">koloká <text:s/>(v.)</text:p>
      <text:p text:style-name="P1">koloká <text:s/>(ath.)</text:p>
      <text:p text:style-name="P1">kolokashon <text:s/>(sus.)</text:p>
      <text:p text:style-name="P1">kolokial (ath.)</text:p>
      <text:p text:style-name="P1">kolokio (sus.), -nan</text:p>
      <text:p text:style-name="P1">kolokolo (sus.), -nan</text:p>
      <text:p text:style-name="P1">kolòm (sus.), -nan</text:p>
      <text:p text:style-name="P1">kolombiano (sus.), -nan</text:p>
      <text:p text:style-name="P1">kolombiano (ath.)</text:p>
      <text:p text:style-name="P1">kolonia (sus.), -nan</text:p>
      <text:p text:style-name="P1">kolonial (ath.)</text:p>
      <text:p text:style-name="P1">kolonialismo (sus.)</text:p>
      <text:p text:style-name="P1">kolonialista (sus.), -nan</text:p>
      <text:p text:style-name="P1">kolonialista (ath.)</text:p>
      <text:p text:style-name="P1">kolonisá (v.)</text:p>
      <text:p text:style-name="P1">kolonisá (ath.)</text:p>
      <text:p text:style-name="P1">kolonisadó (sus.), -nan</text:p>
      <text:p text:style-name="P1">kolonisando </text:p>
      <text:p text:style-name="P1">kolonisashon (sus.)</text:p>
      <text:p text:style-name="P1">kolonista (sus.), -nan</text:p>
      <text:p text:style-name="P1"><text:soft-page-break/>kolorido (sus.), -nan</text:p>
      <text:p text:style-name="P1">kolorido (ath.)</text:p>
      <text:p text:style-name="P1">kolumna (sus.), -nan</text:p>
      <text:p text:style-name="P1">kolumnista (sus.), -nan</text:p>
      <text:p text:style-name="P1">koma (sus.)</text:p>
      <text:p text:style-name="P1">kòma (sus.), -nan</text:p>
      <text:p text:style-name="P1">komader (sus.), -nan</text:p>
      <text:p text:style-name="P1">komandá (v.)</text:p>
      <text:p text:style-name="P1">komandá (ath.)</text:p>
      <text:p text:style-name="P1">komandando </text:p>
      <text:p text:style-name="P1">komandante (sus.), -nan</text:p>
      <text:p text:style-name="P1">komanditario (ath.)</text:p>
      <text:p text:style-name="P1">komando (sus.), -nan</text:p>
      <text:p text:style-name="P1">kombate (sus.), -nan</text:p>
      <text:p text:style-name="P1">kombatí (v.)</text:p>
      <text:p text:style-name="P1">kombatiendo </text:p>
      <text:p text:style-name="P1">kombatiente (sus.), -nan</text:p>
      <text:p text:style-name="P1">kombatimentu (sus.)</text:p>
      <text:p text:style-name="P1">kòmbèk (sus.), -nan</text:p>
      <text:p text:style-name="P1">kombení <text:s/>(v.)</text:p>
      <text:p text:style-name="P1">kombení <text:s/>(ath.)</text:p>
      <text:p text:style-name="P1">kombenio (sus.), -nan</text:p>
      <text:p text:style-name="P1">kombento (sus.), -nan</text:p>
      <text:p text:style-name="P1">kòmbersá (v.)</text:p>
      <text:p text:style-name="P1">kòmbersadó (sus.), -nan</text:p>
      <text:p text:style-name="P1">kòmbersando </text:p>
      <text:p text:style-name="P1">kòmbersashon (sus.), -nan</text:p>
      <text:p text:style-name="P1">kombershon (sus.), -nan</text:p>
      <text:p text:style-name="P1">kombertí (v.)</text:p>
      <text:p text:style-name="P1">kombertí (ath.)</text:p>
      <text:p text:style-name="P1">kombidá (v.)</text:p>
      <text:p text:style-name="P1">kombidá (ath.)</text:p>
      <text:p text:style-name="P1">kombidamentu (sus.)</text:p>
      <text:p text:style-name="P1">kombidando </text:p>
      <text:p text:style-name="P1">kombiná (v.)</text:p>
      <text:p text:style-name="P1">kombiná (ath.)</text:p>
      <text:p text:style-name="P1">kombinando </text:p>
      <text:p text:style-name="P1">kombinashon (sus.), -nan</text:p>
      <text:p text:style-name="P1">kombitu (sus.), -nan</text:p>
      <text:p text:style-name="P1">kombles (sus.), -nan</text:p>
      <text:p text:style-name="P1">kombo (sus.), -nan</text:p>
      <text:p text:style-name="P1">kòmchi (sus.), -nan</text:p>
      <text:p text:style-name="P1">kome (v.)</text:p>
      <text:p text:style-name="P1">komé (ath.)</text:p>
      <text:p text:style-name="P1"><text:soft-page-break/>komedia (sus.), -nan</text:p>
      <text:p text:style-name="P1">komediante (sus.), -nan</text:p>
      <text:p text:style-name="P1">komedó (sus.), -nan</text:p>
      <text:p text:style-name="P1">komedor (sus.), -nan</text:p>
      <text:p text:style-name="P1">komehein (sus.), -nan</text:p>
      <text:p text:style-name="P1">komementu (sus.), -nan</text:p>
      <text:p text:style-name="P1">komentá (v.)</text:p>
      <text:p text:style-name="P1">komentá (ath.)</text:p>
      <text:p text:style-name="P1">komentando </text:p>
      <text:p text:style-name="P1">komentariá <text:s/>(v.)</text:p>
      <text:p text:style-name="P1">komentario (sus.), -nan</text:p>
      <text:p text:style-name="P1">komentarista (sus.), -nan</text:p>
      <text:p text:style-name="P1">komèr (sus.), -nan</text:p>
      <text:p text:style-name="P1">komersial (ath.)</text:p>
      <text:p text:style-name="P1">komersialisá (v.)</text:p>
      <text:p text:style-name="P1">komersialisá (ath.)</text:p>
      <text:p text:style-name="P1">komersialisashon (sus.)</text:p>
      <text:p text:style-name="P1">komersiante (sus.), -nan</text:p>
      <text:p text:style-name="P1">komèrsio (sus.)</text:p>
      <text:p text:style-name="P1">komestibel (sus.), -nan</text:p>
      <text:p text:style-name="P1">kometa (sus.), -nan</text:p>
      <text:p text:style-name="P1">kometé (v.)</text:p>
      <text:p text:style-name="P1">kometí (ath.)</text:p>
      <text:p text:style-name="P1">komí (ath.)</text:p>
      <text:p text:style-name="P1">komia (sus.), -nan</text:p>
      <text:p text:style-name="P1">komibel (ath.)</text:p>
      <text:p text:style-name="P1">komiendo </text:p>
      <text:p text:style-name="P1">komienso (sus.), -nan</text:p>
      <text:p text:style-name="P1">kómiko (sus.), -nan</text:p>
      <text:p text:style-name="P1">kómiko (ath.)</text:p>
      <text:p text:style-name="P1">komino (sus.)</text:p>
      <text:p text:style-name="P1">komis (sus.), -nan</text:p>
      <text:p text:style-name="P1">komisariado (sus.), -nan</text:p>
      <text:p text:style-name="P1">komisario (sus.), -nan</text:p>
      <text:p text:style-name="P1">komishon (sus.), -nan</text:p>
      <text:p text:style-name="P1">komité (sus.), -nan</text:p>
      <text:p text:style-name="P1">komitiva (sus.), -nan</text:p>
      <text:p text:style-name="P1">komo </text:p>
      <text:p text:style-name="P1">kómodamente (atv.)</text:p>
      <text:p text:style-name="P1">komodidat (sus.), -nan</text:p>
      <text:p text:style-name="P1">kómodo (ath.)</text:p>
      <text:p text:style-name="P1">kompa (sus.), -nan</text:p>
      <text:p text:style-name="P1">kompader (sus.), -nan</text:p>
      <text:p text:style-name="P1">kompai (sus.), -nan</text:p>
      <text:p text:style-name="P1"><text:soft-page-break/>kompakto (ath.)</text:p>
      <text:p text:style-name="P1">kompañá (v.)</text:p>
      <text:p text:style-name="P1">kompañá (ath.)</text:p>
      <text:p text:style-name="P1">kompañamentu (sus.)</text:p>
      <text:p text:style-name="P1">kompañando </text:p>
      <text:p text:style-name="P1">kompañera (sus.), -nan</text:p>
      <text:p text:style-name="P1">kompañeril (ath.)</text:p>
      <text:p text:style-name="P1">kompañerismo (sus.)</text:p>
      <text:p text:style-name="P1">kompañero (sus.), -nan</text:p>
      <text:p text:style-name="P1">kompania (sus.), -nan</text:p>
      <text:p text:style-name="P1">kompaño (sus.), -nan</text:p>
      <text:p text:style-name="P1">kompará (v.)</text:p>
      <text:p text:style-name="P1">kompará (ath.)</text:p>
      <text:p text:style-name="P1">komparabel (ath.)</text:p>
      <text:p text:style-name="P1">komparando </text:p>
      <text:p text:style-name="P1">komparashon <text:s/>(sus.), -nan</text:p>
      <text:p text:style-name="P1">komparativo (ath.)</text:p>
      <text:p text:style-name="P1">komparesé (v.)</text:p>
      <text:p text:style-name="P1">komparesensia (sus.), -nan</text:p>
      <text:p text:style-name="P1">komparesiente (sus.), -nan</text:p>
      <text:p text:style-name="P1">kompartí (v.)</text:p>
      <text:p text:style-name="P1">kompartí (ath.)</text:p>
      <text:p text:style-name="P1">kompartiendo </text:p>
      <text:p text:style-name="P1">kompas (sus.), -nan</text:p>
      <text:p text:style-name="P1">kompashon (sus.)</text:p>
      <text:p text:style-name="P1">kompatibel (ath.)</text:p>
      <text:p text:style-name="P1">kompatibilidat (sus.)</text:p>
      <text:p text:style-name="P1">kompatriota (sus.), -nan</text:p>
      <text:p text:style-name="P1">kompensá (v.)</text:p>
      <text:p text:style-name="P1">kompensá (ath.)</text:p>
      <text:p text:style-name="P1">kompensando </text:p>
      <text:p text:style-name="P1">kompensashon (sus.), -nan</text:p>
      <text:p text:style-name="P1">kompèr (sus.), -nan</text:p>
      <text:p text:style-name="P1">kompetensia (sus.), -nan</text:p>
      <text:p text:style-name="P1">kompetente (ath.)</text:p>
      <text:p text:style-name="P1">kompetí (v.)</text:p>
      <text:p text:style-name="P1">kompetidó (sus.), -nan</text:p>
      <text:p text:style-name="P1">kompetiendo </text:p>
      <text:p text:style-name="P1">kompetitividat (sus.)</text:p>
      <text:p text:style-name="P1">kompetitivo (ath.)</text:p>
      <text:p text:style-name="P1">kòmpi (sus.), -nan</text:p>
      <text:p text:style-name="P1">kompilá (v.)</text:p>
      <text:p text:style-name="P1">kompilá (ath.)</text:p>
      <text:p text:style-name="P1">kompiladó (sus.), -nan</text:p>
      <text:p text:style-name="P1"><text:soft-page-break/>kompilashon (sus.), -nan</text:p>
      <text:p text:style-name="P1">kompinchi (sus.), -nan</text:p>
      <text:p text:style-name="P1">kòmpiuter (sus.), -nan</text:p>
      <text:p text:style-name="P1">komplasé (v.)</text:p>
      <text:p text:style-name="P1">komplasí (ath.)</text:p>
      <text:p text:style-name="P1">komplasiente (ath.)</text:p>
      <text:p text:style-name="P1">komplehá (ath.)</text:p>
      <text:p text:style-name="P1">komplehidat (sus.), -nan</text:p>
      <text:p text:style-name="P1">kompleho (sus.), -nan</text:p>
      <text:p text:style-name="P1">kompleho (ath.)</text:p>
      <text:p text:style-name="P1">komplementá (v.)</text:p>
      <text:p text:style-name="P1">komplementá (ath.)</text:p>
      <text:p text:style-name="P1">komplementando </text:p>
      <text:p text:style-name="P1">komplementario (ath.)</text:p>
      <text:p text:style-name="P1">komplementashon (sus.)</text:p>
      <text:p text:style-name="P1">komplemento (sus.), -nan</text:p>
      <text:p text:style-name="P1">kompletá (v.)</text:p>
      <text:p text:style-name="P1">kompletá (ath.)</text:p>
      <text:p text:style-name="P1">kompletamente (atv.)</text:p>
      <text:p text:style-name="P1">kompleto (ath.)</text:p>
      <text:p text:style-name="P1">kompliká (v.)</text:p>
      <text:p text:style-name="P1">kompliká (ath.)</text:p>
      <text:p text:style-name="P1">komplikamentu (sus.)</text:p>
      <text:p text:style-name="P1">komplikando </text:p>
      <text:p text:style-name="P1">komplikashon (sus.), -nan</text:p>
      <text:p text:style-name="P1">kòmplimènt (sus.), -nan</text:p>
      <text:p text:style-name="P1">kómplise (sus.), -nan</text:p>
      <text:p text:style-name="P1">komplisidat (sus.)</text:p>
      <text:p text:style-name="P1">kòmplòt (sus.), -nan</text:p>
      <text:p text:style-name="P1">komponé (v.)</text:p>
      <text:p text:style-name="P1">komponé (ath.)</text:p>
      <text:p text:style-name="P1">komponente (sus.), -nan</text:p>
      <text:p text:style-name="P1">komponiendo </text:p>
      <text:p text:style-name="P1">komportá (v.)</text:p>
      <text:p text:style-name="P1">komportamentu <text:s/>(sus.)</text:p>
      <text:p text:style-name="P1">komportando </text:p>
      <text:p text:style-name="P1">komportashon (sus.)</text:p>
      <text:p text:style-name="P1">komposishon (sus.), -nan</text:p>
      <text:p text:style-name="P1">kompositor (sus.), -nan</text:p>
      <text:p text:style-name="P1">kompra (sus.), -nan</text:p>
      <text:p text:style-name="P1">komprendé (v.)</text:p>
      <text:p text:style-name="P1">komprendementu (sus.)</text:p>
      <text:p text:style-name="P1">komprenshon (sus.)</text:p>
      <text:p text:style-name="P1">komprensibel (ath.)</text:p>
      <text:p text:style-name="P1"><text:soft-page-break/>kòmprès (sus.), -nan</text:p>
      <text:p text:style-name="P1">kòmprèser (sus.), -nan</text:p>
      <text:p text:style-name="P1">komprimí (v.)</text:p>
      <text:p text:style-name="P1">komprimí (ath.)</text:p>
      <text:p text:style-name="P1">komprobá (v.)</text:p>
      <text:p text:style-name="P1">komprobá (ath.)</text:p>
      <text:p text:style-name="P1">komprobando </text:p>
      <text:p text:style-name="P1">komprobante (sus.), -nan</text:p>
      <text:p text:style-name="P1">komprobashon (sus.), -nan</text:p>
      <text:p text:style-name="P1">komprometé (v.)</text:p>
      <text:p text:style-name="P1">komprometementu (sus.)</text:p>
      <text:p text:style-name="P1">komprometí (ath.)</text:p>
      <text:p text:style-name="P1">komprometida (sus.), -nan</text:p>
      <text:p text:style-name="P1">komprometido (sus.), -nan</text:p>
      <text:p text:style-name="P1">komprometiendo </text:p>
      <text:p text:style-name="P1">kompromiso (sus.), -nan</text:p>
      <text:p text:style-name="P1">kompuesto (sus.), -nan</text:p>
      <text:p text:style-name="P1">kompuesto (ath.)</text:p>
      <text:p text:style-name="P1">komputarisá (v.)</text:p>
      <text:p text:style-name="P1">komputarisá (ath.)</text:p>
      <text:p text:style-name="P1">komputarisashon <text:s/>(sus.)</text:p>
      <text:p text:style-name="P1">komun (ath.)</text:p>
      <text:p text:style-name="P1">komunidat (sus.), -nan</text:p>
      <text:p text:style-name="P1">komuniká (v.)</text:p>
      <text:p text:style-name="P1">komuniká (ath.)</text:p>
      <text:p text:style-name="P1">komunikado (sus.), -nan</text:p>
      <text:p text:style-name="P1">komunikando </text:p>
      <text:p text:style-name="P1">komunikashon (sus.), -nan</text:p>
      <text:p text:style-name="P1">komunikativo (ath.)</text:p>
      <text:p text:style-name="P1">komunion (sus.), -nan</text:p>
      <text:p text:style-name="P1">komunismo (sus.)</text:p>
      <text:p text:style-name="P1">komunista (sus.), -nan</text:p>
      <text:p text:style-name="P1">komunista (ath.)</text:p>
      <text:p text:style-name="P1">komunitario <text:s/>(ath.)</text:p>
      <text:p text:style-name="P1">komunmente (atv.)</text:p>
      <text:p text:style-name="P1">kon (atv.)</text:p>
      <text:p text:style-name="P1">koñá <text:s/>(ath.)</text:p>
      <text:p text:style-name="P1">koñak (sus.), -nan</text:p>
      <text:p text:style-name="P1">koncha (sus.), -nan</text:p>
      <text:p text:style-name="P1">kónchale (int.)</text:p>
      <text:p text:style-name="P1">kònchi (sus.), -nan</text:p>
      <text:p text:style-name="P1">konde (sus.), -nan</text:p>
      <text:p text:style-name="P1">kondekorá (v.)</text:p>
      <text:p text:style-name="P1">kondekorá (ath.)</text:p>
      <text:p text:style-name="P1"><text:soft-page-break/>kondekorando </text:p>
      <text:p text:style-name="P1">kondekorashon (sus.), -nan</text:p>
      <text:p text:style-name="P1">kondena (sus.), -nan</text:p>
      <text:p text:style-name="P1">kondená (v.)</text:p>
      <text:p text:style-name="P1">kondená (ath.)</text:p>
      <text:p text:style-name="P1">kondenamentu (sus.)</text:p>
      <text:p text:style-name="P1">kondenando </text:p>
      <text:p text:style-name="P1">kondèns (sus.)</text:p>
      <text:p text:style-name="P1">kondèns (ath.)</text:p>
      <text:p text:style-name="P1">kondensá (v.)</text:p>
      <text:p text:style-name="P1">kondensá (ath.)</text:p>
      <text:p text:style-name="P1">kondensando </text:p>
      <text:p text:style-name="P1">kòndènser (sus.), -nan</text:p>
      <text:p text:style-name="P1">kondesa (sus.), -nan</text:p>
      <text:p text:style-name="P1">kondishon (sus.), -nan</text:p>
      <text:p text:style-name="P1">kondishoná (v.)</text:p>
      <text:p text:style-name="P1">kondishoná (ath.)</text:p>
      <text:p text:style-name="P1">kondishonal (ath.)</text:p>
      <text:p text:style-name="P1">kondishonalmente (atv.)</text:p>
      <text:p text:style-name="P1">kondishonamentu (sus.)</text:p>
      <text:p text:style-name="P1">kondishonando </text:p>
      <text:p text:style-name="P1">kondolensia (sus.), -nan</text:p>
      <text:p text:style-name="P1">kondoler (v.)</text:p>
      <text:p text:style-name="P1">kondon (sus.), -nan</text:p>
      <text:p text:style-name="P1">kondukta (sus.), -nan</text:p>
      <text:p text:style-name="P1">konduktor (sus.), -nan</text:p>
      <text:p text:style-name="P1">kondusí (v.)</text:p>
      <text:p text:style-name="P1">kondusí (ath.)</text:p>
      <text:p text:style-name="P1">kondusiendo </text:p>
      <text:p text:style-name="P1">konekshon (sus.), -nan</text:p>
      <text:p text:style-name="P1">konektá (v.)</text:p>
      <text:p text:style-name="P1">konektá (ath.)</text:p>
      <text:p text:style-name="P1">konektando </text:p>
      <text:p text:style-name="P1">konènchi (sus.), -nan</text:p>
      <text:p text:style-name="P1">konfeit (sus.)</text:p>
      <text:p text:style-name="P1">konferensia (sus.), -nan</text:p>
      <text:p text:style-name="P1">konferensiá </text:p>
      <text:p text:style-name="P1">konferensiante (sus.), -nan</text:p>
      <text:p text:style-name="P1">konferensista (sus.), -nan</text:p>
      <text:p text:style-name="P1">konferí (v.)</text:p>
      <text:p text:style-name="P1">konferí (ath.)</text:p>
      <text:p text:style-name="P1">konfesá (v.)</text:p>
      <text:p text:style-name="P1">konfesá (ath.)</text:p>
      <text:p text:style-name="P1">konfesamentu (sus.)</text:p>
      <text:p text:style-name="P1"><text:soft-page-break/>konfesando </text:p>
      <text:p text:style-name="P1">konfeshon (sus.), -nan</text:p>
      <text:p text:style-name="P1">konfeshonal (ath.)</text:p>
      <text:p text:style-name="P1">konfeshonario (sus.), -nan</text:p>
      <text:p text:style-name="P1">konfesor (sus.), -nan</text:p>
      <text:p text:style-name="P1">konfia (v.)</text:p>
      <text:p text:style-name="P1">konfiá (ath.)</text:p>
      <text:p text:style-name="P1">konfiabel (ath.)</text:p>
      <text:p text:style-name="P1">konfiabilidat (sus.)</text:p>
      <text:p text:style-name="P1">konfiamentu (sus.)</text:p>
      <text:p text:style-name="P1">konfiando </text:p>
      <text:p text:style-name="P1">konfiansa (sus.)</text:p>
      <text:p text:style-name="P1">konfidensial (ath.)</text:p>
      <text:p text:style-name="P1">konfidensialidat (sus.)</text:p>
      <text:p text:style-name="P1">konfidente (sus.), -nan</text:p>
      <text:p text:style-name="P1">konfirmá (v.)</text:p>
      <text:p text:style-name="P1">konfirmá (ath.)</text:p>
      <text:p text:style-name="P1">konfirmando </text:p>
      <text:p text:style-name="P1">konfirmashon (sus.), -nan</text:p>
      <text:p text:style-name="P1">kónfiro (int.)</text:p>
      <text:p text:style-name="P1">konfiská (v.)</text:p>
      <text:p text:style-name="P1">konfiská (ath.)</text:p>
      <text:p text:style-name="P1">konfiskando </text:p>
      <text:p text:style-name="P1">konfiskashon (sus.), -nan</text:p>
      <text:p text:style-name="P1">konfitura (sus.)</text:p>
      <text:p text:style-name="P1">konfliktivo (ath.)</text:p>
      <text:p text:style-name="P1">konflikto (sus.), -nan</text:p>
      <text:p text:style-name="P1">konflochi <text:s/>(sus.), -nan</text:p>
      <text:p text:style-name="P1">konfó (sus.), -nan</text:p>
      <text:p text:style-name="P1">konformá (v.)</text:p>
      <text:p text:style-name="P1">konformá (ath.)</text:p>
      <text:p text:style-name="P1">konformando </text:p>
      <text:p text:style-name="P1">konformashon (sus.), -nan</text:p>
      <text:p text:style-name="P1">konforme (ath.)</text:p>
      <text:p text:style-name="P1">konfortabel (ath.)</text:p>
      <text:p text:style-name="P1">konfrontá (v.)</text:p>
      <text:p text:style-name="P1">konfrontá (ath.)</text:p>
      <text:p text:style-name="P1">konfrontando </text:p>
      <text:p text:style-name="P1">konfrontashon (sus.), -nan</text:p>
      <text:p text:style-name="P1">konfundí (v.)</text:p>
      <text:p text:style-name="P1">konfundí (ath.)</text:p>
      <text:p text:style-name="P1">konfundiendo </text:p>
      <text:p text:style-name="P1">kònfüs (ath.)</text:p>
      <text:p text:style-name="P1">konfushon (sus.)</text:p>
      <text:p text:style-name="P1"><text:soft-page-break/>konfuso (ath.)</text:p>
      <text:p text:style-name="P1">konga (sus.), -nan</text:p>
      <text:p text:style-name="P1">kongelá (v.)</text:p>
      <text:p text:style-name="P1">kongelá (ath.)</text:p>
      <text:p text:style-name="P1">kongelashon <text:s/>(sus.)</text:p>
      <text:p text:style-name="P1">kongla (sus.), -nan</text:p>
      <text:p text:style-name="P1">konglomerá (v.)</text:p>
      <text:p text:style-name="P1">konglomerá (ath.)</text:p>
      <text:p text:style-name="P1">konglomerashon (sus.), -nan</text:p>
      <text:p text:style-name="P1">kongoles <text:s/>(sus.), -nan</text:p>
      <text:p text:style-name="P1">kongoles <text:s/>(ath.)</text:p>
      <text:p text:style-name="P1">kongreashi (sus.), -nan</text:p>
      <text:p text:style-name="P1">kongregashon (sus.), -nan</text:p>
      <text:p text:style-name="P1">kongrenis (sus.), -nan</text:p>
      <text:p text:style-name="P1">kongresista (sus.), -nan</text:p>
      <text:p text:style-name="P1">kongreso (sus.), -nan</text:p>
      <text:p text:style-name="P1">konhelá (v.)</text:p>
      <text:p text:style-name="P1">konhelá (ath.)</text:p>
      <text:p text:style-name="P1">konhelashon (sus.)</text:p>
      <text:p text:style-name="P1">konhugá (v.)</text:p>
      <text:p text:style-name="P1">konhugá (ath.)</text:p>
      <text:p text:style-name="P1">konhugando </text:p>
      <text:p text:style-name="P1">konhugashon (sus.), -nan</text:p>
      <text:p text:style-name="P1">konhunshon (sus.), -nan</text:p>
      <text:p text:style-name="P1">konhuntamente (atv.)</text:p>
      <text:p text:style-name="P1">konhunto (sus.), -nan</text:p>
      <text:p text:style-name="P1">kóniko (ath.)</text:p>
      <text:p text:style-name="P1">konisashon (sus.), -nan</text:p>
      <text:p text:style-name="P1">konke </text:p>
      <text:p text:style-name="P1">kònkel (sus.), -nan</text:p>
      <text:p text:style-name="P1">kònkelmentu (sus.)</text:p>
      <text:p text:style-name="P1">konkista (sus.), -nan</text:p>
      <text:p text:style-name="P1">konkistá (v.)</text:p>
      <text:p text:style-name="P1">konkistá (ath.)</text:p>
      <text:p text:style-name="P1">konkistadó (sus.), -nan</text:p>
      <text:p text:style-name="P1">konkistando </text:p>
      <text:p text:style-name="P1">konkluí (v.)</text:p>
      <text:p text:style-name="P1">konkluí (ath.)</text:p>
      <text:p text:style-name="P1">konklushon (sus.), -nan</text:p>
      <text:p text:style-name="P1">konkluyendo </text:p>
      <text:p text:style-name="P1">konkluyente (ath.)</text:p>
      <text:p text:style-name="P1">kònkòmber (sus.), -nan</text:p>
      <text:p text:style-name="P1">konkordá (v.)</text:p>
      <text:p text:style-name="P1">konkordá (ath.)</text:p>
      <text:p text:style-name="P1"><text:soft-page-break/>konkordansia (sus.), -nan</text:p>
      <text:p text:style-name="P1">konkordante (ath.)</text:p>
      <text:p text:style-name="P1">konkret (sus.)</text:p>
      <text:p text:style-name="P1">konkretá <text:s/>(v.)</text:p>
      <text:p text:style-name="P1">konkretá <text:s/>(ath.)</text:p>
      <text:p text:style-name="P1">konkretisá (v.)</text:p>
      <text:p text:style-name="P1">konkretisá (ath.)</text:p>
      <text:p text:style-name="P1">konkretisando </text:p>
      <text:p text:style-name="P1">konkretisashon (sus.)</text:p>
      <text:p text:style-name="P1">konkreto (ath.)</text:p>
      <text:p text:style-name="P1">konkurensia (sus.), -nan</text:p>
      <text:p text:style-name="P1">konkuriendo </text:p>
      <text:p text:style-name="P1">konkursante (sus.), -nan</text:p>
      <text:p text:style-name="P1">konkurso (sus.), -nan</text:p>
      <text:p text:style-name="P1">konmemorá (v.)</text:p>
      <text:p text:style-name="P1">konmemorá (ath.)</text:p>
      <text:p text:style-name="P1">konmemorando </text:p>
      <text:p text:style-name="P1">konmemorashon (sus.), -nan</text:p>
      <text:p text:style-name="P1">konmemorativo (ath.)</text:p>
      <text:p text:style-name="P1">konmoshon (sus.), -nan</text:p>
      <text:p text:style-name="P1">konmové (v.)</text:p>
      <text:p text:style-name="P1">konmoví (ath.)</text:p>
      <text:p text:style-name="P1">koño (sus.), -nan</text:p>
      <text:p text:style-name="P1">kono <text:s/>(sus.), -nan</text:p>
      <text:p text:style-name="P1">koño <text:s/>(sus.), -nan</text:p>
      <text:p text:style-name="P1">konofes (sus.), -nan</text:p>
      <text:p text:style-name="P1">konofló (sus.), -nan</text:p>
      <text:p text:style-name="P1">kònòlchi (sus.), -nan</text:p>
      <text:p text:style-name="P1">konopá (v.)</text:p>
      <text:p text:style-name="P1">konopá (ath.)</text:p>
      <text:p text:style-name="P1">konopamentu (sus.)</text:p>
      <text:p text:style-name="P1">konopando </text:p>
      <text:p text:style-name="P1">kònòpi (sus.), -nan</text:p>
      <text:p text:style-name="P1">konosé (v.)</text:p>
      <text:p text:style-name="P1">konosedó (sus.), -nan</text:p>
      <text:p text:style-name="P1">konosementu (sus.), -nan</text:p>
      <text:p text:style-name="P1">kònòshi (sus.), -nan</text:p>
      <text:p text:style-name="P1">konosí (sus.), -nan</text:p>
      <text:p text:style-name="P1">konosí (ath.)</text:p>
      <text:p text:style-name="P1">konosiendo </text:p>
      <text:p text:style-name="P1">konoskat (sus.), -nan</text:p>
      <text:p text:style-name="P1">konpolaga (int.)</text:p>
      <text:p text:style-name="P1">konpolaga (ath.)</text:p>
      <text:p text:style-name="P1">kònrèktòr (sus.), -nan</text:p>
      <text:p text:style-name="P1"><text:soft-page-break/>konsagrá (v.)</text:p>
      <text:p text:style-name="P1">konsagrá (ath.)</text:p>
      <text:p text:style-name="P1">konsagrashon (sus.), -nan</text:p>
      <text:p text:style-name="P1">konsebí (v.)</text:p>
      <text:p text:style-name="P1">konsebí (ath.)</text:p>
      <text:p text:style-name="P1">konsedé (v.)</text:p>
      <text:p text:style-name="P1">konsedí (ath.)</text:p>
      <text:p text:style-name="P1">konsediendo </text:p>
      <text:p text:style-name="P1">konsehá (v.)</text:p>
      <text:p text:style-name="P1">konsehá (ath.)</text:p>
      <text:p text:style-name="P1">konsehabel (ath.)</text:p>
      <text:p text:style-name="P1">konsehamentu (sus.)</text:p>
      <text:p text:style-name="P1">konsehando </text:p>
      <text:p text:style-name="P1">konsehero (sus.), -nan</text:p>
      <text:p text:style-name="P1">konseho (sus.), -nan</text:p>
      <text:p text:style-name="P1">konsekuensia (sus.), -nan</text:p>
      <text:p text:style-name="P1">konsekuente (ath.)</text:p>
      <text:p text:style-name="P1">konsekuentemente (atv.)</text:p>
      <text:p text:style-name="P1">konsekutivamente (atv.)</text:p>
      <text:p text:style-name="P1">konsekutivo (ath.)</text:p>
      <text:p text:style-name="P1">konsenshi (sus.), -nan</text:p>
      <text:p text:style-name="P1">konsenso (sus.), -nan</text:p>
      <text:p text:style-name="P1">konsentí (v.)</text:p>
      <text:p text:style-name="P1">konsentí (ath.)</text:p>
      <text:p text:style-name="P1">konsentimentu (sus.), -nan</text:p>
      <text:p text:style-name="P1">konsentrá (v.)</text:p>
      <text:p text:style-name="P1">konsentrá (ath.)</text:p>
      <text:p text:style-name="P1">konsentrando </text:p>
      <text:p text:style-name="P1">konsentrashon (sus.), -nan</text:p>
      <text:p text:style-name="P1">konsepshon (sus.), -nan</text:p>
      <text:p text:style-name="P1">konseptivo (ath.)</text:p>
      <text:p text:style-name="P1">konsepto (sus.), -nan</text:p>
      <text:p text:style-name="P1">konseptual (ath.)</text:p>
      <text:p text:style-name="P1">konserbá <text:s/>(v.)</text:p>
      <text:p text:style-name="P1">konserbá <text:s/>(ath.)</text:p>
      <text:p text:style-name="P1">konserbashon <text:s/>(sus.)</text:p>
      <text:p text:style-name="P1">konserní (v.)</text:p>
      <text:p text:style-name="P1">konserní (ath.)</text:p>
      <text:p text:style-name="P1">konserniente (ath.)</text:p>
      <text:p text:style-name="P1">konserva (sus.), -nan</text:p>
      <text:p text:style-name="P1">konservá (v.)</text:p>
      <text:p text:style-name="P1">konservá (ath.)</text:p>
      <text:p text:style-name="P1">konservadó (sus.), -nan</text:p>
      <text:p text:style-name="P1">konservando </text:p>
      <text:p text:style-name="P1"><text:soft-page-break/>konservashon (sus.), -nan</text:p>
      <text:p text:style-name="P1">konservativo (ath.)</text:p>
      <text:p text:style-name="P1">konservatorio (sus.), -nan</text:p>
      <text:p text:style-name="P1">konseshon (sus.), -nan</text:p>
      <text:p text:style-name="P1">konsesivo (ath.)</text:p>
      <text:p text:style-name="P1">konsiderá (v.)</text:p>
      <text:p text:style-name="P1">konsiderá (ath.)</text:p>
      <text:p text:style-name="P1">konsiderabel (ath.)</text:p>
      <text:p text:style-name="P1">konsiderablemente (atv.)</text:p>
      <text:p text:style-name="P1">konsiderando </text:p>
      <text:p text:style-name="P1">konsiderashon (sus.), -nan</text:p>
      <text:p text:style-name="P1">konsiensudo (ath.)</text:p>
      <text:p text:style-name="P1">konsiente (ath.)</text:p>
      <text:p text:style-name="P1">konsientemente (atv.)</text:p>
      <text:p text:style-name="P1">konsientisá (v.)</text:p>
      <text:p text:style-name="P1">konsientisá (ath.)</text:p>
      <text:p text:style-name="P1">konsientisando </text:p>
      <text:p text:style-name="P1">konsientisashon (sus.)</text:p>
      <text:p text:style-name="P1">konsierto (sus.), -nan</text:p>
      <text:p text:style-name="P1">konsilio (sus.), -nan</text:p>
      <text:p text:style-name="P1">konsipiá (v.)</text:p>
      <text:p text:style-name="P1">konsipiá (ath.)</text:p>
      <text:p text:style-name="P1">konsipiamentu (sus.)</text:p>
      <text:p text:style-name="P1">konsipiando </text:p>
      <text:p text:style-name="P1">konsistente (ath.)</text:p>
      <text:p text:style-name="P1">konsistí (v.)</text:p>
      <text:p text:style-name="P1">konsiudadano (sus.), -nan</text:p>
      <text:p text:style-name="P1">konsolá (v.)</text:p>
      <text:p text:style-name="P1">konsolá (ath.)</text:p>
      <text:p text:style-name="P1">konsolamentu (sus.)</text:p>
      <text:p text:style-name="P1">konsolando </text:p>
      <text:p text:style-name="P1">konsolashon (sus.)</text:p>
      <text:p text:style-name="P1">konsolidá (v.)</text:p>
      <text:p text:style-name="P1">konsolidá (ath.)</text:p>
      <text:p text:style-name="P1">konsolidashon (sus.), -nan</text:p>
      <text:p text:style-name="P1">konsomé (sus.), -nan</text:p>
      <text:p text:style-name="P1">konsonante (sus.), -nan</text:p>
      <text:p text:style-name="P1">konsonántiko (ath.)</text:p>
      <text:p text:style-name="P1">konsorsio (sus.), -nan</text:p>
      <text:p text:style-name="P1">konspirá (v.)</text:p>
      <text:p text:style-name="P1">konspiradó (sus.), -nan</text:p>
      <text:p text:style-name="P1">konspirashon (sus.), -nan</text:p>
      <text:p text:style-name="P1">konstansia (sus.), -nan</text:p>
      <text:p text:style-name="P1">konstante (ath.)</text:p>
      <text:p text:style-name="P1"><text:soft-page-break/>konstantemente (atv.)</text:p>
      <text:p text:style-name="P1">konstatá (v.)</text:p>
      <text:p text:style-name="P1">konstatá (ath.)</text:p>
      <text:p text:style-name="P1">konstelashon (sus.), -nan</text:p>
      <text:p text:style-name="P1">konsternashon (sus.), -nan</text:p>
      <text:p text:style-name="P1">konstipá (ath.)</text:p>
      <text:p text:style-name="P1">konstipashon (sus.)</text:p>
      <text:p text:style-name="P1">konstituí (v.)</text:p>
      <text:p text:style-name="P1">konstituí (ath.)</text:p>
      <text:p text:style-name="P1">konstitushon (sus.), -nan</text:p>
      <text:p text:style-name="P1">konstitushonal (ath.)</text:p>
      <text:p text:style-name="P1">konstituyendo </text:p>
      <text:p text:style-name="P1">konstituyente (sus.), -nan</text:p>
      <text:p text:style-name="P1">konstituyente (ath.)</text:p>
      <text:p text:style-name="P1">konstruí (v.)</text:p>
      <text:p text:style-name="P1">konstruí (ath.)</text:p>
      <text:p text:style-name="P1">konstrukshon (sus.), -nan</text:p>
      <text:p text:style-name="P1">konstruktivo (ath.)</text:p>
      <text:p text:style-name="P1">konstruyendo </text:p>
      <text:p text:style-name="P1">konsuelo (sus.)</text:p>
      <text:p text:style-name="P1">kònsùl (sus.), -nan</text:p>
      <text:p text:style-name="P1">konsulado (sus.), -nan</text:p>
      <text:p text:style-name="P1">konsular (ath.)</text:p>
      <text:p text:style-name="P1">konsulta (sus.), -nan</text:p>
      <text:p text:style-name="P1">konsultá (v.)</text:p>
      <text:p text:style-name="P1">konsultá (ath.)</text:p>
      <text:p text:style-name="P1">konsultamentu (sus.)</text:p>
      <text:p text:style-name="P1">konsultando </text:p>
      <text:p text:style-name="P1">konsultivo (ath.)</text:p>
      <text:p text:style-name="P1">konsultor <text:s/>(sus.), -nan</text:p>
      <text:p text:style-name="P1">konsultorio <text:s/>(sus.), -nan</text:p>
      <text:p text:style-name="P1">konsumí (v.)</text:p>
      <text:p text:style-name="P1">konsumí (ath.)</text:p>
      <text:p text:style-name="P1">konsumidó (sus.), -nan</text:p>
      <text:p text:style-name="P1">konsumiendo </text:p>
      <text:p text:style-name="P1">konsumo (sus.)</text:p>
      <text:p text:style-name="P1">konta (v.)</text:p>
      <text:p text:style-name="P1">kontá (ath.)</text:p>
      <text:p text:style-name="P1">kontá <text:s/>(ath.)</text:p>
      <text:p text:style-name="P1">kontabel (ath.)</text:p>
      <text:p text:style-name="P1">kontabilidat <text:s/>(sus.)</text:p>
      <text:p text:style-name="P1">kontadó (sus.), -nan</text:p>
      <text:p text:style-name="P1">kontagiá <text:s/>(v.)</text:p>
      <text:p text:style-name="P1">kontagiá <text:s/>(ath.)</text:p>
      <text:p text:style-name="P1"><text:soft-page-break/>kontagio <text:s/>(sus.)</text:p>
      <text:p text:style-name="P1">kontagioso (ath.)</text:p>
      <text:p text:style-name="P1">kontaktá <text:s/>(v.)</text:p>
      <text:p text:style-name="P1">kontaktá <text:s/>(ath.)</text:p>
      <text:p text:style-name="P1">kontaktamentu (sus.)</text:p>
      <text:p text:style-name="P1">kontaktando </text:p>
      <text:p text:style-name="P1">kontakto (sus.), -nan</text:p>
      <text:p text:style-name="P1">kontamentu (sus.), -nan</text:p>
      <text:p text:style-name="P1">kontaminá (v.)</text:p>
      <text:p text:style-name="P1">kontaminá (ath.)</text:p>
      <text:p text:style-name="P1">kontaminadó <text:s/>(sus.), -nan</text:p>
      <text:p text:style-name="P1">kontaminando </text:p>
      <text:p text:style-name="P1">kontaminashon (sus.)</text:p>
      <text:p text:style-name="P1">kontando </text:p>
      <text:p text:style-name="P1">kònteiner (sus.), -nan</text:p>
      <text:p text:style-name="P1">konteksto (sus.), -nan</text:p>
      <text:p text:style-name="P1">kontekstual (ath.)</text:p>
      <text:p text:style-name="P1">kontemplá (v.)</text:p>
      <text:p text:style-name="P1">kontemplá (ath.)</text:p>
      <text:p text:style-name="P1">kontemplando </text:p>
      <text:p text:style-name="P1">kontemplashon (sus.), -nan</text:p>
      <text:p text:style-name="P1">kontemplativo <text:s/>(ath.)</text:p>
      <text:p text:style-name="P1">kontemporáneo (sus.), -nan</text:p>
      <text:p text:style-name="P1">kontené (v.)</text:p>
      <text:p text:style-name="P1">kontenido (sus.), -nan</text:p>
      <text:p text:style-name="P1">konteniendo </text:p>
      <text:p text:style-name="P1">kontentá (v.)</text:p>
      <text:p text:style-name="P1">kontentu (ath.)</text:p>
      <text:p text:style-name="P1">konteo <text:s/>(sus.), -nan</text:p>
      <text:p text:style-name="P1">kòntèst (sus.), -nan</text:p>
      <text:p text:style-name="P1">kontesta (sus.), -nan</text:p>
      <text:p text:style-name="P1">kontestá (v.)</text:p>
      <text:p text:style-name="P1">kontestá (ath.)</text:p>
      <text:p text:style-name="P1">kontestabel <text:s/>(ath.)</text:p>
      <text:p text:style-name="P1">kontestamentu (sus.)</text:p>
      <text:p text:style-name="P1">kontestando </text:p>
      <text:p text:style-name="P1">kontestashon (sus.)</text:p>
      <text:p text:style-name="P1">kontienda <text:s/>(sus.), -nan</text:p>
      <text:p text:style-name="P1">kontinental <text:s/>(ath.)</text:p>
      <text:p text:style-name="P1">kontinente <text:s/>(sus.), -nan</text:p>
      <text:p text:style-name="P1">kontinuá (v.)</text:p>
      <text:p text:style-name="P1">kontinuá (ath.)</text:p>
      <text:p text:style-name="P1">kontinuamente (atv.)</text:p>
      <text:p text:style-name="P1">kontinuando </text:p>
      <text:p text:style-name="P1"><text:soft-page-break/>kontinuashon (sus.)</text:p>
      <text:p text:style-name="P1">kontinuidat (sus.)</text:p>
      <text:p text:style-name="P1">kontinuo (ath.)</text:p>
      <text:p text:style-name="P1">kontra (atv.)</text:p>
      <text:p text:style-name="P1">kontraalmirante <text:s/>(sus.), -nan</text:p>
      <text:p text:style-name="P1">kontrabaho (sus.), -nan</text:p>
      <text:p text:style-name="P1">kontrabanda (sus.), -nan</text:p>
      <text:p text:style-name="P1">kontrabandista (sus.), -nan</text:p>
      <text:p text:style-name="P1">kontrabas <text:s/>(sus.), -nan</text:p>
      <text:p text:style-name="P1">kontrabasista <text:s/>(sus.), -nan</text:p>
      <text:p text:style-name="P1">kontradesí (v.)</text:p>
      <text:p text:style-name="P1">kontradesí (ath.)</text:p>
      <text:p text:style-name="P1">kontradesimentu (sus.)</text:p>
      <text:p text:style-name="P1">kontradikshon (sus.), -nan</text:p>
      <text:p text:style-name="P1">kontradiktorio (ath.)</text:p>
      <text:p text:style-name="P1">kontradisiendo </text:p>
      <text:p text:style-name="P1">kontraé (v.)</text:p>
      <text:p text:style-name="P1">kontraé (ath.)</text:p>
      <text:p text:style-name="P1">kontraí <text:s/>(ath.)</text:p>
      <text:p text:style-name="P1">kontrakshon (sus.), -nan</text:p>
      <text:p text:style-name="P1">kontrakt (sus.), -nan</text:p>
      <text:p text:style-name="P1">kontraktual <text:s/>(ath.)</text:p>
      <text:p text:style-name="P1">kontrali (ath.)</text:p>
      <text:p text:style-name="P1">kontraloria <text:s/>(sus.), -nan</text:p>
      <text:p text:style-name="P1">kontramentu (sus.)</text:p>
      <text:p text:style-name="P1">kontramina <text:s/>(sus.)</text:p>
      <text:p text:style-name="P1">kontrapartido (sus.), -nan</text:p>
      <text:p text:style-name="P1">kontraproposishon <text:s/>(sus.)</text:p>
      <text:p text:style-name="P1">kontrapunto <text:s/>(sus.), -nan</text:p>
      <text:p text:style-name="P1">kontrareforma <text:s/>(sus.)</text:p>
      <text:p text:style-name="P1">kontrarestá <text:s/>(v.)</text:p>
      <text:p text:style-name="P1">kontrarestá <text:s/>(ath.)</text:p>
      <text:p text:style-name="P1">kontrarevolushon <text:s/>(sus.)</text:p>
      <text:p text:style-name="P1">kontrarevolushonario <text:s/>(ath.)</text:p>
      <text:p text:style-name="P1">kontrariá <text:s/>(v.)</text:p>
      <text:p text:style-name="P1">kontrariá <text:s/>(ath.)</text:p>
      <text:p text:style-name="P1">kontrariedat (sus.), -nan</text:p>
      <text:p text:style-name="P1">kontrariedat <text:s/>(sus.)</text:p>
      <text:p text:style-name="P1">kontrario (atv.)</text:p>
      <text:p text:style-name="P1">kontrario (ath.)</text:p>
      <text:p text:style-name="P1">kontraseptivo <text:s/>(sus.), -nan</text:p>
      <text:p text:style-name="P1">kontraseptivo <text:s/>(ath.)</text:p>
      <text:p text:style-name="P1">kontrastá (v.)</text:p>
      <text:p text:style-name="P1">kontrastá (ath.)</text:p>
      <text:p text:style-name="P1"><text:soft-page-break/>kontrastando </text:p>
      <text:p text:style-name="P1">kontraste (sus.), -nan</text:p>
      <text:p text:style-name="P1">kontrastivo (ath.)</text:p>
      <text:p text:style-name="P1">kontratá (v.)</text:p>
      <text:p text:style-name="P1">kontratá (ath.)</text:p>
      <text:p text:style-name="P1">kontratamentu (sus.)</text:p>
      <text:p text:style-name="P1">kontratando </text:p>
      <text:p text:style-name="P1">kontratante <text:s/>(sus.), -nan</text:p>
      <text:p text:style-name="P1">kontratashon <text:s/>(sus.), -nan</text:p>
      <text:p text:style-name="P1">kontratempu (sus.), -nan</text:p>
      <text:p text:style-name="P1">kontratista (sus.), -nan</text:p>
      <text:p text:style-name="P1">kontrato (sus.), -nan</text:p>
      <text:p text:style-name="P1">kontrayendo </text:p>
      <text:p text:style-name="P1">kontribuí (v.)</text:p>
      <text:p text:style-name="P1">kontribuí (ath.)</text:p>
      <text:p text:style-name="P1">kontribuidó (sus.), -nan</text:p>
      <text:p text:style-name="P1">kontribushon (sus.), -nan</text:p>
      <text:p text:style-name="P1">kontribuyendo </text:p>
      <text:p text:style-name="P1">kontribuyente <text:s/>(sus.), -nan</text:p>
      <text:p text:style-name="P1">kontrinkante <text:s/>(sus.), -nan</text:p>
      <text:p text:style-name="P1">kontrishon (sus.)</text:p>
      <text:p text:style-name="P1">kontrografia (sus.), -nan</text:p>
      <text:p text:style-name="P1">kontrol (sus.), -nan</text:p>
      <text:p text:style-name="P1">kontrolá (v.)</text:p>
      <text:p text:style-name="P1">kontrolá (ath.)</text:p>
      <text:p text:style-name="P1">kontroladó (sus.), -nan</text:p>
      <text:p text:style-name="P1">kontroversia (sus.), -nan</text:p>
      <text:p text:style-name="P1">kontroversial <text:s/>(ath.)</text:p>
      <text:p text:style-name="P1">konvenio (sus.), -nan</text:p>
      <text:p text:style-name="P1">konvensé (v.)</text:p>
      <text:p text:style-name="P1">konvensementu (sus.)</text:p>
      <text:p text:style-name="P1">konvenshon <text:s/>(sus.), -nan</text:p>
      <text:p text:style-name="P1">konvenshonal <text:s/>(ath.)</text:p>
      <text:p text:style-name="P1">konvensí (ath.)</text:p>
      <text:p text:style-name="P1">konvensiendo </text:p>
      <text:p text:style-name="P1">konvergensia (sus.), -nan</text:p>
      <text:p text:style-name="P1">konvergente (ath.)</text:p>
      <text:p text:style-name="P1">konvershon (sus.), -nan</text:p>
      <text:p text:style-name="P1">konvertí (v.)</text:p>
      <text:p text:style-name="P1">konvertí (ath.)</text:p>
      <text:p text:style-name="P1">konvikshon (sus.), -nan</text:p>
      <text:p text:style-name="P1">konvirtiendo </text:p>
      <text:p text:style-name="P1">konvoi (sus.), -nan</text:p>
      <text:p text:style-name="P1">konvoká <text:s/>(v.)</text:p>
      <text:p text:style-name="P1"><text:soft-page-break/>konvoká <text:s/>(ath.)</text:p>
      <text:p text:style-name="P1">konvokashon <text:s/>(sus.), -nan</text:p>
      <text:p text:style-name="P1">konvokatoria <text:s/>(sus.), -nan</text:p>
      <text:p text:style-name="P1">kònzje <text:s/>(sus.)</text:p>
      <text:p text:style-name="P1">kooperá (v.)</text:p>
      <text:p text:style-name="P1">kooperadó (sus.), -nan</text:p>
      <text:p text:style-name="P1">kooperador <text:s/>(sus.), -nan</text:p>
      <text:p text:style-name="P1">kooperando </text:p>
      <text:p text:style-name="P1">kooperashon (sus.)</text:p>
      <text:p text:style-name="P1">kooperativa (sus.), -nan</text:p>
      <text:p text:style-name="P1">kooperativo (ath.)</text:p>
      <text:p text:style-name="P1">kooperativo <text:s/>(ath.)</text:p>
      <text:p text:style-name="P1">koordiná (v.)</text:p>
      <text:p text:style-name="P1">koordiná (ath.)</text:p>
      <text:p text:style-name="P1">koordinadó (sus.), -nan</text:p>
      <text:p text:style-name="P1">koordinando </text:p>
      <text:p text:style-name="P1">koordinante (ath.)</text:p>
      <text:p text:style-name="P1">koordinashon (sus.)</text:p>
      <text:p text:style-name="P1">kòp (v.)</text:p>
      <text:p text:style-name="P1">kopa (sus.), -nan</text:p>
      <text:p text:style-name="P1">kòpbal <text:s/>(sus.), -nan</text:p>
      <text:p text:style-name="P1">koper (sus.)</text:p>
      <text:p text:style-name="P1">kopeta (sus.), -nan</text:p>
      <text:p text:style-name="P1">kopete (sus.), -nan</text:p>
      <text:p text:style-name="P1">kòpi (sus.), -nan</text:p>
      <text:p text:style-name="P1">kopia (v.)</text:p>
      <text:p text:style-name="P1">kopia (sus.), -nan</text:p>
      <text:p text:style-name="P1">kopiá <text:s/>(ath.)</text:p>
      <text:p text:style-name="P1">kopiadó (sus.), -nan</text:p>
      <text:p text:style-name="P1">kopiamentu (sus.)</text:p>
      <text:p text:style-name="P1">kopiando </text:p>
      <text:p text:style-name="P1">kopioso (ath.)</text:p>
      <text:p text:style-name="P1">kopla (sus.), -nan</text:p>
      <text:p text:style-name="P1">koprá (sus.), -nan</text:p>
      <text:p text:style-name="P1">kopulá (v.)</text:p>
      <text:p text:style-name="P1">kópula (sus.), -nan</text:p>
      <text:p text:style-name="P1">kopulando </text:p>
      <text:p text:style-name="P1">kopulashon (sus.)</text:p>
      <text:p text:style-name="P1">kopulativo (ath.)</text:p>
      <text:p text:style-name="P1">kòputrèk (sus.), -nan</text:p>
      <text:p text:style-name="P1">kor (sus.), -nan</text:p>
      <text:p text:style-name="P1">kòrá (sus.)</text:p>
      <text:p text:style-name="P1">kòrá (ath.)</text:p>
      <text:p text:style-name="P1">koral (sus.), -nan</text:p>
      <text:p text:style-name="P1"><text:soft-page-break/>Koran (sus.)</text:p>
      <text:p text:style-name="P1">korant (sus.), -nan</text:p>
      <text:p text:style-name="P1">korchete <text:s/>(sus.), -nan</text:p>
      <text:p text:style-name="P1">kòrda (v.)</text:p>
      <text:p text:style-name="P1">kordal <text:s/>(sus.), -nan</text:p>
      <text:p text:style-name="P1">kòrdando </text:p>
      <text:p text:style-name="P1">kordial (ath.)</text:p>
      <text:p text:style-name="P1">kordialidat (sus.)</text:p>
      <text:p text:style-name="P1">kordialmente (atv.)</text:p>
      <text:p text:style-name="P1">kore (v.)</text:p>
      <text:p text:style-name="P1">Korea (sus.)</text:p>
      <text:p text:style-name="P1">koreano (sus.), -nan</text:p>
      <text:p text:style-name="P1">koreano (ath.)</text:p>
      <text:p text:style-name="P1">koredó (sus.), -nan</text:p>
      <text:p text:style-name="P1">koregí (v.)</text:p>
      <text:p text:style-name="P1">koregí (ath.)</text:p>
      <text:p text:style-name="P1">koregibel <text:s/>(ath.)</text:p>
      <text:p text:style-name="P1">koregidó (sus.), -nan</text:p>
      <text:p text:style-name="P1">korekshon (sus.), -nan</text:p>
      <text:p text:style-name="P1">korekshonal (ath.)</text:p>
      <text:p text:style-name="P1">korektamente (atv.)</text:p>
      <text:p text:style-name="P1">korektivo (ath.)</text:p>
      <text:p text:style-name="P1">korekto (ath.)</text:p>
      <text:p text:style-name="P1">korektor (sus.), -nan</text:p>
      <text:p text:style-name="P1">korelá (v.)</text:p>
      <text:p text:style-name="P1">korelá (ath.)</text:p>
      <text:p text:style-name="P1">korelashon (sus.), -nan</text:p>
      <text:p text:style-name="P1">korelativo (ath.)</text:p>
      <text:p text:style-name="P1">korementu (sus.)</text:p>
      <text:p text:style-name="P1">koreografia <text:s/>(sus.), -nan</text:p>
      <text:p text:style-name="P1">koreografiá <text:s/>(v.)</text:p>
      <text:p text:style-name="P1">koreografiá <text:s/>(ath.)</text:p>
      <text:p text:style-name="P1">koreográfiko <text:s/>(ath.)</text:p>
      <text:p text:style-name="P1">koreógrafo <text:s/>(sus.), -nan</text:p>
      <text:p text:style-name="P1">korespondé (v.)</text:p>
      <text:p text:style-name="P1">korespondé (ath.)</text:p>
      <text:p text:style-name="P1">korespondensia (sus.), -nan</text:p>
      <text:p text:style-name="P1">korespondiendo </text:p>
      <text:p text:style-name="P1">korespondiente (sus.), -nan</text:p>
      <text:p text:style-name="P1">korespondiente (ath.)</text:p>
      <text:p text:style-name="P1">koresponsal (sus.), -nan</text:p>
      <text:p text:style-name="P1">koriano (sus.), -nan</text:p>
      <text:p text:style-name="P1">koriano (ath.)</text:p>
      <text:p text:style-name="P1">korida (sus.), -nan</text:p>
      <text:p text:style-name="P1"><text:soft-page-break/>koriendo </text:p>
      <text:p text:style-name="P1">koriente (sus.), -nan</text:p>
      <text:p text:style-name="P1">kòrki (sus.), -nan</text:p>
      <text:p text:style-name="P1">korkobá (sus.), -nan</text:p>
      <text:p text:style-name="P1">kòrner (sus.), -nan</text:p>
      <text:p text:style-name="P1">kornetin (sus.), -nan</text:p>
      <text:p text:style-name="P1">kornetista <text:s/>(sus.), -nan</text:p>
      <text:p text:style-name="P1">koro (sus.), -nan</text:p>
      <text:p text:style-name="P1">korokoro (sus.), -nan</text:p>
      <text:p text:style-name="P1">korona (sus.), -nan</text:p>
      <text:p text:style-name="P1">koroná (v.)</text:p>
      <text:p text:style-name="P1">koroná (ath.)</text:p>
      <text:p text:style-name="P1">koronamentu <text:s/>(sus.)</text:p>
      <text:p text:style-name="P1">koronando </text:p>
      <text:p text:style-name="P1">koronashon (sus.), -nan</text:p>
      <text:p text:style-name="P1">koronchi (sus.), -nan</text:p>
      <text:p text:style-name="P1">koronel , -nan</text:p>
      <text:p text:style-name="P1">koroto (sus.), -nan</text:p>
      <text:p text:style-name="P1">korporal , -nan</text:p>
      <text:p text:style-name="P1">korporashon <text:s/>(sus.), -nan</text:p>
      <text:p text:style-name="P1">kòrsèt (sus.), -nan</text:p>
      <text:p text:style-name="P1">Kòrsou (sus.)</text:p>
      <text:p text:style-name="P1">kòrta (v.)</text:p>
      <text:p text:style-name="P1">kòrtá (sus.), -nan</text:p>
      <text:p text:style-name="P1">kòrtá (ath.)</text:p>
      <text:p text:style-name="P1">kòrtadó (sus.), -nan</text:p>
      <text:p text:style-name="P1">kòrtamentu (sus.)</text:p>
      <text:p text:style-name="P1">kòrtando </text:p>
      <text:p text:style-name="P1">korte (sus.), -nan</text:p>
      <text:p text:style-name="P1">kortes (ath.)</text:p>
      <text:p text:style-name="P1">kortesia (sus.)</text:p>
      <text:p text:style-name="P1">kòrtiku (ath.)</text:p>
      <text:p text:style-name="P1">kortina (sus.), -nan</text:p>
      <text:p text:style-name="P1">korto (ath.)</text:p>
      <text:p text:style-name="P1">korumpí (v.)</text:p>
      <text:p text:style-name="P1">korumpí (ath.)</text:p>
      <text:p text:style-name="P1">korumpiendo </text:p>
      <text:p text:style-name="P1">korumpimentu (sus.)</text:p>
      <text:p text:style-name="P1">korupshon (sus.)</text:p>
      <text:p text:style-name="P1">koruptivo (ath.)</text:p>
      <text:p text:style-name="P1">korupto (ath.)</text:p>
      <text:p text:style-name="P1">kos (sus.), -nan</text:p>
      <text:p text:style-name="P1">kosa (sus.)</text:p>
      <text:p text:style-name="P1">kose (v.)</text:p>
      <text:p text:style-name="P1"><text:soft-page-break/>kosé (sus.), -nan</text:p>
      <text:p text:style-name="P1">kosé (ath.)</text:p>
      <text:p text:style-name="P1">kosecha (sus.), -nan</text:p>
      <text:p text:style-name="P1">kosechá (v.)</text:p>
      <text:p text:style-name="P1">kosechá (ath.)</text:p>
      <text:p text:style-name="P1">kosechamentu (sus.)</text:p>
      <text:p text:style-name="P1">kosechando </text:p>
      <text:p text:style-name="P1">kosedó (sus.), -nan</text:p>
      <text:p text:style-name="P1">kosein (sus.), -nan</text:p>
      <text:p text:style-name="P1">kosementu (sus.)</text:p>
      <text:p text:style-name="P1">koshènt (sus.), -nan</text:p>
      <text:p text:style-name="P1">kosher (ath.)</text:p>
      <text:p text:style-name="P1">kosiendo </text:p>
      <text:p text:style-name="P1">kosiente <text:s/>(sus.)</text:p>
      <text:p text:style-name="P1">kosiudadano <text:s/>(sus.), -nan</text:p>
      <text:p text:style-name="P1">kosmétiko (sus.), -nan</text:p>
      <text:p text:style-name="P1">kosmétiko (ath.)</text:p>
      <text:p text:style-name="P1">kósmiko (ath.)</text:p>
      <text:p text:style-name="P1">kosmonouta (sus.), -nan</text:p>
      <text:p text:style-name="P1">kosmopolita (sus.), -nan</text:p>
      <text:p text:style-name="P1">kosmopolita (ath.)</text:p>
      <text:p text:style-name="P1">kòsmòs (sus.)</text:p>
      <text:p text:style-name="P1">kosta (v.)</text:p>
      <text:p text:style-name="P1">kosta (sus.), -nan</text:p>
      <text:p text:style-name="P1">kostafirme (sus.)</text:p>
      <text:p text:style-name="P1">kostando </text:p>
      <text:p text:style-name="P1">kostarisense (sus.), -nan</text:p>
      <text:p text:style-name="P1">kostarisense (ath.)</text:p>
      <text:p text:style-name="P1">kòster (sus.), -nan</text:p>
      <text:p text:style-name="P1">kosto (sus.), -nan</text:p>
      <text:p text:style-name="P1">kostoso (ath.)</text:p>
      <text:p text:style-name="P1">kòt (sus.), -nan</text:p>
      <text:p text:style-name="P1">kotèks (sus.), -nan</text:p>
      <text:p text:style-name="P1">kòti (sus.), -nan</text:p>
      <text:p text:style-name="P1">kotikoti (ath.)</text:p>
      <text:p text:style-name="P1">kotisá (v.)</text:p>
      <text:p text:style-name="P1">kotisá (ath.)</text:p>
      <text:p text:style-name="P1">kotisashon (sus.), -nan</text:p>
      <text:p text:style-name="P1">koto (sus.), -nan</text:p>
      <text:p text:style-name="P1">kou (v.)</text:p>
      <text:p text:style-name="P1">kouchi (sus.), -nan</text:p>
      <text:p text:style-name="P1">kouchiboulo (sus.)</text:p>
      <text:p text:style-name="P1">koumentu (sus.)</text:p>
      <text:p text:style-name="P1">kousa (v.)</text:p>
      <text:p text:style-name="P1"><text:soft-page-break/>kousa (sus.), -nan</text:p>
      <text:p text:style-name="P1">kousá (ath.)</text:p>
      <text:p text:style-name="P1">kousal (ath.)</text:p>
      <text:p text:style-name="P1">kousalidat (sus.)</text:p>
      <text:p text:style-name="P1">kousamentu (sus.)</text:p>
      <text:p text:style-name="P1">kousando </text:p>
      <text:p text:style-name="P1">kousante (sus.), -nan</text:p>
      <text:p text:style-name="P1">koutela (sus.)</text:p>
      <text:p text:style-name="P1">kouteloso (ath.)</text:p>
      <text:p text:style-name="P1">koutivá (v.)</text:p>
      <text:p text:style-name="P1">koutivá (ath.)</text:p>
      <text:p text:style-name="P1">koutivante (ath.)</text:p>
      <text:p text:style-name="P1">koutiverio (sus.), -nan</text:p>
      <text:p text:style-name="P1">koutivo (sus.), -nan</text:p>
      <text:p text:style-name="P1">koyar (sus.), -nan</text:p>
      <text:p text:style-name="P1">koyon (ath.)</text:p>
      <text:p text:style-name="P1">koyuntura (sus.), -nan</text:p>
      <text:p text:style-name="P1">kozein (sus.), -nan</text:p>
      <text:p text:style-name="P1">krabèchi (sus.), -nan</text:p>
      <text:p text:style-name="P1">krag (sus.), -nan</text:p>
      <text:p text:style-name="P1">krak (sus.), -nan</text:p>
      <text:p text:style-name="P1">krakmentu (sus.)</text:p>
      <text:p text:style-name="P1">krakstenchi (sus.), -nan</text:p>
      <text:p text:style-name="P1">kralchi (sus.), -nan</text:p>
      <text:p text:style-name="P1">kram (sus.), -nan</text:p>
      <text:p text:style-name="P1">kramchi <text:s/>(sus.), -nan</text:p>
      <text:p text:style-name="P1">kran (sus.), -nan</text:p>
      <text:p text:style-name="P1">kranchi (sus.), -nan</text:p>
      <text:p text:style-name="P1">krandraiver (sus.), -nan</text:p>
      <text:p text:style-name="P1">kráneo (sus.), -nan</text:p>
      <text:p text:style-name="P1">krans (sus.), -nan</text:p>
      <text:p text:style-name="P1">Kranshi (sus.)</text:p>
      <text:p text:style-name="P1">kranwagen (sus.), -nan</text:p>
      <text:p text:style-name="P1">krea (v.)</text:p>
      <text:p text:style-name="P1">kreá (ath.)</text:p>
      <text:p text:style-name="P1">kreadó (sus.), -nan</text:p>
      <text:p text:style-name="P1">Kreador (sus.)</text:p>
      <text:p text:style-name="P1">kreamentu (sus.)</text:p>
      <text:p text:style-name="P1">kreando </text:p>
      <text:p text:style-name="P1">kreashon (sus.), -nan</text:p>
      <text:p text:style-name="P1">kreatividat (sus.)</text:p>
      <text:p text:style-name="P1">kreativo (ath.)</text:p>
      <text:p text:style-name="P1">kredensial (sus.), -nan</text:p>
      <text:p text:style-name="P1">kredibilidat (sus.)</text:p>
      <text:p text:style-name="P1"><text:soft-page-break/>kreditisio <text:s/>(ath.)</text:p>
      <text:p text:style-name="P1">krédito (sus.), -nan</text:p>
      <text:p text:style-name="P1">kredo (sus.), -nan</text:p>
      <text:p text:style-name="P1">kredu </text:p>
      <text:p text:style-name="P1">kredulidat (sus.)</text:p>
      <text:p text:style-name="P1">krédulo (ath.)</text:p>
      <text:p text:style-name="P1">kreensia (sus.), -nan</text:p>
      <text:p text:style-name="P1">kref (sus.), -nan</text:p>
      <text:p text:style-name="P1">kreibel (ath.)</text:p>
      <text:p text:style-name="P1">kreiblemente <text:s/>(atv.)</text:p>
      <text:p text:style-name="P1">kreiná (sus.), -nan</text:p>
      <text:p text:style-name="P1">kreis <text:s/>(v.)</text:p>
      <text:p text:style-name="P1">kreit (sus.), -nan</text:p>
      <text:p text:style-name="P1">krekeché (sus.), -nan</text:p>
      <text:p text:style-name="P1">krem (v.)</text:p>
      <text:p text:style-name="P1">krèm (sus.)</text:p>
      <text:p text:style-name="P1">krèm (ath.)</text:p>
      <text:p text:style-name="P1">krema (sus.), -nan</text:p>
      <text:p text:style-name="P1">kremashon (sus.), -nan</text:p>
      <text:p text:style-name="P1">krematorio (sus.), -nan</text:p>
      <text:p text:style-name="P1">kremenchá (v.)</text:p>
      <text:p text:style-name="P1">kremenchá (sus.), -nan</text:p>
      <text:p text:style-name="P1">kren (sus.), -nan</text:p>
      <text:p text:style-name="P1">krenchi (sus.), -nan</text:p>
      <text:p text:style-name="P1">krènk (v.)</text:p>
      <text:p text:style-name="P1">krènk (sus.), -nan</text:p>
      <text:p text:style-name="P1">krènkes (sus.), -nan</text:p>
      <text:p text:style-name="P1">krènkshaft (sus.), -nan</text:p>
      <text:p text:style-name="P1">krenwá (sus.), -nan</text:p>
      <text:p text:style-name="P1">krepchi (ath.)</text:p>
      <text:p text:style-name="P1">krèpsol (sus.), -nan</text:p>
      <text:p text:style-name="P1">krese (v.)</text:p>
      <text:p text:style-name="P1">kresementu (sus.)</text:p>
      <text:p text:style-name="P1">krèsh (sus.), -nan</text:p>
      <text:p text:style-name="P1">kresiendo </text:p>
      <text:p text:style-name="P1">kresiente (ath.)</text:p>
      <text:p text:style-name="P1">kreyente (sus.), -nan</text:p>
      <text:p text:style-name="P1">kreyente (ath.)</text:p>
      <text:p text:style-name="P1">kria (v.)</text:p>
      <text:p text:style-name="P1">kriá (sus.), -nan</text:p>
      <text:p text:style-name="P1">kriá (ath.)</text:p>
      <text:p text:style-name="P1">kriadó (sus.), -nan</text:p>
      <text:p text:style-name="P1">kriamentu (sus.)</text:p>
      <text:p text:style-name="P1">kriando </text:p>
      <text:p text:style-name="P1"><text:soft-page-break/>kriansa (sus.), -nan</text:p>
      <text:p text:style-name="P1">kriatura (sus.), -nan</text:p>
      <text:p text:style-name="P1">kriki (sus.), -nan</text:p>
      <text:p text:style-name="P1">krímen (sus.), -nan</text:p>
      <text:p text:style-name="P1">kriminal (sus.), -nan</text:p>
      <text:p text:style-name="P1">kriminalidat (sus.)</text:p>
      <text:p text:style-name="P1">kriminologia (sus.)</text:p>
      <text:p text:style-name="P1">kriminológiko (ath.)</text:p>
      <text:p text:style-name="P1">kriminólogo (sus.), -nan</text:p>
      <text:p text:style-name="P1">krin (ath.)</text:p>
      <text:p text:style-name="P1">krinchi <text:s/>(sus.)</text:p>
      <text:p text:style-name="P1">krio (sus.), -nan</text:p>
      <text:p text:style-name="P1">kriolin (sus.)</text:p>
      <text:p text:style-name="P1">kriosirugia (sus.)</text:p>
      <text:p text:style-name="P1">krioyisá (v.)</text:p>
      <text:p text:style-name="P1">krioyisá (ath.)</text:p>
      <text:p text:style-name="P1">krioyisando </text:p>
      <text:p text:style-name="P1">krioyisashon (sus.)</text:p>
      <text:p text:style-name="P1">krioyismo (sus.)</text:p>
      <text:p text:style-name="P1">krioyista (sus.), -nan</text:p>
      <text:p text:style-name="P1">krioyo (ath.)</text:p>
      <text:p text:style-name="P1">krísis (sus.), -nan</text:p>
      <text:p text:style-name="P1">kristal (sus.), -nan</text:p>
      <text:p text:style-name="P1">kristalisá (v.)</text:p>
      <text:p text:style-name="P1">kristalisá (ath.)</text:p>
      <text:p text:style-name="P1">kristalisabel <text:s/>(ath.)</text:p>
      <text:p text:style-name="P1">kristian (sus.), -nan</text:p>
      <text:p text:style-name="P1">kristian (ath.)</text:p>
      <text:p text:style-name="P1">kristianamente (atv.)</text:p>
      <text:p text:style-name="P1">kristianisá (v.)</text:p>
      <text:p text:style-name="P1">kristianisá (ath.)</text:p>
      <text:p text:style-name="P1">kristianisashon (sus.)</text:p>
      <text:p text:style-name="P1">kristianismo (sus.)</text:p>
      <text:p text:style-name="P1">Kristu (sus.)</text:p>
      <text:p text:style-name="P1">kriterio (sus.), -nan</text:p>
      <text:p text:style-name="P1">kritiká (v.)</text:p>
      <text:p text:style-name="P1">kritiká (ath.)</text:p>
      <text:p text:style-name="P1">krítika (sus.), -nan</text:p>
      <text:p text:style-name="P1">krítikamente (atv.)</text:p>
      <text:p text:style-name="P1">kritikamentu (sus.)</text:p>
      <text:p text:style-name="P1">kritikando </text:p>
      <text:p text:style-name="P1">krítiko (sus.), -nan</text:p>
      <text:p text:style-name="P1">krítiko (ath.)</text:p>
      <text:p text:style-name="P1">krokèt (sus.), -nan</text:p>
      <text:p text:style-name="P1"><text:soft-page-break/>kromátiko (ath.)</text:p>
      <text:p text:style-name="P1">kronchi (sus.), -nan</text:p>
      <text:p text:style-name="P1">krónika (sus.), -nan</text:p>
      <text:p text:style-name="P1">króniko (ath.)</text:p>
      <text:p text:style-name="P1">kronista (sus.), -nan</text:p>
      <text:p text:style-name="P1">kròpslá (sus.), -nan</text:p>
      <text:p text:style-name="P1">kròs (v.)</text:p>
      <text:p text:style-name="P1">kròs (sus.)</text:p>
      <text:p text:style-name="P1">kròt <text:s/>(sus.), -nan</text:p>
      <text:p text:style-name="P1">krou (ath.)</text:p>
      <text:p text:style-name="P1">krudo (sus.)</text:p>
      <text:p text:style-name="P1">krudo (ath.)</text:p>
      <text:p text:style-name="P1">kruel (ath.)</text:p>
      <text:p text:style-name="P1">krueldat (sus.), -nan</text:p>
      <text:p text:style-name="P1">kruelmente (atv.)</text:p>
      <text:p text:style-name="P1">krùk (sus.), -nan</text:p>
      <text:p text:style-name="P1">krùl (sus.), -nan</text:p>
      <text:p text:style-name="P1">krùlmentu (sus.)</text:p>
      <text:p text:style-name="P1">krùlpèn (sus.), -nan</text:p>
      <text:p text:style-name="P1">krùlspèl (sus.), -nan</text:p>
      <text:p text:style-name="P1">krupuk (sus.)</text:p>
      <text:p text:style-name="P1">krus (sus.), -nan</text:p>
      <text:p text:style-name="P1">krusa (v.)</text:p>
      <text:p text:style-name="P1">krusá (ath.)</text:p>
      <text:p text:style-name="P1">krusada (sus.), -nan</text:p>
      <text:p text:style-name="P1">krusamentu (sus.)</text:p>
      <text:p text:style-name="P1">krusando </text:p>
      <text:p text:style-name="P1">krusero (sus.), -nan</text:p>
      <text:p text:style-name="P1">krusial (ath.)</text:p>
      <text:p text:style-name="P1">krusifiho (sus.), -nan</text:p>
      <text:p text:style-name="P1">krusifiká (v.)</text:p>
      <text:p text:style-name="P1">krusifiká (ath.)</text:p>
      <text:p text:style-name="P1">krusifikado (sus.), -nan</text:p>
      <text:p text:style-name="P1">krusifikando </text:p>
      <text:p text:style-name="P1">krusifikashon (sus.), -nan</text:p>
      <text:p text:style-name="P1">krusigrama (sus.), -nan</text:p>
      <text:p text:style-name="P1">ku </text:p>
      <text:p text:style-name="P1">kua </text:p>
      <text:p text:style-name="P1">kuadra (v.)</text:p>
      <text:p text:style-name="P1">kuadrá (ath.)</text:p>
      <text:p text:style-name="P1">kuadrangular (ath.)</text:p>
      <text:p text:style-name="P1">kuadrángulo (sus.), -nan</text:p>
      <text:p text:style-name="P1">kuadrat (sus.), -nan</text:p>
      <text:p text:style-name="P1">kuadria (sus.), -nan</text:p>
      <text:p text:style-name="P1"><text:soft-page-break/>kuadro (sus.), -nan</text:p>
      <text:p text:style-name="P1">kuadrúpedo (sus.), -nan</text:p>
      <text:p text:style-name="P1">kuaha (v.)</text:p>
      <text:p text:style-name="P1">kuahá (ath.)</text:p>
      <text:p text:style-name="P1">kuahando </text:p>
      <text:p text:style-name="P1">kual </text:p>
      <text:p text:style-name="P1">kualidat (sus.), -nan</text:p>
      <text:p text:style-name="P1">kualifiká (v.)</text:p>
      <text:p text:style-name="P1">kualifiká (ath.)</text:p>
      <text:p text:style-name="P1">kualifikashon (sus.), -nan</text:p>
      <text:p text:style-name="P1">kualitativamente (atv.)</text:p>
      <text:p text:style-name="P1">kualitativo (ath.)</text:p>
      <text:p text:style-name="P1">kualke (ath.)</text:p>
      <text:p text:style-name="P1">kuantifiká (v.)</text:p>
      <text:p text:style-name="P1">kuantifiká (ath.)</text:p>
      <text:p text:style-name="P1">kuantifikashon (sus.), -nan</text:p>
      <text:p text:style-name="P1">kuantioso (ath.)</text:p>
      <text:p text:style-name="P1">kuantitativamente (atv.)</text:p>
      <text:p text:style-name="P1">kuantitativo (ath.)</text:p>
      <text:p text:style-name="P1">kuantu </text:p>
      <text:p text:style-name="P1">kuarenta </text:p>
      <text:p text:style-name="P1">kuaresma (sus.)</text:p>
      <text:p text:style-name="P1">kuart (sus.), -nan</text:p>
      <text:p text:style-name="P1">kuarta (sus.), -nan</text:p>
      <text:p text:style-name="P1">kuartal (sus.), -nan</text:p>
      <text:p text:style-name="P1">kuartel <text:s/>(sus.), -nan</text:p>
      <text:p text:style-name="P1">kuartetista <text:s/>(sus.), -nan</text:p>
      <text:p text:style-name="P1">kuarteto (sus.), -nan</text:p>
      <text:p text:style-name="P1">kuartista <text:s/>(sus.), -nan</text:p>
      <text:p text:style-name="P1">kuarto (sus.), -nan</text:p>
      <text:p text:style-name="P1">kuartu (sus.), -nan</text:p>
      <text:p text:style-name="P1">kuashi (sus.), -nan</text:p>
      <text:p text:style-name="P1">kuater </text:p>
      <text:p text:style-name="P1">kuatershen </text:p>
      <text:p text:style-name="P1">kubana (sus.), -nan</text:p>
      <text:p text:style-name="P1">kubana (ath.)</text:p>
      <text:p text:style-name="P1">kubano (sus.), -nan</text:p>
      <text:p text:style-name="P1">kubano (ath.)</text:p>
      <text:p text:style-name="P1">kubero (sus.), -nan</text:p>
      <text:p text:style-name="P1">kúbiko (ath.)</text:p>
      <text:p text:style-name="P1">kúbito <text:s/>(sus.), -nan</text:p>
      <text:p text:style-name="P1">kubo (sus.), -nan</text:p>
      <text:p text:style-name="P1">kubri (v.)</text:p>
      <text:p text:style-name="P1">kubrí (ath.)</text:p>
      <text:p text:style-name="P1"><text:soft-page-break/>kubridó (sus.), -nan</text:p>
      <text:p text:style-name="P1">kubriendo </text:p>
      <text:p text:style-name="P1">kubrimentu (sus.)</text:p>
      <text:p text:style-name="P1">kuchara (sus.), -nan</text:p>
      <text:p text:style-name="P1">kuchikuchi (sus.), -nan</text:p>
      <text:p text:style-name="P1">kuchikuchi (ath.)</text:p>
      <text:p text:style-name="P1">kuchú (sus.), -nan</text:p>
      <text:p text:style-name="P1">kudishá (v.)</text:p>
      <text:p text:style-name="P1">kudishá (ath.)</text:p>
      <text:p text:style-name="P1">kudishi (sus.)</text:p>
      <text:p text:style-name="P1">kue <text:s/>(v.)</text:p>
      <text:p text:style-name="P1">kueba (sus.), -nan</text:p>
      <text:p text:style-name="P1">kuedó (sus.), -nan</text:p>
      <text:p text:style-name="P1">kuek (sus.)</text:p>
      <text:p text:style-name="P1">kuementu (sus.)</text:p>
      <text:p text:style-name="P1">kuenka (sus.), -nan</text:p>
      <text:p text:style-name="P1">kuenta (sus.), -nan</text:p>
      <text:p text:style-name="P1">kuèrdè (sus.), -nan</text:p>
      <text:p text:style-name="P1">kuerdo (ath.)</text:p>
      <text:p text:style-name="P1">kuerpo (sus.), -nan</text:p>
      <text:p text:style-name="P1">kueru (sus.), -nan</text:p>
      <text:p text:style-name="P1">kuestion (sus.), -nan</text:p>
      <text:p text:style-name="P1">kuestioná (v.)</text:p>
      <text:p text:style-name="P1">kuestioná (ath.)</text:p>
      <text:p text:style-name="P1">kuestionabel (ath.)</text:p>
      <text:p text:style-name="P1">kuestionario <text:s/>(sus.), -nan</text:p>
      <text:p text:style-name="P1">kuhí (sus.), -nan</text:p>
      <text:p text:style-name="P1">kui (sus.), -nan</text:p>
      <text:p text:style-name="P1">kuida (v.)</text:p>
      <text:p text:style-name="P1">kuidá (ath.)</text:p>
      <text:p text:style-name="P1">kuidadó (sus.), -nan</text:p>
      <text:p text:style-name="P1">kuidadoso (ath.)</text:p>
      <text:p text:style-name="P1">kuidamentu (sus.)</text:p>
      <text:p text:style-name="P1">kuidando </text:p>
      <text:p text:style-name="P1">kuido (sus.), -nan</text:p>
      <text:p text:style-name="P1">kuidou (sus.)</text:p>
      <text:p text:style-name="P1">kùif (sus.), -nan</text:p>
      <text:p text:style-name="P1">kuki (sus.), -nan</text:p>
      <text:p text:style-name="P1">kuku (sus.), -nan</text:p>
      <text:p text:style-name="P1">kukui (sus.), -nan</text:p>
      <text:p text:style-name="P1">kul (sus.), -nan</text:p>
      <text:p text:style-name="P1">kuler (sus.), -nan</text:p>
      <text:p text:style-name="P1">kuli (sus.), -nan</text:p>
      <text:p text:style-name="P1">kuli (ath.)</text:p>
      <text:p text:style-name="P1"><text:soft-page-break/>kulinario <text:s/>(ath.)</text:p>
      <text:p text:style-name="P1">kulminá (v.)</text:p>
      <text:p text:style-name="P1">kulminá (ath.)</text:p>
      <text:p text:style-name="P1">kulminando </text:p>
      <text:p text:style-name="P1">kulminante (ath.)</text:p>
      <text:p text:style-name="P1">kulminashon (sus.), -nan</text:p>
      <text:p text:style-name="P1">kulpa (sus.)</text:p>
      <text:p text:style-name="P1">kulpá <text:s/>(ath.)</text:p>
      <text:p text:style-name="P1">kulpabel (sus.), -nan</text:p>
      <text:p text:style-name="P1">kulpabel (ath.)</text:p>
      <text:p text:style-name="P1">kulpabilidat (sus.)</text:p>
      <text:p text:style-name="P1">kulpamentu (sus.)</text:p>
      <text:p text:style-name="P1">kulpando </text:p>
      <text:p text:style-name="P1">kultismo (sus.)</text:p>
      <text:p text:style-name="P1">kultivá (v.)</text:p>
      <text:p text:style-name="P1">kultivá (ath.)</text:p>
      <text:p text:style-name="P1">kultivadó (sus.), -nan</text:p>
      <text:p text:style-name="P1">kultivando </text:p>
      <text:p text:style-name="P1">kultivashon (sus.), -nan</text:p>
      <text:p text:style-name="P1">kultivo (sus.), -nan</text:p>
      <text:p text:style-name="P1">kulto (sus.), -nan</text:p>
      <text:p text:style-name="P1">kulto (ath.)</text:p>
      <text:p text:style-name="P1">kultura (sus.), -nan</text:p>
      <text:p text:style-name="P1">kultural (ath.)</text:p>
      <text:p text:style-name="P1">kumbai </text:p>
      <text:p text:style-name="P1">kumbiní (v.)</text:p>
      <text:p text:style-name="P1">kumbiní (ath.)</text:p>
      <text:p text:style-name="P1">kumbiniente (ath.)</text:p>
      <text:p text:style-name="P1">kumbre (sus.), -nan</text:p>
      <text:p text:style-name="P1">kumbu (sus.), -nan</text:p>
      <text:p text:style-name="P1">kuminda (sus.), -nan</text:p>
      <text:p text:style-name="P1">kumindá (v.)</text:p>
      <text:p text:style-name="P1">kumindamentu (sus.), -nan</text:p>
      <text:p text:style-name="P1">kuminsá (v.)</text:p>
      <text:p text:style-name="P1">kuminsá (ath.)</text:p>
      <text:p text:style-name="P1">kuminsamentu (sus.)</text:p>
      <text:p text:style-name="P1">kuminsando </text:p>
      <text:p text:style-name="P1">kumpleaño (sus.), -nan</text:p>
      <text:p text:style-name="P1">kumpli (v.)</text:p>
      <text:p text:style-name="P1">kumplí (ath.)</text:p>
      <text:p text:style-name="P1">kumplidó (sus.), -nan</text:p>
      <text:p text:style-name="P1">kumpliendo </text:p>
      <text:p text:style-name="P1">kumplimentu (sus.)</text:p>
      <text:p text:style-name="P1">kumpra (v.)</text:p>
      <text:p text:style-name="P1"><text:soft-page-break/>kumprá (ath.)</text:p>
      <text:p text:style-name="P1">kumpradó (sus.), -nan</text:p>
      <text:p text:style-name="P1">kumpramentu (sus.)</text:p>
      <text:p text:style-name="P1">kumprando </text:p>
      <text:p text:style-name="P1">kuna (sus.), -nan</text:p>
      <text:p text:style-name="P1">kuñá (sus.), -nan</text:p>
      <text:p text:style-name="P1">kuné </text:p>
      <text:p text:style-name="P1">kunsumí (v.)</text:p>
      <text:p text:style-name="P1">kunsumí (ath.)</text:p>
      <text:p text:style-name="P1">kunsumiendo </text:p>
      <text:p text:style-name="P1">kunukero (sus.), -nan</text:p>
      <text:p text:style-name="P1">kunuku (sus.), -nan</text:p>
      <text:p text:style-name="P1">kuórem (sus.)</text:p>
      <text:p text:style-name="P1">kuota (sus.), -nan</text:p>
      <text:p text:style-name="P1">kùp (sus.), -nan</text:p>
      <text:p text:style-name="P1">kupa (v.)</text:p>
      <text:p text:style-name="P1">kupi (sus.), -nan</text:p>
      <text:p text:style-name="P1">kuplèt (sus.), -nan</text:p>
      <text:p text:style-name="P1">kupo (sus.), -nan</text:p>
      <text:p text:style-name="P1">kùr (v.)</text:p>
      <text:p text:style-name="P1">kura (v.)</text:p>
      <text:p text:style-name="P1">kurá (sus.), -nan</text:p>
      <text:p text:style-name="P1">kurá (ath.)</text:p>
      <text:p text:style-name="P1">kurabel (ath.)</text:p>
      <text:p text:style-name="P1">kuramentu (sus.)</text:p>
      <text:p text:style-name="P1">kurandera (sus.), -nan</text:p>
      <text:p text:style-name="P1">kurandero (sus.), -nan</text:p>
      <text:p text:style-name="P1">kurando </text:p>
      <text:p text:style-name="P1">kurashá (v.)</text:p>
      <text:p text:style-name="P1">kurashá (ath.)</text:p>
      <text:p text:style-name="P1">kurashi (sus.)</text:p>
      <text:p text:style-name="P1">kurashon (sus.), -nan</text:p>
      <text:p text:style-name="P1">kurasoleño (sus.), -nan</text:p>
      <text:p text:style-name="P1">kurason (sus.), -nan</text:p>
      <text:p text:style-name="P1">Kurdistan (sus.)</text:p>
      <text:p text:style-name="P1">kurdo (sus.), -nan</text:p>
      <text:p text:style-name="P1">kurdo (ath.)</text:p>
      <text:p text:style-name="P1">kùri (sus.)</text:p>
      <text:p text:style-name="P1">kuríkulo (sus.), -nan</text:p>
      <text:p text:style-name="P1">kuriosidat (sus.), -nan</text:p>
      <text:p text:style-name="P1">kurioso (sus.), -nan</text:p>
      <text:p text:style-name="P1">kurioso (ath.)</text:p>
      <text:p text:style-name="P1">kùrmentu (sus.)</text:p>
      <text:p text:style-name="P1">kùrmester (sus.), -nan</text:p>
      <text:p text:style-name="P1"><text:soft-page-break/>kurpa (sus.), -nan</text:p>
      <text:p text:style-name="P1">kursante <text:s/>(sus.), -nan</text:p>
      <text:p text:style-name="P1">kursi (ath.)</text:p>
      <text:p text:style-name="P1">kursista (sus.), -nan</text:p>
      <text:p text:style-name="P1">kursivá (v.)</text:p>
      <text:p text:style-name="P1">kursivo (ath.)</text:p>
      <text:p text:style-name="P1">kurso (sus.), -nan</text:p>
      <text:p text:style-name="P1">kurti (v.)</text:p>
      <text:p text:style-name="P1">kurtí (ath.)</text:p>
      <text:p text:style-name="P1">kurtidó (sus.), -nan</text:p>
      <text:p text:style-name="P1">kurtiendo </text:p>
      <text:p text:style-name="P1">kurtimentu (sus.)</text:p>
      <text:p text:style-name="P1">kurú (ath.)</text:p>
      <text:p text:style-name="P1">kurva (sus.), -nan</text:p>
      <text:p text:style-name="P1">kushi (v.)</text:p>
      <text:p text:style-name="P1">kushí (ath.)</text:p>
      <text:p text:style-name="P1">kushiendo </text:p>
      <text:p text:style-name="P1">kushina (sus.), -nan</text:p>
      <text:p text:style-name="P1">kushiná (v.)</text:p>
      <text:p text:style-name="P1">kushiná (ath.)</text:p>
      <text:p text:style-name="P1">kushinamentu (sus.)</text:p>
      <text:p text:style-name="P1">kushinando </text:p>
      <text:p text:style-name="P1">kusinchi (sus.), -nan</text:p>
      <text:p text:style-name="P1">kuskus (sus.)</text:p>
      <text:p text:style-name="P1">kustia (sus.), -nan</text:p>
      <text:p text:style-name="P1">kustumber (sus.), -nan</text:p>
      <text:p text:style-name="P1">kustumbrá (v.)</text:p>
      <text:p text:style-name="P1">kustumbrá (ath.)</text:p>
      <text:p text:style-name="P1">kustumbrando </text:p>
      <text:p text:style-name="P1">kustumbrismo (sus.)</text:p>
      <text:p text:style-name="P1">kustumbrista (sus.), -nan</text:p>
      <text:p text:style-name="P1">kútis (sus.), -nan</text:p>
      <text:p text:style-name="P1">Kuweit (sus.)</text:p>
      <text:p text:style-name="P1">kuweití (sus.), -nan</text:p>
      <text:p text:style-name="P1">kuweití (ath.)</text:p>
      <text:p text:style-name="P1">la (sus.), -nan</text:p>
      <text:p text:style-name="P1">laba (v.)</text:p>
      <text:p text:style-name="P1">labá (sus.), -nan</text:p>
      <text:p text:style-name="P1">labá (ath.)</text:p>
      <text:p text:style-name="P1">lababel (ath.)</text:p>
      <text:p text:style-name="P1">labadera (sus.), -nan</text:p>
      <text:p text:style-name="P1">labadó (sus.), -nan</text:p>
      <text:p text:style-name="P1">labakara (sus.), -nan</text:p>
      <text:p text:style-name="P1">labalana (sus.), -nan</text:p>
      <text:p text:style-name="P1"><text:soft-page-break/>labamano (sus.), -nan</text:p>
      <text:p text:style-name="P1">labamentu (sus.)</text:p>
      <text:p text:style-name="P1">labanderia (sus.), -nan</text:p>
      <text:p text:style-name="P1">labando </text:p>
      <text:p text:style-name="P1">labaplato (sus.), -nan</text:p>
      <text:p text:style-name="P1">labariano (sus.), -nan</text:p>
      <text:p text:style-name="P1">labatiba (sus.), -nan</text:p>
      <text:p text:style-name="P1">laberinto (sus.), -nan</text:p>
      <text:p text:style-name="P1">labia (v.)</text:p>
      <text:p text:style-name="P1">labia (sus.)</text:p>
      <text:p text:style-name="P1">labial (ath.)</text:p>
      <text:p text:style-name="P1">labiodental (sus.), -nan</text:p>
      <text:p text:style-name="P1">labiodental (ath.)</text:p>
      <text:p text:style-name="P1">Labirgui (sus.), -nan</text:p>
      <text:p text:style-name="P1">labizjan (sus.), -nan</text:p>
      <text:p text:style-name="P1">labor (sus.), -nan</text:p>
      <text:p text:style-name="P1">laborá (v.)</text:p>
      <text:p text:style-name="P1">laborá (ath.)</text:p>
      <text:p text:style-name="P1">laboral (ath.)</text:p>
      <text:p text:style-name="P1">laborando </text:p>
      <text:p text:style-name="P1">laboratorio (sus.), -nan</text:p>
      <text:p text:style-name="P1">labra (v.)</text:p>
      <text:p text:style-name="P1">labrá (ath.)</text:p>
      <text:p text:style-name="P1">lachi (sus.), -nan</text:p>
      <text:p text:style-name="P1">ladra (v.)</text:p>
      <text:p text:style-name="P1">ladramentu (sus.)</text:p>
      <text:p text:style-name="P1">ladrando </text:p>
      <text:p text:style-name="P1">ladron (sus.), -nan</text:p>
      <text:p text:style-name="P1">ladronchi (sus.), -nan</text:p>
      <text:p text:style-name="P1">ladronisia (sus.)</text:p>
      <text:p text:style-name="P1">laf (ath.)</text:p>
      <text:p text:style-name="P1">laga (v.)</text:p>
      <text:p text:style-name="P1">lagá (ath.)</text:p>
      <text:p text:style-name="P1">lagadishi (sus.), -nan</text:p>
      <text:p text:style-name="P1">lagando </text:p>
      <text:p text:style-name="P1">lagarú (sus.), -nan</text:p>
      <text:p text:style-name="P1">lago (sus.), -nan</text:p>
      <text:p text:style-name="P1">lágrima (sus.), -nan</text:p>
      <text:p text:style-name="P1">laiko (sus.), -nan</text:p>
      <text:p text:style-name="P1">lain (v.)</text:p>
      <text:p text:style-name="P1">lain (sus.), -nan</text:p>
      <text:p text:style-name="P1">lainsmèn (sus.), -nan</text:p>
      <text:p text:style-name="P1">laira (sus.)</text:p>
      <text:p text:style-name="P1">laiter (sus.), -nan</text:p>
      <text:p text:style-name="P1"><text:soft-page-break/>laken (sus.), -nan</text:p>
      <text:p text:style-name="P1">lakètè (sus.), -nan</text:p>
      <text:p text:style-name="P1">lakmentu (sus.)</text:p>
      <text:p text:style-name="P1">lakrana (sus.), -nan</text:p>
      <text:p text:style-name="P1">lakrimógeno (ath.)</text:p>
      <text:p text:style-name="P1">laksante (sus.), -nan</text:p>
      <text:p text:style-name="P1">laksante (ath.)</text:p>
      <text:p text:style-name="P1">lam (sus.), -nan</text:p>
      <text:p text:style-name="P1">lam (ath.)</text:p>
      <text:p text:style-name="P1">laman (sus.), -nan</text:p>
      <text:p text:style-name="P1">lamchi (sus.), -nan</text:p>
      <text:p text:style-name="P1">lamentá (v.)</text:p>
      <text:p text:style-name="P1">lamentabel (ath.)</text:p>
      <text:p text:style-name="P1">lamentablemente (atv.)</text:p>
      <text:p text:style-name="P1">lamentando </text:p>
      <text:p text:style-name="P1">lamento (sus.), -nan</text:p>
      <text:p text:style-name="P1">lamir (sus.)</text:p>
      <text:p text:style-name="P1">lampi (sus.), -nan</text:p>
      <text:p text:style-name="P1">Lamuèrtè (sus.)</text:p>
      <text:p text:style-name="P1">lamunchi (sus.), -nan</text:p>
      <text:p text:style-name="P1">lamungras (sus.), -nan</text:p>
      <text:p text:style-name="P1">lana (v.)</text:p>
      <text:p text:style-name="P1">lana (sus.), -nan</text:p>
      <text:p text:style-name="P1">lanando </text:p>
      <text:p text:style-name="P1">lancha (sus.), -nan</text:p>
      <text:p text:style-name="P1">landa (v.)</text:p>
      <text:p text:style-name="P1">landá (ath.)</text:p>
      <text:p text:style-name="P1">landadó (sus.), -nan</text:p>
      <text:p text:style-name="P1">landamentu (sus.)</text:p>
      <text:p text:style-name="P1">landando </text:p>
      <text:p text:style-name="P1">lando (sus.), -nan</text:p>
      <text:p text:style-name="P1">lansa (v.)</text:p>
      <text:p text:style-name="P1">lansa (sus.), -nan</text:p>
      <text:p text:style-name="P1">lansá (ath.)</text:p>
      <text:p text:style-name="P1">lansamentu (sus.), -nan</text:p>
      <text:p text:style-name="P1">lansando </text:p>
      <text:p text:style-name="P1">lansèt (sus.), -nan</text:p>
      <text:p text:style-name="P1">lanso (sus.), -nan</text:p>
      <text:p text:style-name="P1">lanta (v.)</text:p>
      <text:p text:style-name="P1">lantá (ath.)</text:p>
      <text:p text:style-name="P1">lantadó (sus.), -nan</text:p>
      <text:p text:style-name="P1">lantamentu (sus.), -nan</text:p>
      <text:p text:style-name="P1">lantando </text:p>
      <text:p text:style-name="P1">lantera (sus.), -nan</text:p>
      <text:p text:style-name="P1"><text:soft-page-break/>lantèrno (sus.), -nan</text:p>
      <text:p text:style-name="P1">lanthùis (sus.), -nan</text:p>
      <text:p text:style-name="P1">lapi (sus.), -nan</text:p>
      <text:p text:style-name="P1">lapilapi (ath.)</text:p>
      <text:p text:style-name="P1">lapimentu (sus.)</text:p>
      <text:p text:style-name="P1">lapistòn (sus.), -nan</text:p>
      <text:p text:style-name="P1">lapso (sus.), -nan</text:p>
      <text:p text:style-name="P1">laraha (sus.), -nan</text:p>
      <text:p text:style-name="P1">Lareina (sus.), -nan</text:p>
      <text:p text:style-name="P1">larga (v.)</text:p>
      <text:p text:style-name="P1">largá (ath.)</text:p>
      <text:p text:style-name="P1">largamentu (sus.)</text:p>
      <text:p text:style-name="P1">largando </text:p>
      <text:p text:style-name="P1">largu (atv.)</text:p>
      <text:p text:style-name="P1">largu (ath.)</text:p>
      <text:p text:style-name="P1">largura (sus.), -nan</text:p>
      <text:p text:style-name="P1">laringe (sus.), -nan</text:p>
      <text:p text:style-name="P1">laríngeo (ath.)</text:p>
      <text:p text:style-name="P1">lars (sus.), -nan</text:p>
      <text:p text:style-name="P1">larva (sus.), -nan</text:p>
      <text:p text:style-name="P1">larzje (sus.), -nan</text:p>
      <text:p text:style-name="P1">las (sus.), -nan</text:p>
      <text:p text:style-name="P1">lasa (v.)</text:p>
      <text:p text:style-name="P1">lasá (ath.)</text:p>
      <text:p text:style-name="P1">lasadó (sus.), -nan</text:p>
      <text:p text:style-name="P1">lasamentu (sus.)</text:p>
      <text:p text:style-name="P1">lasando </text:p>
      <text:p text:style-name="P1">lasdó (sus.), -nan</text:p>
      <text:p text:style-name="P1">laser (sus.), -nan</text:p>
      <text:p text:style-name="P1">lasmentu (sus.)</text:p>
      <text:p text:style-name="P1">laso (sus.), -nan</text:p>
      <text:p text:style-name="P1">lastimá (v.)</text:p>
      <text:p text:style-name="P1">lástima (sus.)</text:p>
      <text:p text:style-name="P1">lastimando </text:p>
      <text:p text:style-name="P1">lastimoso (ath.)</text:p>
      <text:p text:style-name="P1">lastra (v.)</text:p>
      <text:p text:style-name="P1">lastrá (sus.), -nan</text:p>
      <text:p text:style-name="P1">lastrá (ath.)</text:p>
      <text:p text:style-name="P1">lastramentu (sus.)</text:p>
      <text:p text:style-name="P1">lastrando </text:p>
      <text:p text:style-name="P1">lastu (ath.)</text:p>
      <text:p text:style-name="P1">lat (ath.)</text:p>
      <text:p text:style-name="P1">lata (sus.), -nan</text:p>
      <text:p text:style-name="P1">latalata (ath.)</text:p>
      <text:p text:style-name="P1"><text:soft-page-break/>latente (ath.)</text:p>
      <text:p text:style-name="P1">lateral (sus.), -nan</text:p>
      <text:p text:style-name="P1">lateral (ath.)</text:p>
      <text:p text:style-name="P1">latifundio (sus.), -nan</text:p>
      <text:p text:style-name="P1">latifundismo (sus.)</text:p>
      <text:p text:style-name="P1">latifundista (sus.), -nan</text:p>
      <text:p text:style-name="P1">latin (sus.)</text:p>
      <text:p text:style-name="P1">latin (ath.)</text:p>
      <text:p text:style-name="P1">latino (sus.), -nan</text:p>
      <text:p text:style-name="P1">latino (ath.)</text:p>
      <text:p text:style-name="P1">Latinoamérika (sus.)</text:p>
      <text:p text:style-name="P1">latinoamerikano (sus.), -nan</text:p>
      <text:p text:style-name="P1">latinoamerikano (ath.)</text:p>
      <text:p text:style-name="P1">latitut (sus.), -nan</text:p>
      <text:p text:style-name="P1">lava (sus.)</text:p>
      <text:p text:style-name="P1">leal (ath.)</text:p>
      <text:p text:style-name="P1">lealtat (sus.)</text:p>
      <text:p text:style-name="P1">leba (v.)</text:p>
      <text:p text:style-name="P1">leba (sus.), -nan</text:p>
      <text:p text:style-name="P1">lèbèlèbè (ath.)</text:p>
      <text:p text:style-name="P1">lebumai (v.)</text:p>
      <text:p text:style-name="P1">lechi (sus.), -nan</text:p>
      <text:p text:style-name="P1">left (sus.), -nan</text:p>
      <text:p text:style-name="P1">lèg (v.)</text:p>
      <text:p text:style-name="P1">legal (ath.)</text:p>
      <text:p text:style-name="P1">legalisá (v.)</text:p>
      <text:p text:style-name="P1">legalisá (ath.)</text:p>
      <text:p text:style-name="P1">legalisando </text:p>
      <text:p text:style-name="P1">legalisashon (sus.), -nan</text:p>
      <text:p text:style-name="P1">legalmente (atv.)</text:p>
      <text:p text:style-name="P1">legendario (ath.)</text:p>
      <text:p text:style-name="P1">legibel (ath.)</text:p>
      <text:p text:style-name="P1">legibilidat (sus.)</text:p>
      <text:p text:style-name="P1">legion (sus.), -nan</text:p>
      <text:p text:style-name="P1">legionario (sus.), -nan</text:p>
      <text:p text:style-name="P1">legislá (v.)</text:p>
      <text:p text:style-name="P1">legislá (ath.)</text:p>
      <text:p text:style-name="P1">legisladó (sus.), -nan</text:p>
      <text:p text:style-name="P1">legislashon (sus.), -nan</text:p>
      <text:p text:style-name="P1">legislativo (ath.)</text:p>
      <text:p text:style-name="P1">legitimá (v.)</text:p>
      <text:p text:style-name="P1">legitimá (ath.)</text:p>
      <text:p text:style-name="P1">legítimamente (atv.)</text:p>
      <text:p text:style-name="P1">legitimando </text:p>
      <text:p text:style-name="P1"><text:soft-page-break/>legitimashon (sus.), -nan</text:p>
      <text:p text:style-name="P1">legitimidat (ath.)</text:p>
      <text:p text:style-name="P1">legítimo (ath.)</text:p>
      <text:p text:style-name="P1">lehania (sus.)</text:p>
      <text:p text:style-name="P1">lehano (ath.)</text:p>
      <text:p text:style-name="P1">lei (sus.), -nan</text:p>
      <text:p text:style-name="P1">leifi (sus.), -nan</text:p>
      <text:p text:style-name="P1">leim (sus.), -nan</text:p>
      <text:p text:style-name="P1">leimmentu (sus.)</text:p>
      <text:p text:style-name="P1">lèk (v.)</text:p>
      <text:p text:style-name="P1">lèk (sus.), -nan</text:p>
      <text:p text:style-name="P1">lekdor (sus.), -nan</text:p>
      <text:p text:style-name="P1">lèkmentu (sus.)</text:p>
      <text:p text:style-name="P1">leksema (sus.), -nan</text:p>
      <text:p text:style-name="P1">leksikal (ath.)</text:p>
      <text:p text:style-name="P1">leksikalisashon (sus.)</text:p>
      <text:p text:style-name="P1">léksiko (sus.), -nan</text:p>
      <text:p text:style-name="P1">léksiko (ath.)</text:p>
      <text:p text:style-name="P1">leksikografia (sus.)</text:p>
      <text:p text:style-name="P1">leksikográfiko (ath.)</text:p>
      <text:p text:style-name="P1">leksikógrafo (sus.), -nan</text:p>
      <text:p text:style-name="P1">leksikologia (sus.)</text:p>
      <text:p text:style-name="P1">leksikológiko (ath.)</text:p>
      <text:p text:style-name="P1">leksikólogo (sus.), -nan</text:p>
      <text:p text:style-name="P1">lektor (sus.), -nan</text:p>
      <text:p text:style-name="P1">lektu (v.)</text:p>
      <text:p text:style-name="P1">lektura (sus.), -nan</text:p>
      <text:p text:style-name="P1">lele (v.)</text:p>
      <text:p text:style-name="P1">lèlè (sus.), -nan</text:p>
      <text:p text:style-name="P1">lelementu (sus.)</text:p>
      <text:p text:style-name="P1">leli (sus.), -nan</text:p>
      <text:p text:style-name="P1">lema (sus.), -nan</text:p>
      <text:p text:style-name="P1">lembe (v.)</text:p>
      <text:p text:style-name="P1">lembé (ath.)</text:p>
      <text:p text:style-name="P1">lembedó (sus.), -nan</text:p>
      <text:p text:style-name="P1">lembelansa (sus.), -nan</text:p>
      <text:p text:style-name="P1">lembelembe (sus.), -nan</text:p>
      <text:p text:style-name="P1">lembementu (sus.)</text:p>
      <text:p text:style-name="P1">lembiendo </text:p>
      <text:p text:style-name="P1">lèn (v.)</text:p>
      <text:p text:style-name="P1">lenchi (atv.)</text:p>
      <text:p text:style-name="P1">lenga (sus.), -nan</text:p>
      <text:p text:style-name="P1">lèngu (v.)</text:p>
      <text:p text:style-name="P1">lèngu (sus.), -nan</text:p>
      <text:p text:style-name="P1"><text:soft-page-break/>lenguahe (sus.), -nan</text:p>
      <text:p text:style-name="P1">leninismo (sus.)</text:p>
      <text:p text:style-name="P1">leninista (sus.), -nan</text:p>
      <text:p text:style-name="P1">lèns (sus.), -nan</text:p>
      <text:p text:style-name="P1">lensu (sus.), -nan</text:p>
      <text:p text:style-name="P1">lènte (sus.), -nan</text:p>
      <text:p text:style-name="P1">lento (ath.)</text:p>
      <text:p text:style-name="P1">leon (sus.), -nan</text:p>
      <text:p text:style-name="P1">lep (sus.), -nan</text:p>
      <text:p text:style-name="P1">leplá (ath.)</text:p>
      <text:p text:style-name="P1">lepra (sus.)</text:p>
      <text:p text:style-name="P1">leproso (sus.), -nan</text:p>
      <text:p text:style-name="P1">lepstek (sus.), -nan</text:p>
      <text:p text:style-name="P1">lèrchi (sus.), -nan</text:p>
      <text:p text:style-name="P1">lès (sus.), -nan</text:p>
      <text:p text:style-name="P1">lesa (v.)</text:p>
      <text:p text:style-name="P1">lesá (ath.)</text:p>
      <text:p text:style-name="P1">lesadó (sus.), -nan</text:p>
      <text:p text:style-name="P1">lesamentu (sus.)</text:p>
      <text:p text:style-name="P1">lesando </text:p>
      <text:p text:style-name="P1">lèsenar (sus.), -nan</text:p>
      <text:p text:style-name="P1">leshi (sus.), -nan</text:p>
      <text:p text:style-name="P1">leshon (sus.), -nan</text:p>
      <text:p text:style-name="P1">leshoná (v.)</text:p>
      <text:p text:style-name="P1">leshoná (ath.)</text:p>
      <text:p text:style-name="P1">lesma (ath.)</text:p>
      <text:p text:style-name="P1">letania (sus.), -nan</text:p>
      <text:p text:style-name="P1">letárgiko (ath.)</text:p>
      <text:p text:style-name="P1">letargo (sus.), -nan</text:p>
      <text:p text:style-name="P1">lèter (sus.), -nan</text:p>
      <text:p text:style-name="P1">Letonia (sus.)</text:p>
      <text:p text:style-name="P1">letonio (sus.), -nan</text:p>
      <text:p text:style-name="P1">letonio (ath.)</text:p>
      <text:p text:style-name="P1">letra (sus.), -nan</text:p>
      <text:p text:style-name="P1">letrá (ath.)</text:p>
      <text:p text:style-name="P1">leu (atv.)</text:p>
      <text:p text:style-name="P1">leu (ath.)</text:p>
      <text:p text:style-name="P1">leukemia (sus.)</text:p>
      <text:p text:style-name="P1">leve (ath.)</text:p>
      <text:p text:style-name="P1">leyenda (sus.), -nan</text:p>
      <text:p text:style-name="P1">li (sus.), -nan</text:p>
      <text:p text:style-name="P1">liber (ath.)</text:p>
      <text:p text:style-name="P1">liberá (v.)</text:p>
      <text:p text:style-name="P1">liberá (ath.)</text:p>
      <text:p text:style-name="P1"><text:soft-page-break/>liberal (ath.)</text:p>
      <text:p text:style-name="P1">liberalismo (sus.)</text:p>
      <text:p text:style-name="P1">liberando </text:p>
      <text:p text:style-name="P1">liberashon (sus.), -nan</text:p>
      <text:p text:style-name="P1">libertadó (sus.), -nan</text:p>
      <text:p text:style-name="P1">libertat (sus.), -nan</text:p>
      <text:p text:style-name="P1">libertinahe (sus.), -nan</text:p>
      <text:p text:style-name="P1">libra (v.)</text:p>
      <text:p text:style-name="P1">libra (sus.), -nan</text:p>
      <text:p text:style-name="P1">librá (ath.)</text:p>
      <text:p text:style-name="P1">libramentu (sus.)</text:p>
      <text:p text:style-name="P1">librando </text:p>
      <text:p text:style-name="P1">libremente (atv.)</text:p>
      <text:p text:style-name="P1">libreria (sus.), -nan</text:p>
      <text:p text:style-name="P1">librero (sus.), -nan</text:p>
      <text:p text:style-name="P1">libretista (sus.), -nan</text:p>
      <text:p text:style-name="P1">libreto (sus.), -nan</text:p>
      <text:p text:style-name="P1">lider (sus.), -nan</text:p>
      <text:p text:style-name="P1">liderato (sus.)</text:p>
      <text:p text:style-name="P1">liderazgo (sus.)</text:p>
      <text:p text:style-name="P1">lidia (v.)</text:p>
      <text:p text:style-name="P1">lidia (sus.), -nan</text:p>
      <text:p text:style-name="P1">lidiamentu (sus.)</text:p>
      <text:p text:style-name="P1">lidiando </text:p>
      <text:p text:style-name="P1">lif (ath.)</text:p>
      <text:p text:style-name="P1">liga (v.)</text:p>
      <text:p text:style-name="P1">liga (sus.), -nan</text:p>
      <text:p text:style-name="P1">ligá (ath.)</text:p>
      <text:p text:style-name="P1">ligadura (sus.), -nan</text:p>
      <text:p text:style-name="P1">ligamentu (sus.)</text:p>
      <text:p text:style-name="P1">ligando </text:p>
      <text:p text:style-name="P1">lihé (atv.)</text:p>
      <text:p text:style-name="P1">lihé (ath.)</text:p>
      <text:p text:style-name="P1">liheresa (sus.)</text:p>
      <text:p text:style-name="P1">likidá (v.)</text:p>
      <text:p text:style-name="P1">likidá (ath.)</text:p>
      <text:p text:style-name="P1">likidadó (sus.), -nan</text:p>
      <text:p text:style-name="P1">likidando </text:p>
      <text:p text:style-name="P1">likidashon (sus.), -nan</text:p>
      <text:p text:style-name="P1">likides (sus.)</text:p>
      <text:p text:style-name="P1">líkido (sus.), -nan</text:p>
      <text:p text:style-name="P1">líkido (ath.)</text:p>
      <text:p text:style-name="P1">likor (sus.), -nan</text:p>
      <text:p text:style-name="P1">likùr (sus.), -nan</text:p>
      <text:p text:style-name="P1"><text:soft-page-break/>lila (sus.)</text:p>
      <text:p text:style-name="P1">lila (ath.)</text:p>
      <text:p text:style-name="P1">lima (sus.), -nan</text:p>
      <text:p text:style-name="P1">limitá (v.)</text:p>
      <text:p text:style-name="P1">limitá (ath.)</text:p>
      <text:p text:style-name="P1">limitando </text:p>
      <text:p text:style-name="P1">limitashon (sus.), -nan</text:p>
      <text:p text:style-name="P1">limitativo (ath.)</text:p>
      <text:p text:style-name="P1">límite (sus.), -nan</text:p>
      <text:p text:style-name="P1">limonada (sus.), -nan</text:p>
      <text:p text:style-name="P1">limosna (sus.), -nan</text:p>
      <text:p text:style-name="P1">limousine (sus.), -nan</text:p>
      <text:p text:style-name="P1">limpi (atv.)</text:p>
      <text:p text:style-name="P1">limpi (ath.)</text:p>
      <text:p text:style-name="P1">limpia (v.)</text:p>
      <text:p text:style-name="P1">limpiá (sus.), -nan</text:p>
      <text:p text:style-name="P1">limpiá (ath.)</text:p>
      <text:p text:style-name="P1">limpiadó (sus.), -nan</text:p>
      <text:p text:style-name="P1">limpiamentu (sus.)</text:p>
      <text:p text:style-name="P1">limpiando </text:p>
      <text:p text:style-name="P1">limpiesa (sus.)</text:p>
      <text:p text:style-name="P1">liña (v.)</text:p>
      <text:p text:style-name="P1">liña (sus.), -nan</text:p>
      <text:p text:style-name="P1">liñal (sus.), -nan</text:p>
      <text:p text:style-name="P1">liñamentu (sus.)</text:p>
      <text:p text:style-name="P1">linasa (sus.)</text:p>
      <text:p text:style-name="P1">lincha (v.)</text:p>
      <text:p text:style-name="P1">linchamentu (sus.)</text:p>
      <text:p text:style-name="P1">linfátiko (ath.)</text:p>
      <text:p text:style-name="P1">lingwista (sus.), -nan</text:p>
      <text:p text:style-name="P1">lingwístika (sus.)</text:p>
      <text:p text:style-name="P1">lingwístiko (ath.)</text:p>
      <text:p text:style-name="P1">linoli (sus.)</text:p>
      <text:p text:style-name="P1">linolio (sus.), -nan</text:p>
      <text:p text:style-name="P1">linòlzür (sus.)</text:p>
      <text:p text:style-name="P1">lírika (sus.)</text:p>
      <text:p text:style-name="P1">líriko (ath.)</text:p>
      <text:p text:style-name="P1">lirismo (sus.)</text:p>
      <text:p text:style-name="P1">lisensia (sus.), -nan</text:p>
      <text:p text:style-name="P1">lisensiado (sus.), -nan</text:p>
      <text:p text:style-name="P1">liseo (sus.), -nan</text:p>
      <text:p text:style-name="P1">lisimbein (sus.), -nan</text:p>
      <text:p text:style-name="P1">lista (sus.), -nan</text:p>
      <text:p text:style-name="P1">listá (ath.)</text:p>
      <text:p text:style-name="P1"><text:soft-page-break/>listra (v.)</text:p>
      <text:p text:style-name="P1">listrá (ath.)</text:p>
      <text:p text:style-name="P1">liter (sus.), -nan</text:p>
      <text:p text:style-name="P1">literal (ath.)</text:p>
      <text:p text:style-name="P1">literalmente (atv.)</text:p>
      <text:p text:style-name="P1">literario (ath.)</text:p>
      <text:p text:style-name="P1">literatura (sus.), -nan</text:p>
      <text:p text:style-name="P1">lítotès (sus.), -nan</text:p>
      <text:p text:style-name="P1">Lituania (sus.)</text:p>
      <text:p text:style-name="P1">lituano (sus.), -nan</text:p>
      <text:p text:style-name="P1">lituano (ath.)</text:p>
      <text:p text:style-name="P1">liturgia (sus.), -nan</text:p>
      <text:p text:style-name="P1">litúrgiko (ath.)</text:p>
      <text:p text:style-name="P1">lizu (ath.)</text:p>
      <text:p text:style-name="P1">lo </text:p>
      <text:p text:style-name="P1">loader (sus.), -nan</text:p>
      <text:p text:style-name="P1">lobi (sus.), -nan</text:p>
      <text:p text:style-name="P1">lòbi (sus.), -nan</text:p>
      <text:p text:style-name="P1">lòbiista (sus.), -nan</text:p>
      <text:p text:style-name="P1">locha (v.)</text:p>
      <text:p text:style-name="P1">locha (sus.), -nan</text:p>
      <text:p text:style-name="P1">lochá (ath.)</text:p>
      <text:p text:style-name="P1">lochamentu (sus.)</text:p>
      <text:p text:style-name="P1">lochando </text:p>
      <text:p text:style-name="P1">loderit (sus.), -nan</text:p>
      <text:p text:style-name="P1">lodo (sus.), -nan</text:p>
      <text:p text:style-name="P1">lòf (sus.), -nan</text:p>
      <text:p text:style-name="P1">logá </text:p>
      <text:p text:style-name="P1">lógika (sus.), -nan</text:p>
      <text:p text:style-name="P1">lógikamente (atv.)</text:p>
      <text:p text:style-name="P1">lógiko (ath.)</text:p>
      <text:p text:style-name="P1">logístika (sus.)</text:p>
      <text:p text:style-name="P1">logístiko (ath.)</text:p>
      <text:p text:style-name="P1">logo (sus.), -nan</text:p>
      <text:p text:style-name="P1">logra (v.)</text:p>
      <text:p text:style-name="P1">lográ (ath.)</text:p>
      <text:p text:style-name="P1">logrando </text:p>
      <text:p text:style-name="P1">logro (sus.), -nan</text:p>
      <text:p text:style-name="P1">lòk (v.)</text:p>
      <text:p text:style-name="P1">lòk (sus.), -nan</text:p>
      <text:p text:style-name="P1">lokal (sus.), -nan</text:p>
      <text:p text:style-name="P1">lokal (ath.)</text:p>
      <text:p text:style-name="P1">lokalidat (sus.), -nan</text:p>
      <text:p text:style-name="P1">lokalisá (v.)</text:p>
      <text:p text:style-name="P1"><text:soft-page-break/>lokalisá (ath.)</text:p>
      <text:p text:style-name="P1">lokalisabel (ath.)</text:p>
      <text:p text:style-name="P1">lokalisando </text:p>
      <text:p text:style-name="P1">lokalisashon (sus.)</text:p>
      <text:p text:style-name="P1">lokamente (atv.)</text:p>
      <text:p text:style-name="P1">lokativo (ath.)</text:p>
      <text:p text:style-name="P1">loke </text:p>
      <text:p text:style-name="P1">lokèt (sus.), -nan</text:p>
      <text:p text:style-name="P1">lokiá (ath.)</text:p>
      <text:p text:style-name="P1">lòkmentu (sus.)</text:p>
      <text:p text:style-name="P1">loko (sus.), -nan</text:p>
      <text:p text:style-name="P1">loko (ath.)</text:p>
      <text:p text:style-name="P1">lokual </text:p>
      <text:p text:style-name="P1">lokura (sus.), -nan</text:p>
      <text:p text:style-name="P1">lokushon (sus.), -nan</text:p>
      <text:p text:style-name="P1">lokutor (sus.), -nan</text:p>
      <text:p text:style-name="P1">lokutora (sus.), -nan</text:p>
      <text:p text:style-name="P1">lòkwòsher (sus.), -nan</text:p>
      <text:p text:style-name="P1">lolas (sus.), -nan</text:p>
      <text:p text:style-name="P1">lòli (sus.), -nan</text:p>
      <text:p text:style-name="P1">lolin (sus.), -nan</text:p>
      <text:p text:style-name="P1">lòlipòp (sus.), -nan</text:p>
      <text:p text:style-name="P1">lolo (sus.), -nan</text:p>
      <text:p text:style-name="P1">lomba (sus.), -nan</text:p>
      <text:p text:style-name="P1">lombe (sus.), -nan</text:p>
      <text:p text:style-name="P1">lombra (v.)</text:p>
      <text:p text:style-name="P1">lombrá (ath.)</text:p>
      <text:p text:style-name="P1">lombramentu (sus.)</text:p>
      <text:p text:style-name="P1">lombrando </text:p>
      <text:p text:style-name="P1">lombrante (ath.)</text:p>
      <text:p text:style-name="P1">lombrishi (sus.), -nan</text:p>
      <text:p text:style-name="P1">lomitu (sus.), -nan</text:p>
      <text:p text:style-name="P1">lona (sus.), -nan</text:p>
      <text:p text:style-name="P1">lòndri (sus.), -nan</text:p>
      <text:p text:style-name="P1">longitut (sus.), -nan</text:p>
      <text:p text:style-name="P1">loopjongen (sus.), -nan</text:p>
      <text:p text:style-name="P1">lop (sus.), -nan</text:p>
      <text:p text:style-name="P1">lora (v.)</text:p>
      <text:p text:style-name="P1">lora (sus.), -nan</text:p>
      <text:p text:style-name="P1">lorá (ath.)</text:p>
      <text:p text:style-name="P1">lorada (sus.), -nan</text:p>
      <text:p text:style-name="P1">loraku (sus.), -nan</text:p>
      <text:p text:style-name="P1">loramentu (sus.)</text:p>
      <text:p text:style-name="P1">lorando </text:p>
      <text:p text:style-name="P1"><text:soft-page-break/>lòs (v.)</text:p>
      <text:p text:style-name="P1">lòs (ath.)</text:p>
      <text:p text:style-name="P1">loshon (sus.), -nan</text:p>
      <text:p text:style-name="P1">lòsmentu (sus.)</text:p>
      <text:p text:style-name="P1">lòt (v.)</text:p>
      <text:p text:style-name="P1">lòt (sus.), -nan</text:p>
      <text:p text:style-name="P1">loteria (sus.), -nan</text:p>
      <text:p text:style-name="P1">loto (sus.), -nan</text:p>
      <text:p text:style-name="P1">lotriná (v.)</text:p>
      <text:p text:style-name="P1">lotriná (ath.)</text:p>
      <text:p text:style-name="P1">lots (v.)</text:p>
      <text:p text:style-name="P1">lots (sus.), -nan</text:p>
      <text:p text:style-name="P1">lotsmentu (sus.)</text:p>
      <text:p text:style-name="P1">lou (ath.)</text:p>
      <text:p text:style-name="P1">loutspiker (sus.), -nan</text:p>
      <text:p text:style-name="P1">lozji (sus.), -nan</text:p>
      <text:p text:style-name="P1">ltalia (sus.)</text:p>
      <text:p text:style-name="P1">luangu (sus.), -nan</text:p>
      <text:p text:style-name="P1">luangu (ath.)</text:p>
      <text:p text:style-name="P1">lubidá (v.)</text:p>
      <text:p text:style-name="P1">lubidá (ath.)</text:p>
      <text:p text:style-name="P1">lubidadó (sus.), -nan</text:p>
      <text:p text:style-name="P1">lubidamentu (sus.)</text:p>
      <text:p text:style-name="P1">lubidando </text:p>
      <text:p text:style-name="P1">lucha (v.)</text:p>
      <text:p text:style-name="P1">lucha (sus.), -nan</text:p>
      <text:p text:style-name="P1">luchadó (sus.), -nan</text:p>
      <text:p text:style-name="P1">luchando </text:p>
      <text:p text:style-name="P1">luf (sus.), -nan</text:p>
      <text:p text:style-name="P1">lugá (sus.), -nan</text:p>
      <text:p text:style-name="P1">luho (sus.)</text:p>
      <text:p text:style-name="P1">luhoso (ath.)</text:p>
      <text:p text:style-name="P1">lukrativo (ath.)</text:p>
      <text:p text:style-name="P1">luluis (ath.)</text:p>
      <text:p text:style-name="P1">lumbra (v.)</text:p>
      <text:p text:style-name="P1">lumbrando </text:p>
      <text:p text:style-name="P1">luminoso (ath.)</text:p>
      <text:p text:style-name="P1">lumpia (sus.), -nan</text:p>
      <text:p text:style-name="P1">lùmpsùm (sus.), -nan</text:p>
      <text:p text:style-name="P1">luna (sus.), -nan</text:p>
      <text:p text:style-name="P1">lùnch (sus.), -nan</text:p>
      <text:p text:style-name="P1">lup (sus.), -nan</text:p>
      <text:p text:style-name="P1">lur (v.)</text:p>
      <text:p text:style-name="P1">lurmentu (sus.)</text:p>
      <text:p text:style-name="P1"><text:soft-page-break/>lurun (sus.), -nan</text:p>
      <text:p text:style-name="P1">lus (sus.), -nan</text:p>
      <text:p text:style-name="P1">lusa (v.)</text:p>
      <text:p text:style-name="P1">lusá (ath.)</text:p>
      <text:p text:style-name="P1">lusafè (sus.), -nan</text:p>
      <text:p text:style-name="P1">lusamentu (sus.)</text:p>
      <text:p text:style-name="P1">lusando </text:p>
      <text:p text:style-name="P1">lushiklas (sus.), -nan</text:p>
      <text:p text:style-name="P1">lushiskol (sus.), -nan</text:p>
      <text:p text:style-name="P1">lusi (v.)</text:p>
      <text:p text:style-name="P1">lusí (ath.)</text:p>
      <text:p text:style-name="P1">lusides (sus.)</text:p>
      <text:p text:style-name="P1">lúsido (ath.)</text:p>
      <text:p text:style-name="P1">lusiendo </text:p>
      <text:p text:style-name="P1">lustro (sus.), -nan</text:p>
      <text:p text:style-name="P1">luteranismo (sus.)</text:p>
      <text:p text:style-name="P1">luterano (sus.), -nan</text:p>
      <text:p text:style-name="P1">luterano (ath.)</text:p>
      <text:p text:style-name="P1">luto (sus.), -nan</text:p>
      <text:p text:style-name="P1">ma </text:p>
      <text:p text:style-name="P1">mabi (sus.), -nan</text:p>
      <text:p text:style-name="P1">machetá (v.)</text:p>
      <text:p text:style-name="P1">machetá (ath.)</text:p>
      <text:p text:style-name="P1">machete (sus.), -nan</text:p>
      <text:p text:style-name="P1">machi (sus.), -nan</text:p>
      <text:p text:style-name="P1">machiká (v.)</text:p>
      <text:p text:style-name="P1">machiká (ath.)</text:p>
      <text:p text:style-name="P1">machikamentu (sus.)</text:p>
      <text:p text:style-name="P1">machikando </text:p>
      <text:p text:style-name="P1">machismo (sus.)</text:p>
      <text:p text:style-name="P1">machoro (sus.), -nan</text:p>
      <text:p text:style-name="P1">machu (sus.), -nan</text:p>
      <text:p text:style-name="P1">madoho (sus.), -nan</text:p>
      <text:p text:style-name="P1">madrasa (sus.), -nan</text:p>
      <text:p text:style-name="P1">madrina (sus.), -nan</text:p>
      <text:p text:style-name="P1">madriná (v.)</text:p>
      <text:p text:style-name="P1">madriná (ath.)</text:p>
      <text:p text:style-name="P1">madui (sus.), -nan</text:p>
      <text:p text:style-name="P1">madurá (v.)</text:p>
      <text:p text:style-name="P1">madurá (ath.)</text:p>
      <text:p text:style-name="P1">madures (sus.)</text:p>
      <text:p text:style-name="P1">maduro (ath.)</text:p>
      <text:p text:style-name="P1">madushi (sus.), -nan</text:p>
      <text:p text:style-name="P1">maestra (sus.), -nan</text:p>
      <text:p text:style-name="P1"><text:soft-page-break/>maestral (ath.)</text:p>
      <text:p text:style-name="P1">maestralmente (atv.)</text:p>
      <text:p text:style-name="P1">maestro (sus.), -nan</text:p>
      <text:p text:style-name="P1">mafi (sus.), -nan</text:p>
      <text:p text:style-name="P1">mafia (v.)</text:p>
      <text:p text:style-name="P1">mafia (sus.), -nan</text:p>
      <text:p text:style-name="P1">mafiá (ath.)</text:p>
      <text:p text:style-name="P1">mafioso (sus.), -nan</text:p>
      <text:p text:style-name="P1">mafioso (ath.)</text:p>
      <text:p text:style-name="P1">mag (v.)</text:p>
      <text:p text:style-name="P1">magdalena (sus.), -nan</text:p>
      <text:p text:style-name="P1">magia (sus.)</text:p>
      <text:p text:style-name="P1">mágiko (ath.)</text:p>
      <text:p text:style-name="P1">magistrado (sus.), -nan</text:p>
      <text:p text:style-name="P1">magistral (ath.)</text:p>
      <text:p text:style-name="P1">magistralmente (atv.)</text:p>
      <text:p text:style-name="P1">magistratura (sus.)</text:p>
      <text:p text:style-name="P1">magnet (sus.), -nan</text:p>
      <text:p text:style-name="P1">magnétiko (ath.)</text:p>
      <text:p text:style-name="P1">magnetisá (v.)</text:p>
      <text:p text:style-name="P1">magnetisá (ath.)</text:p>
      <text:p text:style-name="P1">magnetismo (sus.)</text:p>
      <text:p text:style-name="P1">magnífiko (ath.)</text:p>
      <text:p text:style-name="P1">magnitut (sus.), -nan</text:p>
      <text:p text:style-name="P1">mago (sus.), -nan</text:p>
      <text:p text:style-name="P1">maha (v.)</text:p>
      <text:p text:style-name="P1">mahadero (sus.), -nan</text:p>
      <text:p text:style-name="P1">mahadero (ath.)</text:p>
      <text:p text:style-name="P1">mahamentu (sus.)</text:p>
      <text:p text:style-name="P1">mahando </text:p>
      <text:p text:style-name="P1">mahestat (sus.), -nan</text:p>
      <text:p text:style-name="P1">mahestuoso (ath.)</text:p>
      <text:p text:style-name="P1">mahòk (sus.), -nan</text:p>
      <text:p text:style-name="P1">mahos (ath.)</text:p>
      <text:p text:style-name="P1">mai (sus.), -nan</text:p>
      <text:p text:style-name="P1">mainta (sus.), -nan</text:p>
      <text:p text:style-name="P1">maisena (sus.)</text:p>
      <text:p text:style-name="P1">maishi (sus.), -nan</text:p>
      <text:p text:style-name="P1">makakeria (sus.), -nan</text:p>
      <text:p text:style-name="P1">makaku (sus.), -nan</text:p>
      <text:p text:style-name="P1">makamba (sus.), -nan</text:p>
      <text:p text:style-name="P1">makambí (sus.), -nan</text:p>
      <text:p text:style-name="P1">makaprein (sus.), -nan</text:p>
      <text:p text:style-name="P1">makaroni (sus.), -nan</text:p>
      <text:p text:style-name="P1"><text:soft-page-break/>makelar (sus.), -nan</text:p>
      <text:p text:style-name="P1">makèt (sus.), -nan</text:p>
      <text:p text:style-name="P1">make-up (sus.)</text:p>
      <text:p text:style-name="P1">makiá (v.)</text:p>
      <text:p text:style-name="P1">makiá (ath.)</text:p>
      <text:p text:style-name="P1">makiadó (sus.), -nan</text:p>
      <text:p text:style-name="P1">makiahe (sus.)</text:p>
      <text:p text:style-name="P1">makiamentu (sus.)</text:p>
      <text:p text:style-name="P1">makiando </text:p>
      <text:p text:style-name="P1">makinista (sus.), -nan</text:p>
      <text:p text:style-name="P1">makistá (v.)</text:p>
      <text:p text:style-name="P1">mako (sus.), -nan</text:p>
      <text:p text:style-name="P1">makramé (sus.), -nan</text:p>
      <text:p text:style-name="P1">makrel (sus.), -nan</text:p>
      <text:p text:style-name="P1">makro (sus.), -nan</text:p>
      <text:p text:style-name="P1">makro (ath.)</text:p>
      <text:p text:style-name="P1">makroekonomia (sus.)</text:p>
      <text:p text:style-name="P1">makroekonómiko (ath.)</text:p>
      <text:p text:style-name="P1">maksi (sus.), -nan</text:p>
      <text:p text:style-name="P1">maksimá (v.)</text:p>
      <text:p text:style-name="P1">maksimalisá (v.)</text:p>
      <text:p text:style-name="P1">maksimalisashon (sus.)</text:p>
      <text:p text:style-name="P1">máksimo (sus.), -nan</text:p>
      <text:p text:style-name="P1">máksimo (ath.)</text:p>
      <text:p text:style-name="P1">makuaku (sus.), -nan</text:p>
      <text:p text:style-name="P1">makurá (sus.), -nan</text:p>
      <text:p text:style-name="P1">makutu (sus.), -nan</text:p>
      <text:p text:style-name="P1">mal (atv.)</text:p>
      <text:p text:style-name="P1">mal (ath.)</text:p>
      <text:p text:style-name="P1">mala (ath.)</text:p>
      <text:p text:style-name="P1">Málaga (sus.)</text:p>
      <text:p text:style-name="P1">malagradesí (sus.), -nan</text:p>
      <text:p text:style-name="P1">malagradesí (ath.)</text:p>
      <text:p text:style-name="P1">malagueño (sus.), -nan</text:p>
      <text:p text:style-name="P1">malagueño (ath.)</text:p>
      <text:p text:style-name="P1">malai (sus.)</text:p>
      <text:p text:style-name="P1">malamente (atv.)</text:p>
      <text:p text:style-name="P1">malaria (sus.)</text:p>
      <text:p text:style-name="P1">malbu (sus.), -nan</text:p>
      <text:p text:style-name="P1">malchi (sus.), -nan</text:p>
      <text:p text:style-name="P1">maldat (sus.), -nan</text:p>
      <text:p text:style-name="P1">maldishon (sus.), -nan</text:p>
      <text:p text:style-name="P1">maldishoná (v.)</text:p>
      <text:p text:style-name="P1">maldishoná (ath.)</text:p>
      <text:p text:style-name="P1"><text:soft-page-break/>maldishonamentu (sus.)</text:p>
      <text:p text:style-name="P1">maldishonando </text:p>
      <text:p text:style-name="P1">maldita (ath.)</text:p>
      <text:p text:style-name="P1">malditu (ath.)</text:p>
      <text:p text:style-name="P1">malechor (sus.), -nan</text:p>
      <text:p text:style-name="P1">malentendimentu (sus.), -nan</text:p>
      <text:p text:style-name="P1">malesa (sus.), -nan</text:p>
      <text:p text:style-name="P1">maleta (sus.), -nan</text:p>
      <text:p text:style-name="P1">malgastá (v.)</text:p>
      <text:p text:style-name="P1">malgastá (ath.)</text:p>
      <text:p text:style-name="P1">malignidat (sus.)</text:p>
      <text:p text:style-name="P1">maligno (ath.)</text:p>
      <text:p text:style-name="P1">malinformá (v.)</text:p>
      <text:p text:style-name="P1">malinformá (ath.)</text:p>
      <text:p text:style-name="P1">malinterpretá (v.)</text:p>
      <text:p text:style-name="P1">malinterpretá (ath.)</text:p>
      <text:p text:style-name="P1">malinterpretashon (sus.), -nan</text:p>
      <text:p text:style-name="P1">malisia (sus.), -nan</text:p>
      <text:p text:style-name="P1">malkomprendementu (sus.), -</text:p>
      <text:p text:style-name="P1">nan</text:p>
      <text:p text:style-name="P1">malkontentu (sus.), -nan</text:p>
      <text:p text:style-name="P1">malkriá (ath.)</text:p>
      <text:p text:style-name="P1">malora (sus.), -nan</text:p>
      <text:p text:style-name="P1">malprim (sus.), -nan</text:p>
      <text:p text:style-name="P1">malta (sus.), -nan</text:p>
      <text:p text:style-name="P1">Malta (sus.)</text:p>
      <text:p text:style-name="P1">maltes (sus.), -nan</text:p>
      <text:p text:style-name="P1">maltes (ath.)</text:p>
      <text:p text:style-name="P1">maltosa (sus.)</text:p>
      <text:p text:style-name="P1">maltratá (v.)</text:p>
      <text:p text:style-name="P1">maltratá (ath.)</text:p>
      <text:p text:style-name="P1">maltratamentu (sus.)</text:p>
      <text:p text:style-name="P1">maltratando </text:p>
      <text:p text:style-name="P1">maltrato (sus.), -nan</text:p>
      <text:p text:style-name="P1">malu (sus.), -nan</text:p>
      <text:p text:style-name="P1">malu (atv.)</text:p>
      <text:p text:style-name="P1">malu (ath.)</text:p>
      <text:p text:style-name="P1">maluku (ath.)</text:p>
      <text:p text:style-name="P1">malusá (v.)</text:p>
      <text:p text:style-name="P1">malusá (ath.)</text:p>
      <text:p text:style-name="P1">malversá (v.)</text:p>
      <text:p text:style-name="P1">malversá (ath.)</text:p>
      <text:p text:style-name="P1">malversando </text:p>
      <text:p text:style-name="P1">malversashon (sus.), -nan</text:p>
      <text:p text:style-name="P1"><text:soft-page-break/>mama (sus.), -nan</text:p>
      <text:p text:style-name="P1">mama (ath.)</text:p>
      <text:p text:style-name="P1">mamachi (sus.), -nan</text:p>
      <text:p text:style-name="P1">mamai (sus.), -nan</text:p>
      <text:p text:style-name="P1">mamaluk (sus.), -nan</text:p>
      <text:p text:style-name="P1">mamamentu (sus.)</text:p>
      <text:p text:style-name="P1">mamando </text:p>
      <text:p text:style-name="P1">mamaya (sus.), -nan</text:p>
      <text:p text:style-name="P1">mambo (sus.), -nan</text:p>
      <text:p text:style-name="P1">mami (sus.), -nan</text:p>
      <text:p text:style-name="P1">mamífero (sus.), -nan</text:p>
      <text:p text:style-name="P1">mamita (sus.), -nan</text:p>
      <text:p text:style-name="P1">mamondènguè (sus.), -nan</text:p>
      <text:p text:style-name="P1">mampariakutu (sus.), -nan</text:p>
      <text:p text:style-name="P1">mampuritu (sus.), -nan</text:p>
      <text:p text:style-name="P1">mamut (sus.), -nan</text:p>
      <text:p text:style-name="P1">man (sus.), -nan</text:p>
      <text:p text:style-name="P1">mana (sus.)</text:p>
      <text:p text:style-name="P1">maña (sus.), -nan</text:p>
      <text:p text:style-name="P1">mañan (atv.)</text:p>
      <text:p text:style-name="P1">manando </text:p>
      <text:p text:style-name="P1">mancha (v.)</text:p>
      <text:p text:style-name="P1">mancha (sus.), -nan</text:p>
      <text:p text:style-name="P1">manchá (ath.)</text:p>
      <text:p text:style-name="P1">manchamentu (sus.)</text:p>
      <text:p text:style-name="P1">manchando </text:p>
      <text:p text:style-name="P1">manda (v.)</text:p>
      <text:p text:style-name="P1">mandá (ath.)</text:p>
      <text:p text:style-name="P1">mandamentu (sus.), -nan</text:p>
      <text:p text:style-name="P1">mandando </text:p>
      <text:p text:style-name="P1">mandarein (sus.), -nan</text:p>
      <text:p text:style-name="P1">mandatario (sus.), -nan</text:p>
      <text:p text:style-name="P1">mandato (sus.), -nan</text:p>
      <text:p text:style-name="P1">mandinga (ath.)</text:p>
      <text:p text:style-name="P1">mando (sus.), -nan</text:p>
      <text:p text:style-name="P1">mandolin (sus.), -nan</text:p>
      <text:p text:style-name="P1">manehá (v.)</text:p>
      <text:p text:style-name="P1">manehá (ath.)</text:p>
      <text:p text:style-name="P1">manehabel (ath.)</text:p>
      <text:p text:style-name="P1">manehadó (sus.), -nan</text:p>
      <text:p text:style-name="P1">manehando </text:p>
      <text:p text:style-name="P1">maneho (sus.), -nan</text:p>
      <text:p text:style-name="P1">manera (sus.), -nan</text:p>
      <text:p text:style-name="P1">manesé (v.)</text:p>
      <text:p text:style-name="P1"><text:soft-page-break/>manesé (sus.), -nan</text:p>
      <text:p text:style-name="P1">manga (sus.), -nan</text:p>
      <text:p text:style-name="P1">mangasina (sus.), -nan</text:p>
      <text:p text:style-name="P1">mangel (sus.), -nan</text:p>
      <text:p text:style-name="P1">mango (sus.), -nan</text:p>
      <text:p text:style-name="P1">mangusá (sus.), -nan</text:p>
      <text:p text:style-name="P1">maniak (sus.), -nan</text:p>
      <text:p text:style-name="P1">manifestá (v.)</text:p>
      <text:p text:style-name="P1">manifestá (ath.)</text:p>
      <text:p text:style-name="P1">manifestando </text:p>
      <text:p text:style-name="P1">manifestante (sus.), -nan</text:p>
      <text:p text:style-name="P1">manifestashon (sus.), -nan</text:p>
      <text:p text:style-name="P1">manifiesto (sus.), -nan</text:p>
      <text:p text:style-name="P1">manifiesto (ath.)</text:p>
      <text:p text:style-name="P1">manikin (sus.), -nan</text:p>
      <text:p text:style-name="P1">manikür (v.)</text:p>
      <text:p text:style-name="P1">manikür (sus.)</text:p>
      <text:p text:style-name="P1">manikurista (sus.), -nan</text:p>
      <text:p text:style-name="P1">manipulá (v.)</text:p>
      <text:p text:style-name="P1">manipulá (ath.)</text:p>
      <text:p text:style-name="P1">manipuladó (sus.), -nan</text:p>
      <text:p text:style-name="P1">manipulando </text:p>
      <text:p text:style-name="P1">manipulashon (sus.), -nan</text:p>
      <text:p text:style-name="P1">manista (sus.), -nan</text:p>
      <text:p text:style-name="P1">maniwá (sus.), -nan</text:p>
      <text:p text:style-name="P1">manka (v.)</text:p>
      <text:p text:style-name="P1">manká (ath.)</text:p>
      <text:p text:style-name="P1">mankaron (sus.), -nan</text:p>
      <text:p text:style-name="P1">mankaron (ath.)</text:p>
      <text:p text:style-name="P1">manko (sus.), -nan</text:p>
      <text:p text:style-name="P1">mankomunidat (sus.), -nan</text:p>
      <text:p text:style-name="P1">mankòrnu (sus.), -nan</text:p>
      <text:p text:style-name="P1">mañoso (ath.)</text:p>
      <text:p text:style-name="P1">mansa (v.)</text:p>
      <text:p text:style-name="P1">mansa (sus.), -nan</text:p>
      <text:p text:style-name="P1">mansadó (sus.), -nan</text:p>
      <text:p text:style-name="P1">mansaliña (sus.), -nan</text:p>
      <text:p text:style-name="P1">mansamentu (sus.)</text:p>
      <text:p text:style-name="P1">mansando </text:p>
      <text:p text:style-name="P1">manshushi (ath.)</text:p>
      <text:p text:style-name="P1">mansu (ath.)</text:p>
      <text:p text:style-name="P1">manta (sus.), -nan</text:p>
      <text:p text:style-name="P1">manteka (sus.), -nan</text:p>
      <text:p text:style-name="P1">mantel (sus.), -nan</text:p>
      <text:p text:style-name="P1"><text:soft-page-break/>mantené (v.)</text:p>
      <text:p text:style-name="P1">mantené (ath.)</text:p>
      <text:p text:style-name="P1">manteniendo </text:p>
      <text:p text:style-name="P1">mantenshon (sus.), -nan</text:p>
      <text:p text:style-name="P1">mantia (sus.), -nan</text:p>
      <text:p text:style-name="P1">manual (sus.), -nan</text:p>
      <text:p text:style-name="P1">manufaktura (sus.), -nan</text:p>
      <text:p text:style-name="P1">manufakturá (v.)</text:p>
      <text:p text:style-name="P1">manufakturá (ath.)</text:p>
      <text:p text:style-name="P1">manuskrito (sus.), -nan</text:p>
      <text:p text:style-name="P1">map (sus.), -nan</text:p>
      <text:p text:style-name="P1">mapa (sus.), -nan</text:p>
      <text:p text:style-name="P1">mapamundi (sus.), -nan</text:p>
      <text:p text:style-name="P1">mapro (ath.)</text:p>
      <text:p text:style-name="P1">mara (v.)</text:p>
      <text:p text:style-name="P1">mará (ath.)</text:p>
      <text:p text:style-name="P1">maraka (sus.), -nan</text:p>
      <text:p text:style-name="P1">maramentu (sus.)</text:p>
      <text:p text:style-name="P1">marando </text:p>
      <text:p text:style-name="P1">marano (sus.), -nan</text:p>
      <text:p text:style-name="P1">máratòn (sus.), -nan</text:p>
      <text:p text:style-name="P1">maratóniko (ath.)</text:p>
      <text:p text:style-name="P1">maravia (sus.), -nan</text:p>
      <text:p text:style-name="P1">maravioso (ath.)</text:p>
      <text:p text:style-name="P1">marcha (v.)</text:p>
      <text:p text:style-name="P1">marcha (sus.), -nan</text:p>
      <text:p text:style-name="P1">marchando </text:p>
      <text:p text:style-name="P1">marchante (sus.), -nan</text:p>
      <text:p text:style-name="P1">marchitá (v.)</text:p>
      <text:p text:style-name="P1">marchitá (ath.)</text:p>
      <text:p text:style-name="P1">marchitando </text:p>
      <text:p text:style-name="P1">mardugá (sus.), -nan</text:p>
      <text:p text:style-name="P1">mare (atv.)</text:p>
      <text:p text:style-name="P1">marfil (sus.)</text:p>
      <text:p text:style-name="P1">marga (ath.)</text:p>
      <text:p text:style-name="P1">margá (v.)</text:p>
      <text:p text:style-name="P1">margá (ath.)</text:p>
      <text:p text:style-name="P1">margamentu (sus.)</text:p>
      <text:p text:style-name="P1">margarina (sus.), -nan</text:p>
      <text:p text:style-name="P1">márgen (sus.), -nan</text:p>
      <text:p text:style-name="P1">marginá (v.)</text:p>
      <text:p text:style-name="P1">marginá (ath.)</text:p>
      <text:p text:style-name="P1">marginal (ath.)</text:p>
      <text:p text:style-name="P1">marginalisá (v.)</text:p>
      <text:p text:style-name="P1"><text:soft-page-break/>marginalisá (ath.)</text:p>
      <text:p text:style-name="P1">marginalisashon (sus.)</text:p>
      <text:p text:style-name="P1">marginamentu (sus.)</text:p>
      <text:p text:style-name="P1">marí (sus.), -nan</text:p>
      <text:p text:style-name="P1">maria (v.)</text:p>
      <text:p text:style-name="P1">mariá (ath.)</text:p>
      <text:p text:style-name="P1">mariachi (sus.), -nan</text:p>
      <text:p text:style-name="P1">mariamentu (sus.)</text:p>
      <text:p text:style-name="P1">maribomba (sus.), -nan</text:p>
      <text:p text:style-name="P1">marihuri (sus.), -nan</text:p>
      <text:p text:style-name="P1">marikitu (sus.), -nan</text:p>
      <text:p text:style-name="P1">marikongla (sus.), -nan</text:p>
      <text:p text:style-name="P1">mariku (sus.), -nan</text:p>
      <text:p text:style-name="P1">marimachu (sus.), -nan</text:p>
      <text:p text:style-name="P1">marimba (sus.), -nan</text:p>
      <text:p text:style-name="P1">marina (sus.), -nan</text:p>
      <text:p text:style-name="P1">marinero (sus.), -nan</text:p>
      <text:p text:style-name="P1">marinir (sus.), -nan</text:p>
      <text:p text:style-name="P1">marioneta (sus.), -nan</text:p>
      <text:p text:style-name="P1">maripampun (sus.), -nan</text:p>
      <text:p text:style-name="P1">marishalòt (sus.), -nan</text:p>
      <text:p text:style-name="P1">marítimo (ath.)</text:p>
      <text:p text:style-name="P1">mariwana (sus.)</text:p>
      <text:p text:style-name="P1">marka (v.)</text:p>
      <text:p text:style-name="P1">marka (sus.), -nan</text:p>
      <text:p text:style-name="P1">markadó (sus.), -nan</text:p>
      <text:p text:style-name="P1">markamentu (sus.)</text:p>
      <text:p text:style-name="P1">markando </text:p>
      <text:p text:style-name="P1">markashon (sus.), -nan</text:p>
      <text:p text:style-name="P1">markes (sus.), -nan</text:p>
      <text:p text:style-name="P1">markesa (sus.), -nan</text:p>
      <text:p text:style-name="P1">marko (sus.), -nan</text:p>
      <text:p text:style-name="P1">marksismo (sus.)</text:p>
      <text:p text:style-name="P1">marksista (sus.), -nan</text:p>
      <text:p text:style-name="P1">marmer (sus.), -nan</text:p>
      <text:p text:style-name="P1">marmòt (sus.), -nan</text:p>
      <text:p text:style-name="P1">maron (sus.)</text:p>
      <text:p text:style-name="P1">maron (ath.)</text:p>
      <text:p text:style-name="P1">marsepein (sus.), -nan</text:p>
      <text:p text:style-name="P1">marshe (sus.), -nan</text:p>
      <text:p text:style-name="P1">marshmèlo (sus.), -nan</text:p>
      <text:p text:style-name="P1">marsiano (sus.), -nan</text:p>
      <text:p text:style-name="P1">mart (sus.), -nan</text:p>
      <text:p text:style-name="P1">martin (sus.), -nan</text:p>
      <text:p text:style-name="P1"><text:soft-page-break/>mártir (sus.), -nan</text:p>
      <text:p text:style-name="P1">martirio (sus.), -nan</text:p>
      <text:p text:style-name="P1">martirisá (v.)</text:p>
      <text:p text:style-name="P1">martirisá (ath.)</text:p>
      <text:p text:style-name="P1">mas (atv.)</text:p>
      <text:p text:style-name="P1">masa (sus.), -nan</text:p>
      <text:p text:style-name="P1">masahista (sus.), -nan</text:p>
      <text:p text:style-name="P1">masakrá (v.)</text:p>
      <text:p text:style-name="P1">masakrá (ath.)</text:p>
      <text:p text:style-name="P1">masakre (sus.), -nan</text:p>
      <text:p text:style-name="P1">masal (ath.)</text:p>
      <text:p text:style-name="P1">masalmente (atv.)</text:p>
      <text:p text:style-name="P1">masashi (sus.), -nan</text:p>
      <text:p text:style-name="P1">masbangu (sus.), -nan</text:p>
      <text:p text:style-name="P1">masha (atv.)</text:p>
      <text:p text:style-name="P1">masha (ath.)</text:p>
      <text:p text:style-name="P1">mashá (atv.)</text:p>
      <text:p text:style-name="P1">mashá (ath.)</text:p>
      <text:p text:style-name="P1">mashibari (sus.), -nan</text:p>
      <text:p text:style-name="P1">mashin (sus.), -nan</text:p>
      <text:p text:style-name="P1">masif (ath.)</text:p>
      <text:p text:style-name="P1">masivo (ath.)</text:p>
      <text:p text:style-name="P1">maska (v.)</text:p>
      <text:p text:style-name="P1">maskamentu (sus.)</text:p>
      <text:p text:style-name="P1">maskando </text:p>
      <text:p text:style-name="P1">maskará (v.)</text:p>
      <text:p text:style-name="P1">maskará (ath.)</text:p>
      <text:p text:style-name="P1">máskara (sus.), -nan</text:p>
      <text:p text:style-name="P1">maskarada (sus.), -nan</text:p>
      <text:p text:style-name="P1">maske (atv.)</text:p>
      <text:p text:style-name="P1">masker (sus.), -nan</text:p>
      <text:p text:style-name="P1">maskota (sus.), -nan</text:p>
      <text:p text:style-name="P1">maskulino (ath.)</text:p>
      <text:p text:style-name="P1">master (sus.), -nan</text:p>
      <text:p text:style-name="P1">masterplan (sus.), -nan</text:p>
      <text:p text:style-name="P1">mat (v.)</text:p>
      <text:p text:style-name="P1">mat (sus.), -nan</text:p>
      <text:p text:style-name="P1">mat (ath.)</text:p>
      <text:p text:style-name="P1">mata (v.)</text:p>
      <text:p text:style-name="P1">mata (sus.), -nan</text:p>
      <text:p text:style-name="P1">matadero (sus.), -nan</text:p>
      <text:p text:style-name="P1">matadó (sus.), -nan</text:p>
      <text:p text:style-name="P1">matagaliña (sus.), -nan</text:p>
      <text:p text:style-name="P1">matakombles (sus.), -nan</text:p>
      <text:p text:style-name="P1"><text:soft-page-break/>matamentu (sus.), -nan</text:p>
      <text:p text:style-name="P1">matando </text:p>
      <text:p text:style-name="P1">matansa (sus.), -nan</text:p>
      <text:p text:style-name="P1">matapiská (sus.), -nan</text:p>
      <text:p text:style-name="P1">mataraton (sus.), -nan</text:p>
      <text:p text:style-name="P1">matemátika (sus.)</text:p>
      <text:p text:style-name="P1">matemátikamente (atv.)</text:p>
      <text:p text:style-name="P1">matemátiko (sus.), -nan</text:p>
      <text:p text:style-name="P1">matemátiko (ath.)</text:p>
      <text:p text:style-name="P1">materia (sus.), -nan</text:p>
      <text:p text:style-name="P1">material (sus.), -nan</text:p>
      <text:p text:style-name="P1">materialisá (v.)</text:p>
      <text:p text:style-name="P1">materialisá (ath.)</text:p>
      <text:p text:style-name="P1">materialisando </text:p>
      <text:p text:style-name="P1">materialisashon (sus.)</text:p>
      <text:p text:style-name="P1">materialismo (sus.)</text:p>
      <text:p text:style-name="P1">materialista (sus.), -nan</text:p>
      <text:p text:style-name="P1">materialista (ath.)</text:p>
      <text:p text:style-name="P1">maternal (ath.)</text:p>
      <text:p text:style-name="P1">maternalmente (atv.)</text:p>
      <text:p text:style-name="P1">maternidat (sus.), -nan</text:p>
      <text:p text:style-name="P1">materno (ath.)</text:p>
      <text:p text:style-name="P1">matiné (sus.), -nan</text:p>
      <text:p text:style-name="P1">matis (sus.), -nan</text:p>
      <text:p text:style-name="P1">matisá (v.)</text:p>
      <text:p text:style-name="P1">matisá (ath.)</text:p>
      <text:p text:style-name="P1">matmentu (sus.)</text:p>
      <text:p text:style-name="P1">matras (sus.), -nan</text:p>
      <text:p text:style-name="P1">matrikulá (v.)</text:p>
      <text:p text:style-name="P1">matrikulá (ath.)</text:p>
      <text:p text:style-name="P1">matrikulando </text:p>
      <text:p text:style-name="P1">matrikulashon (sus.)</text:p>
      <text:p text:style-name="P1">matrimonial (ath.)</text:p>
      <text:p text:style-name="P1">matrimonio (sus.), -nan</text:p>
      <text:p text:style-name="P1">matris (sus.), -nan</text:p>
      <text:p text:style-name="P1">matros (sus.), -nan</text:p>
      <text:p text:style-name="P1">matso (sus.), -nan</text:p>
      <text:p text:style-name="P1">maya (sus.), -nan</text:p>
      <text:p text:style-name="P1">mayó (sus.), -nan</text:p>
      <text:p text:style-name="P1">mayó (ath.)</text:p>
      <text:p text:style-name="P1">mayonès (sus.), -nan</text:p>
      <text:p text:style-name="P1">mayor (sus.), -nan</text:p>
      <text:p text:style-name="P1">mayoria (sus.)</text:p>
      <text:p text:style-name="P1">mayoritario (ath.)</text:p>
      <text:p text:style-name="P1"><text:soft-page-break/>mayúskulo (sus.), -nan</text:p>
      <text:p text:style-name="P1">mayúskulo (ath.)</text:p>
      <text:p text:style-name="P1">mazòn (sus.), -nan</text:p>
      <text:p text:style-name="P1">mazoneria (sus.)</text:p>
      <text:p text:style-name="P1">mazóniko (ath.)</text:p>
      <text:p text:style-name="P1">mazurka (sus.), -nan</text:p>
      <text:p text:style-name="P1">mea (sus.), -nan</text:p>
      <text:p text:style-name="P1">mèch (v.)</text:p>
      <text:p text:style-name="P1">mèch (sus.), -nan</text:p>
      <text:p text:style-name="P1">mecha (sus.), -nan</text:p>
      <text:p text:style-name="P1">mechá (ath.)</text:p>
      <text:p text:style-name="P1">mechita (sus.), -nan</text:p>
      <text:p text:style-name="P1">medaya (sus.), -nan</text:p>
      <text:p text:style-name="P1">medayon (sus.), -nan</text:p>
      <text:p text:style-name="P1">mediadó (sus.), -nan</text:p>
      <text:p text:style-name="P1">mediano (ath.)</text:p>
      <text:p text:style-name="P1">mediante (atv.)</text:p>
      <text:p text:style-name="P1">mediashon (sus.), -nan</text:p>
      <text:p text:style-name="P1">medida (sus.), -nan</text:p>
      <text:p text:style-name="P1">medieval (ath.)</text:p>
      <text:p text:style-name="P1">médiko (sus.), -nan</text:p>
      <text:p text:style-name="P1">médiko (ath.)</text:p>
      <text:p text:style-name="P1">medio (sus.), -nan</text:p>
      <text:p text:style-name="P1">mediokre (ath.)</text:p>
      <text:p text:style-name="P1">medioteka (sus.), -nan</text:p>
      <text:p text:style-name="P1">medisina (sus.)</text:p>
      <text:p text:style-name="P1">meditá (v.)</text:p>
      <text:p text:style-name="P1">meditando </text:p>
      <text:p text:style-name="P1">meditashon (sus.)</text:p>
      <text:p text:style-name="P1">mediteráneo (ath.)</text:p>
      <text:p text:style-name="P1">medium (ath.)</text:p>
      <text:p text:style-name="P1">médiùm (sus.), -nan</text:p>
      <text:p text:style-name="P1">meetbrief (sus.), -nan</text:p>
      <text:p text:style-name="P1">megabait (sus.), -nan</text:p>
      <text:p text:style-name="P1">megafon (sus.), -nan</text:p>
      <text:p text:style-name="P1">megakrusero (sus.), -nan</text:p>
      <text:p text:style-name="P1">megapir (sus.), -nan</text:p>
      <text:p text:style-name="P1">megaproyekto (sus.), -nan</text:p>
      <text:p text:style-name="P1">megatòn (sus.), -nan</text:p>
      <text:p text:style-name="P1">megawòt (sus.), -nan</text:p>
      <text:p text:style-name="P1">mehikano (sus.), -nan</text:p>
      <text:p text:style-name="P1">mehorá (v.)</text:p>
      <text:p text:style-name="P1">mehorá (ath.)</text:p>
      <text:p text:style-name="P1">mehorando </text:p>
      <text:p text:style-name="P1"><text:soft-page-break/>mehorashon (sus.)</text:p>
      <text:p text:style-name="P1">mehoria (sus.)</text:p>
      <text:p text:style-name="P1">mei (sus.), -nan</text:p>
      <text:p text:style-name="P1">mei (ath.)</text:p>
      <text:p text:style-name="P1">meianochi (sus.), -nan</text:p>
      <text:p text:style-name="P1">meianochi (atv.)</text:p>
      <text:p text:style-name="P1">meimei (atv.)</text:p>
      <text:p text:style-name="P1">mek (v.)</text:p>
      <text:p text:style-name="P1">mekánika (sus.)</text:p>
      <text:p text:style-name="P1">mekánikamente (atv.)</text:p>
      <text:p text:style-name="P1">mekániko (sus.), -nan</text:p>
      <text:p text:style-name="P1">mekanisá (v.)</text:p>
      <text:p text:style-name="P1">mekanisá (ath.)</text:p>
      <text:p text:style-name="P1">mekanisashon (sus.)</text:p>
      <text:p text:style-name="P1">mekanismo (sus.), -nan</text:p>
      <text:p text:style-name="P1">mèkèmèkè (sus.)</text:p>
      <text:p text:style-name="P1">mèki (sus.), -nan</text:p>
      <text:p text:style-name="P1">meks (v.)</text:p>
      <text:p text:style-name="P1">meks (sus.), -nan</text:p>
      <text:p text:style-name="P1">mekser (sus.), -nan</text:p>
      <text:p text:style-name="P1">meksmentu (sus.)</text:p>
      <text:p text:style-name="P1">melankolia (sus.)</text:p>
      <text:p text:style-name="P1">melankóliko (ath.)</text:p>
      <text:p text:style-name="P1">mèldu (v.)</text:p>
      <text:p text:style-name="P1">mèlè (v.)</text:p>
      <text:p text:style-name="P1">mèlèmèlè (ath.)</text:p>
      <text:p text:style-name="P1">melodia (sus.), -nan</text:p>
      <text:p text:style-name="P1">melódiko (ath.)</text:p>
      <text:p text:style-name="P1">melodioso (ath.)</text:p>
      <text:p text:style-name="P1">melodrama (sus.), -nan</text:p>
      <text:p text:style-name="P1">melodramátiko (ath.)</text:p>
      <text:p text:style-name="P1">membresia (sus.)</text:p>
      <text:p text:style-name="P1">membrio (sus.), -nan</text:p>
      <text:p text:style-name="P1">memo (sus.), -nan</text:p>
      <text:p text:style-name="P1">memoir (sus.), -nan</text:p>
      <text:p text:style-name="P1">memorabel (ath.)</text:p>
      <text:p text:style-name="P1">memorandum (sus.), -nan</text:p>
      <text:p text:style-name="P1">memoria (sus.), -nan</text:p>
      <text:p text:style-name="P1">mèmplis (ath.)</text:p>
      <text:p text:style-name="P1">men (v.)</text:p>
      <text:p text:style-name="P1">men (sus.), -nan</text:p>
      <text:p text:style-name="P1">menasa (sus.), -nan</text:p>
      <text:p text:style-name="P1">menasá (v.)</text:p>
      <text:p text:style-name="P1">menasá (ath.)</text:p>
      <text:p text:style-name="P1"><text:soft-page-break/>menasando </text:p>
      <text:p text:style-name="P1">menasante (ath.)</text:p>
      <text:p text:style-name="P1">menchi (sus.), -nan</text:p>
      <text:p text:style-name="P1">mener (sus.), -nan</text:p>
      <text:p text:style-name="P1">mengua (v.)</text:p>
      <text:p text:style-name="P1">menguando </text:p>
      <text:p text:style-name="P1">menguante (ath.)</text:p>
      <text:p text:style-name="P1">menopousa (sus.)</text:p>
      <text:p text:style-name="P1">menor (sus.), -nan</text:p>
      <text:p text:style-name="P1">menor (ath.)</text:p>
      <text:p text:style-name="P1">ménos (atv.)</text:p>
      <text:p text:style-name="P1">menospresiá (v.)</text:p>
      <text:p text:style-name="P1">menospresiá (ath.)</text:p>
      <text:p text:style-name="P1">menospresio (sus.), -nan</text:p>
      <text:p text:style-name="P1">mensahe (sus.), -nan</text:p>
      <text:p text:style-name="P1">mensahero (sus.), -nan</text:p>
      <text:p text:style-name="P1">menshoná (v.)</text:p>
      <text:p text:style-name="P1">menshoná (ath.)</text:p>
      <text:p text:style-name="P1">menstruashon (sus.), -nan</text:p>
      <text:p text:style-name="P1">mensual (ath.)</text:p>
      <text:p text:style-name="P1">mensualmente (atv.)</text:p>
      <text:p text:style-name="P1">menta (v.)</text:p>
      <text:p text:style-name="P1">menta (sus.), -nan</text:p>
      <text:p text:style-name="P1">mentá (ath.)</text:p>
      <text:p text:style-name="P1">mental (ath.)</text:p>
      <text:p text:style-name="P1">mentalidat (sus.), -nan</text:p>
      <text:p text:style-name="P1">mentalmente (atv.)</text:p>
      <text:p text:style-name="P1">mente (sus.), -nan</text:p>
      <text:p text:style-name="P1">mentira (sus.), -nan</text:p>
      <text:p text:style-name="P1">mentiroso (sus.), -nan</text:p>
      <text:p text:style-name="P1">mentiroso (ath.)</text:p>
      <text:p text:style-name="P1">mèntòl (sus.)</text:p>
      <text:p text:style-name="P1">mèntòr (sus.), -nan</text:p>
      <text:p text:style-name="P1">menú (sus.), -nan</text:p>
      <text:p text:style-name="P1">mèp (v.)</text:p>
      <text:p text:style-name="P1">mèp (sus.), -nan</text:p>
      <text:p text:style-name="P1">mèpmentu (sus.)</text:p>
      <text:p text:style-name="P1">meramente (atv.)</text:p>
      <text:p text:style-name="P1">mèrdia (sus.), -nan</text:p>
      <text:p text:style-name="P1">mèrdia (atv.)</text:p>
      <text:p text:style-name="P1">merengue (sus.), -nan</text:p>
      <text:p text:style-name="P1">meresé (v.)</text:p>
      <text:p text:style-name="P1">meresí (ath.)</text:p>
      <text:p text:style-name="P1">mérito (sus.), -nan</text:p>
      <text:p text:style-name="P1"><text:soft-page-break/>merkadeo (sus.)</text:p>
      <text:p text:style-name="P1">merkader (sus.), -nan</text:p>
      <text:p text:style-name="P1">merkadera (sus.), -nan</text:p>
      <text:p text:style-name="P1">merkado (sus.), -nan</text:p>
      <text:p text:style-name="P1">merkansia (sus.), -nan</text:p>
      <text:p text:style-name="P1">merkurio (sus.)</text:p>
      <text:p text:style-name="P1">merma (v.)</text:p>
      <text:p text:style-name="P1">merma (sus.)</text:p>
      <text:p text:style-name="P1">mermelada (sus.), -nan</text:p>
      <text:p text:style-name="P1">mero (sus.), -nan</text:p>
      <text:p text:style-name="P1">mèrs (v.)</text:p>
      <text:p text:style-name="P1">mèrs (sus.)</text:p>
      <text:p text:style-name="P1">mes (atv.)</text:p>
      <text:p text:style-name="P1">mesa (sus.), -nan</text:p>
      <text:p text:style-name="P1">Mesias (sus.), -nan</text:p>
      <text:p text:style-name="P1">mesita (sus.), -nan</text:p>
      <text:p text:style-name="P1">meskita (sus.), -nan</text:p>
      <text:p text:style-name="P1">meskla (v.)</text:p>
      <text:p text:style-name="P1">meskla (sus.), -nan</text:p>
      <text:p text:style-name="P1">mesklá (ath.)</text:p>
      <text:p text:style-name="P1">mesklamentu (sus.)</text:p>
      <text:p text:style-name="P1">mesklando </text:p>
      <text:p text:style-name="P1">meskos (atv.)</text:p>
      <text:p text:style-name="P1">mèslá (sus.), -nan</text:p>
      <text:p text:style-name="P1">mesora (atv.)</text:p>
      <text:p text:style-name="P1">mespel (sus.), -nan</text:p>
      <text:p text:style-name="P1">mèst (sus.), -nan</text:p>
      <text:p text:style-name="P1">mesté (sus.), -nan</text:p>
      <text:p text:style-name="P1">mester (v.)</text:p>
      <text:p text:style-name="P1">meta (sus.), -nan</text:p>
      <text:p text:style-name="P1">metafóriko (ath.)</text:p>
      <text:p text:style-name="P1">metal (sus.), -nan</text:p>
      <text:p text:style-name="P1">metalurgia (sus.)</text:p>
      <text:p text:style-name="P1">metalúrgiko (ath.)</text:p>
      <text:p text:style-name="P1">metamorfósis (sus.), -nan</text:p>
      <text:p text:style-name="P1">metátesis (sus.), -nan</text:p>
      <text:p text:style-name="P1">mete (v.)</text:p>
      <text:p text:style-name="P1">meteor (sus.), -nan</text:p>
      <text:p text:style-name="P1">meteorit (sus.), -nan</text:p>
      <text:p text:style-name="P1">meteorologia (sus.)</text:p>
      <text:p text:style-name="P1">meteorológiko (ath.)</text:p>
      <text:p text:style-name="P1">meter (sus.), -nan</text:p>
      <text:p text:style-name="P1">metfor (sus.), -nan</text:p>
      <text:p text:style-name="P1">metí (ath.)</text:p>
      <text:p text:style-name="P1"><text:soft-page-break/>metódikamente (atv.)</text:p>
      <text:p text:style-name="P1">metódiko (ath.)</text:p>
      <text:p text:style-name="P1">metodismo (sus.)</text:p>
      <text:p text:style-name="P1">metodista (sus.), -nan</text:p>
      <text:p text:style-name="P1">método (sus.), -nan</text:p>
      <text:p text:style-name="P1">metodologia (sus.), -nan</text:p>
      <text:p text:style-name="P1">metodológiko (ath.)</text:p>
      <text:p text:style-name="P1">metonimia (sus.), -nan</text:p>
      <text:p text:style-name="P1">métriko (ath.)</text:p>
      <text:p text:style-name="P1">metro (sus.), -nan</text:p>
      <text:p text:style-name="P1">metrónomo (sus.), -nan</text:p>
      <text:p text:style-name="P1">metrópolis (sus.), -nan</text:p>
      <text:p text:style-name="P1">meuchi (sus.), -nan</text:p>
      <text:p text:style-name="P1">mi </text:p>
      <text:p text:style-name="P1">mia (sus.), -nan</text:p>
      <text:p text:style-name="P1">miar (sus.), -nan</text:p>
      <text:p text:style-name="P1">michi (sus.), -nan</text:p>
      <text:p text:style-name="P1">midi (v.)</text:p>
      <text:p text:style-name="P1">midí (sus.), -nan</text:p>
      <text:p text:style-name="P1">midí (ath.)</text:p>
      <text:p text:style-name="P1">midiendo </text:p>
      <text:p text:style-name="P1">midimentu (sus.)</text:p>
      <text:p text:style-name="P1">miedoso (ath.)</text:p>
      <text:p text:style-name="P1">miedu (sus.), -nan</text:p>
      <text:p text:style-name="P1">miel (sus.), -nan</text:p>
      <text:p text:style-name="P1">miembro (sus.), -nan</text:p>
      <text:p text:style-name="P1">miéntras (atv.)</text:p>
      <text:p text:style-name="P1">mientrastantu (atv.)</text:p>
      <text:p text:style-name="P1">migra (v.)</text:p>
      <text:p text:style-name="P1">migrante (sus.), -nan</text:p>
      <text:p text:style-name="P1">migrashon (sus.), -nan</text:p>
      <text:p text:style-name="P1">migratorio (ath.)</text:p>
      <text:p text:style-name="P1">migrèn (sus.), -nan</text:p>
      <text:p text:style-name="P1">mihó (atv.)</text:p>
      <text:p text:style-name="P1">mihó (ath.)</text:p>
      <text:p text:style-name="P1">mikro (ath.)</text:p>
      <text:p text:style-name="P1">mikrobio (sus.), -nan</text:p>
      <text:p text:style-name="P1">mikroficha (sus.), -nan</text:p>
      <text:p text:style-name="P1">mikrofon (sus.), -nan</text:p>
      <text:p text:style-name="P1">mikrogram (sus.), -nan</text:p>
      <text:p text:style-name="P1">mikroonda (sus.), -nan</text:p>
      <text:p text:style-name="P1">mikroskop (sus.), -nan</text:p>
      <text:p text:style-name="P1">miksto (ath.)</text:p>
      <text:p text:style-name="P1">mil </text:p>
      <text:p text:style-name="P1"><text:soft-page-break/>milager (sus.), -nan</text:p>
      <text:p text:style-name="P1">milagrosamente (atv.)</text:p>
      <text:p text:style-name="P1">milagroso (ath.)</text:p>
      <text:p text:style-name="P1">milenio (sus.), -nan</text:p>
      <text:p text:style-name="P1">míles (sus.)</text:p>
      <text:p text:style-name="P1">milésimo (sus.), -nan</text:p>
      <text:p text:style-name="P1">miligram (sus.), -nan</text:p>
      <text:p text:style-name="P1">mililiter (sus.), -nan</text:p>
      <text:p text:style-name="P1">milimeter (sus.), -nan</text:p>
      <text:p text:style-name="P1">milisia (sus.), -nan</text:p>
      <text:p text:style-name="P1">milisiano (sus.), -nan</text:p>
      <text:p text:style-name="P1">milisiano (ath.)</text:p>
      <text:p text:style-name="P1">militá (v.)</text:p>
      <text:p text:style-name="P1">militante (sus.), -nan</text:p>
      <text:p text:style-name="P1">militar (sus.), -nan</text:p>
      <text:p text:style-name="P1">militarismo (sus.)</text:p>
      <text:p text:style-name="P1">milon (sus.), -nan</text:p>
      <text:p text:style-name="P1">mima (v.)</text:p>
      <text:p text:style-name="P1">mimésis (sus.), -nan</text:p>
      <text:p text:style-name="P1">mimétiko (ath.)</text:p>
      <text:p text:style-name="P1">mímika (sus.)</text:p>
      <text:p text:style-name="P1">mímiko (v.)</text:p>
      <text:p text:style-name="P1">mímiko (sus.), -nan</text:p>
      <text:p text:style-name="P1">mímiko (ath.)</text:p>
      <text:p text:style-name="P1">mimu (ath.)</text:p>
      <text:p text:style-name="P1">mina (v.)</text:p>
      <text:p text:style-name="P1">mina (sus.), -nan</text:p>
      <text:p text:style-name="P1">minamentu (sus.)</text:p>
      <text:p text:style-name="P1">minando </text:p>
      <text:p text:style-name="P1">minarèt (sus.), -nan</text:p>
      <text:p text:style-name="P1">mineral (sus.), -nan</text:p>
      <text:p text:style-name="P1">mineralogia (sus.)</text:p>
      <text:p text:style-name="P1">minero (sus.), -nan</text:p>
      <text:p text:style-name="P1">mini (sus.), -nan</text:p>
      <text:p text:style-name="P1">mini (ath.)</text:p>
      <text:p text:style-name="P1">miniatura (sus.), -nan</text:p>
      <text:p text:style-name="P1">miniatura (ath.)</text:p>
      <text:p text:style-name="P1">minigòlf (sus.)</text:p>
      <text:p text:style-name="P1">minimalisá (v.)</text:p>
      <text:p text:style-name="P1">minimalisá (ath.)</text:p>
      <text:p text:style-name="P1">minimalisashon (sus.)</text:p>
      <text:p text:style-name="P1">mínimo (sus.), -nan</text:p>
      <text:p text:style-name="P1">mínimo (ath.)</text:p>
      <text:p text:style-name="P1">miniseri (sus.), -nan</text:p>
      <text:p text:style-name="P1"><text:soft-page-break/>minister (sus.), -nan</text:p>
      <text:p text:style-name="P1">ministeriabel (ath.)</text:p>
      <text:p text:style-name="P1">ministeriabilidat (sus.)</text:p>
      <text:p text:style-name="P1">ministerial (ath.)</text:p>
      <text:p text:style-name="P1">ministerio (sus.), -nan</text:p>
      <text:p text:style-name="P1">minivokabulario (sus.), -nan</text:p>
      <text:p text:style-name="P1">minoria (sus.), -nan</text:p>
      <text:p text:style-name="P1">minuendo (sus.), -nan</text:p>
      <text:p text:style-name="P1">minusiosamente (atv.)</text:p>
      <text:p text:style-name="P1">minusiosidat (sus.)</text:p>
      <text:p text:style-name="P1">minusioso (ath.)</text:p>
      <text:p text:style-name="P1">minúskulo (sus.), -nan</text:p>
      <text:p text:style-name="P1">minúskulo (ath.)</text:p>
      <text:p text:style-name="P1">minüt (sus.), -nan</text:p>
      <text:p text:style-name="P1">mion (sus.), -nan</text:p>
      <text:p text:style-name="P1">mionario (sus.), -nan</text:p>
      <text:p text:style-name="P1">miónes (sus.)</text:p>
      <text:p text:style-name="P1">mionésimo (sus.), -nan</text:p>
      <text:p text:style-name="P1">mionésimo (ath.)</text:p>
      <text:p text:style-name="P1">miou (v.)</text:p>
      <text:p text:style-name="P1">miou (sus.), -nan</text:p>
      <text:p text:style-name="P1">mira (v.)</text:p>
      <text:p text:style-name="P1">mira (sus.)</text:p>
      <text:p text:style-name="P1">mirá (ath.)</text:p>
      <text:p text:style-name="P1">mirada (sus.), -nan</text:p>
      <text:p text:style-name="P1">miradó (sus.), -nan</text:p>
      <text:p text:style-name="P1">miramentu (sus.)</text:p>
      <text:p text:style-name="P1">mirando </text:p>
      <text:p text:style-name="P1">miron (sus.), -nan</text:p>
      <text:p text:style-name="P1">mis (sus.), -nan</text:p>
      <text:p text:style-name="P1">misa (sus.), -nan</text:p>
      <text:p text:style-name="P1">misal (sus.), -nan</text:p>
      <text:p text:style-name="P1">mishi (v.)</text:p>
      <text:p text:style-name="P1">mishimentu (sus.)</text:p>
      <text:p text:style-name="P1">mishirikeira (ath.)</text:p>
      <text:p text:style-name="P1">mishon (sus.), -nan</text:p>
      <text:p text:style-name="P1">misil (sus.), -nan</text:p>
      <text:p text:style-name="P1">misionero (sus.), -nan</text:p>
      <text:p text:style-name="P1">miskiña (ath.)</text:p>
      <text:p text:style-name="P1">misterio (sus.), -nan</text:p>
      <text:p text:style-name="P1">misteriosidat (sus.)</text:p>
      <text:p text:style-name="P1">misterioso (ath.)</text:p>
      <text:p text:style-name="P1">místika (sus.)</text:p>
      <text:p text:style-name="P1">místiko (sus.), -nan</text:p>
      <text:p text:style-name="P1"><text:soft-page-break/>místiko (ath.)</text:p>
      <text:p text:style-name="P1">mitar (sus.), -nan</text:p>
      <text:p text:style-name="P1">mitar (ath.)</text:p>
      <text:p text:style-name="P1">mítiko (ath.)</text:p>
      <text:p text:style-name="P1">mito (sus.), -nan</text:p>
      <text:p text:style-name="P1">mitologia (sus.)</text:p>
      <text:p text:style-name="P1">mitológiko (ath.)</text:p>
      <text:p text:style-name="P1">mizba (v.)</text:p>
      <text:p text:style-name="P1">mizbá (ath.)</text:p>
      <text:p text:style-name="P1">mizerabel (ath.)</text:p>
      <text:p text:style-name="P1">mizeria (sus.), -nan</text:p>
      <text:p text:style-name="P1">mizerikòrdia (sus.)</text:p>
      <text:p text:style-name="P1">mizerikordioso (ath.)</text:p>
      <text:p text:style-name="P1">mobil (sus.), -nan</text:p>
      <text:p text:style-name="P1">móbil (ath.)</text:p>
      <text:p text:style-name="P1">mobilario (sus.)</text:p>
      <text:p text:style-name="P1">mobilidat (sus.)</text:p>
      <text:p text:style-name="P1">mobilisá (v.)</text:p>
      <text:p text:style-name="P1">mobilisá (ath.)</text:p>
      <text:p text:style-name="P1">mobilisando </text:p>
      <text:p text:style-name="P1">mobilisashon (sus.), -nan</text:p>
      <text:p text:style-name="P1">mobilofon (sus.), -nan</text:p>
      <text:p text:style-name="P1">mocha (v.)</text:p>
      <text:p text:style-name="P1">mochi (sus.), -nan</text:p>
      <text:p text:style-name="P1">mochila (sus.), -nan</text:p>
      <text:p text:style-name="P1">moda (sus.), -nan</text:p>
      <text:p text:style-name="P1">modal (sus.), -nan</text:p>
      <text:p text:style-name="P1">modalidat (sus.), -nan</text:p>
      <text:p text:style-name="P1">modèl (sus.), -nan</text:p>
      <text:p text:style-name="P1">modelá (v.)</text:p>
      <text:p text:style-name="P1">modelá (ath.)</text:p>
      <text:p text:style-name="P1">modeladó (sus.), -nan</text:p>
      <text:p text:style-name="P1">modelahe (sus.)</text:p>
      <text:p text:style-name="P1">modelando </text:p>
      <text:p text:style-name="P1">modelo (sus.), -nan</text:p>
      <text:p text:style-name="P1">moderá (v.)</text:p>
      <text:p text:style-name="P1">moderá (ath.)</text:p>
      <text:p text:style-name="P1">moderadó (sus.), -nan</text:p>
      <text:p text:style-name="P1">moderando </text:p>
      <text:p text:style-name="P1">moderashon (sus.)</text:p>
      <text:p text:style-name="P1">modernisá (v.)</text:p>
      <text:p text:style-name="P1">modernisá (ath.)</text:p>
      <text:p text:style-name="P1">modernisando </text:p>
      <text:p text:style-name="P1">modernisashon (sus.)</text:p>
      <text:p text:style-name="P1"><text:soft-page-break/>modernismo (sus.)</text:p>
      <text:p text:style-name="P1">modernista (sus.), -nan</text:p>
      <text:p text:style-name="P1">modernista (ath.)</text:p>
      <text:p text:style-name="P1">moderno (ath.)</text:p>
      <text:p text:style-name="P1">modestia (sus.)</text:p>
      <text:p text:style-name="P1">modesto (ath.)</text:p>
      <text:p text:style-name="P1">modifiká (v.)</text:p>
      <text:p text:style-name="P1">modifiká (ath.)</text:p>
      <text:p text:style-name="P1">modifikadó (sus.), -nan</text:p>
      <text:p text:style-name="P1">modifikando </text:p>
      <text:p text:style-name="P1">modifikashon (sus.), -nan</text:p>
      <text:p text:style-name="P1">modismo (sus.), -nan</text:p>
      <text:p text:style-name="P1">modista (sus.), -nan</text:p>
      <text:p text:style-name="P1">modo (sus.), -nan</text:p>
      <text:p text:style-name="P1">modulashon (sus.), -nan</text:p>
      <text:p text:style-name="P1">mofa (sus.), -nan</text:p>
      <text:p text:style-name="P1">mòfi (sus.), -nan</text:p>
      <text:p text:style-name="P1">mòfler (sus.), -nan</text:p>
      <text:p text:style-name="P1">moka (sus.)</text:p>
      <text:p text:style-name="P1">mokasin (sus.), -nan</text:p>
      <text:p text:style-name="P1">moketa (sus.), -nan</text:p>
      <text:p text:style-name="P1">molde (sus.), -nan</text:p>
      <text:p text:style-name="P1">molekül (sus.), -nan</text:p>
      <text:p text:style-name="P1">molekular (ath.)</text:p>
      <text:p text:style-name="P1">molèster (sus.), -nan</text:p>
      <text:p text:style-name="P1">molestiá (v.)</text:p>
      <text:p text:style-name="P1">molestiá (ath.)</text:p>
      <text:p text:style-name="P1">molestiando </text:p>
      <text:p text:style-name="P1">molestoso (ath.)</text:p>
      <text:p text:style-name="P1">moli (ath.)</text:p>
      <text:p text:style-name="P1">molia (v.)</text:p>
      <text:p text:style-name="P1">molimoli (sus.), -nan</text:p>
      <text:p text:style-name="P1">molimoli (ath.)</text:p>
      <text:p text:style-name="P1">molusko (sus.), -nan</text:p>
      <text:p text:style-name="P1">momento (sus.), -nan</text:p>
      <text:p text:style-name="P1">momia (sus.), -nan</text:p>
      <text:p text:style-name="P1">monarka (sus.), -nan</text:p>
      <text:p text:style-name="P1">monarkia (sus.), -nan</text:p>
      <text:p text:style-name="P1">monárkiko (ath.)</text:p>
      <text:p text:style-name="P1">monarkista (sus.), -nan</text:p>
      <text:p text:style-name="P1">monarkista (ath.)</text:p>
      <text:p text:style-name="P1">mondi (sus.), -nan</text:p>
      <text:p text:style-name="P1">mondongo (sus.), -nan</text:p>
      <text:p text:style-name="P1">mòndu (ath.)</text:p>
      <text:p text:style-name="P1"><text:soft-page-break/>moneda (sus.), -nan</text:p>
      <text:p text:style-name="P1">monetario (ath.)</text:p>
      <text:p text:style-name="P1">mono (ath.)</text:p>
      <text:p text:style-name="P1">monokini (sus.), -nan</text:p>
      <text:p text:style-name="P1">monolingual (ath.)</text:p>
      <text:p text:style-name="P1">monolingwe (ath.)</text:p>
      <text:p text:style-name="P1">monologá (v.)</text:p>
      <text:p text:style-name="P1">monólogo (sus.), -nan</text:p>
      <text:p text:style-name="P1">monopolio (sus.), -nan</text:p>
      <text:p text:style-name="P1">monopolisá (v.)</text:p>
      <text:p text:style-name="P1">monopolisá (ath.)</text:p>
      <text:p text:style-name="P1">monoptongá (v.)</text:p>
      <text:p text:style-name="P1">monoptongá (ath.)</text:p>
      <text:p text:style-name="P1">monoptongashon (sus.), -nan</text:p>
      <text:p text:style-name="P1">monoptongo (sus.), -nan</text:p>
      <text:p text:style-name="P1">monorima (sus.), -nan</text:p>
      <text:p text:style-name="P1">monosílaba (sus.), -nan</text:p>
      <text:p text:style-name="P1">monosilábiko (ath.)</text:p>
      <text:p text:style-name="P1">monosílabo (sus.), -nan</text:p>
      <text:p text:style-name="P1">monosílabo (ath.)</text:p>
      <text:p text:style-name="P1">monoteismo (sus.)</text:p>
      <text:p text:style-name="P1">monoteista (sus.), -nan</text:p>
      <text:p text:style-name="P1">monotonia (sus.)</text:p>
      <text:p text:style-name="P1">monótono (ath.)</text:p>
      <text:p text:style-name="P1">monseñor (sus.), -nan</text:p>
      <text:p text:style-name="P1">mònster (sus.), -nan</text:p>
      <text:p text:style-name="P1">monstruoso (ath.)</text:p>
      <text:p text:style-name="P1">monta (v.)</text:p>
      <text:p text:style-name="P1">montadó (sus.), -nan</text:p>
      <text:p text:style-name="P1">montahe (sus.), -nan</text:p>
      <text:p text:style-name="P1">montamentu (sus.)</text:p>
      <text:p text:style-name="P1">montaña (sus.), -nan</text:p>
      <text:p text:style-name="P1">montando </text:p>
      <text:p text:style-name="P1">montante (sus.), -nan</text:p>
      <text:p text:style-name="P1">montekristu (sus.), -nan</text:p>
      <text:p text:style-name="P1">monton (sus.), -nan</text:p>
      <text:p text:style-name="P1">montoná (v.)</text:p>
      <text:p text:style-name="P1">montoná (ath.)</text:p>
      <text:p text:style-name="P1">montonando </text:p>
      <text:p text:style-name="P1">montura (sus.), -nan</text:p>
      <text:p text:style-name="P1">monumento (sus.), -nan</text:p>
      <text:p text:style-name="P1">mòp (sus.), -nan</text:p>
      <text:p text:style-name="P1">mòpmentu (sus.)</text:p>
      <text:p text:style-name="P1">moral (sus.), -nan</text:p>
      <text:p text:style-name="P1"><text:soft-page-break/>moral (ath.)</text:p>
      <text:p text:style-name="P1">moralidat (sus.), -nan</text:p>
      <text:p text:style-name="P1">moralisante (ath.)</text:p>
      <text:p text:style-name="P1">moralista (sus.), -nan</text:p>
      <text:p text:style-name="P1">moralista (ath.)</text:p>
      <text:p text:style-name="P1">moralmente (atv.)</text:p>
      <text:p text:style-name="P1">morcha (v.)</text:p>
      <text:p text:style-name="P1">morchá (ath.)</text:p>
      <text:p text:style-name="P1">morde (v.)</text:p>
      <text:p text:style-name="P1">mordé (sus.), -nan</text:p>
      <text:p text:style-name="P1">mordementu (sus.)</text:p>
      <text:p text:style-name="P1">mordiendo </text:p>
      <text:p text:style-name="P1">morfema (sus.), -nan</text:p>
      <text:p text:style-name="P1">morfemátiko (ath.)</text:p>
      <text:p text:style-name="P1">morfémiko (ath.)</text:p>
      <text:p text:style-name="P1">morfo (sus.), -nan</text:p>
      <text:p text:style-name="P1">morfofonema (sus.), -nan</text:p>
      <text:p text:style-name="P1">morfofonemátiko (ath.)</text:p>
      <text:p text:style-name="P1">morfofonémiko (ath.)</text:p>
      <text:p text:style-name="P1">morfofonologia (sus.)</text:p>
      <text:p text:style-name="P1">morfofonológiko (ath.)</text:p>
      <text:p text:style-name="P1">morfologia (sus.)</text:p>
      <text:p text:style-name="P1">morfológiko (ath.)</text:p>
      <text:p text:style-name="P1">morfosintáksis (sus.)</text:p>
      <text:p text:style-name="P1">morfosintáktiko (ath.)</text:p>
      <text:p text:style-name="P1">morkoi (sus.), -nan</text:p>
      <text:p text:style-name="P1">moro (sus.), -nan</text:p>
      <text:p text:style-name="P1">moro (ath.)</text:p>
      <text:p text:style-name="P1">mòrs (v.)</text:p>
      <text:p text:style-name="P1">mòrsmentu (sus.)</text:p>
      <text:p text:style-name="P1">mortadèl (sus.)</text:p>
      <text:p text:style-name="P1">mortaha (sus.), -nan</text:p>
      <text:p text:style-name="P1">mortal (sus.), -nan</text:p>
      <text:p text:style-name="P1">mortal (ath.)</text:p>
      <text:p text:style-name="P1">mortalidat (sus.)</text:p>
      <text:p text:style-name="P1">mortifiká (v.)</text:p>
      <text:p text:style-name="P1">mortifiká (ath.)</text:p>
      <text:p text:style-name="P1">mortifikashon (sus.), -nan</text:p>
      <text:p text:style-name="P1">morto (sus.), -nan</text:p>
      <text:p text:style-name="P1">morto (ath.)</text:p>
      <text:p text:style-name="P1">mortuario (sus.), -nan</text:p>
      <text:p text:style-name="P1">mortuario (ath.)</text:p>
      <text:p text:style-name="P1">mòru (int.)</text:p>
      <text:p text:style-name="P1">mosa (sus.), -nan</text:p>
      <text:p text:style-name="P1"><text:soft-page-break/>mosaiko (sus.), -nan</text:p>
      <text:p text:style-name="P1">moshon (sus.), -nan</text:p>
      <text:p text:style-name="P1">moské (sus.), -nan</text:p>
      <text:p text:style-name="P1">mosketero (sus.), -nan</text:p>
      <text:p text:style-name="P1">mòslem (sus.), -nan</text:p>
      <text:p text:style-name="P1">mòslem (ath.)</text:p>
      <text:p text:style-name="P1">mòster (sus.)</text:p>
      <text:p text:style-name="P1">mota (sus.), -nan</text:p>
      <text:p text:style-name="P1">motèl (sus.), -nan</text:p>
      <text:p text:style-name="P1">motersaikel (sus.), -nan</text:p>
      <text:p text:style-name="P1">motibu (sus.), -nan</text:p>
      <text:p text:style-name="P1">motin (sus.), -nan</text:p>
      <text:p text:style-name="P1">motiná (v.)</text:p>
      <text:p text:style-name="P1">motiná (ath.)</text:p>
      <text:p text:style-name="P1">motivá (v.)</text:p>
      <text:p text:style-name="P1">motivá (ath.)</text:p>
      <text:p text:style-name="P1">motivando </text:p>
      <text:p text:style-name="P1">motivante (ath.)</text:p>
      <text:p text:style-name="P1">motivashon (sus.), -nan</text:p>
      <text:p text:style-name="P1">motor (sus.), -nan</text:p>
      <text:p text:style-name="P1">moula (sus.), -nan</text:p>
      <text:p text:style-name="P1">moula (ath.)</text:p>
      <text:p text:style-name="P1">moulo (sus.), -nan</text:p>
      <text:p text:style-name="P1">move (v.)</text:p>
      <text:p text:style-name="P1">movementu (sus.), -nan</text:p>
      <text:p text:style-name="P1">moveshon (sus.), -nan</text:p>
      <text:p text:style-name="P1">movibel (ath.)</text:p>
      <text:p text:style-name="P1">moviendo </text:p>
      <text:p text:style-name="P1">mucha (sus.), -nan</text:p>
      <text:p text:style-name="P1">muchachada (sus.), -nan</text:p>
      <text:p text:style-name="P1">muchacho (sus.), -nan</text:p>
      <text:p text:style-name="P1">muchu (atv.)</text:p>
      <text:p text:style-name="P1">muda (v.)</text:p>
      <text:p text:style-name="P1">muda (sus.), -nan</text:p>
      <text:p text:style-name="P1">muda (ath.)</text:p>
      <text:p text:style-name="P1">mudamentu (sus.)</text:p>
      <text:p text:style-name="P1">mudando </text:p>
      <text:p text:style-name="P1">mudansa (sus.), -nan</text:p>
      <text:p text:style-name="P1">mudes (sus.)</text:p>
      <text:p text:style-name="P1">muebel (sus.), -nan</text:p>
      <text:p text:style-name="P1">muebla (v.)</text:p>
      <text:p text:style-name="P1">mueblá (ath.)</text:p>
      <text:p text:style-name="P1">muebleria (sus.), -nan</text:p>
      <text:p text:style-name="P1">muestra (sus.), -nan</text:p>
      <text:p text:style-name="P1"><text:soft-page-break/>muestrario (sus.), -nan</text:p>
      <text:p text:style-name="P1">muf (ath.)</text:p>
      <text:p text:style-name="P1">mùf (atv.)</text:p>
      <text:p text:style-name="P1">muha (v.)</text:p>
      <text:p text:style-name="P1">muhá (ath.)</text:p>
      <text:p text:style-name="P1">muhamentu (sus.)</text:p>
      <text:p text:style-name="P1">muhando </text:p>
      <text:p text:style-name="P1">muhé (sus.), -nan</text:p>
      <text:p text:style-name="P1">muhé (ath.)</text:p>
      <text:p text:style-name="P1">muherero (sus.), -nan</text:p>
      <text:p text:style-name="P1">muherero (ath.)</text:p>
      <text:p text:style-name="P1">mukel (sus.), -nan</text:p>
      <text:p text:style-name="P1">mula (v.)</text:p>
      <text:p text:style-name="P1">mula (sus.), -nan</text:p>
      <text:p text:style-name="P1">mulá (sus.), -nan</text:p>
      <text:p text:style-name="P1">mulá (ath.)</text:p>
      <text:p text:style-name="P1">mulamentu (sus.)</text:p>
      <text:p text:style-name="P1">mulando </text:p>
      <text:p text:style-name="P1">mulato (sus.), -nan</text:p>
      <text:p text:style-name="P1">mulina (sus.), -nan</text:p>
      <text:p text:style-name="P1">multa (sus.), -nan</text:p>
      <text:p text:style-name="P1">multilingual (ath.)</text:p>
      <text:p text:style-name="P1">multilingualismo (sus.)</text:p>
      <text:p text:style-name="P1">multilingwe (ath.)</text:p>
      <text:p text:style-name="P1">multilingwismo (sus.)</text:p>
      <text:p text:style-name="P1">multimionario (sus.), -nan</text:p>
      <text:p text:style-name="P1">multimionario (ath.)</text:p>
      <text:p text:style-name="P1">multinashonal (sus.), -nan</text:p>
      <text:p text:style-name="P1">multinashonal (ath.)</text:p>
      <text:p text:style-name="P1">múltiple (ath.)</text:p>
      <text:p text:style-name="P1">multiplèks (sus.), -nan</text:p>
      <text:p text:style-name="P1">multipliká (v.)</text:p>
      <text:p text:style-name="P1">multipliká (ath.)</text:p>
      <text:p text:style-name="P1">multiplikadó (sus.), -nan</text:p>
      <text:p text:style-name="P1">multiplikando </text:p>
      <text:p text:style-name="P1">multiplikashon (sus.)</text:p>
      <text:p text:style-name="P1">multitut (sus.), -nan</text:p>
      <text:p text:style-name="P1">mumu (sus.), -nan</text:p>
      <text:p text:style-name="P1">mundano (ath.)</text:p>
      <text:p text:style-name="P1">mundial (ath.)</text:p>
      <text:p text:style-name="P1">mundu (sus.), -nan</text:p>
      <text:p text:style-name="P1">muraya (sus.), -nan</text:p>
      <text:p text:style-name="P1">muri (v.)</text:p>
      <text:p text:style-name="P1">muriendo </text:p>
      <text:p text:style-name="P1"><text:soft-page-break/>murimentu (sus.)</text:p>
      <text:p text:style-name="P1">murmurá (v.)</text:p>
      <text:p text:style-name="P1">murmurá (ath.)</text:p>
      <text:p text:style-name="P1">murmuramentu (sus.), -nan</text:p>
      <text:p text:style-name="P1">murmurando </text:p>
      <text:p text:style-name="P1">murmurashon (sus.), -nan</text:p>
      <text:p text:style-name="P1">musa (sus.), -nan</text:p>
      <text:p text:style-name="P1">museo (sus.), -nan</text:p>
      <text:p text:style-name="P1">mushi (sus.), -nan</text:p>
      <text:p text:style-name="P1">músika (sus.)</text:p>
      <text:p text:style-name="P1">musikal (sus.), -nan</text:p>
      <text:p text:style-name="P1">musikal (ath.)</text:p>
      <text:p text:style-name="P1">musikalidat (sus.)</text:p>
      <text:p text:style-name="P1">músiko (sus.), -nan</text:p>
      <text:p text:style-name="P1">musikologia (sus.)</text:p>
      <text:p text:style-name="P1">musikólogo (sus.), -nan</text:p>
      <text:p text:style-name="P1">muska (sus.), -nan</text:p>
      <text:p text:style-name="P1">muskita (sus.), -nan</text:p>
      <text:p text:style-name="P1">muskitero (sus.), -nan</text:p>
      <text:p text:style-name="P1">múskulo (sus.), -nan</text:p>
      <text:p text:style-name="P1">mustashi (sus.), -nan</text:p>
      <text:p text:style-name="P1">mustra (v.)</text:p>
      <text:p text:style-name="P1">mustrá (ath.)</text:p>
      <text:p text:style-name="P1">mustramentu (sus.)</text:p>
      <text:p text:style-name="P1">mustrando </text:p>
      <text:p text:style-name="P1">musulman (sus.), -nan</text:p>
      <text:p text:style-name="P1">musulman (ath.)</text:p>
      <text:p text:style-name="P1">mutashon (sus.), -nan</text:p>
      <text:p text:style-name="P1">mutativo (ath.)</text:p>
      <text:p text:style-name="P1">mutilá (v.)</text:p>
      <text:p text:style-name="P1">mutilá (ath.)</text:p>
      <text:p text:style-name="P1">mutilashon (sus.), -nan</text:p>
      <text:p text:style-name="P1">mutuamente (atv.)</text:p>
      <text:p text:style-name="P1">mutuo (ath.)</text:p>
      <text:p text:style-name="P1">muzik (sus.)</text:p>
      <text:p text:style-name="P1">nabaha (sus.), -nan</text:p>
      <text:p text:style-name="P1">nabe (sus.), -nan</text:p>
      <text:p text:style-name="P1">nabegá (v.)</text:p>
      <text:p text:style-name="P1">nabegá (ath.)</text:p>
      <text:p text:style-name="P1">nabegando </text:p>
      <text:p text:style-name="P1">nabegante (sus.), -nan</text:p>
      <text:p text:style-name="P1">nabegashon (sus.)</text:p>
      <text:p text:style-name="P1">nabiu (sus.), -nan</text:p>
      <text:p text:style-name="P1">nachi (sus.), -nan</text:p>
      <text:p text:style-name="P1"><text:soft-page-break/>nada (sus.)</text:p>
      <text:p text:style-name="P1">nada (atv.)</text:p>
      <text:p text:style-name="P1">nai (sus.), -nan</text:p>
      <text:p text:style-name="P1">nailen (sus.)</text:p>
      <text:p text:style-name="P1">ñamñam (v.)</text:p>
      <text:p text:style-name="P1">namorá (v.)</text:p>
      <text:p text:style-name="P1">namorá (ath.)</text:p>
      <text:p text:style-name="P1">namorada (sus.), -nan</text:p>
      <text:p text:style-name="P1">namorado (sus.), -nan</text:p>
      <text:p text:style-name="P1">namoramentu (sus.)</text:p>
      <text:p text:style-name="P1">namorando </text:p>
      <text:p text:style-name="P1">nan </text:p>
      <text:p text:style-name="P1">nana (v.)</text:p>
      <text:p text:style-name="P1">ñaña (sus.)</text:p>
      <text:p text:style-name="P1">nanishi (sus.), -nan</text:p>
      <text:p text:style-name="P1">nanzi (sus.)</text:p>
      <text:p text:style-name="P1">ñapa (sus.), -nan</text:p>
      <text:p text:style-name="P1">narkogaliña (sus.), -nan</text:p>
      <text:p text:style-name="P1">narkótiko (sus.), -nan</text:p>
      <text:p text:style-name="P1">narkótiko (ath.)</text:p>
      <text:p text:style-name="P1">narkotrafikante (sus.), -nan</text:p>
      <text:p text:style-name="P1">narkotrafikashon (sus.)</text:p>
      <text:p text:style-name="P1">narkotráfiko (sus.)</text:p>
      <text:p text:style-name="P1">nasal (sus.), -nan</text:p>
      <text:p text:style-name="P1">nasal (ath.)</text:p>
      <text:p text:style-name="P1">nasalisá (v.)</text:p>
      <text:p text:style-name="P1">nasalisá (ath.)</text:p>
      <text:p text:style-name="P1">nasalisando </text:p>
      <text:p text:style-name="P1">nasalisashon (sus.), -nan</text:p>
      <text:p text:style-name="P1">nase (v.)</text:p>
      <text:p text:style-name="P1">nasementu (sus.), -nan</text:p>
      <text:p text:style-name="P1">nashon (sus.), -nan</text:p>
      <text:p text:style-name="P1">nashonal (sus.), -nan</text:p>
      <text:p text:style-name="P1">nashonal (ath.)</text:p>
      <text:p text:style-name="P1">nashonalidat (sus.), -nan</text:p>
      <text:p text:style-name="P1">nashonalisá (v.)</text:p>
      <text:p text:style-name="P1">nashonalisá (ath.)</text:p>
      <text:p text:style-name="P1">nashonalisashon (sus.)</text:p>
      <text:p text:style-name="P1">nashonalismo (sus.)</text:p>
      <text:p text:style-name="P1">nashonalista (sus.), -nan</text:p>
      <text:p text:style-name="P1">nashonalista (ath.)</text:p>
      <text:p text:style-name="P1">nasi (sus.), -nan</text:p>
      <text:p text:style-name="P1">nasí </text:p>
      <text:p text:style-name="P1">nasiendo </text:p>
      <text:p text:style-name="P1"><text:soft-page-break/>nasigóren (sus.), -nan</text:p>
      <text:p text:style-name="P1">natal (ath.)</text:p>
      <text:p text:style-name="P1">natalidat (sus.)</text:p>
      <text:p text:style-name="P1">natalisio (sus.), -nan</text:p>
      <text:p text:style-name="P1">natalisio (ath.)</text:p>
      <text:p text:style-name="P1">nativo (sus.), -nan</text:p>
      <text:p text:style-name="P1">natrio (sus.)</text:p>
      <text:p text:style-name="P1">naturá (sus.)</text:p>
      <text:p text:style-name="P1">natural (sus.), -nan</text:p>
      <text:p text:style-name="P1">natural (ath.)</text:p>
      <text:p text:style-name="P1">naturalesa (sus.), -nan</text:p>
      <text:p text:style-name="P1">naturalidat (sus.)</text:p>
      <text:p text:style-name="P1">naturalisá (v.)</text:p>
      <text:p text:style-name="P1">naturalisá (ath.)</text:p>
      <text:p text:style-name="P1">naturalisando </text:p>
      <text:p text:style-name="P1">naturalisashon (sus.), -nan</text:p>
      <text:p text:style-name="P1">naturalismo (sus.)</text:p>
      <text:p text:style-name="P1">naturalista (sus.), -nan</text:p>
      <text:p text:style-name="P1">naturalmente (atv.)</text:p>
      <text:p text:style-name="P1">naturismo (sus.)</text:p>
      <text:p text:style-name="P1">naturista (sus.), -nan</text:p>
      <text:p text:style-name="P1">nave (sus.), -nan</text:p>
      <text:p text:style-name="P1">nazi (sus.), -nan</text:p>
      <text:p text:style-name="P1">neblina (sus.), -nan</text:p>
      <text:p text:style-name="P1">nechi (sus.), -nan</text:p>
      <text:p text:style-name="P1">neerlandes (sus.), -nan</text:p>
      <text:p text:style-name="P1">negashon (sus.), -nan</text:p>
      <text:p text:style-name="P1">negatif (sus.), -nan</text:p>
      <text:p text:style-name="P1">negativa (sus.), -nan</text:p>
      <text:p text:style-name="P1">negativismo (sus.)</text:p>
      <text:p text:style-name="P1">negativista (sus.), -nan</text:p>
      <text:p text:style-name="P1">negativo (v.)</text:p>
      <text:p text:style-name="P1">negativo (sus.), -nan</text:p>
      <text:p text:style-name="P1">neger (sus.), -nan</text:p>
      <text:p text:style-name="P1">negligensia (sus.)</text:p>
      <text:p text:style-name="P1">negligente (ath.)</text:p>
      <text:p text:style-name="P1">neglishá (v.)</text:p>
      <text:p text:style-name="P1">neglishá (ath.)</text:p>
      <text:p text:style-name="P1">neglishando </text:p>
      <text:p text:style-name="P1">negoshi (sus.), -nan</text:p>
      <text:p text:style-name="P1">negosiá (v.)</text:p>
      <text:p text:style-name="P1">negosiá (ath.)</text:p>
      <text:p text:style-name="P1">negosiadó (sus.), -nan</text:p>
      <text:p text:style-name="P1">negosiando </text:p>
      <text:p text:style-name="P1"><text:soft-page-break/>negosiante (sus.), -nan</text:p>
      <text:p text:style-name="P1">negosiashon (sus.), -nan</text:p>
      <text:p text:style-name="P1">negrita (sus.), -nan</text:p>
      <text:p text:style-name="P1">negroide (ath.)</text:p>
      <text:p text:style-name="P1">neiptan (sus.), -nan</text:p>
      <text:p text:style-name="P1">nèk (v.)</text:p>
      <text:p text:style-name="P1">nèk (sus.), -nan</text:p>
      <text:p text:style-name="P1">nèkdó (sus.), -nan</text:p>
      <text:p text:style-name="P1">nèkmentu (sus.)</text:p>
      <text:p text:style-name="P1">nenga (v.)</text:p>
      <text:p text:style-name="P1">nengá (ath.)</text:p>
      <text:p text:style-name="P1">nengamentu (sus.)</text:p>
      <text:p text:style-name="P1">nengando </text:p>
      <text:p text:style-name="P1">neofasismo (sus.)</text:p>
      <text:p text:style-name="P1">neofasista (sus.), -nan</text:p>
      <text:p text:style-name="P1">neofasista (ath.)</text:p>
      <text:p text:style-name="P1">neokolonial (sus.), -nan</text:p>
      <text:p text:style-name="P1">neokolonial (ath.)</text:p>
      <text:p text:style-name="P1">neokolonialismo (sus.)</text:p>
      <text:p text:style-name="P1">neologia (sus.)</text:p>
      <text:p text:style-name="P1">neologismo (sus.), -nan</text:p>
      <text:p text:style-name="P1">neonazi (sus.), -nan</text:p>
      <text:p text:style-name="P1">nèpè (sus.), -nan</text:p>
      <text:p text:style-name="P1">nèrvio (sus.), -nan</text:p>
      <text:p text:style-name="P1">nèrviosidat (sus.)</text:p>
      <text:p text:style-name="P1">nèrvioso (ath.)</text:p>
      <text:p text:style-name="P1">nesesariamente (atv.)</text:p>
      <text:p text:style-name="P1">nesesario (ath.)</text:p>
      <text:p text:style-name="P1">nesesidat (sus.), -nan</text:p>
      <text:p text:style-name="P1">nèshi (sus.), -nan</text:p>
      <text:p text:style-name="P1">nèstòr (sus.), -nan</text:p>
      <text:p text:style-name="P1">nèt (sus.), -nan</text:p>
      <text:p text:style-name="P1">netamente (atv.)</text:p>
      <text:p text:style-name="P1">neto (ath.)</text:p>
      <text:p text:style-name="P1">ñetu (sus.), -nan</text:p>
      <text:p text:style-name="P1">netumuskat (sus.)</text:p>
      <text:p text:style-name="P1">neutral (ath.)</text:p>
      <text:p text:style-name="P1">neutralidat (sus.)</text:p>
      <text:p text:style-name="P1">neutralisá (v.)</text:p>
      <text:p text:style-name="P1">neutralisá (ath.)</text:p>
      <text:p text:style-name="P1">neutralisabel (ath.)</text:p>
      <text:p text:style-name="P1">neutralisashon (sus.)</text:p>
      <text:p text:style-name="P1">neutro (ath.)</text:p>
      <text:p text:style-name="P1">ni (atv.)</text:p>
      <text:p text:style-name="P1"><text:soft-page-break/>nifiká (v.)</text:p>
      <text:p text:style-name="P1">nifikashon (sus.), -nan</text:p>
      <text:p text:style-name="P1">nihil (ath.)</text:p>
      <text:p text:style-name="P1">nihilá (v.)</text:p>
      <text:p text:style-name="P1">nihilando </text:p>
      <text:p text:style-name="P1">nihilashon (sus.)</text:p>
      <text:p text:style-name="P1">nihilismo (sus.)</text:p>
      <text:p text:style-name="P1">nihilista (sus.), -nan</text:p>
      <text:p text:style-name="P1">nikel (sus.)</text:p>
      <text:p text:style-name="P1">nikelá (v.)</text:p>
      <text:p text:style-name="P1">nikelá (ath.)</text:p>
      <text:p text:style-name="P1">nikotina (sus.)</text:p>
      <text:p text:style-name="P1">ninfa (sus.), -nan</text:p>
      <text:p text:style-name="P1">ningun (atv.)</text:p>
      <text:p text:style-name="P1">ninichi (sus.), -nan</text:p>
      <text:p text:style-name="P1">niño (sus.)</text:p>
      <text:p text:style-name="P1">nipel (sus.), -nan</text:p>
      <text:p text:style-name="P1">nir (sus.), -nan</text:p>
      <text:p text:style-name="P1">nister (v.)</text:p>
      <text:p text:style-name="P1">nister (sus.), -nan</text:p>
      <text:p text:style-name="P1">nistermentu (sus.)</text:p>
      <text:p text:style-name="P1">nit (v.)</text:p>
      <text:p text:style-name="P1">nit (sus.), -nan</text:p>
      <text:p text:style-name="P1">nitmashin (sus.), -nan</text:p>
      <text:p text:style-name="P1">nitmentu (sus.)</text:p>
      <text:p text:style-name="P1">nítriko (ath.)</text:p>
      <text:p text:style-name="P1">nitrógeno (sus.)</text:p>
      <text:p text:style-name="P1">niun (atv.)</text:p>
      <text:p text:style-name="P1">niuskir (sus.), -nan</text:p>
      <text:p text:style-name="P1">niuskir (ath.)</text:p>
      <text:p text:style-name="P1">nivel (sus.), -nan</text:p>
      <text:p text:style-name="P1">nivelá (v.)</text:p>
      <text:p text:style-name="P1">nivelá (ath.)</text:p>
      <text:p text:style-name="P1">niveladó (sus.), -nan</text:p>
      <text:p text:style-name="P1">nivelamentu (sus.)</text:p>
      <text:p text:style-name="P1">nivelando </text:p>
      <text:p text:style-name="P1">nivelashon (sus.), -nan</text:p>
      <text:p text:style-name="P1">niwa (sus.), -nan</text:p>
      <text:p text:style-name="P1">no (atv.)</text:p>
      <text:p text:style-name="P1">nò (sus.), -nan</text:p>
      <text:p text:style-name="P1">nò (atv.)</text:p>
      <text:p text:style-name="P1">nobato (sus.), -nan</text:p>
      <text:p text:style-name="P1">nobedat (sus.), -nan</text:p>
      <text:p text:style-name="P1">nobena (sus.), -nan</text:p>
      <text:p text:style-name="P1"><text:soft-page-break/>nobeno (ath.)</text:p>
      <text:p text:style-name="P1">nobenta </text:p>
      <text:p text:style-name="P1">nobisnobis (ath.)</text:p>
      <text:p text:style-name="P1">noble (sus.), -nan</text:p>
      <text:p text:style-name="P1">noble (ath.)</text:p>
      <text:p text:style-name="P1">noblesa (sus.)</text:p>
      <text:p text:style-name="P1">nobo (ath.)</text:p>
      <text:p text:style-name="P1">nochi (sus.), -nan</text:p>
      <text:p text:style-name="P1">nodi (sus.)</text:p>
      <text:p text:style-name="P1">noi (v.)</text:p>
      <text:p text:style-name="P1">noi (sus.), -nan</text:p>
      <text:p text:style-name="P1">nòk (sus.), -nan</text:p>
      <text:p text:style-name="P1">nòkel (v.)</text:p>
      <text:p text:style-name="P1">nòkout (v.)</text:p>
      <text:p text:style-name="P1">nòkout (sus.), -nan</text:p>
      <text:p text:style-name="P1">nòmber (sus.), -nan</text:p>
      <text:p text:style-name="P1">nombra (v.)</text:p>
      <text:p text:style-name="P1">nombrá (ath.)</text:p>
      <text:p text:style-name="P1">nombramentu (sus.), -nan</text:p>
      <text:p text:style-name="P1">nombrando </text:p>
      <text:p text:style-name="P1">nomenclatura (sus.), -nan</text:p>
      <text:p text:style-name="P1">nominá (v.)</text:p>
      <text:p text:style-name="P1">nominá (ath.)</text:p>
      <text:p text:style-name="P1">nominado (sus.), -nan</text:p>
      <text:p text:style-name="P1">nominal (ath.)</text:p>
      <text:p text:style-name="P1">nominashon (sus.), -nan</text:p>
      <text:p text:style-name="P1">nominativo (sus.), -nan</text:p>
      <text:p text:style-name="P1">nominativo (ath.)</text:p>
      <text:p text:style-name="P1">ñòmiñòmi (sus.), -nan</text:p>
      <text:p text:style-name="P1">nònchi (sus.), -nan</text:p>
      <text:p text:style-name="P1">nòns (ath.)</text:p>
      <text:p text:style-name="P1">nònsèns (sus.), -nan</text:p>
      <text:p text:style-name="P1">nònstòp (atv.)</text:p>
      <text:p text:style-name="P1">nònstòp (ath.)</text:p>
      <text:p text:style-name="P1">nòpsnòps (ath.)</text:p>
      <text:p text:style-name="P1">norma (sus.), -nan</text:p>
      <text:p text:style-name="P1">normal (ath.)</text:p>
      <text:p text:style-name="P1">normalidat (sus.)</text:p>
      <text:p text:style-name="P1">normalisá (v.)</text:p>
      <text:p text:style-name="P1">normalisá (ath.)</text:p>
      <text:p text:style-name="P1">normalisando </text:p>
      <text:p text:style-name="P1">normalisashon (sus.)</text:p>
      <text:p text:style-name="P1">normalmente (atv.)</text:p>
      <text:p text:style-name="P1">normamentu (v.)</text:p>
      <text:p text:style-name="P1"><text:soft-page-break/>normashon (sus.)</text:p>
      <text:p text:style-name="P1">nort (sus.)</text:p>
      <text:p text:style-name="P1">nortost (sus.)</text:p>
      <text:p text:style-name="P1">nortpol (sus.)</text:p>
      <text:p text:style-name="P1">nortwèst (sus.)</text:p>
      <text:p text:style-name="P1">nos </text:p>
      <text:p text:style-name="P1">noshon (sus.), -nan</text:p>
      <text:p text:style-name="P1">nosivo (ath.)</text:p>
      <text:p text:style-name="P1">not (sus.), -nan</text:p>
      <text:p text:style-name="P1">nota (v.)</text:p>
      <text:p text:style-name="P1">nota (sus.), -nan</text:p>
      <text:p text:style-name="P1">notá (ath.)</text:p>
      <text:p text:style-name="P1">notabel (sus.), -nan</text:p>
      <text:p text:style-name="P1">notabel (ath.)</text:p>
      <text:p text:style-name="P1">notadó (sus.), -nan</text:p>
      <text:p text:style-name="P1">notamentu (sus.)</text:p>
      <text:p text:style-name="P1">notando </text:p>
      <text:p text:style-name="P1">notarial (ath.)</text:p>
      <text:p text:style-name="P1">notario (sus.), -nan</text:p>
      <text:p text:style-name="P1">notashon (sus.), -nan</text:p>
      <text:p text:style-name="P1">notifiká (v.)</text:p>
      <text:p text:style-name="P1">notifiká (ath.)</text:p>
      <text:p text:style-name="P1">notifikabel (ath.)</text:p>
      <text:p text:style-name="P1">notisia (sus.), -nan</text:p>
      <text:p text:style-name="P1">notisiero (sus.), -nan</text:p>
      <text:p text:style-name="P1">notoriedat (sus.)</text:p>
      <text:p text:style-name="P1">notorio (ath.)</text:p>
      <text:p text:style-name="P1">notulá (v.)</text:p>
      <text:p text:style-name="P1">notulá (ath.)</text:p>
      <text:p text:style-name="P1">notulista (sus.), -nan</text:p>
      <text:p text:style-name="P1">noufragá (v.)</text:p>
      <text:p text:style-name="P1">noufragá (ath.)</text:p>
      <text:p text:style-name="P1">noufragio (sus.), -nan</text:p>
      <text:p text:style-name="P1">nóufrago (sus.), -nan</text:p>
      <text:p text:style-name="P1">nóutiko (ath.)</text:p>
      <text:p text:style-name="P1">novela (sus.), -nan</text:p>
      <text:p text:style-name="P1">novelista (sus.), -nan</text:p>
      <text:p text:style-name="P1">novèmber (sus.), -nan</text:p>
      <text:p text:style-name="P1">novia (sus.), -nan</text:p>
      <text:p text:style-name="P1">novio (sus.), -nan</text:p>
      <text:p text:style-name="P1">nua (v.)</text:p>
      <text:p text:style-name="P1">nuá (ath.)</text:p>
      <text:p text:style-name="P1">nubia (sus.), -nan</text:p>
      <text:p text:style-name="P1">nublá (ath.)</text:p>
      <text:p text:style-name="P1"><text:soft-page-break/>nudismo (sus.)</text:p>
      <text:p text:style-name="P1">nudista (sus.), -nan</text:p>
      <text:p text:style-name="P1">nudo (sus.), -nan</text:p>
      <text:p text:style-name="P1">nuebe </text:p>
      <text:p text:style-name="P1">nuebeshen </text:p>
      <text:p text:style-name="P1">nuklear (ath.)</text:p>
      <text:p text:style-name="P1">núkleo (sus.), -nan</text:p>
      <text:p text:style-name="P1">nulo (ath.)</text:p>
      <text:p text:style-name="P1">numa (atv.)</text:p>
      <text:p text:style-name="P1">number (sus.), -nan</text:p>
      <text:p text:style-name="P1">numerá (v.)</text:p>
      <text:p text:style-name="P1">numerá (ath.)</text:p>
      <text:p text:style-name="P1">numeradó (sus.), -nan</text:p>
      <text:p text:style-name="P1">numeral (sus.), -nan</text:p>
      <text:p text:style-name="P1">numeramentu (sus.)</text:p>
      <text:p text:style-name="P1">numerando </text:p>
      <text:p text:style-name="P1">numerashon (sus.)</text:p>
      <text:p text:style-name="P1">numeroso (ath.)</text:p>
      <text:p text:style-name="P1">nunka (atv.)</text:p>
      <text:p text:style-name="P1">nunsio (sus.), -nan</text:p>
      <text:p text:style-name="P1">nupsial (ath.)</text:p>
      <text:p text:style-name="P1">nutrishon (sus.)</text:p>
      <text:p text:style-name="P1">nutrishonista (sus.), -nan</text:p>
      <text:p text:style-name="P1">nutritivo (ath.)</text:p>
      <text:p text:style-name="P1">oásis (sus.), -nan</text:p>
      <text:p text:style-name="P1">oba (sus.), -nan</text:p>
      <text:p text:style-name="P1">obedesé (v.)</text:p>
      <text:p text:style-name="P1">obedesé (ath.)</text:p>
      <text:p text:style-name="P1">obedesidu (ath.)</text:p>
      <text:p text:style-name="P1">obediente (ath.)</text:p>
      <text:p text:style-name="P1">obispado (sus.), -nan</text:p>
      <text:p text:style-name="P1">obispal (ath.)</text:p>
      <text:p text:style-name="P1">obispu (sus.), -nan</text:p>
      <text:p text:style-name="P1">obligá (v.)</text:p>
      <text:p text:style-name="P1">obligá (ath.)</text:p>
      <text:p text:style-name="P1">obligando </text:p>
      <text:p text:style-name="P1">obligashon (sus.), -nan</text:p>
      <text:p text:style-name="P1">obligatoriamente (atv.)</text:p>
      <text:p text:style-name="P1">obligatorio (ath.)</text:p>
      <text:p text:style-name="P1">obra (sus.), -nan</text:p>
      <text:p text:style-name="P1">obrando </text:p>
      <text:p text:style-name="P1">obreril (ath.)</text:p>
      <text:p text:style-name="P1">obrero (sus.), -nan</text:p>
      <text:p text:style-name="P1">ochenta </text:p>
      <text:p text:style-name="P1"><text:soft-page-break/>ochi (sus.), -nan</text:p>
      <text:p text:style-name="P1">ochiochi (sus.), -nan</text:p>
      <text:p text:style-name="P1">ocho </text:p>
      <text:p text:style-name="P1">ochoshen </text:p>
      <text:p text:style-name="P1">oda (sus.), -nan</text:p>
      <text:p text:style-name="P1">odia (v.)</text:p>
      <text:p text:style-name="P1">odiá (ath.)</text:p>
      <text:p text:style-name="P1">odiamentu (sus.)</text:p>
      <text:p text:style-name="P1">odiando </text:p>
      <text:p text:style-name="P1">odio (sus.), -nan</text:p>
      <text:p text:style-name="P1">odioso (ath.)</text:p>
      <text:p text:style-name="P1">oeta (sus.), -nan</text:p>
      <text:p text:style-name="P1">òf </text:p>
      <text:p text:style-name="P1">ofendé (v.)</text:p>
      <text:p text:style-name="P1">ofendementu (sus.)</text:p>
      <text:p text:style-name="P1">ofendí (ath.)</text:p>
      <text:p text:style-name="P1">ofendiendo </text:p>
      <text:p text:style-name="P1">ofensa (sus.), -nan</text:p>
      <text:p text:style-name="P1">ofensiva (sus.), -nan</text:p>
      <text:p text:style-name="P1">ofensivo (ath.)</text:p>
      <text:p text:style-name="P1">ofensor (sus.), -nan</text:p>
      <text:p text:style-name="P1">oferta (sus.), -nan</text:p>
      <text:p text:style-name="P1">offshore (ath.)</text:p>
      <text:p text:style-name="P1">ofishi (sus.), -nan</text:p>
      <text:p text:style-name="P1">ofisial (sus.), -nan</text:p>
      <text:p text:style-name="P1">ofisial (ath.)</text:p>
      <text:p text:style-name="P1">ofisialisá (v.)</text:p>
      <text:p text:style-name="P1">ofisialisá (ath.)</text:p>
      <text:p text:style-name="P1">ofisialisando </text:p>
      <text:p text:style-name="P1">ofisialisashon (sus.)</text:p>
      <text:p text:style-name="P1">ofisialmente (atv.)</text:p>
      <text:p text:style-name="P1">ofisina (sus.), -nan</text:p>
      <text:p text:style-name="P1">ofisinista (sus.), -nan</text:p>
      <text:p text:style-name="P1">ofrenda (sus.), -nan</text:p>
      <text:p text:style-name="P1">ofresé (v.)</text:p>
      <text:p text:style-name="P1">ofresé (ath.)</text:p>
      <text:p text:style-name="P1">ofresementu (sus.)</text:p>
      <text:p text:style-name="P1">ofresiendo </text:p>
      <text:p text:style-name="P1">òfsait (ath.)</text:p>
      <text:p text:style-name="P1">ohalá </text:p>
      <text:p text:style-name="P1">oi (v.)</text:p>
      <text:p text:style-name="P1">oido (sus.)</text:p>
      <text:p text:style-name="P1">okashon (sus.), -nan</text:p>
      <text:p text:style-name="P1">okashoná (v.)</text:p>
      <text:p text:style-name="P1"><text:soft-page-break/>okashoná (ath.)</text:p>
      <text:p text:style-name="P1">okfes (sus.), -nan</text:p>
      <text:p text:style-name="P1">oklushon (sus.), -nan</text:p>
      <text:p text:style-name="P1">oklusivo (sus.), -nan</text:p>
      <text:p text:style-name="P1">oklusivo (ath.)</text:p>
      <text:p text:style-name="P1">oksidental (sus.), -nan</text:p>
      <text:p text:style-name="P1">oksidental (ath.)</text:p>
      <text:p text:style-name="P1">oksidente (sus.)</text:p>
      <text:p text:style-name="P1">oksígeno (sus.)</text:p>
      <text:p text:style-name="P1">oktaf (sus.), -nan</text:p>
      <text:p text:style-name="P1">oktagonal (ath.)</text:p>
      <text:p text:style-name="P1">oktágono (sus.), -nan</text:p>
      <text:p text:style-name="P1">oktan (sus.), -nan</text:p>
      <text:p text:style-name="P1">oktavo (sus.), -nan</text:p>
      <text:p text:style-name="P1">oktavo (ath.)</text:p>
      <text:p text:style-name="P1">òktober (sus.), -nan</text:p>
      <text:p text:style-name="P1">okulista (sus.), -nan</text:p>
      <text:p text:style-name="P1">okupá (v.)</text:p>
      <text:p text:style-name="P1">okupá (ath.)</text:p>
      <text:p text:style-name="P1">okupando </text:p>
      <text:p text:style-name="P1">okupante (sus.), -nan</text:p>
      <text:p text:style-name="P1">okupashon (sus.), -nan</text:p>
      <text:p text:style-name="P1">okurensia (sus.), -nan</text:p>
      <text:p text:style-name="P1">okurí (v.)</text:p>
      <text:p text:style-name="P1">okurí (ath.)</text:p>
      <text:p text:style-name="P1">okuriendo </text:p>
      <text:p text:style-name="P1">ola (sus.), -nan</text:p>
      <text:p text:style-name="P1">ole (v.)</text:p>
      <text:p text:style-name="P1">oleander (sus.), -nan</text:p>
      <text:p text:style-name="P1">oleifi (sus.), -nan</text:p>
      <text:p text:style-name="P1">oleodukto (sus.), -nan</text:p>
      <text:p text:style-name="P1">olfato (sus.)</text:p>
      <text:p text:style-name="P1">oligárgiko (ath.)</text:p>
      <text:p text:style-name="P1">oligarka (sus.), -nan</text:p>
      <text:p text:style-name="P1">oligarkia (sus.), -nan</text:p>
      <text:p text:style-name="P1">olimpiada (sus.), -nan</text:p>
      <text:p text:style-name="P1">olímpiko (ath.)</text:p>
      <text:p text:style-name="P1">oló (sus.), -nan</text:p>
      <text:p text:style-name="P1">oloshi (sus.), -nan</text:p>
      <text:p text:style-name="P1">olvido (sus.)</text:p>
      <text:p text:style-name="P1">òm (sus.), -nan</text:p>
      <text:p text:style-name="P1">oma (sus.), -nan</text:p>
      <text:p text:style-name="P1">òmelèt (sus.), -nan</text:p>
      <text:p text:style-name="P1">omishon (sus.), -nan</text:p>
      <text:p text:style-name="P1"><text:soft-page-break/>omití (v.)</text:p>
      <text:p text:style-name="P1">omití (ath.)</text:p>
      <text:p text:style-name="P1">omitiendo </text:p>
      <text:p text:style-name="P1">omnipotensia (sus.)</text:p>
      <text:p text:style-name="P1">omnipotente (ath.)</text:p>
      <text:p text:style-name="P1">òmpi (sus.), -nan</text:p>
      <text:p text:style-name="P1">ònbeskòp (ath.)</text:p>
      <text:p text:style-name="P1">onda (sus.), -nan</text:p>
      <text:p text:style-name="P1">ònderstant (sus.)</text:p>
      <text:p text:style-name="P1">ònfermogen (sus.)</text:p>
      <text:p text:style-name="P1">ònferwagt (ath.)</text:p>
      <text:p text:style-name="P1">onkologia (sus.)</text:p>
      <text:p text:style-name="P1">onkológiko (ath.)</text:p>
      <text:p text:style-name="P1">onkólogo (sus.), -nan</text:p>
      <text:p text:style-name="P1">onomástika (sus.)</text:p>
      <text:p text:style-name="P1">onomástiko (ath.)</text:p>
      <text:p text:style-name="P1">onomatopeya (sus.), -nan</text:p>
      <text:p text:style-name="P1">òns (sus.), -nan</text:p>
      <text:p text:style-name="P1">ònsebar (ath.)</text:p>
      <text:p text:style-name="P1">onsena (sus.), -nan</text:p>
      <text:p text:style-name="P1">ontvanger (sus.)</text:p>
      <text:p text:style-name="P1">oochi (sus.), -nan</text:p>
      <text:p text:style-name="P1">oochi (ath.)</text:p>
      <text:p text:style-name="P1">òp (v.)</text:p>
      <text:p text:style-name="P1">opa (sus.), -nan</text:p>
      <text:p text:style-name="P1">operá (v.)</text:p>
      <text:p text:style-name="P1">operá (ath.)</text:p>
      <text:p text:style-name="P1">ópera (sus.), -nan</text:p>
      <text:p text:style-name="P1">operadó (sus.), -nan</text:p>
      <text:p text:style-name="P1">operando </text:p>
      <text:p text:style-name="P1">operashon (sus.), -nan</text:p>
      <text:p text:style-name="P1">operashonal (ath.)</text:p>
      <text:p text:style-name="P1">operashonalidat (sus.)</text:p>
      <text:p text:style-name="P1">operashonalisá (v.)</text:p>
      <text:p text:style-name="P1">operashonalisá (ath.)</text:p>
      <text:p text:style-name="P1">operashonalmente (atv.)</text:p>
      <text:p text:style-name="P1">operativo (sus.), -nan</text:p>
      <text:p text:style-name="P1">operativo (ath.)</text:p>
      <text:p text:style-name="P1">operator (sus.), -nan</text:p>
      <text:p text:style-name="P1">opheshon (sus.), -nan</text:p>
      <text:p text:style-name="P1">ophetá (v.)</text:p>
      <text:p text:style-name="P1">ophetividat (sus.)</text:p>
      <text:p text:style-name="P1">ophetivismo (sus.)</text:p>
      <text:p text:style-name="P1">ophetivo (sus.), -nan</text:p>
      <text:p text:style-name="P1"><text:soft-page-break/>ophetivo (ath.)</text:p>
      <text:p text:style-name="P1">opheto (sus.), -nan</text:p>
      <text:p text:style-name="P1">opiná (v.)</text:p>
      <text:p text:style-name="P1">opinion (sus.), -nan</text:p>
      <text:p text:style-name="P1">opio (sus.)</text:p>
      <text:p text:style-name="P1">oponé (v.)</text:p>
      <text:p text:style-name="P1">oponé (ath.)</text:p>
      <text:p text:style-name="P1">oponente (sus.), -nan</text:p>
      <text:p text:style-name="P1">oponiendo </text:p>
      <text:p text:style-name="P1">oportunamente (atv.)</text:p>
      <text:p text:style-name="P1">oportunidat (sus.), -nan</text:p>
      <text:p text:style-name="P1">oportunismo (sus.)</text:p>
      <text:p text:style-name="P1">oportunista (sus.), -nan</text:p>
      <text:p text:style-name="P1">oportunista (ath.)</text:p>
      <text:p text:style-name="P1">oportuno (ath.)</text:p>
      <text:p text:style-name="P1">oposishon (sus.), -nan</text:p>
      <text:p text:style-name="P1">opositor (sus.), -nan</text:p>
      <text:p text:style-name="P1">opreshon (sus.), -nan</text:p>
      <text:p text:style-name="P1">opresor (sus.), -nan</text:p>
      <text:p text:style-name="P1">oprimí (v.)</text:p>
      <text:p text:style-name="P1">oprimí (ath.)</text:p>
      <text:p text:style-name="P1">opsekiá (v.)</text:p>
      <text:p text:style-name="P1">opsekiá (ath.)</text:p>
      <text:p text:style-name="P1">opsekio (sus.), -nan</text:p>
      <text:p text:style-name="P1">opservá (v.)</text:p>
      <text:p text:style-name="P1">opservá (ath.)</text:p>
      <text:p text:style-name="P1">opservadó (sus.), -nan</text:p>
      <text:p text:style-name="P1">opservando </text:p>
      <text:p text:style-name="P1">opservashon (sus.), -nan</text:p>
      <text:p text:style-name="P1">opseshon (sus.), -nan</text:p>
      <text:p text:style-name="P1">opseshoná (v.)</text:p>
      <text:p text:style-name="P1">opseshoná (ath.)</text:p>
      <text:p text:style-name="P1">opseshonante (ath.)</text:p>
      <text:p text:style-name="P1">opshon (sus.), -nan</text:p>
      <text:p text:style-name="P1">opstakulisá (v.)</text:p>
      <text:p text:style-name="P1">opstakulisá (ath.)</text:p>
      <text:p text:style-name="P1">opstakulisando </text:p>
      <text:p text:style-name="P1">opstakulisashon (sus.), -nan</text:p>
      <text:p text:style-name="P1">opstákulo (sus.), -nan</text:p>
      <text:p text:style-name="P1">opstante (ath.)</text:p>
      <text:p text:style-name="P1">opstruí (v.)</text:p>
      <text:p text:style-name="P1">opstruí (ath.)</text:p>
      <text:p text:style-name="P1">opstrukshon (sus.), -nan</text:p>
      <text:p text:style-name="P1">opta (v.)</text:p>
      <text:p text:style-name="P1"><text:soft-page-break/>optené (v.)</text:p>
      <text:p text:style-name="P1">optené (ath.)</text:p>
      <text:p text:style-name="P1">optenibel (ath.)</text:p>
      <text:p text:style-name="P1">opteniendo </text:p>
      <text:p text:style-name="P1">óptika (sus.), -nan</text:p>
      <text:p text:style-name="P1">óptiko (ath.)</text:p>
      <text:p text:style-name="P1">optimalisá (v.)</text:p>
      <text:p text:style-name="P1">optimalisá (ath.)</text:p>
      <text:p text:style-name="P1">optimalisashon (sus.)</text:p>
      <text:p text:style-name="P1">óptimamente (atv.)</text:p>
      <text:p text:style-name="P1">optimismo (sus.)</text:p>
      <text:p text:style-name="P1">optimista (sus.), -nan</text:p>
      <text:p text:style-name="P1">optimista (ath.)</text:p>
      <text:p text:style-name="P1">óptimo (ath.)</text:p>
      <text:p text:style-name="P1">òptògt (sus.), -nan</text:p>
      <text:p text:style-name="P1">opuesto (ath.)</text:p>
      <text:p text:style-name="P1">opviamente (atv.)</text:p>
      <text:p text:style-name="P1">opvio (ath.)</text:p>
      <text:p text:style-name="P1">or (sus.)</text:p>
      <text:p text:style-name="P1">ora </text:p>
      <text:p text:style-name="P1">ora (sus.), -nan</text:p>
      <text:p text:style-name="P1">oradó (sus.), -nan</text:p>
      <text:p text:style-name="P1">orákulo (sus.), -nan</text:p>
      <text:p text:style-name="P1">oral (ath.)</text:p>
      <text:p text:style-name="P1">orando </text:p>
      <text:p text:style-name="P1">orangutan (sus.), -nan</text:p>
      <text:p text:style-name="P1">oraño (sus.)</text:p>
      <text:p text:style-name="P1">oraño (ath.)</text:p>
      <text:p text:style-name="P1">orario (sus.), -nan</text:p>
      <text:p text:style-name="P1">orashon (sus.), -nan</text:p>
      <text:p text:style-name="P1">oratorio (sus.), -nan</text:p>
      <text:p text:style-name="P1">oratorio (ath.)</text:p>
      <text:p text:style-name="P1">órbita (sus.), -nan</text:p>
      <text:p text:style-name="P1">órden (sus.), -nan</text:p>
      <text:p text:style-name="P1">ordená (v.)</text:p>
      <text:p text:style-name="P1">ordená (ath.)</text:p>
      <text:p text:style-name="P1">ordenamentu (sus.)</text:p>
      <text:p text:style-name="P1">ordenando </text:p>
      <text:p text:style-name="P1">ordenansa (sus.), -nan</text:p>
      <text:p text:style-name="P1">ordenashon (sus.), -nan</text:p>
      <text:p text:style-name="P1">ordensia (sus.)</text:p>
      <text:p text:style-name="P1">òrdènt (ath.)</text:p>
      <text:p text:style-name="P1">ordinal (sus.), -nan</text:p>
      <text:p text:style-name="P1">ordinal (ath.)</text:p>
      <text:p text:style-name="P1"><text:soft-page-break/>ordinario (ath.)</text:p>
      <text:p text:style-name="P1">òrdu (sus.), -nan</text:p>
      <text:p text:style-name="P1">orea (sus.), -nan</text:p>
      <text:p text:style-name="P1">orégano (sus.)</text:p>
      <text:p text:style-name="P1">orfeon (sus.), -nan</text:p>
      <text:p text:style-name="P1">orgániko (ath.)</text:p>
      <text:p text:style-name="P1">organisá (v.)</text:p>
      <text:p text:style-name="P1">organisá (ath.)</text:p>
      <text:p text:style-name="P1">organisadó (sus.), -nan</text:p>
      <text:p text:style-name="P1">organisando </text:p>
      <text:p text:style-name="P1">organisashon (sus.), -nan</text:p>
      <text:p text:style-name="P1">organisatorio (ath.)</text:p>
      <text:p text:style-name="P1">organismo (sus.), -nan</text:p>
      <text:p text:style-name="P1">organista (sus.), -nan</text:p>
      <text:p text:style-name="P1">órgano (sus.), -nan</text:p>
      <text:p text:style-name="P1">òrgel (sus.), -nan</text:p>
      <text:p text:style-name="P1">orgia (sus.), -nan</text:p>
      <text:p text:style-name="P1">orguyo (sus.)</text:p>
      <text:p text:style-name="P1">orguyoso (ath.)</text:p>
      <text:p text:style-name="P1">oria (v.)</text:p>
      <text:p text:style-name="P1">oria (sus.), -nan</text:p>
      <text:p text:style-name="P1">orientá (v.)</text:p>
      <text:p text:style-name="P1">orientá (ath.)</text:p>
      <text:p text:style-name="P1">oriental (sus.), -nan</text:p>
      <text:p text:style-name="P1">oriental (ath.)</text:p>
      <text:p text:style-name="P1">orientando </text:p>
      <text:p text:style-name="P1">orientashon (sus.), -nan</text:p>
      <text:p text:style-name="P1">orientativo (ath.)</text:p>
      <text:p text:style-name="P1">oriente (sus.)</text:p>
      <text:p text:style-name="P1">orígen (sus.), -nan</text:p>
      <text:p text:style-name="P1">originá (v.)</text:p>
      <text:p text:style-name="P1">originá (ath.)</text:p>
      <text:p text:style-name="P1">original (sus.), -nan</text:p>
      <text:p text:style-name="P1">original (ath.)</text:p>
      <text:p text:style-name="P1">originalidat (sus.)</text:p>
      <text:p text:style-name="P1">originalmente (atv.)</text:p>
      <text:p text:style-name="P1">orina (sus.)</text:p>
      <text:p text:style-name="P1">oriná (v.)</text:p>
      <text:p text:style-name="P1">orinal (sus.), -nan</text:p>
      <text:p text:style-name="P1">orinamentu (sus.)</text:p>
      <text:p text:style-name="P1">orinando </text:p>
      <text:p text:style-name="P1">orinario (sus.), -nan</text:p>
      <text:p text:style-name="P1">orka (sus.), -nan</text:p>
      <text:p text:style-name="P1">orkan (sus.), -nan</text:p>
      <text:p text:style-name="P1"><text:soft-page-break/>orkesta (sus.), -nan</text:p>
      <text:p text:style-name="P1">orketa (sus.), -nan</text:p>
      <text:p text:style-name="P1">orkidia (sus.), -nan</text:p>
      <text:p text:style-name="P1">oro (sus.)</text:p>
      <text:p text:style-name="P1">oromani (sus.), -nan</text:p>
      <text:p text:style-name="P1">oroplanu (sus.), -nan</text:p>
      <text:p text:style-name="P1">ortodoksia (sus.)</text:p>
      <text:p text:style-name="P1">ortodokso (sus.), -nan</text:p>
      <text:p text:style-name="P1">ortodokso (ath.)</text:p>
      <text:p text:style-name="P1">ortografia (sus.), -nan</text:p>
      <text:p text:style-name="P1">ortográfiko (ath.)</text:p>
      <text:p text:style-name="P1">ortologia (sus.)</text:p>
      <text:p text:style-name="P1">ortopédiko (ath.)</text:p>
      <text:p text:style-name="P1">ortopedista (sus.), -nan</text:p>
      <text:p text:style-name="P1">oseániko (ath.)</text:p>
      <text:p text:style-name="P1">oséano (sus.), -nan</text:p>
      <text:p text:style-name="P1">oso (sus.), -nan</text:p>
      <text:p text:style-name="P1">ost (sus.)</text:p>
      <text:p text:style-name="P1">ost (atv.)</text:p>
      <text:p text:style-name="P1">ost (ath.)</text:p>
      <text:p text:style-name="P1">otorgá (v.)</text:p>
      <text:p text:style-name="P1">otorgá (ath.)</text:p>
      <text:p text:style-name="P1">otro (atv.)</text:p>
      <text:p text:style-name="P1">otro (ath.)</text:p>
      <text:p text:style-name="P1">oubade (sus.), -nan</text:p>
      <text:p text:style-name="P1">oudiensia (sus.), -nan</text:p>
      <text:p text:style-name="P1">oudiovisual (ath.)</text:p>
      <text:p text:style-name="P1">oudishon (sus.), -nan</text:p>
      <text:p text:style-name="P1">ouditivo (ath.)</text:p>
      <text:p text:style-name="P1">ouditorio (sus.), -nan</text:p>
      <text:p text:style-name="P1">ougùrk (sus.), -nan</text:p>
      <text:p text:style-name="P1">ougùstùs (sus.), -nan</text:p>
      <text:p text:style-name="P1">oula (sus.), -nan</text:p>
      <text:p text:style-name="P1">oumentá (v.)</text:p>
      <text:p text:style-name="P1">oumentá (ath.)</text:p>
      <text:p text:style-name="P1">oumentando </text:p>
      <text:p text:style-name="P1">oumentativo (ath.)</text:p>
      <text:p text:style-name="P1">oumento (sus.), -nan</text:p>
      <text:p text:style-name="P1">ourora (sus.), -nan</text:p>
      <text:p text:style-name="P1">ousensia (sus.), -nan</text:p>
      <text:p text:style-name="P1">ousente (sus.), -nan</text:p>
      <text:p text:style-name="P1">ousente (ath.)</text:p>
      <text:p text:style-name="P1">ousiliá (v.)</text:p>
      <text:p text:style-name="P1">ousiliá (ath.)</text:p>
      <text:p text:style-name="P1"><text:soft-page-break/>ousiliando </text:p>
      <text:p text:style-name="P1">ousiliar (ath.)</text:p>
      <text:p text:style-name="P1">ousilio (sus.), -nan</text:p>
      <text:p text:style-name="P1">ouspisiá (v.)</text:p>
      <text:p text:style-name="P1">ouspisiá (ath.)</text:p>
      <text:p text:style-name="P1">ouspisio (sus.), -nan</text:p>
      <text:p text:style-name="P1">ousteridat (sus.)</text:p>
      <text:p text:style-name="P1">oustero (ath.)</text:p>
      <text:p text:style-name="P1">outarkia (sus.), -nan</text:p>
      <text:p text:style-name="P1">outárkiko (ath.)</text:p>
      <text:p text:style-name="P1">outbal (sus.), -nan</text:p>
      <text:p text:style-name="P1">outentiká (v.)</text:p>
      <text:p text:style-name="P1">outentiká (ath.)</text:p>
      <text:p text:style-name="P1">outentikashon (sus.), -nan</text:p>
      <text:p text:style-name="P1">outéntiko (ath.)</text:p>
      <text:p text:style-name="P1">outentisidat (sus.), -nan</text:p>
      <text:p text:style-name="P1">outismo (sus.)</text:p>
      <text:p text:style-name="P1">outista (sus.), -nan</text:p>
      <text:p text:style-name="P1">outista (ath.)</text:p>
      <text:p text:style-name="P1">outo (sus.), -nan</text:p>
      <text:p text:style-name="P1">outobiografia (sus.), -nan</text:p>
      <text:p text:style-name="P1">outobiográfiko (ath.)</text:p>
      <text:p text:style-name="P1">outobiógrafo (sus.), -nan</text:p>
      <text:p text:style-name="P1">outodeterminashon (sus.)</text:p>
      <text:p text:style-name="P1">outodidakto (ath.)</text:p>
      <text:p text:style-name="P1">outokrasia (sus.), -nan</text:p>
      <text:p text:style-name="P1">outókrata (sus.), -nan</text:p>
      <text:p text:style-name="P1">outókrata (ath.)</text:p>
      <text:p text:style-name="P1">outokrítika (sus.)</text:p>
      <text:p text:style-name="P1">outóktono (sus.), -nan</text:p>
      <text:p text:style-name="P1">outóktono (ath.)</text:p>
      <text:p text:style-name="P1">outomat (sus.), -nan</text:p>
      <text:p text:style-name="P1">outomátikamente (atv.)</text:p>
      <text:p text:style-name="P1">outomátiko (ath.)</text:p>
      <text:p text:style-name="P1">outomatisá (v.)</text:p>
      <text:p text:style-name="P1">outomatisá (ath.)</text:p>
      <text:p text:style-name="P1">outomatisando </text:p>
      <text:p text:style-name="P1">outomatisashon (sus.)</text:p>
      <text:p text:style-name="P1">outomatismo (sus.), -nan</text:p>
      <text:p text:style-name="P1">outomobilista (sus.), -nan</text:p>
      <text:p text:style-name="P1">outonomia (sus.)</text:p>
      <text:p text:style-name="P1">outónomo (ath.)</text:p>
      <text:p text:style-name="P1">outopista (sus.), -nan</text:p>
      <text:p text:style-name="P1">outopsia (sus.), -nan</text:p>
      <text:p text:style-name="P1"><text:soft-page-break/>outor (sus.), -nan</text:p>
      <text:p text:style-name="P1">outoridat (sus.), -nan</text:p>
      <text:p text:style-name="P1">outorisá (v.)</text:p>
      <text:p text:style-name="P1">outorisá (ath.)</text:p>
      <text:p text:style-name="P1">outorisando </text:p>
      <text:p text:style-name="P1">outorisashon (sus.), -nan</text:p>
      <text:p text:style-name="P1">outoritario (ath.)</text:p>
      <text:p text:style-name="P1">outosufisiente (ath.)</text:p>
      <text:p text:style-name="P1">oval (ath.)</text:p>
      <text:p text:style-name="P1">ovario (sus.), -nan</text:p>
      <text:p text:style-name="P1">ovashon (sus.), -nan</text:p>
      <text:p text:style-name="P1">overòl (v.)</text:p>
      <text:p text:style-name="P1">overòl (sus.), -nan</text:p>
      <text:p text:style-name="P1">overtaim (sus.), -nan</text:p>
      <text:p text:style-name="P1">oyada (sus.), -nan</text:p>
      <text:p text:style-name="P1">oyente (sus.), -nan</text:p>
      <text:p text:style-name="P1">pa </text:p>
      <text:p text:style-name="P1">pa (sus.), -nan</text:p>
      <text:p text:style-name="P1">pabien (sus.)</text:p>
      <text:p text:style-name="P1">pabien (atv.)</text:p>
      <text:p text:style-name="P1">pabou (atv.)</text:p>
      <text:p text:style-name="P1">pachanga (sus.), -nan</text:p>
      <text:p text:style-name="P1">pachi (sus.), -nan</text:p>
      <text:p text:style-name="P1">pachulí (sus.), -nan</text:p>
      <text:p text:style-name="P1">pachurá (v.)</text:p>
      <text:p text:style-name="P1">paden (atv.)</text:p>
      <text:p text:style-name="P1">pader (sus.), -nan</text:p>
      <text:p text:style-name="P1">padesé (v.)</text:p>
      <text:p text:style-name="P1">padesé (ath.)</text:p>
      <text:p text:style-name="P1">padilanti (atv.)</text:p>
      <text:p text:style-name="P1">padrasa (sus.), -nan</text:p>
      <text:p text:style-name="P1">padrino (sus.), -nan</text:p>
      <text:p text:style-name="P1">padui (sus.), -nan</text:p>
      <text:p text:style-name="P1">padushi (sus.), -nan</text:p>
      <text:p text:style-name="P1">pafó (atv.)</text:p>
      <text:p text:style-name="P1">paga (v.)</text:p>
      <text:p text:style-name="P1">pagá (ath.)</text:p>
      <text:p text:style-name="P1">pagabel (ath.)</text:p>
      <text:p text:style-name="P1">pagadó (sus.), -nan</text:p>
      <text:p text:style-name="P1">pagai (sus.), -nan</text:p>
      <text:p text:style-name="P1">pagamentu (sus.)</text:p>
      <text:p text:style-name="P1">pagando </text:p>
      <text:p text:style-name="P1">paganismo (sus.)</text:p>
      <text:p text:style-name="P1">pagano (sus.), -nan</text:p>
      <text:p text:style-name="P1"><text:soft-page-break/>pagara (sus.), -nan</text:p>
      <text:p text:style-name="P1">pagaré (sus.), -nan</text:p>
      <text:p text:style-name="P1">paginá (v.)</text:p>
      <text:p text:style-name="P1">paginá (ath.)</text:p>
      <text:p text:style-name="P1">página (sus.), -nan</text:p>
      <text:p text:style-name="P1">pago (sus.), -nan</text:p>
      <text:p text:style-name="P1">pagomátiko (sus.), -nan</text:p>
      <text:p text:style-name="P1">pai (v.)</text:p>
      <text:p text:style-name="P1">pai (sus.), -nan</text:p>
      <text:p text:style-name="P1">paila (sus.), -nan</text:p>
      <text:p text:style-name="P1">paipfeter (sus.), -nan</text:p>
      <text:p text:style-name="P1">paiprènch (sus.), -nan</text:p>
      <text:p text:style-name="P1">paira (v.)</text:p>
      <text:p text:style-name="P1">paira (sus.), -nan</text:p>
      <text:p text:style-name="P1">pairando </text:p>
      <text:p text:style-name="P1">pais (sus.), -nan</text:p>
      <text:p text:style-name="P1">paisahe (sus.), -nan</text:p>
      <text:p text:style-name="P1">paisahista (sus.), -nan</text:p>
      <text:p text:style-name="P1">paisano (sus.), -nan</text:p>
      <text:p text:style-name="P1">pak (v.)</text:p>
      <text:p text:style-name="P1">paketá (v.)</text:p>
      <text:p text:style-name="P1">paketá (ath.)</text:p>
      <text:p text:style-name="P1">paketando </text:p>
      <text:p text:style-name="P1">pakete (sus.), -nan</text:p>
      <text:p text:style-name="P1">paki (sus.), -nan</text:p>
      <text:p text:style-name="P1">pakiko </text:p>
      <text:p text:style-name="P1">pakiko (sus.), -nan</text:p>
      <text:p text:style-name="P1">pakmentu (sus.)</text:p>
      <text:p text:style-name="P1">paksoi (sus.), -nan</text:p>
      <text:p text:style-name="P1">pakto (sus.), -nan</text:p>
      <text:p text:style-name="P1">pakus (sus.), -nan</text:p>
      <text:p text:style-name="P1">palabra (sus.), -nan</text:p>
      <text:p text:style-name="P1">palabrá (v.)</text:p>
      <text:p text:style-name="P1">palabrá (ath.)</text:p>
      <text:p text:style-name="P1">palabramentu (sus.)</text:p>
      <text:p text:style-name="P1">palabrando </text:p>
      <text:p text:style-name="P1">palabrashon (sus.), -nan</text:p>
      <text:p text:style-name="P1">palabrua (sus.), -nan</text:p>
      <text:p text:style-name="P1">paladar (sus.), -nan</text:p>
      <text:p text:style-name="P1">palangana (sus.), -nan</text:p>
      <text:p text:style-name="P1">palanka (sus.), -nan</text:p>
      <text:p text:style-name="P1">palasio (sus.), -nan</text:p>
      <text:p text:style-name="P1">palatal (sus.), -nan</text:p>
      <text:p text:style-name="P1">palatal (ath.)</text:p>
      <text:p text:style-name="P1"><text:soft-page-break/>palatalisá (v.)</text:p>
      <text:p text:style-name="P1">palatalisando </text:p>
      <text:p text:style-name="P1">palatalisashon (sus.)</text:p>
      <text:p text:style-name="P1">palèt (sus.), -nan</text:p>
      <text:p text:style-name="P1">palitu (sus.), -nan</text:p>
      <text:p text:style-name="P1">palko (sus.), -nan</text:p>
      <text:p text:style-name="P1">palma (sus.), -nan</text:p>
      <text:p text:style-name="P1">palomba (sus.), -nan</text:p>
      <text:p text:style-name="P1">palu (sus.), -nan</text:p>
      <text:p text:style-name="P1">palufriu (sus.), -nan</text:p>
      <text:p text:style-name="P1">paluli (sus.), -nan</text:p>
      <text:p text:style-name="P1">pambolo (sus.), -nan</text:p>
      <text:p text:style-name="P1">pamfleta (sus.), -nan</text:p>
      <text:p text:style-name="P1">pamfletista (sus.), -nan</text:p>
      <text:p text:style-name="P1">pampuna (sus.), -nan</text:p>
      <text:p text:style-name="P1">pan (sus.), -nan</text:p>
      <text:p text:style-name="P1">paña (sus.), -nan</text:p>
      <text:p text:style-name="P1">panaderia (sus.), -nan</text:p>
      <text:p text:style-name="P1">panadero (sus.), -nan</text:p>
      <text:p text:style-name="P1">Panamá (sus.)</text:p>
      <text:p text:style-name="P1">panameño (sus.), -nan</text:p>
      <text:p text:style-name="P1">panameño (ath.)</text:p>
      <text:p text:style-name="P1">panasea (sus.), -nan</text:p>
      <text:p text:style-name="P1">panchi (sus.), -nan</text:p>
      <text:p text:style-name="P1">panermel (sus.)</text:p>
      <text:p text:style-name="P1">pániko (sus.)</text:p>
      <text:p text:style-name="P1">pániko (ath.)</text:p>
      <text:p text:style-name="P1">panikrak (sus.), -nan</text:p>
      <text:p text:style-name="P1">pankarta (sus.), -nan</text:p>
      <text:p text:style-name="P1">pánkreas (sus.), -nan</text:p>
      <text:p text:style-name="P1">panlefi (sus.), -nan</text:p>
      <text:p text:style-name="P1">panorama (sus.), -nan</text:p>
      <text:p text:style-name="P1">panseiku (sus.), -nan</text:p>
      <text:p text:style-name="P1">pant (sus.), -nan</text:p>
      <text:p text:style-name="P1">pantalon (sus.), -nan</text:p>
      <text:p text:style-name="P1">pantaya (sus.), -nan</text:p>
      <text:p text:style-name="P1">pantomina (sus.)</text:p>
      <text:p text:style-name="P1">papa (sus.), -nan</text:p>
      <text:p text:style-name="P1">Papa (sus.), -nan</text:p>
      <text:p text:style-name="P1">papa (ath.)</text:p>
      <text:p text:style-name="P1">papachi (sus.), -nan</text:p>
      <text:p text:style-name="P1">papai (sus.), -nan</text:p>
      <text:p text:style-name="P1">papamobil (sus.), -nan</text:p>
      <text:p text:style-name="P1">papaya (sus.), -nan</text:p>
      <text:p text:style-name="P1"><text:soft-page-break/>papel (sus.), -nan</text:p>
      <text:p text:style-name="P1">papelá (v.)</text:p>
      <text:p text:style-name="P1">papelá (ath.)</text:p>
      <text:p text:style-name="P1">papelando </text:p>
      <text:p text:style-name="P1">papeleria (sus.), -nan</text:p>
      <text:p text:style-name="P1">papi (sus.), -nan</text:p>
      <text:p text:style-name="P1">papia (v.)</text:p>
      <text:p text:style-name="P1">papiá (sus.)</text:p>
      <text:p text:style-name="P1">papiá (ath.)</text:p>
      <text:p text:style-name="P1">papiadó (sus.), -nan</text:p>
      <text:p text:style-name="P1">papiamentisá (v.)</text:p>
      <text:p text:style-name="P1">papiamentisá (ath.)</text:p>
      <text:p text:style-name="P1">papiamentista (sus.), -nan</text:p>
      <text:p text:style-name="P1">papiamentu (sus.)</text:p>
      <text:p text:style-name="P1">papiando </text:p>
      <text:p text:style-name="P1">papiòt (sus.), -nan</text:p>
      <text:p text:style-name="P1">papito (sus.), -nan</text:p>
      <text:p text:style-name="P1">papurèshi (sus.), -nan</text:p>
      <text:p text:style-name="P1">par (v.)</text:p>
      <text:p text:style-name="P1">par (sus.), -nan</text:p>
      <text:p text:style-name="P1">par (ath.)</text:p>
      <text:p text:style-name="P1">para (v.)</text:p>
      <text:p text:style-name="P1">para (sus.), -nan</text:p>
      <text:p text:style-name="P1">pará (ath.)</text:p>
      <text:p text:style-name="P1">parabel (sus.), -nan</text:p>
      <text:p text:style-name="P1">parabol (sus.), -nan</text:p>
      <text:p text:style-name="P1">parabóliko (ath.)</text:p>
      <text:p text:style-name="P1">parada (sus.), -nan</text:p>
      <text:p text:style-name="P1">paradero (sus.), -nan</text:p>
      <text:p text:style-name="P1">paradigma (sus.), -nan</text:p>
      <text:p text:style-name="P1">paradigmátiko (ath.)</text:p>
      <text:p text:style-name="P1">paradisíako (ath.)</text:p>
      <text:p text:style-name="P1">paradoha (sus.), -nan</text:p>
      <text:p text:style-name="P1">paradóhiko (ath.)</text:p>
      <text:p text:style-name="P1">paraf (sus.), -nan</text:p>
      <text:p text:style-name="P1">parafina (sus.)</text:p>
      <text:p text:style-name="P1">párafo (sus.), -nan</text:p>
      <text:p text:style-name="P1">parafrasiá (v.)</text:p>
      <text:p text:style-name="P1">parafrasiá (ath.)</text:p>
      <text:p text:style-name="P1">parafrasiando </text:p>
      <text:p text:style-name="P1">paráfrasis (sus.), -nan</text:p>
      <text:p text:style-name="P1">parágoge (sus.), -nan</text:p>
      <text:p text:style-name="P1">paragógiko (ath.)</text:p>
      <text:p text:style-name="P1">paragraf (sus.), -nan</text:p>
      <text:p text:style-name="P1"><text:soft-page-break/>paraiso (sus.)</text:p>
      <text:p text:style-name="P1">parakaidista (sus.), -nan</text:p>
      <text:p text:style-name="P1">paralelamente (ath.)</text:p>
      <text:p text:style-name="P1">paralelismo (sus.), -nan</text:p>
      <text:p text:style-name="P1">paralelo (sus.), -nan</text:p>
      <text:p text:style-name="P1">paralelo (ath.)</text:p>
      <text:p text:style-name="P1">paralelogram (sus.), -nan</text:p>
      <text:p text:style-name="P1">paralisá (v.)</text:p>
      <text:p text:style-name="P1">paralisá (ath.)</text:p>
      <text:p text:style-name="P1">paralisashon (sus.), -nan</text:p>
      <text:p text:style-name="P1">parálisis (sus.), -nan</text:p>
      <text:p text:style-name="P1">paralítiko (sus.), -nan</text:p>
      <text:p text:style-name="P1">paralítiko (ath.)</text:p>
      <text:p text:style-name="P1">paramilitar (sus.), -nan</text:p>
      <text:p text:style-name="P1">paramilitar (ath.)</text:p>
      <text:p text:style-name="P1">paranda (sus.), -nan</text:p>
      <text:p text:style-name="P1">parandero (sus.), -nan</text:p>
      <text:p text:style-name="P1">parandiá (v.)</text:p>
      <text:p text:style-name="P1">paraplü (sus.), -nan</text:p>
      <text:p text:style-name="P1">parashüt (sus.), -nan</text:p>
      <text:p text:style-name="P1">parasit (sus.), -nan</text:p>
      <text:p text:style-name="P1">parasitá (v.)</text:p>
      <text:p text:style-name="P1">parasitando </text:p>
      <text:p text:style-name="P1">parasòl (sus.), -nan</text:p>
      <text:p text:style-name="P1">parchita (sus.), -nan</text:p>
      <text:p text:style-name="P1">pareha (sus.), -nan</text:p>
      <text:p text:style-name="P1">paréntesis (sus.), -nan</text:p>
      <text:p text:style-name="P1">parentesko (sus.), -nan</text:p>
      <text:p text:style-name="P1">pareser (sus.), -nan</text:p>
      <text:p text:style-name="P1">paresido (sus.), -nan</text:p>
      <text:p text:style-name="P1">pareu (atv.)</text:p>
      <text:p text:style-name="P1">pari (v.)</text:p>
      <text:p text:style-name="P1">parí (ath.)</text:p>
      <text:p text:style-name="P1">paria (sus.), -nan</text:p>
      <text:p text:style-name="P1">pariba (atv.)</text:p>
      <text:p text:style-name="P1">paridat (sus.), -nan</text:p>
      <text:p text:style-name="P1">pariendo </text:p>
      <text:p text:style-name="P1">paritario (ath.)</text:p>
      <text:p text:style-name="P1">parke (sus.), -nan</text:p>
      <text:p text:style-name="P1">parker (v.)</text:p>
      <text:p text:style-name="P1">parkermentu (sus.)</text:p>
      <text:p text:style-name="P1">parkèt (sus.), -nan</text:p>
      <text:p text:style-name="P1">parlamentario (sus.), -nan</text:p>
      <text:p text:style-name="P1">parlamento (sus.), -nan</text:p>
      <text:p text:style-name="P1"><text:soft-page-break/>parna (sus.), -nan</text:p>
      <text:p text:style-name="P1">paro (sus.), -nan</text:p>
      <text:p text:style-name="P1">parodia (sus.), -nan</text:p>
      <text:p text:style-name="P1">parodiá (v.)</text:p>
      <text:p text:style-name="P1">parodiá (ath.)</text:p>
      <text:p text:style-name="P1">parodiando </text:p>
      <text:p text:style-name="P1">parokia (sus.), -nan</text:p>
      <text:p text:style-name="P1">parokial (ath.)</text:p>
      <text:p text:style-name="P1">parokiano (sus.), -nan</text:p>
      <text:p text:style-name="P1">parotin (ath.)</text:p>
      <text:p text:style-name="P1">parse (v.)</text:p>
      <text:p text:style-name="P1">parsela (sus.), -nan</text:p>
      <text:p text:style-name="P1">parselá (v.)</text:p>
      <text:p text:style-name="P1">parselá (ath.)</text:p>
      <text:p text:style-name="P1">parselashon (sus.), -nan</text:p>
      <text:p text:style-name="P1">parsial (sus.), -nan</text:p>
      <text:p text:style-name="P1">parsial (ath.)</text:p>
      <text:p text:style-name="P1">parsialidat (sus.)</text:p>
      <text:p text:style-name="P1">parsialmente (atv.)</text:p>
      <text:p text:style-name="P1">parsimon (sus.), -nan</text:p>
      <text:p text:style-name="P1">partaim (atv.)</text:p>
      <text:p text:style-name="P1">partaimer (sus.), -nan</text:p>
      <text:p text:style-name="P1">partera (sus.), -nan</text:p>
      <text:p text:style-name="P1">parti (v.)</text:p>
      <text:p text:style-name="P1">parti (sus.), -nan</text:p>
      <text:p text:style-name="P1">partí (ath.)</text:p>
      <text:p text:style-name="P1">partida (sus.), -nan</text:p>
      <text:p text:style-name="P1">partidario (sus.), -nan</text:p>
      <text:p text:style-name="P1">partidario (ath.)</text:p>
      <text:p text:style-name="P1">partido (sus.), -nan</text:p>
      <text:p text:style-name="P1">partidó (sus.), -nan</text:p>
      <text:p text:style-name="P1">partiendo </text:p>
      <text:p text:style-name="P1">partíkula (sus.), -nan</text:p>
      <text:p text:style-name="P1">partikular (sus.), -nan</text:p>
      <text:p text:style-name="P1">partikular (ath.)</text:p>
      <text:p text:style-name="P1">partikularidat (sus.), -nan</text:p>
      <text:p text:style-name="P1">partikularmente (atv.)</text:p>
      <text:p text:style-name="P1">partimentu (sus.)</text:p>
      <text:p text:style-name="P1">partishon (sus.), -nan</text:p>
      <text:p text:style-name="P1">partisipá (v.)</text:p>
      <text:p text:style-name="P1">partisipando </text:p>
      <text:p text:style-name="P1">partisipante (sus.), -nan</text:p>
      <text:p text:style-name="P1">partisipashon (sus.), -nan</text:p>
      <text:p text:style-name="P1">partísipe (sus.), -nan</text:p>
      <text:p text:style-name="P1"><text:soft-page-break/>partísipe (ath.)</text:p>
      <text:p text:style-name="P1">partisipio (sus.), -nan</text:p>
      <text:p text:style-name="P1">partitura (sus.), -nan</text:p>
      <text:p text:style-name="P1">partizjé (sus.), -nan</text:p>
      <text:p text:style-name="P1">partner (sus.), -nan</text:p>
      <text:p text:style-name="P1">parto (sus.), -nan</text:p>
      <text:p text:style-name="P1">parumpinga (atv.)</text:p>
      <text:p text:style-name="P1">pas (v.)</text:p>
      <text:p text:style-name="P1">pas (sus.), -nan</text:p>
      <text:p text:style-name="P1">pasa (v.)</text:p>
      <text:p text:style-name="P1">pasá (ath.)</text:p>
      <text:p text:style-name="P1">pasabel (ath.)</text:p>
      <text:p text:style-name="P1">pasaboka (sus.), -nan</text:p>
      <text:p text:style-name="P1">pasada (sus.), -nan</text:p>
      <text:p text:style-name="P1">pasadia (sus.), -nan</text:p>
      <text:p text:style-name="P1">pasado (sus.)</text:p>
      <text:p text:style-name="P1">pasahero (sus.), -nan</text:p>
      <text:p text:style-name="P1">pasamentu (sus.)</text:p>
      <text:p text:style-name="P1">pasando </text:p>
      <text:p text:style-name="P1">pasapalu (sus.), -nan</text:p>
      <text:p text:style-name="P1">pasashi (sus.), -nan</text:p>
      <text:p text:style-name="P1">pasenshi (sus.)</text:p>
      <text:p text:style-name="P1">paseo (sus.), -nan</text:p>
      <text:p text:style-name="P1">paser (sus.), -nan</text:p>
      <text:p text:style-name="P1">pasfoto (sus.), -nan</text:p>
      <text:p text:style-name="P1">pasha (sus.), -nan</text:p>
      <text:p text:style-name="P1">pashènt (sus.), -nan</text:p>
      <text:p text:style-name="P1">pashimá (v.)</text:p>
      <text:p text:style-name="P1">pashimá (ath.)</text:p>
      <text:p text:style-name="P1">pashon (sus.), -nan</text:p>
      <text:p text:style-name="P1">pashoná (ath.)</text:p>
      <text:p text:style-name="P1">pashonal (ath.)</text:p>
      <text:p text:style-name="P1">pasifiká (v.)</text:p>
      <text:p text:style-name="P1">pasifiká (ath.)</text:p>
      <text:p text:style-name="P1">pasifikadó (sus.), -nan</text:p>
      <text:p text:style-name="P1">pasifikando </text:p>
      <text:p text:style-name="P1">pasifikashon (sus.)</text:p>
      <text:p text:style-name="P1">pasífiko (ath.)</text:p>
      <text:p text:style-name="P1">pasifismo (sus.)</text:p>
      <text:p text:style-name="P1">pasifista (sus.), -nan</text:p>
      <text:p text:style-name="P1">pasio (sus.), -nan</text:p>
      <text:p text:style-name="P1">pasivamente (atv.)</text:p>
      <text:p text:style-name="P1">pasividat (sus.)</text:p>
      <text:p text:style-name="P1">pasivismo (sus.)</text:p>
      <text:p text:style-name="P1"><text:soft-page-break/>pasivista (sus.), -nan</text:p>
      <text:p text:style-name="P1">pasivo (ath.)</text:p>
      <text:p text:style-name="P1">paskamer (sus.), -nan</text:p>
      <text:p text:style-name="P1">paskin (sus.), -nan</text:p>
      <text:p text:style-name="P1">Pasku (sus.), -nan</text:p>
      <text:p text:style-name="P1">pasma (v.)</text:p>
      <text:p text:style-name="P1">pasmá (ath.)</text:p>
      <text:p text:style-name="P1">pasmentu (sus.)</text:p>
      <text:p text:style-name="P1">paso (sus.), -nan</text:p>
      <text:p text:style-name="P1">pasó </text:p>
      <text:p text:style-name="P1">pasobra </text:p>
      <text:p text:style-name="P1">pasport (sus.), -nan</text:p>
      <text:p text:style-name="P1">pasta (sus.), -nan</text:p>
      <text:p text:style-name="P1">pastechi (sus.), -nan</text:p>
      <text:p text:style-name="P1">pasteurisá (v.)</text:p>
      <text:p text:style-name="P1">pasteurisá (ath.)</text:p>
      <text:p text:style-name="P1">pastia (sus.), -nan</text:p>
      <text:p text:style-name="P1">pastor (sus.), -nan</text:p>
      <text:p text:style-name="P1">pastoral (sus.), -nan</text:p>
      <text:p text:style-name="P1">pastoral (ath.)</text:p>
      <text:p text:style-name="P1">pastorí (sus.), -nan</text:p>
      <text:p text:style-name="P1">pata (sus.), -nan</text:p>
      <text:p text:style-name="P1">pataka (sus.)</text:p>
      <text:p text:style-name="P1">pátaka (sus.)</text:p>
      <text:p text:style-name="P1">patamobil (sus.)</text:p>
      <text:p text:style-name="P1">patapata (sus.)</text:p>
      <text:p text:style-name="P1">patapata (ath.)</text:p>
      <text:p text:style-name="P1">pataroa (sus.), -nan</text:p>
      <text:p text:style-name="P1">paté (sus.), -nan</text:p>
      <text:p text:style-name="P1">patènt (sus.), -nan</text:p>
      <text:p text:style-name="P1">patentá (v.)</text:p>
      <text:p text:style-name="P1">patentá (ath.)</text:p>
      <text:p text:style-name="P1">paternal (ath.)</text:p>
      <text:p text:style-name="P1">paternidat (sus.), -nan</text:p>
      <text:p text:style-name="P1">paterno (ath.)</text:p>
      <text:p text:style-name="P1">paternòster (sus.), -nan</text:p>
      <text:p text:style-name="P1">patia (sus.), -nan</text:p>
      <text:p text:style-name="P1">patio (sus.), -nan</text:p>
      <text:p text:style-name="P1">patologia (sus.)</text:p>
      <text:p text:style-name="P1">patológiko (ath.)</text:p>
      <text:p text:style-name="P1">patólogo (sus.), -nan</text:p>
      <text:p text:style-name="P1">patras (atv.)</text:p>
      <text:p text:style-name="P1">patria (sus.), -nan</text:p>
      <text:p text:style-name="P1">patriarka (sus.), -nan</text:p>
      <text:p text:style-name="P1"><text:soft-page-break/>patriarkal (ath.)</text:p>
      <text:p text:style-name="P1">patrimonial (ath.)</text:p>
      <text:p text:style-name="P1">patrimonio (sus.), -nan</text:p>
      <text:p text:style-name="P1">patriota (sus.), -nan</text:p>
      <text:p text:style-name="P1">patriótiko (ath.)</text:p>
      <text:p text:style-name="P1">patriotismo (sus.)</text:p>
      <text:p text:style-name="P1">patron (sus.), -nan</text:p>
      <text:p text:style-name="P1">patronahe (sus.)</text:p>
      <text:p text:style-name="P1">patronal (ath.)</text:p>
      <text:p text:style-name="P1">patronchi (sus.), -nan</text:p>
      <text:p text:style-name="P1">patrono (sus.), -nan</text:p>
      <text:p text:style-name="P1">patrosiná (v.)</text:p>
      <text:p text:style-name="P1">patrosiná (ath.)</text:p>
      <text:p text:style-name="P1">patrosinadó (sus.), -nan</text:p>
      <text:p text:style-name="P1">patrosinamentu (sus.)</text:p>
      <text:p text:style-name="P1">patrosinio (sus.), -nan</text:p>
      <text:p text:style-name="P1">patruli (sus.), -nan</text:p>
      <text:p text:style-name="P1">patrushi (sus.), -nan</text:p>
      <text:p text:style-name="P1">patruya (sus.), -nan</text:p>
      <text:p text:style-name="P1">patruyá (v.)</text:p>
      <text:p text:style-name="P1">patruyá (ath.)</text:p>
      <text:p text:style-name="P1">patruyando </text:p>
      <text:p text:style-name="P1">patu (sus.), -nan</text:p>
      <text:p text:style-name="P1">patuá (sus.)</text:p>
      <text:p text:style-name="P1">payaso (sus.), -nan</text:p>
      <text:p text:style-name="P1">payèt (sus.), -nan</text:p>
      <text:p text:style-name="P1">peaton (sus.), -nan</text:p>
      <text:p text:style-name="P1">pèchèpèchè (sus.), -nan</text:p>
      <text:p text:style-name="P1">pèchèpèchè (ath.)</text:p>
      <text:p text:style-name="P1">pèchi (sus.), -nan</text:p>
      <text:p text:style-name="P1">pechu (sus.), -nan</text:p>
      <text:p text:style-name="P1">pedagogia (sus.)</text:p>
      <text:p text:style-name="P1">pedagógiko (ath.)</text:p>
      <text:p text:style-name="P1">pedagogo (sus.), -nan</text:p>
      <text:p text:style-name="P1">pedal (sus.), -nan</text:p>
      <text:p text:style-name="P1">pedante (ath.)</text:p>
      <text:p text:style-name="P1">pedanteria (sus.)</text:p>
      <text:p text:style-name="P1">pedestal (sus.), -nan</text:p>
      <text:p text:style-name="P1">pedido (sus.), -nan</text:p>
      <text:p text:style-name="P1">pedikür (sus.), -nan</text:p>
      <text:p text:style-name="P1">pedikurista (sus.), -nan</text:p>
      <text:p text:style-name="P1">pega (v.)</text:p>
      <text:p text:style-name="P1">pegá (ath.)</text:p>
      <text:p text:style-name="P1">pegadito (sus.), -nan</text:p>
      <text:p text:style-name="P1"><text:soft-page-break/>pegamentu (sus.)</text:p>
      <text:p text:style-name="P1">pegando </text:p>
      <text:p text:style-name="P1">pegapega (sus.), -nan</text:p>
      <text:p text:style-name="P1">pegapega (ath.)</text:p>
      <text:p text:style-name="P1">pegasaya (sus.), -nan</text:p>
      <text:p text:style-name="P1">peik (sus.), -nan</text:p>
      <text:p text:style-name="P1">peilu (v.)</text:p>
      <text:p text:style-name="P1">peilu (sus.), -nan</text:p>
      <text:p text:style-name="P1">peinado (sus.), -nan</text:p>
      <text:p text:style-name="P1">peinbank (sus.), -nan</text:p>
      <text:p text:style-name="P1">peineta (sus.), -nan</text:p>
      <text:p text:style-name="P1">peip (sus.), -nan</text:p>
      <text:p text:style-name="P1">peka (v.)</text:p>
      <text:p text:style-name="P1">pekadó (sus.), -nan</text:p>
      <text:p text:style-name="P1">pekel (sus.)</text:p>
      <text:p text:style-name="P1">pékele (sus.), -nan</text:p>
      <text:p text:style-name="P1">pèki (sus.), -nan</text:p>
      <text:p text:style-name="P1">pekuliar (ath.)</text:p>
      <text:p text:style-name="P1">pekuliaridat (sus.), -nan</text:p>
      <text:p text:style-name="P1">pela (v.)</text:p>
      <text:p text:style-name="P1">pelá (sus.), -nan</text:p>
      <text:p text:style-name="P1">pelá (ath.)</text:p>
      <text:p text:style-name="P1">peladó (sus.), -nan</text:p>
      <text:p text:style-name="P1">pelamentu (sus.)</text:p>
      <text:p text:style-name="P1">pelando </text:p>
      <text:p text:style-name="P1">pele (sus.)</text:p>
      <text:p text:style-name="P1">pelea (sus.), -nan</text:p>
      <text:p text:style-name="P1">peliger (sus.), -nan</text:p>
      <text:p text:style-name="P1">peligrá (v.)</text:p>
      <text:p text:style-name="P1">peligrando </text:p>
      <text:p text:style-name="P1">peligroso (ath.)</text:p>
      <text:p text:style-name="P1">pelikan (sus.), -nan</text:p>
      <text:p text:style-name="P1">pelíkula (sus.), -nan</text:p>
      <text:p text:style-name="P1">pelota (sus.), -nan</text:p>
      <text:p text:style-name="P1">pelotero (sus.), -nan</text:p>
      <text:p text:style-name="P1">peloton (sus.), -nan</text:p>
      <text:p text:style-name="P1">peluka (sus.), -nan</text:p>
      <text:p text:style-name="P1">pelukera (sus.), -nan</text:p>
      <text:p text:style-name="P1">pelukeria (sus.), -nan</text:p>
      <text:p text:style-name="P1">pelukero (sus.), -nan</text:p>
      <text:p text:style-name="P1">pèmper (sus.), -nan</text:p>
      <text:p text:style-name="P1">pen (sus.), -nan</text:p>
      <text:p text:style-name="P1">pèn (sus.), -nan</text:p>
      <text:p text:style-name="P1">pena (v.)</text:p>
      <text:p text:style-name="P1"><text:soft-page-break/>pena (sus.), -nan</text:p>
      <text:p text:style-name="P1">pená (sus.), -nan</text:p>
      <text:p text:style-name="P1">peña (v.)</text:p>
      <text:p text:style-name="P1">peña (sus.), -nan</text:p>
      <text:p text:style-name="P1">peñá (sus.), -nan</text:p>
      <text:p text:style-name="P1">peñá (ath.)</text:p>
      <text:p text:style-name="P1">penal (ath.)</text:p>
      <text:p text:style-name="P1">peñamentu (sus.)</text:p>
      <text:p text:style-name="P1">peñando </text:p>
      <text:p text:style-name="P1">pènchi (sus.), -nan</text:p>
      <text:p text:style-name="P1">pendehada (sus.), -nan</text:p>
      <text:p text:style-name="P1">pendiente (ath.)</text:p>
      <text:p text:style-name="P1">penetrá (v.)</text:p>
      <text:p text:style-name="P1">penetrá (ath.)</text:p>
      <text:p text:style-name="P1">penetrabel (ath.)</text:p>
      <text:p text:style-name="P1">penetrando </text:p>
      <text:p text:style-name="P1">penetrante (ath.)</text:p>
      <text:p text:style-name="P1">penetrashon (sus.), -nan</text:p>
      <text:p text:style-name="P1">península (sus.), -nan</text:p>
      <text:p text:style-name="P1">peninsular (ath.)</text:p>
      <text:p text:style-name="P1">pénis (sus.), -nan</text:p>
      <text:p text:style-name="P1">penisilina (sus.)</text:p>
      <text:p text:style-name="P1">penitensia (sus.), -nan</text:p>
      <text:p text:style-name="P1">penitente (sus.), -nan</text:p>
      <text:p text:style-name="P1">pensa (v.)</text:p>
      <text:p text:style-name="P1">pensá (ath.)</text:p>
      <text:p text:style-name="P1">pensadó (sus.), -nan</text:p>
      <text:p text:style-name="P1">pensamentu (sus.), -nan</text:p>
      <text:p text:style-name="P1">pensando </text:p>
      <text:p text:style-name="P1">pènsel (sus.), -nan</text:p>
      <text:p text:style-name="P1">penshon (sus.), -nan</text:p>
      <text:p text:style-name="P1">penshonado (sus.), -nan</text:p>
      <text:p text:style-name="P1">penshun (sus.), -nan</text:p>
      <text:p text:style-name="P1">pentágono (sus.), -nan</text:p>
      <text:p text:style-name="P1">pèntagram (sus.), -nan</text:p>
      <text:p text:style-name="P1">pentekostal (sus.)</text:p>
      <text:p text:style-name="P1">pentekostal (ath.)</text:p>
      <text:p text:style-name="P1">Pentekòster (sus.), -nan</text:p>
      <text:p text:style-name="P1">pènti (sus.), -nan</text:p>
      <text:p text:style-name="P1">pèntri (sus.), -nan</text:p>
      <text:p text:style-name="P1">penúltimo (ath.)</text:p>
      <text:p text:style-name="P1">peon (sus.), -nan</text:p>
      <text:p text:style-name="P1">pèp (sus.)</text:p>
      <text:p text:style-name="P1">pepe (sus.), -nan</text:p>
      <text:p text:style-name="P1"><text:soft-page-break/>peper (sus.)</text:p>
      <text:p text:style-name="P1">peperklep (sus.), -nan</text:p>
      <text:p text:style-name="P1">pepermùnt (sus.), -nan</text:p>
      <text:p text:style-name="P1">per (v.)</text:p>
      <text:p text:style-name="P1">pera (sus.), -nan</text:p>
      <text:p text:style-name="P1">percha (sus.), -nan</text:p>
      <text:p text:style-name="P1">pèrdè (v.)</text:p>
      <text:p text:style-name="P1">pèrdèdó (sus.), -nan</text:p>
      <text:p text:style-name="P1">pèrdèmentu </text:p>
      <text:p text:style-name="P1">pèrdí (ath.)</text:p>
      <text:p text:style-name="P1">pèrdida (sus.), -nan</text:p>
      <text:p text:style-name="P1">perdishon (sus.)</text:p>
      <text:p text:style-name="P1">perdonabel (ath.)</text:p>
      <text:p text:style-name="P1">peregrinashon (sus.), -nan</text:p>
      <text:p text:style-name="P1">peregrino (sus.), -nan</text:p>
      <text:p text:style-name="P1">pèrèmpèmpèn (ath.)</text:p>
      <text:p text:style-name="P1">perfekshon (sus.), -nan</text:p>
      <text:p text:style-name="P1">perfekshoná (v.)</text:p>
      <text:p text:style-name="P1">perfekshoná (ath.)</text:p>
      <text:p text:style-name="P1">perfekshonamentu (sus.)</text:p>
      <text:p text:style-name="P1">perfekshonando </text:p>
      <text:p text:style-name="P1">perfekshonismo (sus.)</text:p>
      <text:p text:style-name="P1">perfekshonista (sus.), -nan</text:p>
      <text:p text:style-name="P1">perfektamente (atv.)</text:p>
      <text:p text:style-name="P1">perfektivo (ath.)</text:p>
      <text:p text:style-name="P1">perfekto (ath.)</text:p>
      <text:p text:style-name="P1">perfil (sus.), -nan</text:p>
      <text:p text:style-name="P1">perforá (v.)</text:p>
      <text:p text:style-name="P1">perforá (ath.)</text:p>
      <text:p text:style-name="P1">perfumá (v.)</text:p>
      <text:p text:style-name="P1">perfumá (ath.)</text:p>
      <text:p text:style-name="P1">perfumando </text:p>
      <text:p text:style-name="P1">perfume (sus.), -nan</text:p>
      <text:p text:style-name="P1">pérgola (sus.), -nan</text:p>
      <text:p text:style-name="P1">perhudiká (v.)</text:p>
      <text:p text:style-name="P1">perhudiká (ath.)</text:p>
      <text:p text:style-name="P1">perhudikando </text:p>
      <text:p text:style-name="P1">perhuisio (sus.)</text:p>
      <text:p text:style-name="P1">perhurio (sus.)</text:p>
      <text:p text:style-name="P1">perinatal (ath.)</text:p>
      <text:p text:style-name="P1">periódikamente (atv.)</text:p>
      <text:p text:style-name="P1">periódiko (sus.), -nan</text:p>
      <text:p text:style-name="P1">periódiko (ath.)</text:p>
      <text:p text:style-name="P1">periodisidat (sus.)</text:p>
      <text:p text:style-name="P1"><text:soft-page-break/>periodismo (sus.)</text:p>
      <text:p text:style-name="P1">periodista (sus.), -nan</text:p>
      <text:p text:style-name="P1">periodístiko (ath.)</text:p>
      <text:p text:style-name="P1">periodo (sus.), -nan</text:p>
      <text:p text:style-name="P1">peripesia (sus.), -nan</text:p>
      <text:p text:style-name="P1">perisia (sus.)</text:p>
      <text:p text:style-name="P1">perisial (ath.)</text:p>
      <text:p text:style-name="P1">peristáltiko (ath.)</text:p>
      <text:p text:style-name="P1">perito (sus.), -nan</text:p>
      <text:p text:style-name="P1">pèrkamènt (sus.), -nan</text:p>
      <text:p text:style-name="P1">perkanse (sus.), -nan</text:p>
      <text:p text:style-name="P1">pèrkurá (v.)</text:p>
      <text:p text:style-name="P1">perkushon (sus.)</text:p>
      <text:p text:style-name="P1">perkushonista (sus.), -nan</text:p>
      <text:p text:style-name="P1">pèrla (sus.), -nan</text:p>
      <text:p text:style-name="P1">permanensia (sus.)</text:p>
      <text:p text:style-name="P1">pèrmanènt (sus.)</text:p>
      <text:p text:style-name="P1">permanente (ath.)</text:p>
      <text:p text:style-name="P1">permanentemente (atv.)</text:p>
      <text:p text:style-name="P1">permanesé (v.)</text:p>
      <text:p text:style-name="P1">permentu (sus.)</text:p>
      <text:p text:style-name="P1">permisibel (ath.)</text:p>
      <text:p text:style-name="P1">pèrmit (sus.), -nan</text:p>
      <text:p text:style-name="P1">permití (v.)</text:p>
      <text:p text:style-name="P1">permití (ath.)</text:p>
      <text:p text:style-name="P1">pero </text:p>
      <text:p text:style-name="P1">perpendikular (ath.)</text:p>
      <text:p text:style-name="P1">perpetuamentu (sus.)</text:p>
      <text:p text:style-name="P1">perpetuando </text:p>
      <text:p text:style-name="P1">perpetuo (ath.)</text:p>
      <text:p text:style-name="P1">pèrs (v.)</text:p>
      <text:p text:style-name="P1">pèrs (sus.), -nan</text:p>
      <text:p text:style-name="P1">persekushon (sus.), -nan</text:p>
      <text:p text:style-name="P1">persepshon (sus.), -nan</text:p>
      <text:p text:style-name="P1">perseptibilidat (sus.)</text:p>
      <text:p text:style-name="P1">perseverá (v.)</text:p>
      <text:p text:style-name="P1">pèrseveramentu (sus.)</text:p>
      <text:p text:style-name="P1">perseverando </text:p>
      <text:p text:style-name="P1">perseveransia (sus.)</text:p>
      <text:p text:style-name="P1">perseverante (ath.)</text:p>
      <text:p text:style-name="P1">persibí (v.)</text:p>
      <text:p text:style-name="P1">persibí (ath.)</text:p>
      <text:p text:style-name="P1">persiguí (v.)</text:p>
      <text:p text:style-name="P1">persiguí (ath.)</text:p>
      <text:p text:style-name="P1"><text:soft-page-break/>persiguidó (sus.), -nan</text:p>
      <text:p text:style-name="P1">persiguiendo </text:p>
      <text:p text:style-name="P1">pérsiko (ath.)</text:p>
      <text:p text:style-name="P1"><text:s/>persistensia (sus.)</text:p>
      <text:p text:style-name="P1"><text:s/>persistentemente (atv.)</text:p>
      <text:p text:style-name="P1">persistí (v.)</text:p>
      <text:p text:style-name="P1">persona (sus.), -nan</text:p>
      <text:p text:style-name="P1">personahe (sus.), -nan</text:p>
      <text:p text:style-name="P1">personal (sus.), -nan</text:p>
      <text:p text:style-name="P1">personal (ath.)</text:p>
      <text:p text:style-name="P1">personalidat (sus.), -nan</text:p>
      <text:p text:style-name="P1">personalmente (atv.)</text:p>
      <text:p text:style-name="P1">personifiká (v.)</text:p>
      <text:p text:style-name="P1">personifiká (ath.)</text:p>
      <text:p text:style-name="P1">personifikashon (sus.)</text:p>
      <text:p text:style-name="P1">perspektiva (sus.), -nan</text:p>
      <text:p text:style-name="P1">perspikas (ath.)</text:p>
      <text:p text:style-name="P1">perspikasia (sus.)</text:p>
      <text:p text:style-name="P1">pèrta (v.)</text:p>
      <text:p text:style-name="P1">pèrtá (ath.)</text:p>
      <text:p text:style-name="P1">pertenensia (sus.), -nan</text:p>
      <text:p text:style-name="P1">pertenesé (v.)</text:p>
      <text:p text:style-name="P1">pertenesiente (ath.)</text:p>
      <text:p text:style-name="P1">pertinensia (sus.), -nan</text:p>
      <text:p text:style-name="P1">pèrtinènt (ath.)</text:p>
      <text:p text:style-name="P1">pertinente (ath.)</text:p>
      <text:p text:style-name="P1">perturbá (v.)</text:p>
      <text:p text:style-name="P1">perturbá (ath.)</text:p>
      <text:p text:style-name="P1">perturbadó (sus.), -nan</text:p>
      <text:p text:style-name="P1">perturbador (ath.)</text:p>
      <text:p text:style-name="P1">perturbashon (sus.), -nan</text:p>
      <text:p text:style-name="P1">pes (sus.), -nan</text:p>
      <text:p text:style-name="P1">pesa (sus.), -nan</text:p>
      <text:p text:style-name="P1">pesadia (sus.), -nan</text:p>
      <text:p text:style-name="P1">pésah (sus.), -nan</text:p>
      <text:p text:style-name="P1">pésame (sus.), -nan</text:p>
      <text:p text:style-name="P1">pesebre (sus.), -nan</text:p>
      <text:p text:style-name="P1">peseta (sus.), -nan</text:p>
      <text:p text:style-name="P1">pèshi (sus.), -nan</text:p>
      <text:p text:style-name="P1">pesimismo (sus.)</text:p>
      <text:p text:style-name="P1">pesimista (sus.), -nan</text:p>
      <text:p text:style-name="P1">pésimo (ath.)</text:p>
      <text:p text:style-name="P1">pesista (sus.), -nan</text:p>
      <text:p text:style-name="P1">peska (sus.)</text:p>
      <text:p text:style-name="P1"><text:soft-page-break/>peso (sus.), -nan</text:p>
      <text:p text:style-name="P1">pèst (sus.), -nan</text:p>
      <text:p text:style-name="P1">pèsta (v.)</text:p>
      <text:p text:style-name="P1">pèstá (ath.)</text:p>
      <text:p text:style-name="P1">pèster (v.)</text:p>
      <text:p text:style-name="P1">pèster (sus.)</text:p>
      <text:p text:style-name="P1">pete (ath.)</text:p>
      <text:p text:style-name="P1">pètibun (sus.), -nan</text:p>
      <text:p text:style-name="P1">petishon (sus.), -nan</text:p>
      <text:p text:style-name="P1">petishonario (sus.), -nan</text:p>
      <text:p text:style-name="P1">petroli (sus.)</text:p>
      <text:p text:style-name="P1">peu (sus.), -nan</text:p>
      <text:p text:style-name="P1">peyeho (sus.), -nan</text:p>
      <text:p text:style-name="P1">peyorativo (sus.), -nan</text:p>
      <text:p text:style-name="P1">peyorativo (ath.)</text:p>
      <text:p text:style-name="P1">pia (sus.), -nan</text:p>
      <text:p text:style-name="P1">piadoso (ath.)</text:p>
      <text:p text:style-name="P1">pianista (sus.), -nan</text:p>
      <text:p text:style-name="P1">piano (sus.), -nan</text:p>
      <text:p text:style-name="P1">piapa (sus.)</text:p>
      <text:p text:style-name="P1">piapia (ath.)</text:p>
      <text:p text:style-name="P1">pich (sus.), -nan</text:p>
      <text:p text:style-name="P1">picha (v.)</text:p>
      <text:p text:style-name="P1">pichá (ath.)</text:p>
      <text:p text:style-name="P1">pichando </text:p>
      <text:p text:style-name="P1">picheo (sus.), -nan</text:p>
      <text:p text:style-name="P1">picher (sus.), -nan</text:p>
      <text:p text:style-name="P1">pichiri (ath.)</text:p>
      <text:p text:style-name="P1">pichon (sus.), -nan</text:p>
      <text:p text:style-name="P1">pichon (ath.)</text:p>
      <text:p text:style-name="P1">pida (sus.), -nan</text:p>
      <text:p text:style-name="P1">pidasitu (ath.)</text:p>
      <text:p text:style-name="P1">pidi (v.)</text:p>
      <text:p text:style-name="P1">pidí (ath.)</text:p>
      <text:p text:style-name="P1">pididó (sus.), -nan</text:p>
      <text:p text:style-name="P1">pidiendo </text:p>
      <text:p text:style-name="P1">pidimentu (sus.)</text:p>
      <text:p text:style-name="P1">pidjama (sus.), -nan</text:p>
      <text:p text:style-name="P1">piedat (sus.)</text:p>
      <text:p text:style-name="P1">piedra (sus.), -nan</text:p>
      <text:p text:style-name="P1">pièrdè (sus.), -nan</text:p>
      <text:p text:style-name="P1">piesa (sus.), -nan</text:p>
      <text:p text:style-name="P1">pieu (sus.), -nan</text:p>
      <text:p text:style-name="P1">pifia (v.)</text:p>
      <text:p text:style-name="P1"><text:soft-page-break/>pifio (sus.), -nan</text:p>
      <text:p text:style-name="P1">pik (sus.), -nan</text:p>
      <text:p text:style-name="P1">pika (sus.)</text:p>
      <text:p text:style-name="P1">pika (ath.)</text:p>
      <text:p text:style-name="P1">piká (sus.), -nan</text:p>
      <text:p text:style-name="P1">pikalili (sus.)</text:p>
      <text:p text:style-name="P1">pikamentu (sus.)</text:p>
      <text:p text:style-name="P1">pikando </text:p>
      <text:p text:style-name="P1">pikapika (sus.), -nan</text:p>
      <text:p text:style-name="P1">pikel (sus.), -nan</text:p>
      <text:p text:style-name="P1">pikete (sus.)</text:p>
      <text:p text:style-name="P1">piki (v.)</text:p>
      <text:p text:style-name="P1">piki (sus.), -nan</text:p>
      <text:p text:style-name="P1">pikidó (sus.), -nan</text:p>
      <text:p text:style-name="P1">pikiendo </text:p>
      <text:p text:style-name="P1">pikimentu (sus.)</text:p>
      <text:p text:style-name="P1">pikiña (ath.)</text:p>
      <text:p text:style-name="P1">piknik (sus.), -nan</text:p>
      <text:p text:style-name="P1">pikon (sus.), -nan</text:p>
      <text:p text:style-name="P1">pikòp (sus.), -nan</text:p>
      <text:p text:style-name="P1">piku (sus.)</text:p>
      <text:p text:style-name="P1">pikú (sus.), -nan</text:p>
      <text:p text:style-name="P1">pil (v.)</text:p>
      <text:p text:style-name="P1">pila (sus.), -nan</text:p>
      <text:p text:style-name="P1">pilá (sus.), -nan</text:p>
      <text:p text:style-name="P1">pilashi (sus.)</text:p>
      <text:p text:style-name="P1">píldora (sus.), -nan</text:p>
      <text:p text:style-name="P1">pilmentu (sus.)</text:p>
      <text:p text:style-name="P1">pilon (sus.), -nan</text:p>
      <text:p text:style-name="P1">pilotiá (v.)</text:p>
      <text:p text:style-name="P1">pilotiá (ath.)</text:p>
      <text:p text:style-name="P1">pilotiando </text:p>
      <text:p text:style-name="P1">piloto (sus.), -nan</text:p>
      <text:p text:style-name="P1">pimpi (sus.), -nan</text:p>
      <text:p text:style-name="P1">pimpilinchi (sus.), -nan</text:p>
      <text:p text:style-name="P1">pímpiri (sus.), -nan</text:p>
      <text:p text:style-name="P1">pinalti (sus.), -nan</text:p>
      <text:p text:style-name="P1">piñata (sus.), -nan</text:p>
      <text:p text:style-name="P1">pinchi (sus.), -nan</text:p>
      <text:p text:style-name="P1">pinda (sus.), -nan</text:p>
      <text:p text:style-name="P1">pindakas (sus.), -nan</text:p>
      <text:p text:style-name="P1">pinga (v.)</text:p>
      <text:p text:style-name="P1">pinga (sus.), -nan</text:p>
      <text:p text:style-name="P1">pingando </text:p>
      <text:p text:style-name="P1"><text:soft-page-break/>pingwin (sus.), -nan</text:p>
      <text:p text:style-name="P1">pingwino (sus.), -nan</text:p>
      <text:p text:style-name="P1">pino (sus.), -nan</text:p>
      <text:p text:style-name="P1">pinpòn (sus.)</text:p>
      <text:p text:style-name="P1">pinsel (sus.), -nan</text:p>
      <text:p text:style-name="P1">pinselada (sus.), -nan</text:p>
      <text:p text:style-name="P1">pinsèt (sus.), -nan</text:p>
      <text:p text:style-name="P1">pinta (v.)</text:p>
      <text:p text:style-name="P1">pintá (ath.)</text:p>
      <text:p text:style-name="P1">pintamentu (sus.)</text:p>
      <text:p text:style-name="P1">pintando </text:p>
      <text:p text:style-name="P1">pinto (ath.)</text:p>
      <text:p text:style-name="P1">pintor (sus.), -nan</text:p>
      <text:p text:style-name="P1">pintura (sus.), -nan</text:p>
      <text:p text:style-name="P1">pió (atv.)</text:p>
      <text:p text:style-name="P1">pió (ath.)</text:p>
      <text:p text:style-name="P1">pion (sus.), -nan</text:p>
      <text:p text:style-name="P1">pionero (sus.), -nan</text:p>
      <text:p text:style-name="P1">pip (v.)</text:p>
      <text:p text:style-name="P1">pipa (sus.), -nan</text:p>
      <text:p text:style-name="P1">pipi (sus.), -nan</text:p>
      <text:p text:style-name="P1">pipita (sus.), -nan</text:p>
      <text:p text:style-name="P1">pipitá (v.)</text:p>
      <text:p text:style-name="P1">pipitá (ath.)</text:p>
      <text:p text:style-name="P1">pipitamentu (sus.)</text:p>
      <text:p text:style-name="P1">pipitando </text:p>
      <text:p text:style-name="P1">pipmentu (sus.)</text:p>
      <text:p text:style-name="P1">pir (sus.), -nan</text:p>
      <text:p text:style-name="P1">piramit (sus.), -nan</text:p>
      <text:p text:style-name="P1">piraña (sus.), -nan</text:p>
      <text:p text:style-name="P1">pirata (sus.), -nan</text:p>
      <text:p text:style-name="P1">pirateria (sus.)</text:p>
      <text:p text:style-name="P1">piratiá (v.)</text:p>
      <text:p text:style-name="P1">piratiá (ath.)</text:p>
      <text:p text:style-name="P1">pirewai (v.)</text:p>
      <text:p text:style-name="P1">Pirineo (sus.)</text:p>
      <text:p text:style-name="P1">piropo (sus.), -nan</text:p>
      <text:p text:style-name="P1">pis (v.)</text:p>
      <text:p text:style-name="P1">pisa (v.)</text:p>
      <text:p text:style-name="P1">pisá (ath.)</text:p>
      <text:p text:style-name="P1">pisamentu (sus.)</text:p>
      <text:p text:style-name="P1">pisando </text:p>
      <text:p text:style-name="P1">pishi (v.)</text:p>
      <text:p text:style-name="P1">pishiendo </text:p>
      <text:p text:style-name="P1"><text:soft-page-break/>pishimentu (sus.)</text:p>
      <text:p text:style-name="P1">pishiporko (sus.), -nan</text:p>
      <text:p text:style-name="P1">piska (v.)</text:p>
      <text:p text:style-name="P1">piská (sus.), -nan</text:p>
      <text:p text:style-name="P1">piskadó (sus.), -nan</text:p>
      <text:p text:style-name="P1">piskalat (sus.), -nan</text:p>
      <text:p text:style-name="P1">piskamentu (sus.)</text:p>
      <text:p text:style-name="P1">piskando </text:p>
      <text:p text:style-name="P1">piskarai (sus.), -nan</text:p>
      <text:p text:style-name="P1">piskechi (sus.), -nan</text:p>
      <text:p text:style-name="P1">piso (sus.), -nan</text:p>
      <text:p text:style-name="P1">pispein (sus.), -nan</text:p>
      <text:p text:style-name="P1">pispis (sus.), -nan</text:p>
      <text:p text:style-name="P1">pista (sus.), -nan</text:p>
      <text:p text:style-name="P1">pistacho (sus.), -nan</text:p>
      <text:p text:style-name="P1">pistol (sus.), -nan</text:p>
      <text:p text:style-name="P1">pistolero (sus.), -nan</text:p>
      <text:p text:style-name="P1">piston (sus.), -nan</text:p>
      <text:p text:style-name="P1">pita (v.)</text:p>
      <text:p text:style-name="P1">pita (sus.), -nan</text:p>
      <text:p text:style-name="P1">pitá (ath.)</text:p>
      <text:p text:style-name="P1">pitamentu (sus.)</text:p>
      <text:p text:style-name="P1">pitando </text:p>
      <text:p text:style-name="P1">pitipuá (sus.), -nan</text:p>
      <text:p text:style-name="P1">pitiseli (sus.), -nan</text:p>
      <text:p text:style-name="P1">pitu (sus.), -nan</text:p>
      <text:p text:style-name="P1">pizza (sus.), -nan</text:p>
      <text:p text:style-name="P1">pizzeria (sus.), -nan</text:p>
      <text:p text:style-name="P1">plachi (sus.), -nan</text:p>
      <text:p text:style-name="P1">plafòn (sus.), -nan</text:p>
      <text:p text:style-name="P1">plafoná (v.)</text:p>
      <text:p text:style-name="P1">plafoná (ath.)</text:p>
      <text:p text:style-name="P1">plaga (sus.), -nan</text:p>
      <text:p text:style-name="P1">plagia (v.)</text:p>
      <text:p text:style-name="P1">plagiá (ath.)</text:p>
      <text:p text:style-name="P1">plagiamentu (sus.)</text:p>
      <text:p text:style-name="P1">plagiando </text:p>
      <text:p text:style-name="P1">plagio (sus.), -nan</text:p>
      <text:p text:style-name="P1">plain (ath.)</text:p>
      <text:p text:style-name="P1">plak (v.)</text:p>
      <text:p text:style-name="P1">plaka (sus.), -nan</text:p>
      <text:p text:style-name="P1">plakashi (sus.), -nan</text:p>
      <text:p text:style-name="P1">plakat (sus.), -nan</text:p>
      <text:p text:style-name="P1">plakia (v.)</text:p>
      <text:p text:style-name="P1"><text:soft-page-break/>plakiamentu (sus.)</text:p>
      <text:p text:style-name="P1">plakiando </text:p>
      <text:p text:style-name="P1">plakmentu (sus.)</text:p>
      <text:p text:style-name="P1">plama (v.)</text:p>
      <text:p text:style-name="P1">plamá (ath.)</text:p>
      <text:p text:style-name="P1">plamamentu (sus.)</text:p>
      <text:p text:style-name="P1">plamando </text:p>
      <text:p text:style-name="P1">plamür (v.)</text:p>
      <text:p text:style-name="P1">plamür (sus.)</text:p>
      <text:p text:style-name="P1">plamürmès (sus.), -nan</text:p>
      <text:p text:style-name="P1">plan (sus.), -nan</text:p>
      <text:p text:style-name="P1">planasa (sus.), -nan</text:p>
      <text:p text:style-name="P1">planaso (sus.), -nan</text:p>
      <text:p text:style-name="P1">planbari (ath.)</text:p>
      <text:p text:style-name="P1">plancha (sus.), -nan</text:p>
      <text:p text:style-name="P1">planchi (sus.), -nan</text:p>
      <text:p text:style-name="P1">planeta (sus.), -nan</text:p>
      <text:p text:style-name="P1">planetario (sus.), -nan</text:p>
      <text:p text:style-name="P1">planetario (ath.)</text:p>
      <text:p text:style-name="P1">plania (v.)</text:p>
      <text:p text:style-name="P1">planiá (ath.)</text:p>
      <text:p text:style-name="P1">planiamentu (sus.)</text:p>
      <text:p text:style-name="P1">planifiká (v.)</text:p>
      <text:p text:style-name="P1">planifiká (ath.)</text:p>
      <text:p text:style-name="P1">planifikashon (sus.)</text:p>
      <text:p text:style-name="P1">planki (sus.), -nan</text:p>
      <text:p text:style-name="P1">planta (v.)</text:p>
      <text:p text:style-name="P1">planta (sus.), -nan</text:p>
      <text:p text:style-name="P1">plantadó (sus.), -nan</text:p>
      <text:p text:style-name="P1">plantamentu (sus.)</text:p>
      <text:p text:style-name="P1">plantando </text:p>
      <text:p text:style-name="P1">plantashi (sus.), -nan</text:p>
      <text:p text:style-name="P1">plantashon (sus.), -nan</text:p>
      <text:p text:style-name="P1">plantia (v.)</text:p>
      <text:p text:style-name="P1">plantia (sus.), -nan</text:p>
      <text:p text:style-name="P1">plantsun (sus.), -nan</text:p>
      <text:p text:style-name="P1">plas (sus.), -nan</text:p>
      <text:p text:style-name="P1">plasa (sus.), -nan</text:p>
      <text:p text:style-name="P1">plasenta (sus.), -nan</text:p>
      <text:p text:style-name="P1">plasentero (ath.)</text:p>
      <text:p text:style-name="P1">plaser (sus.), -nan</text:p>
      <text:p text:style-name="P1">plaso (sus.), -nan</text:p>
      <text:p text:style-name="P1">plastifiká (v.)</text:p>
      <text:p text:style-name="P1">plastifiká (ath.)</text:p>
      <text:p text:style-name="P1"><text:soft-page-break/>plastifikashon (sus.)</text:p>
      <text:p text:style-name="P1">plástiko (ath.)</text:p>
      <text:p text:style-name="P1">plat (v.)</text:p>
      <text:p text:style-name="P1">plat (ath.)</text:p>
      <text:p text:style-name="P1">plata (sus.)</text:p>
      <text:p text:style-name="P1">plataforma (sus.), -nan</text:p>
      <text:p text:style-name="P1">platé (sus.), -nan</text:p>
      <text:p text:style-name="P1">plateá (ath.)</text:p>
      <text:p text:style-name="P1">plateis (sus.), -nan</text:p>
      <text:p text:style-name="P1">platia (v.)</text:p>
      <text:p text:style-name="P1">platiá (ath.)</text:p>
      <text:p text:style-name="P1">platina (sus.)</text:p>
      <text:p text:style-name="P1">platio (sus.), -nan</text:p>
      <text:p text:style-name="P1">platploi (v.)</text:p>
      <text:p text:style-name="P1">platploi (sus.), -nan</text:p>
      <text:p text:style-name="P1">playa (sus.), -nan</text:p>
      <text:p text:style-name="P1">playball </text:p>
      <text:p text:style-name="P1">playboy (sus.), -nan</text:p>
      <text:p text:style-name="P1">player (sus.), -nan</text:p>
      <text:p text:style-name="P1">playoff (sus.), -nan</text:p>
      <text:p text:style-name="P1">ple (v.)</text:p>
      <text:p text:style-name="P1">plebeyo (sus.), -nan</text:p>
      <text:p text:style-name="P1">plebisito (sus.), -nan</text:p>
      <text:p text:style-name="P1">plècha (v.)</text:p>
      <text:p text:style-name="P1">plèchá (ath.)</text:p>
      <text:p text:style-name="P1">plega (v.)</text:p>
      <text:p text:style-name="P1">plegá (ath.)</text:p>
      <text:p text:style-name="P1">plegamentu (sus.)</text:p>
      <text:p text:style-name="P1">plegando </text:p>
      <text:p text:style-name="P1">plegaria (sus.), -nan</text:p>
      <text:p text:style-name="P1">pleistu (v.)</text:p>
      <text:p text:style-name="P1">pleistu (sus.), -nan</text:p>
      <text:p text:style-name="P1">pleistumentu (sus.)</text:p>
      <text:p text:style-name="P1">pleita (v.)</text:p>
      <text:p text:style-name="P1">pleitá (ath.)</text:p>
      <text:p text:style-name="P1">pleitamentu (sus.)</text:p>
      <text:p text:style-name="P1">pleitando </text:p>
      <text:p text:style-name="P1">pleitista (sus.), -nan</text:p>
      <text:p text:style-name="P1">pleitista (ath.)</text:p>
      <text:p text:style-name="P1">pleitu (sus.), -nan</text:p>
      <text:p text:style-name="P1">pleizir (sus.)</text:p>
      <text:p text:style-name="P1">plenchi (sus.), -nan</text:p>
      <text:p text:style-name="P1">plènder (v.)</text:p>
      <text:p text:style-name="P1">plenipotensiario (ath.)</text:p>
      <text:p text:style-name="P1"><text:soft-page-break/>pleno (ath.)</text:p>
      <text:p text:style-name="P1">pleonasmo (sus.), -nan</text:p>
      <text:p text:style-name="P1">pleonástiko (ath.)</text:p>
      <text:p text:style-name="P1">plèstik (sus.), -nan</text:p>
      <text:p text:style-name="P1">plis (v.)</text:p>
      <text:p text:style-name="P1">ploi (sus.), -nan</text:p>
      <text:p text:style-name="P1">plòm (sus.), -nan</text:p>
      <text:p text:style-name="P1">plug (v.)</text:p>
      <text:p text:style-name="P1">plug (sus.), -nan</text:p>
      <text:p text:style-name="P1">pluma (sus.), -nan</text:p>
      <text:p text:style-name="P1">plumá (ath.)</text:p>
      <text:p text:style-name="P1">plumamentu (sus.)</text:p>
      <text:p text:style-name="P1">plumando </text:p>
      <text:p text:style-name="P1">plumashi (sus.)</text:p>
      <text:p text:style-name="P1">plural (sus.)</text:p>
      <text:p text:style-name="P1">pluralidat (sus.)</text:p>
      <text:p text:style-name="P1">pluralisá (v.)</text:p>
      <text:p text:style-name="P1">pluralisá (ath.)</text:p>
      <text:p text:style-name="P1">pluralisashon (sus.), -nan</text:p>
      <text:p text:style-name="P1">pluralismo (sus.)</text:p>
      <text:p text:style-name="P1">pluralista (sus.), -nan</text:p>
      <text:p text:style-name="P1">pluriforme (ath.)</text:p>
      <text:p text:style-name="P1">plurilingwe (ath.)</text:p>
      <text:p text:style-name="P1">plurimorfo (ath.)</text:p>
      <text:p text:style-name="P1">pluskuamperfekto (sus.)</text:p>
      <text:p text:style-name="P1">pober (sus.), -nan</text:p>
      <text:p text:style-name="P1">pober (ath.)</text:p>
      <text:p text:style-name="P1">pobersitu (sus.), -nan</text:p>
      <text:p text:style-name="P1">pobla (v.)</text:p>
      <text:p text:style-name="P1">poblá (ath.)</text:p>
      <text:p text:style-name="P1">poblando </text:p>
      <text:p text:style-name="P1">poblashon (sus.), -nan</text:p>
      <text:p text:style-name="P1">pobresa (sus.)</text:p>
      <text:p text:style-name="P1">pochi (sus.)</text:p>
      <text:p text:style-name="P1">pòchi (sus.), -nan</text:p>
      <text:p text:style-name="P1">pòchòpòchò (sus.), -nan</text:p>
      <text:p text:style-name="P1">pòchòpòchò (ath.)</text:p>
      <text:p text:style-name="P1">poder (sus.), -nan</text:p>
      <text:p text:style-name="P1">poderá (v.)</text:p>
      <text:p text:style-name="P1">poderoso (ath.)</text:p>
      <text:p text:style-name="P1">podio (sus.), -nan</text:p>
      <text:p text:style-name="P1">podisé (atv.)</text:p>
      <text:p text:style-name="P1">poema (sus.), -nan</text:p>
      <text:p text:style-name="P1">poesia (sus.), -nan</text:p>
      <text:p text:style-name="P1"><text:soft-page-break/>poeta (sus.), -nan</text:p>
      <text:p text:style-name="P1">poétika (sus.)</text:p>
      <text:p text:style-name="P1">poétiko (ath.)</text:p>
      <text:p text:style-name="P1">poker (sus.)</text:p>
      <text:p text:style-name="P1">poko (atv.)</text:p>
      <text:p text:style-name="P1">poko (ath.)</text:p>
      <text:p text:style-name="P1">pokopoko (atv.)</text:p>
      <text:p text:style-name="P1">pokopoko (ath.)</text:p>
      <text:p text:style-name="P1">polaina (sus.), -nan</text:p>
      <text:p text:style-name="P1">polako (sus.), -nan</text:p>
      <text:p text:style-name="P1">polar (ath.)</text:p>
      <text:p text:style-name="P1">polarisá (v.)</text:p>
      <text:p text:style-name="P1">polarisá (ath.)</text:p>
      <text:p text:style-name="P1">polarisando </text:p>
      <text:p text:style-name="P1">polarisashon (sus.)</text:p>
      <text:p text:style-name="P1">pòlbu (sus.)</text:p>
      <text:p text:style-name="P1">polèchi (sus.), -nan</text:p>
      <text:p text:style-name="P1">polémika (sus.), -nan</text:p>
      <text:p text:style-name="P1">polémiko (ath.)</text:p>
      <text:p text:style-name="P1">polenta (sus.)</text:p>
      <text:p text:style-name="P1">poler (v.)</text:p>
      <text:p text:style-name="P1">poler (sus.)</text:p>
      <text:p text:style-name="P1">polermentu (sus.)</text:p>
      <text:p text:style-name="P1">poli (sus.), -nan</text:p>
      <text:p text:style-name="P1">poliandria (sus.)</text:p>
      <text:p text:style-name="P1">poligamia (sus.)</text:p>
      <text:p text:style-name="P1">polígamo </text:p>
      <text:p text:style-name="P1">poliglòt (sus.), -nan</text:p>
      <text:p text:style-name="P1">poligonal (ath.)</text:p>
      <text:p text:style-name="P1">polígono (sus.), -nan</text:p>
      <text:p text:style-name="P1">poliklínika (sus.), -nan</text:p>
      <text:p text:style-name="P1">poliklínikamente (atv.)</text:p>
      <text:p text:style-name="P1">poliklíniko (ath.)</text:p>
      <text:p text:style-name="P1">polio (sus.)</text:p>
      <text:p text:style-name="P1">polis (sus.), -nan</text:p>
      <text:p text:style-name="P1">pólisa (sus.), -nan</text:p>
      <text:p text:style-name="P1">polisema (sus.), -nan</text:p>
      <text:p text:style-name="P1">polisemántiko (ath.)</text:p>
      <text:p text:style-name="P1">polisemia (sus.)</text:p>
      <text:p text:style-name="P1">pòlish (v.)</text:p>
      <text:p text:style-name="P1">pòlish (sus.), -nan</text:p>
      <text:p text:style-name="P1">pòlishmentu (sus.)</text:p>
      <text:p text:style-name="P1">polisial (ath.)</text:p>
      <text:p text:style-name="P1">polisílaba (sus.), -nan</text:p>
      <text:p text:style-name="P1"><text:soft-page-break/>polisilábiko (ath.)</text:p>
      <text:p text:style-name="P1">polisílabo (ath.)</text:p>
      <text:p text:style-name="P1">polisíndeton (sus.)</text:p>
      <text:p text:style-name="P1">politeismo (sus.)</text:p>
      <text:p text:style-name="P1">politeista (sus.), -nan</text:p>
      <text:p text:style-name="P1">politeista (ath.)</text:p>
      <text:p text:style-name="P1">polítika (sus.)</text:p>
      <text:p text:style-name="P1">politikeria (sus.)</text:p>
      <text:p text:style-name="P1">polítiko (sus.), -nan</text:p>
      <text:p text:style-name="P1">polítiko (ath.)</text:p>
      <text:p text:style-name="P1">politikólogo (sus.), -nan</text:p>
      <text:p text:style-name="P1">polka (sus.), -nan</text:p>
      <text:p text:style-name="P1">polo (sus.), -nan</text:p>
      <text:p text:style-name="P1">poloshirt (sus.), -nan</text:p>
      <text:p text:style-name="P1">pòls (sus.), -nan</text:p>
      <text:p text:style-name="P1">poltrona (sus.), -nan</text:p>
      <text:p text:style-name="P1">polushon (sus.)</text:p>
      <text:p text:style-name="P1">pòm (sus.), -nan</text:p>
      <text:p text:style-name="P1">pomada (sus.), -nan</text:p>
      <text:p text:style-name="P1">pòmp (v.)</text:p>
      <text:p text:style-name="P1">pòmp (sus.), -nan</text:p>
      <text:p text:style-name="P1">pompa (v.)</text:p>
      <text:p text:style-name="P1">pompá (ath.)</text:p>
      <text:p text:style-name="P1">pompadó (sus.), -nan</text:p>
      <text:p text:style-name="P1">pompamentu (sus.)</text:p>
      <text:p text:style-name="P1">pompero (sus.), -nan</text:p>
      <text:p text:style-name="P1">pòmpòn (sus.), -nan</text:p>
      <text:p text:style-name="P1">ponche (sus.), -nan</text:p>
      <text:p text:style-name="P1">ponchera (sus.), -nan</text:p>
      <text:p text:style-name="P1">ponchi (sus.), -nan</text:p>
      <text:p text:style-name="P1">poncho (sus.), -nan</text:p>
      <text:p text:style-name="P1">pone (v.)</text:p>
      <text:p text:style-name="P1">ponedó (sus.), -nan</text:p>
      <text:p text:style-name="P1">ponedó (ath.)</text:p>
      <text:p text:style-name="P1">ponementu (sus.)</text:p>
      <text:p text:style-name="P1">ponensia (sus.), -nan</text:p>
      <text:p text:style-name="P1">pòni (sus.), -nan</text:p>
      <text:p text:style-name="P1">poniendo </text:p>
      <text:p text:style-name="P1">pònt (sus.), -nan</text:p>
      <text:p text:style-name="P1">pontifikal (ath.)</text:p>
      <text:p text:style-name="P1">ponton (sus.), -nan</text:p>
      <text:p text:style-name="P1">pòp (sus.), -nan</text:p>
      <text:p text:style-name="P1">pòpchi (sus.), -nan</text:p>
      <text:p text:style-name="P1">pòpi (sus.), -nan</text:p>
      <text:p text:style-name="P1"><text:soft-page-break/>popular (ath.)</text:p>
      <text:p text:style-name="P1">popularidat (sus.)</text:p>
      <text:p text:style-name="P1">popularisá (v.)</text:p>
      <text:p text:style-name="P1">popularisá (ath.)</text:p>
      <text:p text:style-name="P1">popularisando </text:p>
      <text:p text:style-name="P1">popularisashon (sus.)</text:p>
      <text:p text:style-name="P1">populista (sus.), -nan</text:p>
      <text:p text:style-name="P1">populista (ath.)</text:p>
      <text:p text:style-name="P1">pòpurèshi (sus.), -nan</text:p>
      <text:p text:style-name="P1">por (v.)</text:p>
      <text:p text:style-name="P1">porai </text:p>
      <text:p text:style-name="P1">porai (atv.)</text:p>
      <text:p text:style-name="P1">pòrch (sus.), -nan</text:p>
      <text:p text:style-name="P1">pordon (sus.), -nan</text:p>
      <text:p text:style-name="P1">pordoná (v.)</text:p>
      <text:p text:style-name="P1">pordoná (ath.)</text:p>
      <text:p text:style-name="P1">pordonabel (ath.)</text:p>
      <text:p text:style-name="P1">pòrkchòp (sus.), -nan</text:p>
      <text:p text:style-name="P1">porkeria (sus.), -nan</text:p>
      <text:p text:style-name="P1">porko (sus.), -nan</text:p>
      <text:p text:style-name="P1">pòrnada (atv.)</text:p>
      <text:p text:style-name="P1">porno (sus.)</text:p>
      <text:p text:style-name="P1">pornografia (sus.)</text:p>
      <text:p text:style-name="P1">pornográfiko (ath.)</text:p>
      <text:p text:style-name="P1">poro (sus.), -nan</text:p>
      <text:p text:style-name="P1">poron (sus.), -nan</text:p>
      <text:p text:style-name="P1">porselana (sus.)</text:p>
      <text:p text:style-name="P1">pòrselein (sus.)</text:p>
      <text:p text:style-name="P1">porsentahe (sus.), -nan</text:p>
      <text:p text:style-name="P1">porshento (sus.)</text:p>
      <text:p text:style-name="P1">porshon (sus.), -nan</text:p>
      <text:p text:style-name="P1">porta (sus.), -nan</text:p>
      <text:p text:style-name="P1">portada (sus.), -nan</text:p>
      <text:p text:style-name="P1">portafolio (sus.), -nan</text:p>
      <text:p text:style-name="P1">portal (sus.), -nan</text:p>
      <text:p text:style-name="P1">portátil (ath.)</text:p>
      <text:p text:style-name="P1">portavianda (sus.), -nan</text:p>
      <text:p text:style-name="P1">portavion (sus.), -nan</text:p>
      <text:p text:style-name="P1">portero (sus.), -nan</text:p>
      <text:p text:style-name="P1">pòrtir (sus.), -nan</text:p>
      <text:p text:style-name="P1">portofon (sus.), -nan</text:p>
      <text:p text:style-name="P1">portrèt (sus.), -nan</text:p>
      <text:p text:style-name="P1">portrètá (v.)</text:p>
      <text:p text:style-name="P1">portrètá (ath.)</text:p>
      <text:p text:style-name="P1"><text:soft-page-break/>portrètamentu (sus.)</text:p>
      <text:p text:style-name="P1">portuario (ath.)</text:p>
      <text:p text:style-name="P1">porvenir (sus.)</text:p>
      <text:p text:style-name="P1">pos (sus.), -nan</text:p>
      <text:p text:style-name="P1">posdatá (v.)</text:p>
      <text:p text:style-name="P1">posdatá (ath.)</text:p>
      <text:p text:style-name="P1">poseé (v.)</text:p>
      <text:p text:style-name="P1">poseí (ath.)</text:p>
      <text:p text:style-name="P1">poseshon (sus.), -nan</text:p>
      <text:p text:style-name="P1">posesivo (ath.)</text:p>
      <text:p text:style-name="P1">posibel (ath.)</text:p>
      <text:p text:style-name="P1">posibilidat (sus.), -nan</text:p>
      <text:p text:style-name="P1">posibilitá (v.)</text:p>
      <text:p text:style-name="P1">posibilitá (ath.)</text:p>
      <text:p text:style-name="P1">posiblemente (atv.)</text:p>
      <text:p text:style-name="P1">posishon (sus.), -nan</text:p>
      <text:p text:style-name="P1">posishoná (v.)</text:p>
      <text:p text:style-name="P1">posishoná (ath.)</text:p>
      <text:p text:style-name="P1">posishonamentu (sus.)</text:p>
      <text:p text:style-name="P1">posishonando </text:p>
      <text:p text:style-name="P1">positif (ath.)</text:p>
      <text:p text:style-name="P1">positivismo (sus.)</text:p>
      <text:p text:style-name="P1">positivista (sus.), -nan</text:p>
      <text:p text:style-name="P1">positivista (ath.)</text:p>
      <text:p text:style-name="P1">positivo (ath.)</text:p>
      <text:p text:style-name="P1">posponé (v.)</text:p>
      <text:p text:style-name="P1">posponé (ath.)</text:p>
      <text:p text:style-name="P1">posponementu (sus.)</text:p>
      <text:p text:style-name="P1">pòst (v.)</text:p>
      <text:p text:style-name="P1">pòst (sus.), -nan</text:p>
      <text:p text:style-name="P1">postal (sus.), -nan</text:p>
      <text:p text:style-name="P1">postal (ath.)</text:p>
      <text:p text:style-name="P1">pòstbòks (sus.), -nan</text:p>
      <text:p text:style-name="P1">pòstbùs (sus.), -nan</text:p>
      <text:p text:style-name="P1">postema (sus.), -nan</text:p>
      <text:p text:style-name="P1">poster (sus.), -nan</text:p>
      <text:p text:style-name="P1">pòsterei (sus.), -nan</text:p>
      <text:p text:style-name="P1">posterior (ath.)</text:p>
      <text:p text:style-name="P1">pòstkantor (sus.), -nan</text:p>
      <text:p text:style-name="P1">pòstmentu (sus.)</text:p>
      <text:p text:style-name="P1">postre (sus.), -nan</text:p>
      <text:p text:style-name="P1">postulá (v.)</text:p>
      <text:p text:style-name="P1">postulá (ath.)</text:p>
      <text:p text:style-name="P1">postulashon (sus.), -nan</text:p>
      <text:p text:style-name="P1"><text:soft-page-break/>póstumo (ath.)</text:p>
      <text:p text:style-name="P1">postura (sus.), -nan</text:p>
      <text:p text:style-name="P1">postwisssel (sus.), -nan</text:p>
      <text:p text:style-name="P1">pòt (sus.), -nan</text:p>
      <text:p text:style-name="P1">potas (sus.)</text:p>
      <text:p text:style-name="P1">poteká (v.)</text:p>
      <text:p text:style-name="P1">poteká (ath.)</text:p>
      <text:p text:style-name="P1">pòtèm (sus.)</text:p>
      <text:p text:style-name="P1">potensia (sus.), -nan</text:p>
      <text:p text:style-name="P1">potensial (sus.), -nan</text:p>
      <text:p text:style-name="P1">potensial (ath.)</text:p>
      <text:p text:style-name="P1">potente (ath.)</text:p>
      <text:p text:style-name="P1">poter (ath.)</text:p>
      <text:p text:style-name="P1">pòtlant (sus.)</text:p>
      <text:p text:style-name="P1">pòtlot (sus.), -nan</text:p>
      <text:p text:style-name="P1">pòtmòni (sus.), -nan</text:p>
      <text:p text:style-name="P1">potoshi (sus.), -nan</text:p>
      <text:p text:style-name="P1">potros (ath.)</text:p>
      <text:p text:style-name="P1">pòtubank (sus.), -nan</text:p>
      <text:p text:style-name="P1">poulatinamente (atv.)</text:p>
      <text:p text:style-name="P1">pousa (v.)</text:p>
      <text:p text:style-name="P1">pousa (sus.), -nan</text:p>
      <text:p text:style-name="P1">pousando </text:p>
      <text:p text:style-name="P1">pouta (sus.), -nan</text:p>
      <text:p text:style-name="P1">pòwis (sus.), -nan</text:p>
      <text:p text:style-name="P1">praga (sus.), -nan</text:p>
      <text:p text:style-name="P1">pragmátika (sus.)</text:p>
      <text:p text:style-name="P1">pragmátiko (sus.), -nan</text:p>
      <text:p text:style-name="P1">pragmátiko (ath.)</text:p>
      <text:p text:style-name="P1">pragmatismo (sus.)</text:p>
      <text:p text:style-name="P1">praim (sus.)</text:p>
      <text:p text:style-name="P1">praim (ath.)</text:p>
      <text:p text:style-name="P1">praimer (sus.), -nan</text:p>
      <text:p text:style-name="P1">praktiká (v.)</text:p>
      <text:p text:style-name="P1">praktiká (ath.)</text:p>
      <text:p text:style-name="P1">práktika (sus.), -nan</text:p>
      <text:p text:style-name="P1">praktikamentu (sus.)</text:p>
      <text:p text:style-name="P1">praktikando </text:p>
      <text:p text:style-name="P1">praktikante (sus.), -nan</text:p>
      <text:p text:style-name="P1">práktiko (ath.)</text:p>
      <text:p text:style-name="P1">pre (sus.), -nan</text:p>
      <text:p text:style-name="P1">preaviso (sus.), -nan</text:p>
      <text:p text:style-name="P1">predesesor (sus.), -nan</text:p>
      <text:p text:style-name="P1">predestiná (v.)</text:p>
      <text:p text:style-name="P1"><text:soft-page-break/>predestiná (ath.)</text:p>
      <text:p text:style-name="P1">predestinashon (sus.)</text:p>
      <text:p text:style-name="P1">prediká (v.)</text:p>
      <text:p text:style-name="P1">prediká (ath.)</text:p>
      <text:p text:style-name="P1">predikado (sus.), -nan</text:p>
      <text:p text:style-name="P1">predikadó (sus.), -nan</text:p>
      <text:p text:style-name="P1">predikando </text:p>
      <text:p text:style-name="P1">predikashi (sus.), -nan</text:p>
      <text:p text:style-name="P1">predikativo (ath.)</text:p>
      <text:p text:style-name="P1">predilekto (ath.)</text:p>
      <text:p text:style-name="P1">preelekshon (sus.), -nan</text:p>
      <text:p text:style-name="P1">prefabriká (v.)</text:p>
      <text:p text:style-name="P1">prefabriká (ath.)</text:p>
      <text:p text:style-name="P1">preferá (v.)</text:p>
      <text:p text:style-name="P1">preferensia (sus.), -nan</text:p>
      <text:p text:style-name="P1">preferensial (ath.)</text:p>
      <text:p text:style-name="P1">preferente (ath.)</text:p>
      <text:p text:style-name="P1">preferentemente (atv.)</text:p>
      <text:p text:style-name="P1">preferí (ath.)</text:p>
      <text:p text:style-name="P1">preferibel (ath.)</text:p>
      <text:p text:style-name="P1">preferiblemente (atv.)</text:p>
      <text:p text:style-name="P1">prefiho (sus.), -nan</text:p>
      <text:p text:style-name="P1">prefinansiá (v.)</text:p>
      <text:p text:style-name="P1">prefinansiá (ath.)</text:p>
      <text:p text:style-name="P1">prefinansiamentu (sus.)</text:p>
      <text:p text:style-name="P1">pregon (sus.), -nan</text:p>
      <text:p text:style-name="P1">pregoná (v.)</text:p>
      <text:p text:style-name="P1">pregoná (ath.)</text:p>
      <text:p text:style-name="P1">pregunta (sus.), -nan</text:p>
      <text:p text:style-name="P1">prehuisio (sus.), -nan</text:p>
      <text:p text:style-name="P1">prei (sus.), -nan</text:p>
      <text:p text:style-name="P1">preimu (sus.), -nan</text:p>
      <text:p text:style-name="P1">preis (sus.), -nan</text:p>
      <text:p text:style-name="P1">prek (v.)</text:p>
      <text:p text:style-name="P1">prek (sus.), -nan</text:p>
      <text:p text:style-name="P1">prekanseroso (ath.)</text:p>
      <text:p text:style-name="P1">prekario (ath.)</text:p>
      <text:p text:style-name="P1">prèkè (sus.), -nan</text:p>
      <text:p text:style-name="P1">prekoushon (sus.), -nan</text:p>
      <text:p text:style-name="P1">prekstul (sus.), -nan</text:p>
      <text:p text:style-name="P1">prekursor (sus.), -nan</text:p>
      <text:p text:style-name="P1">preliminar (ath.)</text:p>
      <text:p text:style-name="P1">preludio (sus.), -nan</text:p>
      <text:p text:style-name="P1">prematuro (ath.)</text:p>
      <text:p text:style-name="P1"><text:soft-page-break/>premi (sus.), -nan</text:p>
      <text:p text:style-name="P1">premier (sus.), -nan</text:p>
      <text:p text:style-name="P1">premio (sus.), -nan</text:p>
      <text:p text:style-name="P1">premirá (v.)</text:p>
      <text:p text:style-name="P1">premirá (ath.)</text:p>
      <text:p text:style-name="P1">premisa (sus.), -nan</text:p>
      <text:p text:style-name="P1">prenatal (ath.)</text:p>
      <text:p text:style-name="P1">prenchi (sus.), -nan</text:p>
      <text:p text:style-name="P1">prenda (sus.), -nan</text:p>
      <text:p text:style-name="P1">prens (sus.), -nan</text:p>
      <text:p text:style-name="P1">prensa (sus.)</text:p>
      <text:p text:style-name="P1">prensès (sus.), -nan</text:p>
      <text:p text:style-name="P1">prent (v.)</text:p>
      <text:p text:style-name="P1">prenter (sus.), -nan</text:p>
      <text:p text:style-name="P1">prentout (sus.), -nan</text:p>
      <text:p text:style-name="P1">preokupá (v.)</text:p>
      <text:p text:style-name="P1">preokupá (ath.)</text:p>
      <text:p text:style-name="P1">preokupando </text:p>
      <text:p text:style-name="P1">preokupante (ath.)</text:p>
      <text:p text:style-name="P1">preokupashon (sus.), -nan</text:p>
      <text:p text:style-name="P1">prepará (v.)</text:p>
      <text:p text:style-name="P1">prepará (ath.)</text:p>
      <text:p text:style-name="P1">preparando </text:p>
      <text:p text:style-name="P1">preparashon (sus.), -nan</text:p>
      <text:p text:style-name="P1">preparativo (sus.), -nan</text:p>
      <text:p text:style-name="P1">preparatorio (ath.)</text:p>
      <text:p text:style-name="P1">preposishon (sus.), -nan</text:p>
      <text:p text:style-name="P1">preposishonal (ath.)</text:p>
      <text:p text:style-name="P1">prerogativa (sus.), -nan</text:p>
      <text:p text:style-name="P1">presbiterianismo (sus.)</text:p>
      <text:p text:style-name="P1">presbiteriano (sus.), -nan</text:p>
      <text:p text:style-name="P1">presbiteriano (ath.)</text:p>
      <text:p text:style-name="P1">presedé (v.)</text:p>
      <text:p text:style-name="P1">presedente (sus.), -nan</text:p>
      <text:p text:style-name="P1">presedente (ath.)</text:p>
      <text:p text:style-name="P1">presedí </text:p>
      <text:p text:style-name="P1">preselekshon (sus.), -nan</text:p>
      <text:p text:style-name="P1">presensia (sus.), -nan</text:p>
      <text:p text:style-name="P1">presensiá (v.)</text:p>
      <text:p text:style-name="P1">presensiá (ath.)</text:p>
      <text:p text:style-name="P1">presensiando </text:p>
      <text:p text:style-name="P1">presentá (v.)</text:p>
      <text:p text:style-name="P1">presentá (ath.)</text:p>
      <text:p text:style-name="P1">presentabel (ath.)</text:p>
      <text:p text:style-name="P1"><text:soft-page-break/>presentadó (sus.), -nan</text:p>
      <text:p text:style-name="P1">presentando </text:p>
      <text:p text:style-name="P1">presentashon (sus.), -nan</text:p>
      <text:p text:style-name="P1">presente (sus.), -nan</text:p>
      <text:p text:style-name="P1">presente (ath.)</text:p>
      <text:p text:style-name="P1">presentimentu (sus.), -nan</text:p>
      <text:p text:style-name="P1">presepto (sus.), -nan</text:p>
      <text:p text:style-name="P1">preseptuá (v.)</text:p>
      <text:p text:style-name="P1">preseptuá (ath.)</text:p>
      <text:p text:style-name="P1">preservá (v.)</text:p>
      <text:p text:style-name="P1">preservá (ath.)</text:p>
      <text:p text:style-name="P1">preservashon (sus.), -nan</text:p>
      <text:p text:style-name="P1">preservativo (sus.), -nan</text:p>
      <text:p text:style-name="P1">preservativo (ath.)</text:p>
      <text:p text:style-name="P1">preshon (sus.), -nan</text:p>
      <text:p text:style-name="P1">preshoná (v.)</text:p>
      <text:p text:style-name="P1">preshoná (ath.)</text:p>
      <text:p text:style-name="P1">presidensia (sus.), -nan</text:p>
      <text:p text:style-name="P1">presidensial (ath.)</text:p>
      <text:p text:style-name="P1">presidente (sus.), -nan</text:p>
      <text:p text:style-name="P1">presidí (v.)</text:p>
      <text:p text:style-name="P1">presidí (ath.)</text:p>
      <text:p text:style-name="P1">presidiendo </text:p>
      <text:p text:style-name="P1">presintí (v.)</text:p>
      <text:p text:style-name="P1">presintí (ath.)</text:p>
      <text:p text:style-name="P1">presintiendo </text:p>
      <text:p text:style-name="P1">presintimentu (sus.), -nan</text:p>
      <text:p text:style-name="P1">presioso (ath.)</text:p>
      <text:p text:style-name="P1">presipisio (sus.), -nan</text:p>
      <text:p text:style-name="P1">presis (ath.)</text:p>
      <text:p text:style-name="P1">presisá (v.)</text:p>
      <text:p text:style-name="P1">presisá (ath.)</text:p>
      <text:p text:style-name="P1">presisamente (atv.)</text:p>
      <text:p text:style-name="P1">presisando </text:p>
      <text:p text:style-name="P1">presishon (sus.)</text:p>
      <text:p text:style-name="P1">preskribí (v.)</text:p>
      <text:p text:style-name="P1">preskribí (ath.)</text:p>
      <text:p text:style-name="P1">preskripshon (sus.), -nan</text:p>
      <text:p text:style-name="P1">presta (v.)</text:p>
      <text:p text:style-name="P1">prestá (ath.)</text:p>
      <text:p text:style-name="P1">prestamista (sus.), -nan</text:p>
      <text:p text:style-name="P1">préstamo (sus.), -nan</text:p>
      <text:p text:style-name="P1">prestando </text:p>
      <text:p text:style-name="P1">prestashon (sus.), -nan</text:p>
      <text:p text:style-name="P1"><text:soft-page-break/>prestatario (sus.), -nan</text:p>
      <text:p text:style-name="P1">prestigio (sus.)</text:p>
      <text:p text:style-name="P1">presumí (v.)</text:p>
      <text:p text:style-name="P1">presumí (ath.)</text:p>
      <text:p text:style-name="P1">presumido (ath.)</text:p>
      <text:p text:style-name="P1">presunto (ath.)</text:p>
      <text:p text:style-name="P1">presupuestá (v.)</text:p>
      <text:p text:style-name="P1">presupuestá (ath.)</text:p>
      <text:p text:style-name="P1">presupuestario (ath.)</text:p>
      <text:p text:style-name="P1">presupuesto (sus.), -nan</text:p>
      <text:p text:style-name="P1">prèt (sus.)</text:p>
      <text:p text:style-name="P1">prèt (atv.)</text:p>
      <text:p text:style-name="P1">prèt (ath.)</text:p>
      <text:p text:style-name="P1">preteksto (sus.), -nan</text:p>
      <text:p text:style-name="P1">pretendé (v.)</text:p>
      <text:p text:style-name="P1">pretendí (ath.)</text:p>
      <text:p text:style-name="P1">pretendido (ath.)</text:p>
      <text:p text:style-name="P1">pretendiendo </text:p>
      <text:p text:style-name="P1">pretendiente (sus.), -nan</text:p>
      <text:p text:style-name="P1">pretenshon (sus.), -nan</text:p>
      <text:p text:style-name="P1">pretérito (sus.)</text:p>
      <text:p text:style-name="P1">pretu (sus.)</text:p>
      <text:p text:style-name="P1">pretu (ath.)</text:p>
      <text:p text:style-name="P1">prevalesé (v.)</text:p>
      <text:p text:style-name="P1">prevalesé (ath.)</text:p>
      <text:p text:style-name="P1">prevení (v.)</text:p>
      <text:p text:style-name="P1">prevení (ath.)</text:p>
      <text:p text:style-name="P1">prevenshon (sus.)</text:p>
      <text:p text:style-name="P1">preventivo (ath.)</text:p>
      <text:p text:style-name="P1">previo (ath.)</text:p>
      <text:p text:style-name="P1">previshon (sus.), -nan</text:p>
      <text:p text:style-name="P1">previsibel (ath.)</text:p>
      <text:p text:style-name="P1">prezènt (sus.), -nan</text:p>
      <text:p text:style-name="P1">prezu (sus.), -nan</text:p>
      <text:p text:style-name="P1">prikichi (sus.), -nan</text:p>
      <text:p text:style-name="P1">prim (sus.), -nan</text:p>
      <text:p text:style-name="P1">prima (sus.), -nan</text:p>
      <text:p text:style-name="P1">primaria (sus.), -nan</text:p>
      <text:p text:style-name="P1">primera (ath.)</text:p>
      <text:p text:style-name="P1">primi (v.)</text:p>
      <text:p text:style-name="P1">primí (ath.)</text:p>
      <text:p text:style-name="P1">primiendo </text:p>
      <text:p text:style-name="P1">primimentu (sus.)</text:p>
      <text:p text:style-name="P1">primintí (v.)</text:p>
      <text:p text:style-name="P1"><text:soft-page-break/>primintí (ath.)</text:p>
      <text:p text:style-name="P1">primintiendo </text:p>
      <text:p text:style-name="P1">primintimentu (sus.)</text:p>
      <text:p text:style-name="P1">primisia (sus.), -nan</text:p>
      <text:p text:style-name="P1">primitivo (ath.)</text:p>
      <text:p text:style-name="P1">primordial (ath.)</text:p>
      <text:p text:style-name="P1">primu (sus.), -nan</text:p>
      <text:p text:style-name="P1">priña (v.)</text:p>
      <text:p text:style-name="P1">priñá (ath.)</text:p>
      <text:p text:style-name="P1">prinsesa (sus.), -nan</text:p>
      <text:p text:style-name="P1">prinsipal (ath.)</text:p>
      <text:p text:style-name="P1">prinsipalmente (atv.)</text:p>
      <text:p text:style-name="P1">prínsipe (sus.), -nan</text:p>
      <text:p text:style-name="P1">prinsipiá (v.)</text:p>
      <text:p text:style-name="P1">prinsipiá (ath.)</text:p>
      <text:p text:style-name="P1">prinsipiando </text:p>
      <text:p text:style-name="P1">prinsipiante (sus.), -nan</text:p>
      <text:p text:style-name="P1">prinsipio (sus.), -nan</text:p>
      <text:p text:style-name="P1">prioridat (sus.), -nan</text:p>
      <text:p text:style-name="P1">prioritario (ath.)</text:p>
      <text:p text:style-name="P1">prisma (sus.), -nan</text:p>
      <text:p text:style-name="P1">priva (v.)</text:p>
      <text:p text:style-name="P1">privá (ath.)</text:p>
      <text:p text:style-name="P1">privasidat (sus.)</text:p>
      <text:p text:style-name="P1">privatisá (v.)</text:p>
      <text:p text:style-name="P1">privatisá (ath.)</text:p>
      <text:p text:style-name="P1">privatisando </text:p>
      <text:p text:style-name="P1">privatisashon (sus.), -nan</text:p>
      <text:p text:style-name="P1">privilegiá (v.)</text:p>
      <text:p text:style-name="P1">privilegiá (ath.)</text:p>
      <text:p text:style-name="P1">privilegiado (sus.), -nan</text:p>
      <text:p text:style-name="P1">privilegiando </text:p>
      <text:p text:style-name="P1">privilegio (sus.), -nan</text:p>
      <text:p text:style-name="P1">prizòn (sus.), -nan</text:p>
      <text:p text:style-name="P1">pro (ath.)</text:p>
      <text:p text:style-name="P1">proaktivo (sus.)</text:p>
      <text:p text:style-name="P1">proba (v.)</text:p>
      <text:p text:style-name="P1">probá (ath.)</text:p>
      <text:p text:style-name="P1">probabel (ath.)</text:p>
      <text:p text:style-name="P1">probabilidat (sus.), -nan</text:p>
      <text:p text:style-name="P1">probablemente (atv.)</text:p>
      <text:p text:style-name="P1">probechá (v.)</text:p>
      <text:p text:style-name="P1">probechá (ath.)</text:p>
      <text:p text:style-name="P1">probechadó (sus.), -nan</text:p>
      <text:p text:style-name="P1"><text:soft-page-break/>probechamentu (sus.)</text:p>
      <text:p text:style-name="P1">probechando </text:p>
      <text:p text:style-name="P1">probecho (sus.), -nan</text:p>
      <text:p text:style-name="P1">problema (sus.), -nan</text:p>
      <text:p text:style-name="P1">problemátika (sus.)</text:p>
      <text:p text:style-name="P1">problemátiko (ath.)</text:p>
      <text:p text:style-name="P1">produkshon (sus.), -nan</text:p>
      <text:p text:style-name="P1">produktividat (sus.)</text:p>
      <text:p text:style-name="P1">produktivo (ath.)</text:p>
      <text:p text:style-name="P1">produkto (sus.), -nan</text:p>
      <text:p text:style-name="P1">produktor (sus.), -nan</text:p>
      <text:p text:style-name="P1">produsí (v.)</text:p>
      <text:p text:style-name="P1">produsí (ath.)</text:p>
      <text:p text:style-name="P1">produsiendo </text:p>
      <text:p text:style-name="P1">profano (sus.), -nan</text:p>
      <text:p text:style-name="P1">profano (ath.)</text:p>
      <text:p text:style-name="P1">profeshon (sus.), -nan</text:p>
      <text:p text:style-name="P1">profeshonal (sus.), -nan</text:p>
      <text:p text:style-name="P1">profeshonalisá (v.)</text:p>
      <text:p text:style-name="P1">profeshonalisá (ath.)</text:p>
      <text:p text:style-name="P1">profeshonalisashon (sus.)</text:p>
      <text:p text:style-name="P1">profesia (sus.), -nan</text:p>
      <text:p text:style-name="P1">profesor (sus.), -nan</text:p>
      <text:p text:style-name="P1">profeta (sus.), -nan</text:p>
      <text:p text:style-name="P1">profetisá (v.)</text:p>
      <text:p text:style-name="P1">profetisá (ath.)</text:p>
      <text:p text:style-name="P1">profetisando </text:p>
      <text:p text:style-name="P1">profil (sus.), -nan</text:p>
      <text:p text:style-name="P1">profos (sus.), -nan</text:p>
      <text:p text:style-name="P1">profundidat (sus.), -nan</text:p>
      <text:p text:style-name="P1">profundisá (v.)</text:p>
      <text:p text:style-name="P1">profundisá (ath.)</text:p>
      <text:p text:style-name="P1">profundisando </text:p>
      <text:p text:style-name="P1">profundisashon (sus.)</text:p>
      <text:p text:style-name="P1">profundo (ath.)</text:p>
      <text:p text:style-name="P1">programa (sus.), -nan</text:p>
      <text:p text:style-name="P1">programá (v.)</text:p>
      <text:p text:style-name="P1">programá (ath.)</text:p>
      <text:p text:style-name="P1">programadó (sus.), -nan</text:p>
      <text:p text:style-name="P1">programando </text:p>
      <text:p text:style-name="P1">programashon (sus.), -nan</text:p>
      <text:p text:style-name="P1">progresá (v.)</text:p>
      <text:p text:style-name="P1">progresando </text:p>
      <text:p text:style-name="P1">progresivo (ath.)</text:p>
      <text:p text:style-name="P1"><text:soft-page-break/>progreso (sus.), -nan</text:p>
      <text:p text:style-name="P1">prohibí (v.)</text:p>
      <text:p text:style-name="P1">prohibí (ath.)</text:p>
      <text:p text:style-name="P1">prohibiendo </text:p>
      <text:p text:style-name="P1">prohibishon (sus.), -nan</text:p>
      <text:p text:style-name="P1">prohibitivo (ath.)</text:p>
      <text:p text:style-name="P1">próhimo (sus.), -nan</text:p>
      <text:p text:style-name="P1">proklamá (v.)</text:p>
      <text:p text:style-name="P1">proklamá (ath.)</text:p>
      <text:p text:style-name="P1">proklamando </text:p>
      <text:p text:style-name="P1">proklamashon (sus.), -nan</text:p>
      <text:p text:style-name="P1">proklísis (sus.), -nan</text:p>
      <text:p text:style-name="P1">proklítiko (ath.)</text:p>
      <text:p text:style-name="P1">proksimá (v.)</text:p>
      <text:p text:style-name="P1">próksimamente (atv.)</text:p>
      <text:p text:style-name="P1">proksimando </text:p>
      <text:p text:style-name="P1">proksimashon (sus.), -nan</text:p>
      <text:p text:style-name="P1">proksimidat (sus.)</text:p>
      <text:p text:style-name="P1">próksimo (ath.)</text:p>
      <text:p text:style-name="P1">prokuradó (sus.), -nan</text:p>
      <text:p text:style-name="P1">proleta (sus.), -nan</text:p>
      <text:p text:style-name="P1">proletariado (sus.)</text:p>
      <text:p text:style-name="P1">proletario (sus.), -nan</text:p>
      <text:p text:style-name="P1">proletario (ath.)</text:p>
      <text:p text:style-name="P1">prólogo (sus.), -nan</text:p>
      <text:p text:style-name="P1">prolongá (v.)</text:p>
      <text:p text:style-name="P1">prolongá (ath.)</text:p>
      <text:p text:style-name="P1">prolongando </text:p>
      <text:p text:style-name="P1">prolongashon (sus.), -nan</text:p>
      <text:p text:style-name="P1">promé (atv.)</text:p>
      <text:p text:style-name="P1">promé (ath.)</text:p>
      <text:p text:style-name="P1">promedio (sus.), -nan</text:p>
      <text:p text:style-name="P1">promèntè (sus.), -nan</text:p>
      <text:p text:style-name="P1">promentòn (sus.), -nan</text:p>
      <text:p text:style-name="P1">promesa (sus.), -nan</text:p>
      <text:p text:style-name="P1">prometedor (ath.)</text:p>
      <text:p text:style-name="P1">prometida (sus.), -nan</text:p>
      <text:p text:style-name="P1">prometido (sus.), -nan</text:p>
      <text:p text:style-name="P1">prominente (ath.)</text:p>
      <text:p text:style-name="P1">promiskuidat (sus.)</text:p>
      <text:p text:style-name="P1">promiskuo (ath.)</text:p>
      <text:p text:style-name="P1">promo (sus.), -nan</text:p>
      <text:p text:style-name="P1">promoshon (sus.), -nan</text:p>
      <text:p text:style-name="P1">promotor (sus.), -nan</text:p>
      <text:p text:style-name="P1"><text:soft-page-break/>promové (v.)</text:p>
      <text:p text:style-name="P1">promoví (ath.)</text:p>
      <text:p text:style-name="P1">promoviendo </text:p>
      <text:p text:style-name="P1">prònk (v.)</text:p>
      <text:p text:style-name="P1">pronka (v.)</text:p>
      <text:p text:style-name="P1">pronka (sus.)</text:p>
      <text:p text:style-name="P1">pronòmber (sus.), -nan</text:p>
      <text:p text:style-name="P1">pronominal (ath.)</text:p>
      <text:p text:style-name="P1">pronominalisá (v.)</text:p>
      <text:p text:style-name="P1">pronominalisá (ath.)</text:p>
      <text:p text:style-name="P1">pronominalisashon (sus.)</text:p>
      <text:p text:style-name="P1">pronostiká (v.)</text:p>
      <text:p text:style-name="P1">pronostiká (ath.)</text:p>
      <text:p text:style-name="P1">pronóstiko (sus.), -nan</text:p>
      <text:p text:style-name="P1">pronto (atv.)</text:p>
      <text:p text:style-name="P1">pronunsiá (v.)</text:p>
      <text:p text:style-name="P1">pronunsiá (ath.)</text:p>
      <text:p text:style-name="P1">pronunsiando </text:p>
      <text:p text:style-name="P1">pronunsiashon (sus.), -nan</text:p>
      <text:p text:style-name="P1">pròp (v.)</text:p>
      <text:p text:style-name="P1">pròp (sus.), -nan</text:p>
      <text:p text:style-name="P1">propagá (v.)</text:p>
      <text:p text:style-name="P1">propagá (ath.)</text:p>
      <text:p text:style-name="P1">propaganda (sus.), -nan</text:p>
      <text:p text:style-name="P1">propagandista (sus.), -nan</text:p>
      <text:p text:style-name="P1">propagashon (sus.)</text:p>
      <text:p text:style-name="P1">propiedat (sus.), -nan</text:p>
      <text:p text:style-name="P1">propietario (sus.), -nan</text:p>
      <text:p text:style-name="P1">propiná (v.)</text:p>
      <text:p text:style-name="P1">propiná (ath.)</text:p>
      <text:p text:style-name="P1">propio (ath.)</text:p>
      <text:p text:style-name="P1">propisio (ath.)</text:p>
      <text:p text:style-name="P1">proponé (v.)</text:p>
      <text:p text:style-name="P1">proponementu (sus.)</text:p>
      <text:p text:style-name="P1">proponí (ath.)</text:p>
      <text:p text:style-name="P1">proponiendo </text:p>
      <text:p text:style-name="P1">proporshon (sus.), -nan</text:p>
      <text:p text:style-name="P1">proporshoná (v.)</text:p>
      <text:p text:style-name="P1">proporshoná (ath.)</text:p>
      <text:p text:style-name="P1">proporshonal (ath.)</text:p>
      <text:p text:style-name="P1">proporshonalmente (atv.)</text:p>
      <text:p text:style-name="P1">proposishon (sus.), -nan</text:p>
      <text:p text:style-name="P1">propósito (sus.), -nan</text:p>
      <text:p text:style-name="P1">prosa (sus.), -nan</text:p>
      <text:p text:style-name="P1"><text:soft-page-break/>prosaiko (ath.)</text:p>
      <text:p text:style-name="P1">prosedé (v.)</text:p>
      <text:p text:style-name="P1">prosedensia (sus.), -nan</text:p>
      <text:p text:style-name="P1">prosedente (ath.)</text:p>
      <text:p text:style-name="P1">proseder (sus.), -nan</text:p>
      <text:p text:style-name="P1">prosedimentu (sus.), -nan</text:p>
      <text:p text:style-name="P1">prosès , -nan</text:p>
      <text:p text:style-name="P1">prosesá (v.)</text:p>
      <text:p text:style-name="P1">prosesá (ath.)</text:p>
      <text:p text:style-name="P1">prosesadó (sus.), -nan</text:p>
      <text:p text:style-name="P1">prosesamentu (sus.)</text:p>
      <text:p text:style-name="P1">prosesando </text:p>
      <text:p text:style-name="P1">proseshon (sus.), -nan</text:p>
      <text:p text:style-name="P1">proseso (sus.), -nan</text:p>
      <text:p text:style-name="P1">prosèsverbal (sus.), -nan</text:p>
      <text:p text:style-name="P1">prosiguí (v.)</text:p>
      <text:p text:style-name="P1">prosiguí (ath.)</text:p>
      <text:p text:style-name="P1">prosiguiendo </text:p>
      <text:p text:style-name="P1">prosista (sus.), -nan</text:p>
      <text:p text:style-name="P1">prosodia (sus.), -nan</text:p>
      <text:p text:style-name="P1">prosódiko (ath.)</text:p>
      <text:p text:style-name="P1">prosperá (v.)</text:p>
      <text:p text:style-name="P1">prosperidat (sus.), -nan</text:p>
      <text:p text:style-name="P1">próspero (ath.)</text:p>
      <text:p text:style-name="P1">prostat (sus.), -nan</text:p>
      <text:p text:style-name="P1">prostituí (v.)</text:p>
      <text:p text:style-name="P1">prostituí (ath.)</text:p>
      <text:p text:style-name="P1">prostitushon (sus.)</text:p>
      <text:p text:style-name="P1">prostituta (sus.), -nan</text:p>
      <text:p text:style-name="P1">prostituto (sus.), -nan</text:p>
      <text:p text:style-name="P1">prostituyendo </text:p>
      <text:p text:style-name="P1">protagonisá (v.)</text:p>
      <text:p text:style-name="P1">protagonisá (ath.)</text:p>
      <text:p text:style-name="P1">protagonista (sus.), -nan</text:p>
      <text:p text:style-name="P1">prótasis (sus.), -nan</text:p>
      <text:p text:style-name="P1">protegé (v.)</text:p>
      <text:p text:style-name="P1">protegiendo </text:p>
      <text:p text:style-name="P1">proteina (sus.), -nan</text:p>
      <text:p text:style-name="P1">protekshon (sus.), -nan</text:p>
      <text:p text:style-name="P1">protektor (sus.), -nan</text:p>
      <text:p text:style-name="P1">prótesis (sus.), -nan</text:p>
      <text:p text:style-name="P1">protesta (sus.), -nan</text:p>
      <text:p text:style-name="P1">protestá (v.)</text:p>
      <text:p text:style-name="P1">protestá (ath.)</text:p>
      <text:p text:style-name="P1"><text:soft-page-break/>protestadó (sus.), -nan</text:p>
      <text:p text:style-name="P1">protestando </text:p>
      <text:p text:style-name="P1">protestant (sus.), -nan</text:p>
      <text:p text:style-name="P1">protestant (ath.)</text:p>
      <text:p text:style-name="P1">protestante (sus.), -nan</text:p>
      <text:p text:style-name="P1">protestantismo (sus.)</text:p>
      <text:p text:style-name="P1">protokòl (sus.), -nan</text:p>
      <text:p text:style-name="P1">protokolar (ath.)</text:p>
      <text:p text:style-name="P1">prototipo (sus.), -nan</text:p>
      <text:p text:style-name="P1">protutor (sus.), -nan</text:p>
      <text:p text:style-name="P1">protutora (sus.), -nan</text:p>
      <text:p text:style-name="P1">proveé (v.)</text:p>
      <text:p text:style-name="P1">proveniente (ath.)</text:p>
      <text:p text:style-name="P1">proverbial (ath.)</text:p>
      <text:p text:style-name="P1">proverbio (sus.), -nan</text:p>
      <text:p text:style-name="P1">providensia (sus.), -nan</text:p>
      <text:p text:style-name="P1">provinsia (sus.), -nan</text:p>
      <text:p text:style-name="P1">provinsial (ath.)</text:p>
      <text:p text:style-name="P1">provishon (sus.), -nan</text:p>
      <text:p text:style-name="P1">provishonal (ath.)</text:p>
      <text:p text:style-name="P1">provoká (v.)</text:p>
      <text:p text:style-name="P1">provoká (ath.)</text:p>
      <text:p text:style-name="P1">provokadó (sus.), -nan</text:p>
      <text:p text:style-name="P1">provokando </text:p>
      <text:p text:style-name="P1">provokashon (sus.), -nan</text:p>
      <text:p text:style-name="P1">provokativo (ath.)</text:p>
      <text:p text:style-name="P1">proyekshon (sus.), -nan</text:p>
      <text:p text:style-name="P1">proyektá (v.)</text:p>
      <text:p text:style-name="P1">proyektá (ath.)</text:p>
      <text:p text:style-name="P1">proyektando </text:p>
      <text:p text:style-name="P1">proyekto (sus.), -nan</text:p>
      <text:p text:style-name="P1">proyèktòr (sus.), -nan</text:p>
      <text:p text:style-name="P1">prudensia (sus.)</text:p>
      <text:p text:style-name="P1">prudente (ath.)</text:p>
      <text:p text:style-name="P1">prueba (sus.), -nan</text:p>
      <text:p text:style-name="P1">pruf (v.)</text:p>
      <text:p text:style-name="P1">pruf (sus.), -nan</text:p>
      <text:p text:style-name="P1">prufmentu (sus.)</text:p>
      <text:p text:style-name="P1">prufwèrk (sus.), -nan</text:p>
      <text:p text:style-name="P1">pruga (sus.), -nan</text:p>
      <text:p text:style-name="P1">prùlebak (sus.), -nan</text:p>
      <text:p text:style-name="P1">pua (v.)</text:p>
      <text:p text:style-name="P1">pua (sus.)</text:p>
      <text:p text:style-name="P1">püber (sus.), -nan</text:p>
      <text:p text:style-name="P1"><text:soft-page-break/>pubertat (sus.)</text:p>
      <text:p text:style-name="P1">publiká (v.)</text:p>
      <text:p text:style-name="P1">publiká (ath.)</text:p>
      <text:p text:style-name="P1">publikando </text:p>
      <text:p text:style-name="P1">publikashon (sus.), -nan</text:p>
      <text:p text:style-name="P1">públiko (sus.), -nan</text:p>
      <text:p text:style-name="P1">públiko (ath.)</text:p>
      <text:p text:style-name="P1">publisidat (sus.)</text:p>
      <text:p text:style-name="P1">publisista (ath.)</text:p>
      <text:p text:style-name="P1">publisitario (ath.)</text:p>
      <text:p text:style-name="P1">pudiente (ath.)</text:p>
      <text:p text:style-name="P1">pudin (sus.), -nan</text:p>
      <text:p text:style-name="P1">pudor (sus.)</text:p>
      <text:p text:style-name="P1">pueblo (sus.), -nan</text:p>
      <text:p text:style-name="P1">pues </text:p>
      <text:p text:style-name="P1">puesto (sus.), -nan</text:p>
      <text:p text:style-name="P1">pugna (sus.), -nan</text:p>
      <text:p text:style-name="P1">pui (sus.), -nan</text:p>
      <text:p text:style-name="P1">pui (ath.)</text:p>
      <text:p text:style-name="P1">puimentu (sus.)</text:p>
      <text:p text:style-name="P1">puina (sus.), -nan</text:p>
      <text:p text:style-name="P1">puiru (sus.), -nan</text:p>
      <text:p text:style-name="P1">puitu (sus.), -nan</text:p>
      <text:p text:style-name="P1">pulchi (sus.), -nan</text:p>
      <text:p text:style-name="P1">puli (sus.), -nan</text:p>
      <text:p text:style-name="P1">pulmon (sus.), -nan</text:p>
      <text:p text:style-name="P1">pulmonia (sus.)</text:p>
      <text:p text:style-name="P1">pulpa (sus.)</text:p>
      <text:p text:style-name="P1">puls (sus.)</text:p>
      <text:p text:style-name="P1">pulsera (sus.), -nan</text:p>
      <text:p text:style-name="P1">pulushá (v.)</text:p>
      <text:p text:style-name="P1">pulushamentu (sus.)</text:p>
      <text:p text:style-name="P1">pulushando </text:p>
      <text:p text:style-name="P1">pulushi (ath.)</text:p>
      <text:p text:style-name="P1">púluwe (v.)</text:p>
      <text:p text:style-name="P1">puña (sus.), -nan</text:p>
      <text:p text:style-name="P1">puñá (sus.), -nan</text:p>
      <text:p text:style-name="P1">pùnch (sus.), -nan</text:p>
      <text:p text:style-name="P1">Punda (sus.)</text:p>
      <text:p text:style-name="P1">pünès (sus.), -nan</text:p>
      <text:p text:style-name="P1">puñete (sus.)</text:p>
      <text:p text:style-name="P1">punta (sus.), -nan</text:p>
      <text:p text:style-name="P1">puntando </text:p>
      <text:p text:style-name="P1">punto (sus.), -nan</text:p>
      <text:p text:style-name="P1"><text:soft-page-break/>puntra (v.)</text:p>
      <text:p text:style-name="P1">puntramentu (sus.)</text:p>
      <text:p text:style-name="P1">puntrando </text:p>
      <text:p text:style-name="P1">puntual (ath.)</text:p>
      <text:p text:style-name="P1">puntualidat (sus.)</text:p>
      <text:p text:style-name="P1">puntuashon (sus.), -nan</text:p>
      <text:p text:style-name="P1">pupu (sus.), -nan</text:p>
      <text:p text:style-name="P1">pupumentu (sus.)</text:p>
      <text:p text:style-name="P1">pura (v.)</text:p>
      <text:p text:style-name="P1">purá (ath.)</text:p>
      <text:p text:style-name="P1">puramente (atv.)</text:p>
      <text:p text:style-name="P1">puramentu (sus.)</text:p>
      <text:p text:style-name="P1">purando </text:p>
      <text:p text:style-name="P1">purba (v.)</text:p>
      <text:p text:style-name="P1">purbá (ath.)</text:p>
      <text:p text:style-name="P1">purbamentu (sus.)</text:p>
      <text:p text:style-name="P1">purbando </text:p>
      <text:p text:style-name="P1">puresa (sus.), -nan</text:p>
      <text:p text:style-name="P1">purfiá (ath.)</text:p>
      <text:p text:style-name="P1">purga (v.)</text:p>
      <text:p text:style-name="P1">purgashi (sus.), -nan</text:p>
      <text:p text:style-name="P1">purgatorio (sus.)</text:p>
      <text:p text:style-name="P1">purifiká (v.)</text:p>
      <text:p text:style-name="P1">purifiká (ath.)</text:p>
      <text:p text:style-name="P1">purifikadó (sus.), -nan</text:p>
      <text:p text:style-name="P1">purifikando </text:p>
      <text:p text:style-name="P1">purifikashon (sus.)</text:p>
      <text:p text:style-name="P1">purismo (sus.), -nan</text:p>
      <text:p text:style-name="P1">purista (sus.), -nan</text:p>
      <text:p text:style-name="P1">puritano (sus.), -nan</text:p>
      <text:p text:style-name="P1">pùrser (sus.), -nan</text:p>
      <text:p text:style-name="P1">puru (ath.)</text:p>
      <text:p text:style-name="P1">purunchi (sus.), -nan</text:p>
      <text:p text:style-name="P1">pus (sus.)</text:p>
      <text:p text:style-name="P1">püs (sus.)</text:p>
      <text:p text:style-name="P1">püs (ath.)</text:p>
      <text:p text:style-name="P1">push (sus.)</text:p>
      <text:p text:style-name="P1">pusha (v.)</text:p>
      <text:p text:style-name="P1">pushá (ath.)</text:p>
      <text:p text:style-name="P1">pushamentu (sus.)</text:p>
      <text:p text:style-name="P1">pushando </text:p>
      <text:p text:style-name="P1">pushi (sus.), -nan</text:p>
      <text:p text:style-name="P1">puspas (sus.)</text:p>
      <text:p text:style-name="P1">pusta (v.)</text:p>
      <text:p text:style-name="P1"><text:soft-page-break/>pustadó (sus.), -nan</text:p>
      <text:p text:style-name="P1">pustamentu (sus.)</text:p>
      <text:p text:style-name="P1">pustando </text:p>
      <text:p text:style-name="P1">puta (sus.), -nan</text:p>
      <text:p text:style-name="P1">puteria (sus.)</text:p>
      <text:p text:style-name="P1">putia (v.)</text:p>
      <text:p text:style-name="P1">putri (v.)</text:p>
      <text:p text:style-name="P1">putrí (ath.)</text:p>
      <text:p text:style-name="P1">putriendo </text:p>
      <text:p text:style-name="P1">putrimentu (sus.)</text:p>
      <text:p text:style-name="P1">puya (v.)</text:p>
      <text:p text:style-name="P1">puya (sus.), -nan</text:p>
      <text:p text:style-name="P1">puyamentu (sus.)</text:p>
      <text:p text:style-name="P1">pùzel (sus.), -nan</text:p>
      <text:p text:style-name="P1">quorum (sus.), -nan</text:p>
      <text:p text:style-name="P1">rabi (sus.), -nan</text:p>
      <text:p text:style-name="P1">rabia (v.)</text:p>
      <text:p text:style-name="P1">rabia (sus.), -nan</text:p>
      <text:p text:style-name="P1">rabiá (ath.)</text:p>
      <text:p text:style-name="P1">rabiamentu (sus.)</text:p>
      <text:p text:style-name="P1">rabiando </text:p>
      <text:p text:style-name="P1">rabino (sus.), -nan</text:p>
      <text:p text:style-name="P1">rabòl (sus.), -nan</text:p>
      <text:p text:style-name="P1">rabu (sus.), -nan</text:p>
      <text:p text:style-name="P1">racha (v.)</text:p>
      <text:p text:style-name="P1">racha (sus.), -nan</text:p>
      <text:p text:style-name="P1">rachá (ath.)</text:p>
      <text:p text:style-name="P1">radar (sus.), -nan</text:p>
      <text:p text:style-name="P1">radial (ath.)</text:p>
      <text:p text:style-name="P1">radiante (ath.)</text:p>
      <text:p text:style-name="P1">radiashon (sus.), -nan</text:p>
      <text:p text:style-name="P1">radiator (sus.), -nan</text:p>
      <text:p text:style-name="P1">radikal (sus.), -nan</text:p>
      <text:p text:style-name="P1">radikal (ath.)</text:p>
      <text:p text:style-name="P1">radikalmente (atv.)</text:p>
      <text:p text:style-name="P1">radio (sus.), -nan</text:p>
      <text:p text:style-name="P1">radioaktividat (sus.)</text:p>
      <text:p text:style-name="P1">radioaktivo (ath.)</text:p>
      <text:p text:style-name="P1">radioastronomia (sus.)</text:p>
      <text:p text:style-name="P1">radioastrónomo (sus.), -nan</text:p>
      <text:p text:style-name="P1">radiodiagnóstiko (sus.)</text:p>
      <text:p text:style-name="P1">radiodiagnóstiko (ath.)</text:p>
      <text:p text:style-name="P1">radiodifushon (sus.)</text:p>
      <text:p text:style-name="P1">radioemishon (sus.), -nan</text:p>
      <text:p text:style-name="P1"><text:soft-page-break/>radioemisora (sus.), -nan</text:p>
      <text:p text:style-name="P1">radioeskucha (sus.), -nan</text:p>
      <text:p text:style-name="P1">radiografia (sus.), -nan</text:p>
      <text:p text:style-name="P1">radiográfiko (ath.)</text:p>
      <text:p text:style-name="P1">radiogram (sus.), -nan</text:p>
      <text:p text:style-name="P1">radiologia (sus.)</text:p>
      <text:p text:style-name="P1">radiológiko (ath.)</text:p>
      <text:p text:style-name="P1">radiólogo (sus.), -nan</text:p>
      <text:p text:style-name="P1">radionovela (sus.), -nan</text:p>
      <text:p text:style-name="P1">radiooyente (sus.), -nan</text:p>
      <text:p text:style-name="P1">radioteleskop (sus.), -nan</text:p>
      <text:p text:style-name="P1">rádiotòn (sus.), -nan</text:p>
      <text:p text:style-name="P1">ragú (sus.)</text:p>
      <text:p text:style-name="P1">rais (sus.), -nan</text:p>
      <text:p text:style-name="P1">raka (v.)</text:p>
      <text:p text:style-name="P1">rakamentu (sus.)</text:p>
      <text:p text:style-name="P1">rakèt (sus.), -nan</text:p>
      <text:p text:style-name="P1">ral (ath.)</text:p>
      <text:p text:style-name="P1">rama (sus.), -nan</text:p>
      <text:p text:style-name="P1">ramada (sus.), -nan</text:p>
      <text:p text:style-name="P1">ramadan (sus.), -nan</text:p>
      <text:p text:style-name="P1">ramakoko (sus.), -nan</text:p>
      <text:p text:style-name="P1">ramando </text:p>
      <text:p text:style-name="P1">ramo (sus.), -nan</text:p>
      <text:p text:style-name="P1">rampi (sus.), -nan</text:p>
      <text:p text:style-name="P1">rancha (v.)</text:p>
      <text:p text:style-name="P1">ranchamentu (sus.)</text:p>
      <text:p text:style-name="P1">ranchera (sus.), -nan</text:p>
      <text:p text:style-name="P1">rancho (sus.), -nan</text:p>
      <text:p text:style-name="P1">rango (sus.), -nan</text:p>
      <text:p text:style-name="P1">ranka (v.)</text:p>
      <text:p text:style-name="P1">ranka (sus.), -nan</text:p>
      <text:p text:style-name="P1">rankamentu (sus.)</text:p>
      <text:p text:style-name="P1">rankando </text:p>
      <text:p text:style-name="P1">rans (ath.)</text:p>
      <text:p text:style-name="P1">rant (sus.), -nan</text:p>
      <text:p text:style-name="P1">rápidamente (atv.)</text:p>
      <text:p text:style-name="P1">rapides (sus.)</text:p>
      <text:p text:style-name="P1">rápido (ath.)</text:p>
      <text:p text:style-name="P1">rapòrt (sus.), -nan</text:p>
      <text:p text:style-name="P1">raresa (sus.), -nan</text:p>
      <text:p text:style-name="P1">raro (ath.)</text:p>
      <text:p text:style-name="P1">rasa (sus.), -nan</text:p>
      <text:p text:style-name="P1">rasamentu (sus.)</text:p>
      <text:p text:style-name="P1"><text:soft-page-break/>rasenchi (sus.), -nan</text:p>
      <text:p text:style-name="P1">rasgo (sus.), -nan</text:p>
      <text:p text:style-name="P1">rashonal (ath.)</text:p>
      <text:p text:style-name="P1">rashonalisando </text:p>
      <text:p text:style-name="P1">rashonalisashon (sus.)</text:p>
      <text:p text:style-name="P1">rashonalismo (sus.)</text:p>
      <text:p text:style-name="P1">rashonalista (sus.), -nan</text:p>
      <text:p text:style-name="P1">rasial (ath.)</text:p>
      <text:p text:style-name="P1">rasismo (sus.)</text:p>
      <text:p text:style-name="P1">rasista (sus.), -nan</text:p>
      <text:p text:style-name="P1">rasista (ath.)</text:p>
      <text:p text:style-name="P1">raska (v.)</text:p>
      <text:p text:style-name="P1">raská (sus.), -nan</text:p>
      <text:p text:style-name="P1">raská (ath.)</text:p>
      <text:p text:style-name="P1">raskamentu (sus.)</text:p>
      <text:p text:style-name="P1">raskando </text:p>
      <text:p text:style-name="P1">rasku (sus.), -nan</text:p>
      <text:p text:style-name="P1">rason (sus.), -nan</text:p>
      <text:p text:style-name="P1">rasoná (v.)</text:p>
      <text:p text:style-name="P1">rasonabel (ath.)</text:p>
      <text:p text:style-name="P1">rasonablemente (atv.)</text:p>
      <text:p text:style-name="P1">raspa (v.)</text:p>
      <text:p text:style-name="P1">raspá (ath.)</text:p>
      <text:p text:style-name="P1">raspaditu (sus.), -nan</text:p>
      <text:p text:style-name="P1">raspamentu (sus.)</text:p>
      <text:p text:style-name="P1">raspando </text:p>
      <text:p text:style-name="P1">raspu (sus.), -nan</text:p>
      <text:p text:style-name="P1">rasta (sus.), -nan</text:p>
      <text:p text:style-name="P1">rastafari (sus.), -nan</text:p>
      <text:p text:style-name="P1">rastaman (sus.), -nan</text:p>
      <text:p text:style-name="P1">rat (sus.), -nan</text:p>
      <text:p text:style-name="P1">ratifiká (v.)</text:p>
      <text:p text:style-name="P1">ratifiká (ath.)</text:p>
      <text:p text:style-name="P1">ratiku (sus.), -nan</text:p>
      <text:p text:style-name="P1">raton (sus.), -nan</text:p>
      <text:p text:style-name="P1">ratu (sus.), -nan</text:p>
      <text:p text:style-name="P1">ratufal (sus.), -nan</text:p>
      <text:p text:style-name="P1">raya (sus.), -nan</text:p>
      <text:p text:style-name="P1">rayá (ath.)</text:p>
      <text:p text:style-name="P1">rayamentu (sus.)</text:p>
      <text:p text:style-name="P1">rayando </text:p>
      <text:p text:style-name="P1">rayo (sus.), -nan</text:p>
      <text:p text:style-name="P1">razia (sus.), -nan</text:p>
      <text:p text:style-name="P1">razu (ath.)</text:p>
      <text:p text:style-name="P1"><text:soft-page-break/>re (sus.)</text:p>
      <text:p text:style-name="P1">reabilitá (v.)</text:p>
      <text:p text:style-name="P1">reabilitá (ath.)</text:p>
      <text:p text:style-name="P1">reabilitando </text:p>
      <text:p text:style-name="P1">reabilitashon (sus.)</text:p>
      <text:p text:style-name="P1">reagrupá (v.)</text:p>
      <text:p text:style-name="P1">reagrupá (ath.)</text:p>
      <text:p text:style-name="P1">reagrupando </text:p>
      <text:p text:style-name="P1">reagrupashon (sus.)</text:p>
      <text:p text:style-name="P1">reahustá (v.)</text:p>
      <text:p text:style-name="P1">reahustá (ath.)</text:p>
      <text:p text:style-name="P1">reakshon (sus.), -nan</text:p>
      <text:p text:style-name="P1">reakshoná (v.)</text:p>
      <text:p text:style-name="P1">reakshonando </text:p>
      <text:p text:style-name="P1">reakshonario (ath.)</text:p>
      <text:p text:style-name="P1">reaktor (sus.), -nan</text:p>
      <text:p text:style-name="P1">real (ath.)</text:p>
      <text:p text:style-name="P1">realidat (sus.), -nan</text:p>
      <text:p text:style-name="P1">realisá (v.)</text:p>
      <text:p text:style-name="P1">realisá (ath.)</text:p>
      <text:p text:style-name="P1">realisabel (ath.)</text:p>
      <text:p text:style-name="P1">realisando </text:p>
      <text:p text:style-name="P1">realisashon (sus.)</text:p>
      <text:p text:style-name="P1">realismo (sus.)</text:p>
      <text:p text:style-name="P1">realista (sus.), -nan</text:p>
      <text:p text:style-name="P1">realista (ath.)</text:p>
      <text:p text:style-name="P1">realístiko (ath.)</text:p>
      <text:p text:style-name="P1">realmente (atv.)</text:p>
      <text:p text:style-name="P1">reanimá (v.)</text:p>
      <text:p text:style-name="P1">reanimá (ath.)</text:p>
      <text:p text:style-name="P1">reanimando </text:p>
      <text:p text:style-name="P1">reanimashon (sus.)</text:p>
      <text:p text:style-name="P1">reanudá (v.)</text:p>
      <text:p text:style-name="P1">reanudá (ath.)</text:p>
      <text:p text:style-name="P1">reanudashon (sus.)</text:p>
      <text:p text:style-name="P1">rebahá (v.)</text:p>
      <text:p text:style-name="P1">rebahá (ath.)</text:p>
      <text:p text:style-name="P1">rebahando </text:p>
      <text:p text:style-name="P1">rebaho (sus.), -nan</text:p>
      <text:p text:style-name="P1">rebalorisashon (sus.), -nan</text:p>
      <text:p text:style-name="P1">rebelde (sus.), -nan</text:p>
      <text:p text:style-name="P1">rebelde (ath.)</text:p>
      <text:p text:style-name="P1">rebeldia (v.)</text:p>
      <text:p text:style-name="P1">rebeldia (sus.)</text:p>
      <text:p text:style-name="P1"><text:soft-page-break/>rebeldiando </text:p>
      <text:p text:style-name="P1">rebelion (sus.), -nan</text:p>
      <text:p text:style-name="P1">rebendé (v.)</text:p>
      <text:p text:style-name="P1">rebendedó (sus.), -nan</text:p>
      <text:p text:style-name="P1">rebendementu (sus.)</text:p>
      <text:p text:style-name="P1">rebendiendo </text:p>
      <text:p text:style-name="P1">reboltiá (v.)</text:p>
      <text:p text:style-name="P1">rebultá (ath.)</text:p>
      <text:p text:style-name="P1">rebultashon (sus.)</text:p>
      <text:p text:style-name="P1">rebuská (v.)</text:p>
      <text:p text:style-name="P1">rebuská (ath.)</text:p>
      <text:p text:style-name="P1">rébuzak (v.)</text:p>
      <text:p text:style-name="P1">recha (v.)</text:p>
      <text:p text:style-name="P1">rechá (ath.)</text:p>
      <text:p text:style-name="P1">rechasá (v.)</text:p>
      <text:p text:style-name="P1">rechasá (ath.)</text:p>
      <text:p text:style-name="P1">rechaso (sus.), -nan</text:p>
      <text:p text:style-name="P1">reda (v.)</text:p>
      <text:p text:style-name="P1">reda (sus.), -nan</text:p>
      <text:p text:style-name="P1">redá (ath.)</text:p>
      <text:p text:style-name="P1">redadó (sus.), -nan</text:p>
      <text:p text:style-name="P1">redakshon (sus.), -nan</text:p>
      <text:p text:style-name="P1">redaktá (v.)</text:p>
      <text:p text:style-name="P1">redaktá (ath.)</text:p>
      <text:p text:style-name="P1">redaktando </text:p>
      <text:p text:style-name="P1">redaktor (sus.), -nan</text:p>
      <text:p text:style-name="P1">redamentu (sus.)</text:p>
      <text:p text:style-name="P1">redashi (sus.), -nan</text:p>
      <text:p text:style-name="P1">redentor (sus.), -nan</text:p>
      <text:p text:style-name="P1">rèdi (ath.)</text:p>
      <text:p text:style-name="P1">redimí (v.)</text:p>
      <text:p text:style-name="P1">redimí (ath.)</text:p>
      <text:p text:style-name="P1">redondamente (atv.)</text:p>
      <text:p text:style-name="P1">redu (sus.), -nan</text:p>
      <text:p text:style-name="P1">redukshon (sus.), -nan</text:p>
      <text:p text:style-name="P1">redundansia (sus.), -nan</text:p>
      <text:p text:style-name="P1">redundante (ath.)</text:p>
      <text:p text:style-name="P1">redupliká (v.)</text:p>
      <text:p text:style-name="P1">redupliká (ath.)</text:p>
      <text:p text:style-name="P1">reduplikando </text:p>
      <text:p text:style-name="P1">reduplikashon (sus.), -nan</text:p>
      <text:p text:style-name="P1">redusí (v.)</text:p>
      <text:p text:style-name="P1">redusí (ath.)</text:p>
      <text:p text:style-name="P1">redusiendo </text:p>
      <text:p text:style-name="P1"><text:soft-page-break/>reedishon (sus.), -nan</text:p>
      <text:p text:style-name="P1">reeditá (v.)</text:p>
      <text:p text:style-name="P1">reeditá (ath.)</text:p>
      <text:p text:style-name="P1">reeduká (v.)</text:p>
      <text:p text:style-name="P1">reeduká (ath.)</text:p>
      <text:p text:style-name="P1">reedukashon (sus.)</text:p>
      <text:p text:style-name="P1">reelekshon (sus.), -nan</text:p>
      <text:p text:style-name="P1">reeligí (v.)</text:p>
      <text:p text:style-name="P1">reeligí (ath.)</text:p>
      <text:p text:style-name="P1">reeligibel (ath.)</text:p>
      <text:p text:style-name="P1">reemigrá (v.)</text:p>
      <text:p text:style-name="P1">reemigrá (ath.)</text:p>
      <text:p text:style-name="P1">reemigrante (sus.), -nan</text:p>
      <text:p text:style-name="P1">reemigrashon (sus.)</text:p>
      <text:p text:style-name="P1">reenkarná (v.)</text:p>
      <text:p text:style-name="P1">reenkarná (ath.)</text:p>
      <text:p text:style-name="P1">ref (sus.), -nan</text:p>
      <text:p text:style-name="P1">referendaris (sus.), -nan</text:p>
      <text:p text:style-name="P1">referèndem (sus.), -nan</text:p>
      <text:p text:style-name="P1">referendum , -nan</text:p>
      <text:p text:style-name="P1">referèndùm (sus.), -nan</text:p>
      <text:p text:style-name="P1">referensia (sus.), -nan</text:p>
      <text:p text:style-name="P1">referente (ath.)</text:p>
      <text:p text:style-name="P1">referí (v.)</text:p>
      <text:p text:style-name="P1">referí (ath.)</text:p>
      <text:p text:style-name="P1">refiná (v.)</text:p>
      <text:p text:style-name="P1">refiná (ath.)</text:p>
      <text:p text:style-name="P1">refinansiá (v.)</text:p>
      <text:p text:style-name="P1">refinansiá (ath.)</text:p>
      <text:p text:style-name="P1">refinansiamentu (sus.)</text:p>
      <text:p text:style-name="P1">refinashon (sus.)</text:p>
      <text:p text:style-name="P1">refineria (sus.), -nan</text:p>
      <text:p text:style-name="P1">refiriendo </text:p>
      <text:p text:style-name="P1">reflehá (v.)</text:p>
      <text:p text:style-name="P1">reflehá (ath.)</text:p>
      <text:p text:style-name="P1">reflehando </text:p>
      <text:p text:style-name="P1">refleho (sus.), -nan</text:p>
      <text:p text:style-name="P1">reflèks (sus.), -nan</text:p>
      <text:p text:style-name="P1">reflekshon (sus.), -nan</text:p>
      <text:p text:style-name="P1">reflekshoná (v.)</text:p>
      <text:p text:style-name="P1">reflekshonando </text:p>
      <text:p text:style-name="P1">refleksividat (sus.)</text:p>
      <text:p text:style-name="P1">refleksivo (ath.)</text:p>
      <text:p text:style-name="P1">reflektor (sus.), -nan</text:p>
      <text:p text:style-name="P1"><text:soft-page-break/>reforma (sus.), -nan</text:p>
      <text:p text:style-name="P1">reformá (v.)</text:p>
      <text:p text:style-name="P1">reformá (ath.)</text:p>
      <text:p text:style-name="P1">reformando </text:p>
      <text:p text:style-name="P1">reformista (sus.), -nan</text:p>
      <text:p text:style-name="P1">reforsá (v.)</text:p>
      <text:p text:style-name="P1">reforsá (ath.)</text:p>
      <text:p text:style-name="P1">refran (sus.), -nan</text:p>
      <text:p text:style-name="P1">refrein (sus.), -nan</text:p>
      <text:p text:style-name="P1">refreská (v.)</text:p>
      <text:p text:style-name="P1">refreská (ath.)</text:p>
      <text:p text:style-name="P1">refreskamentu (sus.)</text:p>
      <text:p text:style-name="P1">refreskando </text:p>
      <text:p text:style-name="P1">refreskante (ath.)</text:p>
      <text:p text:style-name="P1">refresko (sus.), -nan</text:p>
      <text:p text:style-name="P1">rèfri (sus.), -nan</text:p>
      <text:p text:style-name="P1">refuerso (sus.), -nan</text:p>
      <text:p text:style-name="P1">refugiado (sus.), -nan</text:p>
      <text:p text:style-name="P1">refugio (sus.), -nan</text:p>
      <text:p text:style-name="P1">refutá (v.)</text:p>
      <text:p text:style-name="P1">refutá (ath.)</text:p>
      <text:p text:style-name="P1">refutabel (ath.)</text:p>
      <text:p text:style-name="P1">refutando </text:p>
      <text:p text:style-name="P1">refutashon (sus.), -nan</text:p>
      <text:p text:style-name="P1">regalá (v.)</text:p>
      <text:p text:style-name="P1">regalá (ath.)</text:p>
      <text:p text:style-name="P1">regalamentu (sus.)</text:p>
      <text:p text:style-name="P1">regalando </text:p>
      <text:p text:style-name="P1">regalo (sus.), -nan</text:p>
      <text:p text:style-name="P1">regata (sus.), -nan</text:p>
      <text:p text:style-name="P1">regenbog (sus.), -nan</text:p>
      <text:p text:style-name="P1">regenerá (v.)</text:p>
      <text:p text:style-name="P1">regenerá (ath.)</text:p>
      <text:p text:style-name="P1">regenerashon (sus.)</text:p>
      <text:p text:style-name="P1">régimen (sus.), -nan</text:p>
      <text:p text:style-name="P1">region (sus.), -nan</text:p>
      <text:p text:style-name="P1">regional (ath.)</text:p>
      <text:p text:style-name="P1">regionalisá (v.)</text:p>
      <text:p text:style-name="P1">regionalisá (ath.)</text:p>
      <text:p text:style-name="P1">regionalismo (sus.), -nan</text:p>
      <text:p text:style-name="P1">regionalista (sus.), -nan</text:p>
      <text:p text:style-name="P1">registrá (v.)</text:p>
      <text:p text:style-name="P1">registrá (ath.)</text:p>
      <text:p text:style-name="P1">registrando </text:p>
      <text:p text:style-name="P1"><text:soft-page-break/>registrashon (sus.), -nan</text:p>
      <text:p text:style-name="P1">registro (sus.), -nan</text:p>
      <text:p text:style-name="P1">regla (sus.), -nan</text:p>
      <text:p text:style-name="P1">reglamentá (v.)</text:p>
      <text:p text:style-name="P1">reglamentá (ath.)</text:p>
      <text:p text:style-name="P1">reglamentando </text:p>
      <text:p text:style-name="P1">reglamentario (ath.)</text:p>
      <text:p text:style-name="P1">reglamentashon (sus.)</text:p>
      <text:p text:style-name="P1">reglamento (sus.), -nan</text:p>
      <text:p text:style-name="P1">reglamentu (sus.)</text:p>
      <text:p text:style-name="P1">reglando </text:p>
      <text:p text:style-name="P1">regresá (v.)</text:p>
      <text:p text:style-name="P1">regresando </text:p>
      <text:p text:style-name="P1">regreso (sus.), -nan</text:p>
      <text:p text:style-name="P1">règt (ath.)</text:p>
      <text:p text:style-name="P1">regulá (v.)</text:p>
      <text:p text:style-name="P1">regulá (ath.)</text:p>
      <text:p text:style-name="P1">reguladó (sus.), -nan</text:p>
      <text:p text:style-name="P1">regulando </text:p>
      <text:p text:style-name="P1">regular (ath.)</text:p>
      <text:p text:style-name="P1">regularidat (sus.)</text:p>
      <text:p text:style-name="P1">regularmente (atv.)</text:p>
      <text:p text:style-name="P1">regulashon (sus.), -nan</text:p>
      <text:p text:style-name="P1">reha (sus.), -nan</text:p>
      <text:p text:style-name="P1">rehen (sus.), -nan</text:p>
      <text:p text:style-name="P1">rei (v.)</text:p>
      <text:p text:style-name="P1">rei (sus.), -nan</text:p>
      <text:p text:style-name="P1">reibant (sus.)</text:p>
      <text:p text:style-name="P1">reibeweis (sus.), -nan</text:p>
      <text:p text:style-name="P1">reig (v.)</text:p>
      <text:p text:style-name="P1">reiki (sus.)</text:p>
      <text:p text:style-name="P1">reimentu (sus.)</text:p>
      <text:p text:style-name="P1">reimu (ath.)</text:p>
      <text:p text:style-name="P1">reina (v.)</text:p>
      <text:p text:style-name="P1">reina (sus.), -nan</text:p>
      <text:p text:style-name="P1">reinado (sus.), -nan</text:p>
      <text:p text:style-name="P1">reinando </text:p>
      <text:p text:style-name="P1">reinisio (sus.), -nan</text:p>
      <text:p text:style-name="P1">reino (sus.), -nan</text:p>
      <text:p text:style-name="P1">reinvershon (sus.), -nan</text:p>
      <text:p text:style-name="P1">reinvertí (v.)</text:p>
      <text:p text:style-name="P1">reinvertí (ath.)</text:p>
      <text:p text:style-name="P1">reip (ath.)</text:p>
      <text:p text:style-name="P1">reis (v.)</text:p>
      <text:p text:style-name="P1"><text:soft-page-break/>reismentu (sus.)</text:p>
      <text:p text:style-name="P1">reiterá (v.)</text:p>
      <text:p text:style-name="P1">reiterá (ath.)</text:p>
      <text:p text:style-name="P1">reiterashon (sus.)</text:p>
      <text:p text:style-name="P1">rèk (v.)</text:p>
      <text:p text:style-name="P1">rekaida (sus.), -nan</text:p>
      <text:p text:style-name="P1">rekapasitá (v.)</text:p>
      <text:p text:style-name="P1">rekapasitá (ath.)</text:p>
      <text:p text:style-name="P1">rekapasitando </text:p>
      <text:p text:style-name="P1">rekapasitashon (sus.)</text:p>
      <text:p text:style-name="P1">rekargá (v.)</text:p>
      <text:p text:style-name="P1">rekargá (ath.)</text:p>
      <text:p text:style-name="P1">rekargo (sus.), -nan</text:p>
      <text:p text:style-name="P1">rekerí (v.)</text:p>
      <text:p text:style-name="P1">rekerí (ath.)</text:p>
      <text:p text:style-name="P1">rèkert (sus.), -nan</text:p>
      <text:p text:style-name="P1">rèket (sus.), -nan</text:p>
      <text:p text:style-name="P1">rékete (atv.)</text:p>
      <text:p text:style-name="P1">rèki (sus.), -nan</text:p>
      <text:p text:style-name="P1">rekisito (sus.), -nan</text:p>
      <text:p text:style-name="P1">reklamá (v.)</text:p>
      <text:p text:style-name="P1">reklamá (ath.)</text:p>
      <text:p text:style-name="P1">reklamando </text:p>
      <text:p text:style-name="P1">reklamashon (sus.)</text:p>
      <text:p text:style-name="P1">reklamo (sus.), -nan</text:p>
      <text:p text:style-name="P1">rèkmentu (sus.)</text:p>
      <text:p text:style-name="P1">rekobrá (v.)</text:p>
      <text:p text:style-name="P1">rekobrá (ath.)</text:p>
      <text:p text:style-name="P1">rekohé (v.)</text:p>
      <text:p text:style-name="P1">rekohé (ath.)</text:p>
      <text:p text:style-name="P1">rekohementu (sus.)</text:p>
      <text:p text:style-name="P1">rekohida (sus.)</text:p>
      <text:p text:style-name="P1">rekohiendo </text:p>
      <text:p text:style-name="P1">rekomendá (v.)</text:p>
      <text:p text:style-name="P1">rekomendá (ath.)</text:p>
      <text:p text:style-name="P1">rekomendabel (ath.)</text:p>
      <text:p text:style-name="P1">rekomendando </text:p>
      <text:p text:style-name="P1">rekomendashon (sus.), -nan</text:p>
      <text:p text:style-name="P1">rekompensa (sus.), -nan</text:p>
      <text:p text:style-name="P1">rekompensá (v.)</text:p>
      <text:p text:style-name="P1">rekompensá (ath.)</text:p>
      <text:p text:style-name="P1">rekompensando </text:p>
      <text:p text:style-name="P1">rekompensashon (sus.), -nan</text:p>
      <text:p text:style-name="P1">rekonfirmá (v.)</text:p>
      <text:p text:style-name="P1"><text:soft-page-break/>rekonfirmá (ath.)</text:p>
      <text:p text:style-name="P1">rekonfirmashon (sus.), -nan</text:p>
      <text:p text:style-name="P1">rekonkista (sus.), -nan</text:p>
      <text:p text:style-name="P1">rekonkistá (v.)</text:p>
      <text:p text:style-name="P1">rekonkistá (ath.)</text:p>
      <text:p text:style-name="P1">rekonkistando </text:p>
      <text:p text:style-name="P1">rekonosé (v.)</text:p>
      <text:p text:style-name="P1">rekonosementu (sus.)</text:p>
      <text:p text:style-name="P1">rekonosí (ath.)</text:p>
      <text:p text:style-name="P1">rekonosibel (ath.)</text:p>
      <text:p text:style-name="P1">rekonosiendo </text:p>
      <text:p text:style-name="P1">rekonsiderá (v.)</text:p>
      <text:p text:style-name="P1">rekonsiderá (ath.)</text:p>
      <text:p text:style-name="P1">rekonsiderashon (sus.), -nan</text:p>
      <text:p text:style-name="P1">rekonsiliá (v.)</text:p>
      <text:p text:style-name="P1">rekonsiliá (ath.)</text:p>
      <text:p text:style-name="P1">rekonsiliadó (sus.), -nan</text:p>
      <text:p text:style-name="P1">rekonsiliashon (sus.), -nan</text:p>
      <text:p text:style-name="P1">rekonstruí (v.)</text:p>
      <text:p text:style-name="P1">rekonstruí (ath.)</text:p>
      <text:p text:style-name="P1">rekonstrukshon (sus.), -nan</text:p>
      <text:p text:style-name="P1">rekordá (v.)</text:p>
      <text:p text:style-name="P1">rekordá (ath.)</text:p>
      <text:p text:style-name="P1">rekordando </text:p>
      <text:p text:style-name="P1">rekordatorio (sus.), -nan</text:p>
      <text:p text:style-name="P1">rekoré (v.)</text:p>
      <text:p text:style-name="P1">rekorido (sus.), -nan</text:p>
      <text:p text:style-name="P1">rekoriendo </text:p>
      <text:p text:style-name="P1">rekoudá (v.)</text:p>
      <text:p text:style-name="P1">rekoudá (ath.)</text:p>
      <text:p text:style-name="P1">rekoudashon (sus.)</text:p>
      <text:p text:style-name="P1">rekreá (v.)</text:p>
      <text:p text:style-name="P1">rekreando </text:p>
      <text:p text:style-name="P1">rekreashon (sus.), -nan</text:p>
      <text:p text:style-name="P1">rekreo (sus.), -nan</text:p>
      <text:p text:style-name="P1">rekta (sus.), -nan</text:p>
      <text:p text:style-name="P1">rektangular (ath.)</text:p>
      <text:p text:style-name="P1">rektángulo (sus.), -nan</text:p>
      <text:p text:style-name="P1">rektifiká (v.)</text:p>
      <text:p text:style-name="P1">rektifiká (ath.)</text:p>
      <text:p text:style-name="P1">rektifikando </text:p>
      <text:p text:style-name="P1">rektifikashon (sus.), -nan</text:p>
      <text:p text:style-name="P1">rekto (ath.)</text:p>
      <text:p text:style-name="P1">rèktòr (sus.), -nan</text:p>
      <text:p text:style-name="P1"><text:soft-page-break/>rekuerdo (sus.), -nan</text:p>
      <text:p text:style-name="P1">rekuperá (v.)</text:p>
      <text:p text:style-name="P1">rekuperá (ath.)</text:p>
      <text:p text:style-name="P1">rekuperando </text:p>
      <text:p text:style-name="P1">rekuperashon (sus.)</text:p>
      <text:p text:style-name="P1">rekurí (v.)</text:p>
      <text:p text:style-name="P1">rekuriendo </text:p>
      <text:p text:style-name="P1">rekurso (sus.), -nan</text:p>
      <text:p text:style-name="P1">rel (v.)</text:p>
      <text:p text:style-name="P1">rel (sus.)</text:p>
      <text:p text:style-name="P1">relahá (v.)</text:p>
      <text:p text:style-name="P1">relahá (ath.)</text:p>
      <text:p text:style-name="P1">relahando </text:p>
      <text:p text:style-name="P1">relahante (ath.)</text:p>
      <text:p text:style-name="P1">relahashon (ath.)</text:p>
      <text:p text:style-name="P1">relashon (sus.), -nan</text:p>
      <text:p text:style-name="P1">relashoná (v.)</text:p>
      <text:p text:style-name="P1">relashoná (ath.)</text:p>
      <text:p text:style-name="P1">relashonando </text:p>
      <text:p text:style-name="P1">relashonista (sus.), -nan</text:p>
      <text:p text:style-name="P1">relatá (v.)</text:p>
      <text:p text:style-name="P1">relatá (ath.)</text:p>
      <text:p text:style-name="P1">relatando </text:p>
      <text:p text:style-name="P1">relativá (v.)</text:p>
      <text:p text:style-name="P1">relativá (ath.)</text:p>
      <text:p text:style-name="P1">relativamente (atv.)</text:p>
      <text:p text:style-name="P1">relativando </text:p>
      <text:p text:style-name="P1">relativashon (sus.), -nan</text:p>
      <text:p text:style-name="P1">relatividat (sus.)</text:p>
      <text:p text:style-name="P1">relativismo (sus.)</text:p>
      <text:p text:style-name="P1">relativo (ath.)</text:p>
      <text:p text:style-name="P1">relato (sus.), -nan</text:p>
      <text:p text:style-name="P1">relevá (v.)</text:p>
      <text:p text:style-name="P1">relevá (ath.)</text:p>
      <text:p text:style-name="P1">relevansia (sus.)</text:p>
      <text:p text:style-name="P1">relevante (ath.)</text:p>
      <text:p text:style-name="P1">relevo (sus.), -nan</text:p>
      <text:p text:style-name="P1">rèli (sus.), -nan</text:p>
      <text:p text:style-name="P1">relieve (sus.), -nan</text:p>
      <text:p text:style-name="P1">religion (sus.), -nan</text:p>
      <text:p text:style-name="P1">religiosidat (sus.)</text:p>
      <text:p text:style-name="P1">religioso (sus.), -nan</text:p>
      <text:p text:style-name="P1">religioso (ath.)</text:p>
      <text:p text:style-name="P1">rema (v.)</text:p>
      <text:p text:style-name="P1"><text:soft-page-break/>rema (sus.), -nan</text:p>
      <text:p text:style-name="P1">remadó (sus.), -nan</text:p>
      <text:p text:style-name="P1">remamentu (sus.)</text:p>
      <text:p text:style-name="P1">remando </text:p>
      <text:p text:style-name="P1">remarká (v.)</text:p>
      <text:p text:style-name="P1">remarkabel (ath.)</text:p>
      <text:p text:style-name="P1">remarke (sus.), -nan</text:p>
      <text:p text:style-name="P1">rematá (v.)</text:p>
      <text:p text:style-name="P1">rematá (ath.)</text:p>
      <text:p text:style-name="P1">rembak (sus.), -nan</text:p>
      <text:p text:style-name="P1">remedi (sus.), -nan</text:p>
      <text:p text:style-name="P1">remediá (v.)</text:p>
      <text:p text:style-name="P1">remediá (ath.)</text:p>
      <text:p text:style-name="P1">rementá (v.)</text:p>
      <text:p text:style-name="P1">rementá (ath.)</text:p>
      <text:p text:style-name="P1">remitente (sus.), -nan</text:p>
      <text:p text:style-name="P1">remití (v.)</text:p>
      <text:p text:style-name="P1">remití (ath.)</text:p>
      <text:p text:style-name="P1">remitido (sus.), -nan</text:p>
      <text:p text:style-name="P1">remordiendo </text:p>
      <text:p text:style-name="P1">remordimentu (sus.), -nan</text:p>
      <text:p text:style-name="P1">remplasá (v.)</text:p>
      <text:p text:style-name="P1">remplasá (ath.)</text:p>
      <text:p text:style-name="P1">remplasando </text:p>
      <text:p text:style-name="P1">remplasante (sus.), -nan</text:p>
      <text:p text:style-name="P1">remplaso (sus.), -nan</text:p>
      <text:p text:style-name="P1">rémula (sus.), -nan</text:p>
      <text:p text:style-name="P1">renasé (v.)</text:p>
      <text:p text:style-name="P1">renasementu (sus.)</text:p>
      <text:p text:style-name="P1">renasentista (sus.), -nan</text:p>
      <text:p text:style-name="P1">renasentista (ath.)</text:p>
      <text:p text:style-name="P1">renasí (ath.)</text:p>
      <text:p text:style-name="P1">renasiendo </text:p>
      <text:p text:style-name="P1">renasimentu (sus.)</text:p>
      <text:p text:style-name="P1">renchi (sus.), -nan</text:p>
      <text:p text:style-name="P1">rendabel (ath.)</text:p>
      <text:p text:style-name="P1">rende (v.)</text:p>
      <text:p text:style-name="P1">rendí (ath.)</text:p>
      <text:p text:style-name="P1">rendiendo </text:p>
      <text:p text:style-name="P1">rendimentu (sus.), -nan</text:p>
      <text:p text:style-name="P1">rèndu (sus.), -nan</text:p>
      <text:p text:style-name="P1">renegado (sus.), -nan</text:p>
      <text:p text:style-name="P1">renkor (sus.)</text:p>
      <text:p text:style-name="P1">renkoroso (ath.)</text:p>
      <text:p text:style-name="P1"><text:soft-page-break/>renombrá (v.)</text:p>
      <text:p text:style-name="P1">renombrá (ath.)</text:p>
      <text:p text:style-name="P1">renombramentu (sus.)</text:p>
      <text:p text:style-name="P1">renombre (sus.)</text:p>
      <text:p text:style-name="P1">renová (v.)</text:p>
      <text:p text:style-name="P1">renová (ath.)</text:p>
      <text:p text:style-name="P1">renovashon (sus.), -nan</text:p>
      <text:p text:style-name="P1">rens (sus.), -nan</text:p>
      <text:p text:style-name="P1">rentabilidat (sus.)</text:p>
      <text:p text:style-name="P1">renunsia (sus.), -nan</text:p>
      <text:p text:style-name="P1">renunsiá (v.)</text:p>
      <text:p text:style-name="P1">renunsiá (ath.)</text:p>
      <text:p text:style-name="P1">renunsiando </text:p>
      <text:p text:style-name="P1">renwer (sus.)</text:p>
      <text:p text:style-name="P1">reorganisá (v.)</text:p>
      <text:p text:style-name="P1">reorganisá (ath.)</text:p>
      <text:p text:style-name="P1">reorganisashon (sus.)</text:p>
      <text:p text:style-name="P1">reorientá (v.)</text:p>
      <text:p text:style-name="P1">reorientá (ath.)</text:p>
      <text:p text:style-name="P1">reorientashon (sus.)</text:p>
      <text:p text:style-name="P1">rèp (v.)</text:p>
      <text:p text:style-name="P1">rèp (sus.), -nan</text:p>
      <text:p text:style-name="P1">repa (v.)</text:p>
      <text:p text:style-name="P1">repa (sus.), -nan</text:p>
      <text:p text:style-name="P1">repa (ath.)</text:p>
      <text:p text:style-name="P1">reparabel (ath.)</text:p>
      <text:p text:style-name="P1">reparando </text:p>
      <text:p text:style-name="P1">reparashon (sus.), -nan</text:p>
      <text:p text:style-name="P1">repartí (v.)</text:p>
      <text:p text:style-name="P1">repartí (ath.)</text:p>
      <text:p text:style-name="P1">repartiendo </text:p>
      <text:p text:style-name="P1">repartishon (sus.), -nan</text:p>
      <text:p text:style-name="P1">reparto (sus.), -nan</text:p>
      <text:p text:style-name="P1">repasá (v.)</text:p>
      <text:p text:style-name="P1">repasá (ath.)</text:p>
      <text:p text:style-name="P1">repasando </text:p>
      <text:p text:style-name="P1">repaso (sus.), -nan</text:p>
      <text:p text:style-name="P1">repatriá (v.)</text:p>
      <text:p text:style-name="P1">repatriá (ath.)</text:p>
      <text:p text:style-name="P1">repchi (sus.), -nan</text:p>
      <text:p text:style-name="P1">repentinamente (atv.)</text:p>
      <text:p text:style-name="P1">repentino (ath.)</text:p>
      <text:p text:style-name="P1">rèper (sus.), -nan</text:p>
      <text:p text:style-name="P1">reperkushon (sus.), -nan</text:p>
      <text:p text:style-name="P1"><text:soft-page-break/>reperkutí (v.)</text:p>
      <text:p text:style-name="P1">repertorio (sus.), -nan</text:p>
      <text:p text:style-name="P1">repetidamente (atv.)</text:p>
      <text:p text:style-name="P1">repi (sus.), -nan</text:p>
      <text:p text:style-name="P1">repliká (v.)</text:p>
      <text:p text:style-name="P1">repliká (ath.)</text:p>
      <text:p text:style-name="P1">réplika (sus.), -nan</text:p>
      <text:p text:style-name="P1">rèpmentu (sus.)</text:p>
      <text:p text:style-name="P1">reportá (v.)</text:p>
      <text:p text:style-name="P1">reportá (ath.)</text:p>
      <text:p text:style-name="P1">reportahe (sus.), -nan</text:p>
      <text:p text:style-name="P1">reportando </text:p>
      <text:p text:style-name="P1">reportero (sus.), -nan</text:p>
      <text:p text:style-name="P1">represaya (sus.), -nan</text:p>
      <text:p text:style-name="P1">representá (v.)</text:p>
      <text:p text:style-name="P1">representá (ath.)</text:p>
      <text:p text:style-name="P1">representando </text:p>
      <text:p text:style-name="P1">representante (sus.), -nan</text:p>
      <text:p text:style-name="P1">representashon (sus.), -nan</text:p>
      <text:p text:style-name="P1">represhon (sus.)</text:p>
      <text:p text:style-name="P1">represivo (ath.)</text:p>
      <text:p text:style-name="P1">reprimí (v.)</text:p>
      <text:p text:style-name="P1">reprimí (ath.)</text:p>
      <text:p text:style-name="P1">reprobá (v.)</text:p>
      <text:p text:style-name="P1">reprobabel (ath.)</text:p>
      <text:p text:style-name="P1">reprobashon (sus.)</text:p>
      <text:p text:style-name="P1">reprochá (v.)</text:p>
      <text:p text:style-name="P1">reprochá (ath.)</text:p>
      <text:p text:style-name="P1">reprochabel (ath.)</text:p>
      <text:p text:style-name="P1">reprochando </text:p>
      <text:p text:style-name="P1">reproche (sus.), -nan</text:p>
      <text:p text:style-name="P1">reprodukshon (sus.), -nan</text:p>
      <text:p text:style-name="P1">reproduktor (sus.), -nan</text:p>
      <text:p text:style-name="P1">reprodusí (v.)</text:p>
      <text:p text:style-name="P1">reprodusí (ath.)</text:p>
      <text:p text:style-name="P1">reprodusiendo </text:p>
      <text:p text:style-name="P1">reptil (sus.), -nan</text:p>
      <text:p text:style-name="P1">repúblika (sus.), -nan</text:p>
      <text:p text:style-name="P1">republikano (sus.), -nan</text:p>
      <text:p text:style-name="P1">republikano (ath.)</text:p>
      <text:p text:style-name="P1">repudiá (v.)</text:p>
      <text:p text:style-name="P1">repudiá (ath.)</text:p>
      <text:p text:style-name="P1">repudiabel (ath.)</text:p>
      <text:p text:style-name="P1">repudiando </text:p>
      <text:p text:style-name="P1"><text:soft-page-break/>repudio (sus.), -nan</text:p>
      <text:p text:style-name="P1">repugnansia (sus.)</text:p>
      <text:p text:style-name="P1">repugnante (ath.)</text:p>
      <text:p text:style-name="P1">rere (v.)</text:p>
      <text:p text:style-name="P1">res (sus.)</text:p>
      <text:p text:style-name="P1">resa (v.)</text:p>
      <text:p text:style-name="P1">resá (ath.)</text:p>
      <text:p text:style-name="P1">resadó (sus.), -nan</text:p>
      <text:p text:style-name="P1">resaltá (v.)</text:p>
      <text:p text:style-name="P1">resaltá (ath.)</text:p>
      <text:p text:style-name="P1">resamentu (sus.)</text:p>
      <text:p text:style-name="P1">resando </text:p>
      <text:p text:style-name="P1">reseña (sus.), -nan</text:p>
      <text:p text:style-name="P1">reseñá (v.)</text:p>
      <text:p text:style-name="P1">reseñá (ath.)</text:p>
      <text:p text:style-name="P1">reseñadó (sus.), -nan</text:p>
      <text:p text:style-name="P1">reseñando </text:p>
      <text:p text:style-name="P1">resepshon (sus.), -nan</text:p>
      <text:p text:style-name="P1">resepshonista (sus.), -nan</text:p>
      <text:p text:style-name="P1">resèpsi (sus.), -nan</text:p>
      <text:p text:style-name="P1">resèpt (sus.), -nan</text:p>
      <text:p text:style-name="P1">reseptividat (sus.)</text:p>
      <text:p text:style-name="P1">reseptivo (ath.)</text:p>
      <text:p text:style-name="P1">reserva (sus.), -nan</text:p>
      <text:p text:style-name="P1">reservá (v.)</text:p>
      <text:p text:style-name="P1">reservá (ath.)</text:p>
      <text:p text:style-name="P1">reservando </text:p>
      <text:p text:style-name="P1">reservashon (sus.), -nan</text:p>
      <text:p text:style-name="P1">reseshon (sus.), -nan</text:p>
      <text:p text:style-name="P1">reseso (sus.), -nan</text:p>
      <text:p text:style-name="P1">reseta (sus.), -nan</text:p>
      <text:p text:style-name="P1">resetá (v.)</text:p>
      <text:p text:style-name="P1">resetá (ath.)</text:p>
      <text:p text:style-name="P1">reshèrshi (sus.), -nan</text:p>
      <text:p text:style-name="P1">resibu (sus.), -nan</text:p>
      <text:p text:style-name="P1">residensia (sus.), -nan</text:p>
      <text:p text:style-name="P1">residivismo (sus.)</text:p>
      <text:p text:style-name="P1">residivista (sus.), -nan</text:p>
      <text:p text:style-name="P1">resien (ath.)</text:p>
      <text:p text:style-name="P1">resientemente (atv.)</text:p>
      <text:p text:style-name="P1">resigná (v.)</text:p>
      <text:p text:style-name="P1">resigná (ath.)</text:p>
      <text:p text:style-name="P1">resignashon (sus.)</text:p>
      <text:p text:style-name="P1">resiklá (v.)</text:p>
      <text:p text:style-name="P1"><text:soft-page-break/>resiklá (ath.)</text:p>
      <text:p text:style-name="P1">resiklahe (sus.)</text:p>
      <text:p text:style-name="P1">resiproká (v.)</text:p>
      <text:p text:style-name="P1">resiproká (ath.)</text:p>
      <text:p text:style-name="P1">resíproko (ath.)</text:p>
      <text:p text:style-name="P1">resiprosidat (sus.)</text:p>
      <text:p text:style-name="P1">resistensia (sus.)</text:p>
      <text:p text:style-name="P1">resistí (v.)</text:p>
      <text:p text:style-name="P1">resistí (ath.)</text:p>
      <text:p text:style-name="P1">resistiendo </text:p>
      <text:p text:style-name="P1">resitá (v.)</text:p>
      <text:p text:style-name="P1">resitá (ath.)</text:p>
      <text:p text:style-name="P1">resital (sus.), -nan</text:p>
      <text:p text:style-name="P1">resitamentu (sus.)</text:p>
      <text:p text:style-name="P1">resitando </text:p>
      <text:p text:style-name="P1">resitashon (sus.), -nan</text:p>
      <text:p text:style-name="P1">reskatá (v.)</text:p>
      <text:p text:style-name="P1">reskatá (ath.)</text:p>
      <text:p text:style-name="P1">reskate (sus.), -nan</text:p>
      <text:p text:style-name="P1">reskuk (sus.), -nan</text:p>
      <text:p text:style-name="P1">resolushon (sus.), -nan</text:p>
      <text:p text:style-name="P1">resolvé (v.)</text:p>
      <text:p text:style-name="P1">resolviendo </text:p>
      <text:p text:style-name="P1">resoná (v.)</text:p>
      <text:p text:style-name="P1">resoná (ath.)</text:p>
      <text:p text:style-name="P1">resonando </text:p>
      <text:p text:style-name="P1">resonansia (sus.)</text:p>
      <text:p text:style-name="P1">resosialisá (v.)</text:p>
      <text:p text:style-name="P1">resosialisá (ath.)</text:p>
      <text:p text:style-name="P1">resosialisashon (sus.)</text:p>
      <text:p text:style-name="P1">respaldá (v.)</text:p>
      <text:p text:style-name="P1">respaldá (ath.)</text:p>
      <text:p text:style-name="P1">respaldando </text:p>
      <text:p text:style-name="P1">respaldo (sus.)</text:p>
      <text:p text:style-name="P1">respektivamente (atv.)</text:p>
      <text:p text:style-name="P1">respektivo (ath.)</text:p>
      <text:p text:style-name="P1">respekto (atv.)</text:p>
      <text:p text:style-name="P1">rèspèt (sus.)</text:p>
      <text:p text:style-name="P1">respetá (v.)</text:p>
      <text:p text:style-name="P1">respetá (ath.)</text:p>
      <text:p text:style-name="P1">respetabel (ath.)</text:p>
      <text:p text:style-name="P1">respetabilidat (sus.)</text:p>
      <text:p text:style-name="P1">respetuosamente (atv.)</text:p>
      <text:p text:style-name="P1">respetuoso (ath.)</text:p>
      <text:p text:style-name="P1"><text:soft-page-break/>respirá (v.)</text:p>
      <text:p text:style-name="P1">respirá (ath.)</text:p>
      <text:p text:style-name="P1">respirando </text:p>
      <text:p text:style-name="P1">respirashon (sus.), -nan</text:p>
      <text:p text:style-name="P1">resplandesé (v.)</text:p>
      <text:p text:style-name="P1">resplandesiendo </text:p>
      <text:p text:style-name="P1">respondé (v.)</text:p>
      <text:p text:style-name="P1">respondiendo </text:p>
      <text:p text:style-name="P1">rèspòns (sus.), -nan</text:p>
      <text:p text:style-name="P1">responsabel (ath.)</text:p>
      <text:p text:style-name="P1">responsabilidat (sus.), -nan</text:p>
      <text:p text:style-name="P1">responsabilisá (v.)</text:p>
      <text:p text:style-name="P1">responsabilisá (ath.)</text:p>
      <text:p text:style-name="P1">responsabilisashon (sus.)</text:p>
      <text:p text:style-name="P1">respu (v.)</text:p>
      <text:p text:style-name="P1">respu (sus.), -nan</text:p>
      <text:p text:style-name="P1">respumentu (sus.)</text:p>
      <text:p text:style-name="P1">resta (v.)</text:p>
      <text:p text:style-name="P1">restablesé (v.)</text:p>
      <text:p text:style-name="P1">restablesimentu (sus.)</text:p>
      <text:p text:style-name="P1">restando </text:p>
      <text:p text:style-name="P1">restante (sus.), -nan</text:p>
      <text:p text:style-name="P1">restituí (v.)</text:p>
      <text:p text:style-name="P1">restituí (ath.)</text:p>
      <text:p text:style-name="P1">restorant (sus.), -nan</text:p>
      <text:p text:style-name="P1">restourá (v.)</text:p>
      <text:p text:style-name="P1">restourá (ath.)</text:p>
      <text:p text:style-name="P1">restourashon (sus.), -nan</text:p>
      <text:p text:style-name="P1">restrikshon (sus.), -nan</text:p>
      <text:p text:style-name="P1">restriktivo (ath.)</text:p>
      <text:p text:style-name="P1">restringí (v.)</text:p>
      <text:p text:style-name="P1">restringí (ath.)</text:p>
      <text:p text:style-name="P1">restringiendo </text:p>
      <text:p text:style-name="P1">restrukturá (v.)</text:p>
      <text:p text:style-name="P1">restrukturá (ath.)</text:p>
      <text:p text:style-name="P1">restrukturashon (sus.)</text:p>
      <text:p text:style-name="P1">restu (sus.), -nan</text:p>
      <text:p text:style-name="P1">resultá (v.)</text:p>
      <text:p text:style-name="P1">resultado (sus.), -nan</text:p>
      <text:p text:style-name="P1">resultando </text:p>
      <text:p text:style-name="P1">resúmen (sus.), -nan</text:p>
      <text:p text:style-name="P1">resumí (v.)</text:p>
      <text:p text:style-name="P1">resumí (ath.)</text:p>
      <text:p text:style-name="P1">resumiendo </text:p>
      <text:p text:style-name="P1"><text:soft-page-break/>resurekshon (sus.), -nan</text:p>
      <text:p text:style-name="P1">resusitá (v.)</text:p>
      <text:p text:style-name="P1">resusitá (ath.)</text:p>
      <text:p text:style-name="P1">ret (sus.), -nan</text:p>
      <text:p text:style-name="P1">reta (v.)</text:p>
      <text:p text:style-name="P1">retadó (sus.), -nan</text:p>
      <text:p text:style-name="P1">retando </text:p>
      <text:p text:style-name="P1">retardá (v.)</text:p>
      <text:p text:style-name="P1">retardá (ath.)</text:p>
      <text:p text:style-name="P1">retardo (sus.)</text:p>
      <text:p text:style-name="P1">retaso (sus.), -nan</text:p>
      <text:p text:style-name="P1">retené (v.)</text:p>
      <text:p text:style-name="P1">retené (ath.)</text:p>
      <text:p text:style-name="P1">reteniendo </text:p>
      <text:p text:style-name="P1">retenshon (sus.), -nan</text:p>
      <text:p text:style-name="P1">retirá (v.)</text:p>
      <text:p text:style-name="P1">retirá (ath.)</text:p>
      <text:p text:style-name="P1">retirada (sus.), -nan</text:p>
      <text:p text:style-name="P1">retirando </text:p>
      <text:p text:style-name="P1">retiro (sus.), -nan</text:p>
      <text:p text:style-name="P1">reto (sus.), -nan</text:p>
      <text:p text:style-name="P1">retórika (sus.)</text:p>
      <text:p text:style-name="P1">retóriko (ath.)</text:p>
      <text:p text:style-name="P1">retransmishon (sus.), -nan</text:p>
      <text:p text:style-name="P1">retransmití (v.)</text:p>
      <text:p text:style-name="P1">retransmití (ath.)</text:p>
      <text:p text:style-name="P1">retrasá (v.)</text:p>
      <text:p text:style-name="P1">retrasá (ath.)</text:p>
      <text:p text:style-name="P1">retrasando </text:p>
      <text:p text:style-name="P1">retraso (sus.), -nan</text:p>
      <text:p text:style-name="P1">retratando </text:p>
      <text:p text:style-name="P1">retrato (sus.), -nan</text:p>
      <text:p text:style-name="P1">retrosedé (v.)</text:p>
      <text:p text:style-name="P1">retrosediendo </text:p>
      <text:p text:style-name="P1">retroseso (sus.), -nan</text:p>
      <text:p text:style-name="P1">reumátiko (ath.)</text:p>
      <text:p text:style-name="P1">reumatismo (sus.)</text:p>
      <text:p text:style-name="P1">reumatologia (sus.)</text:p>
      <text:p text:style-name="P1">reumatólogo (sus.), -nan</text:p>
      <text:p text:style-name="P1">reuní (v.)</text:p>
      <text:p text:style-name="P1">reuní (ath.)</text:p>
      <text:p text:style-name="P1">reuniendo </text:p>
      <text:p text:style-name="P1">reunion (sus.), -nan</text:p>
      <text:p text:style-name="P1">revalidá (v.)</text:p>
      <text:p text:style-name="P1"><text:soft-page-break/>revalidá (ath.)</text:p>
      <text:p text:style-name="P1">revalidando </text:p>
      <text:p text:style-name="P1">revalidashon (sus.)</text:p>
      <text:p text:style-name="P1">revaluá (v.)</text:p>
      <text:p text:style-name="P1">revaluá (ath.)</text:p>
      <text:p text:style-name="P1">revaluashon (sus.)</text:p>
      <text:p text:style-name="P1">revancha (sus.), -nan</text:p>
      <text:p text:style-name="P1">revelá (v.)</text:p>
      <text:p text:style-name="P1">revelá (ath.)</text:p>
      <text:p text:style-name="P1">revelando </text:p>
      <text:p text:style-name="P1">revelashon (sus.), -nan</text:p>
      <text:p text:style-name="P1">reverendo (sus.), -nan</text:p>
      <text:p text:style-name="P1">reverensia (sus.), -nan</text:p>
      <text:p text:style-name="P1">revershon (sus.), -nan</text:p>
      <text:p text:style-name="P1">reversibel (ath.)</text:p>
      <text:p text:style-name="P1">reversibilidat (sus.)</text:p>
      <text:p text:style-name="P1">revisá (v.)</text:p>
      <text:p text:style-name="P1">revisá (ath.)</text:p>
      <text:p text:style-name="P1">revisando </text:p>
      <text:p text:style-name="P1">revishon (sus.), -nan</text:p>
      <text:p text:style-name="P1">revishonista (sus.), -nan</text:p>
      <text:p text:style-name="P1">revishonista (ath.)</text:p>
      <text:p text:style-name="P1">revista (sus.), -nan</text:p>
      <text:p text:style-name="P1">revitalisá (v.)</text:p>
      <text:p text:style-name="P1">revitalisá (ath.)</text:p>
      <text:p text:style-name="P1">revitalisashon (sus.)</text:p>
      <text:p text:style-name="P1">revoká (v.)</text:p>
      <text:p text:style-name="P1">revoká (ath.)</text:p>
      <text:p text:style-name="P1">revokabel (ath.)</text:p>
      <text:p text:style-name="P1">revokabilidat (sus.)</text:p>
      <text:p text:style-name="P1">revokashon (sus.), -nan</text:p>
      <text:p text:style-name="P1">revolushon (sus.), -nan</text:p>
      <text:p text:style-name="P1">revolushonario (sus.), -nan</text:p>
      <text:p text:style-name="P1">revolushonario (ath.)</text:p>
      <text:p text:style-name="P1">revòlver (sus.), -nan</text:p>
      <text:p text:style-name="P1">ria (sus.), -nan</text:p>
      <text:p text:style-name="P1">riba </text:p>
      <text:p text:style-name="P1">richi (sus.), -nan</text:p>
      <text:p text:style-name="P1">richtingaanwijzer (sus.), -nan</text:p>
      <text:p text:style-name="P1">ridikules (sus.), -nan</text:p>
      <text:p text:style-name="P1">ridikulisando </text:p>
      <text:p text:style-name="P1">ridíkulo (ath.)</text:p>
      <text:p text:style-name="P1">rienda (sus.), -nan</text:p>
      <text:p text:style-name="P1">riesgo (sus.), -nan</text:p>
      <text:p text:style-name="P1"><text:soft-page-break/>rifa (v.)</text:p>
      <text:p text:style-name="P1">rifa (sus.), -nan</text:p>
      <text:p text:style-name="P1">rifamentu (sus.)</text:p>
      <text:p text:style-name="P1">rifando </text:p>
      <text:p text:style-name="P1">rifel (sus.), -nan</text:p>
      <text:p text:style-name="P1">rifero (sus.), -nan</text:p>
      <text:p text:style-name="P1">rigi (v.)</text:p>
      <text:p text:style-name="P1">rigor (sus.)</text:p>
      <text:p text:style-name="P1">rigurosidat (sus.)</text:p>
      <text:p text:style-name="P1">riguroso (ath.)</text:p>
      <text:p text:style-name="P1">rikèp (v.)</text:p>
      <text:p text:style-name="P1">rikèp (ath.)</text:p>
      <text:p text:style-name="P1">rikesa (sus.), -nan</text:p>
      <text:p text:style-name="P1">rikísimo (ath.)</text:p>
      <text:p text:style-name="P1">riku (ath.)</text:p>
      <text:p text:style-name="P1">rilèks (v.)</text:p>
      <text:p text:style-name="P1">rilèks (ath.)</text:p>
      <text:p text:style-name="P1">rim (sus.), -nan</text:p>
      <text:p text:style-name="P1">rima (sus.), -nan</text:p>
      <text:p text:style-name="P1">rimamentu (sus.)</text:p>
      <text:p text:style-name="P1">rimando </text:p>
      <text:p text:style-name="P1">rin (sus.), -nan</text:p>
      <text:p text:style-name="P1">rinkoná (v.)</text:p>
      <text:p text:style-name="P1">rinkoná (ath.)</text:p>
      <text:p text:style-name="P1">rinkonera (sus.), -nan</text:p>
      <text:p text:style-name="P1">rinkonero (sus.), -nan</text:p>
      <text:p text:style-name="P1">riol (sus.), -nan</text:p>
      <text:p text:style-name="P1">riolering (sus.), -nan</text:p>
      <text:p text:style-name="P1">ripara (sus.)</text:p>
      <text:p text:style-name="P1">ripará (v.)</text:p>
      <text:p text:style-name="P1">riparabel (ath.)</text:p>
      <text:p text:style-name="P1">riparando </text:p>
      <text:p text:style-name="P1">ripití (v.)</text:p>
      <text:p text:style-name="P1">ripití (ath.)</text:p>
      <text:p text:style-name="P1">ripitiendo </text:p>
      <text:p text:style-name="P1">ripitishon (sus.), -nan</text:p>
      <text:p text:style-name="P1">risaikel (v.)</text:p>
      <text:p text:style-name="P1">risau </text:p>
      <text:p text:style-name="P1">risibí (v.)</text:p>
      <text:p text:style-name="P1">risibí (ath.)</text:p>
      <text:p text:style-name="P1">risibidó (sus.), -nan</text:p>
      <text:p text:style-name="P1">risibiendo </text:p>
      <text:p text:style-name="P1">risibimentu (sus.), -nan</text:p>
      <text:p text:style-name="P1">riska (v.)</text:p>
      <text:p text:style-name="P1"><text:soft-page-break/>riská (ath.)</text:p>
      <text:p text:style-name="P1">riskamentu (sus.)</text:p>
      <text:p text:style-name="P1">riskando </text:p>
      <text:p text:style-name="P1">rit (sus.), -nan</text:p>
      <text:p text:style-name="P1">rítmiko (ath.)</text:p>
      <text:p text:style-name="P1">ritmo (sus.), -nan</text:p>
      <text:p text:style-name="P1">rito (sus.), -nan</text:p>
      <text:p text:style-name="P1">riu (sus.), -nan</text:p>
      <text:p text:style-name="P1">rival (sus.), -nan</text:p>
      <text:p text:style-name="P1">rival (ath.)</text:p>
      <text:p text:style-name="P1">rivalidat (sus.), -nan</text:p>
      <text:p text:style-name="P1">rivùrs (v.)</text:p>
      <text:p text:style-name="P1">rivùrs (sus.)</text:p>
      <text:p text:style-name="P1">roba (v.)</text:p>
      <text:p text:style-name="P1">róbalo (sus.), -nan</text:p>
      <text:p text:style-name="P1">robamentu (sus.)</text:p>
      <text:p text:style-name="P1">robando </text:p>
      <text:p text:style-name="P1">robarbu (sus.), -nan</text:p>
      <text:p text:style-name="P1">robèki (sus.), -nan</text:p>
      <text:p text:style-name="P1">robes (atv.)</text:p>
      <text:p text:style-name="P1">robes (ath.)</text:p>
      <text:p text:style-name="P1">robo (sus.), -nan</text:p>
      <text:p text:style-name="P1">robòt (sus.), -nan</text:p>
      <text:p text:style-name="P1">robusto (ath.)</text:p>
      <text:p text:style-name="P1">rodante (ath.)</text:p>
      <text:p text:style-name="P1">roga (v.)</text:p>
      <text:p text:style-name="P1">rogamentu (sus.)</text:p>
      <text:p text:style-name="P1">rogando </text:p>
      <text:p text:style-name="P1">rogans (sus.), -nan</text:p>
      <text:p text:style-name="P1">roi (sus.), -nan</text:p>
      <text:p text:style-name="P1">roibit (sus.), -nan</text:p>
      <text:p text:style-name="P1">roilein (sus.), -nan</text:p>
      <text:p text:style-name="P1">ròk (sus.), -nan</text:p>
      <text:p text:style-name="P1">rokofles (sus.)</text:p>
      <text:p text:style-name="P1">ròkòtòkò (ath.)</text:p>
      <text:p text:style-name="P1">ròl (sus.), -nan</text:p>
      <text:p text:style-name="P1">roler (sus.), -nan</text:p>
      <text:p text:style-name="P1">ròlmentu (sus.)</text:p>
      <text:p text:style-name="P1">ròm (sus.), -nan</text:p>
      <text:p text:style-name="P1">romániko (ath.)</text:p>
      <text:p text:style-name="P1">romano (sus.), -nan</text:p>
      <text:p text:style-name="P1">romano (ath.)</text:p>
      <text:p text:style-name="P1">romanse (sus.), -nan</text:p>
      <text:p text:style-name="P1">romansero (sus.), -nan</text:p>
      <text:p text:style-name="P1"><text:soft-page-break/>romántiko (ath.)</text:p>
      <text:p text:style-name="P1">romantisismo (sus.)</text:p>
      <text:p text:style-name="P1">rombró , -nan</text:p>
      <text:p text:style-name="P1">ròmel (sus.), -nan</text:p>
      <text:p text:style-name="P1">rompekabesa (sus.), -nan</text:p>
      <text:p text:style-name="P1">ròmpi (sus.), -nan</text:p>
      <text:p text:style-name="P1">rònchi (sus.), -nan</text:p>
      <text:p text:style-name="P1">rondia (v.)</text:p>
      <text:p text:style-name="P1">rondó (ath.)</text:p>
      <text:p text:style-name="P1">rondoná (v.)</text:p>
      <text:p text:style-name="P1">rondoná (ath.)</text:p>
      <text:p text:style-name="P1">ronka (v.)</text:p>
      <text:p text:style-name="P1">ronkamentu (sus.)</text:p>
      <text:p text:style-name="P1">ronkando </text:p>
      <text:p text:style-name="P1">rònt (atv.)</text:p>
      <text:p text:style-name="P1">ròntfèrf (sus.)</text:p>
      <text:p text:style-name="P1">ròntlak (sus.)</text:p>
      <text:p text:style-name="P1">ròntsei (ath.)</text:p>
      <text:p text:style-name="P1">ròntsnuk (sus.), -nan</text:p>
      <text:p text:style-name="P1">ros (v.)</text:p>
      <text:p text:style-name="P1">ros (ath.)</text:p>
      <text:p text:style-name="P1">rosa (v.)</text:p>
      <text:p text:style-name="P1">rosa (sus.), -nan</text:p>
      <text:p text:style-name="P1">rosá (ath.)</text:p>
      <text:p text:style-name="P1">rosakrus (sus.), -nan</text:p>
      <text:p text:style-name="P1">rosakrus (ath.)</text:p>
      <text:p text:style-name="P1">rosamarein (sus.)</text:p>
      <text:p text:style-name="P1">rosamarein (ath.)</text:p>
      <text:p text:style-name="P1">rosamentu (sus.)</text:p>
      <text:p text:style-name="P1">rosando </text:p>
      <text:p text:style-name="P1">rosario (sus.), -nan</text:p>
      <text:p text:style-name="P1">ròsbif (sus.), -nan</text:p>
      <text:p text:style-name="P1">rosea (sus.)</text:p>
      <text:p text:style-name="P1">ròshi (sus.)</text:p>
      <text:p text:style-name="P1">ròskam (sus.), -nan</text:p>
      <text:p text:style-name="P1">roster (v.)</text:p>
      <text:p text:style-name="P1">roster (sus.), -nan</text:p>
      <text:p text:style-name="P1">rotan (sus.)</text:p>
      <text:p text:style-name="P1">rotativo (ath.)</text:p>
      <text:p text:style-name="P1">roti (sus.), -nan</text:p>
      <text:p text:style-name="P1">rotònde (sus.), -nan</text:p>
      <text:p text:style-name="P1">rotundo (ath.)</text:p>
      <text:p text:style-name="P1">rou (sus.)</text:p>
      <text:p text:style-name="P1">rous (v.)</text:p>
      <text:p text:style-name="P1"><text:soft-page-break/>Rozaná (sus.)</text:p>
      <text:p text:style-name="P1">Ruba (sus.)</text:p>
      <text:p text:style-name="P1">rùber (sus.), -nan</text:p>
      <text:p text:style-name="P1">rùberòit (sus.), -nan</text:p>
      <text:p text:style-name="P1">rubi (sus.), -nan</text:p>
      <text:p text:style-name="P1">rubiano (sus.), -nan</text:p>
      <text:p text:style-name="P1">rubriká (v.)</text:p>
      <text:p text:style-name="P1">rubriká (ath.)</text:p>
      <text:p text:style-name="P1">rúbrika (sus.), -nan</text:p>
      <text:p text:style-name="P1">rudia (sus.), -nan</text:p>
      <text:p text:style-name="P1">rudo (v.)</text:p>
      <text:p text:style-name="P1">ruina (sus.), -nan</text:p>
      <text:p text:style-name="P1">ruiná (v.)</text:p>
      <text:p text:style-name="P1">ruiná (ath.)</text:p>
      <text:p text:style-name="P1">ruinando </text:p>
      <text:p text:style-name="P1">ruku (sus.)</text:p>
      <text:p text:style-name="P1">ruleta (sus.), -nan</text:p>
      <text:p text:style-name="P1">ruman (sus.), -nan</text:p>
      <text:p text:style-name="P1">rumbo (sus.), -nan</text:p>
      <text:p text:style-name="P1">rumiante (sus.), -nan</text:p>
      <text:p text:style-name="P1">rumor (sus.), -nan</text:p>
      <text:p text:style-name="P1">rushi (sus.), -nan</text:p>
      <text:p text:style-name="P1">rushimentu (sus.)</text:p>
      <text:p text:style-name="P1">rústiko (ath.)</text:p>
      <text:p text:style-name="P1">rustu (sus.)</text:p>
      <text:p text:style-name="P1">ruta (sus.), -nan</text:p>
      <text:p text:style-name="P1">rutina (sus.), -nan</text:p>
      <text:p text:style-name="P1">rutiná (ath.)</text:p>
      <text:p text:style-name="P1">sa (v.)</text:p>
      <text:p text:style-name="P1">Saba (sus.)</text:p>
      <text:p text:style-name="P1">sabadia (sus.), -nan</text:p>
      <text:p text:style-name="P1">sábalo (sus.), -nan</text:p>
      <text:p text:style-name="P1">sabana (sus.), -nan</text:p>
      <text:p text:style-name="P1">sabano (sus.), -nan</text:p>
      <text:p text:style-name="P1">sabátiko (ath.)</text:p>
      <text:p text:style-name="P1">sabel (sus.), -nan</text:p>
      <text:p text:style-name="P1">saber (sus.)</text:p>
      <text:p text:style-name="P1">sabí (sus.), -nan</text:p>
      <text:p text:style-name="P1">sabí (ath.)</text:p>
      <text:p text:style-name="P1">sabiduria (sus.)</text:p>
      <text:p text:style-name="P1">sabiendo </text:p>
      <text:p text:style-name="P1">sabio (sus.), -nan</text:p>
      <text:p text:style-name="P1">sabio (ath.)</text:p>
      <text:p text:style-name="P1">sabor (sus.), -nan</text:p>
      <text:p text:style-name="P1"><text:soft-page-break/>saboriá (v.)</text:p>
      <text:p text:style-name="P1">saboriá (ath.)</text:p>
      <text:p text:style-name="P1">saboriando </text:p>
      <text:p text:style-name="P1">sabotahe (sus.), -nan</text:p>
      <text:p text:style-name="P1">sabotiá (v.)</text:p>
      <text:p text:style-name="P1">sabotiá (ath.)</text:p>
      <text:p text:style-name="P1">sabotiadó (sus.), -nan</text:p>
      <text:p text:style-name="P1">sabroso (ath.)</text:p>
      <text:p text:style-name="P1">sadismo (sus.)</text:p>
      <text:p text:style-name="P1">sadista (sus.), -nan</text:p>
      <text:p text:style-name="P1">safe (sus.), -nan</text:p>
      <text:p text:style-name="P1">safe (ath.)</text:p>
      <text:p text:style-name="P1">safir (sus.), -nan</text:p>
      <text:p text:style-name="P1">saga (sus.), -nan</text:p>
      <text:p text:style-name="P1">sagrado (ath.)</text:p>
      <text:p text:style-name="P1">Sahara (sus.)</text:p>
      <text:p text:style-name="P1">saharawi (sus.), -nan</text:p>
      <text:p text:style-name="P1">saharawi (ath.)</text:p>
      <text:p text:style-name="P1">sahariano (sus.), -nan</text:p>
      <text:p text:style-name="P1">sahariano (ath.)</text:p>
      <text:p text:style-name="P1">sai (ath.)</text:p>
      <text:p text:style-name="P1">saikel (sus.), -nan</text:p>
      <text:p text:style-name="P1">sais (sus.), -nan</text:p>
      <text:p text:style-name="P1">sak (v.)</text:p>
      <text:p text:style-name="P1">saka (v.)</text:p>
      <text:p text:style-name="P1">saka (sus.), -nan</text:p>
      <text:p text:style-name="P1">saká (ath.)</text:p>
      <text:p text:style-name="P1">sakadó (sus.), -nan</text:p>
      <text:p text:style-name="P1">sakamentu (sus.)</text:p>
      <text:p text:style-name="P1">sakandia (sus.), -nan</text:p>
      <text:p text:style-name="P1">sakando </text:p>
      <text:p text:style-name="P1">sakarina (sus.)</text:p>
      <text:p text:style-name="P1">sake (sus.), -nan</text:p>
      <text:p text:style-name="P1">sakeo (sus.), -nan</text:p>
      <text:p text:style-name="P1">sakia (v.)</text:p>
      <text:p text:style-name="P1">sakiá (ath.)</text:p>
      <text:p text:style-name="P1">sakiadó (sus.), -nan</text:p>
      <text:p text:style-name="P1">sakramental (ath.)</text:p>
      <text:p text:style-name="P1">sakramento (sus.), -nan</text:p>
      <text:p text:style-name="P1">sakrifiká (v.)</text:p>
      <text:p text:style-name="P1">sakrifiká (ath.)</text:p>
      <text:p text:style-name="P1">sakrifikando </text:p>
      <text:p text:style-name="P1">sakrifisio (sus.), -nan</text:p>
      <text:p text:style-name="P1">sakrilegio (sus.), -nan</text:p>
      <text:p text:style-name="P1"><text:soft-page-break/>saksenu (ath.)</text:p>
      <text:p text:style-name="P1">saksofon (sus.), -nan</text:p>
      <text:p text:style-name="P1">saksofonista (sus.), -nan</text:p>
      <text:p text:style-name="P1">saku (sus.), -nan</text:p>
      <text:p text:style-name="P1">sakudí (v.)</text:p>
      <text:p text:style-name="P1">sakudí (ath.)</text:p>
      <text:p text:style-name="P1">sakudiendo </text:p>
      <text:p text:style-name="P1">sakudimentu (sus.)</text:p>
      <text:p text:style-name="P1">sala (sus.), -nan</text:p>
      <text:p text:style-name="P1">salada (sus.), -nan</text:p>
      <text:p text:style-name="P1">salario (sus.), -nan</text:p>
      <text:p text:style-name="P1">salba (v.)</text:p>
      <text:p text:style-name="P1">salbá (ath.)</text:p>
      <text:p text:style-name="P1">salbabida (sus.), -nan</text:p>
      <text:p text:style-name="P1">salbadó (sus.), -nan</text:p>
      <text:p text:style-name="P1">Salbador (sus.)</text:p>
      <text:p text:style-name="P1">salbamentu (sus.)</text:p>
      <text:p text:style-name="P1">salbando (sus.)</text:p>
      <text:p text:style-name="P1">salbashon (sus.)</text:p>
      <text:p text:style-name="P1">saldo (sus.), -nan</text:p>
      <text:p text:style-name="P1">salesman (sus.), -nan</text:p>
      <text:p text:style-name="P1">salfi (sus.), -nan</text:p>
      <text:p text:style-name="P1">salga (v.)</text:p>
      <text:p text:style-name="P1">salgá (ath.)</text:p>
      <text:p text:style-name="P1">salgamentu (sus.)</text:p>
      <text:p text:style-name="P1">salgando </text:p>
      <text:p text:style-name="P1">sali (v.)</text:p>
      <text:p text:style-name="P1">salí (ath.)</text:p>
      <text:p text:style-name="P1">salida (sus.), -nan</text:p>
      <text:p text:style-name="P1">saliendo </text:p>
      <text:p text:style-name="P1">saliente (ath.)</text:p>
      <text:p text:style-name="P1">salimentu (sus.)</text:p>
      <text:p text:style-name="P1">saliña (sus.), -nan</text:p>
      <text:p text:style-name="P1">salmo (sus.), -nan</text:p>
      <text:p text:style-name="P1">salmodiá (v.)</text:p>
      <text:p text:style-name="P1">salmodiá (ath.)</text:p>
      <text:p text:style-name="P1">salmou (sus.), -nan</text:p>
      <text:p text:style-name="P1">salòn (sus.), -nan</text:p>
      <text:p text:style-name="P1">salpeter (sus.)</text:p>
      <text:p text:style-name="P1">salsa (sus.), -nan</text:p>
      <text:p text:style-name="P1">salsero (sus.), -nan</text:p>
      <text:p text:style-name="P1">salta (v.)</text:p>
      <text:p text:style-name="P1">saltá (ath.)</text:p>
      <text:p text:style-name="P1">saltamentu (sus.)</text:p>
      <text:p text:style-name="P1"><text:soft-page-break/>saltando </text:p>
      <text:p text:style-name="P1">salto (sus.), -nan</text:p>
      <text:p text:style-name="P1">salu (sus.)</text:p>
      <text:p text:style-name="P1">salú (sus.), -nan</text:p>
      <text:p text:style-name="P1">salú (ath.)</text:p>
      <text:p text:style-name="P1">salubridat (sus.)</text:p>
      <text:p text:style-name="P1">saludá (v.)</text:p>
      <text:p text:style-name="P1">saludá (ath.)</text:p>
      <text:p text:style-name="P1">saludabel (ath.)</text:p>
      <text:p text:style-name="P1">saludando </text:p>
      <text:p text:style-name="P1">saludo (sus.), -nan</text:p>
      <text:p text:style-name="P1">saluer (v.)</text:p>
      <text:p text:style-name="P1">salvaguardá (v.)</text:p>
      <text:p text:style-name="P1">salvaguardá (ath.)</text:p>
      <text:p text:style-name="P1">salvo (sus.), -nan</text:p>
      <text:p text:style-name="P1">salvo (atv.)</text:p>
      <text:p text:style-name="P1">sam (sus.), -nan</text:p>
      <text:p text:style-name="P1">samaritano (sus.), -nan</text:p>
      <text:p text:style-name="P1">samba (sus.), -nan</text:p>
      <text:p text:style-name="P1">sambarku (sus.), -nan</text:p>
      <text:p text:style-name="P1">sambèchi (sus.), -nan</text:p>
      <text:p text:style-name="P1">sambumbu (sus.), -nan</text:p>
      <text:p text:style-name="P1">sambuyá (v.)</text:p>
      <text:p text:style-name="P1">sambuyadó (sus.), -nan</text:p>
      <text:p text:style-name="P1">sambuyamentu (sus.)</text:p>
      <text:p text:style-name="P1">sambuyando </text:p>
      <text:p text:style-name="P1">saminá (v.)</text:p>
      <text:p text:style-name="P1">saminá (ath.)</text:p>
      <text:p text:style-name="P1">saminadó (sus.), -nan</text:p>
      <text:p text:style-name="P1">saminando </text:p>
      <text:p text:style-name="P1">saminashon (sus.), -nan</text:p>
      <text:p text:style-name="P1">samsam (ath.)</text:p>
      <text:p text:style-name="P1">San (ath.)</text:p>
      <text:p text:style-name="P1">sana (v.)</text:p>
      <text:p text:style-name="P1">saná (ath.)</text:p>
      <text:p text:style-name="P1">sanamentu (sus.), -nan</text:p>
      <text:p text:style-name="P1">sanando </text:p>
      <text:p text:style-name="P1">sanashon (sus.), -nan</text:p>
      <text:p text:style-name="P1">sanatorio (sus.), -nan</text:p>
      <text:p text:style-name="P1">sandalia (sus.), -nan</text:p>
      <text:p text:style-name="P1">sanea (v.)</text:p>
      <text:p text:style-name="P1">saneá (ath.)</text:p>
      <text:p text:style-name="P1">saneamentu (sus.)</text:p>
      <text:p text:style-name="P1">sanger (sus.)</text:p>
      <text:p text:style-name="P1"><text:soft-page-break/>sangra (v.)</text:p>
      <text:p text:style-name="P1">sangrá (ath.)</text:p>
      <text:p text:style-name="P1">sangramentu (sus.)</text:p>
      <text:p text:style-name="P1">sangrando </text:p>
      <text:p text:style-name="P1">sangria (sus.), -nan</text:p>
      <text:p text:style-name="P1">sangriento (ath.)</text:p>
      <text:p text:style-name="P1">sangrihuela (sus.), -nan</text:p>
      <text:p text:style-name="P1">sangura (sus.), -nan</text:p>
      <text:p text:style-name="P1">sania </text:p>
      <text:p text:style-name="P1">saniá </text:p>
      <text:p text:style-name="P1">saniamentu </text:p>
      <text:p text:style-name="P1">saniando </text:p>
      <text:p text:style-name="P1">sanidat (sus.)</text:p>
      <text:p text:style-name="P1">sanka (sus.), -nan</text:p>
      <text:p text:style-name="P1">sankocho (sus.)</text:p>
      <text:p text:style-name="P1">sano (ath.)</text:p>
      <text:p text:style-name="P1">sanshon (sus.), -nan</text:p>
      <text:p text:style-name="P1">sanshoná (v.)</text:p>
      <text:p text:style-name="P1">sanshoná (ath.)</text:p>
      <text:p text:style-name="P1">sanskrit (sus.)</text:p>
      <text:p text:style-name="P1">Santa (ath.)</text:p>
      <text:p text:style-name="P1">santana (sus.), -nan</text:p>
      <text:p text:style-name="P1">santidat (sus.), -nan</text:p>
      <text:p text:style-name="P1">santidat (ath.)</text:p>
      <text:p text:style-name="P1">santifiká (v.)</text:p>
      <text:p text:style-name="P1">santifiká (ath.)</text:p>
      <text:p text:style-name="P1">santifikando </text:p>
      <text:p text:style-name="P1">santifikashon (sus.)</text:p>
      <text:p text:style-name="P1">Santísima (ath.)</text:p>
      <text:p text:style-name="P1">Santísimo (ath.)</text:p>
      <text:p text:style-name="P1">Santo </text:p>
      <text:p text:style-name="P1">santoli (sus.), -nan</text:p>
      <text:p text:style-name="P1">santu (sus.), -nan</text:p>
      <text:p text:style-name="P1">santu (ath.)</text:p>
      <text:p text:style-name="P1">sanzjèn (ath.)</text:p>
      <text:p text:style-name="P1">sapaté (sus.), -nan</text:p>
      <text:p text:style-name="P1">sapatia (sus.), -nan</text:p>
      <text:p text:style-name="P1">sapatiá (v.)</text:p>
      <text:p text:style-name="P1">sapatiando </text:p>
      <text:p text:style-name="P1">sapatu (sus.), -nan</text:p>
      <text:p text:style-name="P1">sapu (sus.), -nan</text:p>
      <text:p text:style-name="P1">sara (v.)</text:p>
      <text:p text:style-name="P1">sará (ath.)</text:p>
      <text:p text:style-name="P1">sarampi (sus.)</text:p>
      <text:p text:style-name="P1"><text:soft-page-break/>sardinchi (sus.), -nan</text:p>
      <text:p text:style-name="P1">sarkasmo (sus.)</text:p>
      <text:p text:style-name="P1">sarkástiko (ath.)</text:p>
      <text:p text:style-name="P1">sarna (sus.)</text:p>
      <text:p text:style-name="P1">sas (sus.), -nan</text:p>
      <text:p text:style-name="P1">saserdosio (sus.), -nan</text:p>
      <text:p text:style-name="P1">saserdote (sus.), -nan</text:p>
      <text:p text:style-name="P1">sasia (v.)</text:p>
      <text:p text:style-name="P1">sasiá (ath.)</text:p>
      <text:p text:style-name="P1">sasoná (v.)</text:p>
      <text:p text:style-name="P1">sasoná (ath.)</text:p>
      <text:p text:style-name="P1">sastre (sus.), -nan</text:p>
      <text:p text:style-name="P1">sastreria (sus.), -nan</text:p>
      <text:p text:style-name="P1">satanas (sus.), -nan</text:p>
      <text:p text:style-name="P1">satániko (ath.)</text:p>
      <text:p text:style-name="P1">saté (sus.), -nan</text:p>
      <text:p text:style-name="P1">satelit (sus.), -nan</text:p>
      <text:p text:style-name="P1">satélite (sus.), -nan</text:p>
      <text:p text:style-name="P1">satin (sus.)</text:p>
      <text:p text:style-name="P1">sátira (sus.), -nan</text:p>
      <text:p text:style-name="P1">satíriko (ath.)</text:p>
      <text:p text:style-name="P1">satisfakshon (sus.)</text:p>
      <text:p text:style-name="P1">satisfaktorio (ath.)</text:p>
      <text:p text:style-name="P1">satisfasé (v.)</text:p>
      <text:p text:style-name="P1">satisfasiendo </text:p>
      <text:p text:style-name="P1">satisfecho (ath.)</text:p>
      <text:p text:style-name="P1">saturá (v.)</text:p>
      <text:p text:style-name="P1">saturá (ath.)</text:p>
      <text:p text:style-name="P1">saturashon (sus.)</text:p>
      <text:p text:style-name="P1">saturnino (ath.)</text:p>
      <text:p text:style-name="P1">Saturno (sus.)</text:p>
      <text:p text:style-name="P1">sauko (sus.), -nan</text:p>
      <text:p text:style-name="P1">saya (sus.), -nan</text:p>
      <text:p text:style-name="P1">scan (v.)</text:p>
      <text:p text:style-name="P1">scan (sus.), -nan</text:p>
      <text:p text:style-name="P1">scanner (sus.), -nan</text:p>
      <text:p text:style-name="P1">se </text:p>
      <text:p text:style-name="P1">seapel (sus.), -nan</text:p>
      <text:p text:style-name="P1">seba (v.)</text:p>
      <text:p text:style-name="P1">sebá (ath.)</text:p>
      <text:p text:style-name="P1">sebu (sus.)</text:p>
      <text:p text:style-name="P1">seda (sus.)</text:p>
      <text:p text:style-name="P1">sede (sus.), -nan</text:p>
      <text:p text:style-name="P1">seder (sus.), -nan</text:p>
      <text:p text:style-name="P1"><text:soft-page-break/>sedukshon (sus.), -nan</text:p>
      <text:p text:style-name="P1">seduktor (sus.), -nan</text:p>
      <text:p text:style-name="P1">seduktor (ath.)</text:p>
      <text:p text:style-name="P1">sédula (sus.), -nan</text:p>
      <text:p text:style-name="P1">sedusí (v.)</text:p>
      <text:p text:style-name="P1">sedusí (ath.)</text:p>
      <text:p text:style-name="P1">sedusiendo </text:p>
      <text:p text:style-name="P1">sefardí (v.)</text:p>
      <text:p text:style-name="P1">sefardí (ath.)</text:p>
      <text:p text:style-name="P1">sefardim (sus.)</text:p>
      <text:p text:style-name="P1">sefardita (sus.), -nan</text:p>
      <text:p text:style-name="P1">sefta (v.)</text:p>
      <text:p text:style-name="P1">sefta (sus.), -nan</text:p>
      <text:p text:style-name="P1">seftá (ath.)</text:p>
      <text:p text:style-name="P1">seftamentu (sus.)</text:p>
      <text:p text:style-name="P1">seftando </text:p>
      <text:p text:style-name="P1">seftu (sus.), -nan</text:p>
      <text:p text:style-name="P1">segmentá (v.)</text:p>
      <text:p text:style-name="P1">segmentá (ath.)</text:p>
      <text:p text:style-name="P1">segmentando </text:p>
      <text:p text:style-name="P1">segmentario (ath.)</text:p>
      <text:p text:style-name="P1">segmentashon (sus.)</text:p>
      <text:p text:style-name="P1">segmento (sus.), -nan</text:p>
      <text:p text:style-name="P1">seguidamente (atv.)</text:p>
      <text:p text:style-name="P1">segun (atv.)</text:p>
      <text:p text:style-name="P1">segunda (ath.)</text:p>
      <text:p text:style-name="P1">segundo (ath.)</text:p>
      <text:p text:style-name="P1">seguridat (sus.), -nan</text:p>
      <text:p text:style-name="P1">seguro (sus.), -nan</text:p>
      <text:p text:style-name="P1">seha (sus.), -nan</text:p>
      <text:p text:style-name="P1">seibor (sus.), -nan</text:p>
      <text:p text:style-name="P1">seifer (sus.), -nan</text:p>
      <text:p text:style-name="P1">seis </text:p>
      <text:p text:style-name="P1">seisshen </text:p>
      <text:p text:style-name="P1">seka (num.)</text:p>
      <text:p text:style-name="P1">seká (ath.)</text:p>
      <text:p text:style-name="P1">sekamentu (sus.)</text:p>
      <text:p text:style-name="P1">sekando </text:p>
      <text:p text:style-name="P1">sekante (sus.), -nan</text:p>
      <text:p text:style-name="P1">sekat (sus.), -nan</text:p>
      <text:p text:style-name="P1">sekònde (sus.), -nan</text:p>
      <text:p text:style-name="P1">sekretaria (sus.), -nan</text:p>
      <text:p text:style-name="P1">sekretario (sus.), -nan</text:p>
      <text:p text:style-name="P1">sekreto (sus.), -nan</text:p>
      <text:p text:style-name="P1"><text:soft-page-break/>sèks (sus.)</text:p>
      <text:p text:style-name="P1">sekshon (sus.), -nan</text:p>
      <text:p text:style-name="P1">sèksi (ath.)</text:p>
      <text:p text:style-name="P1">sekso (sus.), -nan</text:p>
      <text:p text:style-name="P1">seksteto (sus.), -nan</text:p>
      <text:p text:style-name="P1">sékstuplo (ath.)</text:p>
      <text:p text:style-name="P1">seksual (ath.)</text:p>
      <text:p text:style-name="P1">seksualidat (sus.)</text:p>
      <text:p text:style-name="P1">seksualmente (atv.)</text:p>
      <text:p text:style-name="P1">sekta (sus.), -nan</text:p>
      <text:p text:style-name="P1">sektarial (ath.)</text:p>
      <text:p text:style-name="P1">sektario (ath.)</text:p>
      <text:p text:style-name="P1">sektarismo (sus.)</text:p>
      <text:p text:style-name="P1">sektor (sus.), -nan</text:p>
      <text:p text:style-name="P1">seku (ath.)</text:p>
      <text:p text:style-name="P1">sekuensia (sus.), -nan</text:p>
      <text:p text:style-name="P1">sekuestrá (v.)</text:p>
      <text:p text:style-name="P1">sekuestrá (ath.)</text:p>
      <text:p text:style-name="P1">sekuestradó (sus.), -nan</text:p>
      <text:p text:style-name="P1">sekuestrando </text:p>
      <text:p text:style-name="P1">sekuestro (sus.), -nan</text:p>
      <text:p text:style-name="P1">sekular (ath.)</text:p>
      <text:p text:style-name="P1">sekularisá (v.)</text:p>
      <text:p text:style-name="P1">sekularisá (ath.)</text:p>
      <text:p text:style-name="P1">sekularisando </text:p>
      <text:p text:style-name="P1">sekularisashon (sus.)</text:p>
      <text:p text:style-name="P1">sekundá (v.)</text:p>
      <text:p text:style-name="P1">sekundá (ath.)</text:p>
      <text:p text:style-name="P1">sekundario (sus.)</text:p>
      <text:p text:style-name="P1">sekura (sus.), -nan</text:p>
      <text:p text:style-name="P1">sèl (sus.), -nan</text:p>
      <text:p text:style-name="P1">seladó (sus.), -nan</text:p>
      <text:p text:style-name="P1">selashi (sus.), -nan</text:p>
      <text:p text:style-name="P1">sèldu (sus.), -nan</text:p>
      <text:p text:style-name="P1">selebrá (v.)</text:p>
      <text:p text:style-name="P1">selebrá (ath.)</text:p>
      <text:p text:style-name="P1">selebrando </text:p>
      <text:p text:style-name="P1">selebrante (sus.), -nan</text:p>
      <text:p text:style-name="P1">selebrashon (sus.), -nan</text:p>
      <text:p text:style-name="P1">sélebre (ath.)</text:p>
      <text:p text:style-name="P1">selebridat (sus.), -nan</text:p>
      <text:p text:style-name="P1">selekshon (sus.), -nan</text:p>
      <text:p text:style-name="P1">selekshoná (v.)</text:p>
      <text:p text:style-name="P1">selekshoná (ath.)</text:p>
      <text:p text:style-name="P1"><text:soft-page-break/>selekshonando </text:p>
      <text:p text:style-name="P1">selektá (v.)</text:p>
      <text:p text:style-name="P1">selektá (ath.)</text:p>
      <text:p text:style-name="P1">selektando </text:p>
      <text:p text:style-name="P1">selestial (ath.)</text:p>
      <text:p text:style-name="P1">selfservice (ath.)</text:p>
      <text:p text:style-name="P1">selibatario (ath.)</text:p>
      <text:p text:style-name="P1">selibato (sus.)</text:p>
      <text:p text:style-name="P1">séliga (sus.)</text:p>
      <text:p text:style-name="P1">selofan (sus.)</text:p>
      <text:p text:style-name="P1">selonan </text:p>
      <text:p text:style-name="P1">sélula (sus.), -nan</text:p>
      <text:p text:style-name="P1">selular (sus.), -nan</text:p>
      <text:p text:style-name="P1">selular (ath.)</text:p>
      <text:p text:style-name="P1">sèlulòit (sus.)</text:p>
      <text:p text:style-name="P1">selva (sus.), -nan</text:p>
      <text:p text:style-name="P1">selvikultura (sus.)</text:p>
      <text:p text:style-name="P1">semana (sus.)</text:p>
      <text:p text:style-name="P1">semanal (ath.)</text:p>
      <text:p text:style-name="P1">semanario (sus.), -nan</text:p>
      <text:p text:style-name="P1">semántika (sus.)</text:p>
      <text:p text:style-name="P1">semántiko (ath.)</text:p>
      <text:p text:style-name="P1">sembra (v.)</text:p>
      <text:p text:style-name="P1">sembrá (ath.)</text:p>
      <text:p text:style-name="P1">sembradó (sus.), -nan</text:p>
      <text:p text:style-name="P1">sembramentu (sus.)</text:p>
      <text:p text:style-name="P1">sembrando </text:p>
      <text:p text:style-name="P1">semehansa (sus.), -nan</text:p>
      <text:p text:style-name="P1">semehante (sus.), -nan</text:p>
      <text:p text:style-name="P1">semènt (sus.)</text:p>
      <text:p text:style-name="P1">sementerio (sus.), -nan</text:p>
      <text:p text:style-name="P1">semèster (sus.), -nan</text:p>
      <text:p text:style-name="P1">semi (atv.)</text:p>
      <text:p text:style-name="P1">seminario (sus.), -nan</text:p>
      <text:p text:style-name="P1">semiofisial (ath.)</text:p>
      <text:p text:style-name="P1">semioutomátiko (ath.)</text:p>
      <text:p text:style-name="P1">semisírkulo (sus.), -nan</text:p>
      <text:p text:style-name="P1">semper (atv.)</text:p>
      <text:p text:style-name="P1">sèn (sus.), -nan</text:p>
      <text:p text:style-name="P1">sena (sus.), -nan</text:p>
      <text:p text:style-name="P1">seña (sus.), -nan</text:p>
      <text:p text:style-name="P1">senado (sus.), -nan</text:p>
      <text:p text:style-name="P1">senador (sus.), -nan</text:p>
      <text:p text:style-name="P1">señal (sus.), -nan</text:p>
      <text:p text:style-name="P1"><text:soft-page-break/>señalá (v.)</text:p>
      <text:p text:style-name="P1">señalá (ath.)</text:p>
      <text:p text:style-name="P1">señalamentu (sus.)</text:p>
      <text:p text:style-name="P1">señalando </text:p>
      <text:p text:style-name="P1">senando </text:p>
      <text:p text:style-name="P1">senario (sus.), -nan</text:p>
      <text:p text:style-name="P1">sende (v.)</text:p>
      <text:p text:style-name="P1">sendedó (sus.), -nan</text:p>
      <text:p text:style-name="P1">sendementu (sus.)</text:p>
      <text:p text:style-name="P1">sendí (ath.)</text:p>
      <text:p text:style-name="P1">sendiendo </text:p>
      <text:p text:style-name="P1">sènguènè (sus.), -nan</text:p>
      <text:p text:style-name="P1">senk (v.)</text:p>
      <text:p text:style-name="P1">senkmentu (sus.)</text:p>
      <text:p text:style-name="P1">seno (sus.), -nan</text:p>
      <text:p text:style-name="P1">señor (sus.), -nan</text:p>
      <text:p text:style-name="P1">señora (sus.), -nan</text:p>
      <text:p text:style-name="P1">señorita (sus.), -nan</text:p>
      <text:p text:style-name="P1">sensashon (sus.), -nan</text:p>
      <text:p text:style-name="P1">sensates (sus.)</text:p>
      <text:p text:style-name="P1">sensato (ath.)</text:p>
      <text:p text:style-name="P1">sensia (v.)</text:p>
      <text:p text:style-name="P1">sensiá (ath.)</text:p>
      <text:p text:style-name="P1">sensiamentu (sus.)</text:p>
      <text:p text:style-name="P1">sensiando </text:p>
      <text:p text:style-name="P1">sensibel (ath.)</text:p>
      <text:p text:style-name="P1">sensibilidat (sus.), -nan</text:p>
      <text:p text:style-name="P1">sensies (sus.)</text:p>
      <text:p text:style-name="P1">sensio (ath.)</text:p>
      <text:p text:style-name="P1">sensitividat (sus.), -nan</text:p>
      <text:p text:style-name="P1">sensitivismo (sus.)</text:p>
      <text:p text:style-name="P1">sensitivo (ath.)</text:p>
      <text:p text:style-name="P1">senso (sus.), -nan</text:p>
      <text:p text:style-name="P1">sensual (ath.)</text:p>
      <text:p text:style-name="P1">sensualidat (sus.)</text:p>
      <text:p text:style-name="P1">sensualismo (sus.)</text:p>
      <text:p text:style-name="P1">sensura (sus.), -nan</text:p>
      <text:p text:style-name="P1">sensurá (v.)</text:p>
      <text:p text:style-name="P1">sensurá (ath.)</text:p>
      <text:p text:style-name="P1">sensurabel (ath.)</text:p>
      <text:p text:style-name="P1">sensurando </text:p>
      <text:p text:style-name="P1">sentebibu (sus.), -nan</text:p>
      <text:p text:style-name="P1">sentenar (sus.), -nan</text:p>
      <text:p text:style-name="P1">sentenáres (sus.)</text:p>
      <text:p text:style-name="P1"><text:soft-page-break/>sentensia (sus.), -nan</text:p>
      <text:p text:style-name="P1">sentensiá (v.)</text:p>
      <text:p text:style-name="P1">sentensiá (ath.)</text:p>
      <text:p text:style-name="P1">sentensiando </text:p>
      <text:p text:style-name="P1">sentésimo (ath.)</text:p>
      <text:p text:style-name="P1">sentido (sus.), -nan</text:p>
      <text:p text:style-name="P1">sentimental (ath.)</text:p>
      <text:p text:style-name="P1">sentimentalismo (sus.)</text:p>
      <text:p text:style-name="P1">sentral (sus.), -nan</text:p>
      <text:p text:style-name="P1">sentral (ath.)</text:p>
      <text:p text:style-name="P1">sentralisá (v.)</text:p>
      <text:p text:style-name="P1">sentralisá (ath.)</text:p>
      <text:p text:style-name="P1">sentralisando </text:p>
      <text:p text:style-name="P1">sentralisashon (sus.)</text:p>
      <text:p text:style-name="P1">sentralismo (sus.)</text:p>
      <text:p text:style-name="P1">sentro (sus.), -nan</text:p>
      <text:p text:style-name="P1">sèntwich (sus.), -nan</text:p>
      <text:p text:style-name="P1">sepa (sus.)</text:p>
      <text:p text:style-name="P1">sepá (ath.)</text:p>
      <text:p text:style-name="P1">separá (v.)</text:p>
      <text:p text:style-name="P1">separá (ath.)</text:p>
      <text:p text:style-name="P1">separadamente (atv.)</text:p>
      <text:p text:style-name="P1">separando </text:p>
      <text:p text:style-name="P1">separashon (sus.), -nan</text:p>
      <text:p text:style-name="P1">separatismo (sus.)</text:p>
      <text:p text:style-name="P1">separatista (sus.), -nan</text:p>
      <text:p text:style-name="P1">separatista (ath.)</text:p>
      <text:p text:style-name="P1">sepia (v.)</text:p>
      <text:p text:style-name="P1">sepia (sus.)</text:p>
      <text:p text:style-name="P1">sepio (sus.), -nan</text:p>
      <text:p text:style-name="P1">sèptèmber (sus.), -nan</text:p>
      <text:p text:style-name="P1">séptimo (ath.)</text:p>
      <text:p text:style-name="P1">ser (sus.), -nan</text:p>
      <text:p text:style-name="P1">sera (v.)</text:p>
      <text:p text:style-name="P1">será (ath.)</text:p>
      <text:p text:style-name="P1">seramentu (sus.)</text:p>
      <text:p text:style-name="P1">serámika (sus.)</text:p>
      <text:p text:style-name="P1">seramista (sus.), -nan</text:p>
      <text:p text:style-name="P1">serando </text:p>
      <text:p text:style-name="P1">serbes (sus.), -nan</text:p>
      <text:p text:style-name="P1">serbeseria (sus.), -nan</text:p>
      <text:p text:style-name="P1">sèrbètè (sus.), -nan</text:p>
      <text:p text:style-name="P1">serebral (ath.)</text:p>
      <text:p text:style-name="P1">serebro (sus.), -nan</text:p>
      <text:p text:style-name="P1"><text:soft-page-break/>seremonia (sus.), -nan</text:p>
      <text:p text:style-name="P1">serena (sus.)</text:p>
      <text:p text:style-name="P1">serená (ath.)</text:p>
      <text:p text:style-name="P1">serenada (sus.), -nan</text:p>
      <text:p text:style-name="P1">serenando </text:p>
      <text:p text:style-name="P1">seri (sus.), -nan</text:p>
      <text:p text:style-name="P1">serial (sus.), -nan</text:p>
      <text:p text:style-name="P1">serial (ath.)</text:p>
      <text:p text:style-name="P1">seriamente (atv.)</text:p>
      <text:p text:style-name="P1">seriedat (sus.)</text:p>
      <text:p text:style-name="P1">serio (ath.)</text:p>
      <text:p text:style-name="P1">serka (ath.)</text:p>
      <text:p text:style-name="P1">serká (sus.), -nan</text:p>
      <text:p text:style-name="P1">serká (ath.)</text:p>
      <text:p text:style-name="P1">serkania (sus.)</text:p>
      <text:p text:style-name="P1">seropositif (ath.)</text:p>
      <text:p text:style-name="P1">seropositivo (ath.)</text:p>
      <text:p text:style-name="P1">sertámen (sus.), -nan</text:p>
      <text:p text:style-name="P1">sertesa (sus.)</text:p>
      <text:p text:style-name="P1">sertidumbre (sus.)</text:p>
      <text:p text:style-name="P1">sertifiká (v.)</text:p>
      <text:p text:style-name="P1">sertifiká (ath.)</text:p>
      <text:p text:style-name="P1">sertifikado (sus.), -nan</text:p>
      <text:p text:style-name="P1">sertifikando </text:p>
      <text:p text:style-name="P1">sertifikashon (sus.), -nan</text:p>
      <text:p text:style-name="P1">seru (sus.), -nan</text:p>
      <text:p text:style-name="P1">servidumbre (sus.), -nan</text:p>
      <text:p text:style-name="P1">servil (ath.)</text:p>
      <text:p text:style-name="P1">servisio (sus.), -nan</text:p>
      <text:p text:style-name="P1">serzjant (sus.), -nan</text:p>
      <text:p text:style-name="P1">sesantia (sus.), -nan</text:p>
      <text:p text:style-name="P1">sesaria (sus.), -nan</text:p>
      <text:p text:style-name="P1">sesenta </text:p>
      <text:p text:style-name="P1">sesu (sus.), -nan</text:p>
      <text:p text:style-name="P1">sesura (sus.), -nan</text:p>
      <text:p text:style-name="P1">set (sus.)</text:p>
      <text:p text:style-name="P1">sèt (sus.), -nan</text:p>
      <text:p text:style-name="P1">setenta </text:p>
      <text:p text:style-name="P1">seter (sus.), -nan</text:p>
      <text:p text:style-name="P1">sètòp (sus.)</text:p>
      <text:p text:style-name="P1">seú (sus.)</text:p>
      <text:p text:style-name="P1">severidat (sus.)</text:p>
      <text:p text:style-name="P1">severo (ath.)</text:p>
      <text:p text:style-name="P1">seya (v.)</text:p>
      <text:p text:style-name="P1"><text:soft-page-break/>seyá (ath.)</text:p>
      <text:p text:style-name="P1">seyamentu (sus.)</text:p>
      <text:p text:style-name="P1">seyando </text:p>
      <text:p text:style-name="P1">shabat (sus.), -nan</text:p>
      <text:p text:style-name="P1">shabrak (sus.), -nan</text:p>
      <text:p text:style-name="P1">shaft (sus.), -nan</text:p>
      <text:p text:style-name="P1">shain (v.)</text:p>
      <text:p text:style-name="P1">shainmentu (sus.)</text:p>
      <text:p text:style-name="P1">shaker (sus.), -nan</text:p>
      <text:p text:style-name="P1">shal (sus.), -nan</text:p>
      <text:p text:style-name="P1">shampaña (sus.), -nan</text:p>
      <text:p text:style-name="P1">shampu (sus.), -nan</text:p>
      <text:p text:style-name="P1">shangriná (v.)</text:p>
      <text:p text:style-name="P1">shangriná (ath.)</text:p>
      <text:p text:style-name="P1">shanguilié (sus.), -nan</text:p>
      <text:p text:style-name="P1">shap (sus.), -nan</text:p>
      <text:p text:style-name="P1">shapero (sus.), -nan</text:p>
      <text:p text:style-name="P1">shawawa (sus.), -nan</text:p>
      <text:p text:style-name="P1">shawawa (ath.)</text:p>
      <text:p text:style-name="P1">shef </text:p>
      <text:p text:style-name="P1">shèf (sus.), -nan</text:p>
      <text:p text:style-name="P1">shèfkòk (sus.), -nan</text:p>
      <text:p text:style-name="P1">sheft (sus.), -nan</text:p>
      <text:p text:style-name="P1">sheik (sus.), -nan</text:p>
      <text:p text:style-name="P1">shèlak (sus.), -nan</text:p>
      <text:p text:style-name="P1">shèlak (ath.)</text:p>
      <text:p text:style-name="P1">shelu (sus.), -nan</text:p>
      <text:p text:style-name="P1">shen </text:p>
      <text:p text:style-name="P1">shenpia (sus.), -nan</text:p>
      <text:p text:style-name="P1">shentiun </text:p>
      <text:p text:style-name="P1">shentiunu </text:p>
      <text:p text:style-name="P1">shèri (sus.), -nan</text:p>
      <text:p text:style-name="P1">shèrif (sus.), -nan</text:p>
      <text:p text:style-name="P1">shèrp (sus.), -nan</text:p>
      <text:p text:style-name="P1">shèrpa (sus.), -nan</text:p>
      <text:p text:style-name="P1">shèrs (sus.), -nan</text:p>
      <text:p text:style-name="P1">shete </text:p>
      <text:p text:style-name="P1">sheteshen </text:p>
      <text:p text:style-name="P1">shi (v.)</text:p>
      <text:p text:style-name="P1">shiita (sus.), -nan</text:p>
      <text:p text:style-name="P1">shiita (ath.)</text:p>
      <text:p text:style-name="P1">shik (ath.)</text:p>
      <text:p text:style-name="P1">shimaron (ath.)</text:p>
      <text:p text:style-name="P1">shimaruku (sus.), -nan</text:p>
      <text:p text:style-name="P1"><text:soft-page-break/>shimis (sus.), -nan</text:p>
      <text:p text:style-name="P1">shinishi (sus.), -nan</text:p>
      <text:p text:style-name="P1">shinishi (ath.)</text:p>
      <text:p text:style-name="P1">shintoismo (sus.)</text:p>
      <text:p text:style-name="P1">shirishiri (sus.), -nan</text:p>
      <text:p text:style-name="P1">shirt (sus.), -nan</text:p>
      <text:p text:style-name="P1">shishi (sus.), -nan</text:p>
      <text:p text:style-name="P1">shishi (ath.)</text:p>
      <text:p text:style-name="P1">shoa (sus.)</text:p>
      <text:p text:style-name="P1">shoarma (sus.), -nan</text:p>
      <text:p text:style-name="P1">shòbel (v.)</text:p>
      <text:p text:style-name="P1">shòbelmentu (sus.)</text:p>
      <text:p text:style-name="P1">shofùr (sus.), -nan</text:p>
      <text:p text:style-name="P1">shòk (sus.), -nan</text:p>
      <text:p text:style-name="P1">shokes (sus.), -nan</text:p>
      <text:p text:style-name="P1">shokomèl (sus.), -nan</text:p>
      <text:p text:style-name="P1">shon (sus.), -nan</text:p>
      <text:p text:style-name="P1">shòp (sus.), -nan</text:p>
      <text:p text:style-name="P1">shorotá (v.)</text:p>
      <text:p text:style-name="P1">shorotá (ath.)</text:p>
      <text:p text:style-name="P1">shòrt (sus.), -nan</text:p>
      <text:p text:style-name="P1">shorum (sus.), -nan</text:p>
      <text:p text:style-name="P1">shòt (sus.), -nan</text:p>
      <text:p text:style-name="P1">shou (v.)</text:p>
      <text:p text:style-name="P1">shoudó (sus.), -nan</text:p>
      <text:p text:style-name="P1">shoumentu (sus.)</text:p>
      <text:p text:style-name="P1">shouru (sus.), -nan</text:p>
      <text:p text:style-name="P1">shouru (ath.)</text:p>
      <text:p text:style-name="P1">shovinismo (sus.)</text:p>
      <text:p text:style-name="P1">shovinista (sus.), -nan</text:p>
      <text:p text:style-name="P1">shovinista (ath.)</text:p>
      <text:p text:style-name="P1">show (sus.), -nan</text:p>
      <text:p text:style-name="P1">showcase , -nan</text:p>
      <text:p text:style-name="P1">showroom , -nan</text:p>
      <text:p text:style-name="P1">shua (sus.), -nan</text:p>
      <text:p text:style-name="P1">shuata (v.)</text:p>
      <text:p text:style-name="P1">shuatá (ath.)</text:p>
      <text:p text:style-name="P1">shuatamentu (sus.)</text:p>
      <text:p text:style-name="P1">shuri (sus.), -nan</text:p>
      <text:p text:style-name="P1">shut (sus.), -nan</text:p>
      <text:p text:style-name="P1">si </text:p>
      <text:p text:style-name="P1">sí </text:p>
      <text:p text:style-name="P1">sia (sus.), -nan</text:p>
      <text:p text:style-name="P1">siamentu (sus.)</text:p>
      <text:p text:style-name="P1"><text:soft-page-break/>sibilante (sus.), -nan</text:p>
      <text:p text:style-name="P1">siboyo (sus.), -nan</text:p>
      <text:p text:style-name="P1">siega (v.)</text:p>
      <text:p text:style-name="P1">siegu (sus.), -nan</text:p>
      <text:p text:style-name="P1">siegu (ath.)</text:p>
      <text:p text:style-name="P1">siensia (sus.)</text:p>
      <text:p text:style-name="P1">sientífiko (sus.), -nan</text:p>
      <text:p text:style-name="P1">sientífiko (ath.)</text:p>
      <text:p text:style-name="P1">siere (sus.), -nan</text:p>
      <text:p text:style-name="P1">sierto (ath.)</text:p>
      <text:p text:style-name="P1">siervo (sus.), -nan</text:p>
      <text:p text:style-name="P1">sífilis (sus.)</text:p>
      <text:p text:style-name="P1">sifra (sus.), -nan</text:p>
      <text:p text:style-name="P1">sigá (sus.), -nan</text:p>
      <text:p text:style-name="P1">sigaria (sus.), -nan</text:p>
      <text:p text:style-name="P1">sigla (sus.), -nan</text:p>
      <text:p text:style-name="P1">siglo (sus.), -nan</text:p>
      <text:p text:style-name="P1">signatario (sus.), -nan</text:p>
      <text:p text:style-name="P1">signatura (sus.), -nan</text:p>
      <text:p text:style-name="P1">signifikante (ath.)</text:p>
      <text:p text:style-name="P1">signifikativo (ath.)</text:p>
      <text:p text:style-name="P1">signo (sus.), -nan</text:p>
      <text:p text:style-name="P1">sigui (v.)</text:p>
      <text:p text:style-name="P1">siguí (ath.)</text:p>
      <text:p text:style-name="P1">siguidó (sus.), -nan</text:p>
      <text:p text:style-name="P1">siguiendo </text:p>
      <text:p text:style-name="P1">siguiente (ath.)</text:p>
      <text:p text:style-name="P1">siguimentu (sus.)</text:p>
      <text:p text:style-name="P1">sigur (ath.)</text:p>
      <text:p text:style-name="P1">sigurá (ath.)</text:p>
      <text:p text:style-name="P1">siguramentu (sus.)</text:p>
      <text:p text:style-name="P1">siguransa (sus.)</text:p>
      <text:p text:style-name="P1">siguridat (sus.), -nan</text:p>
      <text:p text:style-name="P1">sikatris (sus.), -nan</text:p>
      <text:p text:style-name="P1">sike (sus.), -nan</text:p>
      <text:p text:style-name="P1">sikiater (sus.), -nan</text:p>
      <text:p text:style-name="P1">sikiatra (sus.), -nan</text:p>
      <text:p text:style-name="P1">sikiatria (sus.)</text:p>
      <text:p text:style-name="P1">sikiátriko (ath.)</text:p>
      <text:p text:style-name="P1">sikiera (atv.)</text:p>
      <text:p text:style-name="P1">síkiko (ath.)</text:p>
      <text:p text:style-name="P1">síkliko (ath.)</text:p>
      <text:p text:style-name="P1">siklismo (sus.)</text:p>
      <text:p text:style-name="P1">siklista (sus.), -nan</text:p>
      <text:p text:style-name="P1"><text:soft-page-break/>siklo (sus.), -nan</text:p>
      <text:p text:style-name="P1">siklon (sus.), -nan</text:p>
      <text:p text:style-name="P1">sikoanálisis (sus.), -nan</text:p>
      <text:p text:style-name="P1">sikoanalista (sus.), -nan</text:p>
      <text:p text:style-name="P1">sikoanalítiko (ath.)</text:p>
      <text:p text:style-name="P1">sikodéliko (ath.)</text:p>
      <text:p text:style-name="P1">sikofísiko (ath.)</text:p>
      <text:p text:style-name="P1">sikolingwísa (sus.), -nan</text:p>
      <text:p text:style-name="P1">sikolingwístika (sus.)</text:p>
      <text:p text:style-name="P1">sikolingwístiko (ath.)</text:p>
      <text:p text:style-name="P1">sikologia (sus.)</text:p>
      <text:p text:style-name="P1">sikológiko (ath.)</text:p>
      <text:p text:style-name="P1">sikólogo (sus.), -nan</text:p>
      <text:p text:style-name="P1">sikorei (sus.), -nan</text:p>
      <text:p text:style-name="P1">sikosomátiko (ath.)</text:p>
      <text:p text:style-name="P1">sílaba (sus.), -nan</text:p>
      <text:p text:style-name="P1">silabeo (sus.)</text:p>
      <text:p text:style-name="P1">silabiá (v.)</text:p>
      <text:p text:style-name="P1">silabiá (ath.)</text:p>
      <text:p text:style-name="P1">silábiko (ath.)</text:p>
      <text:p text:style-name="P1">silantro (sus.)</text:p>
      <text:p text:style-name="P1">silensio (sus.), -nan</text:p>
      <text:p text:style-name="P1">silensioso (ath.)</text:p>
      <text:p text:style-name="P1">silinder (sus.), -nan</text:p>
      <text:p text:style-name="P1">silíndriko (ath.)</text:p>
      <text:p text:style-name="P1">silueta (sus.), -nan</text:p>
      <text:p text:style-name="P1">silvèster (ath.)</text:p>
      <text:p text:style-name="P1">simadan (sus.), -nan</text:p>
      <text:p text:style-name="P1">siman (sus.), -nan</text:p>
      <text:p text:style-name="P1">simbólikamente (atv.)</text:p>
      <text:p text:style-name="P1">simbóliko (ath.)</text:p>
      <text:p text:style-name="P1">simbolisá (v.)</text:p>
      <text:p text:style-name="P1">simbolisá (ath.)</text:p>
      <text:p text:style-name="P1">simbolisando </text:p>
      <text:p text:style-name="P1">simbolisashon (sus.), -nan</text:p>
      <text:p text:style-name="P1">simbolismo (sus.), -nan</text:p>
      <text:p text:style-name="P1">simbolista (sus.), -nan</text:p>
      <text:p text:style-name="P1">símbolo (sus.), -nan</text:p>
      <text:p text:style-name="P1">simetria (sus.)</text:p>
      <text:p text:style-name="P1">simétriko (ath.)</text:p>
      <text:p text:style-name="P1">simia (sus.), -nan</text:p>
      <text:p text:style-name="P1">símil (sus.), -nan</text:p>
      <text:p text:style-name="P1">similar (ath.)</text:p>
      <text:p text:style-name="P1">similaridat (sus.), -nan</text:p>
      <text:p text:style-name="P1"><text:soft-page-break/>simpatia (sus.), -nan</text:p>
      <text:p text:style-name="P1">simpátiko (ath.)</text:p>
      <text:p text:style-name="P1">simpatisá (v.)</text:p>
      <text:p text:style-name="P1">simpel (ath.)</text:p>
      <text:p text:style-name="P1">simplemente (atv.)</text:p>
      <text:p text:style-name="P1">simplesa (sus.), -nan</text:p>
      <text:p text:style-name="P1">simplifiká (v.)</text:p>
      <text:p text:style-name="P1">simplifiká (ath.)</text:p>
      <text:p text:style-name="P1">simplifikando </text:p>
      <text:p text:style-name="P1">simplifikashon (sus.)</text:p>
      <text:p text:style-name="P1">simplismo (sus.)</text:p>
      <text:p text:style-name="P1">simplista (sus.), -nan</text:p>
      <text:p text:style-name="P1">simplista (ath.)</text:p>
      <text:p text:style-name="P1">simulá (v.)</text:p>
      <text:p text:style-name="P1">simulá (ath.)</text:p>
      <text:p text:style-name="P1">simuladó (sus.), -nan</text:p>
      <text:p text:style-name="P1">simulashon (sus.), -nan</text:p>
      <text:p text:style-name="P1">simultáneamente (atv.)</text:p>
      <text:p text:style-name="P1">simultaneidat (sus.)</text:p>
      <text:p text:style-name="P1">simultáneo (ath.)</text:p>
      <text:p text:style-name="P1">siña (v.)</text:p>
      <text:p text:style-name="P1">siñá (ath.)</text:p>
      <text:p text:style-name="P1">sinalefa (sus.), -nan</text:p>
      <text:p text:style-name="P1">siñamentu (sus.)</text:p>
      <text:p text:style-name="P1">siñando </text:p>
      <text:p text:style-name="P1">siñansa (sus.), -nan</text:p>
      <text:p text:style-name="P1">sinbèrgwensa (sus.), -nan</text:p>
      <text:p text:style-name="P1">sinbèrgwensa (ath.)</text:p>
      <text:p text:style-name="P1">sinbèrgwenseria (sus.), -nan</text:p>
      <text:p text:style-name="P1">sindikal (ath.)</text:p>
      <text:p text:style-name="P1">sindikalismo (sus.)</text:p>
      <text:p text:style-name="P1">sindikalista (sus.), -nan</text:p>
      <text:p text:style-name="P1">sindikalista (ath.)</text:p>
      <text:p text:style-name="P1">sindikato (sus.), -nan</text:p>
      <text:p text:style-name="P1">síndrome (sus.), -nan</text:p>
      <text:p text:style-name="P1">sine (sus.), -nan</text:p>
      <text:p text:style-name="P1">sineasta (sus.), -nan</text:p>
      <text:p text:style-name="P1">sinékdoke (sus.), -nan</text:p>
      <text:p text:style-name="P1">sinematografia (sus.)</text:p>
      <text:p text:style-name="P1">sinematográfiko (ath.)</text:p>
      <text:p text:style-name="P1">sinéresis (sus.), -nan</text:p>
      <text:p text:style-name="P1">sinestesia (sus.)</text:p>
      <text:p text:style-name="P1">sinetrùk (sus.), -nan</text:p>
      <text:p text:style-name="P1">sinfonia (sus.), -nan</text:p>
      <text:p text:style-name="P1"><text:soft-page-break/>sinfóniko (ath.)</text:p>
      <text:p text:style-name="P1">singular (ath.)</text:p>
      <text:p text:style-name="P1">singularidat (sus.)</text:p>
      <text:p text:style-name="P1">singularisá (v.)</text:p>
      <text:p text:style-name="P1">singularisá (ath.)</text:p>
      <text:p text:style-name="P1">sinismo (sus.)</text:p>
      <text:p text:style-name="P1">sinkopá (v.)</text:p>
      <text:p text:style-name="P1">sinkopando </text:p>
      <text:p text:style-name="P1">sínkope (sus.), -nan</text:p>
      <text:p text:style-name="P1">sinkópiko (ath.)</text:p>
      <text:p text:style-name="P1">sinkronia (sus.)</text:p>
      <text:p text:style-name="P1">sinkróniko (ath.)</text:p>
      <text:p text:style-name="P1">sinkronisá (v.)</text:p>
      <text:p text:style-name="P1">sinkronisá (ath.)</text:p>
      <text:p text:style-name="P1">sinkronisando </text:p>
      <text:p text:style-name="P1">sinkronisashon (sus.)</text:p>
      <text:p text:style-name="P1">sinku </text:p>
      <text:p text:style-name="P1">sinkuenta </text:p>
      <text:p text:style-name="P1">sinkuria (sus.), -nan</text:p>
      <text:p text:style-name="P1">sinkushen </text:p>
      <text:p text:style-name="P1">sino </text:p>
      <text:p text:style-name="P1">sino (sus.), -nan</text:p>
      <text:p text:style-name="P1">sinonimia (sus.)</text:p>
      <text:p text:style-name="P1">sinónimo (sus.), -nan</text:p>
      <text:p text:style-name="P1">sinseramente (atv.)</text:p>
      <text:p text:style-name="P1">sinseridat (sus.)</text:p>
      <text:p text:style-name="P1">sinsero (ath.)</text:p>
      <text:p text:style-name="P1">sinta (v.)</text:p>
      <text:p text:style-name="P1">sinta (sus.), -nan</text:p>
      <text:p text:style-name="P1">sintá (ath.)</text:p>
      <text:p text:style-name="P1">sintagma (sus.), -nan</text:p>
      <text:p text:style-name="P1">sintagmátiko (ath.)</text:p>
      <text:p text:style-name="P1">sintáksis (sus.)</text:p>
      <text:p text:style-name="P1">sintamentu (sus.)</text:p>
      <text:p text:style-name="P1">sintando </text:p>
      <text:p text:style-name="P1">síntesis (sus.), -nan</text:p>
      <text:p text:style-name="P1">sintétiko (ath.)</text:p>
      <text:p text:style-name="P1">sintetisá (v.)</text:p>
      <text:p text:style-name="P1">sintetisá (ath.)</text:p>
      <text:p text:style-name="P1">sintetisando </text:p>
      <text:p text:style-name="P1">Sint-Eustatius (sus.)</text:p>
      <text:p text:style-name="P1">sinti (v.)</text:p>
      <text:p text:style-name="P1">sintí (sus.), -nan</text:p>
      <text:p text:style-name="P1">sintí (ath.)</text:p>
      <text:p text:style-name="P1"><text:soft-page-break/>sintiendo </text:p>
      <text:p text:style-name="P1">sintimentu (sus.), -nan</text:p>
      <text:p text:style-name="P1">síntoma (sus.), -nan</text:p>
      <text:p text:style-name="P1">sintomátiko (ath.)</text:p>
      <text:p text:style-name="P1">sintonisá (v.)</text:p>
      <text:p text:style-name="P1">sintonisá (ath.)</text:p>
      <text:p text:style-name="P1">sintura (sus.), -nan</text:p>
      <text:p text:style-name="P1">sínùs (sus.), -nan</text:p>
      <text:p text:style-name="P1">sinusítis (sus.)</text:p>
      <text:p text:style-name="P1">sipoti (sus.), -nan</text:p>
      <text:p text:style-name="P1">sirbi (v.)</text:p>
      <text:p text:style-name="P1">sirbidó (sus.), -nan</text:p>
      <text:p text:style-name="P1">sirbiendo </text:p>
      <text:p text:style-name="P1">sirbimentu (sus.)</text:p>
      <text:p text:style-name="P1">sirbishi (sus.)</text:p>
      <text:p text:style-name="P1">sirena (sus.), -nan</text:p>
      <text:p text:style-name="P1">sirko (sus.), -nan</text:p>
      <text:p text:style-name="P1">sirkulá (v.)</text:p>
      <text:p text:style-name="P1">sirkulá (ath.)</text:p>
      <text:p text:style-name="P1">sirkulando </text:p>
      <text:p text:style-name="P1">sirkular (sus.), -nan</text:p>
      <text:p text:style-name="P1">sirkular (ath.)</text:p>
      <text:p text:style-name="P1">sirkulashon (sus.)</text:p>
      <text:p text:style-name="P1">sírkulo (sus.), -nan</text:p>
      <text:p text:style-name="P1">sirkunferensia (sus.), -nan</text:p>
      <text:p text:style-name="P1">sirkunfleho (ath.)</text:p>
      <text:p text:style-name="P1">sirkunstansia (sus.), -nan</text:p>
      <text:p text:style-name="P1">sirkunstansial (ath.)</text:p>
      <text:p text:style-name="P1">sirugia (sus.), -nan</text:p>
      <text:p text:style-name="P1">siruhano (sus.), -nan</text:p>
      <text:p text:style-name="P1">sísmiko (ath.)</text:p>
      <text:p text:style-name="P1">sismo (sus.), -nan</text:p>
      <text:p text:style-name="P1">sismologia (sus.)</text:p>
      <text:p text:style-name="P1">sismológiko (ath.)</text:p>
      <text:p text:style-name="P1">sismólogo (sus.), -nan</text:p>
      <text:p text:style-name="P1">sistema (sus.), -nan</text:p>
      <text:p text:style-name="P1">sistemátika (sus.)</text:p>
      <text:p text:style-name="P1">sistemátikamente (atv.)</text:p>
      <text:p text:style-name="P1">sistemátiko (ath.)</text:p>
      <text:p text:style-name="P1">sistematisá (v.)</text:p>
      <text:p text:style-name="P1">sistematisá (ath.)</text:p>
      <text:p text:style-name="P1">sistematisando </text:p>
      <text:p text:style-name="P1">sistematisashon (sus.)</text:p>
      <text:p text:style-name="P1">sisti (v.)</text:p>
      <text:p text:style-name="P1"><text:soft-page-break/>sistí (ath.)</text:p>
      <text:p text:style-name="P1">sistimentu (sus.)</text:p>
      <text:p text:style-name="P1">sita (v.)</text:p>
      <text:p text:style-name="P1">sita (sus.), -nan</text:p>
      <text:p text:style-name="P1">sitá (ath.)</text:p>
      <text:p text:style-name="P1">sitando </text:p>
      <text:p text:style-name="P1">sitashon (sus.), -nan</text:p>
      <text:p text:style-name="P1">sitbèlt (sus.), -nan</text:p>
      <text:p text:style-name="P1">sitia (v.)</text:p>
      <text:p text:style-name="P1">sitiá (ath.)</text:p>
      <text:p text:style-name="P1">sitio (sus.), -nan</text:p>
      <text:p text:style-name="P1">sítriko (ath.)</text:p>
      <text:p text:style-name="P1">sitrun (sus.), -nan</text:p>
      <text:p text:style-name="P1">sitrùs (sus.), -nan</text:p>
      <text:p text:style-name="P1">situá (ath.)</text:p>
      <text:p text:style-name="P1">situashon (sus.), -nan</text:p>
      <text:p text:style-name="P1">siudadano (sus.), -nan</text:p>
      <text:p text:style-name="P1">siudat (sus.), -nan</text:p>
      <text:p text:style-name="P1">síviko (ath.)</text:p>
      <text:p text:style-name="P1">sivil (sus.), -nan</text:p>
      <text:p text:style-name="P1">sivil (ath.)</text:p>
      <text:p text:style-name="P1">sivilisá (v.)</text:p>
      <text:p text:style-name="P1">sivilisá (ath.)</text:p>
      <text:p text:style-name="P1">sivilisando </text:p>
      <text:p text:style-name="P1">sivilisashon (sus.), -nan</text:p>
      <text:p text:style-name="P1">sivismo (sus.)</text:p>
      <text:p text:style-name="P1">skaf (v.)</text:p>
      <text:p text:style-name="P1">skaf (sus.)</text:p>
      <text:p text:style-name="P1">skafir (v.)</text:p>
      <text:p text:style-name="P1">skak (sus.)</text:p>
      <text:p text:style-name="P1">skak (ath.)</text:p>
      <text:p text:style-name="P1">skakmat (ath.)</text:p>
      <text:p text:style-name="P1">skal (sus.), -nan</text:p>
      <text:p text:style-name="P1">skala (sus.), -nan</text:p>
      <text:p text:style-name="P1">skalchi (sus.), -nan</text:p>
      <text:p text:style-name="P1">skama (v.)</text:p>
      <text:p text:style-name="P1">skama (sus.), -nan</text:p>
      <text:p text:style-name="P1">skamá (ath.)</text:p>
      <text:p text:style-name="P1">skamamentu (sus.)</text:p>
      <text:p text:style-name="P1">skamando </text:p>
      <text:p text:style-name="P1">skandal (sus.), -nan</text:p>
      <text:p text:style-name="P1">skandalisá (v.)</text:p>
      <text:p text:style-name="P1">skandalisá (ath.)</text:p>
      <text:p text:style-name="P1">skandaloso (ath.)</text:p>
      <text:p text:style-name="P1"><text:soft-page-break/>skandèlchi (sus.), -nan</text:p>
      <text:p text:style-name="P1">skapa (v.)</text:p>
      <text:p text:style-name="P1">skapabida (sus.), -nan</text:p>
      <text:p text:style-name="P1">skapadepchi (sus.), -nan</text:p>
      <text:p text:style-name="P1">skapamentu (sus.)</text:p>
      <text:p text:style-name="P1">skapando </text:p>
      <text:p text:style-name="P1">skapatorio (sus.), -nan</text:p>
      <text:p text:style-name="P1">skapulario (sus.), -nan</text:p>
      <text:p text:style-name="P1">skarba (v.)</text:p>
      <text:p text:style-name="P1">skarmai (v.)</text:p>
      <text:p text:style-name="P1">skarnir (sus.), -nan</text:p>
      <text:p text:style-name="P1">skars (ath.)</text:p>
      <text:p text:style-name="P1">skarsa (v.)</text:p>
      <text:p text:style-name="P1">skarsedat (sus.)</text:p>
      <text:p text:style-name="P1">skarsia (v.)</text:p>
      <text:p text:style-name="P1">skat (v.)</text:p>
      <text:p text:style-name="P1">skat (sus.)</text:p>
      <text:p text:style-name="P1">skèch (sus.), -nan</text:p>
      <text:p text:style-name="P1">skeins (ath.)</text:p>
      <text:p text:style-name="P1">skeiru (v.)</text:p>
      <text:p text:style-name="P1">skeiru (ath.)</text:p>
      <text:p text:style-name="P1">skeirumentu (sus.)</text:p>
      <text:p text:style-name="P1">skel (ath.)</text:p>
      <text:p text:style-name="P1">skelèt (sus.), -nan</text:p>
      <text:p text:style-name="P1">skèlter (sus.), -nan</text:p>
      <text:p text:style-name="P1">skema (sus.), -nan</text:p>
      <text:p text:style-name="P1">skemátikamente (atv.)</text:p>
      <text:p text:style-name="P1">skemátiko (ath.)</text:p>
      <text:p text:style-name="P1">skematisá (v.)</text:p>
      <text:p text:style-name="P1">skematisá (ath.)</text:p>
      <text:p text:style-name="P1">sker (v.)</text:p>
      <text:p text:style-name="P1">sker (sus.), -nan</text:p>
      <text:p text:style-name="P1">skèr (sus.), -nan</text:p>
      <text:p text:style-name="P1">skèrchi (sus.), -nan</text:p>
      <text:p text:style-name="P1">skèrf (sus.), -nan</text:p>
      <text:p text:style-name="P1">skèrmu (sus.), -nan</text:p>
      <text:p text:style-name="P1">skèrpin (sus.), -nan</text:p>
      <text:p text:style-name="P1">skèts (sus.), -nan</text:p>
      <text:p text:style-name="P1">skètsmentu (sus.)</text:p>
      <text:p text:style-name="P1">skeze (v.)</text:p>
      <text:p text:style-name="P1">ski (sus.), -nan</text:p>
      <text:p text:style-name="P1">skidó (sus.), -nan</text:p>
      <text:p text:style-name="P1">skimentu (sus.)</text:p>
      <text:p text:style-name="P1">skina (v.)</text:p>
      <text:p text:style-name="P1"><text:soft-page-break/>skina (sus.), -nan</text:p>
      <text:p text:style-name="P1">skina (ath.)</text:p>
      <text:p text:style-name="P1">skirbi (v.)</text:p>
      <text:p text:style-name="P1">skirbí (ath.)</text:p>
      <text:p text:style-name="P1">skirbidó (sus.), -nan</text:p>
      <text:p text:style-name="P1">skirbiendo </text:p>
      <text:p text:style-name="P1">skirbimentu (sus.), -nan</text:p>
      <text:p text:style-name="P1">skit (v.)</text:p>
      <text:p text:style-name="P1">skiu (ath.)</text:p>
      <text:p text:style-name="P1">sklabisá (v.)</text:p>
      <text:p text:style-name="P1">sklabisá (ath.)</text:p>
      <text:p text:style-name="P1">sklabisando </text:p>
      <text:p text:style-name="P1">sklabitut (sus.)</text:p>
      <text:p text:style-name="P1">sklama (v.)</text:p>
      <text:p text:style-name="P1">sklamando </text:p>
      <text:p text:style-name="P1">sklamashon (sus.), -nan</text:p>
      <text:p text:style-name="P1">skochi (sus.), -nan</text:p>
      <text:p text:style-name="P1">skohe (v.)</text:p>
      <text:p text:style-name="P1">skohementu (sus.)</text:p>
      <text:p text:style-name="P1">skohiendo </text:p>
      <text:p text:style-name="P1">skol (sus.), -nan</text:p>
      <text:p text:style-name="P1">skolar (ath.)</text:p>
      <text:p text:style-name="P1">skòmbel (v.)</text:p>
      <text:p text:style-name="P1">skòmel (v.)</text:p>
      <text:p text:style-name="P1">skòmel (sus.), -nan</text:p>
      <text:p text:style-name="P1">skonde (v.)</text:p>
      <text:p text:style-name="P1">skondementu (sus.)</text:p>
      <text:p text:style-name="P1">skondí (ath.)</text:p>
      <text:p text:style-name="P1">skondiendo </text:p>
      <text:p text:style-name="P1">skòp (v.)</text:p>
      <text:p text:style-name="P1">skòp (sus.), -nan</text:p>
      <text:p text:style-name="P1">skopapel (sus.), -nan</text:p>
      <text:p text:style-name="P1">skopèt (sus.), -nan</text:p>
      <text:p text:style-name="P1">skòpmentu (sus.)</text:p>
      <text:p text:style-name="P1">skor (v.)</text:p>
      <text:p text:style-name="P1">skor (sus.), -nan</text:p>
      <text:p text:style-name="P1">skore (v.)</text:p>
      <text:p text:style-name="P1">skorsten (sus.), -nan</text:p>
      <text:p text:style-name="P1">skòt (v.)</text:p>
      <text:p text:style-name="P1">skòt (sus.), -nan</text:p>
      <text:p text:style-name="P1">skòter (sus.), -nan</text:p>
      <text:p text:style-name="P1">skouder (sus.), -nan</text:p>
      <text:p text:style-name="P1">skout (sus.), -nan</text:p>
      <text:p text:style-name="P1">skrap (v.)</text:p>
      <text:p text:style-name="P1"><text:soft-page-break/>skrapmentu (sus.)</text:p>
      <text:p text:style-name="P1">skref (sus.), -nan</text:p>
      <text:p text:style-name="P1">skreinwèrker (sus.), -nan</text:p>
      <text:p text:style-name="P1">skremènt (sus.)</text:p>
      <text:p text:style-name="P1">skrementá (v.)</text:p>
      <text:p text:style-name="P1">Skritura (sus.)</text:p>
      <text:p text:style-name="P1">skroto (sus.), -nan</text:p>
      <text:p text:style-name="P1">skrudiñá (v.)</text:p>
      <text:p text:style-name="P1">skrudiñá (ath.)</text:p>
      <text:p text:style-name="P1">skrudiñamentu (sus.)</text:p>
      <text:p text:style-name="P1">skrudiñando (sus.), -nan</text:p>
      <text:p text:style-name="P1">skruf (v.)</text:p>
      <text:p text:style-name="P1">skruf (sus.), -nan</text:p>
      <text:p text:style-name="P1">skrufdrai (sus.), -nan</text:p>
      <text:p text:style-name="P1">skual (v.)</text:p>
      <text:p text:style-name="P1">skual (sus.), -nan</text:p>
      <text:p text:style-name="P1">skualmentu (sus.)</text:p>
      <text:p text:style-name="P1">skucha (v.)</text:p>
      <text:p text:style-name="P1">skuchadó (sus.), -nan</text:p>
      <text:p text:style-name="P1">skuchamentu (sus.)</text:p>
      <text:p text:style-name="P1">skuchando </text:p>
      <text:p text:style-name="P1">skuer (v.)</text:p>
      <text:p text:style-name="P1">skùif (v.)</text:p>
      <text:p text:style-name="P1">skùifdùr (sus.), -nan</text:p>
      <text:p text:style-name="P1">skuma (v.)</text:p>
      <text:p text:style-name="P1">skuma (sus.)</text:p>
      <text:p text:style-name="P1">skuòsh (sus.)</text:p>
      <text:p text:style-name="P1">skupi (v.)</text:p>
      <text:p text:style-name="P1">skupi (sus.)</text:p>
      <text:p text:style-name="P1">skupiendo </text:p>
      <text:p text:style-name="P1">skupimentu (sus.)</text:p>
      <text:p text:style-name="P1">skur (ath.)</text:p>
      <text:p text:style-name="P1">skür (v.)</text:p>
      <text:p text:style-name="P1">skuridat (sus.)</text:p>
      <text:p text:style-name="P1">skuriendo </text:p>
      <text:p text:style-name="P1">skuter (sus.), -nan</text:p>
      <text:p text:style-name="P1">skùter (sus.), -nan</text:p>
      <text:p text:style-name="P1">skùterei (sus.)</text:p>
      <text:p text:style-name="P1">sla (sus.), -nan</text:p>
      <text:p text:style-name="P1">slabak (v.)</text:p>
      <text:p text:style-name="P1">slais (v.)</text:p>
      <text:p text:style-name="P1">slais (sus.), -nan</text:p>
      <text:p text:style-name="P1">slan (sus.), -nan</text:p>
      <text:p text:style-name="P1">slap (ath.)</text:p>
      <text:p text:style-name="P1"><text:soft-page-break/>sleim (sus.)</text:p>
      <text:p text:style-name="P1">sleip (v.)</text:p>
      <text:p text:style-name="P1">sleiper (sus.), -nan</text:p>
      <text:p text:style-name="P1">sleipmentu (sus.)</text:p>
      <text:p text:style-name="P1">sleiru (sus.), -nan</text:p>
      <text:p text:style-name="P1">slèk (v.)</text:p>
      <text:p text:style-name="P1">slèks (sus.), -nan</text:p>
      <text:p text:style-name="P1">slèksèt (sus.), -nan</text:p>
      <text:p text:style-name="P1">slenger (sus.), -nan</text:p>
      <text:p text:style-name="P1">slengu (sus.), -nan</text:p>
      <text:p text:style-name="P1">slengu (ath.)</text:p>
      <text:p text:style-name="P1">slènter (v.)</text:p>
      <text:p text:style-name="P1">slep (v.)</text:p>
      <text:p text:style-name="P1">slepmentu (sus.)</text:p>
      <text:p text:style-name="P1">slèsh (sus.), -nan</text:p>
      <text:p text:style-name="P1">slo (v.)</text:p>
      <text:p text:style-name="P1">slo (ath.)</text:p>
      <text:p text:style-name="P1">slochi (sus.), -nan</text:p>
      <text:p text:style-name="P1">slòf (sus.), -nan</text:p>
      <text:p text:style-name="P1">slòk (sus.)</text:p>
      <text:p text:style-name="P1">sloke (sus.), -nan</text:p>
      <text:p text:style-name="P1">slòns (ath.)</text:p>
      <text:p text:style-name="P1">slopi (sus.), -nan</text:p>
      <text:p text:style-name="P1">slòt (sus.), -nan</text:p>
      <text:p text:style-name="P1">slùip (v.)</text:p>
      <text:p text:style-name="P1">slùipmentu (sus.)</text:p>
      <text:p text:style-name="P1">slùrf (sus.), -nan</text:p>
      <text:p text:style-name="P1">smail (v.)</text:p>
      <text:p text:style-name="P1">smail (sus.), -nan</text:p>
      <text:p text:style-name="P1">smak (v.)</text:p>
      <text:p text:style-name="P1">smak (sus.), -nan</text:p>
      <text:p text:style-name="P1">smal (ath.)</text:p>
      <text:p text:style-name="P1">smer (v.)</text:p>
      <text:p text:style-name="P1">smerlap (sus.), -nan</text:p>
      <text:p text:style-name="P1">smèsh (v.)</text:p>
      <text:p text:style-name="P1">smèsh (sus.), -nan</text:p>
      <text:p text:style-name="P1">smet (sus.), -nan</text:p>
      <text:p text:style-name="P1">smoking (sus.), -nan</text:p>
      <text:p text:style-name="P1">smor (v.)</text:p>
      <text:p text:style-name="P1">smul (sus.)</text:p>
      <text:p text:style-name="P1">snechi (sus.), -nan</text:p>
      <text:p text:style-name="P1">sneibonchi (sus.), -nan</text:p>
      <text:p text:style-name="P1">sneif (sus.)</text:p>
      <text:p text:style-name="P1">sneiru (sus.), -nan</text:p>
      <text:p text:style-name="P1"><text:soft-page-break/>snek (v.)</text:p>
      <text:p text:style-name="P1">snèk (sus.), -nan</text:p>
      <text:p text:style-name="P1">snèkbar (sus.), -nan</text:p>
      <text:p text:style-name="P1">snepi (sus.), -nan</text:p>
      <text:p text:style-name="P1">sneu (sus.)</text:p>
      <text:p text:style-name="P1">snoa (sus.), -nan</text:p>
      <text:p text:style-name="P1">snob (sus.), -nan</text:p>
      <text:p text:style-name="P1">snobismo (sus.)</text:p>
      <text:p text:style-name="P1">snòk (ath.)</text:p>
      <text:p text:style-name="P1">snòr (sus.), -nan</text:p>
      <text:p text:style-name="P1">snòrkel (sus.), -nan</text:p>
      <text:p text:style-name="P1">snui (v.)</text:p>
      <text:p text:style-name="P1">snuimentu (sus.)</text:p>
      <text:p text:style-name="P1">snùit (sus.), -nan</text:p>
      <text:p text:style-name="P1">snuk (v.)</text:p>
      <text:p text:style-name="P1">snuk (sus.), -nan</text:p>
      <text:p text:style-name="P1">snukmentu (sus.)</text:p>
      <text:p text:style-name="P1">snup (v.)</text:p>
      <text:p text:style-name="P1">snupmentu (sus.)</text:p>
      <text:p text:style-name="P1">so (atv.)</text:p>
      <text:p text:style-name="P1">soba (v.)</text:p>
      <text:p text:style-name="P1">sóbadje </text:p>
      <text:p text:style-name="P1">sobamentu (sus.)</text:p>
      <text:p text:style-name="P1">soberania (sus.), -nan</text:p>
      <text:p text:style-name="P1">soberano (sus.), -nan</text:p>
      <text:p text:style-name="P1">soberano (ath.)</text:p>
      <text:p text:style-name="P1">soberbia (sus.)</text:p>
      <text:p text:style-name="P1">soberbio (ath.)</text:p>
      <text:p text:style-name="P1">soborná (v.)</text:p>
      <text:p text:style-name="P1">soborná (ath.)</text:p>
      <text:p text:style-name="P1">sobornabel (ath.)</text:p>
      <text:p text:style-name="P1">soborno (sus.), -nan</text:p>
      <text:p text:style-name="P1">sobra (v.)</text:p>
      <text:p text:style-name="P1">sobrá (ath.)</text:p>
      <text:p text:style-name="P1">sobrebibensia (sus.)</text:p>
      <text:p text:style-name="P1">sobrebibí (v.)</text:p>
      <text:p text:style-name="P1">sobrebibiente (sus.), -nan</text:p>
      <text:p text:style-name="P1">sobredósis (sus.)</text:p>
      <text:p text:style-name="P1">sobrekama (sus.), -nan</text:p>
      <text:p text:style-name="P1">sobresdrúhulo (ath.)</text:p>
      <text:p text:style-name="P1">sobriedat (sus.)</text:p>
      <text:p text:style-name="P1">sobrio (ath.)</text:p>
      <text:p text:style-name="P1">sochi (sus.), -nan</text:p>
      <text:p text:style-name="P1">soda (v.)</text:p>
      <text:p text:style-name="P1"><text:soft-page-break/>soda (sus.)</text:p>
      <text:p text:style-name="P1">sodá (ath.)</text:p>
      <text:p text:style-name="P1">sodando </text:p>
      <text:p text:style-name="P1">sodawater (sus.)</text:p>
      <text:p text:style-name="P1">sodó (sus.)</text:p>
      <text:p text:style-name="P1">sofá (sus.), -nan</text:p>
      <text:p text:style-name="P1">sofistiká (ath.)</text:p>
      <text:p text:style-name="P1">sofoká (v.)</text:p>
      <text:p text:style-name="P1">sofoká (ath.)</text:p>
      <text:p text:style-name="P1">sofokando </text:p>
      <text:p text:style-name="P1">sofokante (ath.)</text:p>
      <text:p text:style-name="P1">sòft (sus.), -nan</text:p>
      <text:p text:style-name="P1">sòft (ath.)</text:p>
      <text:p text:style-name="P1">sòftbòl (sus.)</text:p>
      <text:p text:style-name="P1">sòftbolista (sus.), -nan</text:p>
      <text:p text:style-name="P1">sòftbort (sus.), -nan</text:p>
      <text:p text:style-name="P1">soka (sus.)</text:p>
      <text:p text:style-name="P1">sòket (sus.), -nan</text:p>
      <text:p text:style-name="P1">soketada (sus.), -nan</text:p>
      <text:p text:style-name="P1">sokete (sus.), -nan</text:p>
      <text:p text:style-name="P1">sokete (ath.)</text:p>
      <text:p text:style-name="P1">soketemente (atv.)</text:p>
      <text:p text:style-name="P1">sòl (sus.)</text:p>
      <text:p text:style-name="P1">solamente (atv.)</text:p>
      <text:p text:style-name="P1">sòldá (sus.), -nan</text:p>
      <text:p text:style-name="P1">sòldachi (sus.), -nan</text:p>
      <text:p text:style-name="P1">solder (v.)</text:p>
      <text:p text:style-name="P1">sòlderbout (sus.), -nan</text:p>
      <text:p text:style-name="P1">sòldu (sus.), -nan</text:p>
      <text:p text:style-name="P1">solé (sus.), -nan</text:p>
      <text:p text:style-name="P1">soledat (sus.), -nan</text:p>
      <text:p text:style-name="P1">sòlèm (ath.)</text:p>
      <text:p text:style-name="P1">solemnidat (sus.)</text:p>
      <text:p text:style-name="P1">sòlfeo (sus.)</text:p>
      <text:p text:style-name="P1">sòlfia (v.)</text:p>
      <text:p text:style-name="P1">solidariamente (atv.)</text:p>
      <text:p text:style-name="P1">solidaridat (sus.)</text:p>
      <text:p text:style-name="P1">solidario (ath.)</text:p>
      <text:p text:style-name="P1">sólido (ath.)</text:p>
      <text:p text:style-name="P1">solípedo (sus.), -nan</text:p>
      <text:p text:style-name="P1">solípedo (ath.)</text:p>
      <text:p text:style-name="P1">solisitá (v.)</text:p>
      <text:p text:style-name="P1">solisitá (ath.)</text:p>
      <text:p text:style-name="P1">solisitante (sus.), -nan</text:p>
      <text:p text:style-name="P1"><text:soft-page-break/>solisitut (sus.), -nan</text:p>
      <text:p text:style-name="P1">solista (sus.), -nan</text:p>
      <text:p text:style-name="P1">solitario (ath.)</text:p>
      <text:p text:style-name="P1">solitu (ath.)</text:p>
      <text:p text:style-name="P1">solo (sus.), -nan</text:p>
      <text:p text:style-name="P1">solomo (sus.), -nan</text:p>
      <text:p text:style-name="P1">soltero (sus.), -nan</text:p>
      <text:p text:style-name="P1">soltero (ath.)</text:p>
      <text:p text:style-name="P1">soluble (ath.)</text:p>
      <text:p text:style-name="P1">solushon (sus.), -nan</text:p>
      <text:p text:style-name="P1">solushoná (v.)</text:p>
      <text:p text:style-name="P1">solushoná (ath.)</text:p>
      <text:p text:style-name="P1">solushonando </text:p>
      <text:p text:style-name="P1">solvensia (sus.)</text:p>
      <text:p text:style-name="P1">solvente (ath.)</text:p>
      <text:p text:style-name="P1">sòm (sus.), -nan</text:p>
      <text:p text:style-name="P1">somátiko (ath.)</text:p>
      <text:p text:style-name="P1">sombra (sus.), -nan</text:p>
      <text:p text:style-name="P1">sombré (sus.), -nan</text:p>
      <text:p text:style-name="P1">somentá (v.)</text:p>
      <text:p text:style-name="P1">somentá (ath.)</text:p>
      <text:p text:style-name="P1">someté (v.)</text:p>
      <text:p text:style-name="P1">soña (v.)</text:p>
      <text:p text:style-name="P1">soñá (ath.)</text:p>
      <text:p text:style-name="P1">soñadó (sus.), -nan</text:p>
      <text:p text:style-name="P1">sonambulismo (sus.)</text:p>
      <text:p text:style-name="P1">sonámbulo (sus.), -nan</text:p>
      <text:p text:style-name="P1">sonámbulo (ath.)</text:p>
      <text:p text:style-name="P1">soñamentu (sus.)</text:p>
      <text:p text:style-name="P1">soñando </text:p>
      <text:p text:style-name="P1">sonata (sus.), -nan</text:p>
      <text:p text:style-name="P1">sondeo (sus.), -nan</text:p>
      <text:p text:style-name="P1">sondia (v.)</text:p>
      <text:p text:style-name="P1">soño (sus.), -nan</text:p>
      <text:p text:style-name="P1">sonoridat (sus.)</text:p>
      <text:p text:style-name="P1">sonorisá (v.)</text:p>
      <text:p text:style-name="P1">sonorisá (ath.)</text:p>
      <text:p text:style-name="P1">sonorisashon (sus.)</text:p>
      <text:p text:style-name="P1">sonoro (ath.)</text:p>
      <text:p text:style-name="P1">sonreí (v.)</text:p>
      <text:p text:style-name="P1">sonriendo </text:p>
      <text:p text:style-name="P1">sonrisa (sus.), -nan</text:p>
      <text:p text:style-name="P1">sòpi (sus.), -nan</text:p>
      <text:p text:style-name="P1">sòpitu (sus.), -nan</text:p>
      <text:p text:style-name="P1"><text:soft-page-break/>sopla (sus.), -nan</text:p>
      <text:p text:style-name="P1">soportá (v.)</text:p>
      <text:p text:style-name="P1">soportá (ath.)</text:p>
      <text:p text:style-name="P1">soportabel (ath.)</text:p>
      <text:p text:style-name="P1">soportando </text:p>
      <text:p text:style-name="P1">soprano (sus.), -nan</text:p>
      <text:p text:style-name="P1">sordina (sus.), -nan</text:p>
      <text:p text:style-name="P1">sòri (ath.)</text:p>
      <text:p text:style-name="P1">sorprendé (v.)</text:p>
      <text:p text:style-name="P1">sorprendente (ath.)</text:p>
      <text:p text:style-name="P1">sorprendí (ath.)</text:p>
      <text:p text:style-name="P1">sorprendiendo </text:p>
      <text:p text:style-name="P1">sorpresa (sus.), -nan</text:p>
      <text:p text:style-name="P1">sorpresivamente (atv.)</text:p>
      <text:p text:style-name="P1">sòrsaka (sus.), -nan</text:p>
      <text:p text:style-name="P1">sorteo (sus.), -nan</text:p>
      <text:p text:style-name="P1">sòrter (v.)</text:p>
      <text:p text:style-name="P1">sorto (sus.), -nan</text:p>
      <text:p text:style-name="P1">sòru (v.)</text:p>
      <text:p text:style-name="P1">sosegá (v.)</text:p>
      <text:p text:style-name="P1">sosegá (ath.)</text:p>
      <text:p text:style-name="P1">sosegando </text:p>
      <text:p text:style-name="P1">sosèshi (sus.), -nan</text:p>
      <text:p text:style-name="P1">sosial (ath.)</text:p>
      <text:p text:style-name="P1">sosialdemokrasia (sus.), -nan</text:p>
      <text:p text:style-name="P1">sosialdemókrata (ath.)</text:p>
      <text:p text:style-name="P1">sosialisá (v.)</text:p>
      <text:p text:style-name="P1">sosialisá (ath.)</text:p>
      <text:p text:style-name="P1">sosialisando </text:p>
      <text:p text:style-name="P1">sosialisashon (sus.)</text:p>
      <text:p text:style-name="P1">sosialismo (sus.)</text:p>
      <text:p text:style-name="P1">sosialista (sus.), -nan</text:p>
      <text:p text:style-name="P1">sosialista (ath.)</text:p>
      <text:p text:style-name="P1">sosialmente (atv.)</text:p>
      <text:p text:style-name="P1">sosiedat (sus.), -nan</text:p>
      <text:p text:style-name="P1">sosiegu (sus.)</text:p>
      <text:p text:style-name="P1">sosio (sus.), -nan</text:p>
      <text:p text:style-name="P1">sosioekonómiko (ath.)</text:p>
      <text:p text:style-name="P1">sosiolingwista (sus.), -nan</text:p>
      <text:p text:style-name="P1">sosiolingwístika (sus.)</text:p>
      <text:p text:style-name="P1">sosiolingwístiko (ath.)</text:p>
      <text:p text:style-name="P1">sosiologia (sus.)</text:p>
      <text:p text:style-name="P1">sosiológiko (ath.)</text:p>
      <text:p text:style-name="P1">sosiólogo (sus.), -nan</text:p>
      <text:p text:style-name="P1"><text:soft-page-break/>sosodé (v.)</text:p>
      <text:p text:style-name="P1">sosodiendo </text:p>
      <text:p text:style-name="P1">sospecha (sus.), -nan</text:p>
      <text:p text:style-name="P1">sospechá (v.)</text:p>
      <text:p text:style-name="P1">sospechá (ath.)</text:p>
      <text:p text:style-name="P1">sospechando </text:p>
      <text:p text:style-name="P1">sospechoso (sus.), -nan</text:p>
      <text:p text:style-name="P1">sospechoso (ath.)</text:p>
      <text:p text:style-name="P1">sosten (sus.)</text:p>
      <text:p text:style-name="P1">sostené (v.)</text:p>
      <text:p text:style-name="P1">sostenedó (sus.), -nan</text:p>
      <text:p text:style-name="P1">sostenementu (sus.)</text:p>
      <text:p text:style-name="P1">sostení (ath.)</text:p>
      <text:p text:style-name="P1">sosteniendo </text:p>
      <text:p text:style-name="P1">sota (sus.), -nan</text:p>
      <text:p text:style-name="P1">souchi (sus.), -nan</text:p>
      <text:p text:style-name="P1">sous (sus.), -nan</text:p>
      <text:p text:style-name="P1">soya (v.)</text:p>
      <text:p text:style-name="P1">soya (sus.)</text:p>
      <text:p text:style-name="P1">soyá (ath.)</text:p>
      <text:p text:style-name="P1">soyamentu (sus.)</text:p>
      <text:p text:style-name="P1">soyando </text:p>
      <text:p text:style-name="P1">spa (sus.), -nan</text:p>
      <text:p text:style-name="P1">spada (sus.), -nan</text:p>
      <text:p text:style-name="P1">spaguèti (sus.), -nan</text:p>
      <text:p text:style-name="P1">spaik (sus.), -nan</text:p>
      <text:p text:style-name="P1">spak (sus.), -nan</text:p>
      <text:p text:style-name="P1">spalk (v.)</text:p>
      <text:p text:style-name="P1">spalk (sus.), -nan</text:p>
      <text:p text:style-name="P1">span (v.)</text:p>
      <text:p text:style-name="P1">span (sus.), -nan</text:p>
      <text:p text:style-name="P1">spañó (sus.), -nan</text:p>
      <text:p text:style-name="P1">spañó (ath.)</text:p>
      <text:p text:style-name="P1">spañolèt (sus.), -nan</text:p>
      <text:p text:style-name="P1">spañolisá (v.)</text:p>
      <text:p text:style-name="P1">spañolisá (ath.)</text:p>
      <text:p text:style-name="P1">spañolisando </text:p>
      <text:p text:style-name="P1">spañolisashon (sus.)</text:p>
      <text:p text:style-name="P1">spanta (v.)</text:p>
      <text:p text:style-name="P1">spantá (ath.)</text:p>
      <text:p text:style-name="P1">spantamentu (sus.)</text:p>
      <text:p text:style-name="P1">spantando </text:p>
      <text:p text:style-name="P1">spantapara (sus.), -nan</text:p>
      <text:p text:style-name="P1">spantoso (ath.)</text:p>
      <text:p text:style-name="P1"><text:soft-page-break/>spantu (sus.), -nan</text:p>
      <text:p text:style-name="P1">spanzag (sus.), -nan</text:p>
      <text:p text:style-name="P1">spar (v.)</text:p>
      <text:p text:style-name="P1">spardó (sus.), -nan</text:p>
      <text:p text:style-name="P1">sparerib (sus.), -nan</text:p>
      <text:p text:style-name="P1">sparmentu (sus.)</text:p>
      <text:p text:style-name="P1">sparplùk (sus.), -nan</text:p>
      <text:p text:style-name="P1">sparpòt (sus.), -nan</text:p>
      <text:p text:style-name="P1">spat (v.)</text:p>
      <text:p text:style-name="P1">spat (sus.), -nan</text:p>
      <text:p text:style-name="P1">speilu (sus.), -nan</text:p>
      <text:p text:style-name="P1">spèki (sus.), -nan</text:p>
      <text:p text:style-name="P1">spekulá (v.)</text:p>
      <text:p text:style-name="P1">spekuladó (sus.), -nan</text:p>
      <text:p text:style-name="P1">spekulando </text:p>
      <text:p text:style-name="P1">spekulashon (sus.), -nan</text:p>
      <text:p text:style-name="P1">spekulativo (ath.)</text:p>
      <text:p text:style-name="P1">spèlchi (sus.), -nan</text:p>
      <text:p text:style-name="P1">spelònk (sus.), -nan</text:p>
      <text:p text:style-name="P1">spenrá (sus.), -nan</text:p>
      <text:p text:style-name="P1">sper (sus.), -nan</text:p>
      <text:p text:style-name="P1">spèr (sus.), -nan</text:p>
      <text:p text:style-name="P1">spera (v.)</text:p>
      <text:p text:style-name="P1">sperá (ath.)</text:p>
      <text:p text:style-name="P1">sperando </text:p>
      <text:p text:style-name="P1">speransa (sus.), -nan</text:p>
      <text:p text:style-name="P1">spèrma (sus.)</text:p>
      <text:p text:style-name="P1">spèrtayer (sus.), -nan</text:p>
      <text:p text:style-name="P1">speserei (sus.), -nan</text:p>
      <text:p text:style-name="P1">spesha (v.)</text:p>
      <text:p text:style-name="P1">speshá (ath.)</text:p>
      <text:p text:style-name="P1">speshi (sus.)</text:p>
      <text:p text:style-name="P1">spesial (ath.)</text:p>
      <text:p text:style-name="P1">spesialidat (sus.), -nan</text:p>
      <text:p text:style-name="P1">spesialisá (v.)</text:p>
      <text:p text:style-name="P1">spesialisá (ath.)</text:p>
      <text:p text:style-name="P1">spesialista (sus.), -nan</text:p>
      <text:p text:style-name="P1">spesialmente (atv.)</text:p>
      <text:p text:style-name="P1">spesifiká (v.)</text:p>
      <text:p text:style-name="P1">spesifiká (ath.)</text:p>
      <text:p text:style-name="P1">spesífikamente (atv.)</text:p>
      <text:p text:style-name="P1">spesifikando </text:p>
      <text:p text:style-name="P1">spesifikashon (sus.), -nan</text:p>
      <text:p text:style-name="P1">spesífiko (ath.)</text:p>
      <text:p text:style-name="P1"><text:soft-page-break/>spet (sus.), -nan</text:p>
      <text:p text:style-name="P1">spetakel (sus.), -nan</text:p>
      <text:p text:style-name="P1">spia (v.)</text:p>
      <text:p text:style-name="P1">spiá (ath.)</text:p>
      <text:p text:style-name="P1">spibak (sus.), -nan</text:p>
      <text:p text:style-name="P1">spich (sus.), -nan</text:p>
      <text:p text:style-name="P1">spidometer (sus.), -nan</text:p>
      <text:p text:style-name="P1">spièrta (v.)</text:p>
      <text:p text:style-name="P1">spièrtá (ath.)</text:p>
      <text:p text:style-name="P1">spièrtando </text:p>
      <text:p text:style-name="P1">spièrtu (ath.)</text:p>
      <text:p text:style-name="P1">spif (sus.)</text:p>
      <text:p text:style-name="P1">spifia (v.)</text:p>
      <text:p text:style-name="P1">spifio (sus.)</text:p>
      <text:p text:style-name="P1">spihat (sus.), -nan</text:p>
      <text:p text:style-name="P1">spik (v.)</text:p>
      <text:p text:style-name="P1">spiker (sus.), -nan</text:p>
      <text:p text:style-name="P1">spil (sus.), -nan</text:p>
      <text:p text:style-name="P1">spiña (sus.), -nan</text:p>
      <text:p text:style-name="P1">spinazi (sus.)</text:p>
      <text:p text:style-name="P1">spion (sus.), -nan</text:p>
      <text:p text:style-name="P1">spioná (v.)</text:p>
      <text:p text:style-name="P1">spionahe (sus.)</text:p>
      <text:p text:style-name="P1">spionando </text:p>
      <text:p text:style-name="P1">spir (sus.), -nan</text:p>
      <text:p text:style-name="P1">spiral (sus.), -nan</text:p>
      <text:p text:style-name="P1">spiritismo (sus.)</text:p>
      <text:p text:style-name="P1">spiritista (sus.), -nan</text:p>
      <text:p text:style-name="P1">spiritu (sus.), -nan</text:p>
      <text:p text:style-name="P1">spiritual (ath.)</text:p>
      <text:p text:style-name="P1">spíritùs (sus.)</text:p>
      <text:p text:style-name="P1">spit (sus.), -nan</text:p>
      <text:p text:style-name="P1">spitbot (sus.), -nan</text:p>
      <text:p text:style-name="P1">splendor (sus.), -nan</text:p>
      <text:p text:style-name="P1">splenter (sus.), -nan</text:p>
      <text:p text:style-name="P1">sples (v.)</text:p>
      <text:p text:style-name="P1">splesmentu (sus.)</text:p>
      <text:p text:style-name="P1">splet (sus.), -nan</text:p>
      <text:p text:style-name="P1">splika (v.)</text:p>
      <text:p text:style-name="P1">spliká (ath.)</text:p>
      <text:p text:style-name="P1">splikamentu (sus.)</text:p>
      <text:p text:style-name="P1">splikando </text:p>
      <text:p text:style-name="P1">splikashon (sus.), -nan</text:p>
      <text:p text:style-name="P1">splikativo (ath.)</text:p>
      <text:p text:style-name="P1"><text:soft-page-break/>spok (v.)</text:p>
      <text:p text:style-name="P1">spoki (sus.), -nan</text:p>
      <text:p text:style-name="P1">spòns (sus.), -nan</text:p>
      <text:p text:style-name="P1">spònser (sus.), -nan</text:p>
      <text:p text:style-name="P1">spònsermentu (sus.)</text:p>
      <text:p text:style-name="P1">spontaneidat (sus.)</text:p>
      <text:p text:style-name="P1">spontáneo (ath.)</text:p>
      <text:p text:style-name="P1">spor (sus.), -nan</text:p>
      <text:p text:style-name="P1">sporádikamente (atv.)</text:p>
      <text:p text:style-name="P1">sporádiko (ath.)</text:p>
      <text:p text:style-name="P1">spormentu (sus.)</text:p>
      <text:p text:style-name="P1">spòrt (sus.), -nan</text:p>
      <text:p text:style-name="P1">spòrt (ath.)</text:p>
      <text:p text:style-name="P1">spòrtbruk (sus.), -nan</text:p>
      <text:p text:style-name="P1">spòrtif (ath.)</text:p>
      <text:p text:style-name="P1">spòtlait (sus.), -nan</text:p>
      <text:p text:style-name="P1">sprei (sus.), -nan</text:p>
      <text:p text:style-name="P1">spreinèt (sus.)</text:p>
      <text:p text:style-name="P1">sprengu (v.)</text:p>
      <text:p text:style-name="P1">sprengumentu (sus.)</text:p>
      <text:p text:style-name="P1">sprichi (sus.), -nan</text:p>
      <text:p text:style-name="P1">sprin (sus.), -nan</text:p>
      <text:p text:style-name="P1">sprinchi (ath.)</text:p>
      <text:p text:style-name="P1">springplank (sus.), -nan</text:p>
      <text:p text:style-name="P1">sprinzjeli (sus.), -nan</text:p>
      <text:p text:style-name="P1">sprui (v.)</text:p>
      <text:p text:style-name="P1">sprui (sus.)</text:p>
      <text:p text:style-name="P1">sprùit (v.)</text:p>
      <text:p text:style-name="P1">sprùit (sus.), -nan</text:p>
      <text:p text:style-name="P1">spùit (sus.), -nan</text:p>
      <text:p text:style-name="P1">spùit (ath.)</text:p>
      <text:p text:style-name="P1">spula (v.)</text:p>
      <text:p text:style-name="P1">spulamentu (sus.)</text:p>
      <text:p text:style-name="P1">spulando </text:p>
      <text:p text:style-name="P1">stabachi (sus.)</text:p>
      <text:p text:style-name="P1">stabil (ath.)</text:p>
      <text:p text:style-name="P1">stabilidat (sus.)</text:p>
      <text:p text:style-name="P1">stabilisá (v.)</text:p>
      <text:p text:style-name="P1">stabilisá (ath.)</text:p>
      <text:p text:style-name="P1">stabilisashon (sus.)</text:p>
      <text:p text:style-name="P1">stadion (sus.), -nan</text:p>
      <text:p text:style-name="P1">staf (sus.), -nan</text:p>
      <text:p text:style-name="P1">stagna (v.)</text:p>
      <text:p text:style-name="P1">stail (sus.), -nan</text:p>
      <text:p text:style-name="P1"><text:soft-page-break/>staka (v.)</text:p>
      <text:p text:style-name="P1">staka (sus.), -nan</text:p>
      <text:p text:style-name="P1">stakamahachi (sus.), -nan</text:p>
      <text:p text:style-name="P1">stal (sus.), -nan</text:p>
      <text:p text:style-name="P1">stam (sus.), -nan</text:p>
      <text:p text:style-name="P1">stambai (v.)</text:p>
      <text:p text:style-name="P1">stambai (ath.)</text:p>
      <text:p text:style-name="P1">stampia (sus.), -nan</text:p>
      <text:p text:style-name="P1">staña (sus.), -nan</text:p>
      <text:p text:style-name="P1">standarisá (v.)</text:p>
      <text:p text:style-name="P1">standarisá (ath.)</text:p>
      <text:p text:style-name="P1">standarisando </text:p>
      <text:p text:style-name="P1">standarisashon (sus.)</text:p>
      <text:p text:style-name="P1">standart (sus.), -nan</text:p>
      <text:p text:style-name="P1">standart (ath.)</text:p>
      <text:p text:style-name="P1">stander (sus.), -nan</text:p>
      <text:p text:style-name="P1">stanka (v.)</text:p>
      <text:p text:style-name="P1">stanká (ath.)</text:p>
      <text:p text:style-name="P1">stankamentu (sus.)</text:p>
      <text:p text:style-name="P1">stankando </text:p>
      <text:p text:style-name="P1">stansha (sus.)</text:p>
      <text:p text:style-name="P1">stapel (sus.), -nan</text:p>
      <text:p text:style-name="P1">stapel (ath.)</text:p>
      <text:p text:style-name="P1">stapelmentu (sus.)</text:p>
      <text:p text:style-name="P1">start (v.)</text:p>
      <text:p text:style-name="P1">start (sus.)</text:p>
      <text:p text:style-name="P1">startmentu (sus.)</text:p>
      <text:p text:style-name="P1">stashi (sus.), -nan</text:p>
      <text:p text:style-name="P1">stashon (sus.), -nan</text:p>
      <text:p text:style-name="P1">stashoná (v.)</text:p>
      <text:p text:style-name="P1">stashoná (ath.)</text:p>
      <text:p text:style-name="P1">stashonamentu (sus.)</text:p>
      <text:p text:style-name="P1">stashonando </text:p>
      <text:p text:style-name="P1">stat (sus.), -nan</text:p>
      <text:p text:style-name="P1">stateis (sus.), -nan</text:p>
      <text:p text:style-name="P1">staten (sus.), -nan</text:p>
      <text:p text:style-name="P1">státiko (ath.)</text:p>
      <text:p text:style-name="P1">statistik (sus.), -nan</text:p>
      <text:p text:style-name="P1">státus (sus.), -nan</text:p>
      <text:p text:style-name="P1">stazje (sus.), -nan</text:p>
      <text:p text:style-name="P1">stazjèr (sus.), -nan</text:p>
      <text:p text:style-name="P1">stèdi (ath.)</text:p>
      <text:p text:style-name="P1">stef (sus.), -nan</text:p>
      <text:p text:style-name="P1">steft (sus.), -nan</text:p>
      <text:p text:style-name="P1"><text:soft-page-break/>steipi (sus.), -nan</text:p>
      <text:p text:style-name="P1">stek (v.)</text:p>
      <text:p text:style-name="P1">stek (sus.), -nan</text:p>
      <text:p text:style-name="P1">stèk (v.)</text:p>
      <text:p text:style-name="P1">stèk (sus.), -nan</text:p>
      <text:p text:style-name="P1">stekemòp (v.)</text:p>
      <text:p text:style-name="P1">steker (sus.), -nan</text:p>
      <text:p text:style-name="P1">stèker (sus.), -nan</text:p>
      <text:p text:style-name="P1">stèki (sus.), -nan</text:p>
      <text:p text:style-name="P1">stèkmentu (sus.)</text:p>
      <text:p text:style-name="P1">stèl (sus.), -nan</text:p>
      <text:p text:style-name="P1">stelchi (sus.), -nan</text:p>
      <text:p text:style-name="P1">stèm (v.)</text:p>
      <text:p text:style-name="P1">stèm (sus.), -nan</text:p>
      <text:p text:style-name="P1">stèmpel (v.)</text:p>
      <text:p text:style-name="P1">stèmpel (sus.), -nan</text:p>
      <text:p text:style-name="P1">stèmpelmentu (sus.)</text:p>
      <text:p text:style-name="P1">sten (v.)</text:p>
      <text:p text:style-name="P1">stenchi (sus.), -nan</text:p>
      <text:p text:style-name="P1">stèngel (sus.), -nan</text:p>
      <text:p text:style-name="P1">stenografia (sus.)</text:p>
      <text:p text:style-name="P1">stenografiá (v.)</text:p>
      <text:p text:style-name="P1">stenografiá (ath.)</text:p>
      <text:p text:style-name="P1">stenográfiko (ath.)</text:p>
      <text:p text:style-name="P1">stenografista (sus.), -nan</text:p>
      <text:p text:style-name="P1">stenotipista (sus.), -nan</text:p>
      <text:p text:style-name="P1">stèns (v.)</text:p>
      <text:p text:style-name="P1">stèp (sus.), -nan</text:p>
      <text:p text:style-name="P1">stèpin (sus.), -nan</text:p>
      <text:p text:style-name="P1">ster (v.)</text:p>
      <text:p text:style-name="P1">stéreo (ath.)</text:p>
      <text:p text:style-name="P1">stereofóniko (ath.)</text:p>
      <text:p text:style-name="P1">stereometria (sus.)</text:p>
      <text:p text:style-name="P1">stereosèt (sus.), -nan</text:p>
      <text:p text:style-name="P1">steril (ath.)</text:p>
      <text:p text:style-name="P1">sterilisá (v.)</text:p>
      <text:p text:style-name="P1">sterilisá (ath.)</text:p>
      <text:p text:style-name="P1">sterilisashon (sus.)</text:p>
      <text:p text:style-name="P1">stèrki (ath.)</text:p>
      <text:p text:style-name="P1">stet (v.)</text:p>
      <text:p text:style-name="P1">stet (sus.), -nan</text:p>
      <text:p text:style-name="P1">stetdó (sus.), -nan</text:p>
      <text:p text:style-name="P1">stetmentu (sus.)</text:p>
      <text:p text:style-name="P1">steward (sus.), -nan</text:p>
      <text:p text:style-name="P1"><text:soft-page-break/>stewardess (sus.), -nan</text:p>
      <text:p text:style-name="P1">stila (sus.), -nan</text:p>
      <text:p text:style-name="P1">stilbènt (sus.), -nan</text:p>
      <text:p text:style-name="P1">stima (v.)</text:p>
      <text:p text:style-name="P1">stimá (ath.)</text:p>
      <text:p text:style-name="P1">stimadó (sus.), -nan</text:p>
      <text:p text:style-name="P1">stimamentu (sus.)</text:p>
      <text:p text:style-name="P1">stimashon (sus.)</text:p>
      <text:p text:style-name="P1">stimulá (v.)</text:p>
      <text:p text:style-name="P1">stimulá (ath.)</text:p>
      <text:p text:style-name="P1">stimulando </text:p>
      <text:p text:style-name="P1">stimulashon (sus.)</text:p>
      <text:p text:style-name="P1">stinki (ath.)</text:p>
      <text:p text:style-name="P1">stipulá (v.)</text:p>
      <text:p text:style-name="P1">stipulá (ath.)</text:p>
      <text:p text:style-name="P1">stipulando </text:p>
      <text:p text:style-name="P1">stipulashon (sus.), -nan</text:p>
      <text:p text:style-name="P1">stirwil (sus.), -nan</text:p>
      <text:p text:style-name="P1">stiwa (v.)</text:p>
      <text:p text:style-name="P1">stiwá (ath.)</text:p>
      <text:p text:style-name="P1">stiwadó (sus.), -nan</text:p>
      <text:p text:style-name="P1">stiwamentu (sus.)</text:p>
      <text:p text:style-name="P1">stiwando </text:p>
      <text:p text:style-name="P1">stoba (v.)</text:p>
      <text:p text:style-name="P1">stobá (sus.)</text:p>
      <text:p text:style-name="P1">stobá (ath.)</text:p>
      <text:p text:style-name="P1">stobando </text:p>
      <text:p text:style-name="P1">stof (sus.), -nan</text:p>
      <text:p text:style-name="P1">stòf (sus.)</text:p>
      <text:p text:style-name="P1">stòf (atv.)</text:p>
      <text:p text:style-name="P1">stòfia (v.)</text:p>
      <text:p text:style-name="P1">stòfmentu (sus.)</text:p>
      <text:p text:style-name="P1">stòfzùiger (sus.), -nan</text:p>
      <text:p text:style-name="P1">stòk (v.)</text:p>
      <text:p text:style-name="P1">stòk (sus.), -nan</text:p>
      <text:p text:style-name="P1">stòki (sus.), -nan</text:p>
      <text:p text:style-name="P1">stom (v.)</text:p>
      <text:p text:style-name="P1">stòm (ath.)</text:p>
      <text:p text:style-name="P1">stoma (sus.), -nan</text:p>
      <text:p text:style-name="P1">stòmburachi (ath.)</text:p>
      <text:p text:style-name="P1">stòmpi (sus.), -nan</text:p>
      <text:p text:style-name="P1">stòmpi (ath.)</text:p>
      <text:p text:style-name="P1">stònfuma (ath.)</text:p>
      <text:p text:style-name="P1">stònkañá (ath.)</text:p>
      <text:p text:style-name="P1"><text:soft-page-break/>stonwals (sus.), -nan</text:p>
      <text:p text:style-name="P1">stòp (v.)</text:p>
      <text:p text:style-name="P1">stòpkontakt (sus.), -nan</text:p>
      <text:p text:style-name="P1">stòpmentu (sus.)</text:p>
      <text:p text:style-name="P1">stòpwòch (sus.), -nan</text:p>
      <text:p text:style-name="P1">stot (v.)</text:p>
      <text:p text:style-name="P1">stot (sus.), -nan</text:p>
      <text:p text:style-name="P1">stotmentu (sus.)</text:p>
      <text:p text:style-name="P1">stowe (sus.), -nan</text:p>
      <text:p text:style-name="P1">strabagante (ath.)</text:p>
      <text:p text:style-name="P1">straf (v.)</text:p>
      <text:p text:style-name="P1">straf (sus.), -nan</text:p>
      <text:p text:style-name="P1">strafmentu (sus.)</text:p>
      <text:p text:style-name="P1">strafwèrk (sus.), -nan</text:p>
      <text:p text:style-name="P1">straik (v.)</text:p>
      <text:p text:style-name="P1">straik (sus.), -nan</text:p>
      <text:p text:style-name="P1">straikmentu (sus.)</text:p>
      <text:p text:style-name="P1">stral (sus.), -nan</text:p>
      <text:p text:style-name="P1">straña (v.)</text:p>
      <text:p text:style-name="P1">strañá (ath.)</text:p>
      <text:p text:style-name="P1">strañero (sus.), -nan</text:p>
      <text:p text:style-name="P1">straño (ath.)</text:p>
      <text:p text:style-name="P1">strategia (sus.), -nan</text:p>
      <text:p text:style-name="P1">stratégiko (ath.)</text:p>
      <text:p text:style-name="P1">strea (sus.), -nan</text:p>
      <text:p text:style-name="P1">strei (v.)</text:p>
      <text:p text:style-name="P1">streif (sus.), -nan</text:p>
      <text:p text:style-name="P1">streik , -nan</text:p>
      <text:p text:style-name="P1">streki (sus.), -nan</text:p>
      <text:p text:style-name="P1">strèn (ath.)</text:p>
      <text:p text:style-name="P1">strena (sus.), -nan</text:p>
      <text:p text:style-name="P1">strep (v.)</text:p>
      <text:p text:style-name="P1">strèp (sus.), -nan</text:p>
      <text:p text:style-name="P1">strepi (sus.), -nan</text:p>
      <text:p text:style-name="P1">strepiá (ath.)</text:p>
      <text:p text:style-name="P1">strepmentu (sus.)</text:p>
      <text:p text:style-name="P1">strès (sus.)</text:p>
      <text:p text:style-name="P1">stret (ath.)</text:p>
      <text:p text:style-name="P1">stretmentu (sus.)</text:p>
      <text:p text:style-name="P1">stribu (sus.), -nan</text:p>
      <text:p text:style-name="P1">strika (v.)</text:p>
      <text:p text:style-name="P1">striká (sus.), -nan</text:p>
      <text:p text:style-name="P1">strikadó (sus.), -nan</text:p>
      <text:p text:style-name="P1">strikamentu (sus.)</text:p>
      <text:p text:style-name="P1"><text:soft-page-break/>strikando </text:p>
      <text:p text:style-name="P1">strimlain (v.)</text:p>
      <text:p text:style-name="P1">stroba (v.)</text:p>
      <text:p text:style-name="P1">strobá (ath.)</text:p>
      <text:p text:style-name="P1">strobamentu (sus.)</text:p>
      <text:p text:style-name="P1">strobando </text:p>
      <text:p text:style-name="P1">stròbèri (sus.), -nan</text:p>
      <text:p text:style-name="P1">strofa (sus.), -nan</text:p>
      <text:p text:style-name="P1">stroi (v.)</text:p>
      <text:p text:style-name="P1">stroimentu (sus.)</text:p>
      <text:p text:style-name="P1">stroistu (sus.), -nan</text:p>
      <text:p text:style-name="P1">strom (sus.), -nan</text:p>
      <text:p text:style-name="P1">stròp (sus.), -nan</text:p>
      <text:p text:style-name="P1">stropi (sus.), -nan</text:p>
      <text:p text:style-name="P1">stropia (v.)</text:p>
      <text:p text:style-name="P1">stropiá (ath.)</text:p>
      <text:p text:style-name="P1">stròt (sus.), -nan</text:p>
      <text:p text:style-name="P1">struktura (sus.), -nan</text:p>
      <text:p text:style-name="P1">strukturá (v.)</text:p>
      <text:p text:style-name="P1">strukturá (ath.)</text:p>
      <text:p text:style-name="P1">struktural (ath.)</text:p>
      <text:p text:style-name="P1">strukturalismo (sus.)</text:p>
      <text:p text:style-name="P1">strukturalista (sus.), -nan</text:p>
      <text:p text:style-name="P1">strukturando </text:p>
      <text:p text:style-name="P1">strukturashon (sus.)</text:p>
      <text:p text:style-name="P1">struma (sus.)</text:p>
      <text:p text:style-name="P1">studia (v.)</text:p>
      <text:p text:style-name="P1">studiá (ath.)</text:p>
      <text:p text:style-name="P1">studiamentu (sus.)</text:p>
      <text:p text:style-name="P1">studiando </text:p>
      <text:p text:style-name="P1">studiante (sus.), -nan</text:p>
      <text:p text:style-name="P1">studio (sus.), -nan</text:p>
      <text:p text:style-name="P1">stul (sus.), -nan</text:p>
      <text:p text:style-name="P1">stupi (sus.), -nan</text:p>
      <text:p text:style-name="P1">stür (v.)</text:p>
      <text:p text:style-name="P1">stürbort (sus.)</text:p>
      <text:p text:style-name="P1">stürdó (sus.), -nan</text:p>
      <text:p text:style-name="P1">stürmentu (sus.)</text:p>
      <text:p text:style-name="P1">stürwil (sus.), -nan</text:p>
      <text:p text:style-name="P1">su </text:p>
      <text:p text:style-name="P1">sua (sus.), -nan</text:p>
      <text:p text:style-name="P1">suadera (sus.), -nan</text:p>
      <text:p text:style-name="P1">suafel (sus.), -nan</text:p>
      <text:p text:style-name="P1">suak (v.)</text:p>
      <text:p text:style-name="P1"><text:soft-page-break/>suak (ath.)</text:p>
      <text:p text:style-name="P1">suare (sus.), -nan</text:p>
      <text:p text:style-name="P1">suástika (sus.), -nan</text:p>
      <text:p text:style-name="P1">suave (ath.)</text:p>
      <text:p text:style-name="P1">suavemente (atv.)</text:p>
      <text:p text:style-name="P1">subi (v.)</text:p>
      <text:p text:style-name="P1">subida (sus.), -nan</text:p>
      <text:p text:style-name="P1">subidó (sus.), -nan</text:p>
      <text:p text:style-name="P1">subiendo </text:p>
      <text:p text:style-name="P1">subimentu (sus.)</text:p>
      <text:p text:style-name="P1">sublimá (v.)</text:p>
      <text:p text:style-name="P1">sublimá (ath.)</text:p>
      <text:p text:style-name="P1">sublimashon (sus.)</text:p>
      <text:p text:style-name="P1">sublime (ath.)</text:p>
      <text:p text:style-name="P1">subrina (sus.), -nan</text:p>
      <text:p text:style-name="P1">suegu (sus.), -nan</text:p>
      <text:p text:style-name="P1">suek (v.)</text:p>
      <text:p text:style-name="P1">suela (sus.), -nan</text:p>
      <text:p text:style-name="P1">suèldu (sus.)</text:p>
      <text:p text:style-name="P1">suèltu (sus.)</text:p>
      <text:p text:style-name="P1">suero (sus.), -nan</text:p>
      <text:p text:style-name="P1">suerte </text:p>
      <text:p text:style-name="P1">suèter (sus.), -nan</text:p>
      <text:p text:style-name="P1">sùf (ath.)</text:p>
      <text:p text:style-name="P1">sufiho (sus.), -nan</text:p>
      <text:p text:style-name="P1">sufisiente (ath.)</text:p>
      <text:p text:style-name="P1">sufisientemente (atv.)</text:p>
      <text:p text:style-name="P1">sufri (v.)</text:p>
      <text:p text:style-name="P1">sufriendo </text:p>
      <text:p text:style-name="P1">sufrimentu (sus.)</text:p>
      <text:p text:style-name="P1">sugerensia (sus.), -nan</text:p>
      <text:p text:style-name="P1">sugerí (v.)</text:p>
      <text:p text:style-name="P1">sugerí (ath.)</text:p>
      <text:p text:style-name="P1">sugestibel (ath.)</text:p>
      <text:p text:style-name="P1">sugestividat (sus.)</text:p>
      <text:p text:style-name="P1">sugestivo (ath.)</text:p>
      <text:p text:style-name="P1">sugiriendo </text:p>
      <text:p text:style-name="P1">suheto (sus.), -nan</text:p>
      <text:p text:style-name="P1">suich (sus.), -nan</text:p>
      <text:p text:style-name="P1">suichmentu (sus.)</text:p>
      <text:p text:style-name="P1">suin (sus.), -nan</text:p>
      <text:p text:style-name="P1">suisidio (sus.), -nan</text:p>
      <text:p text:style-name="P1">sùit (sus.)</text:p>
      <text:p text:style-name="P1">sùit (atv.)</text:p>
      <text:p text:style-name="P1"><text:soft-page-break/>sùitost (sus.)</text:p>
      <text:p text:style-name="P1">sùitost (atv.)</text:p>
      <text:p text:style-name="P1">sùitwèst (sus.)</text:p>
      <text:p text:style-name="P1">sùitwèst (atv.)</text:p>
      <text:p text:style-name="P1">suku (sus.)</text:p>
      <text:p text:style-name="P1">sukú (ath.)</text:p>
      <text:p text:style-name="P1">sukuchi (sus.)</text:p>
      <text:p text:style-name="P1">sukumbí (v.)</text:p>
      <text:p text:style-name="P1">sukumbí (ath.)</text:p>
      <text:p text:style-name="P1">sukursal (sus.), -nan</text:p>
      <text:p text:style-name="P1">sulfa (sus.)</text:p>
      <text:p text:style-name="P1">sulfurá (v.)</text:p>
      <text:p text:style-name="P1">sulfúriko (ath.)</text:p>
      <text:p text:style-name="P1">sùlt (sus.), -nan</text:p>
      <text:p text:style-name="P1">sultan (sus.), -nan</text:p>
      <text:p text:style-name="P1">sultanato (sus.), -nan</text:p>
      <text:p text:style-name="P1">suma (sus.), -nan</text:p>
      <text:p text:style-name="P1">sumamente (atv.)</text:p>
      <text:p text:style-name="P1">suministrá (v.)</text:p>
      <text:p text:style-name="P1">suministrá (ath.)</text:p>
      <text:p text:style-name="P1">suministradó (sus.), -nan</text:p>
      <text:p text:style-name="P1">suministrando </text:p>
      <text:p text:style-name="P1">suministro (sus.)</text:p>
      <text:p text:style-name="P1">sumiso (ath.)</text:p>
      <text:p text:style-name="P1">summum (sus.)</text:p>
      <text:p text:style-name="P1">sumo (ath.)</text:p>
      <text:p text:style-name="P1">sumpiña (sus.), -nan</text:p>
      <text:p text:style-name="P1">sunchi (sus.), -nan</text:p>
      <text:p text:style-name="P1">sunchimentu (sus.)</text:p>
      <text:p text:style-name="P1">sunita (sus.), -nan</text:p>
      <text:p text:style-name="P1">sunita (ath.)</text:p>
      <text:p text:style-name="P1">sunú (sus.), -nan</text:p>
      <text:p text:style-name="P1">sunú (ath.)</text:p>
      <text:p text:style-name="P1">supalterno (sus.), -nan</text:p>
      <text:p text:style-name="P1">supalterno (ath.)</text:p>
      <text:p text:style-name="P1">supdesaroyá (ath.)</text:p>
      <text:p text:style-name="P1">supdesaroyo (sus.)</text:p>
      <text:p text:style-name="P1">supdirektor (sus.), -nan</text:p>
      <text:p text:style-name="P1">súpdito (sus.), -nan</text:p>
      <text:p text:style-name="P1">super (ath.)</text:p>
      <text:p text:style-name="P1">superá (v.)</text:p>
      <text:p text:style-name="P1">superá (ath.)</text:p>
      <text:p text:style-name="P1">superando </text:p>
      <text:p text:style-name="P1">superashonnan (sus.)</text:p>
      <text:p text:style-name="P1"><text:soft-page-break/>superfisial (ath.)</text:p>
      <text:p text:style-name="P1">superfisialmente (atv.)</text:p>
      <text:p text:style-name="P1">superfisie (sus.), -nan</text:p>
      <text:p text:style-name="P1">superfluo (ath.)</text:p>
      <text:p text:style-name="P1">superior (sus.), -nan</text:p>
      <text:p text:style-name="P1">superior (ath.)</text:p>
      <text:p text:style-name="P1">superioridat (sus.)</text:p>
      <text:p text:style-name="P1">superlativo (sus.), -nan</text:p>
      <text:p text:style-name="P1">superlativo (ath.)</text:p>
      <text:p text:style-name="P1">supermarket (sus.), -nan</text:p>
      <text:p text:style-name="P1">supermerkado (sus.), -nan</text:p>
      <text:p text:style-name="P1">supernova (sus.), -nan</text:p>
      <text:p text:style-name="P1">supersóniko (ath.)</text:p>
      <text:p text:style-name="P1">superstishon (sus.), -nan</text:p>
      <text:p text:style-name="P1">superstisioso (ath.)</text:p>
      <text:p text:style-name="P1">superstrato (sus.), -nan</text:p>
      <text:p text:style-name="P1">supertènker (sus.), -nan</text:p>
      <text:p text:style-name="P1">supervisá (v.)</text:p>
      <text:p text:style-name="P1">supervisá (ath.)</text:p>
      <text:p text:style-name="P1">supervisando </text:p>
      <text:p text:style-name="P1">supervishon (sus.)</text:p>
      <text:p text:style-name="P1">supervisor (sus.), -nan</text:p>
      <text:p text:style-name="P1">supervivensia (sus.)</text:p>
      <text:p text:style-name="P1">supestimá (v.)</text:p>
      <text:p text:style-name="P1">supestimá (ath.)</text:p>
      <text:p text:style-name="P1">suphetividat (sus.)</text:p>
      <text:p text:style-name="P1">suphetivo (ath.)</text:p>
      <text:p text:style-name="P1">suphuntivo (sus.), -nan</text:p>
      <text:p text:style-name="P1">suphuntivo (ath.)</text:p>
      <text:p text:style-name="P1">supkonsiensia (sus.), -nan</text:p>
      <text:p text:style-name="P1">supkontratista (sus.), -nan</text:p>
      <text:p text:style-name="P1">supla (v.)</text:p>
      <text:p text:style-name="P1">supladó (sus.), -nan</text:p>
      <text:p text:style-name="P1">suplamentu (sus.)</text:p>
      <text:p text:style-name="P1">suplando </text:p>
      <text:p text:style-name="P1">suplantá (v.)</text:p>
      <text:p text:style-name="P1">suplantá (ath.)</text:p>
      <text:p text:style-name="P1">suplantábel (ath.)</text:p>
      <text:p text:style-name="P1">suplantashon (sus.)</text:p>
      <text:p text:style-name="P1">suplementá (v.)</text:p>
      <text:p text:style-name="P1">suplementá (ath.)</text:p>
      <text:p text:style-name="P1">suplementario (ath.)</text:p>
      <text:p text:style-name="P1">suplementashon (sus.)</text:p>
      <text:p text:style-name="P1">suplemento (sus.), -nan</text:p>
      <text:p text:style-name="P1"><text:soft-page-break/>suplente (sus.), -nan</text:p>
      <text:p text:style-name="P1">supletorio (ath.)</text:p>
      <text:p text:style-name="P1">supliká (v.)</text:p>
      <text:p text:style-name="P1">súplika (sus.), -nan</text:p>
      <text:p text:style-name="P1">suplikando </text:p>
      <text:p text:style-name="P1">supmarino (sus.), -nan</text:p>
      <text:p text:style-name="P1">suponé (v.)</text:p>
      <text:p text:style-name="P1">suponé (ath.)</text:p>
      <text:p text:style-name="P1">suponiendo </text:p>
      <text:p text:style-name="P1">supordiná (v.)</text:p>
      <text:p text:style-name="P1">supordiná (ath.)</text:p>
      <text:p text:style-name="P1">supordinashon (sus.)</text:p>
      <text:p text:style-name="P1">suposishon (sus.), -nan</text:p>
      <text:p text:style-name="P1">supositorio (sus.), -nan</text:p>
      <text:p text:style-name="P1">supprefekto (sus.), -nan</text:p>
      <text:p text:style-name="P1">supprodukto (sus.), -nan</text:p>
      <text:p text:style-name="P1">supprograma (sus.), -nan</text:p>
      <text:p text:style-name="P1">supproletariado (sus.), -nan</text:p>
      <text:p text:style-name="P1">suprasegmental (ath.)</text:p>
      <text:p text:style-name="P1">suprayá (v.)</text:p>
      <text:p text:style-name="P1">suprayá (ath.)</text:p>
      <text:p text:style-name="P1">suprayando </text:p>
      <text:p text:style-name="P1">supregional (ath.)</text:p>
      <text:p text:style-name="P1">supremo (ath.)</text:p>
      <text:p text:style-name="P1">supreshon (sus.)</text:p>
      <text:p text:style-name="P1">suprimí (v.)</text:p>
      <text:p text:style-name="P1">suprimí (ath.)</text:p>
      <text:p text:style-name="P1">suprimiendo </text:p>
      <text:p text:style-name="P1">supsidiá (v.)</text:p>
      <text:p text:style-name="P1">supsidiá (ath.)</text:p>
      <text:p text:style-name="P1">supsidiando </text:p>
      <text:p text:style-name="P1">supsidiario (sus.), -nan</text:p>
      <text:p text:style-name="P1">supsidiario (ath.)</text:p>
      <text:p text:style-name="P1">supsidio (sus.), -nan</text:p>
      <text:p text:style-name="P1">supsistensia (sus.)</text:p>
      <text:p text:style-name="P1">supsistí (v.)</text:p>
      <text:p text:style-name="P1">supstansia (sus.), -nan</text:p>
      <text:p text:style-name="P1">supstansiá (v.)</text:p>
      <text:p text:style-name="P1">supstansiá (ath.)</text:p>
      <text:p text:style-name="P1">supstansial (ath.)</text:p>
      <text:p text:style-name="P1">supstituí (v.)</text:p>
      <text:p text:style-name="P1">supstituí (ath.)</text:p>
      <text:p text:style-name="P1">supstituto (sus.), -nan</text:p>
      <text:p text:style-name="P1">suptítulo (sus.), -nan</text:p>
      <text:p text:style-name="P1"><text:soft-page-break/>suptotal (sus.), -nan</text:p>
      <text:p text:style-name="P1">supuesto (ath.)</text:p>
      <text:p text:style-name="P1">sur (sus.)</text:p>
      <text:p text:style-name="P1">sur (ath.)</text:p>
      <text:p text:style-name="P1">sùr (sus.), -nan</text:p>
      <text:p text:style-name="P1">surdé (sus.)</text:p>
      <text:p text:style-name="P1">surdes </text:p>
      <text:p text:style-name="P1">surdu (sus.), -nan</text:p>
      <text:p text:style-name="P1">surdu (ath.)</text:p>
      <text:p text:style-name="P1">sùrf (v.)</text:p>
      <text:p text:style-name="P1">sùrfer (sus.), -nan</text:p>
      <text:p text:style-name="P1">sùrfmentu (sus.)</text:p>
      <text:p text:style-name="P1">surgi (v.)</text:p>
      <text:p text:style-name="P1">surgí (ath.)</text:p>
      <text:p text:style-name="P1">surpasá (v.)</text:p>
      <text:p text:style-name="P1">surpasá (ath.)</text:p>
      <text:p text:style-name="P1">surpasando </text:p>
      <text:p text:style-name="P1">surplus (sus.), -nan</text:p>
      <text:p text:style-name="P1">surti (v.)</text:p>
      <text:p text:style-name="P1">surtí (ath.)</text:p>
      <text:p text:style-name="P1">surtido (sus.), -nan</text:p>
      <text:p text:style-name="P1">surtiendo </text:p>
      <text:p text:style-name="P1">surtimentu (sus.)</text:p>
      <text:p text:style-name="P1">suseptibel (ath.)</text:p>
      <text:p text:style-name="P1">suseptibilidat (sus.)</text:p>
      <text:p text:style-name="P1">susesivamente (atv.)</text:p>
      <text:p text:style-name="P1">susesivo (ath.)</text:p>
      <text:p text:style-name="P1">suseso (sus.), -nan</text:p>
      <text:p text:style-name="P1">susha (v.)</text:p>
      <text:p text:style-name="P1">sushá (ath.)</text:p>
      <text:p text:style-name="P1">sushamentu (sus.)</text:p>
      <text:p text:style-name="P1">sushando </text:p>
      <text:p text:style-name="P1">sushedat (sus.), -nan</text:p>
      <text:p text:style-name="P1">sushi (sus.), -nan</text:p>
      <text:p text:style-name="P1">sushi (ath.)</text:p>
      <text:p text:style-name="P1">sushou (sus.), -nan</text:p>
      <text:p text:style-name="P1">suskribí (v.)</text:p>
      <text:p text:style-name="P1">suskribí (ath.)</text:p>
      <text:p text:style-name="P1">suskripshon (sus.), -nan</text:p>
      <text:p text:style-name="P1">suskriptor (sus.), -nan</text:p>
      <text:p text:style-name="P1">suskrito (sus.), -nan</text:p>
      <text:p text:style-name="P1">suspendé (v.)</text:p>
      <text:p text:style-name="P1">suspenshon (sus.)</text:p>
      <text:p text:style-name="P1">suspensivo (ath.)</text:p>
      <text:p text:style-name="P1"><text:soft-page-break/>suspenso (sus.)</text:p>
      <text:p text:style-name="P1">suspirá (v.)</text:p>
      <text:p text:style-name="P1">suspirando </text:p>
      <text:p text:style-name="P1">suspiro (sus.), -nan</text:p>
      <text:p text:style-name="P1">sustantivo (sus.), -nan</text:p>
      <text:p text:style-name="P1">sustantivo (ath.)</text:p>
      <text:p text:style-name="P1">sustituí (v.)</text:p>
      <text:p text:style-name="P1">sustituí (ath.)</text:p>
      <text:p text:style-name="P1">sustitushon (sus.)</text:p>
      <text:p text:style-name="P1">sustituto (sus.), -nan</text:p>
      <text:p text:style-name="P1">sustituyendo </text:p>
      <text:p text:style-name="P1">sustraé (v.)</text:p>
      <text:p text:style-name="P1">sustrato (sus.), -nan</text:p>
      <text:p text:style-name="P1">sustrayendo </text:p>
      <text:p text:style-name="P1">sustu (sus.), -nan</text:p>
      <text:p text:style-name="P1">sut (ath.)</text:p>
      <text:p text:style-name="P1">suta (v.)</text:p>
      <text:p text:style-name="P1">sutá (ath.)</text:p>
      <text:p text:style-name="P1">sutamentu (sus.)</text:p>
      <text:p text:style-name="P1">sutando </text:p>
      <text:p text:style-name="P1">sutil (ath.)</text:p>
      <text:p text:style-name="P1">sutilesa (sus.), -nan</text:p>
      <text:p text:style-name="P1">ta (v.)</text:p>
      <text:p text:style-name="P1">tabaku (sus.), -nan</text:p>
      <text:p text:style-name="P1">tabata (v.)</text:p>
      <text:p text:style-name="P1">tabatin (v.)</text:p>
      <text:p text:style-name="P1">tabèl (sus.), -nan</text:p>
      <text:p text:style-name="P1">tabernakel (sus.), -nan</text:p>
      <text:p text:style-name="P1">tabla (sus.), -nan</text:p>
      <text:p text:style-name="P1">tablá (ath.)</text:p>
      <text:p text:style-name="P1">tablero (sus.), -nan</text:p>
      <text:p text:style-name="P1">tablèt (sus.), -nan</text:p>
      <text:p text:style-name="P1">tabú (sus.), -nan</text:p>
      <text:p text:style-name="P1">tabú (ath.)</text:p>
      <text:p text:style-name="P1">tacha (sus.), -nan</text:p>
      <text:p text:style-name="P1">tachá (ath.)</text:p>
      <text:p text:style-name="P1">tachabel (ath.)</text:p>
      <text:p text:style-name="P1">tachuela , -nan</text:p>
      <text:p text:style-name="P1">taha (v.)</text:p>
      <text:p text:style-name="P1">tahá (ath.)</text:p>
      <text:p text:style-name="P1">tahamentu (sus.)</text:p>
      <text:p text:style-name="P1">tahando </text:p>
      <text:p text:style-name="P1">tai (ath.)</text:p>
      <text:p text:style-name="P1">taim (v.)</text:p>
      <text:p text:style-name="P1"><text:soft-page-break/>taim (sus.), -nan</text:p>
      <text:p text:style-name="P1">taimbòm (sus.), -nan</text:p>
      <text:p text:style-name="P1">taimout (sus.), -nan</text:p>
      <text:p text:style-name="P1">taino (sus.), -nan</text:p>
      <text:p text:style-name="P1">taino (ath.)</text:p>
      <text:p text:style-name="P1">taipraiter (sus.), -nan</text:p>
      <text:p text:style-name="P1">tait (v.)</text:p>
      <text:p text:style-name="P1">tait (ath.)</text:p>
      <text:p text:style-name="P1">taitai (sus.), -nan</text:p>
      <text:p text:style-name="P1">taitmentu (sus.)</text:p>
      <text:p text:style-name="P1">taki (sus.), -nan</text:p>
      <text:p text:style-name="P1">takia (sus.), -nan</text:p>
      <text:p text:style-name="P1">takitaki (sus.)</text:p>
      <text:p text:style-name="P1">tako (sus.), -nan</text:p>
      <text:p text:style-name="P1">taks (sus.)</text:p>
      <text:p text:style-name="P1">taksa (v.)</text:p>
      <text:p text:style-name="P1">taksá (ath.)</text:p>
      <text:p text:style-name="P1">taksadó (sus.), -nan</text:p>
      <text:p text:style-name="P1">taksamentu (sus.)</text:p>
      <text:p text:style-name="P1">taksando </text:p>
      <text:p text:style-name="P1">takser </text:p>
      <text:p text:style-name="P1">taksi (sus.), -nan</text:p>
      <text:p text:style-name="P1">táktika (sus.), -nan</text:p>
      <text:p text:style-name="P1">táktikamente (atv.)</text:p>
      <text:p text:style-name="P1">táktiko (ath.)</text:p>
      <text:p text:style-name="P1">takto (sus.)</text:p>
      <text:p text:style-name="P1">tal </text:p>
      <text:p text:style-name="P1">talento (sus.), -nan</text:p>
      <text:p text:style-name="P1">talisman (sus.), -nan</text:p>
      <text:p text:style-name="P1">talko (sus.)</text:p>
      <text:p text:style-name="P1">Talmut (sus.)</text:p>
      <text:p text:style-name="P1">tam (v.)</text:p>
      <text:p text:style-name="P1">tam (ath.)</text:p>
      <text:p text:style-name="P1">tamaño (sus.), -nan</text:p>
      <text:p text:style-name="P1">tamarein (sus.), -nan</text:p>
      <text:p text:style-name="P1">tambaliá (v.)</text:p>
      <text:p text:style-name="P1">tambaliante (ath.)</text:p>
      <text:p text:style-name="P1">tambe (atv.)</text:p>
      <text:p text:style-name="P1">tambora (sus.), -nan</text:p>
      <text:p text:style-name="P1">tambú (sus.), -nan</text:p>
      <text:p text:style-name="P1">tamburein (sus.), -nan</text:p>
      <text:p text:style-name="P1">tamburero (sus.), -nan</text:p>
      <text:p text:style-name="P1">tampañá (sus.), -nan</text:p>
      <text:p text:style-name="P1">tampoko (atv.)</text:p>
      <text:p text:style-name="P1"><text:soft-page-break/>tampòn (sus.), -nan</text:p>
      <text:p text:style-name="P1">tamponá (v.)</text:p>
      <text:p text:style-name="P1">tamponá (ath.)</text:p>
      <text:p text:style-name="P1">tamtam (sus.), -nan</text:p>
      <text:p text:style-name="P1">tan (sus.), -nan</text:p>
      <text:p text:style-name="P1">tan (atv.)</text:p>
      <text:p text:style-name="P1">tanchi (sus.), -nan</text:p>
      <text:p text:style-name="P1">tanda (sus.), -nan</text:p>
      <text:p text:style-name="P1">tanga (sus.), -nan</text:p>
      <text:p text:style-name="P1">tángana (sus.), -nan</text:p>
      <text:p text:style-name="P1">tango (sus.), -nan</text:p>
      <text:p text:style-name="P1">tánkatan (ath.)</text:p>
      <text:p text:style-name="P1">tankero (sus.), -nan</text:p>
      <text:p text:style-name="P1">tanki (sus.), -nan</text:p>
      <text:p text:style-name="P1">tanta (sus.), -nan</text:p>
      <text:p text:style-name="P1">tantan (sus.), -nan</text:p>
      <text:p text:style-name="P1">tanten (atv.)</text:p>
      <text:p text:style-name="P1">tantísimo (ath.)</text:p>
      <text:p text:style-name="P1">tantu (ath.)</text:p>
      <text:p text:style-name="P1">tap (v.)</text:p>
      <text:p text:style-name="P1">tap (sus.), -nan</text:p>
      <text:p text:style-name="P1">tapa (sus.), -nan</text:p>
      <text:p text:style-name="P1">tapá (ath.)</text:p>
      <text:p text:style-name="P1">tapadera (sus.), -nan</text:p>
      <text:p text:style-name="P1">tapakaminda (sus.), -nan</text:p>
      <text:p text:style-name="P1">tapakoncha (sus.), -nan</text:p>
      <text:p text:style-name="P1">tapamentu (sus.)</text:p>
      <text:p text:style-name="P1">tapando </text:p>
      <text:p text:style-name="P1">tapara (sus.), -nan</text:p>
      <text:p text:style-name="P1">taparabu (sus.), -nan</text:p>
      <text:p text:style-name="P1">tapasolo (sus.), -nan</text:p>
      <text:p text:style-name="P1">tapatapa (sus.)</text:p>
      <text:p text:style-name="P1">tape (sus.), -nan</text:p>
      <text:p text:style-name="P1">tapeit (sus.), -nan</text:p>
      <text:p text:style-name="P1">taperecorder (sus.), -nan</text:p>
      <text:p text:style-name="P1">tapmentu (sus.)</text:p>
      <text:p text:style-name="P1">tapol (sus.), -nan</text:p>
      <text:p text:style-name="P1">taptu (sus.), -nan</text:p>
      <text:p text:style-name="P1">tapushi (sus.), -nan</text:p>
      <text:p text:style-name="P1">tara (sus.)</text:p>
      <text:p text:style-name="P1">tarai (sus.), -nan</text:p>
      <text:p text:style-name="P1">tarda (v.)</text:p>
      <text:p text:style-name="P1">tardá (ath.)</text:p>
      <text:p text:style-name="P1">tardando </text:p>
      <text:p text:style-name="P1"><text:soft-page-break/>tardansa (sus.)</text:p>
      <text:p text:style-name="P1">tardi (sus.)</text:p>
      <text:p text:style-name="P1">tarea (sus.), -nan</text:p>
      <text:p text:style-name="P1">tarheta (sus.), -nan</text:p>
      <text:p text:style-name="P1">tarifa (sus.), -nan</text:p>
      <text:p text:style-name="P1">tarima (sus.), -nan</text:p>
      <text:p text:style-name="P1">tas (sus.), -nan</text:p>
      <text:p text:style-name="P1">tasa (sus.), -nan</text:p>
      <text:p text:style-name="P1">tasiturno (ath.)</text:p>
      <text:p text:style-name="P1">tata (sus.), -nan</text:p>
      <text:p text:style-name="P1">tatarañetu (sus.), -nan</text:p>
      <text:p text:style-name="P1">tatarawela (sus.), -nan</text:p>
      <text:p text:style-name="P1">tati (sus.), -nan</text:p>
      <text:p text:style-name="P1">tatua (v.)</text:p>
      <text:p text:style-name="P1">tatuá (ath.)</text:p>
      <text:p text:style-name="P1">tatuahe (sus.), -nan</text:p>
      <text:p text:style-name="P1">tawela (sus.), -nan</text:p>
      <text:p text:style-name="P1">taya (sus.), -nan</text:p>
      <text:p text:style-name="P1">tayá (ath.)</text:p>
      <text:p text:style-name="P1">tayer (sus.), -nan</text:p>
      <text:p text:style-name="P1">tayerblat (sus.), -nan</text:p>
      <text:p text:style-name="P1">tayó (sus.), -nan</text:p>
      <text:p text:style-name="P1">te (sus.), -nan</text:p>
      <text:p text:style-name="P1">teater (sus.), -nan</text:p>
      <text:p text:style-name="P1">teatral (ath.)</text:p>
      <text:p text:style-name="P1">teatro (sus.), -nan</text:p>
      <text:p text:style-name="P1">teblachi (sus.), -nan</text:p>
      <text:p text:style-name="P1">teduki (sus.), -nan</text:p>
      <text:p text:style-name="P1">teenager (sus.), -nan</text:p>
      <text:p text:style-name="P1">tefi (sus.), -nan</text:p>
      <text:p text:style-name="P1">tehi (sus.)</text:p>
      <text:p text:style-name="P1">tehido (sus.), -nan</text:p>
      <text:p text:style-name="P1">teim (sus.)</text:p>
      <text:p text:style-name="P1">teima (v.)</text:p>
      <text:p text:style-name="P1">teimoso (ath.)</text:p>
      <text:p text:style-name="P1">teina (sus.)</text:p>
      <text:p text:style-name="P1">teip (v.)</text:p>
      <text:p text:style-name="P1">teip (sus.), -nan</text:p>
      <text:p text:style-name="P1">teipmentu (sus.)</text:p>
      <text:p text:style-name="P1">tek (v.)</text:p>
      <text:p text:style-name="P1">tekla (sus.), -nan</text:p>
      <text:p text:style-name="P1">teklado (sus.), -nan</text:p>
      <text:p text:style-name="P1">tekmentu (sus.)</text:p>
      <text:p text:style-name="P1">téknika (sus.), -nan</text:p>
      <text:p text:style-name="P1"><text:soft-page-break/>tékniko (sus.), -nan</text:p>
      <text:p text:style-name="P1">tékniko (ath.)</text:p>
      <text:p text:style-name="P1">teknologia (sus.), -nan</text:p>
      <text:p text:style-name="P1">teknológiko (ath.)</text:p>
      <text:p text:style-name="P1">teksto (sus.), -nan</text:p>
      <text:p text:style-name="P1">tekstual (ath.)</text:p>
      <text:p text:style-name="P1">tekstualmente (atv.)</text:p>
      <text:p text:style-name="P1">teku (sus.), -nan</text:p>
      <text:p text:style-name="P1">tela (sus.), -nan</text:p>
      <text:p text:style-name="P1">telefériko (sus.), -nan</text:p>
      <text:p text:style-name="P1">telefòn (sus.), -nan</text:p>
      <text:p text:style-name="P1">telefónikamente (atv.)</text:p>
      <text:p text:style-name="P1">telefóniko (ath.)</text:p>
      <text:p text:style-name="P1">telefonista (sus.), -nan</text:p>
      <text:p text:style-name="P1">telegrafia (sus.)</text:p>
      <text:p text:style-name="P1">telegrafiá (v.)</text:p>
      <text:p text:style-name="P1">telegrafiá (ath.)</text:p>
      <text:p text:style-name="P1">telegráfiko (ath.)</text:p>
      <text:p text:style-name="P1">telegrafista (sus.), -nan</text:p>
      <text:p text:style-name="P1">telegram (sus.), -nan</text:p>
      <text:p text:style-name="P1">telekomunikashon (sus.)</text:p>
      <text:p text:style-name="P1">telèks (sus.), -nan</text:p>
      <text:p text:style-name="P1">telelèns (sus.), -nan</text:p>
      <text:p text:style-name="P1">telenovela (sus.), -nan</text:p>
      <text:p text:style-name="P1">telep (sus.), -nan</text:p>
      <text:p text:style-name="P1">telepatia (sus.)</text:p>
      <text:p text:style-name="P1">tèler (sus.), -nan</text:p>
      <text:p text:style-name="P1">teleskop (sus.), -nan</text:p>
      <text:p text:style-name="P1">teleskópiko (ath.)</text:p>
      <text:p text:style-name="P1">teletèkst (sus.), -nan</text:p>
      <text:p text:style-name="P1">teletipista (sus.), -nan</text:p>
      <text:p text:style-name="P1">téletòn (sus.), -nan</text:p>
      <text:p text:style-name="P1">televidente (sus.), -nan</text:p>
      <text:p text:style-name="P1">televisá (v.)</text:p>
      <text:p text:style-name="P1">televisá (ath.)</text:p>
      <text:p text:style-name="P1">televishon (sus.), -nan</text:p>
      <text:p text:style-name="P1">telpaip (sus.), -nan</text:p>
      <text:p text:style-name="P1">tèlram (sus.), -nan</text:p>
      <text:p text:style-name="P1">tema (sus.), -nan</text:p>
      <text:p text:style-name="P1">temario (sus.), -nan</text:p>
      <text:p text:style-name="P1">temátiko (ath.)</text:p>
      <text:p text:style-name="P1">tembla (v.)</text:p>
      <text:p text:style-name="P1">temblamentu (sus.)</text:p>
      <text:p text:style-name="P1">temblando </text:p>
      <text:p text:style-name="P1"><text:soft-page-break/>temblor (sus.), -nan</text:p>
      <text:p text:style-name="P1">teme (v.)</text:p>
      <text:p text:style-name="P1">temí (ath.)</text:p>
      <text:p text:style-name="P1">temor (sus.), -nan</text:p>
      <text:p text:style-name="P1">tèmpel (sus.), -nan</text:p>
      <text:p text:style-name="P1">temperá (v.)</text:p>
      <text:p text:style-name="P1">temperá (ath.)</text:p>
      <text:p text:style-name="P1">temperamento (sus.)</text:p>
      <text:p text:style-name="P1">temperamentu (sus.)</text:p>
      <text:p text:style-name="P1">temperatura (sus.), -nan</text:p>
      <text:p text:style-name="P1">tempero (sus.), -nan</text:p>
      <text:p text:style-name="P1">tèmpo (sus.), -nan</text:p>
      <text:p text:style-name="P1">temporada (sus.), -nan</text:p>
      <text:p text:style-name="P1">temporal (ath.)</text:p>
      <text:p text:style-name="P1">temporalmente (atv.)</text:p>
      <text:p text:style-name="P1">tempran (atv.)</text:p>
      <text:p text:style-name="P1">tèmpti (sus.), -nan</text:p>
      <text:p text:style-name="P1">tempu (sus.), -nan</text:p>
      <text:p text:style-name="P1">ten (sus.), -nan</text:p>
      <text:p text:style-name="P1">tenchi (sus.), -nan</text:p>
      <text:p text:style-name="P1">tende (v.)</text:p>
      <text:p text:style-name="P1">tendementu (sus.)</text:p>
      <text:p text:style-name="P1">tendensia (sus.), -nan</text:p>
      <text:p text:style-name="P1">tendensioso (ath.)</text:p>
      <text:p text:style-name="P1">tendiendo </text:p>
      <text:p text:style-name="P1">tene (v.)</text:p>
      <text:p text:style-name="P1">tenedó (sus.), -nan</text:p>
      <text:p text:style-name="P1">tenementu (sus.)</text:p>
      <text:p text:style-name="P1">tengla (sus.), -nan</text:p>
      <text:p text:style-name="P1">teniendo </text:p>
      <text:p text:style-name="P1">tènis (sus.)</text:p>
      <text:p text:style-name="P1">tènk (sus.), -nan</text:p>
      <text:p text:style-name="P1">tènker (sus.), -nan</text:p>
      <text:p text:style-name="P1">tenor (sus.), -nan</text:p>
      <text:p text:style-name="P1">tenshon (sus.), -nan</text:p>
      <text:p text:style-name="P1">tenso (ath.)</text:p>
      <text:p text:style-name="P1">tènt (sus.), -nan</text:p>
      <text:p text:style-name="P1">tenta (v.)</text:p>
      <text:p text:style-name="P1">tentadó (sus.), -nan</text:p>
      <text:p text:style-name="P1">tentador (ath.)</text:p>
      <text:p text:style-name="P1">tentalaria (sus.), -nan</text:p>
      <text:p text:style-name="P1">tèntamen (sus.), -nan</text:p>
      <text:p text:style-name="P1">tentamentu (sus.)</text:p>
      <text:p text:style-name="P1">tèntaminá (v.)</text:p>
      <text:p text:style-name="P1"><text:soft-page-break/>tèntaminá (ath.)</text:p>
      <text:p text:style-name="P1">tentando </text:p>
      <text:p text:style-name="P1">tentashon (sus.), -nan</text:p>
      <text:p text:style-name="P1">tentativo (ath.)</text:p>
      <text:p text:style-name="P1">tenü (sus.), -nan</text:p>
      <text:p text:style-name="P1">teologia (sus.)</text:p>
      <text:p text:style-name="P1">teológiko (ath.)</text:p>
      <text:p text:style-name="P1">teólogo (sus.), -nan</text:p>
      <text:p text:style-name="P1">teorétikamente (atv.)</text:p>
      <text:p text:style-name="P1">teorétiko (ath.)</text:p>
      <text:p text:style-name="P1">teoria (sus.), -nan</text:p>
      <text:p text:style-name="P1">teórikamente (atv.)</text:p>
      <text:p text:style-name="P1">teóriko (ath.)</text:p>
      <text:p text:style-name="P1">tep (sus.), -nan</text:p>
      <text:p text:style-name="P1">tepmentu (sus.)</text:p>
      <text:p text:style-name="P1">ter (sus.)</text:p>
      <text:p text:style-name="P1">tèr (v.)</text:p>
      <text:p text:style-name="P1">tera (sus.), -nan</text:p>
      <text:p text:style-name="P1">terapeuta (sus.), -nan</text:p>
      <text:p text:style-name="P1">terapéutiko (ath.)</text:p>
      <text:p text:style-name="P1">terapia (sus.), -nan</text:p>
      <text:p text:style-name="P1">teremoto (sus.), -nan</text:p>
      <text:p text:style-name="P1">tereno (sus.), -nan</text:p>
      <text:p text:style-name="P1">teribel (ath.)</text:p>
      <text:p text:style-name="P1">teriblemente (atv.)</text:p>
      <text:p text:style-name="P1">teritorial (ath.)</text:p>
      <text:p text:style-name="P1">teritorio (sus.), -nan</text:p>
      <text:p text:style-name="P1">terkedat (sus.), -nan</text:p>
      <text:p text:style-name="P1">tèrko (ath.)</text:p>
      <text:p text:style-name="P1">terminá (v.)</text:p>
      <text:p text:style-name="P1">terminá (ath.)</text:p>
      <text:p text:style-name="P1">terminal (sus.), -nan</text:p>
      <text:p text:style-name="P1">terminando </text:p>
      <text:p text:style-name="P1">terminante (ath.)</text:p>
      <text:p text:style-name="P1">terminashon (sus.), -nan</text:p>
      <text:p text:style-name="P1">término (sus.), -nan</text:p>
      <text:p text:style-name="P1">terminologia (sus.)</text:p>
      <text:p text:style-name="P1">tèrmometer (sus.), -nan</text:p>
      <text:p text:style-name="P1">tèrmostat (sus.), -nan</text:p>
      <text:p text:style-name="P1">tèrmu (sus.), -nan</text:p>
      <text:p text:style-name="P1">ternura (sus.)</text:p>
      <text:p text:style-name="P1">teror (sus.)</text:p>
      <text:p text:style-name="P1">terorisá (v.)</text:p>
      <text:p text:style-name="P1">terorisá (ath.)</text:p>
      <text:p text:style-name="P1"><text:soft-page-break/>terorismo (sus.)</text:p>
      <text:p text:style-name="P1">terorista (sus.), -nan</text:p>
      <text:p text:style-name="P1">tèrpentein (sus.)</text:p>
      <text:p text:style-name="P1">terser (ath.)</text:p>
      <text:p text:style-name="P1">tersera (ath.)</text:p>
      <text:p text:style-name="P1">tersermundismo (sus.)</text:p>
      <text:p text:style-name="P1">tersermundista (sus.), -nan</text:p>
      <text:p text:style-name="P1">tèrsèt (sus.), -nan</text:p>
      <text:p text:style-name="P1">tèrsio (sus.), -nan</text:p>
      <text:p text:style-name="P1">tèrt (sus.), -nan</text:p>
      <text:p text:style-name="P1">tesina (sus.), -nan</text:p>
      <text:p text:style-name="P1">tésis (sus.), -nan</text:p>
      <text:p text:style-name="P1">tesorá (v.)</text:p>
      <text:p text:style-name="P1">tesorá (ath.)</text:p>
      <text:p text:style-name="P1">tesorera (sus.), -nan</text:p>
      <text:p text:style-name="P1">tesorero (sus.), -nan</text:p>
      <text:p text:style-name="P1">tesoro (sus.), -nan</text:p>
      <text:p text:style-name="P1">tèst (sus.), -nan</text:p>
      <text:p text:style-name="P1">tèstamènt (sus.), -nan</text:p>
      <text:p text:style-name="P1">testamentario (sus.), -nan</text:p>
      <text:p text:style-name="P1">testigu (sus.), -nan</text:p>
      <text:p text:style-name="P1">testiguá (v.)</text:p>
      <text:p text:style-name="P1">testíkulo (sus.), -nan</text:p>
      <text:p text:style-name="P1">testimonio (sus.), -nan</text:p>
      <text:p text:style-name="P1">tèstmentu (sus.)</text:p>
      <text:p text:style-name="P1">tétano (sus.)</text:p>
      <text:p text:style-name="P1">tete (sus.), -nan</text:p>
      <text:p text:style-name="P1">tetero (sus.), -nan</text:p>
      <text:p text:style-name="P1">ti (sus.)</text:p>
      <text:p text:style-name="P1">tibia (sus.), -nan</text:p>
      <text:p text:style-name="P1">tibio (ath.)</text:p>
      <text:p text:style-name="P1">tienda (sus.), -nan</text:p>
      <text:p text:style-name="P1">tierno (ath.)</text:p>
      <text:p text:style-name="P1">tiesu (ath.)</text:p>
      <text:p text:style-name="P1">tífùs (sus.)</text:p>
      <text:p text:style-name="P1">tiger (sus.), -nan</text:p>
      <text:p text:style-name="P1">tik (sus.)</text:p>
      <text:p text:style-name="P1">tiki (atv.)</text:p>
      <text:p text:style-name="P1">tiki (ath.)</text:p>
      <text:p text:style-name="P1">tilda (v.)</text:p>
      <text:p text:style-name="P1">tildá (ath.)</text:p>
      <text:p text:style-name="P1">tildamentu (sus.)</text:p>
      <text:p text:style-name="P1">tilde (sus.), -nan</text:p>
      <text:p text:style-name="P1">tim (sus.), -nan</text:p>
      <text:p text:style-name="P1"><text:soft-page-break/>timbal (sus.), -nan</text:p>
      <text:p text:style-name="P1">timbalero (sus.), -nan</text:p>
      <text:p text:style-name="P1">timbre (sus.), -nan</text:p>
      <text:p text:style-name="P1">timides (sus.)</text:p>
      <text:p text:style-name="P1">tímido (ath.)</text:p>
      <text:p text:style-name="P1">timon (sus.), -nan</text:p>
      <text:p text:style-name="P1">tin (v.)</text:p>
      <text:p text:style-name="P1">tinashi (sus.), -nan</text:p>
      <text:p text:style-name="P1">tintorero (sus.), -nan</text:p>
      <text:p text:style-name="P1">tintura (sus.), -nan</text:p>
      <text:p text:style-name="P1">tinu (sus.)</text:p>
      <text:p text:style-name="P1">tinzji (v.)</text:p>
      <text:p text:style-name="P1">tinzjiendo </text:p>
      <text:p text:style-name="P1">tinzjimentu (sus.)</text:p>
      <text:p text:style-name="P1">tio (sus.), -nan</text:p>
      <text:p text:style-name="P1">tipifiká (v.)</text:p>
      <text:p text:style-name="P1">tipifiká (ath.)</text:p>
      <text:p text:style-name="P1">tipifikashon (sus.)</text:p>
      <text:p text:style-name="P1">típiko (sus.), -nan</text:p>
      <text:p text:style-name="P1">típiko (ath.)</text:p>
      <text:p text:style-name="P1">tipista (sus.), -nan</text:p>
      <text:p text:style-name="P1">tipo (sus.), -nan</text:p>
      <text:p text:style-name="P1">tipografia (sus.), -nan</text:p>
      <text:p text:style-name="P1">tipográfiko (ath.)</text:p>
      <text:p text:style-name="P1">tipologia (sus.)</text:p>
      <text:p text:style-name="P1">tira (v.)</text:p>
      <text:p text:style-name="P1">tirá (ath.)</text:p>
      <text:p text:style-name="P1">tirada (sus.), -nan</text:p>
      <text:p text:style-name="P1">tiradó (sus.), -nan</text:p>
      <text:p text:style-name="P1">tirakochi (sus.), -nan</text:p>
      <text:p text:style-name="P1">tiramentu (sus.), -nan</text:p>
      <text:p text:style-name="P1">tiramisú (sus.), -nan</text:p>
      <text:p text:style-name="P1">tirando </text:p>
      <text:p text:style-name="P1">tirania (sus.), -nan</text:p>
      <text:p text:style-name="P1">tiranisá (v.)</text:p>
      <text:p text:style-name="P1">tiranisá (ath.)</text:p>
      <text:p text:style-name="P1">tirano (sus.), -nan</text:p>
      <text:p text:style-name="P1">tiroide (sus.), -nan</text:p>
      <text:p text:style-name="P1">tiroteo (sus.), -nan</text:p>
      <text:p text:style-name="P1">tiru (sus.), -nan</text:p>
      <text:p text:style-name="P1">tisgá (ath.)</text:p>
      <text:p text:style-name="P1">tishùrt (sus.), -nan</text:p>
      <text:p text:style-name="P1">titiara (sus.), -nan</text:p>
      <text:p text:style-name="P1">titilá (v.)</text:p>
      <text:p text:style-name="P1"><text:soft-page-break/>titilamentu (sus.)</text:p>
      <text:p text:style-name="P1">titilando </text:p>
      <text:p text:style-name="P1">titulá (v.)</text:p>
      <text:p text:style-name="P1">titulá (ath.)</text:p>
      <text:p text:style-name="P1">titular (sus.), -nan</text:p>
      <text:p text:style-name="P1">título (sus.), -nan</text:p>
      <text:p text:style-name="P1">to (sus.), -nan</text:p>
      <text:p text:style-name="P1">toaya (sus.), -nan</text:p>
      <text:p text:style-name="P1">tobo (sus.), -nan</text:p>
      <text:p text:style-name="P1">tòchi (sus.), -nan</text:p>
      <text:p text:style-name="P1">Todopoderoso (sus.)</text:p>
      <text:p text:style-name="P1">todopoderoso (ath.)</text:p>
      <text:p text:style-name="P1">tòf (ath.)</text:p>
      <text:p text:style-name="P1">tofenar (sus.), -nan</text:p>
      <text:p text:style-name="P1">tofer (v.)</text:p>
      <text:p text:style-name="P1">tòg (atv.)</text:p>
      <text:p text:style-name="P1">toga (sus.), -nan</text:p>
      <text:p text:style-name="P1">toka (sus.), -nan</text:p>
      <text:p text:style-name="P1">toká (sus.), -nan</text:p>
      <text:p text:style-name="P1">tokadisko (sus.), -nan</text:p>
      <text:p text:style-name="P1">tokadó (sus.), -nan</text:p>
      <text:p text:style-name="P1">tokai (sus.), -nan</text:p>
      <text:p text:style-name="P1">tokamentu (sus.)</text:p>
      <text:p text:style-name="P1">tokando </text:p>
      <text:p text:style-name="P1">tokante (atv.)</text:p>
      <text:p text:style-name="P1">tokayo (sus.), -nan</text:p>
      <text:p text:style-name="P1">toke (sus.), -nan</text:p>
      <text:p text:style-name="P1">toko (sus.), -nan</text:p>
      <text:p text:style-name="P1">toldo (sus.), -nan</text:p>
      <text:p text:style-name="P1">tolerá (v.)</text:p>
      <text:p text:style-name="P1">tolerá (ath.)</text:p>
      <text:p text:style-name="P1">tolerabel (ath.)</text:p>
      <text:p text:style-name="P1">tolerando </text:p>
      <text:p text:style-name="P1">toleransia (sus.)</text:p>
      <text:p text:style-name="P1">tolondrá (v.)</text:p>
      <text:p text:style-name="P1">tolondrá (ath.)</text:p>
      <text:p text:style-name="P1">tòm (sus.), -nan</text:p>
      <text:p text:style-name="P1">tomati (sus.), -nan</text:p>
      <text:p text:style-name="P1">tómbola (sus.), -nan</text:p>
      <text:p text:style-name="P1">tomo (sus.), -nan</text:p>
      <text:p text:style-name="P1">tòn (sus.), -nan</text:p>
      <text:p text:style-name="P1">tonal (ath.)</text:p>
      <text:p text:style-name="P1">tonalidat (sus.), -nan</text:p>
      <text:p text:style-name="P1">tonbank (sus.), -nan</text:p>
      <text:p text:style-name="P1"><text:soft-page-break/>tonchi (sus.), -nan</text:p>
      <text:p text:style-name="P1">tonelada (sus.), -nan</text:p>
      <text:p text:style-name="P1">tonifikante (ath.)</text:p>
      <text:p text:style-name="P1">tónika (sus.), -nan</text:p>
      <text:p text:style-name="P1">tóniko (sus.), -nan</text:p>
      <text:p text:style-name="P1">tóniko (ath.)</text:p>
      <text:p text:style-name="P1">tono (sus.), -nan</text:p>
      <text:p text:style-name="P1">tòp (sus.), -nan</text:p>
      <text:p text:style-name="P1">tòp (ath.)</text:p>
      <text:p text:style-name="P1">topa (v.)</text:p>
      <text:p text:style-name="P1">topamentu (sus.)</text:p>
      <text:p text:style-name="P1">topando </text:p>
      <text:p text:style-name="P1">tópiko (sus.), -nan</text:p>
      <text:p text:style-name="P1">topologia (sus.)</text:p>
      <text:p text:style-name="P1">toponimia (sus.)</text:p>
      <text:p text:style-name="P1">toponímiko (ath.)</text:p>
      <text:p text:style-name="P1">tòps (ath.)</text:p>
      <text:p text:style-name="P1">Torá (sus.), -nan</text:p>
      <text:p text:style-name="P1">tóraks (sus.), -nan</text:p>
      <text:p text:style-name="P1">torchi (sus.), -nan</text:p>
      <text:p text:style-name="P1">toren (sus.), -nan</text:p>
      <text:p text:style-name="P1">torero (sus.), -nan</text:p>
      <text:p text:style-name="P1">toria (v.)</text:p>
      <text:p text:style-name="P1">toriamentu (sus.)</text:p>
      <text:p text:style-name="P1">toriando </text:p>
      <text:p text:style-name="P1">tormenta (sus.), -nan</text:p>
      <text:p text:style-name="P1">tormentá (v.)</text:p>
      <text:p text:style-name="P1">tormentá (ath.)</text:p>
      <text:p text:style-name="P1">tormentando </text:p>
      <text:p text:style-name="P1">tormento (sus.), -nan</text:p>
      <text:p text:style-name="P1">tornasol (sus.), -nan</text:p>
      <text:p text:style-name="P1">torneo (sus.), -nan</text:p>
      <text:p text:style-name="P1">tòrnu (v.)</text:p>
      <text:p text:style-name="P1">tòrnumentu (sus.)</text:p>
      <text:p text:style-name="P1">toro (sus.), -nan</text:p>
      <text:p text:style-name="P1">torpe (ath.)</text:p>
      <text:p text:style-name="P1">torpedero (sus.), -nan</text:p>
      <text:p text:style-name="P1">torpediá (v.)</text:p>
      <text:p text:style-name="P1">torpediá (ath.)</text:p>
      <text:p text:style-name="P1">torpedo (sus.), -nan</text:p>
      <text:p text:style-name="P1">torpesa (sus.), -nan</text:p>
      <text:p text:style-name="P1">tortin (sus.), -nan</text:p>
      <text:p text:style-name="P1">tortin (ath.)</text:p>
      <text:p text:style-name="P1">tortura (sus.), -nan</text:p>
      <text:p text:style-name="P1"><text:soft-page-break/>torturá (v.)</text:p>
      <text:p text:style-name="P1">torturá (ath.)</text:p>
      <text:p text:style-name="P1">torturashon </text:p>
      <text:p text:style-name="P1">tosa (v.)</text:p>
      <text:p text:style-name="P1">tosamentu (sus.)</text:p>
      <text:p text:style-name="P1">tosando </text:p>
      <text:p text:style-name="P1">tosta (v.)</text:p>
      <text:p text:style-name="P1">tostá (ath.)</text:p>
      <text:p text:style-name="P1">toster (sus.), -nan</text:p>
      <text:p text:style-name="P1">tòsti (sus.), -nan</text:p>
      <text:p text:style-name="P1">tota (v.)</text:p>
      <text:p text:style-name="P1">totá (ath.)</text:p>
      <text:p text:style-name="P1">total (sus.), -nan</text:p>
      <text:p text:style-name="P1">totalidat (sus.)</text:p>
      <text:p text:style-name="P1">totalmente (atv.)</text:p>
      <text:p text:style-name="P1">totèki (sus.), -nan</text:p>
      <text:p text:style-name="P1">tòti (sus.), -nan</text:p>
      <text:p text:style-name="P1">totobiá (v.)</text:p>
      <text:p text:style-name="P1">totolika (sus.), -nan</text:p>
      <text:p text:style-name="P1">totumo (sus.), -nan</text:p>
      <text:p text:style-name="P1">tou (v.)</text:p>
      <text:p text:style-name="P1">tou (sus.), -nan</text:p>
      <text:p text:style-name="P1">toubot (sus.), -nan</text:p>
      <text:p text:style-name="P1">toumentu (sus.)</text:p>
      <text:p text:style-name="P1">touromakia (sus.)</text:p>
      <text:p text:style-name="P1">toutologia (sus.)</text:p>
      <text:p text:style-name="P1">traba (sus.), -nan</text:p>
      <text:p text:style-name="P1">trabahoso (ath.)</text:p>
      <text:p text:style-name="P1">trabou (sus.), -nan</text:p>
      <text:p text:style-name="P1">trabuko (sus.)</text:p>
      <text:p text:style-name="P1">tradishon (sus.), -nan</text:p>
      <text:p text:style-name="P1">tradishonal (ath.)</text:p>
      <text:p text:style-name="P1">tradishonalismo (sus.)</text:p>
      <text:p text:style-name="P1">tradishonalista (sus.), -nan</text:p>
      <text:p text:style-name="P1">tradukshon (sus.), -nan</text:p>
      <text:p text:style-name="P1">traduktor (sus.), -nan</text:p>
      <text:p text:style-name="P1">tradusí (v.)</text:p>
      <text:p text:style-name="P1">tradusí (ath.)</text:p>
      <text:p text:style-name="P1">tradusibel (ath.)</text:p>
      <text:p text:style-name="P1">tradusiendo </text:p>
      <text:p text:style-name="P1">trafat (sus.), -nan</text:p>
      <text:p text:style-name="P1">trafiká (v.)</text:p>
      <text:p text:style-name="P1">trafiká (ath.)</text:p>
      <text:p text:style-name="P1">trafikando </text:p>
      <text:p text:style-name="P1"><text:soft-page-break/>trafikante (sus.), -nan</text:p>
      <text:p text:style-name="P1">trafikashon (sus.)</text:p>
      <text:p text:style-name="P1">tráfiko (sus.)</text:p>
      <text:p text:style-name="P1">traga (v.)</text:p>
      <text:p text:style-name="P1">tragamentu (sus.)</text:p>
      <text:p text:style-name="P1">tragando </text:p>
      <text:p text:style-name="P1">tragedia (sus.), -nan</text:p>
      <text:p text:style-name="P1">trágikamente (atv.)</text:p>
      <text:p text:style-name="P1">trágiko (ath.)</text:p>
      <text:p text:style-name="P1">tragikomedia (sus.), -nan</text:p>
      <text:p text:style-name="P1">trago (sus.), -nan</text:p>
      <text:p text:style-name="P1">traha (v.)</text:p>
      <text:p text:style-name="P1">trahá (ath.)</text:p>
      <text:p text:style-name="P1">trahadó (sus.), -nan</text:p>
      <text:p text:style-name="P1">trahamentu (sus.)</text:p>
      <text:p text:style-name="P1">trahando </text:p>
      <text:p text:style-name="P1">trahe (sus.), -nan</text:p>
      <text:p text:style-name="P1">trai (sus.), -nan</text:p>
      <text:p text:style-name="P1">traidor (sus.), -nan</text:p>
      <text:p text:style-name="P1">trailer (sus.), -nan</text:p>
      <text:p text:style-name="P1">train (v.)</text:p>
      <text:p text:style-name="P1">trainer (sus.), -nan</text:p>
      <text:p text:style-name="P1">training (sus.), -nan</text:p>
      <text:p text:style-name="P1">trainmentu (sus.)</text:p>
      <text:p text:style-name="P1">traishon (sus.), -nan</text:p>
      <text:p text:style-name="P1">traishoná (v.)</text:p>
      <text:p text:style-name="P1">traishoná (ath.)</text:p>
      <text:p text:style-name="P1">traishonando </text:p>
      <text:p text:style-name="P1">traishonero (ath.)</text:p>
      <text:p text:style-name="P1">traka (v.)</text:p>
      <text:p text:style-name="P1">trakea (sus.), -nan</text:p>
      <text:p text:style-name="P1">trali (sus.), -nan</text:p>
      <text:p text:style-name="P1">trama (sus.), -nan</text:p>
      <text:p text:style-name="P1">trambia (sus.), -nan</text:p>
      <text:p text:style-name="P1">tramèrdia (v.)</text:p>
      <text:p text:style-name="P1">tramèrdia (atv.)</text:p>
      <text:p text:style-name="P1">trámite (sus.), -nan</text:p>
      <text:p text:style-name="P1">trampa (sus.), -nan</text:p>
      <text:p text:style-name="P1">trampolin (sus.), -nan</text:p>
      <text:p text:style-name="P1">tranka (sus.), -nan</text:p>
      <text:p text:style-name="P1">tranká (ath.)</text:p>
      <text:p text:style-name="P1">trankamentu (sus.)</text:p>
      <text:p text:style-name="P1">trankando </text:p>
      <text:p text:style-name="P1">tranké (sus.), -nan</text:p>
      <text:p text:style-name="P1"><text:soft-page-break/>trankera (sus.), -nan</text:p>
      <text:p text:style-name="P1">trankil (ath.)</text:p>
      <text:p text:style-name="P1">trankilidat (sus.)</text:p>
      <text:p text:style-name="P1">trankilisá (v.)</text:p>
      <text:p text:style-name="P1">trankilisá (ath.)</text:p>
      <text:p text:style-name="P1">trankilisando </text:p>
      <text:p text:style-name="P1">trankilisante (sus.), -nan</text:p>
      <text:p text:style-name="P1">trankilisashon (sus.)</text:p>
      <text:p text:style-name="P1">trankilo (ath.)</text:p>
      <text:p text:style-name="P1">trans (sus.)</text:p>
      <text:p text:style-name="P1">transa (v.)</text:p>
      <text:p text:style-name="P1">transakshon (sus.), -nan</text:p>
      <text:p text:style-name="P1">transatlántiko (sus.), -nan</text:p>
      <text:p text:style-name="P1">transatlántiko (ath.)</text:p>
      <text:p text:style-name="P1">transbordá (v.)</text:p>
      <text:p text:style-name="P1">transbordador (sus.), -nan</text:p>
      <text:p text:style-name="P1">transbordo (sus.), -nan</text:p>
      <text:p text:style-name="P1">transedental (ath.)</text:p>
      <text:p text:style-name="P1">transedente (ath.)</text:p>
      <text:p text:style-name="P1">transendensia (sus.)</text:p>
      <text:p text:style-name="P1">transferensia (sus.), -nan</text:p>
      <text:p text:style-name="P1">transferí (v.)</text:p>
      <text:p text:style-name="P1">transferí (ath.)</text:p>
      <text:p text:style-name="P1">transfiriendo </text:p>
      <text:p text:style-name="P1">transformá (v.)</text:p>
      <text:p text:style-name="P1">transformá (ath.)</text:p>
      <text:p text:style-name="P1">transformando </text:p>
      <text:p text:style-name="P1">transformashon (sus.), -nan</text:p>
      <text:p text:style-name="P1">transformashonal (ath.)</text:p>
      <text:p text:style-name="P1">transformashonalismo (sus.)</text:p>
      <text:p text:style-name="P1">transformashonalista (sus.), -nan</text:p>
      <text:p text:style-name="P1">transformatòr (sus.), -nan</text:p>
      <text:p text:style-name="P1">transfushon (sus.), -nan</text:p>
      <text:p text:style-name="P1">transigensia (sus.)</text:p>
      <text:p text:style-name="P1">transigente (ath.)</text:p>
      <text:p text:style-name="P1">transigí (v.)</text:p>
      <text:p text:style-name="P1">transishon (sus.), -nan</text:p>
      <text:p text:style-name="P1">transistor (sus.), -nan</text:p>
      <text:p text:style-name="P1">transitá (v.)</text:p>
      <text:p text:style-name="P1">transitá (ath.)</text:p>
      <text:p text:style-name="P1">transitabel (ath.)</text:p>
      <text:p text:style-name="P1">transitando </text:p>
      <text:p text:style-name="P1">transitivo (ath.)</text:p>
      <text:p text:style-name="P1">tránsito (sus.)</text:p>
      <text:p text:style-name="P1"><text:soft-page-break/>transitorio (ath.)</text:p>
      <text:p text:style-name="P1">transkribí (v.)</text:p>
      <text:p text:style-name="P1">transkribí (ath.)</text:p>
      <text:p text:style-name="P1">transkribiendo </text:p>
      <text:p text:style-name="P1">transkripshon (sus.), -nan</text:p>
      <text:p text:style-name="P1">transkurí (v.)</text:p>
      <text:p text:style-name="P1">transkurí (ath.)</text:p>
      <text:p text:style-name="P1">transkuriendo </text:p>
      <text:p text:style-name="P1">transkurso (sus.)</text:p>
      <text:p text:style-name="P1">transmishon (sus.), -nan</text:p>
      <text:p text:style-name="P1">transmisor (sus.), -nan</text:p>
      <text:p text:style-name="P1">transmití (v.)</text:p>
      <text:p text:style-name="P1">transmití (ath.)</text:p>
      <text:p text:style-name="P1">transmitiendo </text:p>
      <text:p text:style-name="P1">transparensia (sus.)</text:p>
      <text:p text:style-name="P1">transparente (ath.)</text:p>
      <text:p text:style-name="P1">transpirá (v.)</text:p>
      <text:p text:style-name="P1">transpirando </text:p>
      <text:p text:style-name="P1">transpirashon (sus.)</text:p>
      <text:p text:style-name="P1">transplantá (v.)</text:p>
      <text:p text:style-name="P1">transplantá (ath.)</text:p>
      <text:p text:style-name="P1">transplante (sus.), -nan</text:p>
      <text:p text:style-name="P1">transponé (v.)</text:p>
      <text:p text:style-name="P1">transponementu (sus.)</text:p>
      <text:p text:style-name="P1">transponiendo </text:p>
      <text:p text:style-name="P1">transpòrt (sus.), -nan</text:p>
      <text:p text:style-name="P1">transportá (v.)</text:p>
      <text:p text:style-name="P1">transportá (ath.)</text:p>
      <text:p text:style-name="P1">transportabel (ath.)</text:p>
      <text:p text:style-name="P1">transportadó (sus.), -nan</text:p>
      <text:p text:style-name="P1">transportando </text:p>
      <text:p text:style-name="P1">transportashon (sus.)</text:p>
      <text:p text:style-name="P1">transporte (sus.), -nan</text:p>
      <text:p text:style-name="P1">transposishon (sus.), -nan</text:p>
      <text:p text:style-name="P1">transseksual (sus.), -nan</text:p>
      <text:p text:style-name="P1">transseksual (ath.)</text:p>
      <text:p text:style-name="P1">transseksualidat (sus.)</text:p>
      <text:p text:style-name="P1">transupstansiashon (sus.)</text:p>
      <text:p text:style-name="P1">tranvia (sus.), -nan</text:p>
      <text:p text:style-name="P1">tranzjèt (sus.), -nan</text:p>
      <text:p text:style-name="P1">trapa (v.)</text:p>
      <text:p text:style-name="P1">trapá (ath.)</text:p>
      <text:p text:style-name="P1">trapamentu (sus.)</text:p>
      <text:p text:style-name="P1">trapando </text:p>
      <text:p text:style-name="P1"><text:soft-page-break/>trapesio (sus.), -nan</text:p>
      <text:p text:style-name="P1">trapi (sus.), -nan</text:p>
      <text:p text:style-name="P1">tras </text:p>
      <text:p text:style-name="P1">trasladá (v.)</text:p>
      <text:p text:style-name="P1">trasladá (ath.)</text:p>
      <text:p text:style-name="P1">trasladando </text:p>
      <text:p text:style-name="P1">traslado (sus.), -nan</text:p>
      <text:p text:style-name="P1">traspasá (v.)</text:p>
      <text:p text:style-name="P1">traspasá (ath.)</text:p>
      <text:p text:style-name="P1">traspaso (sus.), -nan</text:p>
      <text:p text:style-name="P1">trasta (sus.)</text:p>
      <text:p text:style-name="P1">trasteria (sus.), -nan</text:p>
      <text:p text:style-name="P1">trastorná (v.)</text:p>
      <text:p text:style-name="P1">trastorná (ath.)</text:p>
      <text:p text:style-name="P1">trastorno (sus.), -nan</text:p>
      <text:p text:style-name="P1">trastu (sus.)</text:p>
      <text:p text:style-name="P1">trata (v.)</text:p>
      <text:p text:style-name="P1">tratá (ath.)</text:p>
      <text:p text:style-name="P1">tratado (sus.), -nan</text:p>
      <text:p text:style-name="P1">tratamentu (sus.), -nan</text:p>
      <text:p text:style-name="P1">tratando </text:p>
      <text:p text:style-name="P1">trato (sus.), -nan</text:p>
      <text:p text:style-name="P1">travesia (sus.), -nan</text:p>
      <text:p text:style-name="P1">travestí (sus.), -nan</text:p>
      <text:p text:style-name="P1">travestido (sus.), -nan</text:p>
      <text:p text:style-name="P1">trayekto (sus.), -nan</text:p>
      <text:p text:style-name="P1">trayektoria (sus.), -nan</text:p>
      <text:p text:style-name="P1">trazjèr , -nan</text:p>
      <text:p text:style-name="P1">trazjèt (sus.), -nan</text:p>
      <text:p text:style-name="P1">trèfbal (sus.)</text:p>
      <text:p text:style-name="P1">treiler (sus.), -nan</text:p>
      <text:p text:style-name="P1">trein (sus.), -nan</text:p>
      <text:p text:style-name="P1">treinen (sus.), -nan</text:p>
      <text:p text:style-name="P1">treiner (sus.), -nan</text:p>
      <text:p text:style-name="P1">treinmentu (sus.), -nan</text:p>
      <text:p text:style-name="P1">trèk (v.)</text:p>
      <text:p text:style-name="P1">trèker (sus.), -nan</text:p>
      <text:p text:style-name="P1">trèktòm (sus.), -nan</text:p>
      <text:p text:style-name="P1">trèktòr (sus.), -nan</text:p>
      <text:p text:style-name="P1">trèktu (sus.), -nan</text:p>
      <text:p text:style-name="P1">trel (v.)</text:p>
      <text:p text:style-name="P1">trema (sus.), -nan</text:p>
      <text:p text:style-name="P1">tremendamente (atv.)</text:p>
      <text:p text:style-name="P1">tremendo (ath.)</text:p>
      <text:p text:style-name="P1"><text:soft-page-break/>trempan (atv.)</text:p>
      <text:p text:style-name="P1">trèns (sus.), -nan</text:p>
      <text:p text:style-name="P1">trensa (sus.), -nan</text:p>
      <text:p text:style-name="P1">trensa (atv.)</text:p>
      <text:p text:style-name="P1">trensamentu (sus.)</text:p>
      <text:p text:style-name="P1">trenu (sus.), -nan</text:p>
      <text:p text:style-name="P1">trep (sus.), -nan</text:p>
      <text:p text:style-name="P1">trepochi (sus.), -nan</text:p>
      <text:p text:style-name="P1">tres </text:p>
      <text:p text:style-name="P1">trese (v.)</text:p>
      <text:p text:style-name="P1">tresedó (sus.), -nan</text:p>
      <text:p text:style-name="P1">tresiendo </text:p>
      <text:p text:style-name="P1">tresshen </text:p>
      <text:p text:style-name="P1">tret (v.)</text:p>
      <text:p text:style-name="P1">tret (sus.), -nan</text:p>
      <text:p text:style-name="P1">triangel (sus.), -nan</text:p>
      <text:p text:style-name="P1">triangular (ath.)</text:p>
      <text:p text:style-name="P1">triángulo (sus.), -nan</text:p>
      <text:p text:style-name="P1">triatlòn (sus.), -nan</text:p>
      <text:p text:style-name="P1">tribi (v.)</text:p>
      <text:p text:style-name="P1">tribí (ath.)</text:p>
      <text:p text:style-name="P1">tribilidat (sus.), -nan</text:p>
      <text:p text:style-name="P1">tribon (sus.), -nan</text:p>
      <text:p text:style-name="P1">tribu (sus.), -nan</text:p>
      <text:p text:style-name="P1">tribulashon (sus.), -nan</text:p>
      <text:p text:style-name="P1">tribuna (sus.), -nan</text:p>
      <text:p text:style-name="P1">tribunal (sus.), -nan</text:p>
      <text:p text:style-name="P1">tributo (sus.), -nan</text:p>
      <text:p text:style-name="P1">triduo (sus.), -nan</text:p>
      <text:p text:style-name="P1">trigo (sus.)</text:p>
      <text:p text:style-name="P1">triki (sus.), -nan</text:p>
      <text:p text:style-name="P1">trilingwe (ath.)</text:p>
      <text:p text:style-name="P1">trilogia (sus.), -nan</text:p>
      <text:p text:style-name="P1">trimaran (sus.), -nan</text:p>
      <text:p text:style-name="P1">trimèster (sus.), -nan</text:p>
      <text:p text:style-name="P1">trimestral (ath.)</text:p>
      <text:p text:style-name="P1">trimintí (ath.)</text:p>
      <text:p text:style-name="P1">trin </text:p>
      <text:p text:style-name="P1">trinchera (sus.), -nan</text:p>
      <text:p text:style-name="P1">trinidat (sus.), -nan</text:p>
      <text:p text:style-name="P1">trinitaria (sus.), -nan</text:p>
      <text:p text:style-name="P1">trinta </text:p>
      <text:p text:style-name="P1">trio (sus.), -nan</text:p>
      <text:p text:style-name="P1">triol (sus.), -nan</text:p>
      <text:p text:style-name="P1"><text:soft-page-break/>tripa (sus.), -nan</text:p>
      <text:p text:style-name="P1">tripartit (ath.)</text:p>
      <text:p text:style-name="P1">tripel (ath.)</text:p>
      <text:p text:style-name="P1">triplèks (sus.), -nan</text:p>
      <text:p text:style-name="P1">tripliká (v.)</text:p>
      <text:p text:style-name="P1">tripliká (ath.)</text:p>
      <text:p text:style-name="P1">triptongo (sus.), -nan</text:p>
      <text:p text:style-name="P1">tripulá (v.)</text:p>
      <text:p text:style-name="P1">tripulá (ath.)</text:p>
      <text:p text:style-name="P1">tripulante (sus.), -nan</text:p>
      <text:p text:style-name="P1">tripulashon (sus.), -nan</text:p>
      <text:p text:style-name="P1">tristesa (sus.), -nan</text:p>
      <text:p text:style-name="P1">tristu (ath.)</text:p>
      <text:p text:style-name="P1">trit (v.)</text:p>
      <text:p text:style-name="P1">trit (sus.), -nan</text:p>
      <text:p text:style-name="P1">tritmentu (sus.)</text:p>
      <text:p text:style-name="P1">tritri (ath.)</text:p>
      <text:p text:style-name="P1">triunfá (v.)</text:p>
      <text:p text:style-name="P1">triunfadó (sus.), -nan</text:p>
      <text:p text:style-name="P1">triunfal (ath.)</text:p>
      <text:p text:style-name="P1">triunfando </text:p>
      <text:p text:style-name="P1">triunfante (ath.)</text:p>
      <text:p text:style-name="P1">triunfo (sus.), -nan</text:p>
      <text:p text:style-name="P1">tròbel (sus.), -nan</text:p>
      <text:p text:style-name="P1">trofeo (sus.), -nan</text:p>
      <text:p text:style-name="P1">troka (v.)</text:p>
      <text:p text:style-name="P1">trokadó (sus.), -nan</text:p>
      <text:p text:style-name="P1">trokamentu (sus.)</text:p>
      <text:p text:style-name="P1">trokando </text:p>
      <text:p text:style-name="P1">trokeo , -nan</text:p>
      <text:p text:style-name="P1">tròm (sus.), -nan</text:p>
      <text:p text:style-name="P1">trombon (sus.), -nan</text:p>
      <text:p text:style-name="P1">trombonista (sus.), -nan</text:p>
      <text:p text:style-name="P1">tròmelstòk (sus.), -nan</text:p>
      <text:p text:style-name="P1">trompeká (v.)</text:p>
      <text:p text:style-name="P1">trompeká (sus.), -nan</text:p>
      <text:p text:style-name="P1">trompekamentu (sus.)</text:p>
      <text:p text:style-name="P1">trompekando </text:p>
      <text:p text:style-name="P1">tròmpet (sus.), -nan</text:p>
      <text:p text:style-name="P1">trompetista (sus.), -nan</text:p>
      <text:p text:style-name="P1">trònchi (sus.), -nan</text:p>
      <text:p text:style-name="P1">trònk (sus.)</text:p>
      <text:p text:style-name="P1">tronkon (sus.), -nan</text:p>
      <text:p text:style-name="P1">trono (sus.), -nan</text:p>
      <text:p text:style-name="P1"><text:soft-page-break/>tropa (sus.), -nan</text:p>
      <text:p text:style-name="P1">tropikal (ath.)</text:p>
      <text:p text:style-name="P1">trópiko (sus.)</text:p>
      <text:p text:style-name="P1">trose (v.)</text:p>
      <text:p text:style-name="P1">trosé (ath.)</text:p>
      <text:p text:style-name="P1">trosementu (sus.)</text:p>
      <text:p text:style-name="P1">tròshi (sus.), -nan</text:p>
      <text:p text:style-name="P1">trosiendo </text:p>
      <text:p text:style-name="P1">troso (sus.), -nan</text:p>
      <text:p text:style-name="P1">tròt (v.)</text:p>
      <text:p text:style-name="P1">tròt (sus.), -nan</text:p>
      <text:p text:style-name="P1">troubuk (sus.), -nan</text:p>
      <text:p text:style-name="P1">trouchi (sus.), -nan</text:p>
      <text:p text:style-name="P1">trouwring (sus.), -nan</text:p>
      <text:p text:style-name="P1">trubel (ath.)</text:p>
      <text:p text:style-name="P1">trùi (sus.), -nan</text:p>
      <text:p text:style-name="P1">trùk (sus.), -nan</text:p>
      <text:p text:style-name="P1">trupa (sus.), -nan</text:p>
      <text:p text:style-name="P1">trupial (sus.), -nan</text:p>
      <text:p text:style-name="P1">tualèt (sus.), -nan</text:p>
      <text:p text:style-name="P1">tuberkulósis (sus.)</text:p>
      <text:p text:style-name="P1">tuberkuloso (sus.), -nan</text:p>
      <text:p text:style-name="P1">tuberkuloso (ath.)</text:p>
      <text:p text:style-name="P1">tubu (sus.), -nan</text:p>
      <text:p text:style-name="P1">tuil (sus.)</text:p>
      <text:p text:style-name="P1">tùit (sus.), -nan</text:p>
      <text:p text:style-name="P1">tùlp (sus.), -nan</text:p>
      <text:p text:style-name="P1">tulsa (v.)</text:p>
      <text:p text:style-name="P1">tuma (v.)</text:p>
      <text:p text:style-name="P1">tumá (ath.)</text:p>
      <text:p text:style-name="P1">tumamentu (sus.)</text:p>
      <text:p text:style-name="P1">tumando </text:p>
      <text:p text:style-name="P1">tumba (sus.), -nan</text:p>
      <text:p text:style-name="P1">tumbá (ath.)</text:p>
      <text:p text:style-name="P1">tumbamentu (sus.)</text:p>
      <text:p text:style-name="P1">tumbando </text:p>
      <text:p text:style-name="P1">tumor (sus.), -nan</text:p>
      <text:p text:style-name="P1">tuna (sus.), -nan</text:p>
      <text:p text:style-name="P1">túnel (sus.), -nan</text:p>
      <text:p text:style-name="P1">tùnel (sus.), -nan</text:p>
      <text:p text:style-name="P1">tur (atv.)</text:p>
      <text:p text:style-name="P1">tur (ath.)</text:p>
      <text:p text:style-name="P1">tura (v.)</text:p>
      <text:p text:style-name="P1">turafó (ath.)</text:p>
      <text:p text:style-name="P1"><text:soft-page-break/>turbina (sus.), -nan</text:p>
      <text:p text:style-name="P1">turbulensia (sus.), -nan</text:p>
      <text:p text:style-name="P1">turbulento (ath.)</text:p>
      <text:p text:style-name="P1">turdi (v.)</text:p>
      <text:p text:style-name="P1">turdí (ath.)</text:p>
      <text:p text:style-name="P1">turesten (atv.)</text:p>
      <text:p text:style-name="P1">turismo (sus.)</text:p>
      <text:p text:style-name="P1">turista (sus.), -nan</text:p>
      <text:p text:style-name="P1">turístiko (ath.)</text:p>
      <text:p text:style-name="P1">turna (v.)</text:p>
      <text:p text:style-name="P1">turnamentu (sus.)</text:p>
      <text:p text:style-name="P1">turnando </text:p>
      <text:p text:style-name="P1">turno (sus.), -nan</text:p>
      <text:p text:style-name="P1">turtuga (sus.), -nan</text:p>
      <text:p text:style-name="P1">tusa , -nan</text:p>
      <text:p text:style-name="P1">tutela (sus.), -nan</text:p>
      <text:p text:style-name="P1">tuti (ath.)</text:p>
      <text:p text:style-name="P1">tutifruti (sus.)</text:p>
      <text:p text:style-name="P1">tutor (sus.), -nan</text:p>
      <text:p text:style-name="P1">tutora (sus.), -nan</text:p>
      <text:p text:style-name="P1">tutpik (sus.), -nan</text:p>
      <text:p text:style-name="P1">tutu (sus.), -nan</text:p>
      <text:p text:style-name="P1">tutu (ath.)</text:p>
      <text:p text:style-name="P1">tutumba (sus.), -nan</text:p>
      <text:p text:style-name="P1">tuturutu (sus.), -nan</text:p>
      <text:p text:style-name="P1">udema (sus.), -nan</text:p>
      <text:p text:style-name="P1">uli (sus.), -nan</text:p>
      <text:p text:style-name="P1">últimamente (atv.)</text:p>
      <text:p text:style-name="P1">ultimatum (sus.), -nan</text:p>
      <text:p text:style-name="P1">último (ath.)</text:p>
      <text:p text:style-name="P1">ultrakorekshon (sus.), -nan</text:p>
      <text:p text:style-name="P1">ultrakorekto (ath.)</text:p>
      <text:p text:style-name="P1">ultramoderno (ath.)</text:p>
      <text:p text:style-name="P1">ultrasóniko (ath.)</text:p>
      <text:p text:style-name="P1">ultravioleta (sus.), -nan</text:p>
      <text:p text:style-name="P1">ultravioleta (ath.)</text:p>
      <text:p text:style-name="P1">umbé (atv.)</text:p>
      <text:p text:style-name="P1">umlaut (sus.), -nan</text:p>
      <text:p text:style-name="P1">umpire (sus.), -nan</text:p>
      <text:p text:style-name="P1">un </text:p>
      <text:p text:style-name="P1">uña (v.)</text:p>
      <text:p text:style-name="P1">uña (sus.), -nan</text:p>
      <text:p text:style-name="P1">uñá (ath.)</text:p>
      <text:p text:style-name="P1">unabes </text:p>
      <text:p text:style-name="P1"><text:soft-page-break/>uñagatu (sus.), -nan</text:p>
      <text:p text:style-name="P1">uñamentu (sus.)</text:p>
      <text:p text:style-name="P1">uñando </text:p>
      <text:p text:style-name="P1">unánime (ath.)</text:p>
      <text:p text:style-name="P1">unánimemente (atv.)</text:p>
      <text:p text:style-name="P1">unanimidat (sus.)</text:p>
      <text:p text:style-name="P1">unda </text:p>
      <text:p text:style-name="P1">uñero (sus.), -nan</text:p>
      <text:p text:style-name="P1">uni (v.)</text:p>
      <text:p text:style-name="P1">uní (ath.)</text:p>
      <text:p text:style-name="P1">unibel (ath.)</text:p>
      <text:p text:style-name="P1">unidat (sus.), -nan</text:p>
      <text:p text:style-name="P1">uniendo </text:p>
      <text:p text:style-name="P1">unifiká (v.)</text:p>
      <text:p text:style-name="P1">unifiká (ath.)</text:p>
      <text:p text:style-name="P1">unifikando </text:p>
      <text:p text:style-name="P1">unifikashon (sus.), -nan</text:p>
      <text:p text:style-name="P1">unifòrm (sus.), -nan</text:p>
      <text:p text:style-name="P1">uniformá (v.)</text:p>
      <text:p text:style-name="P1">uniformá (ath.)</text:p>
      <text:p text:style-name="P1">uniformando </text:p>
      <text:p text:style-name="P1">uniformashon (sus.)</text:p>
      <text:p text:style-name="P1">uniforme (ath.)</text:p>
      <text:p text:style-name="P1">uniformidat (sus.)</text:p>
      <text:p text:style-name="P1">únikamente (atv.)</text:p>
      <text:p text:style-name="P1">úniko (ath.)</text:p>
      <text:p text:style-name="P1">unilateral (ath.)</text:p>
      <text:p text:style-name="P1">unimentu (sus.)</text:p>
      <text:p text:style-name="P1">unimorfo (ath.)</text:p>
      <text:p text:style-name="P1">union (sus.), -nan</text:p>
      <text:p text:style-name="P1">unisèks (ath.)</text:p>
      <text:p text:style-name="P1">unísono (sus.), -nan</text:p>
      <text:p text:style-name="P1">unísono (ath.)</text:p>
      <text:p text:style-name="P1">universal (ath.)</text:p>
      <text:p text:style-name="P1">universalidat (sus.)</text:p>
      <text:p text:style-name="P1">universidat (sus.), -nan</text:p>
      <text:p text:style-name="P1">universitario (sus.), -nan</text:p>
      <text:p text:style-name="P1">universo (sus.), -nan</text:p>
      <text:p text:style-name="P1">unu </text:p>
      <text:p text:style-name="P1">upalopa (int.)</text:p>
      <text:p text:style-name="P1">urbanisá (v.)</text:p>
      <text:p text:style-name="P1">urbanisá (ath.)</text:p>
      <text:p text:style-name="P1">urbanisashon (sus.), -nan</text:p>
      <text:p text:style-name="P1">urgensia (sus.)</text:p>
      <text:p text:style-name="P1"><text:soft-page-break/>urgente (ath.)</text:p>
      <text:p text:style-name="P1">urgentemente (atv.)</text:p>
      <text:p text:style-name="P1">urgiendo </text:p>
      <text:p text:style-name="P1">úriko (ath.)</text:p>
      <text:p text:style-name="P1">urinario (sus.), -nan</text:p>
      <text:p text:style-name="P1">urna (sus.), -nan</text:p>
      <text:p text:style-name="P1">urtikaria (sus.)</text:p>
      <text:p text:style-name="P1">usa (v.)</text:p>
      <text:p text:style-name="P1">usá (ath.)</text:p>
      <text:p text:style-name="P1">usabel (ath.)</text:p>
      <text:p text:style-name="P1">usadó (sus.), -nan</text:p>
      <text:p text:style-name="P1">usamentu (sus.)</text:p>
      <text:p text:style-name="P1">usando </text:p>
      <text:p text:style-name="P1">usmus (ath.)</text:p>
      <text:p text:style-name="P1">uso (sus.), -nan</text:p>
      <text:p text:style-name="P1">uster (sus.), -nan</text:p>
      <text:p text:style-name="P1">usual (ath.)</text:p>
      <text:p text:style-name="P1">usualmente (atv.)</text:p>
      <text:p text:style-name="P1">útil (ath.)</text:p>
      <text:p text:style-name="P1">utilidat (sus.)</text:p>
      <text:p text:style-name="P1">utilisá (v.)</text:p>
      <text:p text:style-name="P1">utilisá (ath.)</text:p>
      <text:p text:style-name="P1">utilisando </text:p>
      <text:p text:style-name="P1">utilisashon (sus.)</text:p>
      <text:p text:style-name="P1">utopia (sus.)</text:p>
      <text:p text:style-name="P1">utopista (sus.), -nan</text:p>
      <text:p text:style-name="P1">vagamente (atv.)</text:p>
      <text:p text:style-name="P1">vagina (sus.), -nan</text:p>
      <text:p text:style-name="P1">vago (sus.), -nan</text:p>
      <text:p text:style-name="P1">vago (ath.)</text:p>
      <text:p text:style-name="P1">vaguedat (sus.), -nan</text:p>
      <text:p text:style-name="P1">vak (sus.), -nan</text:p>
      <text:p text:style-name="P1">vakante (sus.), -nan</text:p>
      <text:p text:style-name="P1">vakante (ath.)</text:p>
      <text:p text:style-name="P1">vakashon (sus.), -nan</text:p>
      <text:p text:style-name="P1">vakatura (sus.), -nan</text:p>
      <text:p text:style-name="P1">vakuo (ath.)</text:p>
      <text:p text:style-name="P1">valchi , -nan</text:p>
      <text:p text:style-name="P1">valf (sus.), -nan</text:p>
      <text:p text:style-name="P1">valis (sus.), -nan</text:p>
      <text:p text:style-name="P1">valuá (v.)</text:p>
      <text:p text:style-name="P1">valuá (ath.)</text:p>
      <text:p text:style-name="P1">valuashon (sus.), -nan</text:p>
      <text:p text:style-name="P1">valuta (sus.), -nan</text:p>
      <text:p text:style-name="P1"><text:soft-page-break/>vampirismo (sus.)</text:p>
      <text:p text:style-name="P1">vampiro (sus.), -nan</text:p>
      <text:p text:style-name="P1">vandalisá (v.)</text:p>
      <text:p text:style-name="P1">vandalisá (ath.)</text:p>
      <text:p text:style-name="P1">vandalismo (sus.)</text:p>
      <text:p text:style-name="P1">vandalista (sus.), -nan</text:p>
      <text:p text:style-name="P1">vanguardia (sus.)</text:p>
      <text:p text:style-name="P1">várbeweis (sus.), -nan</text:p>
      <text:p text:style-name="P1">varia (v.)</text:p>
      <text:p text:style-name="P1">variá (ath.)</text:p>
      <text:p text:style-name="P1">variabel (sus.), -nan</text:p>
      <text:p text:style-name="P1">variabel (ath.)</text:p>
      <text:p text:style-name="P1">variabilidat (sus.)</text:p>
      <text:p text:style-name="P1">variando </text:p>
      <text:p text:style-name="P1">variante (sus.), -nan</text:p>
      <text:p text:style-name="P1">variashon (sus.), -nan</text:p>
      <text:p text:style-name="P1">variedat (sus.), -nan</text:p>
      <text:p text:style-name="P1">vários (ath.)</text:p>
      <text:p text:style-name="P1">vas (sus.), -nan</text:p>
      <text:p text:style-name="P1">vasektomia (sus.), -nan</text:p>
      <text:p text:style-name="P1">vaselin (sus.)</text:p>
      <text:p text:style-name="P1">Vatikano (sus.)</text:p>
      <text:p text:style-name="P1">vaye (sus.), -nan</text:p>
      <text:p text:style-name="P1">vegetá (v.)</text:p>
      <text:p text:style-name="P1">vegetal (sus.), -nan</text:p>
      <text:p text:style-name="P1">vegetal (ath.)</text:p>
      <text:p text:style-name="P1">vegetariano (sus.), -nan</text:p>
      <text:p text:style-name="P1">vegetarismo (sus.)</text:p>
      <text:p text:style-name="P1">vegetashon (sus.)</text:p>
      <text:p text:style-name="P1">vegetativo (ath.)</text:p>
      <text:p text:style-name="P1">vehíkulo (sus.), -nan</text:p>
      <text:p text:style-name="P1">vela (v.)</text:p>
      <text:p text:style-name="P1">velar (sus.), -nan</text:p>
      <text:p text:style-name="P1">velar (ath.)</text:p>
      <text:p text:style-name="P1">velo (sus.), -nan</text:p>
      <text:p text:style-name="P1">velos (ath.)</text:p>
      <text:p text:style-name="P1">velosidat (sus.), -nan</text:p>
      <text:p text:style-name="P1">vèlt (sus.), -nan</text:p>
      <text:p text:style-name="P1">vèltflès (sus.), -nan</text:p>
      <text:p text:style-name="P1">vèn (sus.), -nan</text:p>
      <text:p text:style-name="P1">venená (v.)</text:p>
      <text:p text:style-name="P1">venená (ath.)</text:p>
      <text:p text:style-name="P1">venenadó (sus.), -nan</text:p>
      <text:p text:style-name="P1">venenamentu (sus.)</text:p>
      <text:p text:style-name="P1"><text:soft-page-break/>venenando </text:p>
      <text:p text:style-name="P1">venenoso (ath.)</text:p>
      <text:p text:style-name="P1">venenu (sus.), -nan</text:p>
      <text:p text:style-name="P1">venerá (v.)</text:p>
      <text:p text:style-name="P1">venerá (ath.)</text:p>
      <text:p text:style-name="P1">venerabel (ath.)</text:p>
      <text:p text:style-name="P1">venerashon (sus.)</text:p>
      <text:p text:style-name="P1">venériko (ath.)</text:p>
      <text:p text:style-name="P1">venerologia (sus.)</text:p>
      <text:p text:style-name="P1">venerólogo (sus.), -nan</text:p>
      <text:p text:style-name="P1">venezolanismo (sus.), -nan</text:p>
      <text:p text:style-name="P1">venezolano (sus.), -nan</text:p>
      <text:p text:style-name="P1">venga (v.)</text:p>
      <text:p text:style-name="P1">vengá (ath.)</text:p>
      <text:p text:style-name="P1">vengadó (sus.), -nan</text:p>
      <text:p text:style-name="P1">vengando </text:p>
      <text:p text:style-name="P1">vengansa (sus.), -nan</text:p>
      <text:p text:style-name="P1">vengativo (ath.)</text:p>
      <text:p text:style-name="P1">vense </text:p>
      <text:p text:style-name="P1">vensedó (sus.), -nan</text:p>
      <text:p text:style-name="P1">vensementu (sus.)</text:p>
      <text:p text:style-name="P1">vensí (ath.)</text:p>
      <text:p text:style-name="P1">vensiendo </text:p>
      <text:p text:style-name="P1">vèntil (sus.), -nan</text:p>
      <text:p text:style-name="P1">ventilá (v.)</text:p>
      <text:p text:style-name="P1">ventilá (ath.)</text:p>
      <text:p text:style-name="P1">venturoso (ath.)</text:p>
      <text:p text:style-name="P1">veranda (sus.), -nan</text:p>
      <text:p text:style-name="P1">verano (sus.), -nan</text:p>
      <text:p text:style-name="P1">verbal (ath.)</text:p>
      <text:p text:style-name="P1">verbalisá (v.)</text:p>
      <text:p text:style-name="P1">verbalisá (ath.)</text:p>
      <text:p text:style-name="P1">verbalisando </text:p>
      <text:p text:style-name="P1">verbalisashon (sus.)</text:p>
      <text:p text:style-name="P1">verbalismo (sus.), -nan</text:p>
      <text:p text:style-name="P1">verbalmente (atv.)</text:p>
      <text:p text:style-name="P1">verbant (v.)</text:p>
      <text:p text:style-name="P1">verbant (sus.), -nan</text:p>
      <text:p text:style-name="P1">verbo (sus.), -nan</text:p>
      <text:p text:style-name="P1">verdof (v.)</text:p>
      <text:p text:style-name="P1">verdofmentu (sus.)</text:p>
      <text:p text:style-name="P1">verdrit (sus.), -nan</text:p>
      <text:p text:style-name="P1">veredikto (sus.), -nan</text:p>
      <text:p text:style-name="P1">vèrekeiker (sus.), -nan</text:p>
      <text:p text:style-name="P1"><text:soft-page-break/>verídiko (ath.)</text:p>
      <text:p text:style-name="P1">verifiká (v.)</text:p>
      <text:p text:style-name="P1">verifiká (ath.)</text:p>
      <text:p text:style-name="P1">verifikabel (ath.)</text:p>
      <text:p text:style-name="P1">verifikando </text:p>
      <text:p text:style-name="P1">verifikashon (sus.), -nan</text:p>
      <text:p text:style-name="P1">vermut (sus.), -nan</text:p>
      <text:p text:style-name="P1">vèrnis (sus.)</text:p>
      <text:p text:style-name="P1">vèrnisá (v.)</text:p>
      <text:p text:style-name="P1">vèrnisando </text:p>
      <text:p text:style-name="P1">verpleegster (sus.), -nan</text:p>
      <text:p text:style-name="P1">vèrsá (ath.)</text:p>
      <text:p text:style-name="P1">vershon (sus.), -nan</text:p>
      <text:p text:style-name="P1">versíkulo (sus.), -nan</text:p>
      <text:p text:style-name="P1">verso (sus.), -nan</text:p>
      <text:p text:style-name="P1">verstèk (sus.), -nan</text:p>
      <text:p text:style-name="P1">verstòp (v.)</text:p>
      <text:p text:style-name="P1">verstòp (ath.)</text:p>
      <text:p text:style-name="P1">versus (atv.)</text:p>
      <text:p text:style-name="P1">vértebra (sus.), -nan</text:p>
      <text:p text:style-name="P1">vertikal (ath.)</text:p>
      <text:p text:style-name="P1">vertikalmente (atv.)</text:p>
      <text:p text:style-name="P1">vèst (sus.), -nan</text:p>
      <text:p text:style-name="P1">vestuario (sus.), -nan</text:p>
      <text:p text:style-name="P1">vèt (sus.), -nan</text:p>
      <text:p text:style-name="P1">veterano (sus.), -nan</text:p>
      <text:p text:style-name="P1">veterinaria (sus.), -nan</text:p>
      <text:p text:style-name="P1">veterinario (sus.), -nan</text:p>
      <text:p text:style-name="P1">via (atv.)</text:p>
      <text:p text:style-name="P1">viabel (ath.)</text:p>
      <text:p text:style-name="P1">viabilidat (sus.)</text:p>
      <text:p text:style-name="P1">viadukto (sus.), -nan</text:p>
      <text:p text:style-name="P1">vibra (v.)</text:p>
      <text:p text:style-name="P1">vibrando </text:p>
      <text:p text:style-name="P1">vibrante (ath.)</text:p>
      <text:p text:style-name="P1">vibrashon (sus.), -nan</text:p>
      <text:p text:style-name="P1">video (sus.), -nan</text:p>
      <text:p text:style-name="P1">videokámara (sus.), -nan</text:p>
      <text:p text:style-name="P1">videokasèt (sus.), -nan</text:p>
      <text:p text:style-name="P1">videorikòrder (sus.), -nan</text:p>
      <text:p text:style-name="P1">videoteka (sus.), -nan</text:p>
      <text:p text:style-name="P1">vidio (sus.), -nan</text:p>
      <text:p text:style-name="P1">vigensia (sus.)</text:p>
      <text:p text:style-name="P1">vigente (ath.)</text:p>
      <text:p text:style-name="P1"><text:soft-page-break/>vigilá (v.)</text:p>
      <text:p text:style-name="P1">vigilá (ath.)</text:p>
      <text:p text:style-name="P1">vigilando </text:p>
      <text:p text:style-name="P1">vigilansia (sus.)</text:p>
      <text:p text:style-name="P1">vigilante (sus.), -nan</text:p>
      <text:p text:style-name="P1">vigor (sus.)</text:p>
      <text:p text:style-name="P1">vigoroso (ath.)</text:p>
      <text:p text:style-name="P1">vikariato (sus.), -nan</text:p>
      <text:p text:style-name="P1">vikario (sus.), -nan</text:p>
      <text:p text:style-name="P1">víktima (sus.), -nan</text:p>
      <text:p text:style-name="P1">viktoria (sus.), -nan</text:p>
      <text:p text:style-name="P1">viktorioso (ath.)</text:p>
      <text:p text:style-name="P1">vila (sus.), -nan</text:p>
      <text:p text:style-name="P1">vinikultura (sus.)</text:p>
      <text:p text:style-name="P1">vinkulá (v.)</text:p>
      <text:p text:style-name="P1">vinkulá (ath.)</text:p>
      <text:p text:style-name="P1">vínkulo (sus.), -nan</text:p>
      <text:p text:style-name="P1">violá (v.)</text:p>
      <text:p text:style-name="P1">violá (ath.)</text:p>
      <text:p text:style-name="P1">violadó (sus.), -nan</text:p>
      <text:p text:style-name="P1">violando </text:p>
      <text:p text:style-name="P1">violashon (sus.), -nan</text:p>
      <text:p text:style-name="P1">violensia (sus.)</text:p>
      <text:p text:style-name="P1">violentamente (atv.)</text:p>
      <text:p text:style-name="P1">violento (ath.)</text:p>
      <text:p text:style-name="P1">violeta (v.)</text:p>
      <text:p text:style-name="P1">violeta (ath.)</text:p>
      <text:p text:style-name="P1">vip (sus.), -nan</text:p>
      <text:p text:style-name="P1">vipé (sus.), -nan</text:p>
      <text:p text:style-name="P1">viral (ath.)</text:p>
      <text:p text:style-name="P1">virei (sus.), -nan</text:p>
      <text:p text:style-name="P1">vírgen (sus.), -nan</text:p>
      <text:p text:style-name="P1">vírgen (ath.)</text:p>
      <text:p text:style-name="P1">virginidat (sus.)</text:p>
      <text:p text:style-name="P1">virhuk (sus.), -nan</text:p>
      <text:p text:style-name="P1">virtual (ath.)</text:p>
      <text:p text:style-name="P1">virtualmente (atv.)</text:p>
      <text:p text:style-name="P1">virtuosidat (sus.)</text:p>
      <text:p text:style-name="P1">virtuoso (sus.), -nan</text:p>
      <text:p text:style-name="P1">virtuoso (ath.)</text:p>
      <text:p text:style-name="P1">virtut (sus.), -nan</text:p>
      <text:p text:style-name="P1">vírùs (sus.), -nan</text:p>
      <text:p text:style-name="P1">visa (sus.), -nan</text:p>
      <text:p text:style-name="P1">vise (ath.)</text:p>
      <text:p text:style-name="P1"><text:soft-page-break/>visealmirante (sus.), -nan</text:p>
      <text:p text:style-name="P1">visekònsùl (sus.), -nan</text:p>
      <text:p text:style-name="P1">visepresidensia (sus.)</text:p>
      <text:p text:style-name="P1">visepresidente (sus.), -nan</text:p>
      <text:p text:style-name="P1">viserektor (sus.), -nan</text:p>
      <text:p text:style-name="P1">visesekretario (sus.), -nan</text:p>
      <text:p text:style-name="P1">visevèrsa (atv.)</text:p>
      <text:p text:style-name="P1">vishon (sus.), -nan</text:p>
      <text:p text:style-name="P1">visibel (ath.)</text:p>
      <text:p text:style-name="P1">visibilidat (sus.)</text:p>
      <text:p text:style-name="P1">visiblemente (atv.)</text:p>
      <text:p text:style-name="P1">visioso (ath.)</text:p>
      <text:p text:style-name="P1">viskosidat (sus.)</text:p>
      <text:p text:style-name="P1">viskoso (ath.)</text:p>
      <text:p text:style-name="P1">vislumbrá (v.)</text:p>
      <text:p text:style-name="P1">vislumbrá (ath.)</text:p>
      <text:p text:style-name="P1">visual (ath.)</text:p>
      <text:p text:style-name="P1">visualisá (v.)</text:p>
      <text:p text:style-name="P1">visualisá (ath.)</text:p>
      <text:p text:style-name="P1">visualmente (atv.)</text:p>
      <text:p text:style-name="P1">vital (ath.)</text:p>
      <text:p text:style-name="P1">vitalidat (sus.)</text:p>
      <text:p text:style-name="P1">vitalisio (ath.)</text:p>
      <text:p text:style-name="P1">vitamina (sus.), -nan</text:p>
      <text:p text:style-name="P1">vitaminá (v.)</text:p>
      <text:p text:style-name="P1">vitaminá (ath.)</text:p>
      <text:p text:style-name="P1">vitaminoso (ath.)</text:p>
      <text:p text:style-name="P1">vitiligo (sus.)</text:p>
      <text:p text:style-name="P1">vitrina (sus.), -nan</text:p>
      <text:p text:style-name="P1">viuda (sus.), -nan</text:p>
      <text:p text:style-name="P1">viudes (sus.)</text:p>
      <text:p text:style-name="P1">viudo (sus.), -nan</text:p>
      <text:p text:style-name="P1">vivisèksi (sus.)</text:p>
      <text:p text:style-name="P1">vizir (sus.), -nan</text:p>
      <text:p text:style-name="P1">vlam (sus.), -nan</text:p>
      <text:p text:style-name="P1">vlandam (sus.), -nan</text:p>
      <text:p text:style-name="P1">vlatap (sus.), -nan</text:p>
      <text:p text:style-name="P1">vlòt (sus.), -nan</text:p>
      <text:p text:style-name="P1">vlòt (ath.)</text:p>
      <text:p text:style-name="P1">vlòter (sus.), -nan</text:p>
      <text:p text:style-name="P1">vlui (sus.), -nan</text:p>
      <text:p text:style-name="P1">vògt (sus.)</text:p>
      <text:p text:style-name="P1">vokablo (sus.), -nan</text:p>
      <text:p text:style-name="P1">vokabulario (sus.), -nan</text:p>
      <text:p text:style-name="P1"><text:soft-page-break/>vokal (sus.), -nan</text:p>
      <text:p text:style-name="P1">vokal (ath.)</text:p>
      <text:p text:style-name="P1">vokáliko (ath.)</text:p>
      <text:p text:style-name="P1">vokalisá (v.)</text:p>
      <text:p text:style-name="P1">vokalisá (ath.)</text:p>
      <text:p text:style-name="P1">vokalisando </text:p>
      <text:p text:style-name="P1">vokalisashon (sus.)</text:p>
      <text:p text:style-name="P1">vokalista (sus.), -nan</text:p>
      <text:p text:style-name="P1">vokativo (ath.)</text:p>
      <text:p text:style-name="P1">vòli (sus.)</text:p>
      <text:p text:style-name="P1">vòlibòl (sus.)</text:p>
      <text:p text:style-name="P1">volkan (sus.), -nan</text:p>
      <text:p text:style-name="P1">volkániko (ath.)</text:p>
      <text:p text:style-name="P1">vòlman (sus.), -nan</text:p>
      <text:p text:style-name="P1">vòlt (sus.), -nan</text:p>
      <text:p text:style-name="P1">vòltahe (sus.), -nan</text:p>
      <text:p text:style-name="P1">vòltmeter (sus.), -nan</text:p>
      <text:p text:style-name="P1">volúmen (sus.), -nan</text:p>
      <text:p text:style-name="P1">voluminoso (ath.)</text:p>
      <text:p text:style-name="P1">voluntario (sus.), -nan</text:p>
      <text:p text:style-name="P1">voluntario (ath.)</text:p>
      <text:p text:style-name="P1">vonviño </text:p>
      <text:p text:style-name="P1">voogdijraad (sus.)</text:p>
      <text:p text:style-name="P1">vorskòt (sus.), -nan</text:p>
      <text:p text:style-name="P1">vota (v.)</text:p>
      <text:p text:style-name="P1">votadó (sus.), -nan</text:p>
      <text:p text:style-name="P1">votamentu (sus.)</text:p>
      <text:p text:style-name="P1">votando </text:p>
      <text:p text:style-name="P1">votashon (sus.), -nan</text:p>
      <text:p text:style-name="P1">voto (sus.), -nan</text:p>
      <text:p text:style-name="P1">vruminga (sus.), -nan</text:p>
      <text:p text:style-name="P1">vrunvrun (sus.), -nan</text:p>
      <text:p text:style-name="P1">vudu (sus.)</text:p>
      <text:p text:style-name="P1">vuelo (sus.), -nan</text:p>
      <text:p text:style-name="P1">vulgar (ath.)</text:p>
      <text:p text:style-name="P1">vulgaridat (sus.), -nan</text:p>
      <text:p text:style-name="P1">vulgarismo (sus.), -nan</text:p>
      <text:p text:style-name="P1">vulnerabel (ath.)</text:p>
      <text:p text:style-name="P1">vùlpèn (sus.), -nan</text:p>
      <text:p text:style-name="P1">vupá (sus.), -nan</text:p>
      <text:p text:style-name="P1">vürpeil (sus.), -nan</text:p>
      <text:p text:style-name="P1">vürwèrk (sus.), -nan</text:p>
      <text:p text:style-name="P1">wabi (sus.), -nan</text:p>
      <text:p text:style-name="P1">wachtgeld (sus.)</text:p>
      <text:p text:style-name="P1"><text:soft-page-break/>waf (sus.), -nan</text:p>
      <text:p text:style-name="P1">wagòn (sus.), -nan</text:p>
      <text:p text:style-name="P1">waha (sus.), -nan</text:p>
      <text:p text:style-name="P1">waiper (sus.), -nan</text:p>
      <text:p text:style-name="P1">waira </text:p>
      <text:p text:style-name="P1">wairu (sus.), -nan</text:p>
      <text:p text:style-name="P1">wairumentu (sus.)</text:p>
      <text:p text:style-name="P1">waiter (sus.), -nan</text:p>
      <text:p text:style-name="P1">wak (v.)</text:p>
      <text:p text:style-name="P1">wakmentu (sus.)</text:p>
      <text:p text:style-name="P1">wal (v.)</text:p>
      <text:p text:style-name="P1">wal (sus.), -nan</text:p>
      <text:p text:style-name="P1">walkman (sus.), -nan</text:p>
      <text:p text:style-name="P1">walkout (sus.), -nan</text:p>
      <text:p text:style-name="P1">walky-talky (sus.), -nan</text:p>
      <text:p text:style-name="P1">wals (v.)</text:p>
      <text:p text:style-name="P1">wals (sus.), -nan</text:p>
      <text:p text:style-name="P1">waltu (sus.), -nan</text:p>
      <text:p text:style-name="P1">wama (sus.)</text:p>
      <text:p text:style-name="P1">wandu (sus.), -nan</text:p>
      <text:p text:style-name="P1">wanete (sus.), -nan</text:p>
      <text:p text:style-name="P1">wangui (sus.), -nan</text:p>
      <text:p text:style-name="P1">wanta (v.)</text:p>
      <text:p text:style-name="P1">wanta (sus.), -nan</text:p>
      <text:p text:style-name="P1">wantá (ath.)</text:p>
      <text:p text:style-name="P1">wantalodo (sus.), -nan</text:p>
      <text:p text:style-name="P1">wantando </text:p>
      <text:p text:style-name="P1">wante (sus.), -nan</text:p>
      <text:p text:style-name="P1">wantomba (sus.), -nan</text:p>
      <text:p text:style-name="P1">wapa (v.)</text:p>
      <text:p text:style-name="P1">wapoti (sus.), -nan</text:p>
      <text:p text:style-name="P1">wapu (ath.)</text:p>
      <text:p text:style-name="P1">warapa (sus.), -nan</text:p>
      <text:p text:style-name="P1">warawara (sus.), -nan</text:p>
      <text:p text:style-name="P1">warbakoa (sus.), -nan</text:p>
      <text:p text:style-name="P1">warda (v.)</text:p>
      <text:p text:style-name="P1">warda (sus.), -nan</text:p>
      <text:p text:style-name="P1">wardadó (sus.), -nan</text:p>
      <text:p text:style-name="P1">wardakosta (sus.), -nan</text:p>
      <text:p text:style-name="P1">wardando </text:p>
      <text:p text:style-name="P1">warmus (sus.), -nan</text:p>
      <text:p text:style-name="P1">warwarú (sus.), -nan</text:p>
      <text:p text:style-name="P1">was (sus.)</text:p>
      <text:p text:style-name="P1">waserèt (sus.), -nan</text:p>
      <text:p text:style-name="P1"><text:soft-page-break/>washi (sus.), -nan</text:p>
      <text:p text:style-name="P1">washiwashi (ath.)</text:p>
      <text:p text:style-name="P1">wasmashin (sus.), -nan</text:p>
      <text:p text:style-name="P1">wastafel (sus.), -nan</text:p>
      <text:p text:style-name="P1">watapana (sus.), -nan</text:p>
      <text:p text:style-name="P1">waterfèrf (sus.)</text:p>
      <text:p text:style-name="P1">waterpas (sus.), -nan</text:p>
      <text:p text:style-name="P1">waterpas (ath.)</text:p>
      <text:p text:style-name="P1">waterval (sus.), -nan</text:p>
      <text:p text:style-name="P1">watt (sus.), -nan</text:p>
      <text:p text:style-name="P1">waya (sus.), -nan</text:p>
      <text:p text:style-name="P1">wayaba (sus.)</text:p>
      <text:p text:style-name="P1">wayabá (ath.)</text:p>
      <text:p text:style-name="P1">wayabera (sus.), -nan</text:p>
      <text:p text:style-name="P1">wayaká (sus.), -nan</text:p>
      <text:p text:style-name="P1">wayamentu (sus.)</text:p>
      <text:p text:style-name="P1">wayando </text:p>
      <text:p text:style-name="P1">wea (sus.), -nan</text:p>
      <text:p text:style-name="P1">webu (sus.), -nan</text:p>
      <text:p text:style-name="P1">wèg (v.)</text:p>
      <text:p text:style-name="P1">wega (sus.), -nan</text:p>
      <text:p text:style-name="P1">wei (sus.), -nan</text:p>
      <text:p text:style-name="P1">weis (sus.), -nan</text:p>
      <text:p text:style-name="P1">weiter (sus.), -nan</text:p>
      <text:p text:style-name="P1">weizer (sus.), -nan</text:p>
      <text:p text:style-name="P1">wèkchi (sus.), -nan</text:p>
      <text:p text:style-name="P1">wèker (sus.), -nan</text:p>
      <text:p text:style-name="P1">wèl </text:p>
      <text:p text:style-name="P1">wela (sus.), -nan</text:p>
      <text:p text:style-name="P1">welek (sus.), -nan</text:p>
      <text:p text:style-name="P1">welensali (sus.), -nan</text:p>
      <text:p text:style-name="P1">wèlga (v.)</text:p>
      <text:p text:style-name="P1">wèlga (sus.), -nan</text:p>
      <text:p text:style-name="P1">wèlgando </text:p>
      <text:p text:style-name="P1">wèlguista (sus.), -nan</text:p>
      <text:p text:style-name="P1">wèlkòm (atv.)</text:p>
      <text:p text:style-name="P1">welo (sus.), -nan</text:p>
      <text:p text:style-name="P1">welt (ath.)</text:p>
      <text:p text:style-name="P1">wendró (ath.)</text:p>
      <text:p text:style-name="P1">wendrùif (sus.), -nan</text:p>
      <text:p text:style-name="P1">wenkel (sus.), -nan</text:p>
      <text:p text:style-name="P1">wenkelhak (sus.), -nan</text:p>
      <text:p text:style-name="P1">wenter (sus.), -nan</text:p>
      <text:p text:style-name="P1">wènter (sus.), -nan</text:p>
      <text:p text:style-name="P1"><text:soft-page-break/>wep (sus.), -nan</text:p>
      <text:p text:style-name="P1">wepmentu (sus.)</text:p>
      <text:p text:style-name="P1">wer (sus.), -nan</text:p>
      <text:p text:style-name="P1">werewere (sus.), -nan</text:p>
      <text:p text:style-name="P1">wérfano (sus.), -nan</text:p>
      <text:p text:style-name="P1">weriweri </text:p>
      <text:p text:style-name="P1">wèrki (sus.), -nan</text:p>
      <text:p text:style-name="P1">werlegt (sus.), -nan</text:p>
      <text:p text:style-name="P1">wèrp (v.)</text:p>
      <text:p text:style-name="P1">wes (sus.), -nan</text:p>
      <text:p text:style-name="P1">weshùis (sus.), -nan</text:p>
      <text:p text:style-name="P1">wéspet (sus.), -nan</text:p>
      <text:p text:style-name="P1">wèst (sus.)</text:p>
      <text:p text:style-name="P1">wèst (atv.)</text:p>
      <text:p text:style-name="P1">wesu (sus.), -nan</text:p>
      <text:p text:style-name="P1">weta (v.)</text:p>
      <text:p text:style-name="P1">wetando </text:p>
      <text:p text:style-name="P1">wif (v.)</text:p>
      <text:p text:style-name="P1">wig (sus.), -nan</text:p>
      <text:p text:style-name="P1">wikènt (sus.), -nan</text:p>
      <text:p text:style-name="P1">wil (sus.), -nan</text:p>
      <text:p text:style-name="P1">wimpiri (sus.), -nan</text:p>
      <text:p text:style-name="P1">winchi (sus.), -nan</text:p>
      <text:p text:style-name="P1">winshil (sus.), -nan</text:p>
      <text:p text:style-name="P1">wiri (sus.), -nan</text:p>
      <text:p text:style-name="P1">wiriwiri (sus.), -nan</text:p>
      <text:p text:style-name="P1">wiski (sus.), -nan</text:p>
      <text:p text:style-name="P1">wit (v.)</text:p>
      <text:p text:style-name="P1">wòchimèn (sus.), -nan</text:p>
      <text:p text:style-name="P1">wòlf (sus.), -nan</text:p>
      <text:p text:style-name="P1">wòrdu (v.)</text:p>
      <text:p text:style-name="P1">wòri (v.)</text:p>
      <text:p text:style-name="P1">wòri (sus.), -nan</text:p>
      <text:p text:style-name="P1">workshop (sus.), -nan</text:p>
      <text:p text:style-name="P1">wòrs (sus.), -nan</text:p>
      <text:p text:style-name="P1">wòrtel (sus.), -nan</text:p>
      <text:p text:style-name="P1">wòsher (sus.), -nan</text:p>
      <text:p text:style-name="P1">wou (v.)</text:p>
      <text:p text:style-name="P1">woumentu (sus.)</text:p>
      <text:p text:style-name="P1">wowítis (sus.)</text:p>
      <text:p text:style-name="P1">wowo (sus.), -nan</text:p>
      <text:p text:style-name="P1">wòwou (sus.), -nan</text:p>
      <text:p text:style-name="P1">wul (v.)</text:p>
      <text:p text:style-name="P1">x-ray (sus.), -nan</text:p>
      <text:p text:style-name="P1"><text:soft-page-break/>XTC (sus.)</text:p>
      <text:p text:style-name="P1">ya (atv.)</text:p>
      <text:p text:style-name="P1">yabero (sus.), -nan</text:p>
      <text:p text:style-name="P1">yabi (sus.), -nan</text:p>
      <text:p text:style-name="P1">yag (v.)</text:p>
      <text:p text:style-name="P1">yaga (sus.), -nan</text:p>
      <text:p text:style-name="P1">yagdó (sus.), -nan</text:p>
      <text:p text:style-name="P1">yagmentu (sus.)</text:p>
      <text:p text:style-name="P1">yakumènchi (sus.), -nan</text:p>
      <text:p text:style-name="P1">yakumènchi (ath.)</text:p>
      <text:p text:style-name="P1">yakupeper (sus.), -nan</text:p>
      <text:p text:style-name="P1">yalurs (ath.)</text:p>
      <text:p text:style-name="P1">yalursheit (sus.)</text:p>
      <text:p text:style-name="P1">yalusí (sus.), -nan</text:p>
      <text:p text:style-name="P1">yama (v.)</text:p>
      <text:p text:style-name="P1">yamá (ath.)</text:p>
      <text:p text:style-name="P1">yamada (sus.), -nan</text:p>
      <text:p text:style-name="P1">yamamentu (sus.)</text:p>
      <text:p text:style-name="P1">yamando </text:p>
      <text:p text:style-name="P1">yámbiko (ath.)</text:p>
      <text:p text:style-name="P1">yambo (sus.), -nan</text:p>
      <text:p text:style-name="P1">yams (sus.), -nan</text:p>
      <text:p text:style-name="P1">yanga (v.)</text:p>
      <text:p text:style-name="P1">yangadó (sus.), -nan</text:p>
      <text:p text:style-name="P1">yangando </text:p>
      <text:p text:style-name="P1">yano (sus.), -nan</text:p>
      <text:p text:style-name="P1">yanüari (sus.), -nan</text:p>
      <text:p text:style-name="P1">yapon (sus.), -nan</text:p>
      <text:p text:style-name="P1">yarda (sus.), -nan</text:p>
      <text:p text:style-name="P1">yaru (sus.), -nan</text:p>
      <text:p text:style-name="P1">yas (sus.), -nan</text:p>
      <text:p text:style-name="P1">yate (sus.), -nan</text:p>
      <text:p text:style-name="P1">yatu (sus.), -nan</text:p>
      <text:p text:style-name="P1">yave (sus.), -nan</text:p>
      <text:p text:style-name="P1">yaya (sus.), -nan</text:p>
      <text:p text:style-name="P1">yayamentu (sus.)</text:p>
      <text:p text:style-name="P1">yega (v.)</text:p>
      <text:p text:style-name="P1">yegá (ath.)</text:p>
      <text:p text:style-name="P1">yegada (sus.), -nan</text:p>
      <text:p text:style-name="P1">yegamentu (sus.)</text:p>
      <text:p text:style-name="P1">yegando </text:p>
      <text:p text:style-name="P1">Yehova (sus.)</text:p>
      <text:p text:style-name="P1">yeistu </text:p>
      <text:p text:style-name="P1">yen (ath.)</text:p>
      <text:p text:style-name="P1"><text:soft-page-break/>yèn (sus.), -nan</text:p>
      <text:p text:style-name="P1">yena (v.)</text:p>
      <text:p text:style-name="P1">yená (ath.)</text:p>
      <text:p text:style-name="P1">yenamentu (sus.)</text:p>
      <text:p text:style-name="P1">yenando </text:p>
      <text:p text:style-name="P1">yenefer (sus.), -nan</text:p>
      <text:p text:style-name="P1">yerba (sus.), -nan</text:p>
      <text:p text:style-name="P1">yesu (sus.), -nan</text:p>
      <text:p text:style-name="P1">yewa (sus.), -nan</text:p>
      <text:p text:style-name="P1">yeye (sus.), -nan</text:p>
      <text:p text:style-name="P1">yist (sus.)</text:p>
      <text:p text:style-name="P1">yiwiri (sus.), -nan</text:p>
      <text:p text:style-name="P1">yobe (v.)</text:p>
      <text:p text:style-name="P1">yobementu (sus.)</text:p>
      <text:p text:style-name="P1">yobida (sus.), -nan</text:p>
      <text:p text:style-name="P1">yobiendo </text:p>
      <text:p text:style-name="P1">yodo (sus.)</text:p>
      <text:p text:style-name="P1">yoga (sus.)</text:p>
      <text:p text:style-name="P1">yogui (sus.), -nan</text:p>
      <text:p text:style-name="P1">yola (sus.), -nan</text:p>
      <text:p text:style-name="P1">yòn (ath.)</text:p>
      <text:p text:style-name="P1">yongotá (v.)</text:p>
      <text:p text:style-name="P1">yongotando </text:p>
      <text:p text:style-name="P1">yònkuman (sus.), -nan</text:p>
      <text:p text:style-name="P1">yòp (v.)</text:p>
      <text:p text:style-name="P1">yora (v.)</text:p>
      <text:p text:style-name="P1">yorá (sus.), -nan</text:p>
      <text:p text:style-name="P1">yorá (ath.)</text:p>
      <text:p text:style-name="P1">yoradó (sus.), -nan</text:p>
      <text:p text:style-name="P1">yoramentu (sus.)</text:p>
      <text:p text:style-name="P1">yorando </text:p>
      <text:p text:style-name="P1">yòrki (sus.)</text:p>
      <text:p text:style-name="P1">yòrkia (v.)</text:p>
      <text:p text:style-name="P1">yoshi (sus.), -nan</text:p>
      <text:p text:style-name="P1">yòt (sus.), -nan</text:p>
      <text:p text:style-name="P1">yotin (sus.), -nan</text:p>
      <text:p text:style-name="P1">yoyo (sus.), -nan</text:p>
      <text:p text:style-name="P1">yu (sus.), -nan</text:p>
      <text:p text:style-name="P1">yuana (sus.), -nan</text:p>
      <text:p text:style-name="P1">yuchi (sus.), -nan</text:p>
      <text:p text:style-name="P1">yuda (v.)</text:p>
      <text:p text:style-name="P1">yudadó (sus.), -nan</text:p>
      <text:p text:style-name="P1">yudamentu (sus.)</text:p>
      <text:p text:style-name="P1">yudando </text:p>
      <text:p text:style-name="P1"><text:soft-page-break/>yudansa (sus.), -nan</text:p>
      <text:p text:style-name="P1">yudo (sus.)</text:p>
      <text:p text:style-name="P1">yudoka (sus.), -nan</text:p>
      <text:p text:style-name="P1">yùfrou (sus.), -nan</text:p>
      <text:p text:style-name="P1">yugo (sus.), -nan</text:p>
      <text:p text:style-name="P1">yuka (sus.), -nan</text:p>
      <text:p text:style-name="P1">yukstaposishon (sus.), -nan</text:p>
      <text:p text:style-name="P1">yüli (sus.), -nan</text:p>
      <text:p text:style-name="P1">yuna (v.)</text:p>
      <text:p text:style-name="P1">yuna (sus.), -nan</text:p>
      <text:p text:style-name="P1">yunamentu (sus.)</text:p>
      <text:p text:style-name="P1">yunando </text:p>
      <text:p text:style-name="P1">yüni (sus.), -nan</text:p>
      <text:p text:style-name="P1">yuyutsi </text:p>
      <text:p text:style-name="P1">zag (v.)</text:p>
      <text:p text:style-name="P1">zag (sus.), -nan</text:p>
      <text:p text:style-name="P1">zagdó (sus.), -nan</text:p>
      <text:p text:style-name="P1">zagmentu (sus.)</text:p>
      <text:p text:style-name="P1">zak (v.)</text:p>
      <text:p text:style-name="P1">zakzeilu (v.)</text:p>
      <text:p text:style-name="P1">zap (v.)</text:p>
      <text:p text:style-name="P1">zebra (sus.), -nan</text:p>
      <text:p text:style-name="P1">zei (sus.), -nan</text:p>
      <text:p text:style-name="P1">zeila (v.)</text:p>
      <text:p text:style-name="P1">zeilu (v.)</text:p>
      <text:p text:style-name="P1">zeis (sus.), -nan</text:p>
      <text:p text:style-name="P1">zembla (v.)</text:p>
      <text:p text:style-name="P1">zenkpùt (sus.), -nan</text:p>
      <text:p text:style-name="P1">zèpelin (sus.), -nan</text:p>
      <text:p text:style-name="P1">zèt (sus.), -nan</text:p>
      <text:p text:style-name="P1">zeta (sus.), -nan</text:p>
      <text:p text:style-name="P1">zetá (ath.)</text:p>
      <text:p text:style-name="P1">zetamentu (sus.)</text:p>
      <text:p text:style-name="P1">zetando </text:p>
      <text:p text:style-name="P1">zèter (sus.), -nan</text:p>
      <text:p text:style-name="P1">zetero (sus.), -nan</text:p>
      <text:p text:style-name="P1">zigzag (v.)</text:p>
      <text:p text:style-name="P1">zigzag (ath.)</text:p>
      <text:p text:style-name="P1">zim (sus.), -nan</text:p>
      <text:p text:style-name="P1">zink (sus.)</text:p>
      <text:p text:style-name="P1">zionismo (sus.)</text:p>
      <text:p text:style-name="P1">zionista (sus.), -nan</text:p>
      <text:p text:style-name="P1">zip (sus.), -nan</text:p>
      <text:p text:style-name="P1">ziper (sus.), -nan</text:p>
      <text:p text:style-name="P1"><text:soft-page-break/>zjampaña (sus.), -nan</text:p>
      <text:p text:style-name="P1">zjampu (sus.), -nan</text:p>
      <text:p text:style-name="P1">zjanfuter (sus.), -nan</text:p>
      <text:p text:style-name="P1">zjanpou (sus.), -nan</text:p>
      <text:p text:style-name="P1">zjar (sus.), -nan</text:p>
      <text:p text:style-name="P1">zjazjimein (sus.), -nan</text:p>
      <text:p text:style-name="P1">zjeitu (sus.)</text:p>
      <text:p text:style-name="P1">zjelatina (sus.), -nan</text:p>
      <text:p text:style-name="P1">zjilea (sus.)</text:p>
      <text:p text:style-name="P1">zjilèt (sus.), -nan</text:p>
      <text:p text:style-name="P1">zjiraf (sus.), -nan</text:p>
      <text:p text:style-name="P1">zjozjolí (sus.)</text:p>
      <text:p text:style-name="P1">zjuzjum (sus.)</text:p>
      <text:p text:style-name="P1">zodiak (sus.), -nan</text:p>
      <text:p text:style-name="P1">zol (sus.), -nan</text:p>
      <text:p text:style-name="P1">zòlder (sus.), -nan</text:p>
      <text:p text:style-name="P1">zòm (sus.), -nan</text:p>
      <text:p text:style-name="P1">zòm (ath.)</text:p>
      <text:p text:style-name="P1">zomer (sus.), -nan</text:p>
      <text:p text:style-name="P1">zona (sus.), -nan</text:p>
      <text:p text:style-name="P1">zonando </text:p>
      <text:p text:style-name="P1">zòneblum (sus.), -nan</text:p>
      <text:p text:style-name="P1">zonido (sus.), -nan</text:p>
      <text:p text:style-name="P1">zonza (v.)</text:p>
      <text:p text:style-name="P1">zonzá (ath.)</text:p>
      <text:p text:style-name="P1">zonzo (ath.)</text:p>
      <text:p text:style-name="P1">zoofito (sus.), -nan</text:p>
      <text:p text:style-name="P1">zoologia (sus.)</text:p>
      <text:p text:style-name="P1">zoológikamente (atv.)</text:p>
      <text:p text:style-name="P1">zoológiko (sus.), -nan</text:p>
      <text:p text:style-name="P1">zoológiko (ath.)</text:p>
      <text:p text:style-name="P1">zoólogo (sus.), -nan</text:p>
      <text:p text:style-name="P1">zorokloko (ath.)</text:p>
      <text:p text:style-name="P1">zoutzür (sus.)</text:p>
      <text:p text:style-name="P1">zoya (v.)</text:p>
      <text:p text:style-name="P1">zoya (sus.), -nan</text:p>
      <text:p text:style-name="P1">zoyá (sus.), -nan</text:p>
      <text:p text:style-name="P1">zoyá (ath.)</text:p>
      <text:p text:style-name="P1">zoyamentu (sus.)</text:p>
      <text:p text:style-name="P1">zoyando </text:p>
      <text:p text:style-name="P1">zuai (v.)</text:p>
      <text:p text:style-name="P1">zuai (sus.), -nan</text:p>
      <text:p text:style-name="P1">zuaihak (sus.), -nan</text:p>
      <text:p text:style-name="P1">zuaimentu (sus.)</text:p>
      <text:p text:style-name="P1"><text:soft-page-break/>zueif (v.)</text:p>
      <text:p text:style-name="P1">zuèmbruk (sus.), -nan</text:p>
      <text:p text:style-name="P1">zuèmpak (sus.), -nan</text:p>
      <text:p text:style-name="P1">zuip (v.)</text:p>
      <text:p text:style-name="P1">zuip (sus.), -nan</text:p>
      <text:p text:style-name="P1">zuipmentu (sus.)</text:p>
      <text:p text:style-name="P1">zùit (sus.)</text:p>
      <text:p text:style-name="P1">zùit (atv.)</text:p>
      <text:p text:style-name="P1">zùitost (sus.)</text:p>
      <text:p text:style-name="P1">zùitost (atv.)</text:p>
      <text:p text:style-name="P1">zùitwèst (sus.)</text:p>
      <text:p text:style-name="P1">zùitwèst (atv.)</text:p>
      <text:p text:style-name="P1">zùiver (ath.)</text:p>
      <text:p text:style-name="P1">zum (v.)</text:p>
      <text:p text:style-name="P1">zumbi (sus.), -nan</text:p>
      <text:p text:style-name="P1">zundra (v.)</text:p>
      <text:p text:style-name="P1">zundrá (sus.), -nan</text:p>
      <text:p text:style-name="P1">zundramentu (sus.)</text:p>
      <text:p text:style-name="P1">zundrando </text:p>
      <text:p text:style-name="P1">zupla (sus.)</text:p>
      <text:p text:style-name="P1">zür (sus.), -nan</text:p>
      <text:p text:style-name="P1">zür (ath.)</text:p>
      <text:p text:style-name="P1">zürkol (sus.)</text:p>
      <text:p text:style-name="P1">zürstòf (sus.)</text:p>
      <text:p text:style-name="P1">zurú (ath.)</text:p>
      <text:p text:style-name="P1">zùster (sus.), -nan</text:p>
      <text:p text:style-name="P1">zut (ath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Calibri" fo:font-size="12pt" fo:language="en" fo:country="US" style:font-name-asian="Calibri" style:font-size-asian="12pt" style:font-name-complex="Times New Roman" style:font-size-complex="12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.423cm" fo:margin-bottom="0.106cm" style:contextual-spacing="false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mbria" fo:font-size="11pt" style:font-name-asian="Times New Roman" style:font-size-asian="11pt" style:font-name-complex="Cambria" style:font-size-complex="11pt"/>
    </style:style>
    <style:style style:name="Subtitle" style:family="paragraph" style:parent-style-name="Standard" style:next-style-name="Standard" style:class="chapter">
      <style:paragraph-properties fo:margin-top="0cm" fo:margin-bottom="0.106cm" style:contextual-spacing="false" fo:text-align="center" style:justify-single-word="false"/>
      <style:text-properties style:font-name="Cambria" style:font-name-asian="Times New Roman" style:font-name-complex="Cambria"/>
    </style:style>
    <style:style style:name="No_20_Spacing" style:display-name="No Spacing" style:family="paragraph" style:parent-style-name="Standard">
      <style:text-properties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Quote" style:family="paragraph" style:parent-style-name="Standard" style:next-style-name="Standard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size="12pt" style:font-name-asian="Times New Roman" style:font-size-asian="12pt" style:font-name-complex="Cambria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name-complex="Calibri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name-asian="Times New Roman" style:font-size-asian="12pt" style:font-style-asian="italic" style:font-weight-asian="bold" style:font-name-complex="Cambria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severing</meta:initial-creator>
    <meta:creation-date>2009-05-18T09:51:00</meta:creation-date>
    <dc:date>2011-09-14T06:57:47</dc:date>
    <meta:editing-cycles>3</meta:editing-cycles>
    <meta:editing-duration>PT15M29S</meta:editing-duration>
    <meta:generator>LibreOffice/4.0.4.2$MacOSX_x86 LibreOffice_project/9e9821abd0ffdbc09cd8c52eaa574fa09eb08f2</meta:generator>
    <meta:document-statistic meta:table-count="0" meta:image-count="0" meta:object-count="0" meta:page-count="418" meta:paragraph-count="18365" meta:word-count="42927" meta:character-count="303220" meta:non-whitespace-character-count="276743"/>
    <meta:user-defined meta:name="Info 1"/>
    <meta:user-defined meta:name="Info 2"/>
    <meta:user-defined meta:name="Info 3"/>
    <meta:user-defined meta:name="Info 4"/>
  </office:meta>
</office:document-meta>
</file>